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69pt"/>
    </style:style>
    <style:style style:name="co7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_uniform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479699" calcext:value-type="float">
            <text:p>0.00479699</text:p>
          </table:table-cell>
          <table:table-cell office:value-type="float" office:value="-0.0544602" calcext:value-type="float">
            <text:p>-0.0544602</text:p>
          </table:table-cell>
          <table:table-cell office:value-type="float" office:value="0.0438367" calcext:value-type="float">
            <text:p>0.0438367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434145" calcext:value-type="float">
            <text:p>0.00434145</text:p>
          </table:table-cell>
          <table:table-cell office:value-type="float" office:value="0.0582822" calcext:value-type="float">
            <text:p>0.0582822</text:p>
          </table:table-cell>
          <table:table-cell office:value-type="float" office:value="0.0101358" calcext:value-type="float">
            <text:p>0.0101358</text:p>
          </table:table-cell>
          <table:table-cell office:value-type="float" office:value="-0.00114306" calcext:value-type="float">
            <text:p>-0.00114306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429179" calcext:value-type="float">
            <text:p>0.00429179</text:p>
          </table:table-cell>
          <table:table-cell office:value-type="float" office:value="0.0316073" calcext:value-type="float">
            <text:p>0.0316073</text:p>
          </table:table-cell>
          <table:table-cell office:value-type="float" office:value="0.0884657" calcext:value-type="float">
            <text:p>0.0884657</text:p>
          </table:table-cell>
          <table:table-cell office:value-type="float" office:value="0.0332335" calcext:value-type="float">
            <text:p>0.0332335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436921" calcext:value-type="float">
            <text:p>0.00436921</text:p>
          </table:table-cell>
          <table:table-cell office:value-type="float" office:value="-0.0732559" calcext:value-type="float">
            <text:p>-0.0732559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-0.0740072" calcext:value-type="float">
            <text:p>-0.0740072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427067" calcext:value-type="float">
            <text:p>0.00427067</text:p>
          </table:table-cell>
          <table:table-cell office:value-type="float" office:value="-0.0502656" calcext:value-type="float">
            <text:p>-0.050265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774205" calcext:value-type="float">
            <text:p>0.077420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415144" calcext:value-type="float">
            <text:p>0.00415144</text:p>
          </table:table-cell>
          <table:table-cell office:value-type="float" office:value="-0.164529" calcext:value-type="float">
            <text:p>-0.164529</text:p>
          </table:table-cell>
          <table:table-cell office:value-type="float" office:value="-0.0662924" calcext:value-type="float">
            <text:p>-0.0662924</text:p>
          </table:table-cell>
          <table:table-cell office:value-type="float" office:value="-0.0125588" calcext:value-type="float">
            <text:p>-0.0125588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387677" calcext:value-type="float">
            <text:p>0.00387677</text:p>
          </table:table-cell>
          <table:table-cell office:value-type="float" office:value="-0.303163" calcext:value-type="float">
            <text:p>-0.303163</text:p>
          </table:table-cell>
          <table:table-cell office:value-type="float" office:value="-0.0283721" calcext:value-type="float">
            <text:p>-0.0283721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441687" calcext:value-type="float">
            <text:p>0.00441687</text:p>
          </table:table-cell>
          <table:table-cell office:value-type="float" office:value="-0.0908013" calcext:value-type="float">
            <text:p>-0.0908013</text:p>
          </table:table-cell>
          <table:table-cell office:value-type="float" office:value="-0.0933278" calcext:value-type="float">
            <text:p>-0.0933278</text:p>
          </table:table-cell>
          <table:table-cell office:value-type="float" office:value="0.00140643" calcext:value-type="float">
            <text:p>0.0014064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424865" calcext:value-type="float">
            <text:p>0.00424865</text:p>
          </table:table-cell>
          <table:table-cell office:value-type="float" office:value="-0.144327" calcext:value-type="float">
            <text:p>-0.144327</text:p>
          </table:table-cell>
          <table:table-cell office:value-type="float" office:value="-0.00262938" calcext:value-type="float">
            <text:p>-0.00262938</text:p>
          </table:table-cell>
          <table:table-cell office:value-type="float" office:value="0.0508316" calcext:value-type="float">
            <text:p>0.050831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462949" calcext:value-type="float">
            <text:p>0.00462949</text:p>
          </table:table-cell>
          <table:table-cell office:value-type="float" office:value="-0.28823" calcext:value-type="float">
            <text:p>-0.28823</text:p>
          </table:table-cell>
          <table:table-cell office:value-type="float" office:value="-0.0977404" calcext:value-type="float">
            <text:p>-0.0977404</text:p>
          </table:table-cell>
          <table:table-cell office:value-type="float" office:value="-0.276722" calcext:value-type="float">
            <text:p>-0.27672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496118" calcext:value-type="float">
            <text:p>0.00496118</text:p>
          </table:table-cell>
          <table:table-cell office:value-type="float" office:value="-0.222788" calcext:value-type="float">
            <text:p>-0.222788</text:p>
          </table:table-cell>
          <table:table-cell office:value-type="float" office:value="0.0941956" calcext:value-type="float">
            <text:p>0.0941956</text:p>
          </table:table-cell>
          <table:table-cell office:value-type="float" office:value="-0.356705" calcext:value-type="float">
            <text:p>-0.356705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41805" calcext:value-type="float">
            <text:p>0.0041805</text:p>
          </table:table-cell>
          <table:table-cell office:value-type="float" office:value="-0.370374" calcext:value-type="float">
            <text:p>-0.370374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-0.229216" calcext:value-type="float">
            <text:p>-0.22921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48238" calcext:value-type="float">
            <text:p>0.0048238</text:p>
          </table:table-cell>
          <table:table-cell office:value-type="float" office:value="-0.571131" calcext:value-type="float">
            <text:p>-0.571131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418263" calcext:value-type="float">
            <text:p>0.00418263</text:p>
          </table:table-cell>
          <table:table-cell office:value-type="float" office:value="-0.462824" calcext:value-type="float">
            <text:p>-0.462824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-0.321293" calcext:value-type="float">
            <text:p>-0.321293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392016" calcext:value-type="float">
            <text:p>0.00392016</text:p>
          </table:table-cell>
          <table:table-cell office:value-type="float" office:value="-0.548482" calcext:value-type="float">
            <text:p>-0.548482</text:p>
          </table:table-cell>
          <table:table-cell office:value-type="float" office:value="0.00535884" calcext:value-type="float">
            <text:p>0.00535884</text:p>
          </table:table-cell>
          <table:table-cell office:value-type="float" office:value="-0.159608" calcext:value-type="float">
            <text:p>-0.159608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408771" calcext:value-type="float">
            <text:p>0.00408771</text:p>
          </table:table-cell>
          <table:table-cell office:value-type="float" office:value="-0.695628" calcext:value-type="float">
            <text:p>-0.695628</text:p>
          </table:table-cell>
          <table:table-cell office:value-type="float" office:value="0.0666334" calcext:value-type="float">
            <text:p>0.0666334</text:p>
          </table:table-cell>
          <table:table-cell office:value-type="float" office:value="-0.189335" calcext:value-type="float">
            <text:p>-0.189335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414075" calcext:value-type="float">
            <text:p>0.00414075</text:p>
          </table:table-cell>
          <table:table-cell office:value-type="float" office:value="-0.766324" calcext:value-type="float">
            <text:p>-0.766324</text:p>
          </table:table-cell>
          <table:table-cell office:value-type="float" office:value="0.0304612" calcext:value-type="float">
            <text:p>0.0304612</text:p>
          </table:table-cell>
          <table:table-cell office:value-type="float" office:value="-0.286622" calcext:value-type="float">
            <text:p>-0.28662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426895" calcext:value-type="float">
            <text:p>0.00426895</text:p>
          </table:table-cell>
          <table:table-cell office:value-type="float" office:value="-0.857663" calcext:value-type="float">
            <text:p>-0.857663</text:p>
          </table:table-cell>
          <table:table-cell office:value-type="float" office:value="0.0274372" calcext:value-type="float">
            <text:p>0.0274372</text:p>
          </table:table-cell>
          <table:table-cell office:value-type="float" office:value="-0.0174639" calcext:value-type="float">
            <text:p>-0.0174639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43427" calcext:value-type="float">
            <text:p>0.0043427</text:p>
          </table:table-cell>
          <table:table-cell office:value-type="float" office:value="-0.893682" calcext:value-type="float">
            <text:p>-0.893682</text:p>
          </table:table-cell>
          <table:table-cell office:value-type="float" office:value="-0.0317611" calcext:value-type="float">
            <text:p>-0.0317611</text:p>
          </table:table-cell>
          <table:table-cell office:value-type="float" office:value="-0.15652" calcext:value-type="float">
            <text:p>-0.15652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411826" calcext:value-type="float">
            <text:p>0.00411826</text:p>
          </table:table-cell>
          <table:table-cell office:value-type="float" office:value="-0.987883" calcext:value-type="float">
            <text:p>-0.987883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-0.286516" calcext:value-type="float">
            <text:p>-0.286516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447947" calcext:value-type="float">
            <text:p>0.00447947</text:p>
          </table:table-cell>
          <table:table-cell office:value-type="float" office:value="-1.01911" calcext:value-type="float">
            <text:p>-1.01911</text:p>
          </table:table-cell>
          <table:table-cell office:value-type="float" office:value="0.132703" calcext:value-type="float">
            <text:p>0.132703</text:p>
          </table:table-cell>
          <table:table-cell office:value-type="float" office:value="-0.194478" calcext:value-type="float">
            <text:p>-0.19447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421373" calcext:value-type="float">
            <text:p>0.00421373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0.0335768" calcext:value-type="float">
            <text:p>0.0335768</text:p>
          </table:table-cell>
          <table:table-cell office:value-type="float" office:value="-0.367464" calcext:value-type="float">
            <text:p>-0.367464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415687" calcext:value-type="float">
            <text:p>0.00415687</text:p>
          </table:table-cell>
          <table:table-cell office:value-type="float" office:value="-1.09723" calcext:value-type="float">
            <text:p>-1.09723</text:p>
          </table:table-cell>
          <table:table-cell office:value-type="float" office:value="-0.0718005" calcext:value-type="float">
            <text:p>-0.0718005</text:p>
          </table:table-cell>
          <table:table-cell office:value-type="float" office:value="-0.164887" calcext:value-type="float">
            <text:p>-0.164887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481017" calcext:value-type="float">
            <text:p>0.00481017</text:p>
          </table:table-cell>
          <table:table-cell office:value-type="float" office:value="-1.06344" calcext:value-type="float">
            <text:p>-1.06344</text:p>
          </table:table-cell>
          <table:table-cell office:value-type="float" office:value="-0.031306" calcext:value-type="float">
            <text:p>-0.031306</text:p>
          </table:table-cell>
          <table:table-cell office:value-type="float" office:value="-0.339888" calcext:value-type="float">
            <text:p>-0.33988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512021" calcext:value-type="float">
            <text:p>0.00512021</text:p>
          </table:table-cell>
          <table:table-cell office:value-type="float" office:value="-0.978606" calcext:value-type="float">
            <text:p>-0.978606</text:p>
          </table:table-cell>
          <table:table-cell office:value-type="float" office:value="0.0519636" calcext:value-type="float">
            <text:p>0.0519636</text:p>
          </table:table-cell>
          <table:table-cell office:value-type="float" office:value="-0.399478" calcext:value-type="float">
            <text:p>-0.3994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44328" calcext:value-type="float">
            <text:p>0.0044328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0.103886" calcext:value-type="float">
            <text:p>0.103886</text:p>
          </table:table-cell>
          <table:table-cell office:value-type="float" office:value="-0.199575" calcext:value-type="float">
            <text:p>-0.19957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417252" calcext:value-type="float">
            <text:p>0.00417252</text:p>
          </table:table-cell>
          <table:table-cell office:value-type="float" office:value="-1.12013" calcext:value-type="float">
            <text:p>-1.12013</text:p>
          </table:table-cell>
          <table:table-cell office:value-type="float" office:value="0.0217949" calcext:value-type="float">
            <text:p>0.0217949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454932" calcext:value-type="float">
            <text:p>0.00454932</text:p>
          </table:table-cell>
          <table:table-cell office:value-type="float" office:value="-1.02623" calcext:value-type="float">
            <text:p>-1.02623</text:p>
          </table:table-cell>
          <table:table-cell office:value-type="float" office:value="0.0388991" calcext:value-type="float">
            <text:p>0.0388991</text:p>
          </table:table-cell>
          <table:table-cell office:value-type="float" office:value="-0.229712" calcext:value-type="float">
            <text:p>-0.229712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432969" calcext:value-type="float">
            <text:p>0.00432969</text:p>
          </table:table-cell>
          <table:table-cell office:value-type="float" office:value="-1.11495" calcext:value-type="float">
            <text:p>-1.11495</text:p>
          </table:table-cell>
          <table:table-cell office:value-type="float" office:value="-0.130869" calcext:value-type="float">
            <text:p>-0.130869</text:p>
          </table:table-cell>
          <table:table-cell office:value-type="float" office:value="-0.397005" calcext:value-type="float">
            <text:p>-0.397005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458816" calcext:value-type="float">
            <text:p>0.00458816</text:p>
          </table:table-cell>
          <table:table-cell office:value-type="float" office:value="-1.14246" calcext:value-type="float">
            <text:p>-1.14246</text:p>
          </table:table-cell>
          <table:table-cell office:value-type="float" office:value="-0.241709" calcext:value-type="float">
            <text:p>-0.241709</text:p>
          </table:table-cell>
          <table:table-cell office:value-type="float" office:value="-0.824639" calcext:value-type="float">
            <text:p>-0.824639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457189" calcext:value-type="float">
            <text:p>0.00457189</text:p>
          </table:table-cell>
          <table:table-cell office:value-type="float" office:value="-0.978801" calcext:value-type="float">
            <text:p>-0.978801</text:p>
          </table:table-cell>
          <table:table-cell office:value-type="float" office:value="-0.226896" calcext:value-type="float">
            <text:p>-0.226896</text:p>
          </table:table-cell>
          <table:table-cell office:value-type="float" office:value="-0.784335" calcext:value-type="float">
            <text:p>-0.784335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432678" calcext:value-type="float">
            <text:p>0.00432678</text:p>
          </table:table-cell>
          <table:table-cell office:value-type="float" office:value="-1.18742" calcext:value-type="float">
            <text:p>-1.18742</text:p>
          </table:table-cell>
          <table:table-cell office:value-type="float" office:value="-0.269216" calcext:value-type="float">
            <text:p>-0.269216</text:p>
          </table:table-cell>
          <table:table-cell office:value-type="float" office:value="-0.942228" calcext:value-type="float">
            <text:p>-0.942228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428903" calcext:value-type="float">
            <text:p>0.00428903</text:p>
          </table:table-cell>
          <table:table-cell office:value-type="float" office:value="-1.29199" calcext:value-type="float">
            <text:p>-1.29199</text:p>
          </table:table-cell>
          <table:table-cell office:value-type="float" office:value="-0.297087" calcext:value-type="float">
            <text:p>-0.297087</text:p>
          </table:table-cell>
          <table:table-cell office:value-type="float" office:value="-1.18593" calcext:value-type="float">
            <text:p>-1.18593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399109" calcext:value-type="float">
            <text:p>0.00399109</text:p>
          </table:table-cell>
          <table:table-cell office:value-type="float" office:value="-1.29158" calcext:value-type="float">
            <text:p>-1.29158</text:p>
          </table:table-cell>
          <table:table-cell office:value-type="float" office:value="-0.367862" calcext:value-type="float">
            <text:p>-0.367862</text:p>
          </table:table-cell>
          <table:table-cell office:value-type="float" office:value="-1.22516" calcext:value-type="float">
            <text:p>-1.22516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394665" calcext:value-type="float">
            <text:p>0.00394665</text:p>
          </table:table-cell>
          <table:table-cell office:value-type="float" office:value="-1.3014" calcext:value-type="float">
            <text:p>-1.3014</text:p>
          </table:table-cell>
          <table:table-cell office:value-type="float" office:value="-0.451224" calcext:value-type="float">
            <text:p>-0.451224</text:p>
          </table:table-cell>
          <table:table-cell office:value-type="float" office:value="-1.36626" calcext:value-type="float">
            <text:p>-1.36626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496152" calcext:value-type="float">
            <text:p>0.00496152</text:p>
          </table:table-cell>
          <table:table-cell office:value-type="float" office:value="-1.19141" calcext:value-type="float">
            <text:p>-1.19141</text:p>
          </table:table-cell>
          <table:table-cell office:value-type="float" office:value="-0.344122" calcext:value-type="float">
            <text:p>-0.344122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437525" calcext:value-type="float">
            <text:p>0.00437525</text:p>
          </table:table-cell>
          <table:table-cell office:value-type="float" office:value="-1.15662" calcext:value-type="float">
            <text:p>-1.15662</text:p>
          </table:table-cell>
          <table:table-cell office:value-type="float" office:value="-0.340177" calcext:value-type="float">
            <text:p>-0.340177</text:p>
          </table:table-cell>
          <table:table-cell office:value-type="float" office:value="-1.70355" calcext:value-type="float">
            <text:p>-1.70355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41799" calcext:value-type="float">
            <text:p>0.0041799</text:p>
          </table:table-cell>
          <table:table-cell office:value-type="float" office:value="-1.23534" calcext:value-type="float">
            <text:p>-1.23534</text:p>
          </table:table-cell>
          <table:table-cell office:value-type="float" office:value="-0.305395" calcext:value-type="float">
            <text:p>-0.305395</text:p>
          </table:table-cell>
          <table:table-cell office:value-type="float" office:value="-1.72394" calcext:value-type="float">
            <text:p>-1.72394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420434" calcext:value-type="float">
            <text:p>0.0042043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-0.403632" calcext:value-type="float">
            <text:p>-0.403632</text:p>
          </table:table-cell>
          <table:table-cell office:value-type="float" office:value="-1.77324" calcext:value-type="float">
            <text:p>-1.77324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418582" calcext:value-type="float">
            <text:p>0.00418582</text:p>
          </table:table-cell>
          <table:table-cell office:value-type="float" office:value="-1.18791" calcext:value-type="float">
            <text:p>-1.18791</text:p>
          </table:table-cell>
          <table:table-cell office:value-type="float" office:value="-0.426977" calcext:value-type="float">
            <text:p>-0.426977</text:p>
          </table:table-cell>
          <table:table-cell office:value-type="float" office:value="-1.52023" calcext:value-type="float">
            <text:p>-1.52023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440386" calcext:value-type="float">
            <text:p>0.00440386</text:p>
          </table:table-cell>
          <table:table-cell office:value-type="float" office:value="-1.33658" calcext:value-type="float">
            <text:p>-1.33658</text:p>
          </table:table-cell>
          <table:table-cell office:value-type="float" office:value="-0.636566" calcext:value-type="float">
            <text:p>-0.636566</text:p>
          </table:table-cell>
          <table:table-cell office:value-type="float" office:value="-1.60823" calcext:value-type="float">
            <text:p>-1.6082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443271" calcext:value-type="float">
            <text:p>0.00443271</text:p>
          </table:table-cell>
          <table:table-cell office:value-type="float" office:value="-1.31435" calcext:value-type="float">
            <text:p>-1.31435</text:p>
          </table:table-cell>
          <table:table-cell office:value-type="float" office:value="-0.746038" calcext:value-type="float">
            <text:p>-0.746038</text:p>
          </table:table-cell>
          <table:table-cell office:value-type="float" office:value="-1.6349" calcext:value-type="float">
            <text:p>-1.634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437744" calcext:value-type="float">
            <text:p>0.00437744</text:p>
          </table:table-cell>
          <table:table-cell office:value-type="float" office:value="-1.41776" calcext:value-type="float">
            <text:p>-1.41776</text:p>
          </table:table-cell>
          <table:table-cell office:value-type="float" office:value="-0.866989" calcext:value-type="float">
            <text:p>-0.866989</text:p>
          </table:table-cell>
          <table:table-cell office:value-type="float" office:value="-1.59382" calcext:value-type="float">
            <text:p>-1.59382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685171" calcext:value-type="float">
            <text:p>0.00685171</text:p>
          </table:table-cell>
          <table:table-cell office:value-type="float" office:value="-1.40064" calcext:value-type="float">
            <text:p>-1.40064</text:p>
          </table:table-cell>
          <table:table-cell office:value-type="float" office:value="-0.77586" calcext:value-type="float">
            <text:p>-0.77586</text:p>
          </table:table-cell>
          <table:table-cell office:value-type="float" office:value="-0.416432" calcext:value-type="float">
            <text:p>-0.416432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411756" calcext:value-type="float">
            <text:p>0.00411756</text:p>
          </table:table-cell>
          <table:table-cell office:value-type="float" office:value="-1.29792" calcext:value-type="float">
            <text:p>-1.29792</text:p>
          </table:table-cell>
          <table:table-cell office:value-type="float" office:value="-0.949139" calcext:value-type="float">
            <text:p>-0.949139</text:p>
          </table:table-cell>
          <table:table-cell office:value-type="float" office:value="-0.302923" calcext:value-type="float">
            <text:p>-0.30292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45111" calcext:value-type="float">
            <text:p>0.0045111</text:p>
          </table:table-cell>
          <table:table-cell office:value-type="float" office:value="-1.54831" calcext:value-type="float">
            <text:p>-1.54831</text:p>
          </table:table-cell>
          <table:table-cell office:value-type="float" office:value="-0.93435" calcext:value-type="float">
            <text:p>-0.93435</text:p>
          </table:table-cell>
          <table:table-cell office:value-type="float" office:value="-0.264628" calcext:value-type="float">
            <text:p>-0.2646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482689" calcext:value-type="float">
            <text:p>0.00482689</text:p>
          </table:table-cell>
          <table:table-cell office:value-type="float" office:value="-1.96447" calcext:value-type="float">
            <text:p>-1.96447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0.131348" calcext:value-type="float">
            <text:p>0.13134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416512" calcext:value-type="float">
            <text:p>0.00416512</text:p>
          </table:table-cell>
          <table:table-cell office:value-type="float" office:value="-1.78804" calcext:value-type="float">
            <text:p>-1.78804</text:p>
          </table:table-cell>
          <table:table-cell office:value-type="float" office:value="-1.30184" calcext:value-type="float">
            <text:p>-1.30184</text:p>
          </table:table-cell>
          <table:table-cell office:value-type="float" office:value="-0.104377" calcext:value-type="float">
            <text:p>-0.104377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532252" calcext:value-type="float">
            <text:p>0.00532252</text:p>
          </table:table-cell>
          <table:table-cell office:value-type="float" office:value="-1.92482" calcext:value-type="float">
            <text:p>-1.92482</text:p>
          </table:table-cell>
          <table:table-cell office:value-type="float" office:value="-1.55427" calcext:value-type="float">
            <text:p>-1.55427</text:p>
          </table:table-cell>
          <table:table-cell office:value-type="float" office:value="0.101471" calcext:value-type="float">
            <text:p>0.101471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50587" calcext:value-type="float">
            <text:p>0.0050587</text:p>
          </table:table-cell>
          <table:table-cell office:value-type="float" office:value="-2.3464" calcext:value-type="float">
            <text:p>-2.3464</text:p>
          </table:table-cell>
          <table:table-cell office:value-type="float" office:value="-1.9282" calcext:value-type="float">
            <text:p>-1.9282</text:p>
          </table:table-cell>
          <table:table-cell office:value-type="float" office:value="0.557682" calcext:value-type="float">
            <text:p>0.557682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471435" calcext:value-type="float">
            <text:p>0.00471435</text:p>
          </table:table-cell>
          <table:table-cell office:value-type="float" office:value="-2.40501" calcext:value-type="float">
            <text:p>-2.40501</text:p>
          </table:table-cell>
          <table:table-cell office:value-type="float" office:value="-2.3281" calcext:value-type="float">
            <text:p>-2.3281</text:p>
          </table:table-cell>
          <table:table-cell office:value-type="float" office:value="-0.0551117" calcext:value-type="float">
            <text:p>-0.0551117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444225" calcext:value-type="float">
            <text:p>0.00444225</text:p>
          </table:table-cell>
          <table:table-cell office:value-type="float" office:value="-2.22307" calcext:value-type="float">
            <text:p>-2.22307</text:p>
          </table:table-cell>
          <table:table-cell office:value-type="float" office:value="-2.61289" calcext:value-type="float">
            <text:p>-2.61289</text:p>
          </table:table-cell>
          <table:table-cell office:value-type="float" office:value="-0.66138" calcext:value-type="float">
            <text:p>-0.66138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445288" calcext:value-type="float">
            <text:p>0.00445288</text:p>
          </table:table-cell>
          <table:table-cell office:value-type="float" office:value="-2.39151" calcext:value-type="float">
            <text:p>-2.39151</text:p>
          </table:table-cell>
          <table:table-cell office:value-type="float" office:value="-2.77705" calcext:value-type="float">
            <text:p>-2.77705</text:p>
          </table:table-cell>
          <table:table-cell office:value-type="float" office:value="-0.660799" calcext:value-type="float">
            <text:p>-0.660799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477202" calcext:value-type="float">
            <text:p>0.00477202</text:p>
          </table:table-cell>
          <table:table-cell office:value-type="float" office:value="-2.25489" calcext:value-type="float">
            <text:p>-2.25489</text:p>
          </table:table-cell>
          <table:table-cell office:value-type="float" office:value="-3.26138" calcext:value-type="float">
            <text:p>-3.26138</text:p>
          </table:table-cell>
          <table:table-cell office:value-type="float" office:value="-0.951266" calcext:value-type="float">
            <text:p>-0.951266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441771" calcext:value-type="float">
            <text:p>0.00441771</text:p>
          </table:table-cell>
          <table:table-cell office:value-type="float" office:value="-1.93008" calcext:value-type="float">
            <text:p>-1.93008</text:p>
          </table:table-cell>
          <table:table-cell office:value-type="float" office:value="-3.4661" calcext:value-type="float">
            <text:p>-3.4661</text:p>
          </table:table-cell>
          <table:table-cell office:value-type="float" office:value="-1.77253" calcext:value-type="float">
            <text:p>-1.77253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495309" calcext:value-type="float">
            <text:p>0.00495309</text:p>
          </table:table-cell>
          <table:table-cell office:value-type="float" office:value="-1.69616" calcext:value-type="float">
            <text:p>-1.69616</text:p>
          </table:table-cell>
          <table:table-cell office:value-type="float" office:value="-3.6344" calcext:value-type="float">
            <text:p>-3.6344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424668" calcext:value-type="float">
            <text:p>0.00424668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3.73357" calcext:value-type="float">
            <text:p>-3.73357</text:p>
          </table:table-cell>
          <table:table-cell office:value-type="float" office:value="-3.35431" calcext:value-type="float">
            <text:p>-3.35431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420163" calcext:value-type="float">
            <text:p>0.00420163</text:p>
          </table:table-cell>
          <table:table-cell office:value-type="float" office:value="-0.912655" calcext:value-type="float">
            <text:p>-0.912655</text:p>
          </table:table-cell>
          <table:table-cell office:value-type="float" office:value="-4.0589" calcext:value-type="float">
            <text:p>-4.0589</text:p>
          </table:table-cell>
          <table:table-cell office:value-type="float" office:value="-4.06964" calcext:value-type="float">
            <text:p>-4.0696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588117" calcext:value-type="float">
            <text:p>0.00588117</text:p>
          </table:table-cell>
          <table:table-cell office:value-type="float" office:value="-0.576471" calcext:value-type="float">
            <text:p>-0.576471</text:p>
          </table:table-cell>
          <table:table-cell office:value-type="float" office:value="-4.17203" calcext:value-type="float">
            <text:p>-4.17203</text:p>
          </table:table-cell>
          <table:table-cell office:value-type="float" office:value="-3.40667" calcext:value-type="float">
            <text:p>-3.40667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442272" calcext:value-type="float">
            <text:p>0.00442272</text:p>
          </table:table-cell>
          <table:table-cell office:value-type="float" office:value="-0.35969" calcext:value-type="float">
            <text:p>-0.35969</text:p>
          </table:table-cell>
          <table:table-cell office:value-type="float" office:value="-4.56992" calcext:value-type="float">
            <text:p>-4.56992</text:p>
          </table:table-cell>
          <table:table-cell office:value-type="float" office:value="-4.11641" calcext:value-type="float">
            <text:p>-4.1164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57563" calcext:value-type="float">
            <text:p>0.005756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-4.58279" calcext:value-type="float">
            <text:p>-4.58279</text:p>
          </table:table-cell>
          <table:table-cell office:value-type="float" office:value="-3.91531" calcext:value-type="float">
            <text:p>-3.91531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426122" calcext:value-type="float">
            <text:p>0.00426122</text:p>
          </table:table-cell>
          <table:table-cell office:value-type="float" office:value="0.161823" calcext:value-type="float">
            <text:p>0.161823</text:p>
          </table:table-cell>
          <table:table-cell office:value-type="float" office:value="-5.00145" calcext:value-type="float">
            <text:p>-5.00145</text:p>
          </table:table-cell>
          <table:table-cell office:value-type="float" office:value="-4.46705" calcext:value-type="float">
            <text:p>-4.4670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384578" calcext:value-type="float">
            <text:p>0.00384578</text:p>
          </table:table-cell>
          <table:table-cell office:value-type="float" office:value="-0.165373" calcext:value-type="float">
            <text:p>-0.165373</text:p>
          </table:table-cell>
          <table:table-cell office:value-type="float" office:value="-5.20812" calcext:value-type="float">
            <text:p>-5.20812</text:p>
          </table:table-cell>
          <table:table-cell office:value-type="float" office:value="-5.20109" calcext:value-type="float">
            <text:p>-5.20109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431488" calcext:value-type="float">
            <text:p>0.00431488</text:p>
          </table:table-cell>
          <table:table-cell office:value-type="float" office:value="-0.0645351" calcext:value-type="float">
            <text:p>-0.0645351</text:p>
          </table:table-cell>
          <table:table-cell office:value-type="float" office:value="-5.78421" calcext:value-type="float">
            <text:p>-5.78421</text:p>
          </table:table-cell>
          <table:table-cell office:value-type="float" office:value="-5.83467" calcext:value-type="float">
            <text:p>-5.8346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396194" calcext:value-type="float">
            <text:p>0.00396194</text:p>
          </table:table-cell>
          <table:table-cell office:value-type="float" office:value="0.509768" calcext:value-type="float">
            <text:p>0.509768</text:p>
          </table:table-cell>
          <table:table-cell office:value-type="float" office:value="-6.27683" calcext:value-type="float">
            <text:p>-6.27683</text:p>
          </table:table-cell>
          <table:table-cell office:value-type="float" office:value="-6.73871" calcext:value-type="float">
            <text:p>-6.7387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395987" calcext:value-type="float">
            <text:p>0.00395987</text:p>
          </table:table-cell>
          <table:table-cell office:value-type="float" office:value="0.722808" calcext:value-type="float">
            <text:p>0.722808</text:p>
          </table:table-cell>
          <table:table-cell office:value-type="float" office:value="-6.65702" calcext:value-type="float">
            <text:p>-6.65702</text:p>
          </table:table-cell>
          <table:table-cell office:value-type="float" office:value="-7.39499" calcext:value-type="float">
            <text:p>-7.39499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392515" calcext:value-type="float">
            <text:p>0.00392515</text:p>
          </table:table-cell>
          <table:table-cell office:value-type="float" office:value="0.50887" calcext:value-type="float">
            <text:p>0.50887</text:p>
          </table:table-cell>
          <table:table-cell office:value-type="float" office:value="-7.14434" calcext:value-type="float">
            <text:p>-7.14434</text:p>
          </table:table-cell>
          <table:table-cell office:value-type="float" office:value="-7.89159" calcext:value-type="float">
            <text:p>-7.89159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436074" calcext:value-type="float">
            <text:p>0.00436074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-7.46611" calcext:value-type="float">
            <text:p>-7.46611</text:p>
          </table:table-cell>
          <table:table-cell office:value-type="float" office:value="-8.69511" calcext:value-type="float">
            <text:p>-8.69511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412977" calcext:value-type="float">
            <text:p>0.00412977</text:p>
          </table:table-cell>
          <table:table-cell office:value-type="float" office:value="1.49434" calcext:value-type="float">
            <text:p>1.49434</text:p>
          </table:table-cell>
          <table:table-cell office:value-type="float" office:value="-7.68771" calcext:value-type="float">
            <text:p>-7.68771</text:p>
          </table:table-cell>
          <table:table-cell office:value-type="float" office:value="-9.22926" calcext:value-type="float">
            <text:p>-9.2292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38547" calcext:value-type="float">
            <text:p>0.0038547</text:p>
          </table:table-cell>
          <table:table-cell office:value-type="float" office:value="1.82557" calcext:value-type="float">
            <text:p>1.82557</text:p>
          </table:table-cell>
          <table:table-cell office:value-type="float" office:value="-8.15955" calcext:value-type="float">
            <text:p>-8.15955</text:p>
          </table:table-cell>
          <table:table-cell office:value-type="float" office:value="-9.99138" calcext:value-type="float">
            <text:p>-9.99138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392566" calcext:value-type="float">
            <text:p>0.00392566</text:p>
          </table:table-cell>
          <table:table-cell office:value-type="float" office:value="2.6627" calcext:value-type="float">
            <text:p>2.6627</text:p>
          </table:table-cell>
          <table:table-cell office:value-type="float" office:value="-8.33398" calcext:value-type="float">
            <text:p>-8.33398</text:p>
          </table:table-cell>
          <table:table-cell office:value-type="float" office:value="-10.7556" calcext:value-type="float">
            <text:p>-10.7556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386127" calcext:value-type="float">
            <text:p>0.00386127</text:p>
          </table:table-cell>
          <table:table-cell office:value-type="float" office:value="3.0063" calcext:value-type="float">
            <text:p>3.0063</text:p>
          </table:table-cell>
          <table:table-cell office:value-type="float" office:value="-8.51815" calcext:value-type="float">
            <text:p>-8.51815</text:p>
          </table:table-cell>
          <table:table-cell office:value-type="float" office:value="-11.468" calcext:value-type="float">
            <text:p>-11.468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347261" calcext:value-type="float">
            <text:p>0.00347261</text:p>
          </table:table-cell>
          <table:table-cell office:value-type="float" office:value="3.1412" calcext:value-type="float">
            <text:p>3.1412</text:p>
          </table:table-cell>
          <table:table-cell office:value-type="float" office:value="-8.87535" calcext:value-type="float">
            <text:p>-8.87535</text:p>
          </table:table-cell>
          <table:table-cell office:value-type="float" office:value="-12.1217" calcext:value-type="float">
            <text:p>-12.1217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346058" calcext:value-type="float">
            <text:p>0.00346058</text:p>
          </table:table-cell>
          <table:table-cell office:value-type="float" office:value="3.57133" calcext:value-type="float">
            <text:p>3.57133</text:p>
          </table:table-cell>
          <table:table-cell office:value-type="float" office:value="-9.07571" calcext:value-type="float">
            <text:p>-9.07571</text:p>
          </table:table-cell>
          <table:table-cell office:value-type="float" office:value="-12.7981" calcext:value-type="float">
            <text:p>-12.7981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34071" calcext:value-type="float">
            <text:p>0.0034071</text:p>
          </table:table-cell>
          <table:table-cell office:value-type="float" office:value="4.07526" calcext:value-type="float">
            <text:p>4.07526</text:p>
          </table:table-cell>
          <table:table-cell office:value-type="float" office:value="-9.32812" calcext:value-type="float">
            <text:p>-9.32812</text:p>
          </table:table-cell>
          <table:table-cell office:value-type="float" office:value="-13.6058" calcext:value-type="float">
            <text:p>-13.6058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336177" calcext:value-type="float">
            <text:p>0.00336177</text:p>
          </table:table-cell>
          <table:table-cell office:value-type="float" office:value="4.29984" calcext:value-type="float">
            <text:p>4.29984</text:p>
          </table:table-cell>
          <table:table-cell office:value-type="float" office:value="-9.66048" calcext:value-type="float">
            <text:p>-9.66048</text:p>
          </table:table-cell>
          <table:table-cell office:value-type="float" office:value="-14.2981" calcext:value-type="float">
            <text:p>-14.2981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354645" calcext:value-type="float">
            <text:p>0.00354645</text:p>
          </table:table-cell>
          <table:table-cell office:value-type="float" office:value="4.32474" calcext:value-type="float">
            <text:p>4.32474</text:p>
          </table:table-cell>
          <table:table-cell office:value-type="float" office:value="-9.84786" calcext:value-type="float">
            <text:p>-9.84786</text:p>
          </table:table-cell>
          <table:table-cell office:value-type="float" office:value="-14.7966" calcext:value-type="float">
            <text:p>-14.7966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353597" calcext:value-type="float">
            <text:p>0.00353597</text:p>
          </table:table-cell>
          <table:table-cell office:value-type="float" office:value="4.68238" calcext:value-type="float">
            <text:p>4.68238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-15.6258" calcext:value-type="float">
            <text:p>-15.6258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344272" calcext:value-type="float">
            <text:p>0.00344272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10.5496" calcext:value-type="float">
            <text:p>-10.5496</text:p>
          </table:table-cell>
          <table:table-cell office:value-type="float" office:value="-16.4853" calcext:value-type="float">
            <text:p>-16.4853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360804" calcext:value-type="float">
            <text:p>0.00360804</text:p>
          </table:table-cell>
          <table:table-cell office:value-type="float" office:value="5.44901" calcext:value-type="float">
            <text:p>5.44901</text:p>
          </table:table-cell>
          <table:table-cell office:value-type="float" office:value="-10.9497" calcext:value-type="float">
            <text:p>-10.9497</text:p>
          </table:table-cell>
          <table:table-cell office:value-type="float" office:value="-17.8114" calcext:value-type="float">
            <text:p>-17.8114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39679" calcext:value-type="float">
            <text:p>0.0039679</text:p>
          </table:table-cell>
          <table:table-cell office:value-type="float" office:value="5.87805" calcext:value-type="float">
            <text:p>5.87805</text:p>
          </table:table-cell>
          <table:table-cell office:value-type="float" office:value="-10.9586" calcext:value-type="float">
            <text:p>-10.9586</text:p>
          </table:table-cell>
          <table:table-cell office:value-type="float" office:value="-18.1854" calcext:value-type="float">
            <text:p>-18.1854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373312" calcext:value-type="float">
            <text:p>0.00373312</text:p>
          </table:table-cell>
          <table:table-cell office:value-type="float" office:value="5.90466" calcext:value-type="float">
            <text:p>5.90466</text:p>
          </table:table-cell>
          <table:table-cell office:value-type="float" office:value="-11.3263" calcext:value-type="float">
            <text:p>-11.3263</text:p>
          </table:table-cell>
          <table:table-cell office:value-type="float" office:value="-18.5194" calcext:value-type="float">
            <text:p>-18.5194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360266" calcext:value-type="float">
            <text:p>0.00360266</text:p>
          </table:table-cell>
          <table:table-cell office:value-type="float" office:value="6.25469" calcext:value-type="float">
            <text:p>6.25469</text:p>
          </table:table-cell>
          <table:table-cell office:value-type="float" office:value="-11.4849" calcext:value-type="float">
            <text:p>-11.4849</text:p>
          </table:table-cell>
          <table:table-cell office:value-type="float" office:value="-18.9572" calcext:value-type="float">
            <text:p>-18.9572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352299" calcext:value-type="float">
            <text:p>0.00352299</text:p>
          </table:table-cell>
          <table:table-cell office:value-type="float" office:value="7.12617" calcext:value-type="float">
            <text:p>7.12617</text:p>
          </table:table-cell>
          <table:table-cell office:value-type="float" office:value="-11.7324" calcext:value-type="float">
            <text:p>-11.7324</text:p>
          </table:table-cell>
          <table:table-cell office:value-type="float" office:value="-20.1482" calcext:value-type="float">
            <text:p>-20.1482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381356" calcext:value-type="float">
            <text:p>0.00381356</text:p>
          </table:table-cell>
          <table:table-cell office:value-type="float" office:value="7.54748" calcext:value-type="float">
            <text:p>7.54748</text:p>
          </table:table-cell>
          <table:table-cell office:value-type="float" office:value="-11.9293" calcext:value-type="float">
            <text:p>-11.9293</text:p>
          </table:table-cell>
          <table:table-cell office:value-type="float" office:value="-21.452" calcext:value-type="float">
            <text:p>-21.4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326363" calcext:value-type="float">
            <text:p>0.00326363</text:p>
          </table:table-cell>
          <table:table-cell office:value-type="float" office:value="7.79584" calcext:value-type="float">
            <text:p>7.79584</text:p>
          </table:table-cell>
          <table:table-cell office:value-type="float" office:value="-12.1801" calcext:value-type="float">
            <text:p>-12.1801</text:p>
          </table:table-cell>
          <table:table-cell office:value-type="float" office:value="-22.262" calcext:value-type="float">
            <text:p>-22.26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347841" calcext:value-type="float">
            <text:p>0.00347841</text:p>
          </table:table-cell>
          <table:table-cell office:value-type="float" office:value="8.38284" calcext:value-type="float">
            <text:p>8.38284</text:p>
          </table:table-cell>
          <table:table-cell office:value-type="float" office:value="-12.3629" calcext:value-type="float">
            <text:p>-12.3629</text:p>
          </table:table-cell>
          <table:table-cell office:value-type="float" office:value="-22.8987" calcext:value-type="float">
            <text:p>-22.8987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356673" calcext:value-type="float">
            <text:p>0.00356673</text:p>
          </table:table-cell>
          <table:table-cell office:value-type="float" office:value="9.27664" calcext:value-type="float">
            <text:p>9.27664</text:p>
          </table:table-cell>
          <table:table-cell office:value-type="float" office:value="-12.5166" calcext:value-type="float">
            <text:p>-12.5166</text:p>
          </table:table-cell>
          <table:table-cell office:value-type="float" office:value="-23.8891" calcext:value-type="float">
            <text:p>-23.8891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84907" calcext:value-type="float">
            <text:p>0.00384907</text:p>
          </table:table-cell>
          <table:table-cell office:value-type="float" office:value="9.84173" calcext:value-type="float">
            <text:p>9.84173</text:p>
          </table:table-cell>
          <table:table-cell office:value-type="float" office:value="-12.5016" calcext:value-type="float">
            <text:p>-12.5016</text:p>
          </table:table-cell>
          <table:table-cell office:value-type="float" office:value="-24.7596" calcext:value-type="float">
            <text:p>-24.7596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395587" calcext:value-type="float">
            <text:p>0.00395587</text:p>
          </table:table-cell>
          <table:table-cell office:value-type="float" office:value="10.131" calcext:value-type="float">
            <text:p>10.131</text:p>
          </table:table-cell>
          <table:table-cell office:value-type="float" office:value="-12.6943" calcext:value-type="float">
            <text:p>-12.6943</text:p>
          </table:table-cell>
          <table:table-cell office:value-type="float" office:value="-25.6557" calcext:value-type="float">
            <text:p>-25.6557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382232" calcext:value-type="float">
            <text:p>0.00382232</text:p>
          </table:table-cell>
          <table:table-cell office:value-type="float" office:value="10.8792" calcext:value-type="float">
            <text:p>10.8792</text:p>
          </table:table-cell>
          <table:table-cell office:value-type="float" office:value="-12.8927" calcext:value-type="float">
            <text:p>-12.8927</text:p>
          </table:table-cell>
          <table:table-cell office:value-type="float" office:value="-27.1712" calcext:value-type="float">
            <text:p>-27.171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360972" calcext:value-type="float">
            <text:p>0.00360972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-12.8221" calcext:value-type="float">
            <text:p>-12.8221</text:p>
          </table:table-cell>
          <table:table-cell office:value-type="float" office:value="-28.0002" calcext:value-type="float">
            <text:p>-28.000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383658" calcext:value-type="float">
            <text:p>0.00383658</text:p>
          </table:table-cell>
          <table:table-cell office:value-type="float" office:value="11.6284" calcext:value-type="float">
            <text:p>11.6284</text:p>
          </table:table-cell>
          <table:table-cell office:value-type="float" office:value="-13.033" calcext:value-type="float">
            <text:p>-13.033</text:p>
          </table:table-cell>
          <table:table-cell office:value-type="float" office:value="-28.3113" calcext:value-type="float">
            <text:p>-28.3113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355552" calcext:value-type="float">
            <text:p>0.00355552</text:p>
          </table:table-cell>
          <table:table-cell office:value-type="float" office:value="11.9252" calcext:value-type="float">
            <text:p>11.9252</text:p>
          </table:table-cell>
          <table:table-cell office:value-type="float" office:value="-13.2628" calcext:value-type="float">
            <text:p>-13.2628</text:p>
          </table:table-cell>
          <table:table-cell office:value-type="float" office:value="-29.374" calcext:value-type="float">
            <text:p>-29.374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350335" calcext:value-type="float">
            <text:p>0.00350335</text:p>
          </table:table-cell>
          <table:table-cell office:value-type="float" office:value="12.484" calcext:value-type="float">
            <text:p>12.484</text:p>
          </table:table-cell>
          <table:table-cell office:value-type="float" office:value="-13.5282" calcext:value-type="float">
            <text:p>-13.5282</text:p>
          </table:table-cell>
          <table:table-cell office:value-type="float" office:value="-30.3512" calcext:value-type="float">
            <text:p>-30.3512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398439" calcext:value-type="float">
            <text:p>0.00398439</text:p>
          </table:table-cell>
          <table:table-cell office:value-type="float" office:value="12.9893" calcext:value-type="float">
            <text:p>12.9893</text:p>
          </table:table-cell>
          <table:table-cell office:value-type="float" office:value="-13.5464" calcext:value-type="float">
            <text:p>-13.5464</text:p>
          </table:table-cell>
          <table:table-cell office:value-type="float" office:value="-30.8505" calcext:value-type="float">
            <text:p>-30.850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421183" calcext:value-type="float">
            <text:p>0.00421183</text:p>
          </table:table-cell>
          <table:table-cell office:value-type="float" office:value="13.2785" calcext:value-type="float">
            <text:p>13.2785</text:p>
          </table:table-cell>
          <table:table-cell office:value-type="float" office:value="-13.6578" calcext:value-type="float">
            <text:p>-13.6578</text:p>
          </table:table-cell>
          <table:table-cell office:value-type="float" office:value="-32.2759" calcext:value-type="float">
            <text:p>-32.27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39444" calcext:value-type="float">
            <text:p>0.0039444</text:p>
          </table:table-cell>
          <table:table-cell office:value-type="float" office:value="13.4064" calcext:value-type="float">
            <text:p>13.4064</text:p>
          </table:table-cell>
          <table:table-cell office:value-type="float" office:value="-13.7785" calcext:value-type="float">
            <text:p>-13.7785</text:p>
          </table:table-cell>
          <table:table-cell office:value-type="float" office:value="-33.0313" calcext:value-type="float">
            <text:p>-33.0313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368412" calcext:value-type="float">
            <text:p>0.00368412</text:p>
          </table:table-cell>
          <table:table-cell office:value-type="float" office:value="13.6679" calcext:value-type="float">
            <text:p>13.6679</text:p>
          </table:table-cell>
          <table:table-cell office:value-type="float" office:value="-13.8805" calcext:value-type="float">
            <text:p>-13.8805</text:p>
          </table:table-cell>
          <table:table-cell office:value-type="float" office:value="-33.5184" calcext:value-type="float">
            <text:p>-33.5184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391311" calcext:value-type="float">
            <text:p>0.00391311</text:p>
          </table:table-cell>
          <table:table-cell office:value-type="float" office:value="14.1399" calcext:value-type="float">
            <text:p>14.1399</text:p>
          </table:table-cell>
          <table:table-cell office:value-type="float" office:value="-13.9164" calcext:value-type="float">
            <text:p>-13.9164</text:p>
          </table:table-cell>
          <table:table-cell office:value-type="float" office:value="-34.3889" calcext:value-type="float">
            <text:p>-34.3889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386868" calcext:value-type="float">
            <text:p>0.00386868</text:p>
          </table:table-cell>
          <table:table-cell office:value-type="float" office:value="14.5818" calcext:value-type="float">
            <text:p>14.5818</text:p>
          </table:table-cell>
          <table:table-cell office:value-type="float" office:value="-14.0988" calcext:value-type="float">
            <text:p>-14.0988</text:p>
          </table:table-cell>
          <table:table-cell office:value-type="float" office:value="-35.0375" calcext:value-type="float">
            <text:p>-35.037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3945" calcext:value-type="float">
            <text:p>0.003945</text:p>
          </table:table-cell>
          <table:table-cell office:value-type="float" office:value="14.8179" calcext:value-type="float">
            <text:p>14.8179</text:p>
          </table:table-cell>
          <table:table-cell office:value-type="float" office:value="-14.3783" calcext:value-type="float">
            <text:p>-14.3783</text:p>
          </table:table-cell>
          <table:table-cell office:value-type="float" office:value="-35.7869" calcext:value-type="float">
            <text:p>-35.7869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369986" calcext:value-type="float">
            <text:p>0.00369986</text:p>
          </table:table-cell>
          <table:table-cell office:value-type="float" office:value="15.386" calcext:value-type="float">
            <text:p>15.386</text:p>
          </table:table-cell>
          <table:table-cell office:value-type="float" office:value="-14.4479" calcext:value-type="float">
            <text:p>-14.4479</text:p>
          </table:table-cell>
          <table:table-cell office:value-type="float" office:value="-36.7634" calcext:value-type="float">
            <text:p>-36.7634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427001" calcext:value-type="float">
            <text:p>0.00427001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-14.4421" calcext:value-type="float">
            <text:p>-14.4421</text:p>
          </table:table-cell>
          <table:table-cell office:value-type="float" office:value="-37.8499" calcext:value-type="float">
            <text:p>-37.8499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400678" calcext:value-type="float">
            <text:p>0.00400678</text:p>
          </table:table-cell>
          <table:table-cell office:value-type="float" office:value="16.2653" calcext:value-type="float">
            <text:p>16.2653</text:p>
          </table:table-cell>
          <table:table-cell office:value-type="float" office:value="-14.4778" calcext:value-type="float">
            <text:p>-14.4778</text:p>
          </table:table-cell>
          <table:table-cell office:value-type="float" office:value="-38.724" calcext:value-type="float">
            <text:p>-38.724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370133" calcext:value-type="float">
            <text:p>0.00370133</text:p>
          </table:table-cell>
          <table:table-cell office:value-type="float" office:value="17.0651" calcext:value-type="float">
            <text:p>17.0651</text:p>
          </table:table-cell>
          <table:table-cell office:value-type="float" office:value="-14.374" calcext:value-type="float">
            <text:p>-14.374</text:p>
          </table:table-cell>
          <table:table-cell office:value-type="float" office:value="-39.9345" calcext:value-type="float">
            <text:p>-39.9345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391954" calcext:value-type="float">
            <text:p>0.00391954</text:p>
          </table:table-cell>
          <table:table-cell office:value-type="float" office:value="17.51" calcext:value-type="float">
            <text:p>17.51</text:p>
          </table:table-cell>
          <table:table-cell office:value-type="float" office:value="-14.2922" calcext:value-type="float">
            <text:p>-14.2922</text:p>
          </table:table-cell>
          <table:table-cell office:value-type="float" office:value="-40.7962" calcext:value-type="float">
            <text:p>-40.796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408274" calcext:value-type="float">
            <text:p>0.00408274</text:p>
          </table:table-cell>
          <table:table-cell office:value-type="float" office:value="17.764" calcext:value-type="float">
            <text:p>17.764</text:p>
          </table:table-cell>
          <table:table-cell office:value-type="float" office:value="-14.1811" calcext:value-type="float">
            <text:p>-14.1811</text:p>
          </table:table-cell>
          <table:table-cell office:value-type="float" office:value="-41.5043" calcext:value-type="float">
            <text:p>-41.504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409273" calcext:value-type="float">
            <text:p>0.00409273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13.9724" calcext:value-type="float">
            <text:p>-13.9724</text:p>
          </table:table-cell>
          <table:table-cell office:value-type="float" office:value="-42.6716" calcext:value-type="float">
            <text:p>-42.6716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395878" calcext:value-type="float">
            <text:p>0.00395878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-13.8271" calcext:value-type="float">
            <text:p>-13.8271</text:p>
          </table:table-cell>
          <table:table-cell office:value-type="float" office:value="-43.1172" calcext:value-type="float">
            <text:p>-43.1172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418128" calcext:value-type="float">
            <text:p>0.00418128</text:p>
          </table:table-cell>
          <table:table-cell office:value-type="float" office:value="18.9864" calcext:value-type="float">
            <text:p>18.9864</text:p>
          </table:table-cell>
          <table:table-cell office:value-type="float" office:value="-13.8012" calcext:value-type="float">
            <text:p>-13.8012</text:p>
          </table:table-cell>
          <table:table-cell office:value-type="float" office:value="-43.7309" calcext:value-type="float">
            <text:p>-43.7309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420698" calcext:value-type="float">
            <text:p>0.00420698</text:p>
          </table:table-cell>
          <table:table-cell office:value-type="float" office:value="19.6218" calcext:value-type="float">
            <text:p>19.6218</text:p>
          </table:table-cell>
          <table:table-cell office:value-type="float" office:value="-13.5921" calcext:value-type="float">
            <text:p>-13.5921</text:p>
          </table:table-cell>
          <table:table-cell office:value-type="float" office:value="-44.401" calcext:value-type="float">
            <text:p>-44.401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401724" calcext:value-type="float">
            <text:p>0.00401724</text:p>
          </table:table-cell>
          <table:table-cell office:value-type="float" office:value="20.0987" calcext:value-type="float">
            <text:p>20.0987</text:p>
          </table:table-cell>
          <table:table-cell office:value-type="float" office:value="-13.5065" calcext:value-type="float">
            <text:p>-13.5065</text:p>
          </table:table-cell>
          <table:table-cell office:value-type="float" office:value="-45.233" calcext:value-type="float">
            <text:p>-45.233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38931" calcext:value-type="float">
            <text:p>0.0038931</text:p>
          </table:table-cell>
          <table:table-cell office:value-type="float" office:value="20.3479" calcext:value-type="float">
            <text:p>20.3479</text:p>
          </table:table-cell>
          <table:table-cell office:value-type="float" office:value="-13.6677" calcext:value-type="float">
            <text:p>-13.6677</text:p>
          </table:table-cell>
          <table:table-cell office:value-type="float" office:value="-45.9145" calcext:value-type="float">
            <text:p>-45.91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404209" calcext:value-type="float">
            <text:p>0.00404209</text:p>
          </table:table-cell>
          <table:table-cell office:value-type="float" office:value="20.6307" calcext:value-type="float">
            <text:p>20.6307</text:p>
          </table:table-cell>
          <table:table-cell office:value-type="float" office:value="-13.5996" calcext:value-type="float">
            <text:p>-13.5996</text:p>
          </table:table-cell>
          <table:table-cell office:value-type="float" office:value="-46.4083" calcext:value-type="float">
            <text:p>-46.4083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437619" calcext:value-type="float">
            <text:p>0.00437619</text:p>
          </table:table-cell>
          <table:table-cell office:value-type="float" office:value="21.4814" calcext:value-type="float">
            <text:p>21.4814</text:p>
          </table:table-cell>
          <table:table-cell office:value-type="float" office:value="-13.3741" calcext:value-type="float">
            <text:p>-13.3741</text:p>
          </table:table-cell>
          <table:table-cell office:value-type="float" office:value="-47.1032" calcext:value-type="float">
            <text:p>-47.103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442284" calcext:value-type="float">
            <text:p>0.00442284</text:p>
          </table:table-cell>
          <table:table-cell office:value-type="float" office:value="21.6838" calcext:value-type="float">
            <text:p>21.6838</text:p>
          </table:table-cell>
          <table:table-cell office:value-type="float" office:value="-13.3817" calcext:value-type="float">
            <text:p>-13.3817</text:p>
          </table:table-cell>
          <table:table-cell office:value-type="float" office:value="-47.1884" calcext:value-type="float">
            <text:p>-47.1884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487764" calcext:value-type="float">
            <text:p>0.00487764</text:p>
          </table:table-cell>
          <table:table-cell office:value-type="float" office:value="21.958" calcext:value-type="float">
            <text:p>21.958</text:p>
          </table:table-cell>
          <table:table-cell office:value-type="float" office:value="-13.6082" calcext:value-type="float">
            <text:p>-13.6082</text:p>
          </table:table-cell>
          <table:table-cell office:value-type="float" office:value="-47.5227" calcext:value-type="float">
            <text:p>-47.5227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448774" calcext:value-type="float">
            <text:p>0.00448774</text:p>
          </table:table-cell>
          <table:table-cell office:value-type="float" office:value="22.3993" calcext:value-type="float">
            <text:p>22.3993</text:p>
          </table:table-cell>
          <table:table-cell office:value-type="float" office:value="-13.5507" calcext:value-type="float">
            <text:p>-13.5507</text:p>
          </table:table-cell>
          <table:table-cell office:value-type="float" office:value="-47.9523" calcext:value-type="float">
            <text:p>-47.9523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432404" calcext:value-type="float">
            <text:p>0.00432404</text:p>
          </table:table-cell>
          <table:table-cell office:value-type="float" office:value="22.7111" calcext:value-type="float">
            <text:p>22.7111</text:p>
          </table:table-cell>
          <table:table-cell office:value-type="float" office:value="-13.4944" calcext:value-type="float">
            <text:p>-13.4944</text:p>
          </table:table-cell>
          <table:table-cell office:value-type="float" office:value="-48.0314" calcext:value-type="float">
            <text:p>-48.0314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463562" calcext:value-type="float">
            <text:p>0.00463562</text:p>
          </table:table-cell>
          <table:table-cell office:value-type="float" office:value="22.8787" calcext:value-type="float">
            <text:p>22.8787</text:p>
          </table:table-cell>
          <table:table-cell office:value-type="float" office:value="-13.3991" calcext:value-type="float">
            <text:p>-13.3991</text:p>
          </table:table-cell>
          <table:table-cell office:value-type="float" office:value="-47.6848" calcext:value-type="float">
            <text:p>-47.6848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450912" calcext:value-type="float">
            <text:p>0.00450912</text:p>
          </table:table-cell>
          <table:table-cell office:value-type="float" office:value="23.3613" calcext:value-type="float">
            <text:p>23.3613</text:p>
          </table:table-cell>
          <table:table-cell office:value-type="float" office:value="-13.3521" calcext:value-type="float">
            <text:p>-13.3521</text:p>
          </table:table-cell>
          <table:table-cell office:value-type="float" office:value="-48.0996" calcext:value-type="float">
            <text:p>-48.0996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530628" calcext:value-type="float">
            <text:p>0.00530628</text:p>
          </table:table-cell>
          <table:table-cell office:value-type="float" office:value="23.8356" calcext:value-type="float">
            <text:p>23.8356</text:p>
          </table:table-cell>
          <table:table-cell office:value-type="float" office:value="-13.5642" calcext:value-type="float">
            <text:p>-13.5642</text:p>
          </table:table-cell>
          <table:table-cell office:value-type="float" office:value="-48.4107" calcext:value-type="float">
            <text:p>-48.4107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462907" calcext:value-type="float">
            <text:p>0.00462907</text:p>
          </table:table-cell>
          <table:table-cell office:value-type="float" office:value="23.8938" calcext:value-type="float">
            <text:p>23.8938</text:p>
          </table:table-cell>
          <table:table-cell office:value-type="float" office:value="-13.5992" calcext:value-type="float">
            <text:p>-13.5992</text:p>
          </table:table-cell>
          <table:table-cell office:value-type="float" office:value="-48.2387" calcext:value-type="float">
            <text:p>-48.2387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431204" calcext:value-type="float">
            <text:p>0.00431204</text:p>
          </table:table-cell>
          <table:table-cell office:value-type="float" office:value="24.03" calcext:value-type="float">
            <text:p>24.03</text:p>
          </table:table-cell>
          <table:table-cell office:value-type="float" office:value="-13.4452" calcext:value-type="float">
            <text:p>-13.4452</text:p>
          </table:table-cell>
          <table:table-cell office:value-type="float" office:value="-47.9713" calcext:value-type="float">
            <text:p>-47.9713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420166" calcext:value-type="float">
            <text:p>0.00420166</text:p>
          </table:table-cell>
          <table:table-cell office:value-type="float" office:value="24.246" calcext:value-type="float">
            <text:p>24.246</text:p>
          </table:table-cell>
          <table:table-cell office:value-type="float" office:value="-13.4985" calcext:value-type="float">
            <text:p>-13.4985</text:p>
          </table:table-cell>
          <table:table-cell office:value-type="float" office:value="-47.69" calcext:value-type="float">
            <text:p>-47.69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467473" calcext:value-type="float">
            <text:p>0.00467473</text:p>
          </table:table-cell>
          <table:table-cell office:value-type="float" office:value="24.0455" calcext:value-type="float">
            <text:p>24.0455</text:p>
          </table:table-cell>
          <table:table-cell office:value-type="float" office:value="-13.2014" calcext:value-type="float">
            <text:p>-13.2014</text:p>
          </table:table-cell>
          <table:table-cell office:value-type="float" office:value="-46.7913" calcext:value-type="float">
            <text:p>-46.7913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455204" calcext:value-type="float">
            <text:p>0.00455204</text:p>
          </table:table-cell>
          <table:table-cell office:value-type="float" office:value="23.9412" calcext:value-type="float">
            <text:p>23.9412</text:p>
          </table:table-cell>
          <table:table-cell office:value-type="float" office:value="-12.9594" calcext:value-type="float">
            <text:p>-12.9594</text:p>
          </table:table-cell>
          <table:table-cell office:value-type="float" office:value="-46.4896" calcext:value-type="float">
            <text:p>-46.489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521695" calcext:value-type="float">
            <text:p>0.00521695</text:p>
          </table:table-cell>
          <table:table-cell office:value-type="float" office:value="23.8292" calcext:value-type="float">
            <text:p>23.8292</text:p>
          </table:table-cell>
          <table:table-cell office:value-type="float" office:value="-12.7966" calcext:value-type="float">
            <text:p>-12.7966</text:p>
          </table:table-cell>
          <table:table-cell office:value-type="float" office:value="-46.1843" calcext:value-type="float">
            <text:p>-46.184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473564" calcext:value-type="float">
            <text:p>0.00473564</text:p>
          </table:table-cell>
          <table:table-cell office:value-type="float" office:value="23.7109" calcext:value-type="float">
            <text:p>23.7109</text:p>
          </table:table-cell>
          <table:table-cell office:value-type="float" office:value="-12.5309" calcext:value-type="float">
            <text:p>-12.5309</text:p>
          </table:table-cell>
          <table:table-cell office:value-type="float" office:value="-45.5117" calcext:value-type="float">
            <text:p>-45.5117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489132" calcext:value-type="float">
            <text:p>0.00489132</text:p>
          </table:table-cell>
          <table:table-cell office:value-type="float" office:value="23.5033" calcext:value-type="float">
            <text:p>23.5033</text:p>
          </table:table-cell>
          <table:table-cell office:value-type="float" office:value="-12.2894" calcext:value-type="float">
            <text:p>-12.2894</text:p>
          </table:table-cell>
          <table:table-cell office:value-type="float" office:value="-44.8281" calcext:value-type="float">
            <text:p>-44.8281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437688" calcext:value-type="float">
            <text:p>0.00437688</text:p>
          </table:table-cell>
          <table:table-cell office:value-type="float" office:value="23.4091" calcext:value-type="float">
            <text:p>23.4091</text:p>
          </table:table-cell>
          <table:table-cell office:value-type="float" office:value="-12.2684" calcext:value-type="float">
            <text:p>-12.2684</text:p>
          </table:table-cell>
          <table:table-cell office:value-type="float" office:value="-44.5098" calcext:value-type="float">
            <text:p>-44.5098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459093" calcext:value-type="float">
            <text:p>0.00459093</text:p>
          </table:table-cell>
          <table:table-cell office:value-type="float" office:value="23.0876" calcext:value-type="float">
            <text:p>23.0876</text:p>
          </table:table-cell>
          <table:table-cell office:value-type="float" office:value="-11.852" calcext:value-type="float">
            <text:p>-11.852</text:p>
          </table:table-cell>
          <table:table-cell office:value-type="float" office:value="-43.6852" calcext:value-type="float">
            <text:p>-43.685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470667" calcext:value-type="float">
            <text:p>0.00470667</text:p>
          </table:table-cell>
          <table:table-cell office:value-type="float" office:value="22.7494" calcext:value-type="float">
            <text:p>22.7494</text:p>
          </table:table-cell>
          <table:table-cell office:value-type="float" office:value="-11.7998" calcext:value-type="float">
            <text:p>-11.7998</text:p>
          </table:table-cell>
          <table:table-cell office:value-type="float" office:value="-42.9569" calcext:value-type="float">
            <text:p>-42.9569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533016" calcext:value-type="float">
            <text:p>0.00533016</text:p>
          </table:table-cell>
          <table:table-cell office:value-type="float" office:value="22.4462" calcext:value-type="float">
            <text:p>22.4462</text:p>
          </table:table-cell>
          <table:table-cell office:value-type="float" office:value="-11.7213" calcext:value-type="float">
            <text:p>-11.7213</text:p>
          </table:table-cell>
          <table:table-cell office:value-type="float" office:value="-42.459" calcext:value-type="float">
            <text:p>-42.45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463883" calcext:value-type="float">
            <text:p>0.00463883</text:p>
          </table:table-cell>
          <table:table-cell office:value-type="float" office:value="22.1982" calcext:value-type="float">
            <text:p>22.1982</text:p>
          </table:table-cell>
          <table:table-cell office:value-type="float" office:value="-11.6643" calcext:value-type="float">
            <text:p>-11.6643</text:p>
          </table:table-cell>
          <table:table-cell office:value-type="float" office:value="-41.9754" calcext:value-type="float">
            <text:p>-41.9754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489406" calcext:value-type="float">
            <text:p>0.00489406</text:p>
          </table:table-cell>
          <table:table-cell office:value-type="float" office:value="21.7414" calcext:value-type="float">
            <text:p>21.7414</text:p>
          </table:table-cell>
          <table:table-cell office:value-type="float" office:value="-11.2884" calcext:value-type="float">
            <text:p>-11.2884</text:p>
          </table:table-cell>
          <table:table-cell office:value-type="float" office:value="-40.8836" calcext:value-type="float">
            <text:p>-40.883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482448" calcext:value-type="float">
            <text:p>0.00482448</text:p>
          </table:table-cell>
          <table:table-cell office:value-type="float" office:value="21.4747" calcext:value-type="float">
            <text:p>21.4747</text:p>
          </table:table-cell>
          <table:table-cell office:value-type="float" office:value="-11.1242" calcext:value-type="float">
            <text:p>-11.1242</text:p>
          </table:table-cell>
          <table:table-cell office:value-type="float" office:value="-40.0514" calcext:value-type="float">
            <text:p>-40.0514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442658" calcext:value-type="float">
            <text:p>0.00442658</text:p>
          </table:table-cell>
          <table:table-cell office:value-type="float" office:value="21.0714" calcext:value-type="float">
            <text:p>21.0714</text:p>
          </table:table-cell>
          <table:table-cell office:value-type="float" office:value="-10.9535" calcext:value-type="float">
            <text:p>-10.9535</text:p>
          </table:table-cell>
          <table:table-cell office:value-type="float" office:value="-39.0376" calcext:value-type="float">
            <text:p>-39.0376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398148" calcext:value-type="float">
            <text:p>0.0039814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-10.9542" calcext:value-type="float">
            <text:p>-10.9542</text:p>
          </table:table-cell>
          <table:table-cell office:value-type="float" office:value="-38.5496" calcext:value-type="float">
            <text:p>-38.5496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444668" calcext:value-type="float">
            <text:p>0.00444668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-10.6861" calcext:value-type="float">
            <text:p>-10.6861</text:p>
          </table:table-cell>
          <table:table-cell office:value-type="float" office:value="-37.265" calcext:value-type="float">
            <text:p>-37.265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452417" calcext:value-type="float">
            <text:p>0.00452417</text:p>
          </table:table-cell>
          <table:table-cell office:value-type="float" office:value="19.9414" calcext:value-type="float">
            <text:p>19.9414</text:p>
          </table:table-cell>
          <table:table-cell office:value-type="float" office:value="-10.7262" calcext:value-type="float">
            <text:p>-10.7262</text:p>
          </table:table-cell>
          <table:table-cell office:value-type="float" office:value="-36.6509" calcext:value-type="float">
            <text:p>-36.650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422545" calcext:value-type="float">
            <text:p>0.00422545</text:p>
          </table:table-cell>
          <table:table-cell office:value-type="float" office:value="19.437" calcext:value-type="float">
            <text:p>19.437</text:p>
          </table:table-cell>
          <table:table-cell office:value-type="float" office:value="-10.7723" calcext:value-type="float">
            <text:p>-10.7723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501958" calcext:value-type="float">
            <text:p>0.00501958</text:p>
          </table:table-cell>
          <table:table-cell office:value-type="float" office:value="18.9367" calcext:value-type="float">
            <text:p>18.9367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-34.7368" calcext:value-type="float">
            <text:p>-34.7368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378925" calcext:value-type="float">
            <text:p>0.00378925</text:p>
          </table:table-cell>
          <table:table-cell office:value-type="float" office:value="18.4192" calcext:value-type="float">
            <text:p>18.4192</text:p>
          </table:table-cell>
          <table:table-cell office:value-type="float" office:value="-10.3336" calcext:value-type="float">
            <text:p>-10.3336</text:p>
          </table:table-cell>
          <table:table-cell office:value-type="float" office:value="-33.8082" calcext:value-type="float">
            <text:p>-33.8082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427734" calcext:value-type="float">
            <text:p>0.00427734</text:p>
          </table:table-cell>
          <table:table-cell office:value-type="float" office:value="18.0818" calcext:value-type="float">
            <text:p>18.0818</text:p>
          </table:table-cell>
          <table:table-cell office:value-type="float" office:value="-10.2047" calcext:value-type="float">
            <text:p>-10.2047</text:p>
          </table:table-cell>
          <table:table-cell office:value-type="float" office:value="-32.8224" calcext:value-type="float">
            <text:p>-32.8224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425533" calcext:value-type="float">
            <text:p>0.00425533</text:p>
          </table:table-cell>
          <table:table-cell office:value-type="float" office:value="17.5264" calcext:value-type="float">
            <text:p>17.5264</text:p>
          </table:table-cell>
          <table:table-cell office:value-type="float" office:value="-10.2054" calcext:value-type="float">
            <text:p>-10.2054</text:p>
          </table:table-cell>
          <table:table-cell office:value-type="float" office:value="-31.8402" calcext:value-type="float">
            <text:p>-31.840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423179" calcext:value-type="float">
            <text:p>0.00423179</text:p>
          </table:table-cell>
          <table:table-cell office:value-type="float" office:value="17.0008" calcext:value-type="float">
            <text:p>17.0008</text:p>
          </table:table-cell>
          <table:table-cell office:value-type="float" office:value="-10.2746" calcext:value-type="float">
            <text:p>-10.2746</text:p>
          </table:table-cell>
          <table:table-cell office:value-type="float" office:value="-30.6571" calcext:value-type="float">
            <text:p>-30.6571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06371" calcext:value-type="float">
            <text:p>0.00406371</text:p>
          </table:table-cell>
          <table:table-cell office:value-type="float" office:value="16.5327" calcext:value-type="float">
            <text:p>16.5327</text:p>
          </table:table-cell>
          <table:table-cell office:value-type="float" office:value="-10.1966" calcext:value-type="float">
            <text:p>-10.1966</text:p>
          </table:table-cell>
          <table:table-cell office:value-type="float" office:value="-29.9114" calcext:value-type="float">
            <text:p>-29.911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375499" calcext:value-type="float">
            <text:p>0.00375499</text:p>
          </table:table-cell>
          <table:table-cell office:value-type="float" office:value="16.0227" calcext:value-type="float">
            <text:p>16.0227</text:p>
          </table:table-cell>
          <table:table-cell office:value-type="float" office:value="-10.003" calcext:value-type="float">
            <text:p>-10.003</text:p>
          </table:table-cell>
          <table:table-cell office:value-type="float" office:value="-28.9226" calcext:value-type="float">
            <text:p>-28.9226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374655" calcext:value-type="float">
            <text:p>0.00374655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-9.94223" calcext:value-type="float">
            <text:p>-9.94223</text:p>
          </table:table-cell>
          <table:table-cell office:value-type="float" office:value="-28.0133" calcext:value-type="float">
            <text:p>-28.013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15.0519" calcext:value-type="float">
            <text:p>15.0519</text:p>
          </table:table-cell>
          <table:table-cell office:value-type="float" office:value="-9.9921" calcext:value-type="float">
            <text:p>-9.9921</text:p>
          </table:table-cell>
          <table:table-cell office:value-type="float" office:value="-27.1326" calcext:value-type="float">
            <text:p>-27.1326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358046" calcext:value-type="float">
            <text:p>0.00358046</text:p>
          </table:table-cell>
          <table:table-cell office:value-type="float" office:value="14.5182" calcext:value-type="float">
            <text:p>14.5182</text:p>
          </table:table-cell>
          <table:table-cell office:value-type="float" office:value="-10.0034" calcext:value-type="float">
            <text:p>-10.0034</text:p>
          </table:table-cell>
          <table:table-cell office:value-type="float" office:value="-26.1761" calcext:value-type="float">
            <text:p>-26.176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398591" calcext:value-type="float">
            <text:p>0.00398591</text:p>
          </table:table-cell>
          <table:table-cell office:value-type="float" office:value="14.0337" calcext:value-type="float">
            <text:p>14.0337</text:p>
          </table:table-cell>
          <table:table-cell office:value-type="float" office:value="-10.1014" calcext:value-type="float">
            <text:p>-10.1014</text:p>
          </table:table-cell>
          <table:table-cell office:value-type="float" office:value="-25.4829" calcext:value-type="float">
            <text:p>-25.48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439884" calcext:value-type="float">
            <text:p>0.00439884</text:p>
          </table:table-cell>
          <table:table-cell office:value-type="float" office:value="13.2726" calcext:value-type="float">
            <text:p>13.2726</text:p>
          </table:table-cell>
          <table:table-cell office:value-type="float" office:value="-10.1446" calcext:value-type="float">
            <text:p>-10.1446</text:p>
          </table:table-cell>
          <table:table-cell office:value-type="float" office:value="-24.2748" calcext:value-type="float">
            <text:p>-24.2748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450655" calcext:value-type="float">
            <text:p>0.00450655</text:p>
          </table:table-cell>
          <table:table-cell office:value-type="float" office:value="12.5118" calcext:value-type="float">
            <text:p>12.5118</text:p>
          </table:table-cell>
          <table:table-cell office:value-type="float" office:value="-9.84469" calcext:value-type="float">
            <text:p>-9.84469</text:p>
          </table:table-cell>
          <table:table-cell office:value-type="float" office:value="-22.4509" calcext:value-type="float">
            <text:p>-22.4509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339585" calcext:value-type="float">
            <text:p>0.00339585</text:p>
          </table:table-cell>
          <table:table-cell office:value-type="float" office:value="12.1896" calcext:value-type="float">
            <text:p>12.1896</text:p>
          </table:table-cell>
          <table:table-cell office:value-type="float" office:value="-9.72015" calcext:value-type="float">
            <text:p>-9.72015</text:p>
          </table:table-cell>
          <table:table-cell office:value-type="float" office:value="-21.7763" calcext:value-type="float">
            <text:p>-21.7763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422679" calcext:value-type="float">
            <text:p>0.00422679</text:p>
          </table:table-cell>
          <table:table-cell office:value-type="float" office:value="11.6784" calcext:value-type="float">
            <text:p>11.6784</text:p>
          </table:table-cell>
          <table:table-cell office:value-type="float" office:value="-9.57031" calcext:value-type="float">
            <text:p>-9.57031</text:p>
          </table:table-cell>
          <table:table-cell office:value-type="float" office:value="-20.5252" calcext:value-type="float">
            <text:p>-20.5252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393483" calcext:value-type="float">
            <text:p>0.00393483</text:p>
          </table:table-cell>
          <table:table-cell office:value-type="float" office:value="10.9119" calcext:value-type="float">
            <text:p>10.9119</text:p>
          </table:table-cell>
          <table:table-cell office:value-type="float" office:value="-9.77433" calcext:value-type="float">
            <text:p>-9.77433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365822" calcext:value-type="float">
            <text:p>0.00365822</text:p>
          </table:table-cell>
          <table:table-cell office:value-type="float" office:value="10.3881" calcext:value-type="float">
            <text:p>10.3881</text:p>
          </table:table-cell>
          <table:table-cell office:value-type="float" office:value="-9.68488" calcext:value-type="float">
            <text:p>-9.68488</text:p>
          </table:table-cell>
          <table:table-cell office:value-type="float" office:value="-18.5245" calcext:value-type="float">
            <text:p>-18.5245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337468" calcext:value-type="float">
            <text:p>0.00337468</text:p>
          </table:table-cell>
          <table:table-cell office:value-type="float" office:value="9.72363" calcext:value-type="float">
            <text:p>9.72363</text:p>
          </table:table-cell>
          <table:table-cell office:value-type="float" office:value="-9.68498" calcext:value-type="float">
            <text:p>-9.68498</text:p>
          </table:table-cell>
          <table:table-cell office:value-type="float" office:value="-17.8667" calcext:value-type="float">
            <text:p>-17.8667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344771" calcext:value-type="float">
            <text:p>0.00344771</text:p>
          </table:table-cell>
          <table:table-cell office:value-type="float" office:value="9.25266" calcext:value-type="float">
            <text:p>9.25266</text:p>
          </table:table-cell>
          <table:table-cell office:value-type="float" office:value="-9.81664" calcext:value-type="float">
            <text:p>-9.81664</text:p>
          </table:table-cell>
          <table:table-cell office:value-type="float" office:value="-17.0711" calcext:value-type="float">
            <text:p>-17.0711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319015" calcext:value-type="float">
            <text:p>0.00319015</text:p>
          </table:table-cell>
          <table:table-cell office:value-type="float" office:value="8.88161" calcext:value-type="float">
            <text:p>8.88161</text:p>
          </table:table-cell>
          <table:table-cell office:value-type="float" office:value="-9.69319" calcext:value-type="float">
            <text:p>-9.69319</text:p>
          </table:table-cell>
          <table:table-cell office:value-type="float" office:value="-16.2842" calcext:value-type="float">
            <text:p>-16.284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340566" calcext:value-type="float">
            <text:p>0.00340566</text:p>
          </table:table-cell>
          <table:table-cell office:value-type="float" office:value="8.44776" calcext:value-type="float">
            <text:p>8.44776</text:p>
          </table:table-cell>
          <table:table-cell office:value-type="float" office:value="-9.74851" calcext:value-type="float">
            <text:p>-9.74851</text:p>
          </table:table-cell>
          <table:table-cell office:value-type="float" office:value="-15.3843" calcext:value-type="float">
            <text:p>-15.3843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351744" calcext:value-type="float">
            <text:p>0.00351744</text:p>
          </table:table-cell>
          <table:table-cell office:value-type="float" office:value="8.00528" calcext:value-type="float">
            <text:p>8.00528</text:p>
          </table:table-cell>
          <table:table-cell office:value-type="float" office:value="-9.59966" calcext:value-type="float">
            <text:p>-9.59966</text:p>
          </table:table-cell>
          <table:table-cell office:value-type="float" office:value="-14.6141" calcext:value-type="float">
            <text:p>-14.614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311994" calcext:value-type="float">
            <text:p>0.00311994</text:p>
          </table:table-cell>
          <table:table-cell office:value-type="float" office:value="7.56709" calcext:value-type="float">
            <text:p>7.56709</text:p>
          </table:table-cell>
          <table:table-cell office:value-type="float" office:value="-9.61925" calcext:value-type="float">
            <text:p>-9.61925</text:p>
          </table:table-cell>
          <table:table-cell office:value-type="float" office:value="-13.7582" calcext:value-type="float">
            <text:p>-13.7582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3334" calcext:value-type="float">
            <text:p>0.003334</text:p>
          </table:table-cell>
          <table:table-cell office:value-type="float" office:value="7.26029" calcext:value-type="float">
            <text:p>7.26029</text:p>
          </table:table-cell>
          <table:table-cell office:value-type="float" office:value="-9.50167" calcext:value-type="float">
            <text:p>-9.50167</text:p>
          </table:table-cell>
          <table:table-cell office:value-type="float" office:value="-13.0915" calcext:value-type="float">
            <text:p>-13.0915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322085" calcext:value-type="float">
            <text:p>0.00322085</text:p>
          </table:table-cell>
          <table:table-cell office:value-type="float" office:value="6.95208" calcext:value-type="float">
            <text:p>6.95208</text:p>
          </table:table-cell>
          <table:table-cell office:value-type="float" office:value="-9.34356" calcext:value-type="float">
            <text:p>-9.34356</text:p>
          </table:table-cell>
          <table:table-cell office:value-type="float" office:value="-12.4526" calcext:value-type="float">
            <text:p>-12.4526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34564" calcext:value-type="float">
            <text:p>0.0034564</text:p>
          </table:table-cell>
          <table:table-cell office:value-type="float" office:value="6.27349" calcext:value-type="float">
            <text:p>6.27349</text:p>
          </table:table-cell>
          <table:table-cell office:value-type="float" office:value="-9.26862" calcext:value-type="float">
            <text:p>-9.26862</text:p>
          </table:table-cell>
          <table:table-cell office:value-type="float" office:value="-11.6145" calcext:value-type="float">
            <text:p>-11.614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322426" calcext:value-type="float">
            <text:p>0.00322426</text:p>
          </table:table-cell>
          <table:table-cell office:value-type="float" office:value="5.87488" calcext:value-type="float">
            <text:p>5.87488</text:p>
          </table:table-cell>
          <table:table-cell office:value-type="float" office:value="-9.07263" calcext:value-type="float">
            <text:p>-9.07263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357042" calcext:value-type="float">
            <text:p>0.00357042</text:p>
          </table:table-cell>
          <table:table-cell office:value-type="float" office:value="5.61327" calcext:value-type="float">
            <text:p>5.61327</text:p>
          </table:table-cell>
          <table:table-cell office:value-type="float" office:value="-8.80454" calcext:value-type="float">
            <text:p>-8.80454</text:p>
          </table:table-cell>
          <table:table-cell office:value-type="float" office:value="-9.77957" calcext:value-type="float">
            <text:p>-9.77957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318443" calcext:value-type="float">
            <text:p>0.00318443</text:p>
          </table:table-cell>
          <table:table-cell office:value-type="float" office:value="5.16044" calcext:value-type="float">
            <text:p>5.16044</text:p>
          </table:table-cell>
          <table:table-cell office:value-type="float" office:value="-8.68777" calcext:value-type="float">
            <text:p>-8.68777</text:p>
          </table:table-cell>
          <table:table-cell office:value-type="float" office:value="-9.20361" calcext:value-type="float">
            <text:p>-9.20361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29836" calcext:value-type="float">
            <text:p>0.0029836</text:p>
          </table:table-cell>
          <table:table-cell office:value-type="float" office:value="4.67231" calcext:value-type="float">
            <text:p>4.67231</text:p>
          </table:table-cell>
          <table:table-cell office:value-type="float" office:value="-8.60266" calcext:value-type="float">
            <text:p>-8.60266</text:p>
          </table:table-cell>
          <table:table-cell office:value-type="float" office:value="-8.64363" calcext:value-type="float">
            <text:p>-8.64363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395242" calcext:value-type="float">
            <text:p>0.00395242</text:p>
          </table:table-cell>
          <table:table-cell office:value-type="float" office:value="3.96992" calcext:value-type="float">
            <text:p>3.96992</text:p>
          </table:table-cell>
          <table:table-cell office:value-type="float" office:value="-8.51497" calcext:value-type="float">
            <text:p>-8.51497</text:p>
          </table:table-cell>
          <table:table-cell office:value-type="float" office:value="-8.17857" calcext:value-type="float">
            <text:p>-8.1785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616556" calcext:value-type="float">
            <text:p>0.00616556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-8.03831" calcext:value-type="float">
            <text:p>-8.03831</text:p>
          </table:table-cell>
          <table:table-cell office:value-type="float" office:value="-9.07871" calcext:value-type="float">
            <text:p>-9.07871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375692" calcext:value-type="float">
            <text:p>0.00375692</text:p>
          </table:table-cell>
          <table:table-cell office:value-type="float" office:value="2.72575" calcext:value-type="float">
            <text:p>2.72575</text:p>
          </table:table-cell>
          <table:table-cell office:value-type="float" office:value="-8.01456" calcext:value-type="float">
            <text:p>-8.01456</text:p>
          </table:table-cell>
          <table:table-cell office:value-type="float" office:value="-8.50473" calcext:value-type="float">
            <text:p>-8.50473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376553" calcext:value-type="float">
            <text:p>0.00376553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-8.04001" calcext:value-type="float">
            <text:p>-8.04001</text:p>
          </table:table-cell>
          <table:table-cell office:value-type="float" office:value="-7.78203" calcext:value-type="float">
            <text:p>-7.78203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400001" calcext:value-type="float">
            <text:p>0.00400001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-7.96045" calcext:value-type="float">
            <text:p>-7.96045</text:p>
          </table:table-cell>
          <table:table-cell office:value-type="float" office:value="-7.24792" calcext:value-type="float">
            <text:p>-7.24792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334316" calcext:value-type="float">
            <text:p>0.00334316</text:p>
          </table:table-cell>
          <table:table-cell office:value-type="float" office:value="1.38588" calcext:value-type="float">
            <text:p>1.38588</text:p>
          </table:table-cell>
          <table:table-cell office:value-type="float" office:value="-7.8753" calcext:value-type="float">
            <text:p>-7.8753</text:p>
          </table:table-cell>
          <table:table-cell office:value-type="float" office:value="-6.65429" calcext:value-type="float">
            <text:p>-6.65429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402346" calcext:value-type="float">
            <text:p>0.00402346</text:p>
          </table:table-cell>
          <table:table-cell office:value-type="float" office:value="0.91293" calcext:value-type="float">
            <text:p>0.91293</text:p>
          </table:table-cell>
          <table:table-cell office:value-type="float" office:value="-7.75693" calcext:value-type="float">
            <text:p>-7.75693</text:p>
          </table:table-cell>
          <table:table-cell office:value-type="float" office:value="-5.78711" calcext:value-type="float">
            <text:p>-5.78711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469157" calcext:value-type="float">
            <text:p>0.00469157</text:p>
          </table:table-cell>
          <table:table-cell office:value-type="float" office:value="0.623721" calcext:value-type="float">
            <text:p>0.623721</text:p>
          </table:table-cell>
          <table:table-cell office:value-type="float" office:value="-7.57312" calcext:value-type="float">
            <text:p>-7.57312</text:p>
          </table:table-cell>
          <table:table-cell office:value-type="float" office:value="-4.73321" calcext:value-type="float">
            <text:p>-4.73321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508876" calcext:value-type="float">
            <text:p>0.00508876</text:p>
          </table:table-cell>
          <table:table-cell office:value-type="float" office:value="0.413261" calcext:value-type="float">
            <text:p>0.413261</text:p>
          </table:table-cell>
          <table:table-cell office:value-type="float" office:value="-7.49878" calcext:value-type="float">
            <text:p>-7.49878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405566" calcext:value-type="float">
            <text:p>0.00405566</text:p>
          </table:table-cell>
          <table:table-cell office:value-type="float" office:value="0.133407" calcext:value-type="float">
            <text:p>0.133407</text:p>
          </table:table-cell>
          <table:table-cell office:value-type="float" office:value="-7.37613" calcext:value-type="float">
            <text:p>-7.37613</text:p>
          </table:table-cell>
          <table:table-cell office:value-type="float" office:value="-2.80598" calcext:value-type="float">
            <text:p>-2.80598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413575" calcext:value-type="float">
            <text:p>0.00413575</text:p>
          </table:table-cell>
          <table:table-cell office:value-type="float" office:value="-0.191462" calcext:value-type="float">
            <text:p>-0.191462</text:p>
          </table:table-cell>
          <table:table-cell office:value-type="float" office:value="-7.31249" calcext:value-type="float">
            <text:p>-7.31249</text:p>
          </table:table-cell>
          <table:table-cell office:value-type="float" office:value="-1.96269" calcext:value-type="float">
            <text:p>-1.96269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415849" calcext:value-type="float">
            <text:p>0.00415849</text:p>
          </table:table-cell>
          <table:table-cell office:value-type="float" office:value="-0.708145" calcext:value-type="float">
            <text:p>-0.708145</text:p>
          </table:table-cell>
          <table:table-cell office:value-type="float" office:value="-7.2359" calcext:value-type="float">
            <text:p>-7.2359</text:p>
          </table:table-cell>
          <table:table-cell office:value-type="float" office:value="-1.18466" calcext:value-type="float">
            <text:p>-1.18466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45309" calcext:value-type="float">
            <text:p>0.0045309</text:p>
          </table:table-cell>
          <table:table-cell office:value-type="float" office:value="-1.15091" calcext:value-type="float">
            <text:p>-1.15091</text:p>
          </table:table-cell>
          <table:table-cell office:value-type="float" office:value="-7.08033" calcext:value-type="float">
            <text:p>-7.08033</text:p>
          </table:table-cell>
          <table:table-cell office:value-type="float" office:value="-0.408782" calcext:value-type="float">
            <text:p>-0.408782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464104" calcext:value-type="float">
            <text:p>0.00464104</text:p>
          </table:table-cell>
          <table:table-cell office:value-type="float" office:value="-1.59828" calcext:value-type="float">
            <text:p>-1.59828</text:p>
          </table:table-cell>
          <table:table-cell office:value-type="float" office:value="-6.98502" calcext:value-type="float">
            <text:p>-6.98502</text:p>
          </table:table-cell>
          <table:table-cell office:value-type="float" office:value="0.476194" calcext:value-type="float">
            <text:p>0.476194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488018" calcext:value-type="float">
            <text:p>0.00488018</text:p>
          </table:table-cell>
          <table:table-cell office:value-type="float" office:value="-2.07301" calcext:value-type="float">
            <text:p>-2.07301</text:p>
          </table:table-cell>
          <table:table-cell office:value-type="float" office:value="-6.91104" calcext:value-type="float">
            <text:p>-6.91104</text:p>
          </table:table-cell>
          <table:table-cell office:value-type="float" office:value="0.954079" calcext:value-type="float">
            <text:p>0.954079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407017" calcext:value-type="float">
            <text:p>0.00407017</text:p>
          </table:table-cell>
          <table:table-cell office:value-type="float" office:value="-2.08208" calcext:value-type="float">
            <text:p>-2.08208</text:p>
          </table:table-cell>
          <table:table-cell office:value-type="float" office:value="-6.74081" calcext:value-type="float">
            <text:p>-6.74081</text:p>
          </table:table-cell>
          <table:table-cell office:value-type="float" office:value="1.6534" calcext:value-type="float">
            <text:p>1.6534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464928" calcext:value-type="float">
            <text:p>0.00464928</text:p>
          </table:table-cell>
          <table:table-cell office:value-type="float" office:value="-2.46523" calcext:value-type="float">
            <text:p>-2.46523</text:p>
          </table:table-cell>
          <table:table-cell office:value-type="float" office:value="-6.70207" calcext:value-type="float">
            <text:p>-6.70207</text:p>
          </table:table-cell>
          <table:table-cell office:value-type="float" office:value="2.24623" calcext:value-type="float">
            <text:p>2.24623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473628" calcext:value-type="float">
            <text:p>0.00473628</text:p>
          </table:table-cell>
          <table:table-cell office:value-type="float" office:value="-2.73249" calcext:value-type="float">
            <text:p>-2.73249</text:p>
          </table:table-cell>
          <table:table-cell office:value-type="float" office:value="-6.58549" calcext:value-type="float">
            <text:p>-6.58549</text:p>
          </table:table-cell>
          <table:table-cell office:value-type="float" office:value="2.89784" calcext:value-type="float">
            <text:p>2.89784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438748" calcext:value-type="float">
            <text:p>0.00438748</text:p>
          </table:table-cell>
          <table:table-cell office:value-type="float" office:value="-2.74965" calcext:value-type="float">
            <text:p>-2.74965</text:p>
          </table:table-cell>
          <table:table-cell office:value-type="float" office:value="-6.44358" calcext:value-type="float">
            <text:p>-6.44358</text:p>
          </table:table-cell>
          <table:table-cell office:value-type="float" office:value="3.15293" calcext:value-type="float">
            <text:p>3.1529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479609" calcext:value-type="float">
            <text:p>0.00479609</text:p>
          </table:table-cell>
          <table:table-cell office:value-type="float" office:value="-3.00211" calcext:value-type="float">
            <text:p>-3.00211</text:p>
          </table:table-cell>
          <table:table-cell office:value-type="float" office:value="-6.35978" calcext:value-type="float">
            <text:p>-6.35978</text:p>
          </table:table-cell>
          <table:table-cell office:value-type="float" office:value="3.64387" calcext:value-type="float">
            <text:p>3.64387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467693" calcext:value-type="float">
            <text:p>0.00467693</text:p>
          </table:table-cell>
          <table:table-cell office:value-type="float" office:value="-3.15972" calcext:value-type="float">
            <text:p>-3.15972</text:p>
          </table:table-cell>
          <table:table-cell office:value-type="float" office:value="-6.18123" calcext:value-type="float">
            <text:p>-6.18123</text:p>
          </table:table-cell>
          <table:table-cell office:value-type="float" office:value="4.09175" calcext:value-type="float">
            <text:p>4.0917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480858" calcext:value-type="float">
            <text:p>0.00480858</text:p>
          </table:table-cell>
          <table:table-cell office:value-type="float" office:value="-3.44567" calcext:value-type="float">
            <text:p>-3.44567</text:p>
          </table:table-cell>
          <table:table-cell office:value-type="float" office:value="-6.07383" calcext:value-type="float">
            <text:p>-6.07383</text:p>
          </table:table-cell>
          <table:table-cell office:value-type="float" office:value="4.63625" calcext:value-type="float">
            <text:p>4.6362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505638" calcext:value-type="float">
            <text:p>0.00505638</text:p>
          </table:table-cell>
          <table:table-cell office:value-type="float" office:value="-3.9084" calcext:value-type="float">
            <text:p>-3.9084</text:p>
          </table:table-cell>
          <table:table-cell office:value-type="float" office:value="-5.78312" calcext:value-type="float">
            <text:p>-5.78312</text:p>
          </table:table-cell>
          <table:table-cell office:value-type="float" office:value="4.66606" calcext:value-type="float">
            <text:p>4.66606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506793" calcext:value-type="float">
            <text:p>0.00506793</text:p>
          </table:table-cell>
          <table:table-cell office:value-type="float" office:value="-4.05759" calcext:value-type="float">
            <text:p>-4.05759</text:p>
          </table:table-cell>
          <table:table-cell office:value-type="float" office:value="-5.84282" calcext:value-type="float">
            <text:p>-5.84282</text:p>
          </table:table-cell>
          <table:table-cell office:value-type="float" office:value="5.31264" calcext:value-type="float">
            <text:p>5.3126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53704" calcext:value-type="float">
            <text:p>0.0053704</text:p>
          </table:table-cell>
          <table:table-cell office:value-type="float" office:value="-4.63749" calcext:value-type="float">
            <text:p>-4.63749</text:p>
          </table:table-cell>
          <table:table-cell office:value-type="float" office:value="-5.63226" calcext:value-type="float">
            <text:p>-5.63226</text:p>
          </table:table-cell>
          <table:table-cell office:value-type="float" office:value="5.67074" calcext:value-type="float">
            <text:p>5.67074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496721" calcext:value-type="float">
            <text:p>0.00496721</text:p>
          </table:table-cell>
          <table:table-cell office:value-type="float" office:value="-5.37154" calcext:value-type="float">
            <text:p>-5.37154</text:p>
          </table:table-cell>
          <table:table-cell office:value-type="float" office:value="-5.47155" calcext:value-type="float">
            <text:p>-5.47155</text:p>
          </table:table-cell>
          <table:table-cell office:value-type="float" office:value="6.28265" calcext:value-type="float">
            <text:p>6.28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528194" calcext:value-type="float">
            <text:p>0.00528194</text:p>
          </table:table-cell>
          <table:table-cell office:value-type="float" office:value="-6.02299" calcext:value-type="float">
            <text:p>-6.02299</text:p>
          </table:table-cell>
          <table:table-cell office:value-type="float" office:value="-5.18149" calcext:value-type="float">
            <text:p>-5.18149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592529" calcext:value-type="float">
            <text:p>0.00592529</text:p>
          </table:table-cell>
          <table:table-cell office:value-type="float" office:value="-6.69424" calcext:value-type="float">
            <text:p>-6.69424</text:p>
          </table:table-cell>
          <table:table-cell office:value-type="float" office:value="-4.88541" calcext:value-type="float">
            <text:p>-4.88541</text:p>
          </table:table-cell>
          <table:table-cell office:value-type="float" office:value="6.9948" calcext:value-type="float">
            <text:p>6.994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502936" calcext:value-type="float">
            <text:p>0.00502936</text:p>
          </table:table-cell>
          <table:table-cell office:value-type="float" office:value="-6.98791" calcext:value-type="float">
            <text:p>-6.98791</text:p>
          </table:table-cell>
          <table:table-cell office:value-type="float" office:value="-4.55741" calcext:value-type="float">
            <text:p>-4.55741</text:p>
          </table:table-cell>
          <table:table-cell office:value-type="float" office:value="7.54731" calcext:value-type="float">
            <text:p>7.54731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481177" calcext:value-type="float">
            <text:p>0.00481177</text:p>
          </table:table-cell>
          <table:table-cell office:value-type="float" office:value="-7.27079" calcext:value-type="float">
            <text:p>-7.27079</text:p>
          </table:table-cell>
          <table:table-cell office:value-type="float" office:value="-4.24441" calcext:value-type="float">
            <text:p>-4.24441</text:p>
          </table:table-cell>
          <table:table-cell office:value-type="float" office:value="8.04035" calcext:value-type="float">
            <text:p>8.0403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506706" calcext:value-type="float">
            <text:p>0.00506706</text:p>
          </table:table-cell>
          <table:table-cell office:value-type="float" office:value="-8.05668" calcext:value-type="float">
            <text:p>-8.05668</text:p>
          </table:table-cell>
          <table:table-cell office:value-type="float" office:value="-3.71144" calcext:value-type="float">
            <text:p>-3.71144</text:p>
          </table:table-cell>
          <table:table-cell office:value-type="float" office:value="8.56006" calcext:value-type="float">
            <text:p>8.5600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545245" calcext:value-type="float">
            <text:p>0.00545245</text:p>
          </table:table-cell>
          <table:table-cell office:value-type="float" office:value="-8.47116" calcext:value-type="float">
            <text:p>-8.47116</text:p>
          </table:table-cell>
          <table:table-cell office:value-type="float" office:value="-3.34575" calcext:value-type="float">
            <text:p>-3.34575</text:p>
          </table:table-cell>
          <table:table-cell office:value-type="float" office:value="8.64926" calcext:value-type="float">
            <text:p>8.6492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545679" calcext:value-type="float">
            <text:p>0.00545679</text:p>
          </table:table-cell>
          <table:table-cell office:value-type="float" office:value="-7.44808" calcext:value-type="float">
            <text:p>-7.44808</text:p>
          </table:table-cell>
          <table:table-cell office:value-type="float" office:value="-2.84185" calcext:value-type="float">
            <text:p>-2.84185</text:p>
          </table:table-cell>
          <table:table-cell office:value-type="float" office:value="9.13823" calcext:value-type="float">
            <text:p>9.13823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528381" calcext:value-type="float">
            <text:p>0.00528381</text:p>
          </table:table-cell>
          <table:table-cell office:value-type="float" office:value="-7.54788" calcext:value-type="float">
            <text:p>-7.54788</text:p>
          </table:table-cell>
          <table:table-cell office:value-type="float" office:value="-2.59401" calcext:value-type="float">
            <text:p>-2.59401</text:p>
          </table:table-cell>
          <table:table-cell office:value-type="float" office:value="9.43486" calcext:value-type="float">
            <text:p>9.43486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490847" calcext:value-type="float">
            <text:p>0.00490847</text:p>
          </table:table-cell>
          <table:table-cell office:value-type="float" office:value="-7.26343" calcext:value-type="float">
            <text:p>-7.26343</text:p>
          </table:table-cell>
          <table:table-cell office:value-type="float" office:value="-2.28447" calcext:value-type="float">
            <text:p>-2.28447</text:p>
          </table:table-cell>
          <table:table-cell office:value-type="float" office:value="9.49243" calcext:value-type="float">
            <text:p>9.4924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48026" calcext:value-type="float">
            <text:p>0.0048026</text:p>
          </table:table-cell>
          <table:table-cell office:value-type="float" office:value="-7.17922" calcext:value-type="float">
            <text:p>-7.17922</text:p>
          </table:table-cell>
          <table:table-cell office:value-type="float" office:value="-1.88625" calcext:value-type="float">
            <text:p>-1.88625</text:p>
          </table:table-cell>
          <table:table-cell office:value-type="float" office:value="9.78603" calcext:value-type="float">
            <text:p>9.7860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532049" calcext:value-type="float">
            <text:p>0.00532049</text:p>
          </table:table-cell>
          <table:table-cell office:value-type="float" office:value="-7.00851" calcext:value-type="float">
            <text:p>-7.00851</text:p>
          </table:table-cell>
          <table:table-cell office:value-type="float" office:value="-1.59296" calcext:value-type="float">
            <text:p>-1.59296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536619" calcext:value-type="float">
            <text:p>0.00536619</text:p>
          </table:table-cell>
          <table:table-cell office:value-type="float" office:value="-6.94493" calcext:value-type="float">
            <text:p>-6.94493</text:p>
          </table:table-cell>
          <table:table-cell office:value-type="float" office:value="-1.41017" calcext:value-type="float">
            <text:p>-1.41017</text:p>
          </table:table-cell>
          <table:table-cell office:value-type="float" office:value="10.1344" calcext:value-type="float">
            <text:p>10.1344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557515" calcext:value-type="float">
            <text:p>0.00557515</text:p>
          </table:table-cell>
          <table:table-cell office:value-type="float" office:value="-6.82515" calcext:value-type="float">
            <text:p>-6.82515</text:p>
          </table:table-cell>
          <table:table-cell office:value-type="float" office:value="-1.11941" calcext:value-type="float">
            <text:p>-1.11941</text:p>
          </table:table-cell>
          <table:table-cell office:value-type="float" office:value="10.497" calcext:value-type="float">
            <text:p>10.497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51602" calcext:value-type="float">
            <text:p>0.0051602</text:p>
          </table:table-cell>
          <table:table-cell office:value-type="float" office:value="-6.56784" calcext:value-type="float">
            <text:p>-6.56784</text:p>
          </table:table-cell>
          <table:table-cell office:value-type="float" office:value="-0.997995" calcext:value-type="float">
            <text:p>-0.997995</text:p>
          </table:table-cell>
          <table:table-cell office:value-type="float" office:value="10.5721" calcext:value-type="float">
            <text:p>10.5721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561985" calcext:value-type="float">
            <text:p>0.00561985</text:p>
          </table:table-cell>
          <table:table-cell office:value-type="float" office:value="-6.25532" calcext:value-type="float">
            <text:p>-6.25532</text:p>
          </table:table-cell>
          <table:table-cell office:value-type="float" office:value="-0.65882" calcext:value-type="float">
            <text:p>-0.65882</text:p>
          </table:table-cell>
          <table:table-cell office:value-type="float" office:value="10.5602" calcext:value-type="float">
            <text:p>10.560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613561" calcext:value-type="float">
            <text:p>0.00613561</text:p>
          </table:table-cell>
          <table:table-cell office:value-type="float" office:value="-6.54547" calcext:value-type="float">
            <text:p>-6.54547</text:p>
          </table:table-cell>
          <table:table-cell office:value-type="float" office:value="-0.168479" calcext:value-type="float">
            <text:p>-0.168479</text:p>
          </table:table-cell>
          <table:table-cell office:value-type="float" office:value="10.7079" calcext:value-type="float">
            <text:p>10.7079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673492" calcext:value-type="float">
            <text:p>0.00673492</text:p>
          </table:table-cell>
          <table:table-cell office:value-type="float" office:value="-6.48815" calcext:value-type="float">
            <text:p>-6.48815</text:p>
          </table:table-cell>
          <table:table-cell office:value-type="float" office:value="0.479767" calcext:value-type="float">
            <text:p>0.479767</text:p>
          </table:table-cell>
          <table:table-cell office:value-type="float" office:value="10.3652" calcext:value-type="float">
            <text:p>10.3652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529356" calcext:value-type="float">
            <text:p>0.00529356</text:p>
          </table:table-cell>
          <table:table-cell office:value-type="float" office:value="-5.73326" calcext:value-type="float">
            <text:p>-5.73326</text:p>
          </table:table-cell>
          <table:table-cell office:value-type="float" office:value="0.446684" calcext:value-type="float">
            <text:p>0.446684</text:p>
          </table:table-cell>
          <table:table-cell office:value-type="float" office:value="10.114" calcext:value-type="float">
            <text:p>10.114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579732" calcext:value-type="float">
            <text:p>0.00579732</text:p>
          </table:table-cell>
          <table:table-cell office:value-type="float" office:value="-5.80652" calcext:value-type="float">
            <text:p>-5.80652</text:p>
          </table:table-cell>
          <table:table-cell office:value-type="float" office:value="0.710958" calcext:value-type="float">
            <text:p>0.710958</text:p>
          </table:table-cell>
          <table:table-cell office:value-type="float" office:value="9.91578" calcext:value-type="float">
            <text:p>9.91578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586809" calcext:value-type="float">
            <text:p>0.00586809</text:p>
          </table:table-cell>
          <table:table-cell office:value-type="float" office:value="-5.70042" calcext:value-type="float">
            <text:p>-5.70042</text:p>
          </table:table-cell>
          <table:table-cell office:value-type="float" office:value="1.00791" calcext:value-type="float">
            <text:p>1.00791</text:p>
          </table:table-cell>
          <table:table-cell office:value-type="float" office:value="9.68563" calcext:value-type="float">
            <text:p>9.68563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541098" calcext:value-type="float">
            <text:p>0.00541098</text:p>
          </table:table-cell>
          <table:table-cell office:value-type="float" office:value="-5.28783" calcext:value-type="float">
            <text:p>-5.28783</text:p>
          </table:table-cell>
          <table:table-cell office:value-type="float" office:value="1.16033" calcext:value-type="float">
            <text:p>1.16033</text:p>
          </table:table-cell>
          <table:table-cell office:value-type="float" office:value="9.24139" calcext:value-type="float">
            <text:p>9.2413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543886" calcext:value-type="float">
            <text:p>0.00543886</text:p>
          </table:table-cell>
          <table:table-cell office:value-type="float" office:value="-5.45509" calcext:value-type="float">
            <text:p>-5.45509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8.97176" calcext:value-type="float">
            <text:p>8.97176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547111" calcext:value-type="float">
            <text:p>0.00547111</text:p>
          </table:table-cell>
          <table:table-cell office:value-type="float" office:value="-5.69709" calcext:value-type="float">
            <text:p>-5.69709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8.48751" calcext:value-type="float">
            <text:p>8.48751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501997" calcext:value-type="float">
            <text:p>0.00501997</text:p>
          </table:table-cell>
          <table:table-cell office:value-type="float" office:value="-5.59486" calcext:value-type="float">
            <text:p>-5.59486</text:p>
          </table:table-cell>
          <table:table-cell office:value-type="float" office:value="1.37147" calcext:value-type="float">
            <text:p>1.37147</text:p>
          </table:table-cell>
          <table:table-cell office:value-type="float" office:value="8.00631" calcext:value-type="float">
            <text:p>8.00631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532839" calcext:value-type="float">
            <text:p>0.00532839</text:p>
          </table:table-cell>
          <table:table-cell office:value-type="float" office:value="-5.38116" calcext:value-type="float">
            <text:p>-5.38116</text:p>
          </table:table-cell>
          <table:table-cell office:value-type="float" office:value="1.29647" calcext:value-type="float">
            <text:p>1.29647</text:p>
          </table:table-cell>
          <table:table-cell office:value-type="float" office:value="7.57015" calcext:value-type="float">
            <text:p>7.57015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539523" calcext:value-type="float">
            <text:p>0.00539523</text:p>
          </table:table-cell>
          <table:table-cell office:value-type="float" office:value="-5.18555" calcext:value-type="float">
            <text:p>-5.1855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7.23635" calcext:value-type="float">
            <text:p>7.23635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528453" calcext:value-type="float">
            <text:p>0.00528453</text:p>
          </table:table-cell>
          <table:table-cell office:value-type="float" office:value="-5.01144" calcext:value-type="float">
            <text:p>-5.01144</text:p>
          </table:table-cell>
          <table:table-cell office:value-type="float" office:value="1.15119" calcext:value-type="float">
            <text:p>1.15119</text:p>
          </table:table-cell>
          <table:table-cell office:value-type="float" office:value="7.00404" calcext:value-type="float">
            <text:p>7.0040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526185" calcext:value-type="float">
            <text:p>0.00526185</text:p>
          </table:table-cell>
          <table:table-cell office:value-type="float" office:value="-4.68081" calcext:value-type="float">
            <text:p>-4.68081</text:p>
          </table:table-cell>
          <table:table-cell office:value-type="float" office:value="1.1101" calcext:value-type="float">
            <text:p>1.1101</text:p>
          </table:table-cell>
          <table:table-cell office:value-type="float" office:value="6.95804" calcext:value-type="float">
            <text:p>6.95804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488184" calcext:value-type="float">
            <text:p>0.00488184</text:p>
          </table:table-cell>
          <table:table-cell office:value-type="float" office:value="-4.17458" calcext:value-type="float">
            <text:p>-4.17458</text:p>
          </table:table-cell>
          <table:table-cell office:value-type="float" office:value="1.03537" calcext:value-type="float">
            <text:p>1.03537</text:p>
          </table:table-cell>
          <table:table-cell office:value-type="float" office:value="6.74171" calcext:value-type="float">
            <text:p>6.74171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597911" calcext:value-type="float">
            <text:p>0.00597911</text:p>
          </table:table-cell>
          <table:table-cell office:value-type="float" office:value="-4.68398" calcext:value-type="float">
            <text:p>-4.68398</text:p>
          </table:table-cell>
          <table:table-cell office:value-type="float" office:value="1.09412" calcext:value-type="float">
            <text:p>1.09412</text:p>
          </table:table-cell>
          <table:table-cell office:value-type="float" office:value="6.88945" calcext:value-type="float">
            <text:p>6.88945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60179" calcext:value-type="float">
            <text:p>0.0060179</text:p>
          </table:table-cell>
          <table:table-cell office:value-type="float" office:value="-4.7257" calcext:value-type="float">
            <text:p>-4.7257</text:p>
          </table:table-cell>
          <table:table-cell office:value-type="float" office:value="1.01379" calcext:value-type="float">
            <text:p>1.01379</text:p>
          </table:table-cell>
          <table:table-cell office:value-type="float" office:value="6.68574" calcext:value-type="float">
            <text:p>6.68574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496329" calcext:value-type="float">
            <text:p>0.00496329</text:p>
          </table:table-cell>
          <table:table-cell office:value-type="float" office:value="-3.95489" calcext:value-type="float">
            <text:p>-3.95489</text:p>
          </table:table-cell>
          <table:table-cell office:value-type="float" office:value="0.993696" calcext:value-type="float">
            <text:p>0.993696</text:p>
          </table:table-cell>
          <table:table-cell office:value-type="float" office:value="6.24826" calcext:value-type="float">
            <text:p>6.24826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499048" calcext:value-type="float">
            <text:p>0.00499048</text:p>
          </table:table-cell>
          <table:table-cell office:value-type="float" office:value="-3.77788" calcext:value-type="float">
            <text:p>-3.77788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6.02668" calcext:value-type="float">
            <text:p>6.02668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499193" calcext:value-type="float">
            <text:p>0.00499193</text:p>
          </table:table-cell>
          <table:table-cell office:value-type="float" office:value="-3.90662" calcext:value-type="float">
            <text:p>-3.90662</text:p>
          </table:table-cell>
          <table:table-cell office:value-type="float" office:value="0.817797" calcext:value-type="float">
            <text:p>0.817797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486578" calcext:value-type="float">
            <text:p>0.00486578</text:p>
          </table:table-cell>
          <table:table-cell office:value-type="float" office:value="-3.4754" calcext:value-type="float">
            <text:p>-3.4754</text:p>
          </table:table-cell>
          <table:table-cell office:value-type="float" office:value="0.835224" calcext:value-type="float">
            <text:p>0.835224</text:p>
          </table:table-cell>
          <table:table-cell office:value-type="float" office:value="5.3302" calcext:value-type="float">
            <text:p>5.3302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514945" calcext:value-type="float">
            <text:p>0.00514945</text:p>
          </table:table-cell>
          <table:table-cell office:value-type="float" office:value="-2.81498" calcext:value-type="float">
            <text:p>-2.81498</text:p>
          </table:table-cell>
          <table:table-cell office:value-type="float" office:value="0.800422" calcext:value-type="float">
            <text:p>0.80042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477422" calcext:value-type="float">
            <text:p>0.00477422</text:p>
          </table:table-cell>
          <table:table-cell office:value-type="float" office:value="-2.31299" calcext:value-type="float">
            <text:p>-2.31299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4.56003" calcext:value-type="float">
            <text:p>4.56003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518501" calcext:value-type="float">
            <text:p>0.00518501</text:p>
          </table:table-cell>
          <table:table-cell office:value-type="float" office:value="-1.8773" calcext:value-type="float">
            <text:p>-1.8773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4.38149" calcext:value-type="float">
            <text:p>4.38149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518625" calcext:value-type="float">
            <text:p>0.00518625</text:p>
          </table:table-cell>
          <table:table-cell office:value-type="float" office:value="-1.99765" calcext:value-type="float">
            <text:p>-1.99765</text:p>
          </table:table-cell>
          <table:table-cell office:value-type="float" office:value="1.06802" calcext:value-type="float">
            <text:p>1.06802</text:p>
          </table:table-cell>
          <table:table-cell office:value-type="float" office:value="4.01857" calcext:value-type="float">
            <text:p>4.01857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511485" calcext:value-type="float">
            <text:p>0.00511485</text:p>
          </table:table-cell>
          <table:table-cell office:value-type="float" office:value="-1.60854" calcext:value-type="float">
            <text:p>-1.60854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3.45034" calcext:value-type="float">
            <text:p>3.45034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507994" calcext:value-type="float">
            <text:p>0.00507994</text:p>
          </table:table-cell>
          <table:table-cell office:value-type="float" office:value="-0.836385" calcext:value-type="float">
            <text:p>-0.836385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3.33699" calcext:value-type="float">
            <text:p>3.33699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515955" calcext:value-type="float">
            <text:p>0.00515955</text:p>
          </table:table-cell>
          <table:table-cell office:value-type="float" office:value="-0.697217" calcext:value-type="float">
            <text:p>-0.697217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2.68959" calcext:value-type="float">
            <text:p>2.68959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458068" calcext:value-type="float">
            <text:p>0.00458068</text:p>
          </table:table-cell>
          <table:table-cell office:value-type="float" office:value="-0.243467" calcext:value-type="float">
            <text:p>-0.243467</text:p>
          </table:table-cell>
          <table:table-cell office:value-type="float" office:value="1.3261" calcext:value-type="float">
            <text:p>1.326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488072" calcext:value-type="float">
            <text:p>0.00488072</text:p>
          </table:table-cell>
          <table:table-cell office:value-type="float" office:value="0.554208" calcext:value-type="float">
            <text:p>0.554208</text:p>
          </table:table-cell>
          <table:table-cell office:value-type="float" office:value="1.42929" calcext:value-type="float">
            <text:p>1.42929</text:p>
          </table:table-cell>
          <table:table-cell office:value-type="float" office:value="1.69402" calcext:value-type="float">
            <text:p>1.69402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444745" calcext:value-type="float">
            <text:p>0.00444745</text:p>
          </table:table-cell>
          <table:table-cell office:value-type="float" office:value="1.57561" calcext:value-type="float">
            <text:p>1.57561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487441" calcext:value-type="float">
            <text:p>0.00487441</text:p>
          </table:table-cell>
          <table:table-cell office:value-type="float" office:value="1.59424" calcext:value-type="float">
            <text:p>1.59424</text:p>
          </table:table-cell>
          <table:table-cell office:value-type="float" office:value="1.91762" calcext:value-type="float">
            <text:p>1.91762</text:p>
          </table:table-cell>
          <table:table-cell office:value-type="float" office:value="-0.503331" calcext:value-type="float">
            <text:p>-0.50333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464589" calcext:value-type="float">
            <text:p>0.00464589</text:p>
          </table:table-cell>
          <table:table-cell office:value-type="float" office:value="2.02441" calcext:value-type="float">
            <text:p>2.02441</text:p>
          </table:table-cell>
          <table:table-cell office:value-type="float" office:value="1.94262" calcext:value-type="float">
            <text:p>1.94262</text:p>
          </table:table-cell>
          <table:table-cell office:value-type="float" office:value="-1.40977" calcext:value-type="float">
            <text:p>-1.4097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478534" calcext:value-type="float">
            <text:p>0.00478534</text:p>
          </table:table-cell>
          <table:table-cell office:value-type="float" office:value="2.73268" calcext:value-type="float">
            <text:p>2.73268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-2.22643" calcext:value-type="float">
            <text:p>-2.2264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457575" calcext:value-type="float">
            <text:p>0.00457575</text:p>
          </table:table-cell>
          <table:table-cell office:value-type="float" office:value="3.40193" calcext:value-type="float">
            <text:p>3.40193</text:p>
          </table:table-cell>
          <table:table-cell office:value-type="float" office:value="1.90084" calcext:value-type="float">
            <text:p>1.90084</text:p>
          </table:table-cell>
          <table:table-cell office:value-type="float" office:value="-3.23367" calcext:value-type="float">
            <text:p>-3.2336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472197" calcext:value-type="float">
            <text:p>0.00472197</text:p>
          </table:table-cell>
          <table:table-cell office:value-type="float" office:value="4.03743" calcext:value-type="float">
            <text:p>4.03743</text:p>
          </table:table-cell>
          <table:table-cell office:value-type="float" office:value="1.97811" calcext:value-type="float">
            <text:p>1.97811</text:p>
          </table:table-cell>
          <table:table-cell office:value-type="float" office:value="-4.05772" calcext:value-type="float">
            <text:p>-4.05772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43533" calcext:value-type="float">
            <text:p>0.0043533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-5.12068" calcext:value-type="float">
            <text:p>-5.1206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498873" calcext:value-type="float">
            <text:p>0.00498873</text:p>
          </table:table-cell>
          <table:table-cell office:value-type="float" office:value="5.93936" calcext:value-type="float">
            <text:p>5.93936</text:p>
          </table:table-cell>
          <table:table-cell office:value-type="float" office:value="2.14009" calcext:value-type="float">
            <text:p>2.14009</text:p>
          </table:table-cell>
          <table:table-cell office:value-type="float" office:value="-6.01647" calcext:value-type="float">
            <text:p>-6.01647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490448" calcext:value-type="float">
            <text:p>0.00490448</text:p>
          </table:table-cell>
          <table:table-cell office:value-type="float" office:value="6.1473" calcext:value-type="float">
            <text:p>6.1473</text:p>
          </table:table-cell>
          <table:table-cell office:value-type="float" office:value="2.09165" calcext:value-type="float">
            <text:p>2.09165</text:p>
          </table:table-cell>
          <table:table-cell office:value-type="float" office:value="-6.80391" calcext:value-type="float">
            <text:p>-6.80391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472771" calcext:value-type="float">
            <text:p>0.00472771</text:p>
          </table:table-cell>
          <table:table-cell office:value-type="float" office:value="6.7795" calcext:value-type="float">
            <text:p>6.7795</text:p>
          </table:table-cell>
          <table:table-cell office:value-type="float" office:value="1.89736" calcext:value-type="float">
            <text:p>1.89736</text:p>
          </table:table-cell>
          <table:table-cell office:value-type="float" office:value="-7.65466" calcext:value-type="float">
            <text:p>-7.65466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437013" calcext:value-type="float">
            <text:p>0.00437013</text:p>
          </table:table-cell>
          <table:table-cell office:value-type="float" office:value="8.07953" calcext:value-type="float">
            <text:p>8.07953</text:p>
          </table:table-cell>
          <table:table-cell office:value-type="float" office:value="1.88936" calcext:value-type="float">
            <text:p>1.88936</text:p>
          </table:table-cell>
          <table:table-cell office:value-type="float" office:value="-8.87253" calcext:value-type="float">
            <text:p>-8.8725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440164" calcext:value-type="float">
            <text:p>0.00440164</text:p>
          </table:table-cell>
          <table:table-cell office:value-type="float" office:value="8.95501" calcext:value-type="float">
            <text:p>8.95501</text:p>
          </table:table-cell>
          <table:table-cell office:value-type="float" office:value="1.90913" calcext:value-type="float">
            <text:p>1.90913</text:p>
          </table:table-cell>
          <table:table-cell office:value-type="float" office:value="-9.69921" calcext:value-type="float">
            <text:p>-9.69921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417268" calcext:value-type="float">
            <text:p>0.00417268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.68036" calcext:value-type="float">
            <text:p>1.68036</text:p>
          </table:table-cell>
          <table:table-cell office:value-type="float" office:value="-10.5115" calcext:value-type="float">
            <text:p>-10.5115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46915" calcext:value-type="float">
            <text:p>0.0046915</text:p>
          </table:table-cell>
          <table:table-cell office:value-type="float" office:value="9.35701" calcext:value-type="float">
            <text:p>9.35701</text:p>
          </table:table-cell>
          <table:table-cell office:value-type="float" office:value="1.6031" calcext:value-type="float">
            <text:p>1.6031</text:p>
          </table:table-cell>
          <table:table-cell office:value-type="float" office:value="-11.5528" calcext:value-type="float">
            <text:p>-11.5528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413057" calcext:value-type="float">
            <text:p>0.00413057</text:p>
          </table:table-cell>
          <table:table-cell office:value-type="float" office:value="10.6036" calcext:value-type="float">
            <text:p>10.6036</text:p>
          </table:table-cell>
          <table:table-cell office:value-type="float" office:value="1.74255" calcext:value-type="float">
            <text:p>1.74255</text:p>
          </table:table-cell>
          <table:table-cell office:value-type="float" office:value="-12.4043" calcext:value-type="float">
            <text:p>-12.404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399886" calcext:value-type="float">
            <text:p>0.00399886</text:p>
          </table:table-cell>
          <table:table-cell office:value-type="float" office:value="10.6827" calcext:value-type="float">
            <text:p>10.6827</text:p>
          </table:table-cell>
          <table:table-cell office:value-type="float" office:value="1.70007" calcext:value-type="float">
            <text:p>1.70007</text:p>
          </table:table-cell>
          <table:table-cell office:value-type="float" office:value="-13.2825" calcext:value-type="float">
            <text:p>-13.2825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1624" calcext:value-type="float">
            <text:p>0.0041624</text:p>
          </table:table-cell>
          <table:table-cell office:value-type="float" office:value="11.1201" calcext:value-type="float">
            <text:p>11.1201</text:p>
          </table:table-cell>
          <table:table-cell office:value-type="float" office:value="1.7201" calcext:value-type="float">
            <text:p>1.7201</text:p>
          </table:table-cell>
          <table:table-cell office:value-type="float" office:value="-14.0426" calcext:value-type="float">
            <text:p>-14.0426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431194" calcext:value-type="float">
            <text:p>0.00431194</text:p>
          </table:table-cell>
          <table:table-cell office:value-type="float" office:value="12.0147" calcext:value-type="float">
            <text:p>12.0147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15.0961" calcext:value-type="float">
            <text:p>-15.096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418811" calcext:value-type="float">
            <text:p>0.00418811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.82181" calcext:value-type="float">
            <text:p>1.82181</text:p>
          </table:table-cell>
          <table:table-cell office:value-type="float" office:value="-15.5052" calcext:value-type="float">
            <text:p>-15.5052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392819" calcext:value-type="float">
            <text:p>0.00392819</text:p>
          </table:table-cell>
          <table:table-cell office:value-type="float" office:value="13.5295" calcext:value-type="float">
            <text:p>13.5295</text:p>
          </table:table-cell>
          <table:table-cell office:value-type="float" office:value="1.89525" calcext:value-type="float">
            <text:p>1.89525</text:p>
          </table:table-cell>
          <table:table-cell office:value-type="float" office:value="-16.037" calcext:value-type="float">
            <text:p>-16.037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377615" calcext:value-type="float">
            <text:p>0.00377615</text:p>
          </table:table-cell>
          <table:table-cell office:value-type="float" office:value="14.5244" calcext:value-type="float">
            <text:p>14.5244</text:p>
          </table:table-cell>
          <table:table-cell office:value-type="float" office:value="2.036" calcext:value-type="float">
            <text:p>2.036</text:p>
          </table:table-cell>
          <table:table-cell office:value-type="float" office:value="-16.9602" calcext:value-type="float">
            <text:p>-16.9602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383027" calcext:value-type="float">
            <text:p>0.00383027</text:p>
          </table:table-cell>
          <table:table-cell office:value-type="float" office:value="14.8315" calcext:value-type="float">
            <text:p>14.8315</text:p>
          </table:table-cell>
          <table:table-cell office:value-type="float" office:value="2.03366" calcext:value-type="float">
            <text:p>2.03366</text:p>
          </table:table-cell>
          <table:table-cell office:value-type="float" office:value="-17.364" calcext:value-type="float">
            <text:p>-17.36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394035" calcext:value-type="float">
            <text:p>0.00394035</text:p>
          </table:table-cell>
          <table:table-cell office:value-type="float" office:value="16.0255" calcext:value-type="float">
            <text:p>16.0255</text:p>
          </table:table-cell>
          <table:table-cell office:value-type="float" office:value="2.2233" calcext:value-type="float">
            <text:p>2.2233</text:p>
          </table:table-cell>
          <table:table-cell office:value-type="float" office:value="-18.002" calcext:value-type="float">
            <text:p>-18.002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415145" calcext:value-type="float">
            <text:p>0.00415145</text:p>
          </table:table-cell>
          <table:table-cell office:value-type="float" office:value="17.4342" calcext:value-type="float">
            <text:p>17.4342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371014" calcext:value-type="float">
            <text:p>0.00371014</text:p>
          </table:table-cell>
          <table:table-cell office:value-type="float" office:value="18.3182" calcext:value-type="float">
            <text:p>18.3182</text:p>
          </table:table-cell>
          <table:table-cell office:value-type="float" office:value="2.48971" calcext:value-type="float">
            <text:p>2.48971</text:p>
          </table:table-cell>
          <table:table-cell office:value-type="float" office:value="-19.3499" calcext:value-type="float">
            <text:p>-19.3499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386523" calcext:value-type="float">
            <text:p>0.00386523</text:p>
          </table:table-cell>
          <table:table-cell office:value-type="float" office:value="19.5609" calcext:value-type="float">
            <text:p>19.5609</text:p>
          </table:table-cell>
          <table:table-cell office:value-type="float" office:value="2.578" calcext:value-type="float">
            <text:p>2.578</text:p>
          </table:table-cell>
          <table:table-cell office:value-type="float" office:value="-20.1284" calcext:value-type="float">
            <text:p>-20.1284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394167" calcext:value-type="float">
            <text:p>0.00394167</text:p>
          </table:table-cell>
          <table:table-cell office:value-type="float" office:value="20.4725" calcext:value-type="float">
            <text:p>20.4725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-20.5433" calcext:value-type="float">
            <text:p>-20.5433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384911" calcext:value-type="float">
            <text:p>0.0038491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.517" calcext:value-type="float">
            <text:p>2.517</text:p>
          </table:table-cell>
          <table:table-cell office:value-type="float" office:value="-20.7796" calcext:value-type="float">
            <text:p>-20.779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448318" calcext:value-type="float">
            <text:p>0.00448318</text:p>
          </table:table-cell>
          <table:table-cell office:value-type="float" office:value="22.7628" calcext:value-type="float">
            <text:p>22.7628</text:p>
          </table:table-cell>
          <table:table-cell office:value-type="float" office:value="3.00123" calcext:value-type="float">
            <text:p>3.00123</text:p>
          </table:table-cell>
          <table:table-cell office:value-type="float" office:value="-20.8145" calcext:value-type="float">
            <text:p>-20.8145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436229" calcext:value-type="float">
            <text:p>0.00436229</text:p>
          </table:table-cell>
          <table:table-cell office:value-type="float" office:value="24.0618" calcext:value-type="float">
            <text:p>24.0618</text:p>
          </table:table-cell>
          <table:table-cell office:value-type="float" office:value="3.02584" calcext:value-type="float">
            <text:p>3.02584</text:p>
          </table:table-cell>
          <table:table-cell office:value-type="float" office:value="-20.8311" calcext:value-type="float">
            <text:p>-20.8311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363665" calcext:value-type="float">
            <text:p>0.00363665</text:p>
          </table:table-cell>
          <table:table-cell office:value-type="float" office:value="24.6849" calcext:value-type="float">
            <text:p>24.6849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-20.4744" calcext:value-type="float">
            <text:p>-20.4744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403853" calcext:value-type="float">
            <text:p>0.00403853</text:p>
          </table:table-cell>
          <table:table-cell office:value-type="float" office:value="25.4138" calcext:value-type="float">
            <text:p>25.4138</text:p>
          </table:table-cell>
          <table:table-cell office:value-type="float" office:value="3.0348" calcext:value-type="float">
            <text:p>3.0348</text:p>
          </table:table-cell>
          <table:table-cell office:value-type="float" office:value="-20.3813" calcext:value-type="float">
            <text:p>-20.3813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396239" calcext:value-type="float">
            <text:p>0.00396239</text:p>
          </table:table-cell>
          <table:table-cell office:value-type="float" office:value="26.0967" calcext:value-type="float">
            <text:p>26.0967</text:p>
          </table:table-cell>
          <table:table-cell office:value-type="float" office:value="3.12768" calcext:value-type="float">
            <text:p>3.12768</text:p>
          </table:table-cell>
          <table:table-cell office:value-type="float" office:value="-20.1112" calcext:value-type="float">
            <text:p>-20.1112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414931" calcext:value-type="float">
            <text:p>0.00414931</text:p>
          </table:table-cell>
          <table:table-cell office:value-type="float" office:value="26.4932" calcext:value-type="float">
            <text:p>26.4932</text:p>
          </table:table-cell>
          <table:table-cell office:value-type="float" office:value="3.00171" calcext:value-type="float">
            <text:p>3.00171</text:p>
          </table:table-cell>
          <table:table-cell office:value-type="float" office:value="-19.8755" calcext:value-type="float">
            <text:p>-19.8755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417965" calcext:value-type="float">
            <text:p>0.00417965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3.42008" calcext:value-type="float">
            <text:p>3.42008</text:p>
          </table:table-cell>
          <table:table-cell office:value-type="float" office:value="-19.1233" calcext:value-type="float">
            <text:p>-19.1233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416637" calcext:value-type="float">
            <text:p>0.00416637</text:p>
          </table:table-cell>
          <table:table-cell office:value-type="float" office:value="27.239" calcext:value-type="float">
            <text:p>27.239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-18.945" calcext:value-type="float">
            <text:p>-18.945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392263" calcext:value-type="float">
            <text:p>0.00392263</text:p>
          </table:table-cell>
          <table:table-cell office:value-type="float" office:value="27.6589" calcext:value-type="float">
            <text:p>27.6589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-18.2211" calcext:value-type="float">
            <text:p>-18.2211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359735" calcext:value-type="float">
            <text:p>0.00359735</text:p>
          </table:table-cell>
          <table:table-cell office:value-type="float" office:value="28.2733" calcext:value-type="float">
            <text:p>28.2733</text:p>
          </table:table-cell>
          <table:table-cell office:value-type="float" office:value="3.7554" calcext:value-type="float">
            <text:p>3.7554</text:p>
          </table:table-cell>
          <table:table-cell office:value-type="float" office:value="-17.5929" calcext:value-type="float">
            <text:p>-17.592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35022" calcext:value-type="float">
            <text:p>0.0035022</text:p>
          </table:table-cell>
          <table:table-cell office:value-type="float" office:value="28.1932" calcext:value-type="float">
            <text:p>28.1932</text:p>
          </table:table-cell>
          <table:table-cell office:value-type="float" office:value="3.60535" calcext:value-type="float">
            <text:p>3.60535</text:p>
          </table:table-cell>
          <table:table-cell office:value-type="float" office:value="-17.2084" calcext:value-type="float">
            <text:p>-17.2084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389647" calcext:value-type="float">
            <text:p>0.00389647</text:p>
          </table:table-cell>
          <table:table-cell office:value-type="float" office:value="28.465" calcext:value-type="float">
            <text:p>28.465</text:p>
          </table:table-cell>
          <table:table-cell office:value-type="float" office:value="3.70255" calcext:value-type="float">
            <text:p>3.70255</text:p>
          </table:table-cell>
          <table:table-cell office:value-type="float" office:value="-16.6444" calcext:value-type="float">
            <text:p>-16.6444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379229" calcext:value-type="float">
            <text:p>0.00379229</text:p>
          </table:table-cell>
          <table:table-cell office:value-type="float" office:value="28.841" calcext:value-type="float">
            <text:p>28.841</text:p>
          </table:table-cell>
          <table:table-cell office:value-type="float" office:value="4.17094" calcext:value-type="float">
            <text:p>4.17094</text:p>
          </table:table-cell>
          <table:table-cell office:value-type="float" office:value="-16.1055" calcext:value-type="float">
            <text:p>-16.10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35395" calcext:value-type="float">
            <text:p>0.0035395</text:p>
          </table:table-cell>
          <table:table-cell office:value-type="float" office:value="28.6711" calcext:value-type="float">
            <text:p>28.6711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-15.4702" calcext:value-type="float">
            <text:p>-15.4702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395048" calcext:value-type="float">
            <text:p>0.00395048</text:p>
          </table:table-cell>
          <table:table-cell office:value-type="float" office:value="29.2157" calcext:value-type="float">
            <text:p>29.215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-14.9995" calcext:value-type="float">
            <text:p>-14.999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462764" calcext:value-type="float">
            <text:p>0.00462764</text:p>
          </table:table-cell>
          <table:table-cell office:value-type="float" office:value="30.487" calcext:value-type="float">
            <text:p>30.487</text:p>
          </table:table-cell>
          <table:table-cell office:value-type="float" office:value="4.79145" calcext:value-type="float">
            <text:p>4.79145</text:p>
          </table:table-cell>
          <table:table-cell office:value-type="float" office:value="-14.6402" calcext:value-type="float">
            <text:p>-14.6402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407909" calcext:value-type="float">
            <text:p>0.00407909</text:p>
          </table:table-cell>
          <table:table-cell office:value-type="float" office:value="30.3584" calcext:value-type="float">
            <text:p>30.3584</text:p>
          </table:table-cell>
          <table:table-cell office:value-type="float" office:value="4.82558" calcext:value-type="float">
            <text:p>4.82558</text:p>
          </table:table-cell>
          <table:table-cell office:value-type="float" office:value="-14.3474" calcext:value-type="float">
            <text:p>-14.347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424613" calcext:value-type="float">
            <text:p>0.00424613</text:p>
          </table:table-cell>
          <table:table-cell office:value-type="float" office:value="30.1006" calcext:value-type="float">
            <text:p>30.1006</text:p>
          </table:table-cell>
          <table:table-cell office:value-type="float" office:value="4.89636" calcext:value-type="float">
            <text:p>4.89636</text:p>
          </table:table-cell>
          <table:table-cell office:value-type="float" office:value="-13.9185" calcext:value-type="float">
            <text:p>-13.9185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381017" calcext:value-type="float">
            <text:p>0.00381017</text:p>
          </table:table-cell>
          <table:table-cell office:value-type="float" office:value="30.4475" calcext:value-type="float">
            <text:p>30.4475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-13.135" calcext:value-type="float">
            <text:p>-13.135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389487" calcext:value-type="float">
            <text:p>0.00389487</text:p>
          </table:table-cell>
          <table:table-cell office:value-type="float" office:value="30.3521" calcext:value-type="float">
            <text:p>30.3521</text:p>
          </table:table-cell>
          <table:table-cell office:value-type="float" office:value="5.22157" calcext:value-type="float">
            <text:p>5.22157</text:p>
          </table:table-cell>
          <table:table-cell office:value-type="float" office:value="-12.7078" calcext:value-type="float">
            <text:p>-12.7078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371085" calcext:value-type="float">
            <text:p>0.00371085</text:p>
          </table:table-cell>
          <table:table-cell office:value-type="float" office:value="30.3949" calcext:value-type="float">
            <text:p>30.3949</text:p>
          </table:table-cell>
          <table:table-cell office:value-type="float" office:value="5.15172" calcext:value-type="float">
            <text:p>5.15172</text:p>
          </table:table-cell>
          <table:table-cell office:value-type="float" office:value="-12.6068" calcext:value-type="float">
            <text:p>-12.6068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371132" calcext:value-type="float">
            <text:p>0.0037113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5.22082" calcext:value-type="float">
            <text:p>5.22082</text:p>
          </table:table-cell>
          <table:table-cell office:value-type="float" office:value="-12.5888" calcext:value-type="float">
            <text:p>-12.588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455841" calcext:value-type="float">
            <text:p>0.00455841</text:p>
          </table:table-cell>
          <table:table-cell office:value-type="float" office:value="29.8076" calcext:value-type="float">
            <text:p>29.8076</text:p>
          </table:table-cell>
          <table:table-cell office:value-type="float" office:value="4.86471" calcext:value-type="float">
            <text:p>4.86471</text:p>
          </table:table-cell>
          <table:table-cell office:value-type="float" office:value="-12.2547" calcext:value-type="float">
            <text:p>-12.254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459663" calcext:value-type="float">
            <text:p>0.00459663</text:p>
          </table:table-cell>
          <table:table-cell office:value-type="float" office:value="29.8725" calcext:value-type="float">
            <text:p>29.8725</text:p>
          </table:table-cell>
          <table:table-cell office:value-type="float" office:value="4.70907" calcext:value-type="float">
            <text:p>4.70907</text:p>
          </table:table-cell>
          <table:table-cell office:value-type="float" office:value="-12.1157" calcext:value-type="float">
            <text:p>-12.1157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431025" calcext:value-type="float">
            <text:p>0.00431025</text:p>
          </table:table-cell>
          <table:table-cell office:value-type="float" office:value="31.2654" calcext:value-type="float">
            <text:p>31.2654</text:p>
          </table:table-cell>
          <table:table-cell office:value-type="float" office:value="5.3267" calcext:value-type="float">
            <text:p>5.3267</text:p>
          </table:table-cell>
          <table:table-cell office:value-type="float" office:value="-11.1845" calcext:value-type="float">
            <text:p>-11.1845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364682" calcext:value-type="float">
            <text:p>0.00364682</text:p>
          </table:table-cell>
          <table:table-cell office:value-type="float" office:value="30.9527" calcext:value-type="float">
            <text:p>30.9527</text:p>
          </table:table-cell>
          <table:table-cell office:value-type="float" office:value="5.1642" calcext:value-type="float">
            <text:p>5.1642</text:p>
          </table:table-cell>
          <table:table-cell office:value-type="float" office:value="-10.9365" calcext:value-type="float">
            <text:p>-10.9365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513022" calcext:value-type="float">
            <text:p>0.00513022</text:p>
          </table:table-cell>
          <table:table-cell office:value-type="float" office:value="30.2108" calcext:value-type="float">
            <text:p>30.2108</text:p>
          </table:table-cell>
          <table:table-cell office:value-type="float" office:value="4.9754" calcext:value-type="float">
            <text:p>4.9754</text:p>
          </table:table-cell>
          <table:table-cell office:value-type="float" office:value="-10.4539" calcext:value-type="float">
            <text:p>-10.453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442502" calcext:value-type="float">
            <text:p>0.00442502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5.035" calcext:value-type="float">
            <text:p>5.035</text:p>
          </table:table-cell>
          <table:table-cell office:value-type="float" office:value="-10.3694" calcext:value-type="float">
            <text:p>-10.3694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445805" calcext:value-type="float">
            <text:p>0.00445805</text:p>
          </table:table-cell>
          <table:table-cell office:value-type="float" office:value="30.9777" calcext:value-type="float">
            <text:p>30.9777</text:p>
          </table:table-cell>
          <table:table-cell office:value-type="float" office:value="4.98993" calcext:value-type="float">
            <text:p>4.98993</text:p>
          </table:table-cell>
          <table:table-cell office:value-type="float" office:value="-10.1845" calcext:value-type="float">
            <text:p>-10.184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461738" calcext:value-type="float">
            <text:p>0.00461738</text:p>
          </table:table-cell>
          <table:table-cell office:value-type="float" office:value="30.5425" calcext:value-type="float">
            <text:p>30.5425</text:p>
          </table:table-cell>
          <table:table-cell office:value-type="float" office:value="4.51867" calcext:value-type="float">
            <text:p>4.51867</text:p>
          </table:table-cell>
          <table:table-cell office:value-type="float" office:value="-10.0276" calcext:value-type="float">
            <text:p>-10.0276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421681" calcext:value-type="float">
            <text:p>0.00421681</text:p>
          </table:table-cell>
          <table:table-cell office:value-type="float" office:value="31.05" calcext:value-type="float">
            <text:p>31.05</text:p>
          </table:table-cell>
          <table:table-cell office:value-type="float" office:value="4.4666" calcext:value-type="float">
            <text:p>4.4666</text:p>
          </table:table-cell>
          <table:table-cell office:value-type="float" office:value="-9.91848" calcext:value-type="float">
            <text:p>-9.91848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39937" calcext:value-type="float">
            <text:p>0.0039937</text:p>
          </table:table-cell>
          <table:table-cell office:value-type="float" office:value="31.541" calcext:value-type="float">
            <text:p>31.541</text:p>
          </table:table-cell>
          <table:table-cell office:value-type="float" office:value="4.5541" calcext:value-type="float">
            <text:p>4.5541</text:p>
          </table:table-cell>
          <table:table-cell office:value-type="float" office:value="-9.92364" calcext:value-type="float">
            <text:p>-9.92364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37016" calcext:value-type="float">
            <text:p>0.0037016</text:p>
          </table:table-cell>
          <table:table-cell office:value-type="float" office:value="31.4243" calcext:value-type="float">
            <text:p>31.4243</text:p>
          </table:table-cell>
          <table:table-cell office:value-type="float" office:value="4.41186" calcext:value-type="float">
            <text:p>4.41186</text:p>
          </table:table-cell>
          <table:table-cell office:value-type="float" office:value="-10.1634" calcext:value-type="float">
            <text:p>-10.163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450118" calcext:value-type="float">
            <text:p>0.00450118</text:p>
          </table:table-cell>
          <table:table-cell office:value-type="float" office:value="31.1282" calcext:value-type="float">
            <text:p>31.1282</text:p>
          </table:table-cell>
          <table:table-cell office:value-type="float" office:value="4.42625" calcext:value-type="float">
            <text:p>4.42625</text:p>
          </table:table-cell>
          <table:table-cell office:value-type="float" office:value="-9.97986" calcext:value-type="float">
            <text:p>-9.97986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474901" calcext:value-type="float">
            <text:p>0.00474901</text:p>
          </table:table-cell>
          <table:table-cell office:value-type="float" office:value="30.8283" calcext:value-type="float">
            <text:p>30.8283</text:p>
          </table:table-cell>
          <table:table-cell office:value-type="float" office:value="4.17418" calcext:value-type="float">
            <text:p>4.17418</text:p>
          </table:table-cell>
          <table:table-cell office:value-type="float" office:value="-9.738" calcext:value-type="float">
            <text:p>-9.738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384754" calcext:value-type="float">
            <text:p>0.00384754</text:p>
          </table:table-cell>
          <table:table-cell office:value-type="float" office:value="30.9117" calcext:value-type="float">
            <text:p>30.9117</text:p>
          </table:table-cell>
          <table:table-cell office:value-type="float" office:value="3.7527" calcext:value-type="float">
            <text:p>3.7527</text:p>
          </table:table-cell>
          <table:table-cell office:value-type="float" office:value="-10.1288" calcext:value-type="float">
            <text:p>-10.128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429873" calcext:value-type="float">
            <text:p>0.00429873</text:p>
          </table:table-cell>
          <table:table-cell office:value-type="float" office:value="31.6207" calcext:value-type="float">
            <text:p>31.6207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-9.69279" calcext:value-type="float">
            <text:p>-9.69279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448403" calcext:value-type="float">
            <text:p>0.00448403</text:p>
          </table:table-cell>
          <table:table-cell office:value-type="float" office:value="31.5285" calcext:value-type="float">
            <text:p>31.5285</text:p>
          </table:table-cell>
          <table:table-cell office:value-type="float" office:value="3.73683" calcext:value-type="float">
            <text:p>3.73683</text:p>
          </table:table-cell>
          <table:table-cell office:value-type="float" office:value="-10.1417" calcext:value-type="float">
            <text:p>-10.1417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751819" calcext:value-type="float">
            <text:p>0.00751819</text:p>
          </table:table-cell>
          <table:table-cell office:value-type="float" office:value="30.6228" calcext:value-type="float">
            <text:p>30.6228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-10.0116" calcext:value-type="float">
            <text:p>-10.0116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470264" calcext:value-type="float">
            <text:p>0.00470264</text:p>
          </table:table-cell>
          <table:table-cell office:value-type="float" office:value="30.2911" calcext:value-type="float">
            <text:p>30.2911</text:p>
          </table:table-cell>
          <table:table-cell office:value-type="float" office:value="3.44856" calcext:value-type="float">
            <text:p>3.44856</text:p>
          </table:table-cell>
          <table:table-cell office:value-type="float" office:value="-9.87283" calcext:value-type="float">
            <text:p>-9.87283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384492" calcext:value-type="float">
            <text:p>0.00384492</text:p>
          </table:table-cell>
          <table:table-cell office:value-type="float" office:value="30.4071" calcext:value-type="float">
            <text:p>30.4071</text:p>
          </table:table-cell>
          <table:table-cell office:value-type="float" office:value="3.46432" calcext:value-type="float">
            <text:p>3.46432</text:p>
          </table:table-cell>
          <table:table-cell office:value-type="float" office:value="-10.106" calcext:value-type="float">
            <text:p>-10.10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47115" calcext:value-type="float">
            <text:p>0.0047115</text:p>
          </table:table-cell>
          <table:table-cell office:value-type="float" office:value="29.853" calcext:value-type="float">
            <text:p>29.853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-10.2048" calcext:value-type="float">
            <text:p>-10.2048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40553" calcext:value-type="float">
            <text:p>0.0040553</text:p>
          </table:table-cell>
          <table:table-cell office:value-type="float" office:value="29.4291" calcext:value-type="float">
            <text:p>29.4291</text:p>
          </table:table-cell>
          <table:table-cell office:value-type="float" office:value="2.9813" calcext:value-type="float">
            <text:p>2.9813</text:p>
          </table:table-cell>
          <table:table-cell office:value-type="float" office:value="-10.1947" calcext:value-type="float">
            <text:p>-10.1947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408676" calcext:value-type="float">
            <text:p>0.00408676</text:p>
          </table:table-cell>
          <table:table-cell office:value-type="float" office:value="28.9958" calcext:value-type="float">
            <text:p>28.9958</text:p>
          </table:table-cell>
          <table:table-cell office:value-type="float" office:value="2.87312" calcext:value-type="float">
            <text:p>2.87312</text:p>
          </table:table-cell>
          <table:table-cell office:value-type="float" office:value="-10.2836" calcext:value-type="float">
            <text:p>-10.283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472111" calcext:value-type="float">
            <text:p>0.00472111</text:p>
          </table:table-cell>
          <table:table-cell office:value-type="float" office:value="28.3499" calcext:value-type="float">
            <text:p>28.3499</text:p>
          </table:table-cell>
          <table:table-cell office:value-type="float" office:value="2.69505" calcext:value-type="float">
            <text:p>2.69505</text:p>
          </table:table-cell>
          <table:table-cell office:value-type="float" office:value="-10.1946" calcext:value-type="float">
            <text:p>-10.1946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534214" calcext:value-type="float">
            <text:p>0.00534214</text:p>
          </table:table-cell>
          <table:table-cell office:value-type="float" office:value="27.5706" calcext:value-type="float">
            <text:p>27.5706</text:p>
          </table:table-cell>
          <table:table-cell office:value-type="float" office:value="2.57839" calcext:value-type="float">
            <text:p>2.57839</text:p>
          </table:table-cell>
          <table:table-cell office:value-type="float" office:value="-10.1722" calcext:value-type="float">
            <text:p>-10.1722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429008" calcext:value-type="float">
            <text:p>0.00429008</text:p>
          </table:table-cell>
          <table:table-cell office:value-type="float" office:value="27.1451" calcext:value-type="float">
            <text:p>27.1451</text:p>
          </table:table-cell>
          <table:table-cell office:value-type="float" office:value="2.7319" calcext:value-type="float">
            <text:p>2.7319</text:p>
          </table:table-cell>
          <table:table-cell office:value-type="float" office:value="-10.1335" calcext:value-type="float">
            <text:p>-10.133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508907" calcext:value-type="float">
            <text:p>0.00508907</text:p>
          </table:table-cell>
          <table:table-cell office:value-type="float" office:value="26.3468" calcext:value-type="float">
            <text:p>26.3468</text:p>
          </table:table-cell>
          <table:table-cell office:value-type="float" office:value="2.54305" calcext:value-type="float">
            <text:p>2.54305</text:p>
          </table:table-cell>
          <table:table-cell office:value-type="float" office:value="-10.1781" calcext:value-type="float">
            <text:p>-10.1781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506736" calcext:value-type="float">
            <text:p>0.00506736</text:p>
          </table:table-cell>
          <table:table-cell office:value-type="float" office:value="25.7372" calcext:value-type="float">
            <text:p>25.7372</text:p>
          </table:table-cell>
          <table:table-cell office:value-type="float" office:value="2.23871" calcext:value-type="float">
            <text:p>2.23871</text:p>
          </table:table-cell>
          <table:table-cell office:value-type="float" office:value="-10.5916" calcext:value-type="float">
            <text:p>-10.5916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422439" calcext:value-type="float">
            <text:p>0.00422439</text:p>
          </table:table-cell>
          <table:table-cell office:value-type="float" office:value="25.2778" calcext:value-type="float">
            <text:p>25.2778</text:p>
          </table:table-cell>
          <table:table-cell office:value-type="float" office:value="2.2362" calcext:value-type="float">
            <text:p>2.2362</text:p>
          </table:table-cell>
          <table:table-cell office:value-type="float" office:value="-10.7584" calcext:value-type="float">
            <text:p>-10.7584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591827" calcext:value-type="float">
            <text:p>0.00591827</text:p>
          </table:table-cell>
          <table:table-cell office:value-type="float" office:value="24.3483" calcext:value-type="float">
            <text:p>24.3483</text:p>
          </table:table-cell>
          <table:table-cell office:value-type="float" office:value="2.01721" calcext:value-type="float">
            <text:p>2.01721</text:p>
          </table:table-cell>
          <table:table-cell office:value-type="float" office:value="-10.8595" calcext:value-type="float">
            <text:p>-10.859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524025" calcext:value-type="float">
            <text:p>0.00524025</text:p>
          </table:table-cell>
          <table:table-cell office:value-type="float" office:value="23.3743" calcext:value-type="float">
            <text:p>23.3743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-10.9997" calcext:value-type="float">
            <text:p>-10.9997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22.5251" calcext:value-type="float">
            <text:p>22.5251</text:p>
          </table:table-cell>
          <table:table-cell office:value-type="float" office:value="1.70493" calcext:value-type="float">
            <text:p>1.70493</text:p>
          </table:table-cell>
          <table:table-cell office:value-type="float" office:value="-11.1137" calcext:value-type="float">
            <text:p>-11.1137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462965" calcext:value-type="float">
            <text:p>0.00462965</text:p>
          </table:table-cell>
          <table:table-cell office:value-type="float" office:value="21.3899" calcext:value-type="float">
            <text:p>21.3899</text:p>
          </table:table-cell>
          <table:table-cell office:value-type="float" office:value="1.66163" calcext:value-type="float">
            <text:p>1.66163</text:p>
          </table:table-cell>
          <table:table-cell office:value-type="float" office:value="-10.8732" calcext:value-type="float">
            <text:p>-10.8732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439433" calcext:value-type="float">
            <text:p>0.00439433</text:p>
          </table:table-cell>
          <table:table-cell office:value-type="float" office:value="20.8" calcext:value-type="float">
            <text:p>20.8</text:p>
          </table:table-cell>
          <table:table-cell office:value-type="float" office:value="1.67415" calcext:value-type="float">
            <text:p>1.67415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405801" calcext:value-type="float">
            <text:p>0.00405801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.69162" calcext:value-type="float">
            <text:p>1.69162</text:p>
          </table:table-cell>
          <table:table-cell office:value-type="float" office:value="-10.9063" calcext:value-type="float">
            <text:p>-10.9063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4198" calcext:value-type="float">
            <text:p>0.004198</text:p>
          </table:table-cell>
          <table:table-cell office:value-type="float" office:value="19.9651" calcext:value-type="float">
            <text:p>19.9651</text:p>
          </table:table-cell>
          <table:table-cell office:value-type="float" office:value="1.73218" calcext:value-type="float">
            <text:p>1.73218</text:p>
          </table:table-cell>
          <table:table-cell office:value-type="float" office:value="-10.5597" calcext:value-type="float">
            <text:p>-10.5597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370433" calcext:value-type="float">
            <text:p>0.00370433</text:p>
          </table:table-cell>
          <table:table-cell office:value-type="float" office:value="19.691" calcext:value-type="float">
            <text:p>19.691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-10.48" calcext:value-type="float">
            <text:p>-10.48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344738" calcext:value-type="float">
            <text:p>0.00344738</text:p>
          </table:table-cell>
          <table:table-cell office:value-type="float" office:value="19.4699" calcext:value-type="float">
            <text:p>19.4699</text:p>
          </table:table-cell>
          <table:table-cell office:value-type="float" office:value="2.07461" calcext:value-type="float">
            <text:p>2.07461</text:p>
          </table:table-cell>
          <table:table-cell office:value-type="float" office:value="-10.5883" calcext:value-type="float">
            <text:p>-10.5883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383107" calcext:value-type="float">
            <text:p>0.00383107</text:p>
          </table:table-cell>
          <table:table-cell office:value-type="float" office:value="18.8102" calcext:value-type="float">
            <text:p>18.8102</text:p>
          </table:table-cell>
          <table:table-cell office:value-type="float" office:value="2.16813" calcext:value-type="float">
            <text:p>2.16813</text:p>
          </table:table-cell>
          <table:table-cell office:value-type="float" office:value="-10.6478" calcext:value-type="float">
            <text:p>-10.6478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364952" calcext:value-type="float">
            <text:p>0.00364952</text:p>
          </table:table-cell>
          <table:table-cell office:value-type="float" office:value="17.9717" calcext:value-type="float">
            <text:p>17.9717</text:p>
          </table:table-cell>
          <table:table-cell office:value-type="float" office:value="2.1392" calcext:value-type="float">
            <text:p>2.1392</text:p>
          </table:table-cell>
          <table:table-cell office:value-type="float" office:value="-10.9843" calcext:value-type="float">
            <text:p>-10.9843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37835" calcext:value-type="float">
            <text:p>0.0037835</text:p>
          </table:table-cell>
          <table:table-cell office:value-type="float" office:value="17.3999" calcext:value-type="float">
            <text:p>17.3999</text:p>
          </table:table-cell>
          <table:table-cell office:value-type="float" office:value="2.2608" calcext:value-type="float">
            <text:p>2.2608</text:p>
          </table:table-cell>
          <table:table-cell office:value-type="float" office:value="-11.0034" calcext:value-type="float">
            <text:p>-11.0034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396873" calcext:value-type="float">
            <text:p>0.00396873</text:p>
          </table:table-cell>
          <table:table-cell office:value-type="float" office:value="16.6082" calcext:value-type="float">
            <text:p>16.6082</text:p>
          </table:table-cell>
          <table:table-cell office:value-type="float" office:value="2.24187" calcext:value-type="float">
            <text:p>2.24187</text:p>
          </table:table-cell>
          <table:table-cell office:value-type="float" office:value="-11.2355" calcext:value-type="float">
            <text:p>-11.2355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386155" calcext:value-type="float">
            <text:p>0.00386155</text:p>
          </table:table-cell>
          <table:table-cell office:value-type="float" office:value="15.5763" calcext:value-type="float">
            <text:p>15.5763</text:p>
          </table:table-cell>
          <table:table-cell office:value-type="float" office:value="2.23279" calcext:value-type="float">
            <text:p>2.23279</text:p>
          </table:table-cell>
          <table:table-cell office:value-type="float" office:value="-11.3213" calcext:value-type="float">
            <text:p>-11.3213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346446" calcext:value-type="float">
            <text:p>0.00346446</text:p>
          </table:table-cell>
          <table:table-cell office:value-type="float" office:value="15.3799" calcext:value-type="float">
            <text:p>15.3799</text:p>
          </table:table-cell>
          <table:table-cell office:value-type="float" office:value="2.20697" calcext:value-type="float">
            <text:p>2.20697</text:p>
          </table:table-cell>
          <table:table-cell office:value-type="float" office:value="-11.6082" calcext:value-type="float">
            <text:p>-11.6082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370574" calcext:value-type="float">
            <text:p>0.00370574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-11.7485" calcext:value-type="float">
            <text:p>-11.748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341041" calcext:value-type="float">
            <text:p>0.00341041</text:p>
          </table:table-cell>
          <table:table-cell office:value-type="float" office:value="14.3451" calcext:value-type="float">
            <text:p>14.3451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-12.185" calcext:value-type="float">
            <text:p>-12.185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330833" calcext:value-type="float">
            <text:p>0.00330833</text:p>
          </table:table-cell>
          <table:table-cell office:value-type="float" office:value="14.4028" calcext:value-type="float">
            <text:p>14.4028</text:p>
          </table:table-cell>
          <table:table-cell office:value-type="float" office:value="2.2531" calcext:value-type="float">
            <text:p>2.2531</text:p>
          </table:table-cell>
          <table:table-cell office:value-type="float" office:value="-12.1558" calcext:value-type="float">
            <text:p>-12.1558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342027" calcext:value-type="float">
            <text:p>0.00342027</text:p>
          </table:table-cell>
          <table:table-cell office:value-type="float" office:value="14.3064" calcext:value-type="float">
            <text:p>14.3064</text:p>
          </table:table-cell>
          <table:table-cell office:value-type="float" office:value="2.39204" calcext:value-type="float">
            <text:p>2.39204</text:p>
          </table:table-cell>
          <table:table-cell office:value-type="float" office:value="-12.1895" calcext:value-type="float">
            <text:p>-12.1895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373003" calcext:value-type="float">
            <text:p>0.00373003</text:p>
          </table:table-cell>
          <table:table-cell office:value-type="float" office:value="13.9144" calcext:value-type="float">
            <text:p>13.9144</text:p>
          </table:table-cell>
          <table:table-cell office:value-type="float" office:value="2.2997" calcext:value-type="float">
            <text:p>2.2997</text:p>
          </table:table-cell>
          <table:table-cell office:value-type="float" office:value="-12.2946" calcext:value-type="float">
            <text:p>-12.2946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35277" calcext:value-type="float">
            <text:p>0.0035277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2.30462" calcext:value-type="float">
            <text:p>2.30462</text:p>
          </table:table-cell>
          <table:table-cell office:value-type="float" office:value="-12.4847" calcext:value-type="float">
            <text:p>-12.484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331326" calcext:value-type="float">
            <text:p>0.00331326</text:p>
          </table:table-cell>
          <table:table-cell office:value-type="float" office:value="14.0822" calcext:value-type="float">
            <text:p>14.0822</text:p>
          </table:table-cell>
          <table:table-cell office:value-type="float" office:value="2.33701" calcext:value-type="float">
            <text:p>2.33701</text:p>
          </table:table-cell>
          <table:table-cell office:value-type="float" office:value="-12.5901" calcext:value-type="float">
            <text:p>-12.5901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342165" calcext:value-type="float">
            <text:p>0.00342165</text:p>
          </table:table-cell>
          <table:table-cell office:value-type="float" office:value="14.5227" calcext:value-type="float">
            <text:p>14.5227</text:p>
          </table:table-cell>
          <table:table-cell office:value-type="float" office:value="2.35937" calcext:value-type="float">
            <text:p>2.35937</text:p>
          </table:table-cell>
          <table:table-cell office:value-type="float" office:value="-12.4246" calcext:value-type="float">
            <text:p>-12.4246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338589" calcext:value-type="float">
            <text:p>0.00338589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2.27582" calcext:value-type="float">
            <text:p>2.27582</text:p>
          </table:table-cell>
          <table:table-cell office:value-type="float" office:value="-12.6251" calcext:value-type="float">
            <text:p>-12.6251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380437" calcext:value-type="float">
            <text:p>0.00380437</text:p>
          </table:table-cell>
          <table:table-cell office:value-type="float" office:value="13.6664" calcext:value-type="float">
            <text:p>13.6664</text:p>
          </table:table-cell>
          <table:table-cell office:value-type="float" office:value="2.12936" calcext:value-type="float">
            <text:p>2.12936</text:p>
          </table:table-cell>
          <table:table-cell office:value-type="float" office:value="-12.5985" calcext:value-type="float">
            <text:p>-12.5985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513671" calcext:value-type="float">
            <text:p>0.00513671</text:p>
          </table:table-cell>
          <table:table-cell office:value-type="float" office:value="12.464" calcext:value-type="float">
            <text:p>12.464</text:p>
          </table:table-cell>
          <table:table-cell office:value-type="float" office:value="1.94323" calcext:value-type="float">
            <text:p>1.94323</text:p>
          </table:table-cell>
          <table:table-cell office:value-type="float" office:value="-11.4677" calcext:value-type="float">
            <text:p>-11.4677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386391" calcext:value-type="float">
            <text:p>0.00386391</text:p>
          </table:table-cell>
          <table:table-cell office:value-type="float" office:value="11.5778" calcext:value-type="float">
            <text:p>11.5778</text:p>
          </table:table-cell>
          <table:table-cell office:value-type="float" office:value="1.52636" calcext:value-type="float">
            <text:p>1.52636</text:p>
          </table:table-cell>
          <table:table-cell office:value-type="float" office:value="-11.418" calcext:value-type="float">
            <text:p>-11.418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361483" calcext:value-type="float">
            <text:p>0.00361483</text:p>
          </table:table-cell>
          <table:table-cell office:value-type="float" office:value="11.0602" calcext:value-type="float">
            <text:p>11.0602</text:p>
          </table:table-cell>
          <table:table-cell office:value-type="float" office:value="1.0922" calcext:value-type="float">
            <text:p>1.0922</text:p>
          </table:table-cell>
          <table:table-cell office:value-type="float" office:value="-11.2826" calcext:value-type="float">
            <text:p>-11.2826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383023" calcext:value-type="float">
            <text:p>0.00383023</text:p>
          </table:table-cell>
          <table:table-cell office:value-type="float" office:value="10.6029" calcext:value-type="float">
            <text:p>10.6029</text:p>
          </table:table-cell>
          <table:table-cell office:value-type="float" office:value="0.838498" calcext:value-type="float">
            <text:p>0.838498</text:p>
          </table:table-cell>
          <table:table-cell office:value-type="float" office:value="-11.0598" calcext:value-type="float">
            <text:p>-11.0598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451134" calcext:value-type="float">
            <text:p>0.00451134</text:p>
          </table:table-cell>
          <table:table-cell office:value-type="float" office:value="9.91635" calcext:value-type="float">
            <text:p>9.91635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-11.3936" calcext:value-type="float">
            <text:p>-11.393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451735" calcext:value-type="float">
            <text:p>0.00451735</text:p>
          </table:table-cell>
          <table:table-cell office:value-type="float" office:value="8.98007" calcext:value-type="float">
            <text:p>8.98007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-11.3861" calcext:value-type="float">
            <text:p>-11.3861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452286" calcext:value-type="float">
            <text:p>0.00452286</text:p>
          </table:table-cell>
          <table:table-cell office:value-type="float" office:value="8.05296" calcext:value-type="float">
            <text:p>8.05296</text:p>
          </table:table-cell>
          <table:table-cell office:value-type="float" office:value="-0.117382" calcext:value-type="float">
            <text:p>-0.117382</text:p>
          </table:table-cell>
          <table:table-cell office:value-type="float" office:value="-11.3179" calcext:value-type="float">
            <text:p>-11.3179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493997" calcext:value-type="float">
            <text:p>0.00493997</text:p>
          </table:table-cell>
          <table:table-cell office:value-type="float" office:value="7.28668" calcext:value-type="float">
            <text:p>7.28668</text:p>
          </table:table-cell>
          <table:table-cell office:value-type="float" office:value="-0.701933" calcext:value-type="float">
            <text:p>-0.701933</text:p>
          </table:table-cell>
          <table:table-cell office:value-type="float" office:value="-11.6299" calcext:value-type="float">
            <text:p>-11.6299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403254" calcext:value-type="float">
            <text:p>0.00403254</text:p>
          </table:table-cell>
          <table:table-cell office:value-type="float" office:value="7.10614" calcext:value-type="float">
            <text:p>7.10614</text:p>
          </table:table-cell>
          <table:table-cell office:value-type="float" office:value="-1.12175" calcext:value-type="float">
            <text:p>-1.12175</text:p>
          </table:table-cell>
          <table:table-cell office:value-type="float" office:value="-11.6661" calcext:value-type="float">
            <text:p>-11.6661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367717" calcext:value-type="float">
            <text:p>0.00367717</text:p>
          </table:table-cell>
          <table:table-cell office:value-type="float" office:value="7.24264" calcext:value-type="float">
            <text:p>7.24264</text:p>
          </table:table-cell>
          <table:table-cell office:value-type="float" office:value="-1.5207" calcext:value-type="float">
            <text:p>-1.5207</text:p>
          </table:table-cell>
          <table:table-cell office:value-type="float" office:value="-11.8538" calcext:value-type="float">
            <text:p>-11.853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53474" calcext:value-type="float">
            <text:p>0.0053474</text:p>
          </table:table-cell>
          <table:table-cell office:value-type="float" office:value="6.41543" calcext:value-type="float">
            <text:p>6.41543</text:p>
          </table:table-cell>
          <table:table-cell office:value-type="float" office:value="-1.88103" calcext:value-type="float">
            <text:p>-1.88103</text:p>
          </table:table-cell>
          <table:table-cell office:value-type="float" office:value="-11.4637" calcext:value-type="float">
            <text:p>-11.463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430525" calcext:value-type="float">
            <text:p>0.00430525</text:p>
          </table:table-cell>
          <table:table-cell office:value-type="float" office:value="5.97943" calcext:value-type="float">
            <text:p>5.97943</text:p>
          </table:table-cell>
          <table:table-cell office:value-type="float" office:value="-2.18961" calcext:value-type="float">
            <text:p>-2.18961</text:p>
          </table:table-cell>
          <table:table-cell office:value-type="float" office:value="-11.3798" calcext:value-type="float">
            <text:p>-11.3798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40442" calcext:value-type="float">
            <text:p>0.0040442</text:p>
          </table:table-cell>
          <table:table-cell office:value-type="float" office:value="6.70671" calcext:value-type="float">
            <text:p>6.70671</text:p>
          </table:table-cell>
          <table:table-cell office:value-type="float" office:value="-2.33458" calcext:value-type="float">
            <text:p>-2.33458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42771" calcext:value-type="float">
            <text:p>0.0042771</text:p>
          </table:table-cell>
          <table:table-cell office:value-type="float" office:value="6.77413" calcext:value-type="float">
            <text:p>6.77413</text:p>
          </table:table-cell>
          <table:table-cell office:value-type="float" office:value="-2.64758" calcext:value-type="float">
            <text:p>-2.64758</text:p>
          </table:table-cell>
          <table:table-cell office:value-type="float" office:value="-11.6244" calcext:value-type="float">
            <text:p>-11.6244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537738" calcext:value-type="float">
            <text:p>0.00537738</text:p>
          </table:table-cell>
          <table:table-cell office:value-type="float" office:value="5.89998" calcext:value-type="float">
            <text:p>5.89998</text:p>
          </table:table-cell>
          <table:table-cell office:value-type="float" office:value="-2.87486" calcext:value-type="float">
            <text:p>-2.87486</text:p>
          </table:table-cell>
          <table:table-cell office:value-type="float" office:value="-11.7241" calcext:value-type="float">
            <text:p>-11.7241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571515" calcext:value-type="float">
            <text:p>0.00571515</text:p>
          </table:table-cell>
          <table:table-cell office:value-type="float" office:value="5.08745" calcext:value-type="float">
            <text:p>5.08745</text:p>
          </table:table-cell>
          <table:table-cell office:value-type="float" office:value="-3.14706" calcext:value-type="float">
            <text:p>-3.14706</text:p>
          </table:table-cell>
          <table:table-cell office:value-type="float" office:value="-12.1448" calcext:value-type="float">
            <text:p>-12.1448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468594" calcext:value-type="float">
            <text:p>0.00468594</text:p>
          </table:table-cell>
          <table:table-cell office:value-type="float" office:value="4.36177" calcext:value-type="float">
            <text:p>4.36177</text:p>
          </table:table-cell>
          <table:table-cell office:value-type="float" office:value="-3.44422" calcext:value-type="float">
            <text:p>-3.44422</text:p>
          </table:table-cell>
          <table:table-cell office:value-type="float" office:value="-12.0849" calcext:value-type="float">
            <text:p>-12.0849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44925" calcext:value-type="float">
            <text:p>0.0044925</text:p>
          </table:table-cell>
          <table:table-cell office:value-type="float" office:value="4.14554" calcext:value-type="float">
            <text:p>4.14554</text:p>
          </table:table-cell>
          <table:table-cell office:value-type="float" office:value="-3.79204" calcext:value-type="float">
            <text:p>-3.79204</text:p>
          </table:table-cell>
          <table:table-cell office:value-type="float" office:value="-12.1104" calcext:value-type="float">
            <text:p>-12.1104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444146" calcext:value-type="float">
            <text:p>0.00444146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-4.07527" calcext:value-type="float">
            <text:p>-4.07527</text:p>
          </table:table-cell>
          <table:table-cell office:value-type="float" office:value="-12.2349" calcext:value-type="float">
            <text:p>-12.234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516082" calcext:value-type="float">
            <text:p>0.00516082</text:p>
          </table:table-cell>
          <table:table-cell office:value-type="float" office:value="3.38738" calcext:value-type="float">
            <text:p>3.38738</text:p>
          </table:table-cell>
          <table:table-cell office:value-type="float" office:value="-4.33283" calcext:value-type="float">
            <text:p>-4.33283</text:p>
          </table:table-cell>
          <table:table-cell office:value-type="float" office:value="-12.013" calcext:value-type="float">
            <text:p>-12.013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511112" calcext:value-type="float">
            <text:p>0.00511112</text:p>
          </table:table-cell>
          <table:table-cell office:value-type="float" office:value="2.65791" calcext:value-type="float">
            <text:p>2.65791</text:p>
          </table:table-cell>
          <table:table-cell office:value-type="float" office:value="-4.57774" calcext:value-type="float">
            <text:p>-4.57774</text:p>
          </table:table-cell>
          <table:table-cell office:value-type="float" office:value="-11.8625" calcext:value-type="float">
            <text:p>-11.8625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569264" calcext:value-type="float">
            <text:p>0.00569264</text:p>
          </table:table-cell>
          <table:table-cell office:value-type="float" office:value="1.77881" calcext:value-type="float">
            <text:p>1.77881</text:p>
          </table:table-cell>
          <table:table-cell office:value-type="float" office:value="-4.79597" calcext:value-type="float">
            <text:p>-4.79597</text:p>
          </table:table-cell>
          <table:table-cell office:value-type="float" office:value="-11.5263" calcext:value-type="float">
            <text:p>-11.5263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500612" calcext:value-type="float">
            <text:p>0.00500612</text:p>
          </table:table-cell>
          <table:table-cell office:value-type="float" office:value="1.17144" calcext:value-type="float">
            <text:p>1.17144</text:p>
          </table:table-cell>
          <table:table-cell office:value-type="float" office:value="-5.04142" calcext:value-type="float">
            <text:p>-5.04142</text:p>
          </table:table-cell>
          <table:table-cell office:value-type="float" office:value="-11.2162" calcext:value-type="float">
            <text:p>-11.2162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486977" calcext:value-type="float">
            <text:p>0.00486977</text:p>
          </table:table-cell>
          <table:table-cell office:value-type="float" office:value="0.865862" calcext:value-type="float">
            <text:p>0.865862</text:p>
          </table:table-cell>
          <table:table-cell office:value-type="float" office:value="-5.07032" calcext:value-type="float">
            <text:p>-5.07032</text:p>
          </table:table-cell>
          <table:table-cell office:value-type="float" office:value="-10.9872" calcext:value-type="float">
            <text:p>-10.9872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598437" calcext:value-type="float">
            <text:p>0.00598437</text:p>
          </table:table-cell>
          <table:table-cell office:value-type="float" office:value="-0.229477" calcext:value-type="float">
            <text:p>-0.229477</text:p>
          </table:table-cell>
          <table:table-cell office:value-type="float" office:value="-5.27701" calcext:value-type="float">
            <text:p>-5.27701</text:p>
          </table:table-cell>
          <table:table-cell office:value-type="float" office:value="-10.7501" calcext:value-type="float">
            <text:p>-10.7501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523338" calcext:value-type="float">
            <text:p>0.00523338</text:p>
          </table:table-cell>
          <table:table-cell office:value-type="float" office:value="-1.0505" calcext:value-type="float">
            <text:p>-1.0505</text:p>
          </table:table-cell>
          <table:table-cell office:value-type="float" office:value="-5.44645" calcext:value-type="float">
            <text:p>-5.44645</text:p>
          </table:table-cell>
          <table:table-cell office:value-type="float" office:value="-10.4073" calcext:value-type="float">
            <text:p>-10.4073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50527" calcext:value-type="float">
            <text:p>0.0050527</text:p>
          </table:table-cell>
          <table:table-cell office:value-type="float" office:value="-1.43228" calcext:value-type="float">
            <text:p>-1.43228</text:p>
          </table:table-cell>
          <table:table-cell office:value-type="float" office:value="-5.48955" calcext:value-type="float">
            <text:p>-5.48955</text:p>
          </table:table-cell>
          <table:table-cell office:value-type="float" office:value="-10.3702" calcext:value-type="float">
            <text:p>-10.3702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579568" calcext:value-type="float">
            <text:p>0.00579568</text:p>
          </table:table-cell>
          <table:table-cell office:value-type="float" office:value="-2.70967" calcext:value-type="float">
            <text:p>-2.70967</text:p>
          </table:table-cell>
          <table:table-cell office:value-type="float" office:value="-5.57395" calcext:value-type="float">
            <text:p>-5.57395</text:p>
          </table:table-cell>
          <table:table-cell office:value-type="float" office:value="-10.0339" calcext:value-type="float">
            <text:p>-10.033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499311" calcext:value-type="float">
            <text:p>0.00499311</text:p>
          </table:table-cell>
          <table:table-cell office:value-type="float" office:value="-3.35275" calcext:value-type="float">
            <text:p>-3.35275</text:p>
          </table:table-cell>
          <table:table-cell office:value-type="float" office:value="-5.56925" calcext:value-type="float">
            <text:p>-5.56925</text:p>
          </table:table-cell>
          <table:table-cell office:value-type="float" office:value="-9.67218" calcext:value-type="float">
            <text:p>-9.67218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487886" calcext:value-type="float">
            <text:p>0.00487886</text:p>
          </table:table-cell>
          <table:table-cell office:value-type="float" office:value="-3.50772" calcext:value-type="float">
            <text:p>-3.50772</text:p>
          </table:table-cell>
          <table:table-cell office:value-type="float" office:value="-5.56599" calcext:value-type="float">
            <text:p>-5.56599</text:p>
          </table:table-cell>
          <table:table-cell office:value-type="float" office:value="-9.35234" calcext:value-type="float">
            <text:p>-9.35234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468408" calcext:value-type="float">
            <text:p>0.00468408</text:p>
          </table:table-cell>
          <table:table-cell office:value-type="float" office:value="-4.14775" calcext:value-type="float">
            <text:p>-4.14775</text:p>
          </table:table-cell>
          <table:table-cell office:value-type="float" office:value="-5.61575" calcext:value-type="float">
            <text:p>-5.61575</text:p>
          </table:table-cell>
          <table:table-cell office:value-type="float" office:value="-8.89951" calcext:value-type="float">
            <text:p>-8.89951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468656" calcext:value-type="float">
            <text:p>0.00468656</text:p>
          </table:table-cell>
          <table:table-cell office:value-type="float" office:value="-4.27926" calcext:value-type="float">
            <text:p>-4.27926</text:p>
          </table:table-cell>
          <table:table-cell office:value-type="float" office:value="-5.59632" calcext:value-type="float">
            <text:p>-5.59632</text:p>
          </table:table-cell>
          <table:table-cell office:value-type="float" office:value="-8.48371" calcext:value-type="float">
            <text:p>-8.48371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472153" calcext:value-type="float">
            <text:p>0.00472153</text:p>
          </table:table-cell>
          <table:table-cell office:value-type="float" office:value="-4.50612" calcext:value-type="float">
            <text:p>-4.50612</text:p>
          </table:table-cell>
          <table:table-cell office:value-type="float" office:value="-5.51937" calcext:value-type="float">
            <text:p>-5.51937</text:p>
          </table:table-cell>
          <table:table-cell office:value-type="float" office:value="-8.08481" calcext:value-type="float">
            <text:p>-8.08481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485255" calcext:value-type="float">
            <text:p>0.00485255</text:p>
          </table:table-cell>
          <table:table-cell office:value-type="float" office:value="-5.06912" calcext:value-type="float">
            <text:p>-5.06912</text:p>
          </table:table-cell>
          <table:table-cell office:value-type="float" office:value="-5.3844" calcext:value-type="float">
            <text:p>-5.3844</text:p>
          </table:table-cell>
          <table:table-cell office:value-type="float" office:value="-7.64304" calcext:value-type="float">
            <text:p>-7.64304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468631" calcext:value-type="float">
            <text:p>0.00468631</text:p>
          </table:table-cell>
          <table:table-cell office:value-type="float" office:value="-5.07662" calcext:value-type="float">
            <text:p>-5.07662</text:p>
          </table:table-cell>
          <table:table-cell office:value-type="float" office:value="-5.16582" calcext:value-type="float">
            <text:p>-5.16582</text:p>
          </table:table-cell>
          <table:table-cell office:value-type="float" office:value="-7.3626" calcext:value-type="float">
            <text:p>-7.3626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445344" calcext:value-type="float">
            <text:p>0.00445344</text:p>
          </table:table-cell>
          <table:table-cell office:value-type="float" office:value="-5.2808" calcext:value-type="float">
            <text:p>-5.2808</text:p>
          </table:table-cell>
          <table:table-cell office:value-type="float" office:value="-5.06324" calcext:value-type="float">
            <text:p>-5.06324</text:p>
          </table:table-cell>
          <table:table-cell office:value-type="float" office:value="-7.08827" calcext:value-type="float">
            <text:p>-7.08827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466315" calcext:value-type="float">
            <text:p>0.00466315</text:p>
          </table:table-cell>
          <table:table-cell office:value-type="float" office:value="-5.49162" calcext:value-type="float">
            <text:p>-5.49162</text:p>
          </table:table-cell>
          <table:table-cell office:value-type="float" office:value="-4.92892" calcext:value-type="float">
            <text:p>-4.92892</text:p>
          </table:table-cell>
          <table:table-cell office:value-type="float" office:value="-6.81771" calcext:value-type="float">
            <text:p>-6.81771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492042" calcext:value-type="float">
            <text:p>0.00492042</text:p>
          </table:table-cell>
          <table:table-cell office:value-type="float" office:value="-5.82934" calcext:value-type="float">
            <text:p>-5.82934</text:p>
          </table:table-cell>
          <table:table-cell office:value-type="float" office:value="-4.66215" calcext:value-type="float">
            <text:p>-4.66215</text:p>
          </table:table-cell>
          <table:table-cell office:value-type="float" office:value="-6.66051" calcext:value-type="float">
            <text:p>-6.6605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458992" calcext:value-type="float">
            <text:p>0.00458992</text:p>
          </table:table-cell>
          <table:table-cell office:value-type="float" office:value="-5.97502" calcext:value-type="float">
            <text:p>-5.97502</text:p>
          </table:table-cell>
          <table:table-cell office:value-type="float" office:value="-4.48783" calcext:value-type="float">
            <text:p>-4.48783</text:p>
          </table:table-cell>
          <table:table-cell office:value-type="float" office:value="-6.65218" calcext:value-type="float">
            <text:p>-6.65218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464666" calcext:value-type="float">
            <text:p>0.00464666</text:p>
          </table:table-cell>
          <table:table-cell office:value-type="float" office:value="-5.8428" calcext:value-type="float">
            <text:p>-5.8428</text:p>
          </table:table-cell>
          <table:table-cell office:value-type="float" office:value="-4.28771" calcext:value-type="float">
            <text:p>-4.28771</text:p>
          </table:table-cell>
          <table:table-cell office:value-type="float" office:value="-6.54998" calcext:value-type="float">
            <text:p>-6.54998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449446" calcext:value-type="float">
            <text:p>0.00449446</text:p>
          </table:table-cell>
          <table:table-cell office:value-type="float" office:value="-5.72395" calcext:value-type="float">
            <text:p>-5.72395</text:p>
          </table:table-cell>
          <table:table-cell office:value-type="float" office:value="-4.13312" calcext:value-type="float">
            <text:p>-4.13312</text:p>
          </table:table-cell>
          <table:table-cell office:value-type="float" office:value="-6.54708" calcext:value-type="float">
            <text:p>-6.54708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452569" calcext:value-type="float">
            <text:p>0.00452569</text:p>
          </table:table-cell>
          <table:table-cell office:value-type="float" office:value="-5.32351" calcext:value-type="float">
            <text:p>-5.32351</text:p>
          </table:table-cell>
          <table:table-cell office:value-type="float" office:value="-3.81385" calcext:value-type="float">
            <text:p>-3.81385</text:p>
          </table:table-cell>
          <table:table-cell office:value-type="float" office:value="-6.64545" calcext:value-type="float">
            <text:p>-6.64545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484413" calcext:value-type="float">
            <text:p>0.00484413</text:p>
          </table:table-cell>
          <table:table-cell office:value-type="float" office:value="-4.65477" calcext:value-type="float">
            <text:p>-4.65477</text:p>
          </table:table-cell>
          <table:table-cell office:value-type="float" office:value="-3.51042" calcext:value-type="float">
            <text:p>-3.51042</text:p>
          </table:table-cell>
          <table:table-cell office:value-type="float" office:value="-6.65677" calcext:value-type="float">
            <text:p>-6.65677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488087" calcext:value-type="float">
            <text:p>0.00488087</text:p>
          </table:table-cell>
          <table:table-cell office:value-type="float" office:value="-4.20852" calcext:value-type="float">
            <text:p>-4.20852</text:p>
          </table:table-cell>
          <table:table-cell office:value-type="float" office:value="-3.20068" calcext:value-type="float">
            <text:p>-3.20068</text:p>
          </table:table-cell>
          <table:table-cell office:value-type="float" office:value="-6.72832" calcext:value-type="float">
            <text:p>-6.72832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463002" calcext:value-type="float">
            <text:p>0.00463002</text:p>
          </table:table-cell>
          <table:table-cell office:value-type="float" office:value="-4.1029" calcext:value-type="float">
            <text:p>-4.1029</text:p>
          </table:table-cell>
          <table:table-cell office:value-type="float" office:value="-2.89108" calcext:value-type="float">
            <text:p>-2.89108</text:p>
          </table:table-cell>
          <table:table-cell office:value-type="float" office:value="-6.83134" calcext:value-type="float">
            <text:p>-6.83134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463122" calcext:value-type="float">
            <text:p>0.00463122</text:p>
          </table:table-cell>
          <table:table-cell office:value-type="float" office:value="-3.93559" calcext:value-type="float">
            <text:p>-3.93559</text:p>
          </table:table-cell>
          <table:table-cell office:value-type="float" office:value="-2.46573" calcext:value-type="float">
            <text:p>-2.46573</text:p>
          </table:table-cell>
          <table:table-cell office:value-type="float" office:value="-7.08936" calcext:value-type="float">
            <text:p>-7.08936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474057" calcext:value-type="float">
            <text:p>0.00474057</text:p>
          </table:table-cell>
          <table:table-cell office:value-type="float" office:value="-3.06726" calcext:value-type="float">
            <text:p>-3.06726</text:p>
          </table:table-cell>
          <table:table-cell office:value-type="float" office:value="-2.22237" calcext:value-type="float">
            <text:p>-2.22237</text:p>
          </table:table-cell>
          <table:table-cell office:value-type="float" office:value="-7.10663" calcext:value-type="float">
            <text:p>-7.10663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447949" calcext:value-type="float">
            <text:p>0.00447949</text:p>
          </table:table-cell>
          <table:table-cell office:value-type="float" office:value="-2.68095" calcext:value-type="float">
            <text:p>-2.68095</text:p>
          </table:table-cell>
          <table:table-cell office:value-type="float" office:value="-1.9969" calcext:value-type="float">
            <text:p>-1.9969</text:p>
          </table:table-cell>
          <table:table-cell office:value-type="float" office:value="-7.19698" calcext:value-type="float">
            <text:p>-7.19698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456623" calcext:value-type="float">
            <text:p>0.00456623</text:p>
          </table:table-cell>
          <table:table-cell office:value-type="float" office:value="-2.4387" calcext:value-type="float">
            <text:p>-2.4387</text:p>
          </table:table-cell>
          <table:table-cell office:value-type="float" office:value="-1.82669" calcext:value-type="float">
            <text:p>-1.82669</text:p>
          </table:table-cell>
          <table:table-cell office:value-type="float" office:value="-7.22856" calcext:value-type="float">
            <text:p>-7.22856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466394" calcext:value-type="float">
            <text:p>0.00466394</text:p>
          </table:table-cell>
          <table:table-cell office:value-type="float" office:value="-1.96355" calcext:value-type="float">
            <text:p>-1.96355</text:p>
          </table:table-cell>
          <table:table-cell office:value-type="float" office:value="-1.61269" calcext:value-type="float">
            <text:p>-1.61269</text:p>
          </table:table-cell>
          <table:table-cell office:value-type="float" office:value="-7.07092" calcext:value-type="float">
            <text:p>-7.07092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482856" calcext:value-type="float">
            <text:p>0.00482856</text:p>
          </table:table-cell>
          <table:table-cell office:value-type="float" office:value="-1.12548" calcext:value-type="float">
            <text:p>-1.12548</text:p>
          </table:table-cell>
          <table:table-cell office:value-type="float" office:value="-1.46928" calcext:value-type="float">
            <text:p>-1.46928</text:p>
          </table:table-cell>
          <table:table-cell office:value-type="float" office:value="-6.91864" calcext:value-type="float">
            <text:p>-6.9186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525861" calcext:value-type="float">
            <text:p>0.00525861</text:p>
          </table:table-cell>
          <table:table-cell office:value-type="float" office:value="-1.07778" calcext:value-type="float">
            <text:p>-1.07778</text:p>
          </table:table-cell>
          <table:table-cell office:value-type="float" office:value="-1.3513" calcext:value-type="float">
            <text:p>-1.3513</text:p>
          </table:table-cell>
          <table:table-cell office:value-type="float" office:value="-6.84486" calcext:value-type="float">
            <text:p>-6.84486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481784" calcext:value-type="float">
            <text:p>0.00481784</text:p>
          </table:table-cell>
          <table:table-cell office:value-type="float" office:value="-1.30493" calcext:value-type="float">
            <text:p>-1.30493</text:p>
          </table:table-cell>
          <table:table-cell office:value-type="float" office:value="-1.1252" calcext:value-type="float">
            <text:p>-1.1252</text:p>
          </table:table-cell>
          <table:table-cell office:value-type="float" office:value="-6.79118" calcext:value-type="float">
            <text:p>-6.79118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474633" calcext:value-type="float">
            <text:p>0.00474633</text:p>
          </table:table-cell>
          <table:table-cell office:value-type="float" office:value="-0.664712" calcext:value-type="float">
            <text:p>-0.664712</text:p>
          </table:table-cell>
          <table:table-cell office:value-type="float" office:value="-0.882723" calcext:value-type="float">
            <text:p>-0.882723</text:p>
          </table:table-cell>
          <table:table-cell office:value-type="float" office:value="-6.81455" calcext:value-type="float">
            <text:p>-6.81455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469757" calcext:value-type="float">
            <text:p>0.00469757</text:p>
          </table:table-cell>
          <table:table-cell office:value-type="float" office:value="0.24822" calcext:value-type="float">
            <text:p>0.24822</text:p>
          </table:table-cell>
          <table:table-cell office:value-type="float" office:value="-0.555037" calcext:value-type="float">
            <text:p>-0.555037</text:p>
          </table:table-cell>
          <table:table-cell office:value-type="float" office:value="-6.73416" calcext:value-type="float">
            <text:p>-6.73416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470691" calcext:value-type="float">
            <text:p>0.00470691</text:p>
          </table:table-cell>
          <table:table-cell office:value-type="float" office:value="0.251836" calcext:value-type="float">
            <text:p>0.251836</text:p>
          </table:table-cell>
          <table:table-cell office:value-type="float" office:value="-0.432281" calcext:value-type="float">
            <text:p>-0.432281</text:p>
          </table:table-cell>
          <table:table-cell office:value-type="float" office:value="-6.75454" calcext:value-type="float">
            <text:p>-6.75454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463916" calcext:value-type="float">
            <text:p>0.00463916</text:p>
          </table:table-cell>
          <table:table-cell office:value-type="float" office:value="-0.205106" calcext:value-type="float">
            <text:p>-0.205106</text:p>
          </table:table-cell>
          <table:table-cell office:value-type="float" office:value="-0.216578" calcext:value-type="float">
            <text:p>-0.216578</text:p>
          </table:table-cell>
          <table:table-cell office:value-type="float" office:value="-6.71143" calcext:value-type="float">
            <text:p>-6.71143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473429" calcext:value-type="float">
            <text:p>0.00473429</text:p>
          </table:table-cell>
          <table:table-cell office:value-type="float" office:value="0.214401" calcext:value-type="float">
            <text:p>0.214401</text:p>
          </table:table-cell>
          <table:table-cell office:value-type="float" office:value="-0.00157114" calcext:value-type="float">
            <text:p>-0.00157114</text:p>
          </table:table-cell>
          <table:table-cell office:value-type="float" office:value="-6.77339" calcext:value-type="float">
            <text:p>-6.77339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444791" calcext:value-type="float">
            <text:p>0.00444791</text:p>
          </table:table-cell>
          <table:table-cell office:value-type="float" office:value="0.817706" calcext:value-type="float">
            <text:p>0.817706</text:p>
          </table:table-cell>
          <table:table-cell office:value-type="float" office:value="0.150083" calcext:value-type="float">
            <text:p>0.150083</text:p>
          </table:table-cell>
          <table:table-cell office:value-type="float" office:value="-6.87862" calcext:value-type="float">
            <text:p>-6.8786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452094" calcext:value-type="float">
            <text:p>0.00452094</text:p>
          </table:table-cell>
          <table:table-cell office:value-type="float" office:value="1.087" calcext:value-type="float">
            <text:p>1.087</text:p>
          </table:table-cell>
          <table:table-cell office:value-type="float" office:value="0.241858" calcext:value-type="float">
            <text:p>0.241858</text:p>
          </table:table-cell>
          <table:table-cell office:value-type="float" office:value="-7.00334" calcext:value-type="float">
            <text:p>-7.00334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516316" calcext:value-type="float">
            <text:p>0.00516316</text:p>
          </table:table-cell>
          <table:table-cell office:value-type="float" office:value="0.789015" calcext:value-type="float">
            <text:p>0.789015</text:p>
          </table:table-cell>
          <table:table-cell office:value-type="float" office:value="0.530493" calcext:value-type="float">
            <text:p>0.530493</text:p>
          </table:table-cell>
          <table:table-cell office:value-type="float" office:value="-7.3236" calcext:value-type="float">
            <text:p>-7.3236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443313" calcext:value-type="float">
            <text:p>0.00443313</text:p>
          </table:table-cell>
          <table:table-cell office:value-type="float" office:value="0.967462" calcext:value-type="float">
            <text:p>0.967462</text:p>
          </table:table-cell>
          <table:table-cell office:value-type="float" office:value="0.609721" calcext:value-type="float">
            <text:p>0.609721</text:p>
          </table:table-cell>
          <table:table-cell office:value-type="float" office:value="-7.57949" calcext:value-type="float">
            <text:p>-7.57949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452143" calcext:value-type="float">
            <text:p>0.00452143</text:p>
          </table:table-cell>
          <table:table-cell office:value-type="float" office:value="2.6467" calcext:value-type="float">
            <text:p>2.6467</text:p>
          </table:table-cell>
          <table:table-cell office:value-type="float" office:value="0.736396" calcext:value-type="float">
            <text:p>0.736396</text:p>
          </table:table-cell>
          <table:table-cell office:value-type="float" office:value="-7.87813" calcext:value-type="float">
            <text:p>-7.87813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507541" calcext:value-type="float">
            <text:p>0.00507541</text:p>
          </table:table-cell>
          <table:table-cell office:value-type="float" office:value="3.93481" calcext:value-type="float">
            <text:p>3.93481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-8.08984" calcext:value-type="float">
            <text:p>-8.0898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487776" calcext:value-type="float">
            <text:p>0.00487776</text:p>
          </table:table-cell>
          <table:table-cell office:value-type="float" office:value="4.42331" calcext:value-type="float">
            <text:p>4.42331</text:p>
          </table:table-cell>
          <table:table-cell office:value-type="float" office:value="0.88848" calcext:value-type="float">
            <text:p>0.88848</text:p>
          </table:table-cell>
          <table:table-cell office:value-type="float" office:value="-8.39113" calcext:value-type="float">
            <text:p>-8.39113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468693" calcext:value-type="float">
            <text:p>0.00468693</text:p>
          </table:table-cell>
          <table:table-cell office:value-type="float" office:value="4.51141" calcext:value-type="float">
            <text:p>4.51141</text:p>
          </table:table-cell>
          <table:table-cell office:value-type="float" office:value="1.0544" calcext:value-type="float">
            <text:p>1.0544</text:p>
          </table:table-cell>
          <table:table-cell office:value-type="float" office:value="-8.76276" calcext:value-type="float">
            <text:p>-8.76276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4622" calcext:value-type="float">
            <text:p>0.004622</text:p>
          </table:table-cell>
          <table:table-cell office:value-type="float" office:value="4.65555" calcext:value-type="float">
            <text:p>4.65555</text:p>
          </table:table-cell>
          <table:table-cell office:value-type="float" office:value="1.05141" calcext:value-type="float">
            <text:p>1.05141</text:p>
          </table:table-cell>
          <table:table-cell office:value-type="float" office:value="-9.03971" calcext:value-type="float">
            <text:p>-9.03971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459946" calcext:value-type="float">
            <text:p>0.00459946</text:p>
          </table:table-cell>
          <table:table-cell office:value-type="float" office:value="5.06527" calcext:value-type="float">
            <text:p>5.06527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-9.30009" calcext:value-type="float">
            <text:p>-9.30009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48171" calcext:value-type="float">
            <text:p>0.0048171</text:p>
          </table:table-cell>
          <table:table-cell office:value-type="float" office:value="6.16997" calcext:value-type="float">
            <text:p>6.16997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-9.7274" calcext:value-type="float">
            <text:p>-9.7274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463029" calcext:value-type="float">
            <text:p>0.00463029</text:p>
          </table:table-cell>
          <table:table-cell office:value-type="float" office:value="5.90965" calcext:value-type="float">
            <text:p>5.90965</text:p>
          </table:table-cell>
          <table:table-cell office:value-type="float" office:value="1.1985" calcext:value-type="float">
            <text:p>1.1985</text:p>
          </table:table-cell>
          <table:table-cell office:value-type="float" office:value="-10.0586" calcext:value-type="float">
            <text:p>-10.058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495421" calcext:value-type="float">
            <text:p>0.00495421</text:p>
          </table:table-cell>
          <table:table-cell office:value-type="float" office:value="5.38455" calcext:value-type="float">
            <text:p>5.38455</text:p>
          </table:table-cell>
          <table:table-cell office:value-type="float" office:value="1.06533" calcext:value-type="float">
            <text:p>1.06533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470901" calcext:value-type="float">
            <text:p>0.00470901</text:p>
          </table:table-cell>
          <table:table-cell office:value-type="float" office:value="6.27403" calcext:value-type="float">
            <text:p>6.27403</text:p>
          </table:table-cell>
          <table:table-cell office:value-type="float" office:value="1.03653" calcext:value-type="float">
            <text:p>1.03653</text:p>
          </table:table-cell>
          <table:table-cell office:value-type="float" office:value="-10.8986" calcext:value-type="float">
            <text:p>-10.8986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472964" calcext:value-type="float">
            <text:p>0.00472964</text:p>
          </table:table-cell>
          <table:table-cell office:value-type="float" office:value="7.24149" calcext:value-type="float">
            <text:p>7.24149</text:p>
          </table:table-cell>
          <table:table-cell office:value-type="float" office:value="1.09003" calcext:value-type="float">
            <text:p>1.09003</text:p>
          </table:table-cell>
          <table:table-cell office:value-type="float" office:value="-11.2989" calcext:value-type="float">
            <text:p>-11.2989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44993" calcext:value-type="float">
            <text:p>0.0044993</text:p>
          </table:table-cell>
          <table:table-cell office:value-type="float" office:value="7.59917" calcext:value-type="float">
            <text:p>7.59917</text:p>
          </table:table-cell>
          <table:table-cell office:value-type="float" office:value="0.974378" calcext:value-type="float">
            <text:p>0.974378</text:p>
          </table:table-cell>
          <table:table-cell office:value-type="float" office:value="-11.5722" calcext:value-type="float">
            <text:p>-11.5722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469059" calcext:value-type="float">
            <text:p>0.00469059</text:p>
          </table:table-cell>
          <table:table-cell office:value-type="float" office:value="7.82939" calcext:value-type="float">
            <text:p>7.82939</text:p>
          </table:table-cell>
          <table:table-cell office:value-type="float" office:value="0.757169" calcext:value-type="float">
            <text:p>0.757169</text:p>
          </table:table-cell>
          <table:table-cell office:value-type="float" office:value="-11.9632" calcext:value-type="float">
            <text:p>-11.9632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476306" calcext:value-type="float">
            <text:p>0.00476306</text:p>
          </table:table-cell>
          <table:table-cell office:value-type="float" office:value="8.57719" calcext:value-type="float">
            <text:p>8.57719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-12.3596" calcext:value-type="float">
            <text:p>-12.3596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420528" calcext:value-type="float">
            <text:p>0.00420528</text:p>
          </table:table-cell>
          <table:table-cell office:value-type="float" office:value="8.94137" calcext:value-type="float">
            <text:p>8.94137</text:p>
          </table:table-cell>
          <table:table-cell office:value-type="float" office:value="0.622972" calcext:value-type="float">
            <text:p>0.622972</text:p>
          </table:table-cell>
          <table:table-cell office:value-type="float" office:value="-12.4858" calcext:value-type="float">
            <text:p>-12.485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458939" calcext:value-type="float">
            <text:p>0.00458939</text:p>
          </table:table-cell>
          <table:table-cell office:value-type="float" office:value="8.54764" calcext:value-type="float">
            <text:p>8.54764</text:p>
          </table:table-cell>
          <table:table-cell office:value-type="float" office:value="0.390046" calcext:value-type="float">
            <text:p>0.390046</text:p>
          </table:table-cell>
          <table:table-cell office:value-type="float" office:value="-12.9738" calcext:value-type="float">
            <text:p>-12.973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448992" calcext:value-type="float">
            <text:p>0.00448992</text:p>
          </table:table-cell>
          <table:table-cell office:value-type="float" office:value="9.06412" calcext:value-type="float">
            <text:p>9.06412</text:p>
          </table:table-cell>
          <table:table-cell office:value-type="float" office:value="0.286067" calcext:value-type="float">
            <text:p>0.286067</text:p>
          </table:table-cell>
          <table:table-cell office:value-type="float" office:value="-13.5157" calcext:value-type="float">
            <text:p>-13.5157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464251" calcext:value-type="float">
            <text:p>0.00464251</text:p>
          </table:table-cell>
          <table:table-cell office:value-type="float" office:value="9.73613" calcext:value-type="float">
            <text:p>9.73613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-14.2025" calcext:value-type="float">
            <text:p>-14.2025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456611" calcext:value-type="float">
            <text:p>0.00456611</text:p>
          </table:table-cell>
          <table:table-cell office:value-type="float" office:value="9.59669" calcext:value-type="float">
            <text:p>9.59669</text:p>
          </table:table-cell>
          <table:table-cell office:value-type="float" office:value="-0.0890396" calcext:value-type="float">
            <text:p>-0.0890396</text:p>
          </table:table-cell>
          <table:table-cell office:value-type="float" office:value="-14.4943" calcext:value-type="float">
            <text:p>-14.4943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50043" calcext:value-type="float">
            <text:p>0.0050043</text:p>
          </table:table-cell>
          <table:table-cell office:value-type="float" office:value="10.4672" calcext:value-type="float">
            <text:p>10.4672</text:p>
          </table:table-cell>
          <table:table-cell office:value-type="float" office:value="-0.244679" calcext:value-type="float">
            <text:p>-0.244679</text:p>
          </table:table-cell>
          <table:table-cell office:value-type="float" office:value="-14.8948" calcext:value-type="float">
            <text:p>-14.8948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468292" calcext:value-type="float">
            <text:p>0.00468292</text:p>
          </table:table-cell>
          <table:table-cell office:value-type="float" office:value="12.1807" calcext:value-type="float">
            <text:p>12.1807</text:p>
          </table:table-cell>
          <table:table-cell office:value-type="float" office:value="-0.138137" calcext:value-type="float">
            <text:p>-0.138137</text:p>
          </table:table-cell>
          <table:table-cell office:value-type="float" office:value="-15.2776" calcext:value-type="float">
            <text:p>-15.2776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471037" calcext:value-type="float">
            <text:p>0.00471037</text:p>
          </table:table-cell>
          <table:table-cell office:value-type="float" office:value="12.2942" calcext:value-type="float">
            <text:p>12.2942</text:p>
          </table:table-cell>
          <table:table-cell office:value-type="float" office:value="-0.318009" calcext:value-type="float">
            <text:p>-0.318009</text:p>
          </table:table-cell>
          <table:table-cell office:value-type="float" office:value="-15.968" calcext:value-type="float">
            <text:p>-15.968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443555" calcext:value-type="float">
            <text:p>0.00443555</text:p>
          </table:table-cell>
          <table:table-cell office:value-type="float" office:value="12.383" calcext:value-type="float">
            <text:p>12.383</text:p>
          </table:table-cell>
          <table:table-cell office:value-type="float" office:value="-0.396686" calcext:value-type="float">
            <text:p>-0.396686</text:p>
          </table:table-cell>
          <table:table-cell office:value-type="float" office:value="-16.328" calcext:value-type="float">
            <text:p>-16.328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436395" calcext:value-type="float">
            <text:p>0.00436395</text:p>
          </table:table-cell>
          <table:table-cell office:value-type="float" office:value="12.3784" calcext:value-type="float">
            <text:p>12.3784</text:p>
          </table:table-cell>
          <table:table-cell office:value-type="float" office:value="-0.600588" calcext:value-type="float">
            <text:p>-0.600588</text:p>
          </table:table-cell>
          <table:table-cell office:value-type="float" office:value="-16.6301" calcext:value-type="float">
            <text:p>-16.6301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485247" calcext:value-type="float">
            <text:p>0.00485247</text:p>
          </table:table-cell>
          <table:table-cell office:value-type="float" office:value="11.8783" calcext:value-type="float">
            <text:p>11.8783</text:p>
          </table:table-cell>
          <table:table-cell office:value-type="float" office:value="-0.776903" calcext:value-type="float">
            <text:p>-0.776903</text:p>
          </table:table-cell>
          <table:table-cell office:value-type="float" office:value="-16.8572" calcext:value-type="float">
            <text:p>-16.857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445291" calcext:value-type="float">
            <text:p>0.00445291</text:p>
          </table:table-cell>
          <table:table-cell office:value-type="float" office:value="13.2162" calcext:value-type="float">
            <text:p>13.2162</text:p>
          </table:table-cell>
          <table:table-cell office:value-type="float" office:value="-0.705625" calcext:value-type="float">
            <text:p>-0.705625</text:p>
          </table:table-cell>
          <table:table-cell office:value-type="float" office:value="-17.2862" calcext:value-type="float">
            <text:p>-17.2862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446239" calcext:value-type="float">
            <text:p>0.00446239</text:p>
          </table:table-cell>
          <table:table-cell office:value-type="float" office:value="15.3606" calcext:value-type="float">
            <text:p>15.3606</text:p>
          </table:table-cell>
          <table:table-cell office:value-type="float" office:value="-0.287244" calcext:value-type="float">
            <text:p>-0.287244</text:p>
          </table:table-cell>
          <table:table-cell office:value-type="float" office:value="-17.7612" calcext:value-type="float">
            <text:p>-17.7612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408341" calcext:value-type="float">
            <text:p>0.00408341</text:p>
          </table:table-cell>
          <table:table-cell office:value-type="float" office:value="15.9808" calcext:value-type="float">
            <text:p>15.9808</text:p>
          </table:table-cell>
          <table:table-cell office:value-type="float" office:value="-0.251127" calcext:value-type="float">
            <text:p>-0.251127</text:p>
          </table:table-cell>
          <table:table-cell office:value-type="float" office:value="-18.2193" calcext:value-type="float">
            <text:p>-18.2193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413194" calcext:value-type="float">
            <text:p>0.00413194</text:p>
          </table:table-cell>
          <table:table-cell office:value-type="float" office:value="16.4894" calcext:value-type="float">
            <text:p>16.4894</text:p>
          </table:table-cell>
          <table:table-cell office:value-type="float" office:value="-0.156142" calcext:value-type="float">
            <text:p>-0.156142</text:p>
          </table:table-cell>
          <table:table-cell office:value-type="float" office:value="-18.4684" calcext:value-type="float">
            <text:p>-18.4684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401249" calcext:value-type="float">
            <text:p>0.00401249</text:p>
          </table:table-cell>
          <table:table-cell office:value-type="float" office:value="17.9761" calcext:value-type="float">
            <text:p>17.9761</text:p>
          </table:table-cell>
          <table:table-cell office:value-type="float" office:value="0.17869" calcext:value-type="float">
            <text:p>0.17869</text:p>
          </table:table-cell>
          <table:table-cell office:value-type="float" office:value="-18.8015" calcext:value-type="float">
            <text:p>-18.8015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423004" calcext:value-type="float">
            <text:p>0.00423004</text:p>
          </table:table-cell>
          <table:table-cell office:value-type="float" office:value="18.8122" calcext:value-type="float">
            <text:p>18.8122</text:p>
          </table:table-cell>
          <table:table-cell office:value-type="float" office:value="0.293876" calcext:value-type="float">
            <text:p>0.293876</text:p>
          </table:table-cell>
          <table:table-cell office:value-type="float" office:value="-19.0681" calcext:value-type="float">
            <text:p>-19.0681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410695" calcext:value-type="float">
            <text:p>0.00410695</text:p>
          </table:table-cell>
          <table:table-cell office:value-type="float" office:value="19.2493" calcext:value-type="float">
            <text:p>19.2493</text:p>
          </table:table-cell>
          <table:table-cell office:value-type="float" office:value="0.365447" calcext:value-type="float">
            <text:p>0.365447</text:p>
          </table:table-cell>
          <table:table-cell office:value-type="float" office:value="-19.4584" calcext:value-type="float">
            <text:p>-19.4584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383414" calcext:value-type="float">
            <text:p>0.00383414</text:p>
          </table:table-cell>
          <table:table-cell office:value-type="float" office:value="20.2259" calcext:value-type="float">
            <text:p>20.2259</text:p>
          </table:table-cell>
          <table:table-cell office:value-type="float" office:value="0.503295" calcext:value-type="float">
            <text:p>0.503295</text:p>
          </table:table-cell>
          <table:table-cell office:value-type="float" office:value="-19.8229" calcext:value-type="float">
            <text:p>-19.822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387203" calcext:value-type="float">
            <text:p>0.00387203</text:p>
          </table:table-cell>
          <table:table-cell office:value-type="float" office:value="20.5557" calcext:value-type="float">
            <text:p>20.5557</text:p>
          </table:table-cell>
          <table:table-cell office:value-type="float" office:value="0.639405" calcext:value-type="float">
            <text:p>0.639405</text:p>
          </table:table-cell>
          <table:table-cell office:value-type="float" office:value="-20.2198" calcext:value-type="float">
            <text:p>-20.219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388973" calcext:value-type="float">
            <text:p>0.00388973</text:p>
          </table:table-cell>
          <table:table-cell office:value-type="float" office:value="20.8205" calcext:value-type="float">
            <text:p>20.8205</text:p>
          </table:table-cell>
          <table:table-cell office:value-type="float" office:value="0.499063" calcext:value-type="float">
            <text:p>0.499063</text:p>
          </table:table-cell>
          <table:table-cell office:value-type="float" office:value="-20.6724" calcext:value-type="float">
            <text:p>-20.6724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394871" calcext:value-type="float">
            <text:p>0.00394871</text:p>
          </table:table-cell>
          <table:table-cell office:value-type="float" office:value="21.2982" calcext:value-type="float">
            <text:p>21.2982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-21.442" calcext:value-type="float">
            <text:p>-21.442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416711" calcext:value-type="float">
            <text:p>0.00416711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-21.2383" calcext:value-type="float">
            <text:p>-21.2383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404247" calcext:value-type="float">
            <text:p>0.00404247</text:p>
          </table:table-cell>
          <table:table-cell office:value-type="float" office:value="21.6718" calcext:value-type="float">
            <text:p>21.6718</text:p>
          </table:table-cell>
          <table:table-cell office:value-type="float" office:value="0.408223" calcext:value-type="float">
            <text:p>0.408223</text:p>
          </table:table-cell>
          <table:table-cell office:value-type="float" office:value="-21.6063" calcext:value-type="float">
            <text:p>-21.6063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405576" calcext:value-type="float">
            <text:p>0.00405576</text:p>
          </table:table-cell>
          <table:table-cell office:value-type="float" office:value="22.7589" calcext:value-type="float">
            <text:p>22.7589</text:p>
          </table:table-cell>
          <table:table-cell office:value-type="float" office:value="0.584082" calcext:value-type="float">
            <text:p>0.584082</text:p>
          </table:table-cell>
          <table:table-cell office:value-type="float" office:value="-22.3188" calcext:value-type="float">
            <text:p>-22.318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687378" calcext:value-type="float">
            <text:p>0.00687378</text:p>
          </table:table-cell>
          <table:table-cell office:value-type="float" office:value="22.7364" calcext:value-type="float">
            <text:p>22.7364</text:p>
          </table:table-cell>
          <table:table-cell office:value-type="float" office:value="1.24016" calcext:value-type="float">
            <text:p>1.24016</text:p>
          </table:table-cell>
          <table:table-cell office:value-type="float" office:value="-21.0299" calcext:value-type="float">
            <text:p>-21.0299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411986" calcext:value-type="float">
            <text:p>0.00411986</text:p>
          </table:table-cell>
          <table:table-cell office:value-type="float" office:value="23.0445" calcext:value-type="float">
            <text:p>23.0445</text:p>
          </table:table-cell>
          <table:table-cell office:value-type="float" office:value="1.1912" calcext:value-type="float">
            <text:p>1.1912</text:p>
          </table:table-cell>
          <table:table-cell office:value-type="float" office:value="-21.6613" calcext:value-type="float">
            <text:p>-21.6613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398227" calcext:value-type="float">
            <text:p>0.00398227</text:p>
          </table:table-cell>
          <table:table-cell office:value-type="float" office:value="24.2118" calcext:value-type="float">
            <text:p>24.2118</text:p>
          </table:table-cell>
          <table:table-cell office:value-type="float" office:value="1.39188" calcext:value-type="float">
            <text:p>1.39188</text:p>
          </table:table-cell>
          <table:table-cell office:value-type="float" office:value="-22.1603" calcext:value-type="float">
            <text:p>-22.1603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399326" calcext:value-type="float">
            <text:p>0.00399326</text:p>
          </table:table-cell>
          <table:table-cell office:value-type="float" office:value="24.6895" calcext:value-type="float">
            <text:p>24.6895</text:p>
          </table:table-cell>
          <table:table-cell office:value-type="float" office:value="1.504" calcext:value-type="float">
            <text:p>1.504</text:p>
          </table:table-cell>
          <table:table-cell office:value-type="float" office:value="-22.4843" calcext:value-type="float">
            <text:p>-22.484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411097" calcext:value-type="float">
            <text:p>0.00411097</text:p>
          </table:table-cell>
          <table:table-cell office:value-type="float" office:value="24.9631" calcext:value-type="float">
            <text:p>24.9631</text:p>
          </table:table-cell>
          <table:table-cell office:value-type="float" office:value="1.47663" calcext:value-type="float">
            <text:p>1.47663</text:p>
          </table:table-cell>
          <table:table-cell office:value-type="float" office:value="-22.7017" calcext:value-type="float">
            <text:p>-22.7017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391638" calcext:value-type="float">
            <text:p>0.00391638</text:p>
          </table:table-cell>
          <table:table-cell office:value-type="float" office:value="25.7122" calcext:value-type="float">
            <text:p>25.7122</text:p>
          </table:table-cell>
          <table:table-cell office:value-type="float" office:value="1.67332" calcext:value-type="float">
            <text:p>1.67332</text:p>
          </table:table-cell>
          <table:table-cell office:value-type="float" office:value="-23.1394" calcext:value-type="float">
            <text:p>-23.1394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395463" calcext:value-type="float">
            <text:p>0.00395463</text:p>
          </table:table-cell>
          <table:table-cell office:value-type="float" office:value="26.1684" calcext:value-type="float">
            <text:p>26.1684</text:p>
          </table:table-cell>
          <table:table-cell office:value-type="float" office:value="1.78689" calcext:value-type="float">
            <text:p>1.78689</text:p>
          </table:table-cell>
          <table:table-cell office:value-type="float" office:value="-23.5117" calcext:value-type="float">
            <text:p>-23.5117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379981" calcext:value-type="float">
            <text:p>0.00379981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1.4871" calcext:value-type="float">
            <text:p>1.4871</text:p>
          </table:table-cell>
          <table:table-cell office:value-type="float" office:value="-23.9225" calcext:value-type="float">
            <text:p>-23.9225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357337" calcext:value-type="float">
            <text:p>0.00357337</text:p>
          </table:table-cell>
          <table:table-cell office:value-type="float" office:value="26.1114" calcext:value-type="float">
            <text:p>26.1114</text:p>
          </table:table-cell>
          <table:table-cell office:value-type="float" office:value="1.28429" calcext:value-type="float">
            <text:p>1.28429</text:p>
          </table:table-cell>
          <table:table-cell office:value-type="float" office:value="-24.1036" calcext:value-type="float">
            <text:p>-24.103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393006" calcext:value-type="float">
            <text:p>0.00393006</text:p>
          </table:table-cell>
          <table:table-cell office:value-type="float" office:value="26.1371" calcext:value-type="float">
            <text:p>26.1371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416543" calcext:value-type="float">
            <text:p>0.00416543</text:p>
          </table:table-cell>
          <table:table-cell office:value-type="float" office:value="26.0397" calcext:value-type="float">
            <text:p>26.0397</text:p>
          </table:table-cell>
          <table:table-cell office:value-type="float" office:value="0.889773" calcext:value-type="float">
            <text:p>0.889773</text:p>
          </table:table-cell>
          <table:table-cell office:value-type="float" office:value="-23.9606" calcext:value-type="float">
            <text:p>-23.9606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333927" calcext:value-type="float">
            <text:p>0.00333927</text:p>
          </table:table-cell>
          <table:table-cell office:value-type="float" office:value="26.0436" calcext:value-type="float">
            <text:p>26.0436</text:p>
          </table:table-cell>
          <table:table-cell office:value-type="float" office:value="0.537577" calcext:value-type="float">
            <text:p>0.537577</text:p>
          </table:table-cell>
          <table:table-cell office:value-type="float" office:value="-23.8116" calcext:value-type="float">
            <text:p>-23.8116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421114" calcext:value-type="float">
            <text:p>0.00421114</text:p>
          </table:table-cell>
          <table:table-cell office:value-type="float" office:value="25.7894" calcext:value-type="float">
            <text:p>25.7894</text:p>
          </table:table-cell>
          <table:table-cell office:value-type="float" office:value="-0.0494018" calcext:value-type="float">
            <text:p>-0.0494018</text:p>
          </table:table-cell>
          <table:table-cell office:value-type="float" office:value="-23.6866" calcext:value-type="float">
            <text:p>-23.6866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445428" calcext:value-type="float">
            <text:p>0.00445428</text:p>
          </table:table-cell>
          <table:table-cell office:value-type="float" office:value="25.4169" calcext:value-type="float">
            <text:p>25.4169</text:p>
          </table:table-cell>
          <table:table-cell office:value-type="float" office:value="-0.64652" calcext:value-type="float">
            <text:p>-0.64652</text:p>
          </table:table-cell>
          <table:table-cell office:value-type="float" office:value="-23.3678" calcext:value-type="float">
            <text:p>-23.3678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40853" calcext:value-type="float">
            <text:p>0.0040853</text:p>
          </table:table-cell>
          <table:table-cell office:value-type="float" office:value="25.2873" calcext:value-type="float">
            <text:p>25.2873</text:p>
          </table:table-cell>
          <table:table-cell office:value-type="float" office:value="-0.88346" calcext:value-type="float">
            <text:p>-0.88346</text:p>
          </table:table-cell>
          <table:table-cell office:value-type="float" office:value="-22.9326" calcext:value-type="float">
            <text:p>-22.9326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439938" calcext:value-type="float">
            <text:p>0.00439938</text:p>
          </table:table-cell>
          <table:table-cell office:value-type="float" office:value="24.8675" calcext:value-type="float">
            <text:p>24.8675</text:p>
          </table:table-cell>
          <table:table-cell office:value-type="float" office:value="-1.15573" calcext:value-type="float">
            <text:p>-1.15573</text:p>
          </table:table-cell>
          <table:table-cell office:value-type="float" office:value="-22.3219" calcext:value-type="float">
            <text:p>-22.3219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543633" calcext:value-type="float">
            <text:p>0.00543633</text:p>
          </table:table-cell>
          <table:table-cell office:value-type="float" office:value="23.9925" calcext:value-type="float">
            <text:p>23.9925</text:p>
          </table:table-cell>
          <table:table-cell office:value-type="float" office:value="-1.50253" calcext:value-type="float">
            <text:p>-1.50253</text:p>
          </table:table-cell>
          <table:table-cell office:value-type="float" office:value="-21.3856" calcext:value-type="float">
            <text:p>-21.3856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439466" calcext:value-type="float">
            <text:p>0.00439466</text:p>
          </table:table-cell>
          <table:table-cell office:value-type="float" office:value="23.1954" calcext:value-type="float">
            <text:p>23.1954</text:p>
          </table:table-cell>
          <table:table-cell office:value-type="float" office:value="-1.94056" calcext:value-type="float">
            <text:p>-1.94056</text:p>
          </table:table-cell>
          <table:table-cell office:value-type="float" office:value="-20.974" calcext:value-type="float">
            <text:p>-20.97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490819" calcext:value-type="float">
            <text:p>0.00490819</text:p>
          </table:table-cell>
          <table:table-cell office:value-type="float" office:value="22.5283" calcext:value-type="float">
            <text:p>22.5283</text:p>
          </table:table-cell>
          <table:table-cell office:value-type="float" office:value="-2.18557" calcext:value-type="float">
            <text:p>-2.18557</text:p>
          </table:table-cell>
          <table:table-cell office:value-type="float" office:value="-19.9087" calcext:value-type="float">
            <text:p>-19.9087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443058" calcext:value-type="float">
            <text:p>0.00443058</text:p>
          </table:table-cell>
          <table:table-cell office:value-type="float" office:value="21.5817" calcext:value-type="float">
            <text:p>21.5817</text:p>
          </table:table-cell>
          <table:table-cell office:value-type="float" office:value="-2.38799" calcext:value-type="float">
            <text:p>-2.38799</text:p>
          </table:table-cell>
          <table:table-cell office:value-type="float" office:value="-18.9235" calcext:value-type="float">
            <text:p>-18.9235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450996" calcext:value-type="float">
            <text:p>0.00450996</text:p>
          </table:table-cell>
          <table:table-cell office:value-type="float" office:value="20.3694" calcext:value-type="float">
            <text:p>20.3694</text:p>
          </table:table-cell>
          <table:table-cell office:value-type="float" office:value="-2.56558" calcext:value-type="float">
            <text:p>-2.56558</text:p>
          </table:table-cell>
          <table:table-cell office:value-type="float" office:value="-17.9443" calcext:value-type="float">
            <text:p>-17.9443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405253" calcext:value-type="float">
            <text:p>0.00405253</text:p>
          </table:table-cell>
          <table:table-cell office:value-type="float" office:value="19.4908" calcext:value-type="float">
            <text:p>19.4908</text:p>
          </table:table-cell>
          <table:table-cell office:value-type="float" office:value="-2.75432" calcext:value-type="float">
            <text:p>-2.75432</text:p>
          </table:table-cell>
          <table:table-cell office:value-type="float" office:value="-16.9828" calcext:value-type="float">
            <text:p>-16.9828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353059" calcext:value-type="float">
            <text:p>0.00353059</text:p>
          </table:table-cell>
          <table:table-cell office:value-type="float" office:value="19.0397" calcext:value-type="float">
            <text:p>19.0397</text:p>
          </table:table-cell>
          <table:table-cell office:value-type="float" office:value="-3.03988" calcext:value-type="float">
            <text:p>-3.03988</text:p>
          </table:table-cell>
          <table:table-cell office:value-type="float" office:value="-16.3745" calcext:value-type="float">
            <text:p>-16.3745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453329" calcext:value-type="float">
            <text:p>0.00453329</text:p>
          </table:table-cell>
          <table:table-cell office:value-type="float" office:value="18.1556" calcext:value-type="float">
            <text:p>18.1556</text:p>
          </table:table-cell>
          <table:table-cell office:value-type="float" office:value="-3.19897" calcext:value-type="float">
            <text:p>-3.19897</text:p>
          </table:table-cell>
          <table:table-cell office:value-type="float" office:value="-15.5097" calcext:value-type="float">
            <text:p>-15.509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127185" calcext:value-type="float">
            <text:p>0.0127185</text:p>
          </table:table-cell>
          <table:table-cell office:value-type="float" office:value="16.9168" calcext:value-type="float">
            <text:p>16.9168</text:p>
          </table:table-cell>
          <table:table-cell office:value-type="float" office:value="-2.89839" calcext:value-type="float">
            <text:p>-2.89839</text:p>
          </table:table-cell>
          <table:table-cell office:value-type="float" office:value="-16.3882" calcext:value-type="float">
            <text:p>-16.3882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443891" calcext:value-type="float">
            <text:p>0.00443891</text:p>
          </table:table-cell>
          <table:table-cell office:value-type="float" office:value="16.0889" calcext:value-type="float">
            <text:p>16.0889</text:p>
          </table:table-cell>
          <table:table-cell office:value-type="float" office:value="-2.98729" calcext:value-type="float">
            <text:p>-2.98729</text:p>
          </table:table-cell>
          <table:table-cell office:value-type="float" office:value="-15.8858" calcext:value-type="float">
            <text:p>-15.8858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391492" calcext:value-type="float">
            <text:p>0.00391492</text:p>
          </table:table-cell>
          <table:table-cell office:value-type="float" office:value="15.8254" calcext:value-type="float">
            <text:p>15.8254</text:p>
          </table:table-cell>
          <table:table-cell office:value-type="float" office:value="-2.99474" calcext:value-type="float">
            <text:p>-2.99474</text:p>
          </table:table-cell>
          <table:table-cell office:value-type="float" office:value="-15.3012" calcext:value-type="float">
            <text:p>-15.3012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427825" calcext:value-type="float">
            <text:p>0.00427825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-3.01898" calcext:value-type="float">
            <text:p>-3.01898</text:p>
          </table:table-cell>
          <table:table-cell office:value-type="float" office:value="-14.9929" calcext:value-type="float">
            <text:p>-14.9929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466494" calcext:value-type="float">
            <text:p>0.00466494</text:p>
          </table:table-cell>
          <table:table-cell office:value-type="float" office:value="14.109" calcext:value-type="float">
            <text:p>14.109</text:p>
          </table:table-cell>
          <table:table-cell office:value-type="float" office:value="-3.19231" calcext:value-type="float">
            <text:p>-3.19231</text:p>
          </table:table-cell>
          <table:table-cell office:value-type="float" office:value="-13.9273" calcext:value-type="float">
            <text:p>-13.9273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456479" calcext:value-type="float">
            <text:p>0.00456479</text:p>
          </table:table-cell>
          <table:table-cell office:value-type="float" office:value="13.5562" calcext:value-type="float">
            <text:p>13.5562</text:p>
          </table:table-cell>
          <table:table-cell office:value-type="float" office:value="-3.25313" calcext:value-type="float">
            <text:p>-3.25313</text:p>
          </table:table-cell>
          <table:table-cell office:value-type="float" office:value="-13.1949" calcext:value-type="float">
            <text:p>-13.194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446822" calcext:value-type="float">
            <text:p>0.00446822</text:p>
          </table:table-cell>
          <table:table-cell office:value-type="float" office:value="13.2646" calcext:value-type="float">
            <text:p>13.2646</text:p>
          </table:table-cell>
          <table:table-cell office:value-type="float" office:value="-3.4165" calcext:value-type="float">
            <text:p>-3.4165</text:p>
          </table:table-cell>
          <table:table-cell office:value-type="float" office:value="-12.5333" calcext:value-type="float">
            <text:p>-12.5333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435247" calcext:value-type="float">
            <text:p>0.00435247</text:p>
          </table:table-cell>
          <table:table-cell office:value-type="float" office:value="12.6464" calcext:value-type="float">
            <text:p>12.6464</text:p>
          </table:table-cell>
          <table:table-cell office:value-type="float" office:value="-3.496" calcext:value-type="float">
            <text:p>-3.496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433109" calcext:value-type="float">
            <text:p>0.00433109</text:p>
          </table:table-cell>
          <table:table-cell office:value-type="float" office:value="12.1653" calcext:value-type="float">
            <text:p>12.1653</text:p>
          </table:table-cell>
          <table:table-cell office:value-type="float" office:value="-3.4308" calcext:value-type="float">
            <text:p>-3.4308</text:p>
          </table:table-cell>
          <table:table-cell office:value-type="float" office:value="-11.129" calcext:value-type="float">
            <text:p>-11.129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434483" calcext:value-type="float">
            <text:p>0.00434483</text:p>
          </table:table-cell>
          <table:table-cell office:value-type="float" office:value="11.7082" calcext:value-type="float">
            <text:p>11.7082</text:p>
          </table:table-cell>
          <table:table-cell office:value-type="float" office:value="-3.55172" calcext:value-type="float">
            <text:p>-3.55172</text:p>
          </table:table-cell>
          <table:table-cell office:value-type="float" office:value="-10.6795" calcext:value-type="float">
            <text:p>-10.6795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469115" calcext:value-type="float">
            <text:p>0.00469115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3.57546" calcext:value-type="float">
            <text:p>-3.57546</text:p>
          </table:table-cell>
          <table:table-cell office:value-type="float" office:value="-10.1529" calcext:value-type="float">
            <text:p>-10.152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491502" calcext:value-type="float">
            <text:p>0.00491502</text:p>
          </table:table-cell>
          <table:table-cell office:value-type="float" office:value="10.8924" calcext:value-type="float">
            <text:p>10.8924</text:p>
          </table:table-cell>
          <table:table-cell office:value-type="float" office:value="-3.58232" calcext:value-type="float">
            <text:p>-3.58232</text:p>
          </table:table-cell>
          <table:table-cell office:value-type="float" office:value="-9.6715" calcext:value-type="float">
            <text:p>-9.671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459564" calcext:value-type="float">
            <text:p>0.00459564</text:p>
          </table:table-cell>
          <table:table-cell office:value-type="float" office:value="10.9338" calcext:value-type="float">
            <text:p>10.9338</text:p>
          </table:table-cell>
          <table:table-cell office:value-type="float" office:value="-3.49092" calcext:value-type="float">
            <text:p>-3.49092</text:p>
          </table:table-cell>
          <table:table-cell office:value-type="float" office:value="-9.26856" calcext:value-type="float">
            <text:p>-9.2685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445077" calcext:value-type="float">
            <text:p>0.00445077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-3.48683" calcext:value-type="float">
            <text:p>-3.48683</text:p>
          </table:table-cell>
          <table:table-cell office:value-type="float" office:value="-9.11456" calcext:value-type="float">
            <text:p>-9.11456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475108" calcext:value-type="float">
            <text:p>0.00475108</text:p>
          </table:table-cell>
          <table:table-cell office:value-type="float" office:value="10.1073" calcext:value-type="float">
            <text:p>10.1073</text:p>
          </table:table-cell>
          <table:table-cell office:value-type="float" office:value="-3.3991" calcext:value-type="float">
            <text:p>-3.3991</text:p>
          </table:table-cell>
          <table:table-cell office:value-type="float" office:value="-8.55587" calcext:value-type="float">
            <text:p>-8.55587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468993" calcext:value-type="float">
            <text:p>0.00468993</text:p>
          </table:table-cell>
          <table:table-cell office:value-type="float" office:value="9.53289" calcext:value-type="float">
            <text:p>9.53289</text:p>
          </table:table-cell>
          <table:table-cell office:value-type="float" office:value="-3.40015" calcext:value-type="float">
            <text:p>-3.40015</text:p>
          </table:table-cell>
          <table:table-cell office:value-type="float" office:value="-8.14458" calcext:value-type="float">
            <text:p>-8.14458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461755" calcext:value-type="float">
            <text:p>0.00461755</text:p>
          </table:table-cell>
          <table:table-cell office:value-type="float" office:value="9.1779" calcext:value-type="float">
            <text:p>9.1779</text:p>
          </table:table-cell>
          <table:table-cell office:value-type="float" office:value="-3.33639" calcext:value-type="float">
            <text:p>-3.33639</text:p>
          </table:table-cell>
          <table:table-cell office:value-type="float" office:value="-7.70003" calcext:value-type="float">
            <text:p>-7.70003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535533" calcext:value-type="float">
            <text:p>0.00535533</text:p>
          </table:table-cell>
          <table:table-cell office:value-type="float" office:value="8.26188" calcext:value-type="float">
            <text:p>8.26188</text:p>
          </table:table-cell>
          <table:table-cell office:value-type="float" office:value="-3.48753" calcext:value-type="float">
            <text:p>-3.48753</text:p>
          </table:table-cell>
          <table:table-cell office:value-type="float" office:value="-7.15305" calcext:value-type="float">
            <text:p>-7.1530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534886" calcext:value-type="float">
            <text:p>0.00534886</text:p>
          </table:table-cell>
          <table:table-cell office:value-type="float" office:value="7.86549" calcext:value-type="float">
            <text:p>7.86549</text:p>
          </table:table-cell>
          <table:table-cell office:value-type="float" office:value="-3.56991" calcext:value-type="float">
            <text:p>-3.56991</text:p>
          </table:table-cell>
          <table:table-cell office:value-type="float" office:value="-6.76694" calcext:value-type="float">
            <text:p>-6.7669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473378" calcext:value-type="float">
            <text:p>0.00473378</text:p>
          </table:table-cell>
          <table:table-cell office:value-type="float" office:value="7.50149" calcext:value-type="float">
            <text:p>7.50149</text:p>
          </table:table-cell>
          <table:table-cell office:value-type="float" office:value="-3.5971" calcext:value-type="float">
            <text:p>-3.5971</text:p>
          </table:table-cell>
          <table:table-cell office:value-type="float" office:value="-6.32793" calcext:value-type="float">
            <text:p>-6.32793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491602" calcext:value-type="float">
            <text:p>0.00491602</text:p>
          </table:table-cell>
          <table:table-cell office:value-type="float" office:value="6.78777" calcext:value-type="float">
            <text:p>6.78777</text:p>
          </table:table-cell>
          <table:table-cell office:value-type="float" office:value="-3.65014" calcext:value-type="float">
            <text:p>-3.65014</text:p>
          </table:table-cell>
          <table:table-cell office:value-type="float" office:value="-5.87485" calcext:value-type="float">
            <text:p>-5.87485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510428" calcext:value-type="float">
            <text:p>0.00510428</text:p>
          </table:table-cell>
          <table:table-cell office:value-type="float" office:value="6.19396" calcext:value-type="float">
            <text:p>6.19396</text:p>
          </table:table-cell>
          <table:table-cell office:value-type="float" office:value="-3.71846" calcext:value-type="float">
            <text:p>-3.71846</text:p>
          </table:table-cell>
          <table:table-cell office:value-type="float" office:value="-5.38723" calcext:value-type="float">
            <text:p>-5.3872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490465" calcext:value-type="float">
            <text:p>0.00490465</text:p>
          </table:table-cell>
          <table:table-cell office:value-type="float" office:value="6.02923" calcext:value-type="float">
            <text:p>6.02923</text:p>
          </table:table-cell>
          <table:table-cell office:value-type="float" office:value="-3.75245" calcext:value-type="float">
            <text:p>-3.75245</text:p>
          </table:table-cell>
          <table:table-cell office:value-type="float" office:value="-4.96093" calcext:value-type="float">
            <text:p>-4.96093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469029" calcext:value-type="float">
            <text:p>0.00469029</text:p>
          </table:table-cell>
          <table:table-cell office:value-type="float" office:value="5.51567" calcext:value-type="float">
            <text:p>5.51567</text:p>
          </table:table-cell>
          <table:table-cell office:value-type="float" office:value="-3.89949" calcext:value-type="float">
            <text:p>-3.89949</text:p>
          </table:table-cell>
          <table:table-cell office:value-type="float" office:value="-4.65013" calcext:value-type="float">
            <text:p>-4.6501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494556" calcext:value-type="float">
            <text:p>0.00494556</text:p>
          </table:table-cell>
          <table:table-cell office:value-type="float" office:value="4.73419" calcext:value-type="float">
            <text:p>4.73419</text:p>
          </table:table-cell>
          <table:table-cell office:value-type="float" office:value="-4.09912" calcext:value-type="float">
            <text:p>-4.09912</text:p>
          </table:table-cell>
          <table:table-cell office:value-type="float" office:value="-4.33013" calcext:value-type="float">
            <text:p>-4.33013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516004" calcext:value-type="float">
            <text:p>0.00516004</text:p>
          </table:table-cell>
          <table:table-cell office:value-type="float" office:value="4.01679" calcext:value-type="float">
            <text:p>4.01679</text:p>
          </table:table-cell>
          <table:table-cell office:value-type="float" office:value="-4.26263" calcext:value-type="float">
            <text:p>-4.26263</text:p>
          </table:table-cell>
          <table:table-cell office:value-type="float" office:value="-4.22402" calcext:value-type="float">
            <text:p>-4.2240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480288" calcext:value-type="float">
            <text:p>0.00480288</text:p>
          </table:table-cell>
          <table:table-cell office:value-type="float" office:value="3.63113" calcext:value-type="float">
            <text:p>3.63113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3.90784" calcext:value-type="float">
            <text:p>-3.9078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444849" calcext:value-type="float">
            <text:p>0.00444849</text:p>
          </table:table-cell>
          <table:table-cell office:value-type="float" office:value="3.27344" calcext:value-type="float">
            <text:p>3.27344</text:p>
          </table:table-cell>
          <table:table-cell office:value-type="float" office:value="-4.63886" calcext:value-type="float">
            <text:p>-4.63886</text:p>
          </table:table-cell>
          <table:table-cell office:value-type="float" office:value="-3.68347" calcext:value-type="float">
            <text:p>-3.68347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456951" calcext:value-type="float">
            <text:p>0.00456951</text:p>
          </table:table-cell>
          <table:table-cell office:value-type="float" office:value="2.6428" calcext:value-type="float">
            <text:p>2.6428</text:p>
          </table:table-cell>
          <table:table-cell office:value-type="float" office:value="-4.7507" calcext:value-type="float">
            <text:p>-4.7507</text:p>
          </table:table-cell>
          <table:table-cell office:value-type="float" office:value="-3.33871" calcext:value-type="float">
            <text:p>-3.3387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440205" calcext:value-type="float">
            <text:p>0.00440205</text:p>
          </table:table-cell>
          <table:table-cell office:value-type="float" office:value="2.6491" calcext:value-type="float">
            <text:p>2.6491</text:p>
          </table:table-cell>
          <table:table-cell office:value-type="float" office:value="-4.81565" calcext:value-type="float">
            <text:p>-4.81565</text:p>
          </table:table-cell>
          <table:table-cell office:value-type="float" office:value="-3.09888" calcext:value-type="float">
            <text:p>-3.0988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436911" calcext:value-type="float">
            <text:p>0.00436911</text:p>
          </table:table-cell>
          <table:table-cell office:value-type="float" office:value="3.2317" calcext:value-type="float">
            <text:p>3.2317</text:p>
          </table:table-cell>
          <table:table-cell office:value-type="float" office:value="-4.86729" calcext:value-type="float">
            <text:p>-4.86729</text:p>
          </table:table-cell>
          <table:table-cell office:value-type="float" office:value="-3.07739" calcext:value-type="float">
            <text:p>-3.07739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408412" calcext:value-type="float">
            <text:p>0.00408412</text:p>
          </table:table-cell>
          <table:table-cell office:value-type="float" office:value="3.23167" calcext:value-type="float">
            <text:p>3.23167</text:p>
          </table:table-cell>
          <table:table-cell office:value-type="float" office:value="-4.91578" calcext:value-type="float">
            <text:p>-4.91578</text:p>
          </table:table-cell>
          <table:table-cell office:value-type="float" office:value="-2.99247" calcext:value-type="float">
            <text:p>-2.99247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451456" calcext:value-type="float">
            <text:p>0.00451456</text:p>
          </table:table-cell>
          <table:table-cell office:value-type="float" office:value="2.75307" calcext:value-type="float">
            <text:p>2.75307</text:p>
          </table:table-cell>
          <table:table-cell office:value-type="float" office:value="-4.84923" calcext:value-type="float">
            <text:p>-4.84923</text:p>
          </table:table-cell>
          <table:table-cell office:value-type="float" office:value="-2.86855" calcext:value-type="float">
            <text:p>-2.86855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471225" calcext:value-type="float">
            <text:p>0.00471225</text:p>
          </table:table-cell>
          <table:table-cell office:value-type="float" office:value="2.69511" calcext:value-type="float">
            <text:p>2.69511</text:p>
          </table:table-cell>
          <table:table-cell office:value-type="float" office:value="-4.80218" calcext:value-type="float">
            <text:p>-4.80218</text:p>
          </table:table-cell>
          <table:table-cell office:value-type="float" office:value="-2.68526" calcext:value-type="float">
            <text:p>-2.68526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408945" calcext:value-type="float">
            <text:p>0.00408945</text:p>
          </table:table-cell>
          <table:table-cell office:value-type="float" office:value="3.04295" calcext:value-type="float">
            <text:p>3.04295</text:p>
          </table:table-cell>
          <table:table-cell office:value-type="float" office:value="-4.77858" calcext:value-type="float">
            <text:p>-4.77858</text:p>
          </table:table-cell>
          <table:table-cell office:value-type="float" office:value="-2.53776" calcext:value-type="float">
            <text:p>-2.53776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499361" calcext:value-type="float">
            <text:p>0.00499361</text:p>
          </table:table-cell>
          <table:table-cell office:value-type="float" office:value="2.94034" calcext:value-type="float">
            <text:p>2.94034</text:p>
          </table:table-cell>
          <table:table-cell office:value-type="float" office:value="-4.6127" calcext:value-type="float">
            <text:p>-4.6127</text:p>
          </table:table-cell>
          <table:table-cell office:value-type="float" office:value="-2.28178" calcext:value-type="float">
            <text:p>-2.28178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435122" calcext:value-type="float">
            <text:p>0.00435122</text:p>
          </table:table-cell>
          <table:table-cell office:value-type="float" office:value="2.92537" calcext:value-type="float">
            <text:p>2.92537</text:p>
          </table:table-cell>
          <table:table-cell office:value-type="float" office:value="-4.4847" calcext:value-type="float">
            <text:p>-4.4847</text:p>
          </table:table-cell>
          <table:table-cell office:value-type="float" office:value="-2.01073" calcext:value-type="float">
            <text:p>-2.01073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445792" calcext:value-type="float">
            <text:p>0.00445792</text:p>
          </table:table-cell>
          <table:table-cell office:value-type="float" office:value="3.36465" calcext:value-type="float">
            <text:p>3.36465</text:p>
          </table:table-cell>
          <table:table-cell office:value-type="float" office:value="-4.459" calcext:value-type="float">
            <text:p>-4.459</text:p>
          </table:table-cell>
          <table:table-cell office:value-type="float" office:value="-1.67402" calcext:value-type="float">
            <text:p>-1.67402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443432" calcext:value-type="float">
            <text:p>0.00443432</text:p>
          </table:table-cell>
          <table:table-cell office:value-type="float" office:value="3.7297" calcext:value-type="float">
            <text:p>3.7297</text:p>
          </table:table-cell>
          <table:table-cell office:value-type="float" office:value="-4.44787" calcext:value-type="float">
            <text:p>-4.44787</text:p>
          </table:table-cell>
          <table:table-cell office:value-type="float" office:value="-1.45325" calcext:value-type="float">
            <text:p>-1.45325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471332" calcext:value-type="float">
            <text:p>0.00471332</text:p>
          </table:table-cell>
          <table:table-cell office:value-type="float" office:value="3.8415" calcext:value-type="float">
            <text:p>3.8415</text:p>
          </table:table-cell>
          <table:table-cell office:value-type="float" office:value="-4.30011" calcext:value-type="float">
            <text:p>-4.30011</text:p>
          </table:table-cell>
          <table:table-cell office:value-type="float" office:value="-1.25845" calcext:value-type="float">
            <text:p>-1.2584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443635" calcext:value-type="float">
            <text:p>0.00443635</text:p>
          </table:table-cell>
          <table:table-cell office:value-type="float" office:value="3.55539" calcext:value-type="float">
            <text:p>3.55539</text:p>
          </table:table-cell>
          <table:table-cell office:value-type="float" office:value="-4.12332" calcext:value-type="float">
            <text:p>-4.12332</text:p>
          </table:table-cell>
          <table:table-cell office:value-type="float" office:value="-1.27464" calcext:value-type="float">
            <text:p>-1.2746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479604" calcext:value-type="float">
            <text:p>0.00479604</text:p>
          </table:table-cell>
          <table:table-cell office:value-type="float" office:value="3.25662" calcext:value-type="float">
            <text:p>3.25662</text:p>
          </table:table-cell>
          <table:table-cell office:value-type="float" office:value="-3.85486" calcext:value-type="float">
            <text:p>-3.85486</text:p>
          </table:table-cell>
          <table:table-cell office:value-type="float" office:value="-1.2188" calcext:value-type="float">
            <text:p>-1.2188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478476" calcext:value-type="float">
            <text:p>0.00478476</text:p>
          </table:table-cell>
          <table:table-cell office:value-type="float" office:value="2.78662" calcext:value-type="float">
            <text:p>2.78662</text:p>
          </table:table-cell>
          <table:table-cell office:value-type="float" office:value="-3.67866" calcext:value-type="float">
            <text:p>-3.67866</text:p>
          </table:table-cell>
          <table:table-cell office:value-type="float" office:value="-1.0638" calcext:value-type="float">
            <text:p>-1.0638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486127" calcext:value-type="float">
            <text:p>0.00486127</text:p>
          </table:table-cell>
          <table:table-cell office:value-type="float" office:value="2.35348" calcext:value-type="float">
            <text:p>2.35348</text:p>
          </table:table-cell>
          <table:table-cell office:value-type="float" office:value="-3.53807" calcext:value-type="float">
            <text:p>-3.53807</text:p>
          </table:table-cell>
          <table:table-cell office:value-type="float" office:value="-0.819394" calcext:value-type="float">
            <text:p>-0.81939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445155" calcext:value-type="float">
            <text:p>0.00445155</text:p>
          </table:table-cell>
          <table:table-cell office:value-type="float" office:value="2.1758" calcext:value-type="float">
            <text:p>2.1758</text:p>
          </table:table-cell>
          <table:table-cell office:value-type="float" office:value="-3.39625" calcext:value-type="float">
            <text:p>-3.39625</text:p>
          </table:table-cell>
          <table:table-cell office:value-type="float" office:value="-0.564419" calcext:value-type="float">
            <text:p>-0.564419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466012" calcext:value-type="float">
            <text:p>0.00466012</text:p>
          </table:table-cell>
          <table:table-cell office:value-type="float" office:value="2.75606" calcext:value-type="float">
            <text:p>2.75606</text:p>
          </table:table-cell>
          <table:table-cell office:value-type="float" office:value="-3.28939" calcext:value-type="float">
            <text:p>-3.28939</text:p>
          </table:table-cell>
          <table:table-cell office:value-type="float" office:value="-0.241004" calcext:value-type="float">
            <text:p>-0.241004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486227" calcext:value-type="float">
            <text:p>0.00486227</text:p>
          </table:table-cell>
          <table:table-cell office:value-type="float" office:value="2.5879" calcext:value-type="float">
            <text:p>2.5879</text:p>
          </table:table-cell>
          <table:table-cell office:value-type="float" office:value="-3.02447" calcext:value-type="float">
            <text:p>-3.02447</text:p>
          </table:table-cell>
          <table:table-cell office:value-type="float" office:value="0.0326949" calcext:value-type="float">
            <text:p>0.0326949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502889" calcext:value-type="float">
            <text:p>0.00502889</text:p>
          </table:table-cell>
          <table:table-cell office:value-type="float" office:value="2.00461" calcext:value-type="float">
            <text:p>2.00461</text:p>
          </table:table-cell>
          <table:table-cell office:value-type="float" office:value="-2.81148" calcext:value-type="float">
            <text:p>-2.81148</text:p>
          </table:table-cell>
          <table:table-cell office:value-type="float" office:value="0.543584" calcext:value-type="float">
            <text:p>0.543584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510485" calcext:value-type="float">
            <text:p>0.00510485</text:p>
          </table:table-cell>
          <table:table-cell office:value-type="float" office:value="2.23648" calcext:value-type="float">
            <text:p>2.23648</text:p>
          </table:table-cell>
          <table:table-cell office:value-type="float" office:value="-2.68301" calcext:value-type="float">
            <text:p>-2.68301</text:p>
          </table:table-cell>
          <table:table-cell office:value-type="float" office:value="0.684215" calcext:value-type="float">
            <text:p>0.684215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490407" calcext:value-type="float">
            <text:p>0.00490407</text:p>
          </table:table-cell>
          <table:table-cell office:value-type="float" office:value="2.46808" calcext:value-type="float">
            <text:p>2.46808</text:p>
          </table:table-cell>
          <table:table-cell office:value-type="float" office:value="-2.56325" calcext:value-type="float">
            <text:p>-2.56325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533249" calcext:value-type="float">
            <text:p>0.00533249</text:p>
          </table:table-cell>
          <table:table-cell office:value-type="float" office:value="2.32225" calcext:value-type="float">
            <text:p>2.32225</text:p>
          </table:table-cell>
          <table:table-cell office:value-type="float" office:value="-2.38396" calcext:value-type="float">
            <text:p>-2.38396</text:p>
          </table:table-cell>
          <table:table-cell office:value-type="float" office:value="1.46694" calcext:value-type="float">
            <text:p>1.46694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471152" calcext:value-type="float">
            <text:p>0.00471152</text:p>
          </table:table-cell>
          <table:table-cell office:value-type="float" office:value="2.2148" calcext:value-type="float">
            <text:p>2.2148</text:p>
          </table:table-cell>
          <table:table-cell office:value-type="float" office:value="-2.10151" calcext:value-type="float">
            <text:p>-2.10151</text:p>
          </table:table-cell>
          <table:table-cell office:value-type="float" office:value="1.67133" calcext:value-type="float">
            <text:p>1.6713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515596" calcext:value-type="float">
            <text:p>0.00515596</text:p>
          </table:table-cell>
          <table:table-cell office:value-type="float" office:value="2.29444" calcext:value-type="float">
            <text:p>2.29444</text:p>
          </table:table-cell>
          <table:table-cell office:value-type="float" office:value="-1.94524" calcext:value-type="float">
            <text:p>-1.94524</text:p>
          </table:table-cell>
          <table:table-cell office:value-type="float" office:value="1.90066" calcext:value-type="float">
            <text:p>1.90066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4806" calcext:value-type="float">
            <text:p>0.004806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-1.72804" calcext:value-type="float">
            <text:p>-1.72804</text:p>
          </table:table-cell>
          <table:table-cell office:value-type="float" office:value="2.17775" calcext:value-type="float">
            <text:p>2.17775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495412" calcext:value-type="float">
            <text:p>0.00495412</text:p>
          </table:table-cell>
          <table:table-cell office:value-type="float" office:value="2.90164" calcext:value-type="float">
            <text:p>2.90164</text:p>
          </table:table-cell>
          <table:table-cell office:value-type="float" office:value="-1.58556" calcext:value-type="float">
            <text:p>-1.58556</text:p>
          </table:table-cell>
          <table:table-cell office:value-type="float" office:value="2.32208" calcext:value-type="float">
            <text:p>2.32208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51428" calcext:value-type="float">
            <text:p>0.0051428</text:p>
          </table:table-cell>
          <table:table-cell office:value-type="float" office:value="2.58415" calcext:value-type="float">
            <text:p>2.58415</text:p>
          </table:table-cell>
          <table:table-cell office:value-type="float" office:value="-1.29277" calcext:value-type="float">
            <text:p>-1.29277</text:p>
          </table:table-cell>
          <table:table-cell office:value-type="float" office:value="2.20457" calcext:value-type="float">
            <text:p>2.2045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513966" calcext:value-type="float">
            <text:p>0.00513966</text:p>
          </table:table-cell>
          <table:table-cell office:value-type="float" office:value="2.47663" calcext:value-type="float">
            <text:p>2.47663</text:p>
          </table:table-cell>
          <table:table-cell office:value-type="float" office:value="-1.0647" calcext:value-type="float">
            <text:p>-1.0647</text:p>
          </table:table-cell>
          <table:table-cell office:value-type="float" office:value="2.43369" calcext:value-type="float">
            <text:p>2.43369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486655" calcext:value-type="float">
            <text:p>0.00486655</text:p>
          </table:table-cell>
          <table:table-cell office:value-type="float" office:value="2.4249" calcext:value-type="float">
            <text:p>2.4249</text:p>
          </table:table-cell>
          <table:table-cell office:value-type="float" office:value="-0.951826" calcext:value-type="float">
            <text:p>-0.951826</text:p>
          </table:table-cell>
          <table:table-cell office:value-type="float" office:value="2.6936" calcext:value-type="float">
            <text:p>2.6936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529053" calcext:value-type="float">
            <text:p>0.00529053</text:p>
          </table:table-cell>
          <table:table-cell office:value-type="float" office:value="2.25409" calcext:value-type="float">
            <text:p>2.25409</text:p>
          </table:table-cell>
          <table:table-cell office:value-type="float" office:value="-0.823059" calcext:value-type="float">
            <text:p>-0.823059</text:p>
          </table:table-cell>
          <table:table-cell office:value-type="float" office:value="2.91487" calcext:value-type="float">
            <text:p>2.91487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461921" calcext:value-type="float">
            <text:p>0.00461921</text:p>
          </table:table-cell>
          <table:table-cell office:value-type="float" office:value="2.34097" calcext:value-type="float">
            <text:p>2.34097</text:p>
          </table:table-cell>
          <table:table-cell office:value-type="float" office:value="-0.685694" calcext:value-type="float">
            <text:p>-0.685694</text:p>
          </table:table-cell>
          <table:table-cell office:value-type="float" office:value="3.24099" calcext:value-type="float">
            <text:p>3.24099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544464" calcext:value-type="float">
            <text:p>0.00544464</text:p>
          </table:table-cell>
          <table:table-cell office:value-type="float" office:value="1.99256" calcext:value-type="float">
            <text:p>1.99256</text:p>
          </table:table-cell>
          <table:table-cell office:value-type="float" office:value="-0.587487" calcext:value-type="float">
            <text:p>-0.587487</text:p>
          </table:table-cell>
          <table:table-cell office:value-type="float" office:value="3.29853" calcext:value-type="float">
            <text:p>3.29853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484782" calcext:value-type="float">
            <text:p>0.00484782</text:p>
          </table:table-cell>
          <table:table-cell office:value-type="float" office:value="1.8219" calcext:value-type="float">
            <text:p>1.8219</text:p>
          </table:table-cell>
          <table:table-cell office:value-type="float" office:value="-0.435319" calcext:value-type="float">
            <text:p>-0.435319</text:p>
          </table:table-cell>
          <table:table-cell office:value-type="float" office:value="3.55077" calcext:value-type="float">
            <text:p>3.5507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501276" calcext:value-type="float">
            <text:p>0.00501276</text:p>
          </table:table-cell>
          <table:table-cell office:value-type="float" office:value="2.42681" calcext:value-type="float">
            <text:p>2.42681</text:p>
          </table:table-cell>
          <table:table-cell office:value-type="float" office:value="-0.487223" calcext:value-type="float">
            <text:p>-0.487223</text:p>
          </table:table-cell>
          <table:table-cell office:value-type="float" office:value="3.9044" calcext:value-type="float">
            <text:p>3.9044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498726" calcext:value-type="float">
            <text:p>0.00498726</text:p>
          </table:table-cell>
          <table:table-cell office:value-type="float" office:value="2.54542" calcext:value-type="float">
            <text:p>2.54542</text:p>
          </table:table-cell>
          <table:table-cell office:value-type="float" office:value="-0.407687" calcext:value-type="float">
            <text:p>-0.407687</text:p>
          </table:table-cell>
          <table:table-cell office:value-type="float" office:value="4.23868" calcext:value-type="float">
            <text:p>4.23868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519151" calcext:value-type="float">
            <text:p>0.00519151</text:p>
          </table:table-cell>
          <table:table-cell office:value-type="float" office:value="1.99734" calcext:value-type="float">
            <text:p>1.99734</text:p>
          </table:table-cell>
          <table:table-cell office:value-type="float" office:value="-0.305808" calcext:value-type="float">
            <text:p>-0.305808</text:p>
          </table:table-cell>
          <table:table-cell office:value-type="float" office:value="4.34411" calcext:value-type="float">
            <text:p>4.34411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477138" calcext:value-type="float">
            <text:p>0.00477138</text:p>
          </table:table-cell>
          <table:table-cell office:value-type="float" office:value="2.27979" calcext:value-type="float">
            <text:p>2.27979</text:p>
          </table:table-cell>
          <table:table-cell office:value-type="float" office:value="-0.266896" calcext:value-type="float">
            <text:p>-0.266896</text:p>
          </table:table-cell>
          <table:table-cell office:value-type="float" office:value="4.48235" calcext:value-type="float">
            <text:p>4.48235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453509" calcext:value-type="float">
            <text:p>0.00453509</text:p>
          </table:table-cell>
          <table:table-cell office:value-type="float" office:value="2.30632" calcext:value-type="float">
            <text:p>2.30632</text:p>
          </table:table-cell>
          <table:table-cell office:value-type="float" office:value="-0.259802" calcext:value-type="float">
            <text:p>-0.259802</text:p>
          </table:table-cell>
          <table:table-cell office:value-type="float" office:value="4.64854" calcext:value-type="float">
            <text:p>4.64854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49807" calcext:value-type="float">
            <text:p>0.0049807</text:p>
          </table:table-cell>
          <table:table-cell office:value-type="float" office:value="1.98958" calcext:value-type="float">
            <text:p>1.98958</text:p>
          </table:table-cell>
          <table:table-cell office:value-type="float" office:value="-0.217552" calcext:value-type="float">
            <text:p>-0.217552</text:p>
          </table:table-cell>
          <table:table-cell office:value-type="float" office:value="4.71035" calcext:value-type="float">
            <text:p>4.71035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469889" calcext:value-type="float">
            <text:p>0.00469889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-0.115104" calcext:value-type="float">
            <text:p>-0.115104</text:p>
          </table:table-cell>
          <table:table-cell office:value-type="float" office:value="4.69244" calcext:value-type="float">
            <text:p>4.69244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522629" calcext:value-type="float">
            <text:p>0.00522629</text:p>
          </table:table-cell>
          <table:table-cell office:value-type="float" office:value="1.48245" calcext:value-type="float">
            <text:p>1.48245</text:p>
          </table:table-cell>
          <table:table-cell office:value-type="float" office:value="0.0691383" calcext:value-type="float">
            <text:p>0.0691383</text:p>
          </table:table-cell>
          <table:table-cell office:value-type="float" office:value="4.82748" calcext:value-type="float">
            <text:p>4.82748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497857" calcext:value-type="float">
            <text:p>0.00497857</text:p>
          </table:table-cell>
          <table:table-cell office:value-type="float" office:value="1.8838" calcext:value-type="float">
            <text:p>1.8838</text:p>
          </table:table-cell>
          <table:table-cell office:value-type="float" office:value="-0.0554581" calcext:value-type="float">
            <text:p>-0.0554581</text:p>
          </table:table-cell>
          <table:table-cell office:value-type="float" office:value="4.94521" calcext:value-type="float">
            <text:p>4.9452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479809" calcext:value-type="float">
            <text:p>0.00479809</text:p>
          </table:table-cell>
          <table:table-cell office:value-type="float" office:value="2.37281" calcext:value-type="float">
            <text:p>2.37281</text:p>
          </table:table-cell>
          <table:table-cell office:value-type="float" office:value="-0.111183" calcext:value-type="float">
            <text:p>-0.111183</text:p>
          </table:table-cell>
          <table:table-cell office:value-type="float" office:value="5.1233" calcext:value-type="float">
            <text:p>5.1233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477564" calcext:value-type="float">
            <text:p>0.00477564</text:p>
          </table:table-cell>
          <table:table-cell office:value-type="float" office:value="1.98569" calcext:value-type="float">
            <text:p>1.98569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5.18449" calcext:value-type="float">
            <text:p>5.18449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474643" calcext:value-type="float">
            <text:p>0.00474643</text:p>
          </table:table-cell>
          <table:table-cell office:value-type="float" office:value="2.2646" calcext:value-type="float">
            <text:p>2.2646</text:p>
          </table:table-cell>
          <table:table-cell office:value-type="float" office:value="0.0188476" calcext:value-type="float">
            <text:p>0.0188476</text:p>
          </table:table-cell>
          <table:table-cell office:value-type="float" office:value="5.10597" calcext:value-type="float">
            <text:p>5.10597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480126" calcext:value-type="float">
            <text:p>0.00480126</text:p>
          </table:table-cell>
          <table:table-cell office:value-type="float" office:value="3.05435" calcext:value-type="float">
            <text:p>3.05435</text:p>
          </table:table-cell>
          <table:table-cell office:value-type="float" office:value="-0.102199" calcext:value-type="float">
            <text:p>-0.102199</text:p>
          </table:table-cell>
          <table:table-cell office:value-type="float" office:value="5.22509" calcext:value-type="float">
            <text:p>5.22509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565054" calcext:value-type="float">
            <text:p>0.00565054</text:p>
          </table:table-cell>
          <table:table-cell office:value-type="float" office:value="2.65507" calcext:value-type="float">
            <text:p>2.65507</text:p>
          </table:table-cell>
          <table:table-cell office:value-type="float" office:value="0.102414" calcext:value-type="float">
            <text:p>0.102414</text:p>
          </table:table-cell>
          <table:table-cell office:value-type="float" office:value="5.09413" calcext:value-type="float">
            <text:p>5.09413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525358" calcext:value-type="float">
            <text:p>0.00525358</text:p>
          </table:table-cell>
          <table:table-cell office:value-type="float" office:value="2.21234" calcext:value-type="float">
            <text:p>2.21234</text:p>
          </table:table-cell>
          <table:table-cell office:value-type="float" office:value="0.191054" calcext:value-type="float">
            <text:p>0.191054</text:p>
          </table:table-cell>
          <table:table-cell office:value-type="float" office:value="4.93264" calcext:value-type="float">
            <text:p>4.93264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493609" calcext:value-type="float">
            <text:p>0.00493609</text:p>
          </table:table-cell>
          <table:table-cell office:value-type="float" office:value="2.84654" calcext:value-type="float">
            <text:p>2.84654</text:p>
          </table:table-cell>
          <table:table-cell office:value-type="float" office:value="0.152363" calcext:value-type="float">
            <text:p>0.152363</text:p>
          </table:table-cell>
          <table:table-cell office:value-type="float" office:value="4.85319" calcext:value-type="float">
            <text:p>4.85319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502854" calcext:value-type="float">
            <text:p>0.00502854</text:p>
          </table:table-cell>
          <table:table-cell office:value-type="float" office:value="2.90684" calcext:value-type="float">
            <text:p>2.90684</text:p>
          </table:table-cell>
          <table:table-cell office:value-type="float" office:value="0.191627" calcext:value-type="float">
            <text:p>0.191627</text:p>
          </table:table-cell>
          <table:table-cell office:value-type="float" office:value="4.793" calcext:value-type="float">
            <text:p>4.793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479009" calcext:value-type="float">
            <text:p>0.00479009</text:p>
          </table:table-cell>
          <table:table-cell office:value-type="float" office:value="2.64425" calcext:value-type="float">
            <text:p>2.64425</text:p>
          </table:table-cell>
          <table:table-cell office:value-type="float" office:value="0.30838" calcext:value-type="float">
            <text:p>0.30838</text:p>
          </table:table-cell>
          <table:table-cell office:value-type="float" office:value="4.62354" calcext:value-type="float">
            <text:p>4.6235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506609" calcext:value-type="float">
            <text:p>0.00506609</text:p>
          </table:table-cell>
          <table:table-cell office:value-type="float" office:value="2.84506" calcext:value-type="float">
            <text:p>2.8450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4.49202" calcext:value-type="float">
            <text:p>4.4920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444683" calcext:value-type="float">
            <text:p>0.00444683</text:p>
          </table:table-cell>
          <table:table-cell office:value-type="float" office:value="3.41063" calcext:value-type="float">
            <text:p>3.41063</text:p>
          </table:table-cell>
          <table:table-cell office:value-type="float" office:value="0.165889" calcext:value-type="float">
            <text:p>0.165889</text:p>
          </table:table-cell>
          <table:table-cell office:value-type="float" office:value="4.3926" calcext:value-type="float">
            <text:p>4.392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520211" calcext:value-type="float">
            <text:p>0.00520211</text:p>
          </table:table-cell>
          <table:table-cell office:value-type="float" office:value="3.29852" calcext:value-type="float">
            <text:p>3.29852</text:p>
          </table:table-cell>
          <table:table-cell office:value-type="float" office:value="0.270636" calcext:value-type="float">
            <text:p>0.270636</text:p>
          </table:table-cell>
          <table:table-cell office:value-type="float" office:value="4.36886" calcext:value-type="float">
            <text:p>4.36886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469089" calcext:value-type="float">
            <text:p>0.00469089</text:p>
          </table:table-cell>
          <table:table-cell office:value-type="float" office:value="3.0551" calcext:value-type="float">
            <text:p>3.0551</text:p>
          </table:table-cell>
          <table:table-cell office:value-type="float" office:value="0.448649" calcext:value-type="float">
            <text:p>0.448649</text:p>
          </table:table-cell>
          <table:table-cell office:value-type="float" office:value="4.38103" calcext:value-type="float">
            <text:p>4.38103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481849" calcext:value-type="float">
            <text:p>0.00481849</text:p>
          </table:table-cell>
          <table:table-cell office:value-type="float" office:value="3.3397" calcext:value-type="float">
            <text:p>3.3397</text:p>
          </table:table-cell>
          <table:table-cell office:value-type="float" office:value="0.435575" calcext:value-type="float">
            <text:p>0.435575</text:p>
          </table:table-cell>
          <table:table-cell office:value-type="float" office:value="4.61103" calcext:value-type="float">
            <text:p>4.6110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475714" calcext:value-type="float">
            <text:p>0.00475714</text:p>
          </table:table-cell>
          <table:table-cell office:value-type="float" office:value="3.50227" calcext:value-type="float">
            <text:p>3.50227</text:p>
          </table:table-cell>
          <table:table-cell office:value-type="float" office:value="0.392763" calcext:value-type="float">
            <text:p>0.392763</text:p>
          </table:table-cell>
          <table:table-cell office:value-type="float" office:value="4.60948" calcext:value-type="float">
            <text:p>4.60948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459631" calcext:value-type="float">
            <text:p>0.00459631</text:p>
          </table:table-cell>
          <table:table-cell office:value-type="float" office:value="3.51807" calcext:value-type="float">
            <text:p>3.51807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4.5457" calcext:value-type="float">
            <text:p>4.5457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484847" calcext:value-type="float">
            <text:p>0.00484847</text:p>
          </table:table-cell>
          <table:table-cell office:value-type="float" office:value="3.42802" calcext:value-type="float">
            <text:p>3.42802</text:p>
          </table:table-cell>
          <table:table-cell office:value-type="float" office:value="0.426243" calcext:value-type="float">
            <text:p>0.426243</text:p>
          </table:table-cell>
          <table:table-cell office:value-type="float" office:value="4.54155" calcext:value-type="float">
            <text:p>4.54155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465879" calcext:value-type="float">
            <text:p>0.00465879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0.499314" calcext:value-type="float">
            <text:p>0.499314</text:p>
          </table:table-cell>
          <table:table-cell office:value-type="float" office:value="4.58843" calcext:value-type="float">
            <text:p>4.58843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480313" calcext:value-type="float">
            <text:p>0.00480313</text:p>
          </table:table-cell>
          <table:table-cell office:value-type="float" office:value="3.48806" calcext:value-type="float">
            <text:p>3.48806</text:p>
          </table:table-cell>
          <table:table-cell office:value-type="float" office:value="0.60962" calcext:value-type="float">
            <text:p>0.60962</text:p>
          </table:table-cell>
          <table:table-cell office:value-type="float" office:value="4.51827" calcext:value-type="float">
            <text:p>4.51827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470408" calcext:value-type="float">
            <text:p>0.00470408</text:p>
          </table:table-cell>
          <table:table-cell office:value-type="float" office:value="3.52138" calcext:value-type="float">
            <text:p>3.52138</text:p>
          </table:table-cell>
          <table:table-cell office:value-type="float" office:value="0.677037" calcext:value-type="float">
            <text:p>0.677037</text:p>
          </table:table-cell>
          <table:table-cell office:value-type="float" office:value="4.45042" calcext:value-type="float">
            <text:p>4.45042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557397" calcext:value-type="float">
            <text:p>0.00557397</text:p>
          </table:table-cell>
          <table:table-cell office:value-type="float" office:value="3.26633" calcext:value-type="float">
            <text:p>3.26633</text:p>
          </table:table-cell>
          <table:table-cell office:value-type="float" office:value="0.653735" calcext:value-type="float">
            <text:p>0.653735</text:p>
          </table:table-cell>
          <table:table-cell office:value-type="float" office:value="4.40666" calcext:value-type="float">
            <text:p>4.40666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472586" calcext:value-type="float">
            <text:p>0.00472586</text:p>
          </table:table-cell>
          <table:table-cell office:value-type="float" office:value="3.31644" calcext:value-type="float">
            <text:p>3.31644</text:p>
          </table:table-cell>
          <table:table-cell office:value-type="float" office:value="0.786178" calcext:value-type="float">
            <text:p>0.786178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466664" calcext:value-type="float">
            <text:p>0.00466664</text:p>
          </table:table-cell>
          <table:table-cell office:value-type="float" office:value="3.45051" calcext:value-type="float">
            <text:p>3.45051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4.39574" calcext:value-type="float">
            <text:p>4.39574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492994" calcext:value-type="float">
            <text:p>0.00492994</text:p>
          </table:table-cell>
          <table:table-cell office:value-type="float" office:value="3.36166" calcext:value-type="float">
            <text:p>3.36166</text:p>
          </table:table-cell>
          <table:table-cell office:value-type="float" office:value="1.05209" calcext:value-type="float">
            <text:p>1.05209</text:p>
          </table:table-cell>
          <table:table-cell office:value-type="float" office:value="4.32662" calcext:value-type="float">
            <text:p>4.3266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478601" calcext:value-type="float">
            <text:p>0.00478601</text:p>
          </table:table-cell>
          <table:table-cell office:value-type="float" office:value="3.42296" calcext:value-type="float">
            <text:p>3.42296</text:p>
          </table:table-cell>
          <table:table-cell office:value-type="float" office:value="1.09822" calcext:value-type="float">
            <text:p>1.09822</text:p>
          </table:table-cell>
          <table:table-cell office:value-type="float" office:value="4.26318" calcext:value-type="float">
            <text:p>4.26318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482561" calcext:value-type="float">
            <text:p>0.00482561</text:p>
          </table:table-cell>
          <table:table-cell office:value-type="float" office:value="3.66795" calcext:value-type="float">
            <text:p>3.66795</text:p>
          </table:table-cell>
          <table:table-cell office:value-type="float" office:value="1.11168" calcext:value-type="float">
            <text:p>1.11168</text:p>
          </table:table-cell>
          <table:table-cell office:value-type="float" office:value="4.25732" calcext:value-type="float">
            <text:p>4.25732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469334" calcext:value-type="float">
            <text:p>0.00469334</text:p>
          </table:table-cell>
          <table:table-cell office:value-type="float" office:value="3.6385" calcext:value-type="float">
            <text:p>3.6385</text:p>
          </table:table-cell>
          <table:table-cell office:value-type="float" office:value="1.15439" calcext:value-type="float">
            <text:p>1.15439</text:p>
          </table:table-cell>
          <table:table-cell office:value-type="float" office:value="4.22874" calcext:value-type="float">
            <text:p>4.22874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476645" calcext:value-type="float">
            <text:p>0.00476645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4.22632" calcext:value-type="float">
            <text:p>4.22632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461825" calcext:value-type="float">
            <text:p>0.00461825</text:p>
          </table:table-cell>
          <table:table-cell office:value-type="float" office:value="3.92112" calcext:value-type="float">
            <text:p>3.92112</text:p>
          </table:table-cell>
          <table:table-cell office:value-type="float" office:value="1.07011" calcext:value-type="float">
            <text:p>1.07011</text:p>
          </table:table-cell>
          <table:table-cell office:value-type="float" office:value="4.19255" calcext:value-type="float">
            <text:p>4.19255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448211" calcext:value-type="float">
            <text:p>0.00448211</text:p>
          </table:table-cell>
          <table:table-cell office:value-type="float" office:value="3.69989" calcext:value-type="float">
            <text:p>3.69989</text:p>
          </table:table-cell>
          <table:table-cell office:value-type="float" office:value="1.15602" calcext:value-type="float">
            <text:p>1.15602</text:p>
          </table:table-cell>
          <table:table-cell office:value-type="float" office:value="4.15695" calcext:value-type="float">
            <text:p>4.15695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484318" calcext:value-type="float">
            <text:p>0.00484318</text:p>
          </table:table-cell>
          <table:table-cell office:value-type="float" office:value="3.80981" calcext:value-type="float">
            <text:p>3.80981</text:p>
          </table:table-cell>
          <table:table-cell office:value-type="float" office:value="1.15544" calcext:value-type="float">
            <text:p>1.15544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451207" calcext:value-type="float">
            <text:p>0.00451207</text:p>
          </table:table-cell>
          <table:table-cell office:value-type="float" office:value="3.7654" calcext:value-type="float">
            <text:p>3.765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464597" calcext:value-type="float">
            <text:p>0.00464597</text:p>
          </table:table-cell>
          <table:table-cell office:value-type="float" office:value="3.55062" calcext:value-type="float">
            <text:p>3.55062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4.08389" calcext:value-type="float">
            <text:p>4.08389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45373" calcext:value-type="float">
            <text:p>0.0045373</text:p>
          </table:table-cell>
          <table:table-cell office:value-type="float" office:value="3.63402" calcext:value-type="float">
            <text:p>3.63402</text:p>
          </table:table-cell>
          <table:table-cell office:value-type="float" office:value="1.10447" calcext:value-type="float">
            <text:p>1.10447</text:p>
          </table:table-cell>
          <table:table-cell office:value-type="float" office:value="4.10631" calcext:value-type="float">
            <text:p>4.10631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473713" calcext:value-type="float">
            <text:p>0.00473713</text:p>
          </table:table-cell>
          <table:table-cell office:value-type="float" office:value="3.70147" calcext:value-type="float">
            <text:p>3.70147</text:p>
          </table:table-cell>
          <table:table-cell office:value-type="float" office:value="1.07173" calcext:value-type="float">
            <text:p>1.07173</text:p>
          </table:table-cell>
          <table:table-cell office:value-type="float" office:value="4.1137" calcext:value-type="float">
            <text:p>4.1137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495617" calcext:value-type="float">
            <text:p>0.00495617</text:p>
          </table:table-cell>
          <table:table-cell office:value-type="float" office:value="3.46587" calcext:value-type="float">
            <text:p>3.46587</text:p>
          </table:table-cell>
          <table:table-cell office:value-type="float" office:value="1.06257" calcext:value-type="float">
            <text:p>1.06257</text:p>
          </table:table-cell>
          <table:table-cell office:value-type="float" office:value="4.14218" calcext:value-type="float">
            <text:p>4.14218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480885" calcext:value-type="float">
            <text:p>0.00480885</text:p>
          </table:table-cell>
          <table:table-cell office:value-type="float" office:value="3.70984" calcext:value-type="float">
            <text:p>3.70984</text:p>
          </table:table-cell>
          <table:table-cell office:value-type="float" office:value="0.990478" calcext:value-type="float">
            <text:p>0.990478</text:p>
          </table:table-cell>
          <table:table-cell office:value-type="float" office:value="4.12459" calcext:value-type="float">
            <text:p>4.12459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435396" calcext:value-type="float">
            <text:p>0.00435396</text:p>
          </table:table-cell>
          <table:table-cell office:value-type="float" office:value="3.83502" calcext:value-type="float">
            <text:p>3.83502</text:p>
          </table:table-cell>
          <table:table-cell office:value-type="float" office:value="0.982624" calcext:value-type="float">
            <text:p>0.982624</text:p>
          </table:table-cell>
          <table:table-cell office:value-type="float" office:value="4.08368" calcext:value-type="float">
            <text:p>4.08368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468434" calcext:value-type="float">
            <text:p>0.00468434</text:p>
          </table:table-cell>
          <table:table-cell office:value-type="float" office:value="3.53059" calcext:value-type="float">
            <text:p>3.53059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4.1383" calcext:value-type="float">
            <text:p>4.1383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499132" calcext:value-type="float">
            <text:p>0.00499132</text:p>
          </table:table-cell>
          <table:table-cell office:value-type="float" office:value="3.55666" calcext:value-type="float">
            <text:p>3.55666</text:p>
          </table:table-cell>
          <table:table-cell office:value-type="float" office:value="1.11171" calcext:value-type="float">
            <text:p>1.11171</text:p>
          </table:table-cell>
          <table:table-cell office:value-type="float" office:value="4.10534" calcext:value-type="float">
            <text:p>4.10534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498303" calcext:value-type="float">
            <text:p>0.00498303</text:p>
          </table:table-cell>
          <table:table-cell office:value-type="float" office:value="3.91033" calcext:value-type="float">
            <text:p>3.91033</text:p>
          </table:table-cell>
          <table:table-cell office:value-type="float" office:value="1.0843" calcext:value-type="float">
            <text:p>1.0843</text:p>
          </table:table-cell>
          <table:table-cell office:value-type="float" office:value="4.03207" calcext:value-type="float">
            <text:p>4.03207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492274" calcext:value-type="float">
            <text:p>0.00492274</text:p>
          </table:table-cell>
          <table:table-cell office:value-type="float" office:value="3.54914" calcext:value-type="float">
            <text:p>3.54914</text:p>
          </table:table-cell>
          <table:table-cell office:value-type="float" office:value="1.10797" calcext:value-type="float">
            <text:p>1.10797</text:p>
          </table:table-cell>
          <table:table-cell office:value-type="float" office:value="4.06702" calcext:value-type="float">
            <text:p>4.06702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460749" calcext:value-type="float">
            <text:p>0.00460749</text:p>
          </table:table-cell>
          <table:table-cell office:value-type="float" office:value="3.35042" calcext:value-type="float">
            <text:p>3.35042</text:p>
          </table:table-cell>
          <table:table-cell office:value-type="float" office:value="1.17238" calcext:value-type="float">
            <text:p>1.17238</text:p>
          </table:table-cell>
          <table:table-cell office:value-type="float" office:value="3.9897" calcext:value-type="float">
            <text:p>3.9897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449187" calcext:value-type="float">
            <text:p>0.00449187</text:p>
          </table:table-cell>
          <table:table-cell office:value-type="float" office:value="3.68192" calcext:value-type="float">
            <text:p>3.68192</text:p>
          </table:table-cell>
          <table:table-cell office:value-type="float" office:value="1.0934" calcext:value-type="float">
            <text:p>1.0934</text:p>
          </table:table-cell>
          <table:table-cell office:value-type="float" office:value="4.06549" calcext:value-type="float">
            <text:p>4.06549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463616" calcext:value-type="float">
            <text:p>0.00463616</text:p>
          </table:table-cell>
          <table:table-cell office:value-type="float" office:value="3.70289" calcext:value-type="float">
            <text:p>3.70289</text:p>
          </table:table-cell>
          <table:table-cell office:value-type="float" office:value="1.06517" calcext:value-type="float">
            <text:p>1.06517</text:p>
          </table:table-cell>
          <table:table-cell office:value-type="float" office:value="4.08212" calcext:value-type="float">
            <text:p>4.08212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480403" calcext:value-type="float">
            <text:p>0.00480403</text:p>
          </table:table-cell>
          <table:table-cell office:value-type="float" office:value="3.52356" calcext:value-type="float">
            <text:p>3.52356</text:p>
          </table:table-cell>
          <table:table-cell office:value-type="float" office:value="0.9647" calcext:value-type="float">
            <text:p>0.9647</text:p>
          </table:table-cell>
          <table:table-cell office:value-type="float" office:value="4.06858" calcext:value-type="float">
            <text:p>4.06858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44683" calcext:value-type="float">
            <text:p>0.0044683</text:p>
          </table:table-cell>
          <table:table-cell office:value-type="float" office:value="3.53869" calcext:value-type="float">
            <text:p>3.53869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4.07231" calcext:value-type="float">
            <text:p>4.07231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43343" calcext:value-type="float">
            <text:p>0.0043343</text:p>
          </table:table-cell>
          <table:table-cell office:value-type="float" office:value="3.67357" calcext:value-type="float">
            <text:p>3.67357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4.09421" calcext:value-type="float">
            <text:p>4.09421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452171" calcext:value-type="float">
            <text:p>0.00452171</text:p>
          </table:table-cell>
          <table:table-cell office:value-type="float" office:value="3.62278" calcext:value-type="float">
            <text:p>3.62278</text:p>
          </table:table-cell>
          <table:table-cell office:value-type="float" office:value="0.862665" calcext:value-type="float">
            <text:p>0.862665</text:p>
          </table:table-cell>
          <table:table-cell office:value-type="float" office:value="4.09423" calcext:value-type="float">
            <text:p>4.09423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445142" calcext:value-type="float">
            <text:p>0.00445142</text:p>
          </table:table-cell>
          <table:table-cell office:value-type="float" office:value="3.64299" calcext:value-type="float">
            <text:p>3.64299</text:p>
          </table:table-cell>
          <table:table-cell office:value-type="float" office:value="0.783855" calcext:value-type="float">
            <text:p>0.783855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446366" calcext:value-type="float">
            <text:p>0.00446366</text:p>
          </table:table-cell>
          <table:table-cell office:value-type="float" office:value="3.67066" calcext:value-type="float">
            <text:p>3.67066</text:p>
          </table:table-cell>
          <table:table-cell office:value-type="float" office:value="0.838986" calcext:value-type="float">
            <text:p>0.838986</text:p>
          </table:table-cell>
          <table:table-cell office:value-type="float" office:value="3.90639" calcext:value-type="float">
            <text:p>3.90639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43042" calcext:value-type="float">
            <text:p>0.0043042</text:p>
          </table:table-cell>
          <table:table-cell office:value-type="float" office:value="3.5704" calcext:value-type="float">
            <text:p>3.5704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3.76519" calcext:value-type="float">
            <text:p>3.76519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454861" calcext:value-type="float">
            <text:p>0.00454861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0.712961" calcext:value-type="float">
            <text:p>0.712961</text:p>
          </table:table-cell>
          <table:table-cell office:value-type="float" office:value="3.80748" calcext:value-type="float">
            <text:p>3.80748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441782" calcext:value-type="float">
            <text:p>0.00441782</text:p>
          </table:table-cell>
          <table:table-cell office:value-type="float" office:value="3.72119" calcext:value-type="float">
            <text:p>3.72119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457425" calcext:value-type="float">
            <text:p>0.00457425</text:p>
          </table:table-cell>
          <table:table-cell office:value-type="float" office:value="3.56329" calcext:value-type="float">
            <text:p>3.56329</text:p>
          </table:table-cell>
          <table:table-cell office:value-type="float" office:value="0.603975" calcext:value-type="float">
            <text:p>0.603975</text:p>
          </table:table-cell>
          <table:table-cell office:value-type="float" office:value="3.86852" calcext:value-type="float">
            <text:p>3.86852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438576" calcext:value-type="float">
            <text:p>0.00438576</text:p>
          </table:table-cell>
          <table:table-cell office:value-type="float" office:value="3.45432" calcext:value-type="float">
            <text:p>3.45432</text:p>
          </table:table-cell>
          <table:table-cell office:value-type="float" office:value="0.552482" calcext:value-type="float">
            <text:p>0.552482</text:p>
          </table:table-cell>
          <table:table-cell office:value-type="float" office:value="3.78059" calcext:value-type="float">
            <text:p>3.78059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438314" calcext:value-type="float">
            <text:p>0.00438314</text:p>
          </table:table-cell>
          <table:table-cell office:value-type="float" office:value="3.57387" calcext:value-type="float">
            <text:p>3.57387</text:p>
          </table:table-cell>
          <table:table-cell office:value-type="float" office:value="0.47912" calcext:value-type="float">
            <text:p>0.47912</text:p>
          </table:table-cell>
          <table:table-cell office:value-type="float" office:value="3.7453" calcext:value-type="float">
            <text:p>3.7453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442161" calcext:value-type="float">
            <text:p>0.00442161</text:p>
          </table:table-cell>
          <table:table-cell office:value-type="float" office:value="3.50972" calcext:value-type="float">
            <text:p>3.50972</text:p>
          </table:table-cell>
          <table:table-cell office:value-type="float" office:value="0.43828" calcext:value-type="float">
            <text:p>0.43828</text:p>
          </table:table-cell>
          <table:table-cell office:value-type="float" office:value="3.74905" calcext:value-type="float">
            <text:p>3.74905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473336" calcext:value-type="float">
            <text:p>0.00473336</text:p>
          </table:table-cell>
          <table:table-cell office:value-type="float" office:value="3.30761" calcext:value-type="float">
            <text:p>3.30761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3.63519" calcext:value-type="float">
            <text:p>3.63519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429543" calcext:value-type="float">
            <text:p>0.00429543</text:p>
          </table:table-cell>
          <table:table-cell office:value-type="float" office:value="3.30339" calcext:value-type="float">
            <text:p>3.30339</text:p>
          </table:table-cell>
          <table:table-cell office:value-type="float" office:value="0.447405" calcext:value-type="float">
            <text:p>0.447405</text:p>
          </table:table-cell>
          <table:table-cell office:value-type="float" office:value="3.71551" calcext:value-type="float">
            <text:p>3.71551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452902" calcext:value-type="float">
            <text:p>0.00452902</text:p>
          </table:table-cell>
          <table:table-cell office:value-type="float" office:value="3.45913" calcext:value-type="float">
            <text:p>3.45913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3.76042" calcext:value-type="float">
            <text:p>3.76042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436099" calcext:value-type="float">
            <text:p>0.00436099</text:p>
          </table:table-cell>
          <table:table-cell office:value-type="float" office:value="3.32515" calcext:value-type="float">
            <text:p>3.32515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3.70647" calcext:value-type="float">
            <text:p>3.7064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443779" calcext:value-type="float">
            <text:p>0.00443779</text:p>
          </table:table-cell>
          <table:table-cell office:value-type="float" office:value="3.32104" calcext:value-type="float">
            <text:p>3.32104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427419" calcext:value-type="float">
            <text:p>0.0042741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0.173195" calcext:value-type="float">
            <text:p>0.173195</text:p>
          </table:table-cell>
          <table:table-cell office:value-type="float" office:value="3.71656" calcext:value-type="float">
            <text:p>3.71656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428107" calcext:value-type="float">
            <text:p>0.00428107</text:p>
          </table:table-cell>
          <table:table-cell office:value-type="float" office:value="3.33379" calcext:value-type="float">
            <text:p>3.33379</text:p>
          </table:table-cell>
          <table:table-cell office:value-type="float" office:value="0.140291" calcext:value-type="float">
            <text:p>0.140291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462126" calcext:value-type="float">
            <text:p>0.00462126</text:p>
          </table:table-cell>
          <table:table-cell office:value-type="float" office:value="3.1876" calcext:value-type="float">
            <text:p>3.1876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3.81086" calcext:value-type="float">
            <text:p>3.81086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461328" calcext:value-type="float">
            <text:p>0.00461328</text:p>
          </table:table-cell>
          <table:table-cell office:value-type="float" office:value="3.55069" calcext:value-type="float">
            <text:p>3.55069</text:p>
          </table:table-cell>
          <table:table-cell office:value-type="float" office:value="0.142135" calcext:value-type="float">
            <text:p>0.142135</text:p>
          </table:table-cell>
          <table:table-cell office:value-type="float" office:value="3.81234" calcext:value-type="float">
            <text:p>3.81234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D1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177988" calcext:value-type="float">
            <text:p>0.000177988</text:p>
          </table:table-cell>
          <table:table-cell office:value-type="float" office:value="-0.0359332" calcext:value-type="float">
            <text:p>-0.0359332</text:p>
          </table:table-cell>
          <table:table-cell office:value-type="float" office:value="-0.0524706" calcext:value-type="float">
            <text:p>-0.0524706</text:p>
          </table:table-cell>
          <table:table-cell office:value-type="float" office:value="-0.165439" calcext:value-type="float">
            <text:p>-0.165439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12753" calcext:value-type="float">
            <text:p>0.000212753</text:p>
          </table:table-cell>
          <table:table-cell office:value-type="float" office:value="0.0189298" calcext:value-type="float">
            <text:p>0.0189298</text:p>
          </table:table-cell>
          <table:table-cell office:value-type="float" office:value="-0.0811469" calcext:value-type="float">
            <text:p>-0.0811469</text:p>
          </table:table-cell>
          <table:table-cell office:value-type="float" office:value="-0.00237598" calcext:value-type="float">
            <text:p>-0.00237598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14829" calcext:value-type="float">
            <text:p>0.000214829</text:p>
          </table:table-cell>
          <table:table-cell office:value-type="float" office:value="-0.0215668" calcext:value-type="float">
            <text:p>-0.0215668</text:p>
          </table:table-cell>
          <table:table-cell office:value-type="float" office:value="-0.0851068" calcext:value-type="float">
            <text:p>-0.0851068</text:p>
          </table:table-cell>
          <table:table-cell office:value-type="float" office:value="-0.139982" calcext:value-type="float">
            <text:p>-0.139982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15642" calcext:value-type="float">
            <text:p>0.000215642</text:p>
          </table:table-cell>
          <table:table-cell office:value-type="float" office:value="-0.103857" calcext:value-type="float">
            <text:p>-0.103857</text:p>
          </table:table-cell>
          <table:table-cell office:value-type="float" office:value="-0.0433597" calcext:value-type="float">
            <text:p>-0.0433597</text:p>
          </table:table-cell>
          <table:table-cell office:value-type="float" office:value="-0.318436" calcext:value-type="float">
            <text:p>-0.318436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03882" calcext:value-type="float">
            <text:p>0.000203882</text:p>
          </table:table-cell>
          <table:table-cell office:value-type="float" office:value="-0.136765" calcext:value-type="float">
            <text:p>-0.136765</text:p>
          </table:table-cell>
          <table:table-cell office:value-type="float" office:value="-0.11418" calcext:value-type="float">
            <text:p>-0.11418</text:p>
          </table:table-cell>
          <table:table-cell office:value-type="float" office:value="-0.269893" calcext:value-type="float">
            <text:p>-0.269893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19204" calcext:value-type="float">
            <text:p>0.000219204</text:p>
          </table:table-cell>
          <table:table-cell office:value-type="float" office:value="-0.24284" calcext:value-type="float">
            <text:p>-0.24284</text:p>
          </table:table-cell>
          <table:table-cell office:value-type="float" office:value="-0.387584" calcext:value-type="float">
            <text:p>-0.387584</text:p>
          </table:table-cell>
          <table:table-cell office:value-type="float" office:value="-0.536146" calcext:value-type="float">
            <text:p>-0.536146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6682" calcext:value-type="float">
            <text:p>0.000206682</text:p>
          </table:table-cell>
          <table:table-cell office:value-type="float" office:value="-0.328384" calcext:value-type="float">
            <text:p>-0.328384</text:p>
          </table:table-cell>
          <table:table-cell office:value-type="float" office:value="-0.442759" calcext:value-type="float">
            <text:p>-0.442759</text:p>
          </table:table-cell>
          <table:table-cell office:value-type="float" office:value="-0.550266" calcext:value-type="float">
            <text:p>-0.55026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208319" calcext:value-type="float">
            <text:p>0.000208319</text:p>
          </table:table-cell>
          <table:table-cell office:value-type="float" office:value="-0.179567" calcext:value-type="float">
            <text:p>-0.179567</text:p>
          </table:table-cell>
          <table:table-cell office:value-type="float" office:value="-0.320669" calcext:value-type="float">
            <text:p>-0.320669</text:p>
          </table:table-cell>
          <table:table-cell office:value-type="float" office:value="-0.482654" calcext:value-type="float">
            <text:p>-0.482654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206846" calcext:value-type="float">
            <text:p>0.000206846</text:p>
          </table:table-cell>
          <table:table-cell office:value-type="float" office:value="-0.317592" calcext:value-type="float">
            <text:p>-0.317592</text:p>
          </table:table-cell>
          <table:table-cell office:value-type="float" office:value="-0.220697" calcext:value-type="float">
            <text:p>-0.220697</text:p>
          </table:table-cell>
          <table:table-cell office:value-type="float" office:value="-0.452564" calcext:value-type="float">
            <text:p>-0.452564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11019" calcext:value-type="float">
            <text:p>0.000211019</text:p>
          </table:table-cell>
          <table:table-cell office:value-type="float" office:value="-0.564302" calcext:value-type="float">
            <text:p>-0.564302</text:p>
          </table:table-cell>
          <table:table-cell office:value-type="float" office:value="-0.0794399" calcext:value-type="float">
            <text:p>-0.0794399</text:p>
          </table:table-cell>
          <table:table-cell office:value-type="float" office:value="-0.0664382" calcext:value-type="float">
            <text:p>-0.066438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227775" calcext:value-type="float">
            <text:p>0.000227775</text:p>
          </table:table-cell>
          <table:table-cell office:value-type="float" office:value="-0.51828" calcext:value-type="float">
            <text:p>-0.51828</text:p>
          </table:table-cell>
          <table:table-cell office:value-type="float" office:value="-0.128328" calcext:value-type="float">
            <text:p>-0.128328</text:p>
          </table:table-cell>
          <table:table-cell office:value-type="float" office:value="-0.054769" calcext:value-type="float">
            <text:p>-0.054769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208043" calcext:value-type="float">
            <text:p>0.000208043</text:p>
          </table:table-cell>
          <table:table-cell office:value-type="float" office:value="-0.594092" calcext:value-type="float">
            <text:p>-0.594092</text:p>
          </table:table-cell>
          <table:table-cell office:value-type="float" office:value="-0.266187" calcext:value-type="float">
            <text:p>-0.266187</text:p>
          </table:table-cell>
          <table:table-cell office:value-type="float" office:value="-0.353849" calcext:value-type="float">
            <text:p>-0.353849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207821" calcext:value-type="float">
            <text:p>0.000207821</text:p>
          </table:table-cell>
          <table:table-cell office:value-type="float" office:value="-0.819284" calcext:value-type="float">
            <text:p>-0.819284</text:p>
          </table:table-cell>
          <table:table-cell office:value-type="float" office:value="-0.135476" calcext:value-type="float">
            <text:p>-0.135476</text:p>
          </table:table-cell>
          <table:table-cell office:value-type="float" office:value="-0.331892" calcext:value-type="float">
            <text:p>-0.331892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13858" calcext:value-type="float">
            <text:p>0.000213858</text:p>
          </table:table-cell>
          <table:table-cell office:value-type="float" office:value="-0.738167" calcext:value-type="float">
            <text:p>-0.738167</text:p>
          </table:table-cell>
          <table:table-cell office:value-type="float" office:value="-0.392223" calcext:value-type="float">
            <text:p>-0.392223</text:p>
          </table:table-cell>
          <table:table-cell office:value-type="float" office:value="-0.0150611" calcext:value-type="float">
            <text:p>-0.015061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14256" calcext:value-type="float">
            <text:p>0.000214256</text:p>
          </table:table-cell>
          <table:table-cell office:value-type="float" office:value="-0.818685" calcext:value-type="float">
            <text:p>-0.818685</text:p>
          </table:table-cell>
          <table:table-cell office:value-type="float" office:value="-0.390183" calcext:value-type="float">
            <text:p>-0.390183</text:p>
          </table:table-cell>
          <table:table-cell office:value-type="float" office:value="0.135281" calcext:value-type="float">
            <text:p>0.13528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31425" calcext:value-type="float">
            <text:p>0.000231425</text:p>
          </table:table-cell>
          <table:table-cell office:value-type="float" office:value="-0.949286" calcext:value-type="float">
            <text:p>-0.949286</text:p>
          </table:table-cell>
          <table:table-cell office:value-type="float" office:value="-0.337185" calcext:value-type="float">
            <text:p>-0.337185</text:p>
          </table:table-cell>
          <table:table-cell office:value-type="float" office:value="0.165399" calcext:value-type="float">
            <text:p>0.1653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08269" calcext:value-type="float">
            <text:p>0.000208269</text:p>
          </table:table-cell>
          <table:table-cell office:value-type="float" office:value="-0.992182" calcext:value-type="float">
            <text:p>-0.992182</text:p>
          </table:table-cell>
          <table:table-cell office:value-type="float" office:value="-0.244287" calcext:value-type="float">
            <text:p>-0.244287</text:p>
          </table:table-cell>
          <table:table-cell office:value-type="float" office:value="0.412612" calcext:value-type="float">
            <text:p>0.41261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19873" calcext:value-type="float">
            <text:p>0.000219873</text:p>
          </table:table-cell>
          <table:table-cell office:value-type="float" office:value="-1.07685" calcext:value-type="float">
            <text:p>-1.07685</text:p>
          </table:table-cell>
          <table:table-cell office:value-type="float" office:value="-0.23371" calcext:value-type="float">
            <text:p>-0.23371</text:p>
          </table:table-cell>
          <table:table-cell office:value-type="float" office:value="0.216562" calcext:value-type="float">
            <text:p>0.216562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20938" calcext:value-type="float">
            <text:p>0.000220938</text:p>
          </table:table-cell>
          <table:table-cell office:value-type="float" office:value="-1.07283" calcext:value-type="float">
            <text:p>-1.07283</text:p>
          </table:table-cell>
          <table:table-cell office:value-type="float" office:value="-0.406133" calcext:value-type="float">
            <text:p>-0.406133</text:p>
          </table:table-cell>
          <table:table-cell office:value-type="float" office:value="-0.0701437" calcext:value-type="float">
            <text:p>-0.070143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2627" calcext:value-type="float">
            <text:p>0.00022627</text:p>
          </table:table-cell>
          <table:table-cell office:value-type="float" office:value="-1.09411" calcext:value-type="float">
            <text:p>-1.09411</text:p>
          </table:table-cell>
          <table:table-cell office:value-type="float" office:value="-0.493327" calcext:value-type="float">
            <text:p>-0.493327</text:p>
          </table:table-cell>
          <table:table-cell office:value-type="float" office:value="-0.40103" calcext:value-type="float">
            <text:p>-0.40103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29684" calcext:value-type="float">
            <text:p>0.000229684</text:p>
          </table:table-cell>
          <table:table-cell office:value-type="float" office:value="-1.09029" calcext:value-type="float">
            <text:p>-1.09029</text:p>
          </table:table-cell>
          <table:table-cell office:value-type="float" office:value="-0.528693" calcext:value-type="float">
            <text:p>-0.528693</text:p>
          </table:table-cell>
          <table:table-cell office:value-type="float" office:value="-0.248367" calcext:value-type="float">
            <text:p>-0.248367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15952" calcext:value-type="float">
            <text:p>0.000215952</text:p>
          </table:table-cell>
          <table:table-cell office:value-type="float" office:value="-1.03082" calcext:value-type="float">
            <text:p>-1.03082</text:p>
          </table:table-cell>
          <table:table-cell office:value-type="float" office:value="-0.498227" calcext:value-type="float">
            <text:p>-0.498227</text:p>
          </table:table-cell>
          <table:table-cell office:value-type="float" office:value="-0.0727088" calcext:value-type="float">
            <text:p>-0.0727088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215883" calcext:value-type="float">
            <text:p>0.000215883</text:p>
          </table:table-cell>
          <table:table-cell office:value-type="float" office:value="-1.06622" calcext:value-type="float">
            <text:p>-1.06622</text:p>
          </table:table-cell>
          <table:table-cell office:value-type="float" office:value="-0.652662" calcext:value-type="float">
            <text:p>-0.652662</text:p>
          </table:table-cell>
          <table:table-cell office:value-type="float" office:value="-0.355741" calcext:value-type="float">
            <text:p>-0.355741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219957" calcext:value-type="float">
            <text:p>0.000219957</text:p>
          </table:table-cell>
          <table:table-cell office:value-type="float" office:value="-1.07163" calcext:value-type="float">
            <text:p>-1.07163</text:p>
          </table:table-cell>
          <table:table-cell office:value-type="float" office:value="-0.838337" calcext:value-type="float">
            <text:p>-0.838337</text:p>
          </table:table-cell>
          <table:table-cell office:value-type="float" office:value="-0.74743" calcext:value-type="float">
            <text:p>-0.74743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09175" calcext:value-type="float">
            <text:p>0.000209175</text:p>
          </table:table-cell>
          <table:table-cell office:value-type="float" office:value="-0.978965" calcext:value-type="float">
            <text:p>-0.978965</text:p>
          </table:table-cell>
          <table:table-cell office:value-type="float" office:value="-0.782372" calcext:value-type="float">
            <text:p>-0.782372</text:p>
          </table:table-cell>
          <table:table-cell office:value-type="float" office:value="-0.826878" calcext:value-type="float">
            <text:p>-0.8268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28936" calcext:value-type="float">
            <text:p>0.000228936</text:p>
          </table:table-cell>
          <table:table-cell office:value-type="float" office:value="-1.04664" calcext:value-type="float">
            <text:p>-1.04664</text:p>
          </table:table-cell>
          <table:table-cell office:value-type="float" office:value="-0.924637" calcext:value-type="float">
            <text:p>-0.924637</text:p>
          </table:table-cell>
          <table:table-cell office:value-type="float" office:value="-0.75215" calcext:value-type="float">
            <text:p>-0.7521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07801" calcext:value-type="float">
            <text:p>0.000207801</text:p>
          </table:table-cell>
          <table:table-cell office:value-type="float" office:value="-1.11851" calcext:value-type="float">
            <text:p>-1.11851</text:p>
          </table:table-cell>
          <table:table-cell office:value-type="float" office:value="-0.979488" calcext:value-type="float">
            <text:p>-0.979488</text:p>
          </table:table-cell>
          <table:table-cell office:value-type="float" office:value="-0.798441" calcext:value-type="float">
            <text:p>-0.798441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251408" calcext:value-type="float">
            <text:p>0.000251408</text:p>
          </table:table-cell>
          <table:table-cell office:value-type="float" office:value="-1.09724" calcext:value-type="float">
            <text:p>-1.09724</text:p>
          </table:table-cell>
          <table:table-cell office:value-type="float" office:value="-1.11357" calcext:value-type="float">
            <text:p>-1.11357</text:p>
          </table:table-cell>
          <table:table-cell office:value-type="float" office:value="-0.59889" calcext:value-type="float">
            <text:p>-0.59889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195703" calcext:value-type="float">
            <text:p>0.000195703</text:p>
          </table:table-cell>
          <table:table-cell office:value-type="float" office:value="-1.19352" calcext:value-type="float">
            <text:p>-1.19352</text:p>
          </table:table-cell>
          <table:table-cell office:value-type="float" office:value="-1.26084" calcext:value-type="float">
            <text:p>-1.26084</text:p>
          </table:table-cell>
          <table:table-cell office:value-type="float" office:value="-0.649671" calcext:value-type="float">
            <text:p>-0.649671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10825" calcext:value-type="float">
            <text:p>0.000210825</text:p>
          </table:table-cell>
          <table:table-cell office:value-type="float" office:value="-1.19057" calcext:value-type="float">
            <text:p>-1.19057</text:p>
          </table:table-cell>
          <table:table-cell office:value-type="float" office:value="-1.22543" calcext:value-type="float">
            <text:p>-1.22543</text:p>
          </table:table-cell>
          <table:table-cell office:value-type="float" office:value="-0.826984" calcext:value-type="float">
            <text:p>-0.826984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11417" calcext:value-type="float">
            <text:p>0.000211417</text:p>
          </table:table-cell>
          <table:table-cell office:value-type="float" office:value="-1.01997" calcext:value-type="float">
            <text:p>-1.01997</text:p>
          </table:table-cell>
          <table:table-cell office:value-type="float" office:value="-1.07583" calcext:value-type="float">
            <text:p>-1.07583</text:p>
          </table:table-cell>
          <table:table-cell office:value-type="float" office:value="-0.709784" calcext:value-type="float">
            <text:p>-0.709784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18405" calcext:value-type="float">
            <text:p>0.000218405</text:p>
          </table:table-cell>
          <table:table-cell office:value-type="float" office:value="-1.15075" calcext:value-type="float">
            <text:p>-1.15075</text:p>
          </table:table-cell>
          <table:table-cell office:value-type="float" office:value="-1.11302" calcext:value-type="float">
            <text:p>-1.11302</text:p>
          </table:table-cell>
          <table:table-cell office:value-type="float" office:value="-0.960723" calcext:value-type="float">
            <text:p>-0.960723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200275" calcext:value-type="float">
            <text:p>0.000200275</text:p>
          </table:table-cell>
          <table:table-cell office:value-type="float" office:value="-1.30736" calcext:value-type="float">
            <text:p>-1.30736</text:p>
          </table:table-cell>
          <table:table-cell office:value-type="float" office:value="-1.09539" calcext:value-type="float">
            <text:p>-1.09539</text:p>
          </table:table-cell>
          <table:table-cell office:value-type="float" office:value="-0.870801" calcext:value-type="float">
            <text:p>-0.870801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855" calcext:value-type="float">
            <text:p>0.000220855</text:p>
          </table:table-cell>
          <table:table-cell office:value-type="float" office:value="-1.33523" calcext:value-type="float">
            <text:p>-1.33523</text:p>
          </table:table-cell>
          <table:table-cell office:value-type="float" office:value="-1.16363" calcext:value-type="float">
            <text:p>-1.16363</text:p>
          </table:table-cell>
          <table:table-cell office:value-type="float" office:value="-0.886633" calcext:value-type="float">
            <text:p>-0.886633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31545" calcext:value-type="float">
            <text:p>0.000231545</text:p>
          </table:table-cell>
          <table:table-cell office:value-type="float" office:value="-1.42322" calcext:value-type="float">
            <text:p>-1.42322</text:p>
          </table:table-cell>
          <table:table-cell office:value-type="float" office:value="-1.12968" calcext:value-type="float">
            <text:p>-1.12968</text:p>
          </table:table-cell>
          <table:table-cell office:value-type="float" office:value="-0.808149" calcext:value-type="float">
            <text:p>-0.808149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194694" calcext:value-type="float">
            <text:p>0.000194694</text:p>
          </table:table-cell>
          <table:table-cell office:value-type="float" office:value="-1.42726" calcext:value-type="float">
            <text:p>-1.42726</text:p>
          </table:table-cell>
          <table:table-cell office:value-type="float" office:value="-1.07857" calcext:value-type="float">
            <text:p>-1.07857</text:p>
          </table:table-cell>
          <table:table-cell office:value-type="float" office:value="-0.869564" calcext:value-type="float">
            <text:p>-0.86956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88736" calcext:value-type="float">
            <text:p>0.000188736</text:p>
          </table:table-cell>
          <table:table-cell office:value-type="float" office:value="-1.44986" calcext:value-type="float">
            <text:p>-1.44986</text:p>
          </table:table-cell>
          <table:table-cell office:value-type="float" office:value="-1.04985" calcext:value-type="float">
            <text:p>-1.04985</text:p>
          </table:table-cell>
          <table:table-cell office:value-type="float" office:value="-0.954133" calcext:value-type="float">
            <text:p>-0.954133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06365" calcext:value-type="float">
            <text:p>0.000206365</text:p>
          </table:table-cell>
          <table:table-cell office:value-type="float" office:value="-1.59134" calcext:value-type="float">
            <text:p>-1.59134</text:p>
          </table:table-cell>
          <table:table-cell office:value-type="float" office:value="-1.02142" calcext:value-type="float">
            <text:p>-1.02142</text:p>
          </table:table-cell>
          <table:table-cell office:value-type="float" office:value="-1.01151" calcext:value-type="float">
            <text:p>-1.01151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19558" calcext:value-type="float">
            <text:p>0.000219558</text:p>
          </table:table-cell>
          <table:table-cell office:value-type="float" office:value="-1.53006" calcext:value-type="float">
            <text:p>-1.53006</text:p>
          </table:table-cell>
          <table:table-cell office:value-type="float" office:value="-1.21923" calcext:value-type="float">
            <text:p>-1.21923</text:p>
          </table:table-cell>
          <table:table-cell office:value-type="float" office:value="-1.24256" calcext:value-type="float">
            <text:p>-1.24256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11015" calcext:value-type="float">
            <text:p>0.000211015</text:p>
          </table:table-cell>
          <table:table-cell office:value-type="float" office:value="-1.58467" calcext:value-type="float">
            <text:p>-1.58467</text:p>
          </table:table-cell>
          <table:table-cell office:value-type="float" office:value="-1.12227" calcext:value-type="float">
            <text:p>-1.12227</text:p>
          </table:table-cell>
          <table:table-cell office:value-type="float" office:value="-1.20245" calcext:value-type="float">
            <text:p>-1.20245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10136" calcext:value-type="float">
            <text:p>0.000210136</text:p>
          </table:table-cell>
          <table:table-cell office:value-type="float" office:value="-1.69862" calcext:value-type="float">
            <text:p>-1.69862</text:p>
          </table:table-cell>
          <table:table-cell office:value-type="float" office:value="-1.23339" calcext:value-type="float">
            <text:p>-1.23339</text:p>
          </table:table-cell>
          <table:table-cell office:value-type="float" office:value="-1.21478" calcext:value-type="float">
            <text:p>-1.21478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04125" calcext:value-type="float">
            <text:p>0.000204125</text:p>
          </table:table-cell>
          <table:table-cell office:value-type="float" office:value="-1.7304" calcext:value-type="float">
            <text:p>-1.7304</text:p>
          </table:table-cell>
          <table:table-cell office:value-type="float" office:value="-1.28906" calcext:value-type="float">
            <text:p>-1.28906</text:p>
          </table:table-cell>
          <table:table-cell office:value-type="float" office:value="-1.49882" calcext:value-type="float">
            <text:p>-1.49882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208655" calcext:value-type="float">
            <text:p>0.000208655</text:p>
          </table:table-cell>
          <table:table-cell office:value-type="float" office:value="-1.85495" calcext:value-type="float">
            <text:p>-1.85495</text:p>
          </table:table-cell>
          <table:table-cell office:value-type="float" office:value="-1.36255" calcext:value-type="float">
            <text:p>-1.36255</text:p>
          </table:table-cell>
          <table:table-cell office:value-type="float" office:value="-1.60028" calcext:value-type="float">
            <text:p>-1.60028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200782" calcext:value-type="float">
            <text:p>0.000200782</text:p>
          </table:table-cell>
          <table:table-cell office:value-type="float" office:value="-1.99501" calcext:value-type="float">
            <text:p>-1.99501</text:p>
          </table:table-cell>
          <table:table-cell office:value-type="float" office:value="-1.57609" calcext:value-type="float">
            <text:p>-1.57609</text:p>
          </table:table-cell>
          <table:table-cell office:value-type="float" office:value="-1.9027" calcext:value-type="float">
            <text:p>-1.902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21078" calcext:value-type="float">
            <text:p>0.00021078</text:p>
          </table:table-cell>
          <table:table-cell office:value-type="float" office:value="-1.90349" calcext:value-type="float">
            <text:p>-1.90349</text:p>
          </table:table-cell>
          <table:table-cell office:value-type="float" office:value="-1.63983" calcext:value-type="float">
            <text:p>-1.63983</text:p>
          </table:table-cell>
          <table:table-cell office:value-type="float" office:value="-2.03696" calcext:value-type="float">
            <text:p>-2.03696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203308" calcext:value-type="float">
            <text:p>0.000203308</text:p>
          </table:table-cell>
          <table:table-cell office:value-type="float" office:value="-2.12836" calcext:value-type="float">
            <text:p>-2.12836</text:p>
          </table:table-cell>
          <table:table-cell office:value-type="float" office:value="-1.73593" calcext:value-type="float">
            <text:p>-1.73593</text:p>
          </table:table-cell>
          <table:table-cell office:value-type="float" office:value="-2.00828" calcext:value-type="float">
            <text:p>-2.008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0258694" calcext:value-type="float">
            <text:p>0.000258694</text:p>
          </table:table-cell>
          <table:table-cell office:value-type="float" office:value="-2.54624" calcext:value-type="float">
            <text:p>-2.54624</text:p>
          </table:table-cell>
          <table:table-cell office:value-type="float" office:value="-1.79769" calcext:value-type="float">
            <text:p>-1.79769</text:p>
          </table:table-cell>
          <table:table-cell office:value-type="float" office:value="-1.72398" calcext:value-type="float">
            <text:p>-1.7239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279432" calcext:value-type="float">
            <text:p>0.000279432</text:p>
          </table:table-cell>
          <table:table-cell office:value-type="float" office:value="-2.30564" calcext:value-type="float">
            <text:p>-2.30564</text:p>
          </table:table-cell>
          <table:table-cell office:value-type="float" office:value="-2.03486" calcext:value-type="float">
            <text:p>-2.03486</text:p>
          </table:table-cell>
          <table:table-cell office:value-type="float" office:value="-2.11169" calcext:value-type="float">
            <text:p>-2.11169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300403" calcext:value-type="float">
            <text:p>0.000300403</text:p>
          </table:table-cell>
          <table:table-cell office:value-type="float" office:value="-2.32644" calcext:value-type="float">
            <text:p>-2.32644</text:p>
          </table:table-cell>
          <table:table-cell office:value-type="float" office:value="-2.0546" calcext:value-type="float">
            <text:p>-2.0546</text:p>
          </table:table-cell>
          <table:table-cell office:value-type="float" office:value="-1.52765" calcext:value-type="float">
            <text:p>-1.52765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458898" calcext:value-type="float">
            <text:p>0.000458898</text:p>
          </table:table-cell>
          <table:table-cell office:value-type="float" office:value="-2.47833" calcext:value-type="float">
            <text:p>-2.47833</text:p>
          </table:table-cell>
          <table:table-cell office:value-type="float" office:value="-1.88841" calcext:value-type="float">
            <text:p>-1.88841</text:p>
          </table:table-cell>
          <table:table-cell office:value-type="float" office:value="-2.24799" calcext:value-type="float">
            <text:p>-2.24799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225038" calcext:value-type="float">
            <text:p>0.000225038</text:p>
          </table:table-cell>
          <table:table-cell office:value-type="float" office:value="-2.43558" calcext:value-type="float">
            <text:p>-2.43558</text:p>
          </table:table-cell>
          <table:table-cell office:value-type="float" office:value="-2.15448" calcext:value-type="float">
            <text:p>-2.15448</text:p>
          </table:table-cell>
          <table:table-cell office:value-type="float" office:value="-2.71659" calcext:value-type="float">
            <text:p>-2.71659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218997" calcext:value-type="float">
            <text:p>0.000218997</text:p>
          </table:table-cell>
          <table:table-cell office:value-type="float" office:value="-2.28846" calcext:value-type="float">
            <text:p>-2.28846</text:p>
          </table:table-cell>
          <table:table-cell office:value-type="float" office:value="-2.30487" calcext:value-type="float">
            <text:p>-2.30487</text:p>
          </table:table-cell>
          <table:table-cell office:value-type="float" office:value="-3.46271" calcext:value-type="float">
            <text:p>-3.46271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200885" calcext:value-type="float">
            <text:p>0.000200885</text:p>
          </table:table-cell>
          <table:table-cell office:value-type="float" office:value="-2.38326" calcext:value-type="float">
            <text:p>-2.38326</text:p>
          </table:table-cell>
          <table:table-cell office:value-type="float" office:value="-2.53454" calcext:value-type="float">
            <text:p>-2.53454</text:p>
          </table:table-cell>
          <table:table-cell office:value-type="float" office:value="-3.65114" calcext:value-type="float">
            <text:p>-3.65114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237439" calcext:value-type="float">
            <text:p>0.000237439</text:p>
          </table:table-cell>
          <table:table-cell office:value-type="float" office:value="-2.28563" calcext:value-type="float">
            <text:p>-2.28563</text:p>
          </table:table-cell>
          <table:table-cell office:value-type="float" office:value="-2.61722" calcext:value-type="float">
            <text:p>-2.61722</text:p>
          </table:table-cell>
          <table:table-cell office:value-type="float" office:value="-3.93849" calcext:value-type="float">
            <text:p>-3.93849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221353" calcext:value-type="float">
            <text:p>0.000221353</text:p>
          </table:table-cell>
          <table:table-cell office:value-type="float" office:value="-1.94232" calcext:value-type="float">
            <text:p>-1.94232</text:p>
          </table:table-cell>
          <table:table-cell office:value-type="float" office:value="-2.80516" calcext:value-type="float">
            <text:p>-2.80516</text:p>
          </table:table-cell>
          <table:table-cell office:value-type="float" office:value="-4.47094" calcext:value-type="float">
            <text:p>-4.47094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220961" calcext:value-type="float">
            <text:p>0.000220961</text:p>
          </table:table-cell>
          <table:table-cell office:value-type="float" office:value="-1.58997" calcext:value-type="float">
            <text:p>-1.58997</text:p>
          </table:table-cell>
          <table:table-cell office:value-type="float" office:value="-3.05145" calcext:value-type="float">
            <text:p>-3.05145</text:p>
          </table:table-cell>
          <table:table-cell office:value-type="float" office:value="-4.90001" calcext:value-type="float">
            <text:p>-4.90001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246823" calcext:value-type="float">
            <text:p>0.000246823</text:p>
          </table:table-cell>
          <table:table-cell office:value-type="float" office:value="-1.13714" calcext:value-type="float">
            <text:p>-1.13714</text:p>
          </table:table-cell>
          <table:table-cell office:value-type="float" office:value="-3.26919" calcext:value-type="float">
            <text:p>-3.26919</text:p>
          </table:table-cell>
          <table:table-cell office:value-type="float" office:value="-6.16147" calcext:value-type="float">
            <text:p>-6.16147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199331" calcext:value-type="float">
            <text:p>0.000199331</text:p>
          </table:table-cell>
          <table:table-cell office:value-type="float" office:value="-0.726892" calcext:value-type="float">
            <text:p>-0.726892</text:p>
          </table:table-cell>
          <table:table-cell office:value-type="float" office:value="-3.42993" calcext:value-type="float">
            <text:p>-3.42993</text:p>
          </table:table-cell>
          <table:table-cell office:value-type="float" office:value="-6.66645" calcext:value-type="float">
            <text:p>-6.66645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361323" calcext:value-type="float">
            <text:p>0.000361323</text:p>
          </table:table-cell>
          <table:table-cell office:value-type="float" office:value="-0.172714" calcext:value-type="float">
            <text:p>-0.172714</text:p>
          </table:table-cell>
          <table:table-cell office:value-type="float" office:value="-3.33997" calcext:value-type="float">
            <text:p>-3.33997</text:p>
          </table:table-cell>
          <table:table-cell office:value-type="float" office:value="-6.13295" calcext:value-type="float">
            <text:p>-6.13295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208648" calcext:value-type="float">
            <text:p>0.000208648</text:p>
          </table:table-cell>
          <table:table-cell office:value-type="float" office:value="0.121185" calcext:value-type="float">
            <text:p>0.121185</text:p>
          </table:table-cell>
          <table:table-cell office:value-type="float" office:value="-3.79799" calcext:value-type="float">
            <text:p>-3.79799</text:p>
          </table:table-cell>
          <table:table-cell office:value-type="float" office:value="-6.53005" calcext:value-type="float">
            <text:p>-6.53005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209498" calcext:value-type="float">
            <text:p>0.000209498</text:p>
          </table:table-cell>
          <table:table-cell office:value-type="float" office:value="0.504035" calcext:value-type="float">
            <text:p>0.504035</text:p>
          </table:table-cell>
          <table:table-cell office:value-type="float" office:value="-4.01558" calcext:value-type="float">
            <text:p>-4.01558</text:p>
          </table:table-cell>
          <table:table-cell office:value-type="float" office:value="-7.22144" calcext:value-type="float">
            <text:p>-7.2214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191491" calcext:value-type="float">
            <text:p>0.000191491</text:p>
          </table:table-cell>
          <table:table-cell office:value-type="float" office:value="0.564942" calcext:value-type="float">
            <text:p>0.564942</text:p>
          </table:table-cell>
          <table:table-cell office:value-type="float" office:value="-4.24113" calcext:value-type="float">
            <text:p>-4.24113</text:p>
          </table:table-cell>
          <table:table-cell office:value-type="float" office:value="-7.80287" calcext:value-type="float">
            <text:p>-7.80287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206622" calcext:value-type="float">
            <text:p>0.000206622</text:p>
          </table:table-cell>
          <table:table-cell office:value-type="float" office:value="0.342233" calcext:value-type="float">
            <text:p>0.342233</text:p>
          </table:table-cell>
          <table:table-cell office:value-type="float" office:value="-4.72399" calcext:value-type="float">
            <text:p>-4.72399</text:p>
          </table:table-cell>
          <table:table-cell office:value-type="float" office:value="-8.53957" calcext:value-type="float">
            <text:p>-8.53957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22737" calcext:value-type="float">
            <text:p>0.00022737</text:p>
          </table:table-cell>
          <table:table-cell office:value-type="float" office:value="0.489042" calcext:value-type="float">
            <text:p>0.489042</text:p>
          </table:table-cell>
          <table:table-cell office:value-type="float" office:value="-5.09146" calcext:value-type="float">
            <text:p>-5.09146</text:p>
          </table:table-cell>
          <table:table-cell office:value-type="float" office:value="-8.8987" calcext:value-type="float">
            <text:p>-8.898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189746" calcext:value-type="float">
            <text:p>0.000189746</text:p>
          </table:table-cell>
          <table:table-cell office:value-type="float" office:value="1.08717" calcext:value-type="float">
            <text:p>1.08717</text:p>
          </table:table-cell>
          <table:table-cell office:value-type="float" office:value="-5.28872" calcext:value-type="float">
            <text:p>-5.28872</text:p>
          </table:table-cell>
          <table:table-cell office:value-type="float" office:value="-9.77265" calcext:value-type="float">
            <text:p>-9.77265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181264" calcext:value-type="float">
            <text:p>0.000181264</text:p>
          </table:table-cell>
          <table:table-cell office:value-type="float" office:value="1.27853" calcext:value-type="float">
            <text:p>1.27853</text:p>
          </table:table-cell>
          <table:table-cell office:value-type="float" office:value="-5.60894" calcext:value-type="float">
            <text:p>-5.60894</text:p>
          </table:table-cell>
          <table:table-cell office:value-type="float" office:value="-10.3804" calcext:value-type="float">
            <text:p>-10.3804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0189892" calcext:value-type="float">
            <text:p>0.000189892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-6.09994" calcext:value-type="float">
            <text:p>-6.09994</text:p>
          </table:table-cell>
          <table:table-cell office:value-type="float" office:value="-10.8972" calcext:value-type="float">
            <text:p>-10.8972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205924" calcext:value-type="float">
            <text:p>0.000205924</text:p>
          </table:table-cell>
          <table:table-cell office:value-type="float" office:value="1.56711" calcext:value-type="float">
            <text:p>1.56711</text:p>
          </table:table-cell>
          <table:table-cell office:value-type="float" office:value="-6.44294" calcext:value-type="float">
            <text:p>-6.44294</text:p>
          </table:table-cell>
          <table:table-cell office:value-type="float" office:value="-11.6275" calcext:value-type="float">
            <text:p>-11.6275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188865" calcext:value-type="float">
            <text:p>0.000188865</text:p>
          </table:table-cell>
          <table:table-cell office:value-type="float" office:value="2.19917" calcext:value-type="float">
            <text:p>2.19917</text:p>
          </table:table-cell>
          <table:table-cell office:value-type="float" office:value="-6.65278" calcext:value-type="float">
            <text:p>-6.65278</text:p>
          </table:table-cell>
          <table:table-cell office:value-type="float" office:value="-12.2861" calcext:value-type="float">
            <text:p>-12.2861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184675" calcext:value-type="float">
            <text:p>0.000184675</text:p>
          </table:table-cell>
          <table:table-cell office:value-type="float" office:value="2.54669" calcext:value-type="float">
            <text:p>2.54669</text:p>
          </table:table-cell>
          <table:table-cell office:value-type="float" office:value="-7.06434" calcext:value-type="float">
            <text:p>-7.06434</text:p>
          </table:table-cell>
          <table:table-cell office:value-type="float" office:value="-13.1115" calcext:value-type="float">
            <text:p>-13.1115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179282" calcext:value-type="float">
            <text:p>0.000179282</text:p>
          </table:table-cell>
          <table:table-cell office:value-type="float" office:value="3.33658" calcext:value-type="float">
            <text:p>3.33658</text:p>
          </table:table-cell>
          <table:table-cell office:value-type="float" office:value="-7.1739" calcext:value-type="float">
            <text:p>-7.1739</text:p>
          </table:table-cell>
          <table:table-cell office:value-type="float" office:value="-13.6897" calcext:value-type="float">
            <text:p>-13.689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182844" calcext:value-type="float">
            <text:p>0.000182844</text:p>
          </table:table-cell>
          <table:table-cell office:value-type="float" office:value="3.66274" calcext:value-type="float">
            <text:p>3.66274</text:p>
          </table:table-cell>
          <table:table-cell office:value-type="float" office:value="-7.29922" calcext:value-type="float">
            <text:p>-7.29922</text:p>
          </table:table-cell>
          <table:table-cell office:value-type="float" office:value="-14.4021" calcext:value-type="float">
            <text:p>-14.4021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169201" calcext:value-type="float">
            <text:p>0.000169201</text:p>
          </table:table-cell>
          <table:table-cell office:value-type="float" office:value="3.82873" calcext:value-type="float">
            <text:p>3.82873</text:p>
          </table:table-cell>
          <table:table-cell office:value-type="float" office:value="-7.72251" calcext:value-type="float">
            <text:p>-7.72251</text:p>
          </table:table-cell>
          <table:table-cell office:value-type="float" office:value="-14.9942" calcext:value-type="float">
            <text:p>-14.994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16475" calcext:value-type="float">
            <text:p>0.00016475</text:p>
          </table:table-cell>
          <table:table-cell office:value-type="float" office:value="4.37127" calcext:value-type="float">
            <text:p>4.37127</text:p>
          </table:table-cell>
          <table:table-cell office:value-type="float" office:value="-8.12607" calcext:value-type="float">
            <text:p>-8.12607</text:p>
          </table:table-cell>
          <table:table-cell office:value-type="float" office:value="-15.805" calcext:value-type="float">
            <text:p>-15.805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172459" calcext:value-type="float">
            <text:p>0.000172459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8.32751" calcext:value-type="float">
            <text:p>-8.32751</text:p>
          </table:table-cell>
          <table:table-cell office:value-type="float" office:value="-16.6931" calcext:value-type="float">
            <text:p>-16.6931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156762" calcext:value-type="float">
            <text:p>0.000156762</text:p>
          </table:table-cell>
          <table:table-cell office:value-type="float" office:value="5.09211" calcext:value-type="float">
            <text:p>5.09211</text:p>
          </table:table-cell>
          <table:table-cell office:value-type="float" office:value="-8.69968" calcext:value-type="float">
            <text:p>-8.69968</text:p>
          </table:table-cell>
          <table:table-cell office:value-type="float" office:value="-17.4599" calcext:value-type="float">
            <text:p>-17.4599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151902" calcext:value-type="float">
            <text:p>0.000151902</text:p>
          </table:table-cell>
          <table:table-cell office:value-type="float" office:value="5.24959" calcext:value-type="float">
            <text:p>5.24959</text:p>
          </table:table-cell>
          <table:table-cell office:value-type="float" office:value="-9.13222" calcext:value-type="float">
            <text:p>-9.13222</text:p>
          </table:table-cell>
          <table:table-cell office:value-type="float" office:value="-18.4748" calcext:value-type="float">
            <text:p>-18.474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172273" calcext:value-type="float">
            <text:p>0.000172273</text:p>
          </table:table-cell>
          <table:table-cell office:value-type="float" office:value="5.59151" calcext:value-type="float">
            <text:p>5.59151</text:p>
          </table:table-cell>
          <table:table-cell office:value-type="float" office:value="-9.45769" calcext:value-type="float">
            <text:p>-9.45769</text:p>
          </table:table-cell>
          <table:table-cell office:value-type="float" office:value="-19.3054" calcext:value-type="float">
            <text:p>-19.3054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169493" calcext:value-type="float">
            <text:p>0.000169493</text:p>
          </table:table-cell>
          <table:table-cell office:value-type="float" office:value="5.72265" calcext:value-type="float">
            <text:p>5.72265</text:p>
          </table:table-cell>
          <table:table-cell office:value-type="float" office:value="-9.68782" calcext:value-type="float">
            <text:p>-9.68782</text:p>
          </table:table-cell>
          <table:table-cell office:value-type="float" office:value="-20.0521" calcext:value-type="float">
            <text:p>-20.0521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170799" calcext:value-type="float">
            <text:p>0.000170799</text:p>
          </table:table-cell>
          <table:table-cell office:value-type="float" office:value="6.32387" calcext:value-type="float">
            <text:p>6.32387</text:p>
          </table:table-cell>
          <table:table-cell office:value-type="float" office:value="-10.0288" calcext:value-type="float">
            <text:p>-10.0288</text:p>
          </table:table-cell>
          <table:table-cell office:value-type="float" office:value="-21.3997" calcext:value-type="float">
            <text:p>-21.3997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168278" calcext:value-type="float">
            <text:p>0.000168278</text:p>
          </table:table-cell>
          <table:table-cell office:value-type="float" office:value="6.79935" calcext:value-type="float">
            <text:p>6.79935</text:p>
          </table:table-cell>
          <table:table-cell office:value-type="float" office:value="-10.1476" calcext:value-type="float">
            <text:p>-10.1476</text:p>
          </table:table-cell>
          <table:table-cell office:value-type="float" office:value="-22.1683" calcext:value-type="float">
            <text:p>-22.1683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155909" calcext:value-type="float">
            <text:p>0.000155909</text:p>
          </table:table-cell>
          <table:table-cell office:value-type="float" office:value="6.79747" calcext:value-type="float">
            <text:p>6.79747</text:p>
          </table:table-cell>
          <table:table-cell office:value-type="float" office:value="-10.5126" calcext:value-type="float">
            <text:p>-10.5126</text:p>
          </table:table-cell>
          <table:table-cell office:value-type="float" office:value="-22.8661" calcext:value-type="float">
            <text:p>-22.8661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179847" calcext:value-type="float">
            <text:p>0.000179847</text:p>
          </table:table-cell>
          <table:table-cell office:value-type="float" office:value="7.08989" calcext:value-type="float">
            <text:p>7.08989</text:p>
          </table:table-cell>
          <table:table-cell office:value-type="float" office:value="-10.6042" calcext:value-type="float">
            <text:p>-10.6042</text:p>
          </table:table-cell>
          <table:table-cell office:value-type="float" office:value="-23.1737" calcext:value-type="float">
            <text:p>-23.1737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183525" calcext:value-type="float">
            <text:p>0.000183525</text:p>
          </table:table-cell>
          <table:table-cell office:value-type="float" office:value="7.92881" calcext:value-type="float">
            <text:p>7.92881</text:p>
          </table:table-cell>
          <table:table-cell office:value-type="float" office:value="-10.6965" calcext:value-type="float">
            <text:p>-10.6965</text:p>
          </table:table-cell>
          <table:table-cell office:value-type="float" office:value="-24.3169" calcext:value-type="float">
            <text:p>-24.3169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164897" calcext:value-type="float">
            <text:p>0.000164897</text:p>
          </table:table-cell>
          <table:table-cell office:value-type="float" office:value="8.45449" calcext:value-type="float">
            <text:p>8.45449</text:p>
          </table:table-cell>
          <table:table-cell office:value-type="float" office:value="-11.1424" calcext:value-type="float">
            <text:p>-11.1424</text:p>
          </table:table-cell>
          <table:table-cell office:value-type="float" office:value="-25.8449" calcext:value-type="float">
            <text:p>-25.844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161874" calcext:value-type="float">
            <text:p>0.000161874</text:p>
          </table:table-cell>
          <table:table-cell office:value-type="float" office:value="8.71734" calcext:value-type="float">
            <text:p>8.71734</text:p>
          </table:table-cell>
          <table:table-cell office:value-type="float" office:value="-11.4567" calcext:value-type="float">
            <text:p>-11.4567</text:p>
          </table:table-cell>
          <table:table-cell office:value-type="float" office:value="-26.6515" calcext:value-type="float">
            <text:p>-26.6515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169339" calcext:value-type="float">
            <text:p>0.000169339</text:p>
          </table:table-cell>
          <table:table-cell office:value-type="float" office:value="9.13701" calcext:value-type="float">
            <text:p>9.13701</text:p>
          </table:table-cell>
          <table:table-cell office:value-type="float" office:value="-11.5794" calcext:value-type="float">
            <text:p>-11.5794</text:p>
          </table:table-cell>
          <table:table-cell office:value-type="float" office:value="-27.8186" calcext:value-type="float">
            <text:p>-27.818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169304" calcext:value-type="float">
            <text:p>0.000169304</text:p>
          </table:table-cell>
          <table:table-cell office:value-type="float" office:value="9.93895" calcext:value-type="float">
            <text:p>9.93895</text:p>
          </table:table-cell>
          <table:table-cell office:value-type="float" office:value="-11.6472" calcext:value-type="float">
            <text:p>-11.6472</text:p>
          </table:table-cell>
          <table:table-cell office:value-type="float" office:value="-28.9747" calcext:value-type="float">
            <text:p>-28.9747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168619" calcext:value-type="float">
            <text:p>0.000168619</text:p>
          </table:table-cell>
          <table:table-cell office:value-type="float" office:value="10.5922" calcext:value-type="float">
            <text:p>10.5922</text:p>
          </table:table-cell>
          <table:table-cell office:value-type="float" office:value="-11.6976" calcext:value-type="float">
            <text:p>-11.6976</text:p>
          </table:table-cell>
          <table:table-cell office:value-type="float" office:value="-30.1912" calcext:value-type="float">
            <text:p>-30.1912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19079" calcext:value-type="float">
            <text:p>0.00019079</text:p>
          </table:table-cell>
          <table:table-cell office:value-type="float" office:value="11.0039" calcext:value-type="float">
            <text:p>11.0039</text:p>
          </table:table-cell>
          <table:table-cell office:value-type="float" office:value="-11.9833" calcext:value-type="float">
            <text:p>-11.9833</text:p>
          </table:table-cell>
          <table:table-cell office:value-type="float" office:value="-31.2415" calcext:value-type="float">
            <text:p>-31.241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185411" calcext:value-type="float">
            <text:p>0.000185411</text:p>
          </table:table-cell>
          <table:table-cell office:value-type="float" office:value="11.6996" calcext:value-type="float">
            <text:p>11.6996</text:p>
          </table:table-cell>
          <table:table-cell office:value-type="float" office:value="-12.1096" calcext:value-type="float">
            <text:p>-12.1096</text:p>
          </table:table-cell>
          <table:table-cell office:value-type="float" office:value="-32.5877" calcext:value-type="float">
            <text:p>-32.5877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177113" calcext:value-type="float">
            <text:p>0.000177113</text:p>
          </table:table-cell>
          <table:table-cell office:value-type="float" office:value="12.296" calcext:value-type="float">
            <text:p>12.296</text:p>
          </table:table-cell>
          <table:table-cell office:value-type="float" office:value="-12.11" calcext:value-type="float">
            <text:p>-12.11</text:p>
          </table:table-cell>
          <table:table-cell office:value-type="float" office:value="-33.6179" calcext:value-type="float">
            <text:p>-33.6179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17635" calcext:value-type="float">
            <text:p>0.00017635</text:p>
          </table:table-cell>
          <table:table-cell office:value-type="float" office:value="12.5802" calcext:value-type="float">
            <text:p>12.5802</text:p>
          </table:table-cell>
          <table:table-cell office:value-type="float" office:value="-12.4684" calcext:value-type="float">
            <text:p>-12.4684</text:p>
          </table:table-cell>
          <table:table-cell office:value-type="float" office:value="-34.0842" calcext:value-type="float">
            <text:p>-34.0842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190178" calcext:value-type="float">
            <text:p>0.000190178</text:p>
          </table:table-cell>
          <table:table-cell office:value-type="float" office:value="12.8264" calcext:value-type="float">
            <text:p>12.8264</text:p>
          </table:table-cell>
          <table:table-cell office:value-type="float" office:value="-12.6071" calcext:value-type="float">
            <text:p>-12.6071</text:p>
          </table:table-cell>
          <table:table-cell office:value-type="float" office:value="-35.11" calcext:value-type="float">
            <text:p>-35.1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175959" calcext:value-type="float">
            <text:p>0.000175959</text:p>
          </table:table-cell>
          <table:table-cell office:value-type="float" office:value="13.229" calcext:value-type="float">
            <text:p>13.229</text:p>
          </table:table-cell>
          <table:table-cell office:value-type="float" office:value="-12.5738" calcext:value-type="float">
            <text:p>-12.5738</text:p>
          </table:table-cell>
          <table:table-cell office:value-type="float" office:value="-35.8271" calcext:value-type="float">
            <text:p>-35.8271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0170202" calcext:value-type="float">
            <text:p>0.000170202</text:p>
          </table:table-cell>
          <table:table-cell office:value-type="float" office:value="13.8115" calcext:value-type="float">
            <text:p>13.8115</text:p>
          </table:table-cell>
          <table:table-cell office:value-type="float" office:value="-12.6997" calcext:value-type="float">
            <text:p>-12.6997</text:p>
          </table:table-cell>
          <table:table-cell office:value-type="float" office:value="-36.7548" calcext:value-type="float">
            <text:p>-36.7548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185798" calcext:value-type="float">
            <text:p>0.000185798</text:p>
          </table:table-cell>
          <table:table-cell office:value-type="float" office:value="14.1677" calcext:value-type="float">
            <text:p>14.1677</text:p>
          </table:table-cell>
          <table:table-cell office:value-type="float" office:value="-12.7127" calcext:value-type="float">
            <text:p>-12.7127</text:p>
          </table:table-cell>
          <table:table-cell office:value-type="float" office:value="-37.5659" calcext:value-type="float">
            <text:p>-37.56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17922" calcext:value-type="float">
            <text:p>0.00017922</text:p>
          </table:table-cell>
          <table:table-cell office:value-type="float" office:value="14.4585" calcext:value-type="float">
            <text:p>14.4585</text:p>
          </table:table-cell>
          <table:table-cell office:value-type="float" office:value="-12.9688" calcext:value-type="float">
            <text:p>-12.9688</text:p>
          </table:table-cell>
          <table:table-cell office:value-type="float" office:value="-38.2846" calcext:value-type="float">
            <text:p>-38.2846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187159" calcext:value-type="float">
            <text:p>0.000187159</text:p>
          </table:table-cell>
          <table:table-cell office:value-type="float" office:value="14.8656" calcext:value-type="float">
            <text:p>14.8656</text:p>
          </table:table-cell>
          <table:table-cell office:value-type="float" office:value="-13.2361" calcext:value-type="float">
            <text:p>-13.2361</text:p>
          </table:table-cell>
          <table:table-cell office:value-type="float" office:value="-38.9727" calcext:value-type="float">
            <text:p>-38.9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187728" calcext:value-type="float">
            <text:p>0.000187728</text:p>
          </table:table-cell>
          <table:table-cell office:value-type="float" office:value="15.4458" calcext:value-type="float">
            <text:p>15.4458</text:p>
          </table:table-cell>
          <table:table-cell office:value-type="float" office:value="-13.3446" calcext:value-type="float">
            <text:p>-13.3446</text:p>
          </table:table-cell>
          <table:table-cell office:value-type="float" office:value="-39.8575" calcext:value-type="float">
            <text:p>-39.8575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0187929" calcext:value-type="float">
            <text:p>0.000187929</text:p>
          </table:table-cell>
          <table:table-cell office:value-type="float" office:value="15.7407" calcext:value-type="float">
            <text:p>15.7407</text:p>
          </table:table-cell>
          <table:table-cell office:value-type="float" office:value="-13.4251" calcext:value-type="float">
            <text:p>-13.4251</text:p>
          </table:table-cell>
          <table:table-cell office:value-type="float" office:value="-40.6215" calcext:value-type="float">
            <text:p>-40.621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199713" calcext:value-type="float">
            <text:p>0.000199713</text:p>
          </table:table-cell>
          <table:table-cell office:value-type="float" office:value="15.9295" calcext:value-type="float">
            <text:p>15.9295</text:p>
          </table:table-cell>
          <table:table-cell office:value-type="float" office:value="-13.6094" calcext:value-type="float">
            <text:p>-13.6094</text:p>
          </table:table-cell>
          <table:table-cell office:value-type="float" office:value="-41.3015" calcext:value-type="float">
            <text:p>-41.3015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0207598" calcext:value-type="float">
            <text:p>0.000207598</text:p>
          </table:table-cell>
          <table:table-cell office:value-type="float" office:value="16.4094" calcext:value-type="float">
            <text:p>16.4094</text:p>
          </table:table-cell>
          <table:table-cell office:value-type="float" office:value="-13.5195" calcext:value-type="float">
            <text:p>-13.5195</text:p>
          </table:table-cell>
          <table:table-cell office:value-type="float" office:value="-42.0696" calcext:value-type="float">
            <text:p>-42.0696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0184674" calcext:value-type="float">
            <text:p>0.000184674</text:p>
          </table:table-cell>
          <table:table-cell office:value-type="float" office:value="16.9707" calcext:value-type="float">
            <text:p>16.9707</text:p>
          </table:table-cell>
          <table:table-cell office:value-type="float" office:value="-13.4597" calcext:value-type="float">
            <text:p>-13.4597</text:p>
          </table:table-cell>
          <table:table-cell office:value-type="float" office:value="-43.0255" calcext:value-type="float">
            <text:p>-43.025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201273" calcext:value-type="float">
            <text:p>0.000201273</text:p>
          </table:table-cell>
          <table:table-cell office:value-type="float" office:value="17.3105" calcext:value-type="float">
            <text:p>17.3105</text:p>
          </table:table-cell>
          <table:table-cell office:value-type="float" office:value="-13.5143" calcext:value-type="float">
            <text:p>-13.5143</text:p>
          </table:table-cell>
          <table:table-cell office:value-type="float" office:value="-43.7062" calcext:value-type="float">
            <text:p>-43.7062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018189" calcext:value-type="float">
            <text:p>0.00018189</text:p>
          </table:table-cell>
          <table:table-cell office:value-type="float" office:value="17.8512" calcext:value-type="float">
            <text:p>17.8512</text:p>
          </table:table-cell>
          <table:table-cell office:value-type="float" office:value="-13.3422" calcext:value-type="float">
            <text:p>-13.3422</text:p>
          </table:table-cell>
          <table:table-cell office:value-type="float" office:value="-44.7164" calcext:value-type="float">
            <text:p>-44.7164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0208139" calcext:value-type="float">
            <text:p>0.000208139</text:p>
          </table:table-cell>
          <table:table-cell office:value-type="float" office:value="18.2216" calcext:value-type="float">
            <text:p>18.2216</text:p>
          </table:table-cell>
          <table:table-cell office:value-type="float" office:value="-13.2743" calcext:value-type="float">
            <text:p>-13.2743</text:p>
          </table:table-cell>
          <table:table-cell office:value-type="float" office:value="-45.7115" calcext:value-type="float">
            <text:p>-45.7115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0250884" calcext:value-type="float">
            <text:p>0.000250884</text:p>
          </table:table-cell>
          <table:table-cell office:value-type="float" office:value="18.3374" calcext:value-type="float">
            <text:p>18.3374</text:p>
          </table:table-cell>
          <table:table-cell office:value-type="float" office:value="-13.0834" calcext:value-type="float">
            <text:p>-13.0834</text:p>
          </table:table-cell>
          <table:table-cell office:value-type="float" office:value="-46.4683" calcext:value-type="float">
            <text:p>-46.468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0199928" calcext:value-type="float">
            <text:p>0.000199928</text:p>
          </table:table-cell>
          <table:table-cell office:value-type="float" office:value="18.9468" calcext:value-type="float">
            <text:p>18.9468</text:p>
          </table:table-cell>
          <table:table-cell office:value-type="float" office:value="-12.7868" calcext:value-type="float">
            <text:p>-12.7868</text:p>
          </table:table-cell>
          <table:table-cell office:value-type="float" office:value="-47.4552" calcext:value-type="float">
            <text:p>-47.4552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0198786" calcext:value-type="float">
            <text:p>0.000198786</text:p>
          </table:table-cell>
          <table:table-cell office:value-type="float" office:value="19.2289" calcext:value-type="float">
            <text:p>19.2289</text:p>
          </table:table-cell>
          <table:table-cell office:value-type="float" office:value="-12.617" calcext:value-type="float">
            <text:p>-12.617</text:p>
          </table:table-cell>
          <table:table-cell office:value-type="float" office:value="-48.196" calcext:value-type="float">
            <text:p>-48.19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0221318" calcext:value-type="float">
            <text:p>0.000221318</text:p>
          </table:table-cell>
          <table:table-cell office:value-type="float" office:value="19.513" calcext:value-type="float">
            <text:p>19.513</text:p>
          </table:table-cell>
          <table:table-cell office:value-type="float" office:value="-12.6476" calcext:value-type="float">
            <text:p>-12.6476</text:p>
          </table:table-cell>
          <table:table-cell office:value-type="float" office:value="-48.8531" calcext:value-type="float">
            <text:p>-48.8531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0214577" calcext:value-type="float">
            <text:p>0.000214577</text:p>
          </table:table-cell>
          <table:table-cell office:value-type="float" office:value="20.093" calcext:value-type="float">
            <text:p>20.093</text:p>
          </table:table-cell>
          <table:table-cell office:value-type="float" office:value="-12.3369" calcext:value-type="float">
            <text:p>-12.3369</text:p>
          </table:table-cell>
          <table:table-cell office:value-type="float" office:value="-49.6057" calcext:value-type="float">
            <text:p>-49.6057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0207764" calcext:value-type="float">
            <text:p>0.000207764</text:p>
          </table:table-cell>
          <table:table-cell office:value-type="float" office:value="20.5124" calcext:value-type="float">
            <text:p>20.5124</text:p>
          </table:table-cell>
          <table:table-cell office:value-type="float" office:value="-12.184" calcext:value-type="float">
            <text:p>-12.184</text:p>
          </table:table-cell>
          <table:table-cell office:value-type="float" office:value="-50.3801" calcext:value-type="float">
            <text:p>-50.3801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0219756" calcext:value-type="float">
            <text:p>0.000219756</text:p>
          </table:table-cell>
          <table:table-cell office:value-type="float" office:value="20.7533" calcext:value-type="float">
            <text:p>20.7533</text:p>
          </table:table-cell>
          <table:table-cell office:value-type="float" office:value="-12.2871" calcext:value-type="float">
            <text:p>-12.2871</text:p>
          </table:table-cell>
          <table:table-cell office:value-type="float" office:value="-50.548" calcext:value-type="float">
            <text:p>-50.548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0201258" calcext:value-type="float">
            <text:p>0.000201258</text:p>
          </table:table-cell>
          <table:table-cell office:value-type="float" office:value="21.0777" calcext:value-type="float">
            <text:p>21.0777</text:p>
          </table:table-cell>
          <table:table-cell office:value-type="float" office:value="-12.0991" calcext:value-type="float">
            <text:p>-12.0991</text:p>
          </table:table-cell>
          <table:table-cell office:value-type="float" office:value="-51.076" calcext:value-type="float">
            <text:p>-51.076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0223756" calcext:value-type="float">
            <text:p>0.000223756</text:p>
          </table:table-cell>
          <table:table-cell office:value-type="float" office:value="21.7017" calcext:value-type="float">
            <text:p>21.7017</text:p>
          </table:table-cell>
          <table:table-cell office:value-type="float" office:value="-11.8241" calcext:value-type="float">
            <text:p>-11.8241</text:p>
          </table:table-cell>
          <table:table-cell office:value-type="float" office:value="-51.7219" calcext:value-type="float">
            <text:p>-51.7219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0207219" calcext:value-type="float">
            <text:p>0.000207219</text:p>
          </table:table-cell>
          <table:table-cell office:value-type="float" office:value="21.7132" calcext:value-type="float">
            <text:p>21.7132</text:p>
          </table:table-cell>
          <table:table-cell office:value-type="float" office:value="-11.8026" calcext:value-type="float">
            <text:p>-11.8026</text:p>
          </table:table-cell>
          <table:table-cell office:value-type="float" office:value="-51.732" calcext:value-type="float">
            <text:p>-51.732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0252074" calcext:value-type="float">
            <text:p>0.000252074</text:p>
          </table:table-cell>
          <table:table-cell office:value-type="float" office:value="22.021" calcext:value-type="float">
            <text:p>22.021</text:p>
          </table:table-cell>
          <table:table-cell office:value-type="float" office:value="-12.1248" calcext:value-type="float">
            <text:p>-12.1248</text:p>
          </table:table-cell>
          <table:table-cell office:value-type="float" office:value="-52.4594" calcext:value-type="float">
            <text:p>-52.4594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0236851" calcext:value-type="float">
            <text:p>0.000236851</text:p>
          </table:table-cell>
          <table:table-cell office:value-type="float" office:value="22.4813" calcext:value-type="float">
            <text:p>22.4813</text:p>
          </table:table-cell>
          <table:table-cell office:value-type="float" office:value="-12.1576" calcext:value-type="float">
            <text:p>-12.1576</text:p>
          </table:table-cell>
          <table:table-cell office:value-type="float" office:value="-53.0819" calcext:value-type="float">
            <text:p>-53.0819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02297" calcext:value-type="float">
            <text:p>0.0002297</text:p>
          </table:table-cell>
          <table:table-cell office:value-type="float" office:value="22.7456" calcext:value-type="float">
            <text:p>22.7456</text:p>
          </table:table-cell>
          <table:table-cell office:value-type="float" office:value="-12.0218" calcext:value-type="float">
            <text:p>-12.0218</text:p>
          </table:table-cell>
          <table:table-cell office:value-type="float" office:value="-52.7793" calcext:value-type="float">
            <text:p>-52.7793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0219035" calcext:value-type="float">
            <text:p>0.000219035</text:p>
          </table:table-cell>
          <table:table-cell office:value-type="float" office:value="22.809" calcext:value-type="float">
            <text:p>22.809</text:p>
          </table:table-cell>
          <table:table-cell office:value-type="float" office:value="-12.0076" calcext:value-type="float">
            <text:p>-12.0076</text:p>
          </table:table-cell>
          <table:table-cell office:value-type="float" office:value="-52.7311" calcext:value-type="float">
            <text:p>-52.7311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024071" calcext:value-type="float">
            <text:p>0.00024071</text:p>
          </table:table-cell>
          <table:table-cell office:value-type="float" office:value="23.1721" calcext:value-type="float">
            <text:p>23.1721</text:p>
          </table:table-cell>
          <table:table-cell office:value-type="float" office:value="-11.9511" calcext:value-type="float">
            <text:p>-11.9511</text:p>
          </table:table-cell>
          <table:table-cell office:value-type="float" office:value="-53.312" calcext:value-type="float">
            <text:p>-53.312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0243341" calcext:value-type="float">
            <text:p>0.000243341</text:p>
          </table:table-cell>
          <table:table-cell office:value-type="float" office:value="23.1372" calcext:value-type="float">
            <text:p>23.1372</text:p>
          </table:table-cell>
          <table:table-cell office:value-type="float" office:value="-12.1414" calcext:value-type="float">
            <text:p>-12.1414</text:p>
          </table:table-cell>
          <table:table-cell office:value-type="float" office:value="-53.3255" calcext:value-type="float">
            <text:p>-53.3255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0218919" calcext:value-type="float">
            <text:p>0.000218919</text:p>
          </table:table-cell>
          <table:table-cell office:value-type="float" office:value="23.1773" calcext:value-type="float">
            <text:p>23.1773</text:p>
          </table:table-cell>
          <table:table-cell office:value-type="float" office:value="-12.2019" calcext:value-type="float">
            <text:p>-12.2019</text:p>
          </table:table-cell>
          <table:table-cell office:value-type="float" office:value="-53.0861" calcext:value-type="float">
            <text:p>-53.0861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0200849" calcext:value-type="float">
            <text:p>0.000200849</text:p>
          </table:table-cell>
          <table:table-cell office:value-type="float" office:value="23.108" calcext:value-type="float">
            <text:p>23.108</text:p>
          </table:table-cell>
          <table:table-cell office:value-type="float" office:value="-12.0424" calcext:value-type="float">
            <text:p>-12.0424</text:p>
          </table:table-cell>
          <table:table-cell office:value-type="float" office:value="-52.9571" calcext:value-type="float">
            <text:p>-52.9571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0225023" calcext:value-type="float">
            <text:p>0.000225023</text:p>
          </table:table-cell>
          <table:table-cell office:value-type="float" office:value="23.0711" calcext:value-type="float">
            <text:p>23.0711</text:p>
          </table:table-cell>
          <table:table-cell office:value-type="float" office:value="-11.9926" calcext:value-type="float">
            <text:p>-11.9926</text:p>
          </table:table-cell>
          <table:table-cell office:value-type="float" office:value="-52.6811" calcext:value-type="float">
            <text:p>-52.681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0243051" calcext:value-type="float">
            <text:p>0.000243051</text:p>
          </table:table-cell>
          <table:table-cell office:value-type="float" office:value="22.9595" calcext:value-type="float">
            <text:p>22.9595</text:p>
          </table:table-cell>
          <table:table-cell office:value-type="float" office:value="-11.8465" calcext:value-type="float">
            <text:p>-11.8465</text:p>
          </table:table-cell>
          <table:table-cell office:value-type="float" office:value="-52.3259" calcext:value-type="float">
            <text:p>-52.3259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0235867" calcext:value-type="float">
            <text:p>0.000235867</text:p>
          </table:table-cell>
          <table:table-cell office:value-type="float" office:value="22.9212" calcext:value-type="float">
            <text:p>22.9212</text:p>
          </table:table-cell>
          <table:table-cell office:value-type="float" office:value="-11.6204" calcext:value-type="float">
            <text:p>-11.6204</text:p>
          </table:table-cell>
          <table:table-cell office:value-type="float" office:value="-51.9975" calcext:value-type="float">
            <text:p>-51.9975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0244798" calcext:value-type="float">
            <text:p>0.000244798</text:p>
          </table:table-cell>
          <table:table-cell office:value-type="float" office:value="22.8773" calcext:value-type="float">
            <text:p>22.8773</text:p>
          </table:table-cell>
          <table:table-cell office:value-type="float" office:value="-11.4486" calcext:value-type="float">
            <text:p>-11.4486</text:p>
          </table:table-cell>
          <table:table-cell office:value-type="float" office:value="-51.3393" calcext:value-type="float">
            <text:p>-51.339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0207285" calcext:value-type="float">
            <text:p>0.000207285</text:p>
          </table:table-cell>
          <table:table-cell office:value-type="float" office:value="22.667" calcext:value-type="float">
            <text:p>22.667</text:p>
          </table:table-cell>
          <table:table-cell office:value-type="float" office:value="-11.0427" calcext:value-type="float">
            <text:p>-11.0427</text:p>
          </table:table-cell>
          <table:table-cell office:value-type="float" office:value="-50.2051" calcext:value-type="float">
            <text:p>-50.2051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0249447" calcext:value-type="float">
            <text:p>0.000249447</text:p>
          </table:table-cell>
          <table:table-cell office:value-type="float" office:value="22.434" calcext:value-type="float">
            <text:p>22.434</text:p>
          </table:table-cell>
          <table:table-cell office:value-type="float" office:value="-10.7753" calcext:value-type="float">
            <text:p>-10.7753</text:p>
          </table:table-cell>
          <table:table-cell office:value-type="float" office:value="-49.5654" calcext:value-type="float">
            <text:p>-49.5654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0227276" calcext:value-type="float">
            <text:p>0.000227276</text:p>
          </table:table-cell>
          <table:table-cell office:value-type="float" office:value="22.0755" calcext:value-type="float">
            <text:p>22.0755</text:p>
          </table:table-cell>
          <table:table-cell office:value-type="float" office:value="-10.5714" calcext:value-type="float">
            <text:p>-10.5714</text:p>
          </table:table-cell>
          <table:table-cell office:value-type="float" office:value="-48.6624" calcext:value-type="float">
            <text:p>-48.6624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0237808" calcext:value-type="float">
            <text:p>0.000237808</text:p>
          </table:table-cell>
          <table:table-cell office:value-type="float" office:value="21.8809" calcext:value-type="float">
            <text:p>21.8809</text:p>
          </table:table-cell>
          <table:table-cell office:value-type="float" office:value="-10.325" calcext:value-type="float">
            <text:p>-10.325</text:p>
          </table:table-cell>
          <table:table-cell office:value-type="float" office:value="-47.6999" calcext:value-type="float">
            <text:p>-47.6999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0254741" calcext:value-type="float">
            <text:p>0.000254741</text:p>
          </table:table-cell>
          <table:table-cell office:value-type="float" office:value="21.5293" calcext:value-type="float">
            <text:p>21.5293</text:p>
          </table:table-cell>
          <table:table-cell office:value-type="float" office:value="-10.1445" calcext:value-type="float">
            <text:p>-10.1445</text:p>
          </table:table-cell>
          <table:table-cell office:value-type="float" office:value="-46.2125" calcext:value-type="float">
            <text:p>-46.2125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0235921" calcext:value-type="float">
            <text:p>0.000235921</text:p>
          </table:table-cell>
          <table:table-cell office:value-type="float" office:value="21.1615" calcext:value-type="float">
            <text:p>21.1615</text:p>
          </table:table-cell>
          <table:table-cell office:value-type="float" office:value="-9.98273" calcext:value-type="float">
            <text:p>-9.98273</text:p>
          </table:table-cell>
          <table:table-cell office:value-type="float" office:value="-45.1599" calcext:value-type="float">
            <text:p>-45.159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02462" calcext:value-type="float">
            <text:p>0.0002462</text:p>
          </table:table-cell>
          <table:table-cell office:value-type="float" office:value="20.9853" calcext:value-type="float">
            <text:p>20.9853</text:p>
          </table:table-cell>
          <table:table-cell office:value-type="float" office:value="-10.0975" calcext:value-type="float">
            <text:p>-10.0975</text:p>
          </table:table-cell>
          <table:table-cell office:value-type="float" office:value="-45.2385" calcext:value-type="float">
            <text:p>-45.2385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0257032" calcext:value-type="float">
            <text:p>0.000257032</text:p>
          </table:table-cell>
          <table:table-cell office:value-type="float" office:value="20.584" calcext:value-type="float">
            <text:p>20.584</text:p>
          </table:table-cell>
          <table:table-cell office:value-type="float" office:value="-10.0136" calcext:value-type="float">
            <text:p>-10.0136</text:p>
          </table:table-cell>
          <table:table-cell office:value-type="float" office:value="-44.5892" calcext:value-type="float">
            <text:p>-44.5892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20.2398" calcext:value-type="float">
            <text:p>20.2398</text:p>
          </table:table-cell>
          <table:table-cell office:value-type="float" office:value="-9.86591" calcext:value-type="float">
            <text:p>-9.86591</text:p>
          </table:table-cell>
          <table:table-cell office:value-type="float" office:value="-43.9011" calcext:value-type="float">
            <text:p>-43.901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0232394" calcext:value-type="float">
            <text:p>0.000232394</text:p>
          </table:table-cell>
          <table:table-cell office:value-type="float" office:value="19.6566" calcext:value-type="float">
            <text:p>19.6566</text:p>
          </table:table-cell>
          <table:table-cell office:value-type="float" office:value="-9.52826" calcext:value-type="float">
            <text:p>-9.52826</text:p>
          </table:table-cell>
          <table:table-cell office:value-type="float" office:value="-42.6267" calcext:value-type="float">
            <text:p>-42.6267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0199295" calcext:value-type="float">
            <text:p>0.000199295</text:p>
          </table:table-cell>
          <table:table-cell office:value-type="float" office:value="19.2286" calcext:value-type="float">
            <text:p>19.2286</text:p>
          </table:table-cell>
          <table:table-cell office:value-type="float" office:value="-9.42433" calcext:value-type="float">
            <text:p>-9.42433</text:p>
          </table:table-cell>
          <table:table-cell office:value-type="float" office:value="-41.7923" calcext:value-type="float">
            <text:p>-41.7923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0204232" calcext:value-type="float">
            <text:p>0.000204232</text:p>
          </table:table-cell>
          <table:table-cell office:value-type="float" office:value="18.5838" calcext:value-type="float">
            <text:p>18.5838</text:p>
          </table:table-cell>
          <table:table-cell office:value-type="float" office:value="-9.10049" calcext:value-type="float">
            <text:p>-9.10049</text:p>
          </table:table-cell>
          <table:table-cell office:value-type="float" office:value="-40.4983" calcext:value-type="float">
            <text:p>-40.4983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0215844" calcext:value-type="float">
            <text:p>0.000215844</text:p>
          </table:table-cell>
          <table:table-cell office:value-type="float" office:value="18.221" calcext:value-type="float">
            <text:p>18.221</text:p>
          </table:table-cell>
          <table:table-cell office:value-type="float" office:value="-8.80115" calcext:value-type="float">
            <text:p>-8.80115</text:p>
          </table:table-cell>
          <table:table-cell office:value-type="float" office:value="-39.5715" calcext:value-type="float">
            <text:p>-39.5715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016818" calcext:value-type="float">
            <text:p>0.00016818</text:p>
          </table:table-cell>
          <table:table-cell office:value-type="float" office:value="17.7079" calcext:value-type="float">
            <text:p>17.7079</text:p>
          </table:table-cell>
          <table:table-cell office:value-type="float" office:value="-8.80602" calcext:value-type="float">
            <text:p>-8.80602</text:p>
          </table:table-cell>
          <table:table-cell office:value-type="float" office:value="-38.7332" calcext:value-type="float">
            <text:p>-38.7332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0230395" calcext:value-type="float">
            <text:p>0.000230395</text:p>
          </table:table-cell>
          <table:table-cell office:value-type="float" office:value="17.075" calcext:value-type="float">
            <text:p>17.075</text:p>
          </table:table-cell>
          <table:table-cell office:value-type="float" office:value="-8.69378" calcext:value-type="float">
            <text:p>-8.69378</text:p>
          </table:table-cell>
          <table:table-cell office:value-type="float" office:value="-37.6007" calcext:value-type="float">
            <text:p>-37.6007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0197124" calcext:value-type="float">
            <text:p>0.000197124</text:p>
          </table:table-cell>
          <table:table-cell office:value-type="float" office:value="16.4647" calcext:value-type="float">
            <text:p>16.4647</text:p>
          </table:table-cell>
          <table:table-cell office:value-type="float" office:value="-8.33069" calcext:value-type="float">
            <text:p>-8.33069</text:p>
          </table:table-cell>
          <table:table-cell office:value-type="float" office:value="-36.6385" calcext:value-type="float">
            <text:p>-36.6385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0185679" calcext:value-type="float">
            <text:p>0.000185679</text:p>
          </table:table-cell>
          <table:table-cell office:value-type="float" office:value="16.0911" calcext:value-type="float">
            <text:p>16.0911</text:p>
          </table:table-cell>
          <table:table-cell office:value-type="float" office:value="-8.1668" calcext:value-type="float">
            <text:p>-8.1668</text:p>
          </table:table-cell>
          <table:table-cell office:value-type="float" office:value="-35.5503" calcext:value-type="float">
            <text:p>-35.550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0208552" calcext:value-type="float">
            <text:p>0.000208552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-8.06659" calcext:value-type="float">
            <text:p>-8.06659</text:p>
          </table:table-cell>
          <table:table-cell office:value-type="float" office:value="-34.3292" calcext:value-type="float">
            <text:p>-34.329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0198022" calcext:value-type="float">
            <text:p>0.000198022</text:p>
          </table:table-cell>
          <table:table-cell office:value-type="float" office:value="14.9351" calcext:value-type="float">
            <text:p>14.9351</text:p>
          </table:table-cell>
          <table:table-cell office:value-type="float" office:value="-8.08541" calcext:value-type="float">
            <text:p>-8.08541</text:p>
          </table:table-cell>
          <table:table-cell office:value-type="float" office:value="-33.2878" calcext:value-type="float">
            <text:p>-33.2878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0204496" calcext:value-type="float">
            <text:p>0.000204496</text:p>
          </table:table-cell>
          <table:table-cell office:value-type="float" office:value="14.6127" calcext:value-type="float">
            <text:p>14.6127</text:p>
          </table:table-cell>
          <table:table-cell office:value-type="float" office:value="-7.887" calcext:value-type="float">
            <text:p>-7.887</text:p>
          </table:table-cell>
          <table:table-cell office:value-type="float" office:value="-32.1782" calcext:value-type="float">
            <text:p>-32.1782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0186717" calcext:value-type="float">
            <text:p>0.000186717</text:p>
          </table:table-cell>
          <table:table-cell office:value-type="float" office:value="14.2148" calcext:value-type="float">
            <text:p>14.2148</text:p>
          </table:table-cell>
          <table:table-cell office:value-type="float" office:value="-7.58807" calcext:value-type="float">
            <text:p>-7.58807</text:p>
          </table:table-cell>
          <table:table-cell office:value-type="float" office:value="-30.943" calcext:value-type="float">
            <text:p>-30.943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231186" calcext:value-type="float">
            <text:p>0.000231186</text:p>
          </table:table-cell>
          <table:table-cell office:value-type="float" office:value="13.7127" calcext:value-type="float">
            <text:p>13.7127</text:p>
          </table:table-cell>
          <table:table-cell office:value-type="float" office:value="-7.31748" calcext:value-type="float">
            <text:p>-7.31748</text:p>
          </table:table-cell>
          <table:table-cell office:value-type="float" office:value="-29.714" calcext:value-type="float">
            <text:p>-29.714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0280863" calcext:value-type="float">
            <text:p>0.000280863</text:p>
          </table:table-cell>
          <table:table-cell office:value-type="float" office:value="13.024" calcext:value-type="float">
            <text:p>13.024</text:p>
          </table:table-cell>
          <table:table-cell office:value-type="float" office:value="-6.68148" calcext:value-type="float">
            <text:p>-6.68148</text:p>
          </table:table-cell>
          <table:table-cell office:value-type="float" office:value="-27.9567" calcext:value-type="float">
            <text:p>-27.956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200372" calcext:value-type="float">
            <text:p>0.000200372</text:p>
          </table:table-cell>
          <table:table-cell office:value-type="float" office:value="12.516" calcext:value-type="float">
            <text:p>12.516</text:p>
          </table:table-cell>
          <table:table-cell office:value-type="float" office:value="-6.71689" calcext:value-type="float">
            <text:p>-6.71689</text:p>
          </table:table-cell>
          <table:table-cell office:value-type="float" office:value="-27.0599" calcext:value-type="float">
            <text:p>-27.0599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202359" calcext:value-type="float">
            <text:p>0.000202359</text:p>
          </table:table-cell>
          <table:table-cell office:value-type="float" office:value="12.051" calcext:value-type="float">
            <text:p>12.051</text:p>
          </table:table-cell>
          <table:table-cell office:value-type="float" office:value="-6.80687" calcext:value-type="float">
            <text:p>-6.80687</text:p>
          </table:table-cell>
          <table:table-cell office:value-type="float" office:value="-26.5853" calcext:value-type="float">
            <text:p>-26.5853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0216587" calcext:value-type="float">
            <text:p>0.000216587</text:p>
          </table:table-cell>
          <table:table-cell office:value-type="float" office:value="11.2647" calcext:value-type="float">
            <text:p>11.2647</text:p>
          </table:table-cell>
          <table:table-cell office:value-type="float" office:value="-6.57778" calcext:value-type="float">
            <text:p>-6.57778</text:p>
          </table:table-cell>
          <table:table-cell office:value-type="float" office:value="-24.8326" calcext:value-type="float">
            <text:p>-24.8326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0228479" calcext:value-type="float">
            <text:p>0.000228479</text:p>
          </table:table-cell>
          <table:table-cell office:value-type="float" office:value="10.5086" calcext:value-type="float">
            <text:p>10.5086</text:p>
          </table:table-cell>
          <table:table-cell office:value-type="float" office:value="-6.5524" calcext:value-type="float">
            <text:p>-6.5524</text:p>
          </table:table-cell>
          <table:table-cell office:value-type="float" office:value="-23.5736" calcext:value-type="float">
            <text:p>-23.5736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163103" calcext:value-type="float">
            <text:p>0.000163103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-6.54858" calcext:value-type="float">
            <text:p>-6.54858</text:p>
          </table:table-cell>
          <table:table-cell office:value-type="float" office:value="-22.9378" calcext:value-type="float">
            <text:p>-22.9378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0203634" calcext:value-type="float">
            <text:p>0.000203634</text:p>
          </table:table-cell>
          <table:table-cell office:value-type="float" office:value="9.64591" calcext:value-type="float">
            <text:p>9.64591</text:p>
          </table:table-cell>
          <table:table-cell office:value-type="float" office:value="-6.31041" calcext:value-type="float">
            <text:p>-6.31041</text:p>
          </table:table-cell>
          <table:table-cell office:value-type="float" office:value="-21.7185" calcext:value-type="float">
            <text:p>-21.7185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195546" calcext:value-type="float">
            <text:p>0.000195546</text:p>
          </table:table-cell>
          <table:table-cell office:value-type="float" office:value="8.85423" calcext:value-type="float">
            <text:p>8.85423</text:p>
          </table:table-cell>
          <table:table-cell office:value-type="float" office:value="-6.35504" calcext:value-type="float">
            <text:p>-6.35504</text:p>
          </table:table-cell>
          <table:table-cell office:value-type="float" office:value="-20.6157" calcext:value-type="float">
            <text:p>-20.6157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204083" calcext:value-type="float">
            <text:p>0.000204083</text:p>
          </table:table-cell>
          <table:table-cell office:value-type="float" office:value="8.25126" calcext:value-type="float">
            <text:p>8.25126</text:p>
          </table:table-cell>
          <table:table-cell office:value-type="float" office:value="-5.93513" calcext:value-type="float">
            <text:p>-5.93513</text:p>
          </table:table-cell>
          <table:table-cell office:value-type="float" office:value="-19.2496" calcext:value-type="float">
            <text:p>-19.2496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184762" calcext:value-type="float">
            <text:p>0.000184762</text:p>
          </table:table-cell>
          <table:table-cell office:value-type="float" office:value="7.62305" calcext:value-type="float">
            <text:p>7.62305</text:p>
          </table:table-cell>
          <table:table-cell office:value-type="float" office:value="-5.94385" calcext:value-type="float">
            <text:p>-5.94385</text:p>
          </table:table-cell>
          <table:table-cell office:value-type="float" office:value="-18.2932" calcext:value-type="float">
            <text:p>-18.2932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164629" calcext:value-type="float">
            <text:p>0.000164629</text:p>
          </table:table-cell>
          <table:table-cell office:value-type="float" office:value="7.20207" calcext:value-type="float">
            <text:p>7.20207</text:p>
          </table:table-cell>
          <table:table-cell office:value-type="float" office:value="-6.12072" calcext:value-type="float">
            <text:p>-6.12072</text:p>
          </table:table-cell>
          <table:table-cell office:value-type="float" office:value="-17.5837" calcext:value-type="float">
            <text:p>-17.583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18214" calcext:value-type="float">
            <text:p>0.00018214</text:p>
          </table:table-cell>
          <table:table-cell office:value-type="float" office:value="6.88952" calcext:value-type="float">
            <text:p>6.88952</text:p>
          </table:table-cell>
          <table:table-cell office:value-type="float" office:value="-5.77283" calcext:value-type="float">
            <text:p>-5.77283</text:p>
          </table:table-cell>
          <table:table-cell office:value-type="float" office:value="-16.2622" calcext:value-type="float">
            <text:p>-16.262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155446" calcext:value-type="float">
            <text:p>0.000155446</text:p>
          </table:table-cell>
          <table:table-cell office:value-type="float" office:value="6.35573" calcext:value-type="float">
            <text:p>6.35573</text:p>
          </table:table-cell>
          <table:table-cell office:value-type="float" office:value="-5.84746" calcext:value-type="float">
            <text:p>-5.84746</text:p>
          </table:table-cell>
          <table:table-cell office:value-type="float" office:value="-15.5745" calcext:value-type="float">
            <text:p>-15.5745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18656" calcext:value-type="float">
            <text:p>0.00018656</text:p>
          </table:table-cell>
          <table:table-cell office:value-type="float" office:value="6.00971" calcext:value-type="float">
            <text:p>6.00971</text:p>
          </table:table-cell>
          <table:table-cell office:value-type="float" office:value="-5.64663" calcext:value-type="float">
            <text:p>-5.64663</text:p>
          </table:table-cell>
          <table:table-cell office:value-type="float" office:value="-14.4001" calcext:value-type="float">
            <text:p>-14.400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175922" calcext:value-type="float">
            <text:p>0.000175922</text:p>
          </table:table-cell>
          <table:table-cell office:value-type="float" office:value="5.62385" calcext:value-type="float">
            <text:p>5.62385</text:p>
          </table:table-cell>
          <table:table-cell office:value-type="float" office:value="-5.48516" calcext:value-type="float">
            <text:p>-5.48516</text:p>
          </table:table-cell>
          <table:table-cell office:value-type="float" office:value="-13.2239" calcext:value-type="float">
            <text:p>-13.2239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183701" calcext:value-type="float">
            <text:p>0.000183701</text:p>
          </table:table-cell>
          <table:table-cell office:value-type="float" office:value="5.35906" calcext:value-type="float">
            <text:p>5.35906</text:p>
          </table:table-cell>
          <table:table-cell office:value-type="float" office:value="-5.1157" calcext:value-type="float">
            <text:p>-5.1157</text:p>
          </table:table-cell>
          <table:table-cell office:value-type="float" office:value="-12.4966" calcext:value-type="float">
            <text:p>-12.4966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157603" calcext:value-type="float">
            <text:p>0.000157603</text:p>
          </table:table-cell>
          <table:table-cell office:value-type="float" office:value="5.06977" calcext:value-type="float">
            <text:p>5.06977</text:p>
          </table:table-cell>
          <table:table-cell office:value-type="float" office:value="-5.02209" calcext:value-type="float">
            <text:p>-5.02209</text:p>
          </table:table-cell>
          <table:table-cell office:value-type="float" office:value="-11.8821" calcext:value-type="float">
            <text:p>-11.8821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162231" calcext:value-type="float">
            <text:p>0.000162231</text:p>
          </table:table-cell>
          <table:table-cell office:value-type="float" office:value="4.42191" calcext:value-type="float">
            <text:p>4.42191</text:p>
          </table:table-cell>
          <table:table-cell office:value-type="float" office:value="-5.10181" calcext:value-type="float">
            <text:p>-5.10181</text:p>
          </table:table-cell>
          <table:table-cell office:value-type="float" office:value="-11.2865" calcext:value-type="float">
            <text:p>-11.286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169951" calcext:value-type="float">
            <text:p>0.000169951</text:p>
          </table:table-cell>
          <table:table-cell office:value-type="float" office:value="4.02661" calcext:value-type="float">
            <text:p>4.02661</text:p>
          </table:table-cell>
          <table:table-cell office:value-type="float" office:value="-4.93497" calcext:value-type="float">
            <text:p>-4.93497</text:p>
          </table:table-cell>
          <table:table-cell office:value-type="float" office:value="-10.3914" calcext:value-type="float">
            <text:p>-10.3914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167293" calcext:value-type="float">
            <text:p>0.000167293</text:p>
          </table:table-cell>
          <table:table-cell office:value-type="float" office:value="3.80086" calcext:value-type="float">
            <text:p>3.80086</text:p>
          </table:table-cell>
          <table:table-cell office:value-type="float" office:value="-4.9046" calcext:value-type="float">
            <text:p>-4.9046</text:p>
          </table:table-cell>
          <table:table-cell office:value-type="float" office:value="-9.46171" calcext:value-type="float">
            <text:p>-9.46171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159256" calcext:value-type="float">
            <text:p>0.000159256</text:p>
          </table:table-cell>
          <table:table-cell office:value-type="float" office:value="3.39207" calcext:value-type="float">
            <text:p>3.39207</text:p>
          </table:table-cell>
          <table:table-cell office:value-type="float" office:value="-4.82067" calcext:value-type="float">
            <text:p>-4.82067</text:p>
          </table:table-cell>
          <table:table-cell office:value-type="float" office:value="-8.85536" calcext:value-type="float">
            <text:p>-8.85536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157183" calcext:value-type="float">
            <text:p>0.000157183</text:p>
          </table:table-cell>
          <table:table-cell office:value-type="float" office:value="2.90758" calcext:value-type="float">
            <text:p>2.90758</text:p>
          </table:table-cell>
          <table:table-cell office:value-type="float" office:value="-4.70042" calcext:value-type="float">
            <text:p>-4.70042</text:p>
          </table:table-cell>
          <table:table-cell office:value-type="float" office:value="-8.20485" calcext:value-type="float">
            <text:p>-8.20485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192885" calcext:value-type="float">
            <text:p>0.000192885</text:p>
          </table:table-cell>
          <table:table-cell office:value-type="float" office:value="2.40915" calcext:value-type="float">
            <text:p>2.40915</text:p>
          </table:table-cell>
          <table:table-cell office:value-type="float" office:value="-4.65726" calcext:value-type="float">
            <text:p>-4.65726</text:p>
          </table:table-cell>
          <table:table-cell office:value-type="float" office:value="-7.09369" calcext:value-type="float">
            <text:p>-7.09369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159514" calcext:value-type="float">
            <text:p>0.000159514</text:p>
          </table:table-cell>
          <table:table-cell office:value-type="float" office:value="1.89427" calcext:value-type="float">
            <text:p>1.89427</text:p>
          </table:table-cell>
          <table:table-cell office:value-type="float" office:value="-4.70073" calcext:value-type="float">
            <text:p>-4.70073</text:p>
          </table:table-cell>
          <table:table-cell office:value-type="float" office:value="-6.85462" calcext:value-type="float">
            <text:p>-6.85462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160071" calcext:value-type="float">
            <text:p>0.000160071</text:p>
          </table:table-cell>
          <table:table-cell office:value-type="float" office:value="1.61354" calcext:value-type="float">
            <text:p>1.61354</text:p>
          </table:table-cell>
          <table:table-cell office:value-type="float" office:value="-4.68513" calcext:value-type="float">
            <text:p>-4.68513</text:p>
          </table:table-cell>
          <table:table-cell office:value-type="float" office:value="-6.29738" calcext:value-type="float">
            <text:p>-6.29738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189038" calcext:value-type="float">
            <text:p>0.000189038</text:p>
          </table:table-cell>
          <table:table-cell office:value-type="float" office:value="1.109" calcext:value-type="float">
            <text:p>1.109</text:p>
          </table:table-cell>
          <table:table-cell office:value-type="float" office:value="-4.67175" calcext:value-type="float">
            <text:p>-4.67175</text:p>
          </table:table-cell>
          <table:table-cell office:value-type="float" office:value="-5.30416" calcext:value-type="float">
            <text:p>-5.30416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167633" calcext:value-type="float">
            <text:p>0.000167633</text:p>
          </table:table-cell>
          <table:table-cell office:value-type="float" office:value="0.716672" calcext:value-type="float">
            <text:p>0.716672</text:p>
          </table:table-cell>
          <table:table-cell office:value-type="float" office:value="-4.66167" calcext:value-type="float">
            <text:p>-4.66167</text:p>
          </table:table-cell>
          <table:table-cell office:value-type="float" office:value="-4.35617" calcext:value-type="float">
            <text:p>-4.35617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193159" calcext:value-type="float">
            <text:p>0.000193159</text:p>
          </table:table-cell>
          <table:table-cell office:value-type="float" office:value="0.359701" calcext:value-type="float">
            <text:p>0.359701</text:p>
          </table:table-cell>
          <table:table-cell office:value-type="float" office:value="-4.62502" calcext:value-type="float">
            <text:p>-4.62502</text:p>
          </table:table-cell>
          <table:table-cell office:value-type="float" office:value="-3.78901" calcext:value-type="float">
            <text:p>-3.78901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190558" calcext:value-type="float">
            <text:p>0.000190558</text:p>
          </table:table-cell>
          <table:table-cell office:value-type="float" office:value="-0.144455" calcext:value-type="float">
            <text:p>-0.144455</text:p>
          </table:table-cell>
          <table:table-cell office:value-type="float" office:value="-4.36207" calcext:value-type="float">
            <text:p>-4.36207</text:p>
          </table:table-cell>
          <table:table-cell office:value-type="float" office:value="-3.11444" calcext:value-type="float">
            <text:p>-3.11444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188479" calcext:value-type="float">
            <text:p>0.000188479</text:p>
          </table:table-cell>
          <table:table-cell office:value-type="float" office:value="-0.456692" calcext:value-type="float">
            <text:p>-0.456692</text:p>
          </table:table-cell>
          <table:table-cell office:value-type="float" office:value="-4.23537" calcext:value-type="float">
            <text:p>-4.23537</text:p>
          </table:table-cell>
          <table:table-cell office:value-type="float" office:value="-2.04445" calcext:value-type="float">
            <text:p>-2.04445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210427" calcext:value-type="float">
            <text:p>0.000210427</text:p>
          </table:table-cell>
          <table:table-cell office:value-type="float" office:value="-0.817956" calcext:value-type="float">
            <text:p>-0.817956</text:p>
          </table:table-cell>
          <table:table-cell office:value-type="float" office:value="-4.02382" calcext:value-type="float">
            <text:p>-4.02382</text:p>
          </table:table-cell>
          <table:table-cell office:value-type="float" office:value="-1.52573" calcext:value-type="float">
            <text:p>-1.52573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179977" calcext:value-type="float">
            <text:p>0.000179977</text:p>
          </table:table-cell>
          <table:table-cell office:value-type="float" office:value="-1.05287" calcext:value-type="float">
            <text:p>-1.05287</text:p>
          </table:table-cell>
          <table:table-cell office:value-type="float" office:value="-3.94659" calcext:value-type="float">
            <text:p>-3.94659</text:p>
          </table:table-cell>
          <table:table-cell office:value-type="float" office:value="-1.17257" calcext:value-type="float">
            <text:p>-1.17257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199222" calcext:value-type="float">
            <text:p>0.000199222</text:p>
          </table:table-cell>
          <table:table-cell office:value-type="float" office:value="-1.3784" calcext:value-type="float">
            <text:p>-1.3784</text:p>
          </table:table-cell>
          <table:table-cell office:value-type="float" office:value="-3.83081" calcext:value-type="float">
            <text:p>-3.83081</text:p>
          </table:table-cell>
          <table:table-cell office:value-type="float" office:value="-0.51322" calcext:value-type="float">
            <text:p>-0.51322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222063" calcext:value-type="float">
            <text:p>0.000222063</text:p>
          </table:table-cell>
          <table:table-cell office:value-type="float" office:value="-1.83923" calcext:value-type="float">
            <text:p>-1.83923</text:p>
          </table:table-cell>
          <table:table-cell office:value-type="float" office:value="-3.69861" calcext:value-type="float">
            <text:p>-3.69861</text:p>
          </table:table-cell>
          <table:table-cell office:value-type="float" office:value="0.0740612" calcext:value-type="float">
            <text:p>0.0740612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224233" calcext:value-type="float">
            <text:p>0.000224233</text:p>
          </table:table-cell>
          <table:table-cell office:value-type="float" office:value="-2.25665" calcext:value-type="float">
            <text:p>-2.25665</text:p>
          </table:table-cell>
          <table:table-cell office:value-type="float" office:value="-3.80208" calcext:value-type="float">
            <text:p>-3.80208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206185" calcext:value-type="float">
            <text:p>0.000206185</text:p>
          </table:table-cell>
          <table:table-cell office:value-type="float" office:value="-2.72133" calcext:value-type="float">
            <text:p>-2.72133</text:p>
          </table:table-cell>
          <table:table-cell office:value-type="float" office:value="-3.78523" calcext:value-type="float">
            <text:p>-3.78523</text:p>
          </table:table-cell>
          <table:table-cell office:value-type="float" office:value="1.85832" calcext:value-type="float">
            <text:p>1.85832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203399" calcext:value-type="float">
            <text:p>0.000203399</text:p>
          </table:table-cell>
          <table:table-cell office:value-type="float" office:value="-3.25156" calcext:value-type="float">
            <text:p>-3.25156</text:p>
          </table:table-cell>
          <table:table-cell office:value-type="float" office:value="-3.68731" calcext:value-type="float">
            <text:p>-3.68731</text:p>
          </table:table-cell>
          <table:table-cell office:value-type="float" office:value="2.47391" calcext:value-type="float">
            <text:p>2.47391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206507" calcext:value-type="float">
            <text:p>0.000206507</text:p>
          </table:table-cell>
          <table:table-cell office:value-type="float" office:value="-3.27103" calcext:value-type="float">
            <text:p>-3.27103</text:p>
          </table:table-cell>
          <table:table-cell office:value-type="float" office:value="-3.57524" calcext:value-type="float">
            <text:p>-3.57524</text:p>
          </table:table-cell>
          <table:table-cell office:value-type="float" office:value="3.4566" calcext:value-type="float">
            <text:p>3.4566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232413" calcext:value-type="float">
            <text:p>0.000232413</text:p>
          </table:table-cell>
          <table:table-cell office:value-type="float" office:value="-3.64553" calcext:value-type="float">
            <text:p>-3.64553</text:p>
          </table:table-cell>
          <table:table-cell office:value-type="float" office:value="-3.35672" calcext:value-type="float">
            <text:p>-3.35672</text:p>
          </table:table-cell>
          <table:table-cell office:value-type="float" office:value="4.06877" calcext:value-type="float">
            <text:p>4.06877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219119" calcext:value-type="float">
            <text:p>0.000219119</text:p>
          </table:table-cell>
          <table:table-cell office:value-type="float" office:value="-3.98981" calcext:value-type="float">
            <text:p>-3.98981</text:p>
          </table:table-cell>
          <table:table-cell office:value-type="float" office:value="-3.21842" calcext:value-type="float">
            <text:p>-3.21842</text:p>
          </table:table-cell>
          <table:table-cell office:value-type="float" office:value="4.57747" calcext:value-type="float">
            <text:p>4.57747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209359" calcext:value-type="float">
            <text:p>0.000209359</text:p>
          </table:table-cell>
          <table:table-cell office:value-type="float" office:value="-4.05442" calcext:value-type="float">
            <text:p>-4.05442</text:p>
          </table:table-cell>
          <table:table-cell office:value-type="float" office:value="-3.10037" calcext:value-type="float">
            <text:p>-3.10037</text:p>
          </table:table-cell>
          <table:table-cell office:value-type="float" office:value="5.01217" calcext:value-type="float">
            <text:p>5.01217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217764" calcext:value-type="float">
            <text:p>0.000217764</text:p>
          </table:table-cell>
          <table:table-cell office:value-type="float" office:value="-4.3407" calcext:value-type="float">
            <text:p>-4.3407</text:p>
          </table:table-cell>
          <table:table-cell office:value-type="float" office:value="-2.83744" calcext:value-type="float">
            <text:p>-2.83744</text:p>
          </table:table-cell>
          <table:table-cell office:value-type="float" office:value="5.02241" calcext:value-type="float">
            <text:p>5.02241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239544" calcext:value-type="float">
            <text:p>0.000239544</text:p>
          </table:table-cell>
          <table:table-cell office:value-type="float" office:value="-4.52079" calcext:value-type="float">
            <text:p>-4.52079</text:p>
          </table:table-cell>
          <table:table-cell office:value-type="float" office:value="-2.82404" calcext:value-type="float">
            <text:p>-2.82404</text:p>
          </table:table-cell>
          <table:table-cell office:value-type="float" office:value="5.4035" calcext:value-type="float">
            <text:p>5.403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229592" calcext:value-type="float">
            <text:p>0.000229592</text:p>
          </table:table-cell>
          <table:table-cell office:value-type="float" office:value="-4.84733" calcext:value-type="float">
            <text:p>-4.84733</text:p>
          </table:table-cell>
          <table:table-cell office:value-type="float" office:value="-2.80896" calcext:value-type="float">
            <text:p>-2.80896</text:p>
          </table:table-cell>
          <table:table-cell office:value-type="float" office:value="6.08167" calcext:value-type="float">
            <text:p>6.08167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0247122" calcext:value-type="float">
            <text:p>0.000247122</text:p>
          </table:table-cell>
          <table:table-cell office:value-type="float" office:value="-5.19454" calcext:value-type="float">
            <text:p>-5.19454</text:p>
          </table:table-cell>
          <table:table-cell office:value-type="float" office:value="-2.66639" calcext:value-type="float">
            <text:p>-2.66639</text:p>
          </table:table-cell>
          <table:table-cell office:value-type="float" office:value="6.78489" calcext:value-type="float">
            <text:p>6.78489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248115" calcext:value-type="float">
            <text:p>0.000248115</text:p>
          </table:table-cell>
          <table:table-cell office:value-type="float" office:value="-5.30397" calcext:value-type="float">
            <text:p>-5.30397</text:p>
          </table:table-cell>
          <table:table-cell office:value-type="float" office:value="-2.54024" calcext:value-type="float">
            <text:p>-2.54024</text:p>
          </table:table-cell>
          <table:table-cell office:value-type="float" office:value="7.38944" calcext:value-type="float">
            <text:p>7.3894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232423" calcext:value-type="float">
            <text:p>0.000232423</text:p>
          </table:table-cell>
          <table:table-cell office:value-type="float" office:value="-5.80153" calcext:value-type="float">
            <text:p>-5.80153</text:p>
          </table:table-cell>
          <table:table-cell office:value-type="float" office:value="-2.1155" calcext:value-type="float">
            <text:p>-2.1155</text:p>
          </table:table-cell>
          <table:table-cell office:value-type="float" office:value="8.04173" calcext:value-type="float">
            <text:p>8.04173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0270123" calcext:value-type="float">
            <text:p>0.000270123</text:p>
          </table:table-cell>
          <table:table-cell office:value-type="float" office:value="-6.57722" calcext:value-type="float">
            <text:p>-6.57722</text:p>
          </table:table-cell>
          <table:table-cell office:value-type="float" office:value="-1.95804" calcext:value-type="float">
            <text:p>-1.95804</text:p>
          </table:table-cell>
          <table:table-cell office:value-type="float" office:value="8.26265" calcext:value-type="float">
            <text:p>8.26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0253625" calcext:value-type="float">
            <text:p>0.000253625</text:p>
          </table:table-cell>
          <table:table-cell office:value-type="float" office:value="-7.19994" calcext:value-type="float">
            <text:p>-7.19994</text:p>
          </table:table-cell>
          <table:table-cell office:value-type="float" office:value="-1.71935" calcext:value-type="float">
            <text:p>-1.71935</text:p>
          </table:table-cell>
          <table:table-cell office:value-type="float" office:value="8.76674" calcext:value-type="float">
            <text:p>8.76674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0277383" calcext:value-type="float">
            <text:p>0.000277383</text:p>
          </table:table-cell>
          <table:table-cell office:value-type="float" office:value="-7.78546" calcext:value-type="float">
            <text:p>-7.78546</text:p>
          </table:table-cell>
          <table:table-cell office:value-type="float" office:value="-1.32614" calcext:value-type="float">
            <text:p>-1.32614</text:p>
          </table:table-cell>
          <table:table-cell office:value-type="float" office:value="9.45343" calcext:value-type="float">
            <text:p>9.45343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238035" calcext:value-type="float">
            <text:p>0.000238035</text:p>
          </table:table-cell>
          <table:table-cell office:value-type="float" office:value="-8.07173" calcext:value-type="float">
            <text:p>-8.07173</text:p>
          </table:table-cell>
          <table:table-cell office:value-type="float" office:value="-1.01807" calcext:value-type="float">
            <text:p>-1.01807</text:p>
          </table:table-cell>
          <table:table-cell office:value-type="float" office:value="9.83628" calcext:value-type="float">
            <text:p>9.83628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232252" calcext:value-type="float">
            <text:p>0.000232252</text:p>
          </table:table-cell>
          <table:table-cell office:value-type="float" office:value="-8.4063" calcext:value-type="float">
            <text:p>-8.4063</text:p>
          </table:table-cell>
          <table:table-cell office:value-type="float" office:value="-0.82142" calcext:value-type="float">
            <text:p>-0.82142</text:p>
          </table:table-cell>
          <table:table-cell office:value-type="float" office:value="10.2565" calcext:value-type="float">
            <text:p>10.256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0295232" calcext:value-type="float">
            <text:p>0.000295232</text:p>
          </table:table-cell>
          <table:table-cell office:value-type="float" office:value="-9.18505" calcext:value-type="float">
            <text:p>-9.18505</text:p>
          </table:table-cell>
          <table:table-cell office:value-type="float" office:value="-0.333354" calcext:value-type="float">
            <text:p>-0.333354</text:p>
          </table:table-cell>
          <table:table-cell office:value-type="float" office:value="10.7608" calcext:value-type="float">
            <text:p>10.7608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0314323" calcext:value-type="float">
            <text:p>0.000314323</text:p>
          </table:table-cell>
          <table:table-cell office:value-type="float" office:value="-9.65741" calcext:value-type="float">
            <text:p>-9.65741</text:p>
          </table:table-cell>
          <table:table-cell office:value-type="float" office:value="-0.250173" calcext:value-type="float">
            <text:p>-0.250173</text:p>
          </table:table-cell>
          <table:table-cell office:value-type="float" office:value="11.2912" calcext:value-type="float">
            <text:p>11.2912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0243919" calcext:value-type="float">
            <text:p>0.000243919</text:p>
          </table:table-cell>
          <table:table-cell office:value-type="float" office:value="-8.60035" calcext:value-type="float">
            <text:p>-8.60035</text:p>
          </table:table-cell>
          <table:table-cell office:value-type="float" office:value="0.33468" calcext:value-type="float">
            <text:p>0.33468</text:p>
          </table:table-cell>
          <table:table-cell office:value-type="float" office:value="11.7388" calcext:value-type="float">
            <text:p>11.7388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0253572" calcext:value-type="float">
            <text:p>0.000253572</text:p>
          </table:table-cell>
          <table:table-cell office:value-type="float" office:value="-8.66524" calcext:value-type="float">
            <text:p>-8.66524</text:p>
          </table:table-cell>
          <table:table-cell office:value-type="float" office:value="0.626606" calcext:value-type="float">
            <text:p>0.626606</text:p>
          </table:table-cell>
          <table:table-cell office:value-type="float" office:value="12.0813" calcext:value-type="float">
            <text:p>12.0813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242808" calcext:value-type="float">
            <text:p>0.000242808</text:p>
          </table:table-cell>
          <table:table-cell office:value-type="float" office:value="-8.36976" calcext:value-type="float">
            <text:p>-8.36976</text:p>
          </table:table-cell>
          <table:table-cell office:value-type="float" office:value="1.03075" calcext:value-type="float">
            <text:p>1.03075</text:p>
          </table:table-cell>
          <table:table-cell office:value-type="float" office:value="12.4882" calcext:value-type="float">
            <text:p>12.4882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252905" calcext:value-type="float">
            <text:p>0.000252905</text:p>
          </table:table-cell>
          <table:table-cell office:value-type="float" office:value="-8.24156" calcext:value-type="float">
            <text:p>-8.24156</text:p>
          </table:table-cell>
          <table:table-cell office:value-type="float" office:value="1.32749" calcext:value-type="float">
            <text:p>1.32749</text:p>
          </table:table-cell>
          <table:table-cell office:value-type="float" office:value="12.5406" calcext:value-type="float">
            <text:p>12.5406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246368" calcext:value-type="float">
            <text:p>0.000246368</text:p>
          </table:table-cell>
          <table:table-cell office:value-type="float" office:value="-8.02292" calcext:value-type="float">
            <text:p>-8.02292</text:p>
          </table:table-cell>
          <table:table-cell office:value-type="float" office:value="1.68464" calcext:value-type="float">
            <text:p>1.68464</text:p>
          </table:table-cell>
          <table:table-cell office:value-type="float" office:value="12.6601" calcext:value-type="float">
            <text:p>12.6601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0247121" calcext:value-type="float">
            <text:p>0.000247121</text:p>
          </table:table-cell>
          <table:table-cell office:value-type="float" office:value="-7.8729" calcext:value-type="float">
            <text:p>-7.8729</text:p>
          </table:table-cell>
          <table:table-cell office:value-type="float" office:value="2.10958" calcext:value-type="float">
            <text:p>2.10958</text:p>
          </table:table-cell>
          <table:table-cell office:value-type="float" office:value="12.8538" calcext:value-type="float">
            <text:p>12.8538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027861" calcext:value-type="float">
            <text:p>0.00027861</text:p>
          </table:table-cell>
          <table:table-cell office:value-type="float" office:value="-7.82768" calcext:value-type="float">
            <text:p>-7.82768</text:p>
          </table:table-cell>
          <table:table-cell office:value-type="float" office:value="2.34165" calcext:value-type="float">
            <text:p>2.34165</text:p>
          </table:table-cell>
          <table:table-cell office:value-type="float" office:value="12.8451" calcext:value-type="float">
            <text:p>12.845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0261498" calcext:value-type="float">
            <text:p>0.000261498</text:p>
          </table:table-cell>
          <table:table-cell office:value-type="float" office:value="-7.49001" calcext:value-type="float">
            <text:p>-7.49001</text:p>
          </table:table-cell>
          <table:table-cell office:value-type="float" office:value="2.57583" calcext:value-type="float">
            <text:p>2.57583</text:p>
          </table:table-cell>
          <table:table-cell office:value-type="float" office:value="12.9214" calcext:value-type="float">
            <text:p>12.9214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0249945" calcext:value-type="float">
            <text:p>0.000249945</text:p>
          </table:table-cell>
          <table:table-cell office:value-type="float" office:value="-7.14989" calcext:value-type="float">
            <text:p>-7.14989</text:p>
          </table:table-cell>
          <table:table-cell office:value-type="float" office:value="3.02621" calcext:value-type="float">
            <text:p>3.02621</text:p>
          </table:table-cell>
          <table:table-cell office:value-type="float" office:value="12.7932" calcext:value-type="float">
            <text:p>12.793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0323588" calcext:value-type="float">
            <text:p>0.000323588</text:p>
          </table:table-cell>
          <table:table-cell office:value-type="float" office:value="-7.49196" calcext:value-type="float">
            <text:p>-7.49196</text:p>
          </table:table-cell>
          <table:table-cell office:value-type="float" office:value="3.39228" calcext:value-type="float">
            <text:p>3.39228</text:p>
          </table:table-cell>
          <table:table-cell office:value-type="float" office:value="12.963" calcext:value-type="float">
            <text:p>12.96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0311283" calcext:value-type="float">
            <text:p>0.000311283</text:p>
          </table:table-cell>
          <table:table-cell office:value-type="float" office:value="-7.40074" calcext:value-type="float">
            <text:p>-7.40074</text:p>
          </table:table-cell>
          <table:table-cell office:value-type="float" office:value="4.09056" calcext:value-type="float">
            <text:p>4.09056</text:p>
          </table:table-cell>
          <table:table-cell office:value-type="float" office:value="12.8447" calcext:value-type="float">
            <text:p>12.8447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0258874" calcext:value-type="float">
            <text:p>0.000258874</text:p>
          </table:table-cell>
          <table:table-cell office:value-type="float" office:value="-6.63829" calcext:value-type="float">
            <text:p>-6.63829</text:p>
          </table:table-cell>
          <table:table-cell office:value-type="float" office:value="4.15022" calcext:value-type="float">
            <text:p>4.15022</text:p>
          </table:table-cell>
          <table:table-cell office:value-type="float" office:value="12.6682" calcext:value-type="float">
            <text:p>12.6682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0276609" calcext:value-type="float">
            <text:p>0.000276609</text:p>
          </table:table-cell>
          <table:table-cell office:value-type="float" office:value="-6.77048" calcext:value-type="float">
            <text:p>-6.77048</text:p>
          </table:table-cell>
          <table:table-cell office:value-type="float" office:value="4.32214" calcext:value-type="float">
            <text:p>4.32214</text:p>
          </table:table-cell>
          <table:table-cell office:value-type="float" office:value="12.2612" calcext:value-type="float">
            <text:p>12.261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0269264" calcext:value-type="float">
            <text:p>0.000269264</text:p>
          </table:table-cell>
          <table:table-cell office:value-type="float" office:value="-6.77463" calcext:value-type="float">
            <text:p>-6.77463</text:p>
          </table:table-cell>
          <table:table-cell office:value-type="float" office:value="4.46865" calcext:value-type="float">
            <text:p>4.46865</text:p>
          </table:table-cell>
          <table:table-cell office:value-type="float" office:value="12.0078" calcext:value-type="float">
            <text:p>12.0078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0266011" calcext:value-type="float">
            <text:p>0.000266011</text:p>
          </table:table-cell>
          <table:table-cell office:value-type="float" office:value="-6.38819" calcext:value-type="float">
            <text:p>-6.38819</text:p>
          </table:table-cell>
          <table:table-cell office:value-type="float" office:value="4.50321" calcext:value-type="float">
            <text:p>4.50321</text:p>
          </table:table-cell>
          <table:table-cell office:value-type="float" office:value="11.6133" calcext:value-type="float">
            <text:p>11.6133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0251312" calcext:value-type="float">
            <text:p>0.000251312</text:p>
          </table:table-cell>
          <table:table-cell office:value-type="float" office:value="-6.50337" calcext:value-type="float">
            <text:p>-6.50337</text:p>
          </table:table-cell>
          <table:table-cell office:value-type="float" office:value="4.75745" calcext:value-type="float">
            <text:p>4.75745</text:p>
          </table:table-cell>
          <table:table-cell office:value-type="float" office:value="11.597" calcext:value-type="float">
            <text:p>11.597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0287393" calcext:value-type="float">
            <text:p>0.000287393</text:p>
          </table:table-cell>
          <table:table-cell office:value-type="float" office:value="-6.67381" calcext:value-type="float">
            <text:p>-6.67381</text:p>
          </table:table-cell>
          <table:table-cell office:value-type="float" office:value="4.99912" calcext:value-type="float">
            <text:p>4.99912</text:p>
          </table:table-cell>
          <table:table-cell office:value-type="float" office:value="11.1878" calcext:value-type="float">
            <text:p>11.1878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263178" calcext:value-type="float">
            <text:p>0.000263178</text:p>
          </table:table-cell>
          <table:table-cell office:value-type="float" office:value="-6.56455" calcext:value-type="float">
            <text:p>-6.56455</text:p>
          </table:table-cell>
          <table:table-cell office:value-type="float" office:value="4.99655" calcext:value-type="float">
            <text:p>4.99655</text:p>
          </table:table-cell>
          <table:table-cell office:value-type="float" office:value="11.0009" calcext:value-type="float">
            <text:p>11.000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271901" calcext:value-type="float">
            <text:p>0.000271901</text:p>
          </table:table-cell>
          <table:table-cell office:value-type="float" office:value="-6.42156" calcext:value-type="float">
            <text:p>-6.42156</text:p>
          </table:table-cell>
          <table:table-cell office:value-type="float" office:value="4.78786" calcext:value-type="float">
            <text:p>4.78786</text:p>
          </table:table-cell>
          <table:table-cell office:value-type="float" office:value="10.4818" calcext:value-type="float">
            <text:p>10.4818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238266" calcext:value-type="float">
            <text:p>0.000238266</text:p>
          </table:table-cell>
          <table:table-cell office:value-type="float" office:value="-6.21864" calcext:value-type="float">
            <text:p>-6.21864</text:p>
          </table:table-cell>
          <table:table-cell office:value-type="float" office:value="4.65353" calcext:value-type="float">
            <text:p>4.65353</text:p>
          </table:table-cell>
          <table:table-cell office:value-type="float" office:value="10.232" calcext:value-type="float">
            <text:p>10.232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258032" calcext:value-type="float">
            <text:p>0.000258032</text:p>
          </table:table-cell>
          <table:table-cell office:value-type="float" office:value="-6.04227" calcext:value-type="float">
            <text:p>-6.04227</text:p>
          </table:table-cell>
          <table:table-cell office:value-type="float" office:value="4.85701" calcext:value-type="float">
            <text:p>4.85701</text:p>
          </table:table-cell>
          <table:table-cell office:value-type="float" office:value="9.88008" calcext:value-type="float">
            <text:p>9.88008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26554" calcext:value-type="float">
            <text:p>0.00026554</text:p>
          </table:table-cell>
          <table:table-cell office:value-type="float" office:value="-5.67988" calcext:value-type="float">
            <text:p>-5.67988</text:p>
          </table:table-cell>
          <table:table-cell office:value-type="float" office:value="4.82186" calcext:value-type="float">
            <text:p>4.82186</text:p>
          </table:table-cell>
          <table:table-cell office:value-type="float" office:value="9.65703" calcext:value-type="float">
            <text:p>9.65703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265641" calcext:value-type="float">
            <text:p>0.000265641</text:p>
          </table:table-cell>
          <table:table-cell office:value-type="float" office:value="-5.20633" calcext:value-type="float">
            <text:p>-5.20633</text:p>
          </table:table-cell>
          <table:table-cell office:value-type="float" office:value="4.55708" calcext:value-type="float">
            <text:p>4.55708</text:p>
          </table:table-cell>
          <table:table-cell office:value-type="float" office:value="9.13594" calcext:value-type="float">
            <text:p>9.13594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029889" calcext:value-type="float">
            <text:p>0.00029889</text:p>
          </table:table-cell>
          <table:table-cell office:value-type="float" office:value="-5.57735" calcext:value-type="float">
            <text:p>-5.57735</text:p>
          </table:table-cell>
          <table:table-cell office:value-type="float" office:value="4.81259" calcext:value-type="float">
            <text:p>4.81259</text:p>
          </table:table-cell>
          <table:table-cell office:value-type="float" office:value="8.75019" calcext:value-type="float">
            <text:p>8.75019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0249524" calcext:value-type="float">
            <text:p>0.000249524</text:p>
          </table:table-cell>
          <table:table-cell office:value-type="float" office:value="-5.59127" calcext:value-type="float">
            <text:p>-5.59127</text:p>
          </table:table-cell>
          <table:table-cell office:value-type="float" office:value="4.68088" calcext:value-type="float">
            <text:p>4.68088</text:p>
          </table:table-cell>
          <table:table-cell office:value-type="float" office:value="8.33242" calcext:value-type="float">
            <text:p>8.33242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261841" calcext:value-type="float">
            <text:p>0.000261841</text:p>
          </table:table-cell>
          <table:table-cell office:value-type="float" office:value="-4.79916" calcext:value-type="float">
            <text:p>-4.79916</text:p>
          </table:table-cell>
          <table:table-cell office:value-type="float" office:value="4.68141" calcext:value-type="float">
            <text:p>4.68141</text:p>
          </table:table-cell>
          <table:table-cell office:value-type="float" office:value="8.06812" calcext:value-type="float">
            <text:p>8.06812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253563" calcext:value-type="float">
            <text:p>0.000253563</text:p>
          </table:table-cell>
          <table:table-cell office:value-type="float" office:value="-4.63507" calcext:value-type="float">
            <text:p>-4.63507</text:p>
          </table:table-cell>
          <table:table-cell office:value-type="float" office:value="4.5388" calcext:value-type="float">
            <text:p>4.5388</text:p>
          </table:table-cell>
          <table:table-cell office:value-type="float" office:value="7.81917" calcext:value-type="float">
            <text:p>7.8191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244678" calcext:value-type="float">
            <text:p>0.000244678</text:p>
          </table:table-cell>
          <table:table-cell office:value-type="float" office:value="-4.73702" calcext:value-type="float">
            <text:p>-4.73702</text:p>
          </table:table-cell>
          <table:table-cell office:value-type="float" office:value="4.64934" calcext:value-type="float">
            <text:p>4.64934</text:p>
          </table:table-cell>
          <table:table-cell office:value-type="float" office:value="7.47586" calcext:value-type="float">
            <text:p>7.47586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246702" calcext:value-type="float">
            <text:p>0.000246702</text:p>
          </table:table-cell>
          <table:table-cell office:value-type="float" office:value="-4.32155" calcext:value-type="float">
            <text:p>-4.32155</text:p>
          </table:table-cell>
          <table:table-cell office:value-type="float" office:value="4.50393" calcext:value-type="float">
            <text:p>4.50393</text:p>
          </table:table-cell>
          <table:table-cell office:value-type="float" office:value="7.19275" calcext:value-type="float">
            <text:p>7.19275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245107" calcext:value-type="float">
            <text:p>0.000245107</text:p>
          </table:table-cell>
          <table:table-cell office:value-type="float" office:value="-3.70545" calcext:value-type="float">
            <text:p>-3.70545</text:p>
          </table:table-cell>
          <table:table-cell office:value-type="float" office:value="4.45445" calcext:value-type="float">
            <text:p>4.45445</text:p>
          </table:table-cell>
          <table:table-cell office:value-type="float" office:value="7.11917" calcext:value-type="float">
            <text:p>7.11917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260776" calcext:value-type="float">
            <text:p>0.000260776</text:p>
          </table:table-cell>
          <table:table-cell office:value-type="float" office:value="-3.27563" calcext:value-type="float">
            <text:p>-3.27563</text:p>
          </table:table-cell>
          <table:table-cell office:value-type="float" office:value="4.41271" calcext:value-type="float">
            <text:p>4.41271</text:p>
          </table:table-cell>
          <table:table-cell office:value-type="float" office:value="6.88317" calcext:value-type="float">
            <text:p>6.88317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24312" calcext:value-type="float">
            <text:p>0.00024312</text:p>
          </table:table-cell>
          <table:table-cell office:value-type="float" office:value="-2.73675" calcext:value-type="float">
            <text:p>-2.73675</text:p>
          </table:table-cell>
          <table:table-cell office:value-type="float" office:value="4.44877" calcext:value-type="float">
            <text:p>4.44877</text:p>
          </table:table-cell>
          <table:table-cell office:value-type="float" office:value="6.70973" calcext:value-type="float">
            <text:p>6.70973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269875" calcext:value-type="float">
            <text:p>0.000269875</text:p>
          </table:table-cell>
          <table:table-cell office:value-type="float" office:value="-2.88691" calcext:value-type="float">
            <text:p>-2.88691</text:p>
          </table:table-cell>
          <table:table-cell office:value-type="float" office:value="4.52478" calcext:value-type="float">
            <text:p>4.52478</text:p>
          </table:table-cell>
          <table:table-cell office:value-type="float" office:value="6.13802" calcext:value-type="float">
            <text:p>6.13802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229806" calcext:value-type="float">
            <text:p>0.000229806</text:p>
          </table:table-cell>
          <table:table-cell office:value-type="float" office:value="-2.4826" calcext:value-type="float">
            <text:p>-2.4826</text:p>
          </table:table-cell>
          <table:table-cell office:value-type="float" office:value="4.44922" calcext:value-type="float">
            <text:p>4.44922</text:p>
          </table:table-cell>
          <table:table-cell office:value-type="float" office:value="5.5238" calcext:value-type="float">
            <text:p>5.5238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218605" calcext:value-type="float">
            <text:p>0.000218605</text:p>
          </table:table-cell>
          <table:table-cell office:value-type="float" office:value="-1.63627" calcext:value-type="float">
            <text:p>-1.63627</text:p>
          </table:table-cell>
          <table:table-cell office:value-type="float" office:value="4.49773" calcext:value-type="float">
            <text:p>4.49773</text:p>
          </table:table-cell>
          <table:table-cell office:value-type="float" office:value="5.1578" calcext:value-type="float">
            <text:p>5.157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229732" calcext:value-type="float">
            <text:p>0.000229732</text:p>
          </table:table-cell>
          <table:table-cell office:value-type="float" office:value="-1.40155" calcext:value-type="float">
            <text:p>-1.40155</text:p>
          </table:table-cell>
          <table:table-cell office:value-type="float" office:value="4.77393" calcext:value-type="float">
            <text:p>4.77393</text:p>
          </table:table-cell>
          <table:table-cell office:value-type="float" office:value="4.50657" calcext:value-type="float">
            <text:p>4.50657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0228341" calcext:value-type="float">
            <text:p>0.000228341</text:p>
          </table:table-cell>
          <table:table-cell office:value-type="float" office:value="-0.926945" calcext:value-type="float">
            <text:p>-0.926945</text:p>
          </table:table-cell>
          <table:table-cell office:value-type="float" office:value="4.83776" calcext:value-type="float">
            <text:p>4.83776</text:p>
          </table:table-cell>
          <table:table-cell office:value-type="float" office:value="3.75817" calcext:value-type="float">
            <text:p>3.7581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0249076" calcext:value-type="float">
            <text:p>0.000249076</text:p>
          </table:table-cell>
          <table:table-cell office:value-type="float" office:value="-0.102521" calcext:value-type="float">
            <text:p>-0.102521</text:p>
          </table:table-cell>
          <table:table-cell office:value-type="float" office:value="4.82209" calcext:value-type="float">
            <text:p>4.82209</text:p>
          </table:table-cell>
          <table:table-cell office:value-type="float" office:value="2.89536" calcext:value-type="float">
            <text:p>2.89536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021703" calcext:value-type="float">
            <text:p>0.00021703</text:p>
          </table:table-cell>
          <table:table-cell office:value-type="float" office:value="0.675692" calcext:value-type="float">
            <text:p>0.675692</text:p>
          </table:table-cell>
          <table:table-cell office:value-type="float" office:value="5.07243" calcext:value-type="float">
            <text:p>5.07243</text:p>
          </table:table-cell>
          <table:table-cell office:value-type="float" office:value="2.08395" calcext:value-type="float">
            <text:p>2.0839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0237298" calcext:value-type="float">
            <text:p>0.000237298</text:p>
          </table:table-cell>
          <table:table-cell office:value-type="float" office:value="1.00533" calcext:value-type="float">
            <text:p>1.00533</text:p>
          </table:table-cell>
          <table:table-cell office:value-type="float" office:value="5.49387" calcext:value-type="float">
            <text:p>5.49387</text:p>
          </table:table-cell>
          <table:table-cell office:value-type="float" office:value="1.17254" calcext:value-type="float">
            <text:p>1.17254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0207043" calcext:value-type="float">
            <text:p>0.000207043</text:p>
          </table:table-cell>
          <table:table-cell office:value-type="float" office:value="0.977607" calcext:value-type="float">
            <text:p>0.977607</text:p>
          </table:table-cell>
          <table:table-cell office:value-type="float" office:value="5.83031" calcext:value-type="float">
            <text:p>5.83031</text:p>
          </table:table-cell>
          <table:table-cell office:value-type="float" office:value="0.452601" calcext:value-type="float">
            <text:p>0.45260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0248431" calcext:value-type="float">
            <text:p>0.000248431</text:p>
          </table:table-cell>
          <table:table-cell office:value-type="float" office:value="1.38777" calcext:value-type="float">
            <text:p>1.38777</text:p>
          </table:table-cell>
          <table:table-cell office:value-type="float" office:value="5.82335" calcext:value-type="float">
            <text:p>5.82335</text:p>
          </table:table-cell>
          <table:table-cell office:value-type="float" office:value="-0.184532" calcext:value-type="float">
            <text:p>-0.184532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0233182" calcext:value-type="float">
            <text:p>0.000233182</text:p>
          </table:table-cell>
          <table:table-cell office:value-type="float" office:value="2.07723" calcext:value-type="float">
            <text:p>2.07723</text:p>
          </table:table-cell>
          <table:table-cell office:value-type="float" office:value="6.00365" calcext:value-type="float">
            <text:p>6.00365</text:p>
          </table:table-cell>
          <table:table-cell office:value-type="float" office:value="-0.754981" calcext:value-type="float">
            <text:p>-0.754981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0210673" calcext:value-type="float">
            <text:p>0.000210673</text:p>
          </table:table-cell>
          <table:table-cell office:value-type="float" office:value="2.77093" calcext:value-type="float">
            <text:p>2.77093</text:p>
          </table:table-cell>
          <table:table-cell office:value-type="float" office:value="6.01523" calcext:value-type="float">
            <text:p>6.01523</text:p>
          </table:table-cell>
          <table:table-cell office:value-type="float" office:value="-2.0365" calcext:value-type="float">
            <text:p>-2.0365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0219051" calcext:value-type="float">
            <text:p>0.000219051</text:p>
          </table:table-cell>
          <table:table-cell office:value-type="float" office:value="3.41174" calcext:value-type="float">
            <text:p>3.41174</text:p>
          </table:table-cell>
          <table:table-cell office:value-type="float" office:value="5.95558" calcext:value-type="float">
            <text:p>5.95558</text:p>
          </table:table-cell>
          <table:table-cell office:value-type="float" office:value="-3.04798" calcext:value-type="float">
            <text:p>-3.04798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0232978" calcext:value-type="float">
            <text:p>0.000232978</text:p>
          </table:table-cell>
          <table:table-cell office:value-type="float" office:value="4.51375" calcext:value-type="float">
            <text:p>4.51375</text:p>
          </table:table-cell>
          <table:table-cell office:value-type="float" office:value="5.84933" calcext:value-type="float">
            <text:p>5.84933</text:p>
          </table:table-cell>
          <table:table-cell office:value-type="float" office:value="-3.92666" calcext:value-type="float">
            <text:p>-3.92666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0225045" calcext:value-type="float">
            <text:p>0.000225045</text:p>
          </table:table-cell>
          <table:table-cell office:value-type="float" office:value="5.37027" calcext:value-type="float">
            <text:p>5.37027</text:p>
          </table:table-cell>
          <table:table-cell office:value-type="float" office:value="5.8479" calcext:value-type="float">
            <text:p>5.8479</text:p>
          </table:table-cell>
          <table:table-cell office:value-type="float" office:value="-4.86264" calcext:value-type="float">
            <text:p>-4.86264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0222564" calcext:value-type="float">
            <text:p>0.000222564</text:p>
          </table:table-cell>
          <table:table-cell office:value-type="float" office:value="5.55509" calcext:value-type="float">
            <text:p>5.55509</text:p>
          </table:table-cell>
          <table:table-cell office:value-type="float" office:value="5.84641" calcext:value-type="float">
            <text:p>5.84641</text:p>
          </table:table-cell>
          <table:table-cell office:value-type="float" office:value="-5.96106" calcext:value-type="float">
            <text:p>-5.96106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0213301" calcext:value-type="float">
            <text:p>0.000213301</text:p>
          </table:table-cell>
          <table:table-cell office:value-type="float" office:value="6.18852" calcext:value-type="float">
            <text:p>6.18852</text:p>
          </table:table-cell>
          <table:table-cell office:value-type="float" office:value="5.89257" calcext:value-type="float">
            <text:p>5.89257</text:p>
          </table:table-cell>
          <table:table-cell office:value-type="float" office:value="-6.96517" calcext:value-type="float">
            <text:p>-6.96517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0228023" calcext:value-type="float">
            <text:p>0.000228023</text:p>
          </table:table-cell>
          <table:table-cell office:value-type="float" office:value="7.37747" calcext:value-type="float">
            <text:p>7.37747</text:p>
          </table:table-cell>
          <table:table-cell office:value-type="float" office:value="6.0223" calcext:value-type="float">
            <text:p>6.0223</text:p>
          </table:table-cell>
          <table:table-cell office:value-type="float" office:value="-7.92733" calcext:value-type="float">
            <text:p>-7.9273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0233698" calcext:value-type="float">
            <text:p>0.000233698</text:p>
          </table:table-cell>
          <table:table-cell office:value-type="float" office:value="8.23657" calcext:value-type="float">
            <text:p>8.23657</text:p>
          </table:table-cell>
          <table:table-cell office:value-type="float" office:value="6.10973" calcext:value-type="float">
            <text:p>6.10973</text:p>
          </table:table-cell>
          <table:table-cell office:value-type="float" office:value="-8.57936" calcext:value-type="float">
            <text:p>-8.57936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0210888" calcext:value-type="float">
            <text:p>0.000210888</text:p>
          </table:table-cell>
          <table:table-cell office:value-type="float" office:value="7.95091" calcext:value-type="float">
            <text:p>7.95091</text:p>
          </table:table-cell>
          <table:table-cell office:value-type="float" office:value="6.05096" calcext:value-type="float">
            <text:p>6.05096</text:p>
          </table:table-cell>
          <table:table-cell office:value-type="float" office:value="-9.05301" calcext:value-type="float">
            <text:p>-9.0530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0208095" calcext:value-type="float">
            <text:p>0.000208095</text:p>
          </table:table-cell>
          <table:table-cell office:value-type="float" office:value="8.58791" calcext:value-type="float">
            <text:p>8.58791</text:p>
          </table:table-cell>
          <table:table-cell office:value-type="float" office:value="5.89307" calcext:value-type="float">
            <text:p>5.89307</text:p>
          </table:table-cell>
          <table:table-cell office:value-type="float" office:value="-9.98867" calcext:value-type="float">
            <text:p>-9.98867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0205864" calcext:value-type="float">
            <text:p>0.000205864</text:p>
          </table:table-cell>
          <table:table-cell office:value-type="float" office:value="9.96163" calcext:value-type="float">
            <text:p>9.96163</text:p>
          </table:table-cell>
          <table:table-cell office:value-type="float" office:value="5.94732" calcext:value-type="float">
            <text:p>5.94732</text:p>
          </table:table-cell>
          <table:table-cell office:value-type="float" office:value="-10.9811" calcext:value-type="float">
            <text:p>-10.9811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210175" calcext:value-type="float">
            <text:p>0.000210175</text:p>
          </table:table-cell>
          <table:table-cell office:value-type="float" office:value="9.92" calcext:value-type="float">
            <text:p>9.92</text:p>
          </table:table-cell>
          <table:table-cell office:value-type="float" office:value="5.91281" calcext:value-type="float">
            <text:p>5.91281</text:p>
          </table:table-cell>
          <table:table-cell office:value-type="float" office:value="-11.4994" calcext:value-type="float">
            <text:p>-11.4994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0217985" calcext:value-type="float">
            <text:p>0.000217985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5.83398" calcext:value-type="float">
            <text:p>5.83398</text:p>
          </table:table-cell>
          <table:table-cell office:value-type="float" office:value="-11.9619" calcext:value-type="float">
            <text:p>-11.9619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0206923" calcext:value-type="float">
            <text:p>0.000206923</text:p>
          </table:table-cell>
          <table:table-cell office:value-type="float" office:value="11.111" calcext:value-type="float">
            <text:p>11.111</text:p>
          </table:table-cell>
          <table:table-cell office:value-type="float" office:value="6.01283" calcext:value-type="float">
            <text:p>6.01283</text:p>
          </table:table-cell>
          <table:table-cell office:value-type="float" office:value="-13.1562" calcext:value-type="float">
            <text:p>-13.1562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0183436" calcext:value-type="float">
            <text:p>0.000183436</text:p>
          </table:table-cell>
          <table:table-cell office:value-type="float" office:value="11.6793" calcext:value-type="float">
            <text:p>11.6793</text:p>
          </table:table-cell>
          <table:table-cell office:value-type="float" office:value="5.98538" calcext:value-type="float">
            <text:p>5.98538</text:p>
          </table:table-cell>
          <table:table-cell office:value-type="float" office:value="-13.9586" calcext:value-type="float">
            <text:p>-13.9586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019306" calcext:value-type="float">
            <text:p>0.00019306</text:p>
          </table:table-cell>
          <table:table-cell office:value-type="float" office:value="12.7265" calcext:value-type="float">
            <text:p>12.7265</text:p>
          </table:table-cell>
          <table:table-cell office:value-type="float" office:value="5.99564" calcext:value-type="float">
            <text:p>5.99564</text:p>
          </table:table-cell>
          <table:table-cell office:value-type="float" office:value="-14.2823" calcext:value-type="float">
            <text:p>-14.2823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0195051" calcext:value-type="float">
            <text:p>0.000195051</text:p>
          </table:table-cell>
          <table:table-cell office:value-type="float" office:value="13.6922" calcext:value-type="float">
            <text:p>13.6922</text:p>
          </table:table-cell>
          <table:table-cell office:value-type="float" office:value="6.09198" calcext:value-type="float">
            <text:p>6.09198</text:p>
          </table:table-cell>
          <table:table-cell office:value-type="float" office:value="-15.1399" calcext:value-type="float">
            <text:p>-15.1399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172833" calcext:value-type="float">
            <text:p>0.000172833</text:p>
          </table:table-cell>
          <table:table-cell office:value-type="float" office:value="14.0887" calcext:value-type="float">
            <text:p>14.0887</text:p>
          </table:table-cell>
          <table:table-cell office:value-type="float" office:value="6.02054" calcext:value-type="float">
            <text:p>6.02054</text:p>
          </table:table-cell>
          <table:table-cell office:value-type="float" office:value="-15.5734" calcext:value-type="float">
            <text:p>-15.573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020267" calcext:value-type="float">
            <text:p>0.00020267</text:p>
          </table:table-cell>
          <table:table-cell office:value-type="float" office:value="15.262" calcext:value-type="float">
            <text:p>15.262</text:p>
          </table:table-cell>
          <table:table-cell office:value-type="float" office:value="6.1154" calcext:value-type="float">
            <text:p>6.1154</text:p>
          </table:table-cell>
          <table:table-cell office:value-type="float" office:value="-16.2036" calcext:value-type="float">
            <text:p>-16.2036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0178292" calcext:value-type="float">
            <text:p>0.000178292</text:p>
          </table:table-cell>
          <table:table-cell office:value-type="float" office:value="16.5925" calcext:value-type="float">
            <text:p>16.5925</text:p>
          </table:table-cell>
          <table:table-cell office:value-type="float" office:value="6.34752" calcext:value-type="float">
            <text:p>6.34752</text:p>
          </table:table-cell>
          <table:table-cell office:value-type="float" office:value="-16.6081" calcext:value-type="float">
            <text:p>-16.6081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181862" calcext:value-type="float">
            <text:p>0.000181862</text:p>
          </table:table-cell>
          <table:table-cell office:value-type="float" office:value="17.6766" calcext:value-type="float">
            <text:p>17.6766</text:p>
          </table:table-cell>
          <table:table-cell office:value-type="float" office:value="6.21504" calcext:value-type="float">
            <text:p>6.21504</text:p>
          </table:table-cell>
          <table:table-cell office:value-type="float" office:value="-17.4054" calcext:value-type="float">
            <text:p>-17.4054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194968" calcext:value-type="float">
            <text:p>0.000194968</text:p>
          </table:table-cell>
          <table:table-cell office:value-type="float" office:value="18.857" calcext:value-type="float">
            <text:p>18.857</text:p>
          </table:table-cell>
          <table:table-cell office:value-type="float" office:value="6.36313" calcext:value-type="float">
            <text:p>6.36313</text:p>
          </table:table-cell>
          <table:table-cell office:value-type="float" office:value="-18.0668" calcext:value-type="float">
            <text:p>-18.0668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18233" calcext:value-type="float">
            <text:p>0.00018233</text:p>
          </table:table-cell>
          <table:table-cell office:value-type="float" office:value="20.0228" calcext:value-type="float">
            <text:p>20.0228</text:p>
          </table:table-cell>
          <table:table-cell office:value-type="float" office:value="6.12808" calcext:value-type="float">
            <text:p>6.12808</text:p>
          </table:table-cell>
          <table:table-cell office:value-type="float" office:value="-18.8497" calcext:value-type="float">
            <text:p>-18.8497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179621" calcext:value-type="float">
            <text:p>0.000179621</text:p>
          </table:table-cell>
          <table:table-cell office:value-type="float" office:value="20.823" calcext:value-type="float">
            <text:p>20.823</text:p>
          </table:table-cell>
          <table:table-cell office:value-type="float" office:value="6.05577" calcext:value-type="float">
            <text:p>6.05577</text:p>
          </table:table-cell>
          <table:table-cell office:value-type="float" office:value="-19.1436" calcext:value-type="float">
            <text:p>-19.143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01915" calcext:value-type="float">
            <text:p>0.0001915</text:p>
          </table:table-cell>
          <table:table-cell office:value-type="float" office:value="22.4357" calcext:value-type="float">
            <text:p>22.4357</text:p>
          </table:table-cell>
          <table:table-cell office:value-type="float" office:value="6.26855" calcext:value-type="float">
            <text:p>6.26855</text:p>
          </table:table-cell>
          <table:table-cell office:value-type="float" office:value="-19.2293" calcext:value-type="float">
            <text:p>-19.2293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0194001" calcext:value-type="float">
            <text:p>0.000194001</text:p>
          </table:table-cell>
          <table:table-cell office:value-type="float" office:value="23.5864" calcext:value-type="float">
            <text:p>23.5864</text:p>
          </table:table-cell>
          <table:table-cell office:value-type="float" office:value="6.37634" calcext:value-type="float">
            <text:p>6.37634</text:p>
          </table:table-cell>
          <table:table-cell office:value-type="float" office:value="-19.0067" calcext:value-type="float">
            <text:p>-19.0067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179019" calcext:value-type="float">
            <text:p>0.000179019</text:p>
          </table:table-cell>
          <table:table-cell office:value-type="float" office:value="24.3189" calcext:value-type="float">
            <text:p>24.3189</text:p>
          </table:table-cell>
          <table:table-cell office:value-type="float" office:value="6.128" calcext:value-type="float">
            <text:p>6.128</text:p>
          </table:table-cell>
          <table:table-cell office:value-type="float" office:value="-18.9079" calcext:value-type="float">
            <text:p>-18.9079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0191688" calcext:value-type="float">
            <text:p>0.000191688</text:p>
          </table:table-cell>
          <table:table-cell office:value-type="float" office:value="24.9829" calcext:value-type="float">
            <text:p>24.9829</text:p>
          </table:table-cell>
          <table:table-cell office:value-type="float" office:value="6.29779" calcext:value-type="float">
            <text:p>6.29779</text:p>
          </table:table-cell>
          <table:table-cell office:value-type="float" office:value="-18.3122" calcext:value-type="float">
            <text:p>-18.3122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177876" calcext:value-type="float">
            <text:p>0.000177876</text:p>
          </table:table-cell>
          <table:table-cell office:value-type="float" office:value="25.7308" calcext:value-type="float">
            <text:p>25.7308</text:p>
          </table:table-cell>
          <table:table-cell office:value-type="float" office:value="6.20706" calcext:value-type="float">
            <text:p>6.20706</text:p>
          </table:table-cell>
          <table:table-cell office:value-type="float" office:value="-18.2187" calcext:value-type="float">
            <text:p>-18.2187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176605" calcext:value-type="float">
            <text:p>0.000176605</text:p>
          </table:table-cell>
          <table:table-cell office:value-type="float" office:value="26.0138" calcext:value-type="float">
            <text:p>26.0138</text:p>
          </table:table-cell>
          <table:table-cell office:value-type="float" office:value="6.18178" calcext:value-type="float">
            <text:p>6.18178</text:p>
          </table:table-cell>
          <table:table-cell office:value-type="float" office:value="-17.7129" calcext:value-type="float">
            <text:p>-17.7129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169273" calcext:value-type="float">
            <text:p>0.000169273</text:p>
          </table:table-cell>
          <table:table-cell office:value-type="float" office:value="26.6325" calcext:value-type="float">
            <text:p>26.6325</text:p>
          </table:table-cell>
          <table:table-cell office:value-type="float" office:value="6.23158" calcext:value-type="float">
            <text:p>6.23158</text:p>
          </table:table-cell>
          <table:table-cell office:value-type="float" office:value="-17.1827" calcext:value-type="float">
            <text:p>-17.1827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0192582" calcext:value-type="float">
            <text:p>0.000192582</text:p>
          </table:table-cell>
          <table:table-cell office:value-type="float" office:value="26.8704" calcext:value-type="float">
            <text:p>26.8704</text:p>
          </table:table-cell>
          <table:table-cell office:value-type="float" office:value="6.21427" calcext:value-type="float">
            <text:p>6.21427</text:p>
          </table:table-cell>
          <table:table-cell office:value-type="float" office:value="-16.6254" calcext:value-type="float">
            <text:p>-16.6254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203067" calcext:value-type="float">
            <text:p>0.000203067</text:p>
          </table:table-cell>
          <table:table-cell office:value-type="float" office:value="27.2218" calcext:value-type="float">
            <text:p>27.2218</text:p>
          </table:table-cell>
          <table:table-cell office:value-type="float" office:value="6.32622" calcext:value-type="float">
            <text:p>6.32622</text:p>
          </table:table-cell>
          <table:table-cell office:value-type="float" office:value="-15.9357" calcext:value-type="float">
            <text:p>-15.9357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180174" calcext:value-type="float">
            <text:p>0.000180174</text:p>
          </table:table-cell>
          <table:table-cell office:value-type="float" office:value="27.8353" calcext:value-type="float">
            <text:p>27.8353</text:p>
          </table:table-cell>
          <table:table-cell office:value-type="float" office:value="6.53523" calcext:value-type="float">
            <text:p>6.53523</text:p>
          </table:table-cell>
          <table:table-cell office:value-type="float" office:value="-15.5828" calcext:value-type="float">
            <text:p>-15.5828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205838" calcext:value-type="float">
            <text:p>0.000205838</text:p>
          </table:table-cell>
          <table:table-cell office:value-type="float" office:value="27.7307" calcext:value-type="float">
            <text:p>27.7307</text:p>
          </table:table-cell>
          <table:table-cell office:value-type="float" office:value="6.57689" calcext:value-type="float">
            <text:p>6.57689</text:p>
          </table:table-cell>
          <table:table-cell office:value-type="float" office:value="-15.0202" calcext:value-type="float">
            <text:p>-15.020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199519" calcext:value-type="float">
            <text:p>0.000199519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6.69738" calcext:value-type="float">
            <text:p>6.69738</text:p>
          </table:table-cell>
          <table:table-cell office:value-type="float" office:value="-14.238" calcext:value-type="float">
            <text:p>-14.238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184841" calcext:value-type="float">
            <text:p>0.000184841</text:p>
          </table:table-cell>
          <table:table-cell office:value-type="float" office:value="28.4278" calcext:value-type="float">
            <text:p>28.4278</text:p>
          </table:table-cell>
          <table:table-cell office:value-type="float" office:value="7.09961" calcext:value-type="float">
            <text:p>7.09961</text:p>
          </table:table-cell>
          <table:table-cell office:value-type="float" office:value="-13.0955" calcext:value-type="float">
            <text:p>-13.09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157762" calcext:value-type="float">
            <text:p>0.000157762</text:p>
          </table:table-cell>
          <table:table-cell office:value-type="float" office:value="28.26" calcext:value-type="float">
            <text:p>28.26</text:p>
          </table:table-cell>
          <table:table-cell office:value-type="float" office:value="7.12336" calcext:value-type="float">
            <text:p>7.12336</text:p>
          </table:table-cell>
          <table:table-cell office:value-type="float" office:value="-12.4521" calcext:value-type="float">
            <text:p>-12.4521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206916" calcext:value-type="float">
            <text:p>0.000206916</text:p>
          </table:table-cell>
          <table:table-cell office:value-type="float" office:value="28.8499" calcext:value-type="float">
            <text:p>28.8499</text:p>
          </table:table-cell>
          <table:table-cell office:value-type="float" office:value="7.50294" calcext:value-type="float">
            <text:p>7.50294</text:p>
          </table:table-cell>
          <table:table-cell office:value-type="float" office:value="-11.7065" calcext:value-type="float">
            <text:p>-11.706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0180471" calcext:value-type="float">
            <text:p>0.000180471</text:p>
          </table:table-cell>
          <table:table-cell office:value-type="float" office:value="30.1318" calcext:value-type="float">
            <text:p>30.1318</text:p>
          </table:table-cell>
          <table:table-cell office:value-type="float" office:value="7.8822" calcext:value-type="float">
            <text:p>7.8822</text:p>
          </table:table-cell>
          <table:table-cell office:value-type="float" office:value="-10.8684" calcext:value-type="float">
            <text:p>-10.868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0187017" calcext:value-type="float">
            <text:p>0.000187017</text:p>
          </table:table-cell>
          <table:table-cell office:value-type="float" office:value="29.8298" calcext:value-type="float">
            <text:p>29.8298</text:p>
          </table:table-cell>
          <table:table-cell office:value-type="float" office:value="7.94752" calcext:value-type="float">
            <text:p>7.94752</text:p>
          </table:table-cell>
          <table:table-cell office:value-type="float" office:value="-10.8434" calcext:value-type="float">
            <text:p>-10.843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0198567" calcext:value-type="float">
            <text:p>0.000198567</text:p>
          </table:table-cell>
          <table:table-cell office:value-type="float" office:value="29.5384" calcext:value-type="float">
            <text:p>29.5384</text:p>
          </table:table-cell>
          <table:table-cell office:value-type="float" office:value="7.96194" calcext:value-type="float">
            <text:p>7.96194</text:p>
          </table:table-cell>
          <table:table-cell office:value-type="float" office:value="-10.6378" calcext:value-type="float">
            <text:p>-10.6378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213923" calcext:value-type="float">
            <text:p>0.000213923</text:p>
          </table:table-cell>
          <table:table-cell office:value-type="float" office:value="29.9537" calcext:value-type="float">
            <text:p>29.9537</text:p>
          </table:table-cell>
          <table:table-cell office:value-type="float" office:value="8.17283" calcext:value-type="float">
            <text:p>8.17283</text:p>
          </table:table-cell>
          <table:table-cell office:value-type="float" office:value="-10.3432" calcext:value-type="float">
            <text:p>-10.3432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203742" calcext:value-type="float">
            <text:p>0.000203742</text:p>
          </table:table-cell>
          <table:table-cell office:value-type="float" office:value="29.7408" calcext:value-type="float">
            <text:p>29.7408</text:p>
          </table:table-cell>
          <table:table-cell office:value-type="float" office:value="8.00307" calcext:value-type="float">
            <text:p>8.00307</text:p>
          </table:table-cell>
          <table:table-cell office:value-type="float" office:value="-10.8152" calcext:value-type="float">
            <text:p>-10.8152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214871" calcext:value-type="float">
            <text:p>0.000214871</text:p>
          </table:table-cell>
          <table:table-cell office:value-type="float" office:value="29.8041" calcext:value-type="float">
            <text:p>29.8041</text:p>
          </table:table-cell>
          <table:table-cell office:value-type="float" office:value="7.80986" calcext:value-type="float">
            <text:p>7.80986</text:p>
          </table:table-cell>
          <table:table-cell office:value-type="float" office:value="-11.1659" calcext:value-type="float">
            <text:p>-11.1659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191456" calcext:value-type="float">
            <text:p>0.000191456</text:p>
          </table:table-cell>
          <table:table-cell office:value-type="float" office:value="29.8881" calcext:value-type="float">
            <text:p>29.8881</text:p>
          </table:table-cell>
          <table:table-cell office:value-type="float" office:value="8.02275" calcext:value-type="float">
            <text:p>8.02275</text:p>
          </table:table-cell>
          <table:table-cell office:value-type="float" office:value="-10.7945" calcext:value-type="float">
            <text:p>-10.794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0246923" calcext:value-type="float">
            <text:p>0.000246923</text:p>
          </table:table-cell>
          <table:table-cell office:value-type="float" office:value="29.1724" calcext:value-type="float">
            <text:p>29.1724</text:p>
          </table:table-cell>
          <table:table-cell office:value-type="float" office:value="7.70032" calcext:value-type="float">
            <text:p>7.70032</text:p>
          </table:table-cell>
          <table:table-cell office:value-type="float" office:value="-10.3567" calcext:value-type="float">
            <text:p>-10.356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0215535" calcext:value-type="float">
            <text:p>0.000215535</text:p>
          </table:table-cell>
          <table:table-cell office:value-type="float" office:value="29.2231" calcext:value-type="float">
            <text:p>29.2231</text:p>
          </table:table-cell>
          <table:table-cell office:value-type="float" office:value="7.66245" calcext:value-type="float">
            <text:p>7.66245</text:p>
          </table:table-cell>
          <table:table-cell office:value-type="float" office:value="-10.0149" calcext:value-type="float">
            <text:p>-10.0149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201658" calcext:value-type="float">
            <text:p>0.000201658</text:p>
          </table:table-cell>
          <table:table-cell office:value-type="float" office:value="30.5934" calcext:value-type="float">
            <text:p>30.5934</text:p>
          </table:table-cell>
          <table:table-cell office:value-type="float" office:value="7.6191" calcext:value-type="float">
            <text:p>7.6191</text:p>
          </table:table-cell>
          <table:table-cell office:value-type="float" office:value="-10.331" calcext:value-type="float">
            <text:p>-10.331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0194021" calcext:value-type="float">
            <text:p>0.000194021</text:p>
          </table:table-cell>
          <table:table-cell office:value-type="float" office:value="30.1773" calcext:value-type="float">
            <text:p>30.1773</text:p>
          </table:table-cell>
          <table:table-cell office:value-type="float" office:value="7.43456" calcext:value-type="float">
            <text:p>7.43456</text:p>
          </table:table-cell>
          <table:table-cell office:value-type="float" office:value="-10.4293" calcext:value-type="float">
            <text:p>-10.4293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0265005" calcext:value-type="float">
            <text:p>0.000265005</text:p>
          </table:table-cell>
          <table:table-cell office:value-type="float" office:value="29.5544" calcext:value-type="float">
            <text:p>29.5544</text:p>
          </table:table-cell>
          <table:table-cell office:value-type="float" office:value="6.74354" calcext:value-type="float">
            <text:p>6.74354</text:p>
          </table:table-cell>
          <table:table-cell office:value-type="float" office:value="-10.5954" calcext:value-type="float">
            <text:p>-10.5954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0203511" calcext:value-type="float">
            <text:p>0.000203511</text:p>
          </table:table-cell>
          <table:table-cell office:value-type="float" office:value="30.0017" calcext:value-type="float">
            <text:p>30.0017</text:p>
          </table:table-cell>
          <table:table-cell office:value-type="float" office:value="6.91288" calcext:value-type="float">
            <text:p>6.91288</text:p>
          </table:table-cell>
          <table:table-cell office:value-type="float" office:value="-10.4756" calcext:value-type="float">
            <text:p>-10.475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210621" calcext:value-type="float">
            <text:p>0.000210621</text:p>
          </table:table-cell>
          <table:table-cell office:value-type="float" office:value="30.1333" calcext:value-type="float">
            <text:p>30.1333</text:p>
          </table:table-cell>
          <table:table-cell office:value-type="float" office:value="6.94958" calcext:value-type="float">
            <text:p>6.94958</text:p>
          </table:table-cell>
          <table:table-cell office:value-type="float" office:value="-10.3028" calcext:value-type="float">
            <text:p>-10.3028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0198918" calcext:value-type="float">
            <text:p>0.000198918</text:p>
          </table:table-cell>
          <table:table-cell office:value-type="float" office:value="29.5303" calcext:value-type="float">
            <text:p>29.5303</text:p>
          </table:table-cell>
          <table:table-cell office:value-type="float" office:value="6.75372" calcext:value-type="float">
            <text:p>6.75372</text:p>
          </table:table-cell>
          <table:table-cell office:value-type="float" office:value="-10.0875" calcext:value-type="float">
            <text:p>-10.0875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0195293" calcext:value-type="float">
            <text:p>0.000195293</text:p>
          </table:table-cell>
          <table:table-cell office:value-type="float" office:value="29.9868" calcext:value-type="float">
            <text:p>29.9868</text:p>
          </table:table-cell>
          <table:table-cell office:value-type="float" office:value="6.73731" calcext:value-type="float">
            <text:p>6.73731</text:p>
          </table:table-cell>
          <table:table-cell office:value-type="float" office:value="-9.97681" calcext:value-type="float">
            <text:p>-9.97681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201235" calcext:value-type="float">
            <text:p>0.000201235</text:p>
          </table:table-cell>
          <table:table-cell office:value-type="float" office:value="30.5521" calcext:value-type="float">
            <text:p>30.5521</text:p>
          </table:table-cell>
          <table:table-cell office:value-type="float" office:value="7.00161" calcext:value-type="float">
            <text:p>7.00161</text:p>
          </table:table-cell>
          <table:table-cell office:value-type="float" office:value="-9.65063" calcext:value-type="float">
            <text:p>-9.65063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176125" calcext:value-type="float">
            <text:p>0.000176125</text:p>
          </table:table-cell>
          <table:table-cell office:value-type="float" office:value="30.3617" calcext:value-type="float">
            <text:p>30.3617</text:p>
          </table:table-cell>
          <table:table-cell office:value-type="float" office:value="6.92644" calcext:value-type="float">
            <text:p>6.92644</text:p>
          </table:table-cell>
          <table:table-cell office:value-type="float" office:value="-9.86824" calcext:value-type="float">
            <text:p>-9.8682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200612" calcext:value-type="float">
            <text:p>0.000200612</text:p>
          </table:table-cell>
          <table:table-cell office:value-type="float" office:value="30.1041" calcext:value-type="float">
            <text:p>30.1041</text:p>
          </table:table-cell>
          <table:table-cell office:value-type="float" office:value="6.84296" calcext:value-type="float">
            <text:p>6.84296</text:p>
          </table:table-cell>
          <table:table-cell office:value-type="float" office:value="-9.71493" calcext:value-type="float">
            <text:p>-9.71493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0210529" calcext:value-type="float">
            <text:p>0.000210529</text:p>
          </table:table-cell>
          <table:table-cell office:value-type="float" office:value="29.6978" calcext:value-type="float">
            <text:p>29.6978</text:p>
          </table:table-cell>
          <table:table-cell office:value-type="float" office:value="6.43742" calcext:value-type="float">
            <text:p>6.43742</text:p>
          </table:table-cell>
          <table:table-cell office:value-type="float" office:value="-10.1076" calcext:value-type="float">
            <text:p>-10.1076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190925" calcext:value-type="float">
            <text:p>0.000190925</text:p>
          </table:table-cell>
          <table:table-cell office:value-type="float" office:value="29.7938" calcext:value-type="float">
            <text:p>29.7938</text:p>
          </table:table-cell>
          <table:table-cell office:value-type="float" office:value="6.42761" calcext:value-type="float">
            <text:p>6.42761</text:p>
          </table:table-cell>
          <table:table-cell office:value-type="float" office:value="-10.0348" calcext:value-type="float">
            <text:p>-10.034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199135" calcext:value-type="float">
            <text:p>0.000199135</text:p>
          </table:table-cell>
          <table:table-cell office:value-type="float" office:value="30.6591" calcext:value-type="float">
            <text:p>30.6591</text:p>
          </table:table-cell>
          <table:table-cell office:value-type="float" office:value="6.65964" calcext:value-type="float">
            <text:p>6.65964</text:p>
          </table:table-cell>
          <table:table-cell office:value-type="float" office:value="-9.43352" calcext:value-type="float">
            <text:p>-9.43352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0203315" calcext:value-type="float">
            <text:p>0.000203315</text:p>
          </table:table-cell>
          <table:table-cell office:value-type="float" office:value="30.5414" calcext:value-type="float">
            <text:p>30.5414</text:p>
          </table:table-cell>
          <table:table-cell office:value-type="float" office:value="6.48107" calcext:value-type="float">
            <text:p>6.48107</text:p>
          </table:table-cell>
          <table:table-cell office:value-type="float" office:value="-9.35903" calcext:value-type="float">
            <text:p>-9.35903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0323419" calcext:value-type="float">
            <text:p>0.000323419</text:p>
          </table:table-cell>
          <table:table-cell office:value-type="float" office:value="29.548" calcext:value-type="float">
            <text:p>29.548</text:p>
          </table:table-cell>
          <table:table-cell office:value-type="float" office:value="6.25585" calcext:value-type="float">
            <text:p>6.25585</text:p>
          </table:table-cell>
          <table:table-cell office:value-type="float" office:value="-9.40653" calcext:value-type="float">
            <text:p>-9.40653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203451" calcext:value-type="float">
            <text:p>0.000203451</text:p>
          </table:table-cell>
          <table:table-cell office:value-type="float" office:value="29.2285" calcext:value-type="float">
            <text:p>29.2285</text:p>
          </table:table-cell>
          <table:table-cell office:value-type="float" office:value="5.93881" calcext:value-type="float">
            <text:p>5.93881</text:p>
          </table:table-cell>
          <table:table-cell office:value-type="float" office:value="-10.0078" calcext:value-type="float">
            <text:p>-10.0078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201127" calcext:value-type="float">
            <text:p>0.000201127</text:p>
          </table:table-cell>
          <table:table-cell office:value-type="float" office:value="29.3988" calcext:value-type="float">
            <text:p>29.3988</text:p>
          </table:table-cell>
          <table:table-cell office:value-type="float" office:value="6.05199" calcext:value-type="float">
            <text:p>6.05199</text:p>
          </table:table-cell>
          <table:table-cell office:value-type="float" office:value="-9.82572" calcext:value-type="float">
            <text:p>-9.82572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0219925" calcext:value-type="float">
            <text:p>0.000219925</text:p>
          </table:table-cell>
          <table:table-cell office:value-type="float" office:value="28.8703" calcext:value-type="float">
            <text:p>28.8703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9.69572" calcext:value-type="float">
            <text:p>-9.69572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0225166" calcext:value-type="float">
            <text:p>0.000225166</text:p>
          </table:table-cell>
          <table:table-cell office:value-type="float" office:value="28.2884" calcext:value-type="float">
            <text:p>28.2884</text:p>
          </table:table-cell>
          <table:table-cell office:value-type="float" office:value="5.87325" calcext:value-type="float">
            <text:p>5.87325</text:p>
          </table:table-cell>
          <table:table-cell office:value-type="float" office:value="-9.31044" calcext:value-type="float">
            <text:p>-9.31044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0204615" calcext:value-type="float">
            <text:p>0.000204615</text:p>
          </table:table-cell>
          <table:table-cell office:value-type="float" office:value="27.8832" calcext:value-type="float">
            <text:p>27.8832</text:p>
          </table:table-cell>
          <table:table-cell office:value-type="float" office:value="5.6378" calcext:value-type="float">
            <text:p>5.6378</text:p>
          </table:table-cell>
          <table:table-cell office:value-type="float" office:value="-9.6026" calcext:value-type="float">
            <text:p>-9.602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0225691" calcext:value-type="float">
            <text:p>0.000225691</text:p>
          </table:table-cell>
          <table:table-cell office:value-type="float" office:value="27.2465" calcext:value-type="float">
            <text:p>27.2465</text:p>
          </table:table-cell>
          <table:table-cell office:value-type="float" office:value="5.73308" calcext:value-type="float">
            <text:p>5.73308</text:p>
          </table:table-cell>
          <table:table-cell office:value-type="float" office:value="-9.29681" calcext:value-type="float">
            <text:p>-9.2968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0246399" calcext:value-type="float">
            <text:p>0.000246399</text:p>
          </table:table-cell>
          <table:table-cell office:value-type="float" office:value="26.4933" calcext:value-type="float">
            <text:p>26.4933</text:p>
          </table:table-cell>
          <table:table-cell office:value-type="float" office:value="5.73784" calcext:value-type="float">
            <text:p>5.73784</text:p>
          </table:table-cell>
          <table:table-cell office:value-type="float" office:value="-9.21031" calcext:value-type="float">
            <text:p>-9.21031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0212596" calcext:value-type="float">
            <text:p>0.000212596</text:p>
          </table:table-cell>
          <table:table-cell office:value-type="float" office:value="25.984" calcext:value-type="float">
            <text:p>25.984</text:p>
          </table:table-cell>
          <table:table-cell office:value-type="float" office:value="5.86408" calcext:value-type="float">
            <text:p>5.86408</text:p>
          </table:table-cell>
          <table:table-cell office:value-type="float" office:value="-9.34632" calcext:value-type="float">
            <text:p>-9.34632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0245581" calcext:value-type="float">
            <text:p>0.000245581</text:p>
          </table:table-cell>
          <table:table-cell office:value-type="float" office:value="25.2844" calcext:value-type="float">
            <text:p>25.2844</text:p>
          </table:table-cell>
          <table:table-cell office:value-type="float" office:value="5.59792" calcext:value-type="float">
            <text:p>5.59792</text:p>
          </table:table-cell>
          <table:table-cell office:value-type="float" office:value="-9.38765" calcext:value-type="float">
            <text:p>-9.38765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0244551" calcext:value-type="float">
            <text:p>0.000244551</text:p>
          </table:table-cell>
          <table:table-cell office:value-type="float" office:value="24.512" calcext:value-type="float">
            <text:p>24.512</text:p>
          </table:table-cell>
          <table:table-cell office:value-type="float" office:value="5.56862" calcext:value-type="float">
            <text:p>5.56862</text:p>
          </table:table-cell>
          <table:table-cell office:value-type="float" office:value="-9.48584" calcext:value-type="float">
            <text:p>-9.48584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022057" calcext:value-type="float">
            <text:p>0.00022057</text:p>
          </table:table-cell>
          <table:table-cell office:value-type="float" office:value="24.0368" calcext:value-type="float">
            <text:p>24.0368</text:p>
          </table:table-cell>
          <table:table-cell office:value-type="float" office:value="5.63544" calcext:value-type="float">
            <text:p>5.63544</text:p>
          </table:table-cell>
          <table:table-cell office:value-type="float" office:value="-9.58516" calcext:value-type="float">
            <text:p>-9.58516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0281366" calcext:value-type="float">
            <text:p>0.000281366</text:p>
          </table:table-cell>
          <table:table-cell office:value-type="float" office:value="23.1272" calcext:value-type="float">
            <text:p>23.1272</text:p>
          </table:table-cell>
          <table:table-cell office:value-type="float" office:value="5.46925" calcext:value-type="float">
            <text:p>5.46925</text:p>
          </table:table-cell>
          <table:table-cell office:value-type="float" office:value="-9.75535" calcext:value-type="float">
            <text:p>-9.7553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0250457" calcext:value-type="float">
            <text:p>0.000250457</text:p>
          </table:table-cell>
          <table:table-cell office:value-type="float" office:value="22.1578" calcext:value-type="float">
            <text:p>22.1578</text:p>
          </table:table-cell>
          <table:table-cell office:value-type="float" office:value="5.31442" calcext:value-type="float">
            <text:p>5.31442</text:p>
          </table:table-cell>
          <table:table-cell office:value-type="float" office:value="-9.74961" calcext:value-type="float">
            <text:p>-9.74961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0218032" calcext:value-type="float">
            <text:p>0.000218032</text:p>
          </table:table-cell>
          <table:table-cell office:value-type="float" office:value="21.3146" calcext:value-type="float">
            <text:p>21.3146</text:p>
          </table:table-cell>
          <table:table-cell office:value-type="float" office:value="5.19982" calcext:value-type="float">
            <text:p>5.19982</text:p>
          </table:table-cell>
          <table:table-cell office:value-type="float" office:value="-9.94623" calcext:value-type="float">
            <text:p>-9.94623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0242249" calcext:value-type="float">
            <text:p>0.000242249</text:p>
          </table:table-cell>
          <table:table-cell office:value-type="float" office:value="20.2216" calcext:value-type="float">
            <text:p>20.2216</text:p>
          </table:table-cell>
          <table:table-cell office:value-type="float" office:value="5.11215" calcext:value-type="float">
            <text:p>5.11215</text:p>
          </table:table-cell>
          <table:table-cell office:value-type="float" office:value="-9.82448" calcext:value-type="float">
            <text:p>-9.82448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0208772" calcext:value-type="float">
            <text:p>0.000208772</text:p>
          </table:table-cell>
          <table:table-cell office:value-type="float" office:value="19.745" calcext:value-type="float">
            <text:p>19.745</text:p>
          </table:table-cell>
          <table:table-cell office:value-type="float" office:value="5.07304" calcext:value-type="float">
            <text:p>5.07304</text:p>
          </table:table-cell>
          <table:table-cell office:value-type="float" office:value="-9.9636" calcext:value-type="float">
            <text:p>-9.96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180578" calcext:value-type="float">
            <text:p>0.000180578</text:p>
          </table:table-cell>
          <table:table-cell office:value-type="float" office:value="19.2817" calcext:value-type="float">
            <text:p>19.2817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-10.0407" calcext:value-type="float">
            <text:p>-10.0407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0182677" calcext:value-type="float">
            <text:p>0.000182677</text:p>
          </table:table-cell>
          <table:table-cell office:value-type="float" office:value="18.7455" calcext:value-type="float">
            <text:p>18.7455</text:p>
          </table:table-cell>
          <table:table-cell office:value-type="float" office:value="5.21392" calcext:value-type="float">
            <text:p>5.21392</text:p>
          </table:table-cell>
          <table:table-cell office:value-type="float" office:value="-9.7135" calcext:value-type="float">
            <text:p>-9.7135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166467" calcext:value-type="float">
            <text:p>0.000166467</text:p>
          </table:table-cell>
          <table:table-cell office:value-type="float" office:value="18.4808" calcext:value-type="float">
            <text:p>18.4808</text:p>
          </table:table-cell>
          <table:table-cell office:value-type="float" office:value="5.31021" calcext:value-type="float">
            <text:p>5.31021</text:p>
          </table:table-cell>
          <table:table-cell office:value-type="float" office:value="-9.83046" calcext:value-type="float">
            <text:p>-9.83046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155647" calcext:value-type="float">
            <text:p>0.000155647</text:p>
          </table:table-cell>
          <table:table-cell office:value-type="float" office:value="18.2904" calcext:value-type="float">
            <text:p>18.2904</text:p>
          </table:table-cell>
          <table:table-cell office:value-type="float" office:value="5.50573" calcext:value-type="float">
            <text:p>5.50573</text:p>
          </table:table-cell>
          <table:table-cell office:value-type="float" office:value="-9.91399" calcext:value-type="float">
            <text:p>-9.91399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0188148" calcext:value-type="float">
            <text:p>0.000188148</text:p>
          </table:table-cell>
          <table:table-cell office:value-type="float" office:value="17.6048" calcext:value-type="float">
            <text:p>17.6048</text:p>
          </table:table-cell>
          <table:table-cell office:value-type="float" office:value="5.61458" calcext:value-type="float">
            <text:p>5.61458</text:p>
          </table:table-cell>
          <table:table-cell office:value-type="float" office:value="-10.1481" calcext:value-type="float">
            <text:p>-10.1481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181449" calcext:value-type="float">
            <text:p>0.000181449</text:p>
          </table:table-cell>
          <table:table-cell office:value-type="float" office:value="16.7029" calcext:value-type="float">
            <text:p>16.7029</text:p>
          </table:table-cell>
          <table:table-cell office:value-type="float" office:value="5.67939" calcext:value-type="float">
            <text:p>5.67939</text:p>
          </table:table-cell>
          <table:table-cell office:value-type="float" office:value="-10.332" calcext:value-type="float">
            <text:p>-10.33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185216" calcext:value-type="float">
            <text:p>0.000185216</text:p>
          </table:table-cell>
          <table:table-cell office:value-type="float" office:value="16.1131" calcext:value-type="float">
            <text:p>16.1131</text:p>
          </table:table-cell>
          <table:table-cell office:value-type="float" office:value="5.72589" calcext:value-type="float">
            <text:p>5.72589</text:p>
          </table:table-cell>
          <table:table-cell office:value-type="float" office:value="-10.6712" calcext:value-type="float">
            <text:p>-10.6712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187042" calcext:value-type="float">
            <text:p>0.000187042</text:p>
          </table:table-cell>
          <table:table-cell office:value-type="float" office:value="15.2299" calcext:value-type="float">
            <text:p>15.2299</text:p>
          </table:table-cell>
          <table:table-cell office:value-type="float" office:value="5.71131" calcext:value-type="float">
            <text:p>5.71131</text:p>
          </table:table-cell>
          <table:table-cell office:value-type="float" office:value="-11.1398" calcext:value-type="float">
            <text:p>-11.1398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200137" calcext:value-type="float">
            <text:p>0.000200137</text:p>
          </table:table-cell>
          <table:table-cell office:value-type="float" office:value="14.2206" calcext:value-type="float">
            <text:p>14.2206</text:p>
          </table:table-cell>
          <table:table-cell office:value-type="float" office:value="5.59924" calcext:value-type="float">
            <text:p>5.59924</text:p>
          </table:table-cell>
          <table:table-cell office:value-type="float" office:value="-11.5518" calcext:value-type="float">
            <text:p>-11.5518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18172" calcext:value-type="float">
            <text:p>0.00018172</text:p>
          </table:table-cell>
          <table:table-cell office:value-type="float" office:value="14.0283" calcext:value-type="float">
            <text:p>14.0283</text:p>
          </table:table-cell>
          <table:table-cell office:value-type="float" office:value="5.57852" calcext:value-type="float">
            <text:p>5.57852</text:p>
          </table:table-cell>
          <table:table-cell office:value-type="float" office:value="-12.0755" calcext:value-type="float">
            <text:p>-12.075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17337" calcext:value-type="float">
            <text:p>0.00017337</text:p>
          </table:table-cell>
          <table:table-cell office:value-type="float" office:value="13.4641" calcext:value-type="float">
            <text:p>13.4641</text:p>
          </table:table-cell>
          <table:table-cell office:value-type="float" office:value="5.56693" calcext:value-type="float">
            <text:p>5.56693</text:p>
          </table:table-cell>
          <table:table-cell office:value-type="float" office:value="-12.2875" calcext:value-type="float">
            <text:p>-12.287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175039" calcext:value-type="float">
            <text:p>0.000175039</text:p>
          </table:table-cell>
          <table:table-cell office:value-type="float" office:value="12.8798" calcext:value-type="float">
            <text:p>12.8798</text:p>
          </table:table-cell>
          <table:table-cell office:value-type="float" office:value="5.54418" calcext:value-type="float">
            <text:p>5.54418</text:p>
          </table:table-cell>
          <table:table-cell office:value-type="float" office:value="-12.0932" calcext:value-type="float">
            <text:p>-12.0932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170774" calcext:value-type="float">
            <text:p>0.000170774</text:p>
          </table:table-cell>
          <table:table-cell office:value-type="float" office:value="12.9358" calcext:value-type="float">
            <text:p>12.9358</text:p>
          </table:table-cell>
          <table:table-cell office:value-type="float" office:value="5.49991" calcext:value-type="float">
            <text:p>5.49991</text:p>
          </table:table-cell>
          <table:table-cell office:value-type="float" office:value="-12.1519" calcext:value-type="float">
            <text:p>-12.1519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192194" calcext:value-type="float">
            <text:p>0.000192194</text:p>
          </table:table-cell>
          <table:table-cell office:value-type="float" office:value="12.8592" calcext:value-type="float">
            <text:p>12.8592</text:p>
          </table:table-cell>
          <table:table-cell office:value-type="float" office:value="5.63943" calcext:value-type="float">
            <text:p>5.63943</text:p>
          </table:table-cell>
          <table:table-cell office:value-type="float" office:value="-11.8947" calcext:value-type="float">
            <text:p>-11.894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206927" calcext:value-type="float">
            <text:p>0.000206927</text:p>
          </table:table-cell>
          <table:table-cell office:value-type="float" office:value="12.537" calcext:value-type="float">
            <text:p>12.537</text:p>
          </table:table-cell>
          <table:table-cell office:value-type="float" office:value="5.55273" calcext:value-type="float">
            <text:p>5.55273</text:p>
          </table:table-cell>
          <table:table-cell office:value-type="float" office:value="-12.2573" calcext:value-type="float">
            <text:p>-12.2573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180552" calcext:value-type="float">
            <text:p>0.000180552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5.4177" calcext:value-type="float">
            <text:p>5.4177</text:p>
          </table:table-cell>
          <table:table-cell office:value-type="float" office:value="-12.5237" calcext:value-type="float">
            <text:p>-12.523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171084" calcext:value-type="float">
            <text:p>0.000171084</text:p>
          </table:table-cell>
          <table:table-cell office:value-type="float" office:value="12.6718" calcext:value-type="float">
            <text:p>12.6718</text:p>
          </table:table-cell>
          <table:table-cell office:value-type="float" office:value="5.65018" calcext:value-type="float">
            <text:p>5.65018</text:p>
          </table:table-cell>
          <table:table-cell office:value-type="float" office:value="-12.5477" calcext:value-type="float">
            <text:p>-12.547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179629" calcext:value-type="float">
            <text:p>0.000179629</text:p>
          </table:table-cell>
          <table:table-cell office:value-type="float" office:value="13.0646" calcext:value-type="float">
            <text:p>13.0646</text:p>
          </table:table-cell>
          <table:table-cell office:value-type="float" office:value="5.80619" calcext:value-type="float">
            <text:p>5.80619</text:p>
          </table:table-cell>
          <table:table-cell office:value-type="float" office:value="-12.2544" calcext:value-type="float">
            <text:p>-12.2544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17576" calcext:value-type="float">
            <text:p>0.00017576</text:p>
          </table:table-cell>
          <table:table-cell office:value-type="float" office:value="12.5755" calcext:value-type="float">
            <text:p>12.5755</text:p>
          </table:table-cell>
          <table:table-cell office:value-type="float" office:value="5.70392" calcext:value-type="float">
            <text:p>5.70392</text:p>
          </table:table-cell>
          <table:table-cell office:value-type="float" office:value="-11.9829" calcext:value-type="float">
            <text:p>-11.9829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0194956" calcext:value-type="float">
            <text:p>0.000194956</text:p>
          </table:table-cell>
          <table:table-cell office:value-type="float" office:value="12.1387" calcext:value-type="float">
            <text:p>12.1387</text:p>
          </table:table-cell>
          <table:table-cell office:value-type="float" office:value="5.58968" calcext:value-type="float">
            <text:p>5.58968</text:p>
          </table:table-cell>
          <table:table-cell office:value-type="float" office:value="-11.9741" calcext:value-type="float">
            <text:p>-11.9741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0217616" calcext:value-type="float">
            <text:p>0.000217616</text:p>
          </table:table-cell>
          <table:table-cell office:value-type="float" office:value="11.0548" calcext:value-type="float">
            <text:p>11.0548</text:p>
          </table:table-cell>
          <table:table-cell office:value-type="float" office:value="5.10866" calcext:value-type="float">
            <text:p>5.10866</text:p>
          </table:table-cell>
          <table:table-cell office:value-type="float" office:value="-11.6579" calcext:value-type="float">
            <text:p>-11.657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185584" calcext:value-type="float">
            <text:p>0.000185584</text:p>
          </table:table-cell>
          <table:table-cell office:value-type="float" office:value="10.14" calcext:value-type="float">
            <text:p>10.14</text:p>
          </table:table-cell>
          <table:table-cell office:value-type="float" office:value="4.76294" calcext:value-type="float">
            <text:p>4.76294</text:p>
          </table:table-cell>
          <table:table-cell office:value-type="float" office:value="-11.8481" calcext:value-type="float">
            <text:p>-11.8481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177852" calcext:value-type="float">
            <text:p>0.000177852</text:p>
          </table:table-cell>
          <table:table-cell office:value-type="float" office:value="9.59597" calcext:value-type="float">
            <text:p>9.59597</text:p>
          </table:table-cell>
          <table:table-cell office:value-type="float" office:value="4.49196" calcext:value-type="float">
            <text:p>4.49196</text:p>
          </table:table-cell>
          <table:table-cell office:value-type="float" office:value="-11.6515" calcext:value-type="float">
            <text:p>-11.6515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185487" calcext:value-type="float">
            <text:p>0.000185487</text:p>
          </table:table-cell>
          <table:table-cell office:value-type="float" office:value="9.12081" calcext:value-type="float">
            <text:p>9.12081</text:p>
          </table:table-cell>
          <table:table-cell office:value-type="float" office:value="4.27836" calcext:value-type="float">
            <text:p>4.27836</text:p>
          </table:table-cell>
          <table:table-cell office:value-type="float" office:value="-11.2576" calcext:value-type="float">
            <text:p>-11.2576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0214829" calcext:value-type="float">
            <text:p>0.000214829</text:p>
          </table:table-cell>
          <table:table-cell office:value-type="float" office:value="8.47649" calcext:value-type="float">
            <text:p>8.47649</text:p>
          </table:table-cell>
          <table:table-cell office:value-type="float" office:value="3.9062" calcext:value-type="float">
            <text:p>3.9062</text:p>
          </table:table-cell>
          <table:table-cell office:value-type="float" office:value="-11.8606" calcext:value-type="float">
            <text:p>-11.860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0216398" calcext:value-type="float">
            <text:p>0.000216398</text:p>
          </table:table-cell>
          <table:table-cell office:value-type="float" office:value="7.57845" calcext:value-type="float">
            <text:p>7.57845</text:p>
          </table:table-cell>
          <table:table-cell office:value-type="float" office:value="3.43039" calcext:value-type="float">
            <text:p>3.43039</text:p>
          </table:table-cell>
          <table:table-cell office:value-type="float" office:value="-11.8174" calcext:value-type="float">
            <text:p>-11.8174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0228702" calcext:value-type="float">
            <text:p>0.000228702</text:p>
          </table:table-cell>
          <table:table-cell office:value-type="float" office:value="6.72228" calcext:value-type="float">
            <text:p>6.72228</text:p>
          </table:table-cell>
          <table:table-cell office:value-type="float" office:value="3.01045" calcext:value-type="float">
            <text:p>3.01045</text:p>
          </table:table-cell>
          <table:table-cell office:value-type="float" office:value="-12.2486" calcext:value-type="float">
            <text:p>-12.2486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0276588" calcext:value-type="float">
            <text:p>0.000276588</text:p>
          </table:table-cell>
          <table:table-cell office:value-type="float" office:value="5.97111" calcext:value-type="float">
            <text:p>5.97111</text:p>
          </table:table-cell>
          <table:table-cell office:value-type="float" office:value="2.41963" calcext:value-type="float">
            <text:p>2.41963</text:p>
          </table:table-cell>
          <table:table-cell office:value-type="float" office:value="-12.0474" calcext:value-type="float">
            <text:p>-12.0474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0204751" calcext:value-type="float">
            <text:p>0.000204751</text:p>
          </table:table-cell>
          <table:table-cell office:value-type="float" office:value="5.72963" calcext:value-type="float">
            <text:p>5.72963</text:p>
          </table:table-cell>
          <table:table-cell office:value-type="float" office:value="2.0297" calcext:value-type="float">
            <text:p>2.0297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193049" calcext:value-type="float">
            <text:p>0.000193049</text:p>
          </table:table-cell>
          <table:table-cell office:value-type="float" office:value="5.8383" calcext:value-type="float">
            <text:p>5.8383</text:p>
          </table:table-cell>
          <table:table-cell office:value-type="float" office:value="1.68713" calcext:value-type="float">
            <text:p>1.68713</text:p>
          </table:table-cell>
          <table:table-cell office:value-type="float" office:value="-11.9428" calcext:value-type="float">
            <text:p>-11.942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0232012" calcext:value-type="float">
            <text:p>0.000232012</text:p>
          </table:table-cell>
          <table:table-cell office:value-type="float" office:value="5.01472" calcext:value-type="float">
            <text:p>5.01472</text:p>
          </table:table-cell>
          <table:table-cell office:value-type="float" office:value="1.35319" calcext:value-type="float">
            <text:p>1.35319</text:p>
          </table:table-cell>
          <table:table-cell office:value-type="float" office:value="-11.9447" calcext:value-type="float">
            <text:p>-11.944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0233714" calcext:value-type="float">
            <text:p>0.000233714</text:p>
          </table:table-cell>
          <table:table-cell office:value-type="float" office:value="4.67639" calcext:value-type="float">
            <text:p>4.67639</text:p>
          </table:table-cell>
          <table:table-cell office:value-type="float" office:value="1.16263" calcext:value-type="float">
            <text:p>1.16263</text:p>
          </table:table-cell>
          <table:table-cell office:value-type="float" office:value="-11.9545" calcext:value-type="float">
            <text:p>-11.954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223418" calcext:value-type="float">
            <text:p>0.000223418</text:p>
          </table:table-cell>
          <table:table-cell office:value-type="float" office:value="5.40136" calcext:value-type="float">
            <text:p>5.40136</text:p>
          </table:table-cell>
          <table:table-cell office:value-type="float" office:value="1.06329" calcext:value-type="float">
            <text:p>1.06329</text:p>
          </table:table-cell>
          <table:table-cell office:value-type="float" office:value="-11.9637" calcext:value-type="float">
            <text:p>-11.9637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200376" calcext:value-type="float">
            <text:p>0.000200376</text:p>
          </table:table-cell>
          <table:table-cell office:value-type="float" office:value="5.44231" calcext:value-type="float">
            <text:p>5.44231</text:p>
          </table:table-cell>
          <table:table-cell office:value-type="float" office:value="0.751414" calcext:value-type="float">
            <text:p>0.751414</text:p>
          </table:table-cell>
          <table:table-cell office:value-type="float" office:value="-12.0246" calcext:value-type="float">
            <text:p>-12.0246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0250984" calcext:value-type="float">
            <text:p>0.000250984</text:p>
          </table:table-cell>
          <table:table-cell office:value-type="float" office:value="4.49974" calcext:value-type="float">
            <text:p>4.49974</text:p>
          </table:table-cell>
          <table:table-cell office:value-type="float" office:value="0.536589" calcext:value-type="float">
            <text:p>0.536589</text:p>
          </table:table-cell>
          <table:table-cell office:value-type="float" office:value="-11.9886" calcext:value-type="float">
            <text:p>-11.9886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0243546" calcext:value-type="float">
            <text:p>0.000243546</text:p>
          </table:table-cell>
          <table:table-cell office:value-type="float" office:value="3.64179" calcext:value-type="float">
            <text:p>3.64179</text:p>
          </table:table-cell>
          <table:table-cell office:value-type="float" office:value="0.211828" calcext:value-type="float">
            <text:p>0.211828</text:p>
          </table:table-cell>
          <table:table-cell office:value-type="float" office:value="-12.0393" calcext:value-type="float">
            <text:p>-12.0393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0253212" calcext:value-type="float">
            <text:p>0.000253212</text:p>
          </table:table-cell>
          <table:table-cell office:value-type="float" office:value="2.96188" calcext:value-type="float">
            <text:p>2.96188</text:p>
          </table:table-cell>
          <table:table-cell office:value-type="float" office:value="-0.12044" calcext:value-type="float">
            <text:p>-0.12044</text:p>
          </table:table-cell>
          <table:table-cell office:value-type="float" office:value="-12.2947" calcext:value-type="float">
            <text:p>-12.2947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0246315" calcext:value-type="float">
            <text:p>0.000246315</text:p>
          </table:table-cell>
          <table:table-cell office:value-type="float" office:value="2.77767" calcext:value-type="float">
            <text:p>2.77767</text:p>
          </table:table-cell>
          <table:table-cell office:value-type="float" office:value="-0.386624" calcext:value-type="float">
            <text:p>-0.386624</text:p>
          </table:table-cell>
          <table:table-cell office:value-type="float" office:value="-12.1373" calcext:value-type="float">
            <text:p>-12.1373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0243387" calcext:value-type="float">
            <text:p>0.000243387</text:p>
          </table:table-cell>
          <table:table-cell office:value-type="float" office:value="2.68235" calcext:value-type="float">
            <text:p>2.68235</text:p>
          </table:table-cell>
          <table:table-cell office:value-type="float" office:value="-0.618865" calcext:value-type="float">
            <text:p>-0.618865</text:p>
          </table:table-cell>
          <table:table-cell office:value-type="float" office:value="-12.2839" calcext:value-type="float">
            <text:p>-12.283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0277721" calcext:value-type="float">
            <text:p>0.000277721</text:p>
          </table:table-cell>
          <table:table-cell office:value-type="float" office:value="2.09021" calcext:value-type="float">
            <text:p>2.09021</text:p>
          </table:table-cell>
          <table:table-cell office:value-type="float" office:value="-1.00334" calcext:value-type="float">
            <text:p>-1.00334</text:p>
          </table:table-cell>
          <table:table-cell office:value-type="float" office:value="-11.7246" calcext:value-type="float">
            <text:p>-11.7246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0246293" calcext:value-type="float">
            <text:p>0.000246293</text:p>
          </table:table-cell>
          <table:table-cell office:value-type="float" office:value="1.43015" calcext:value-type="float">
            <text:p>1.43015</text:p>
          </table:table-cell>
          <table:table-cell office:value-type="float" office:value="-1.17022" calcext:value-type="float">
            <text:p>-1.17022</text:p>
          </table:table-cell>
          <table:table-cell office:value-type="float" office:value="-11.7091" calcext:value-type="float">
            <text:p>-11.7091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0301445" calcext:value-type="float">
            <text:p>0.000301445</text:p>
          </table:table-cell>
          <table:table-cell office:value-type="float" office:value="0.632919" calcext:value-type="float">
            <text:p>0.632919</text:p>
          </table:table-cell>
          <table:table-cell office:value-type="float" office:value="-1.28033" calcext:value-type="float">
            <text:p>-1.28033</text:p>
          </table:table-cell>
          <table:table-cell office:value-type="float" office:value="-11.6334" calcext:value-type="float">
            <text:p>-11.633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0252307" calcext:value-type="float">
            <text:p>0.000252307</text:p>
          </table:table-cell>
          <table:table-cell office:value-type="float" office:value="0.0455847" calcext:value-type="float">
            <text:p>0.0455847</text:p>
          </table:table-cell>
          <table:table-cell office:value-type="float" office:value="-1.6188" calcext:value-type="float">
            <text:p>-1.6188</text:p>
          </table:table-cell>
          <table:table-cell office:value-type="float" office:value="-11.5985" calcext:value-type="float">
            <text:p>-11.5985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0241581" calcext:value-type="float">
            <text:p>0.000241581</text:p>
          </table:table-cell>
          <table:table-cell office:value-type="float" office:value="-0.229371" calcext:value-type="float">
            <text:p>-0.229371</text:p>
          </table:table-cell>
          <table:table-cell office:value-type="float" office:value="-1.69822" calcext:value-type="float">
            <text:p>-1.69822</text:p>
          </table:table-cell>
          <table:table-cell office:value-type="float" office:value="-11.4808" calcext:value-type="float">
            <text:p>-11.480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0275461" calcext:value-type="float">
            <text:p>0.000275461</text:p>
          </table:table-cell>
          <table:table-cell office:value-type="float" office:value="-1.39696" calcext:value-type="float">
            <text:p>-1.39696</text:p>
          </table:table-cell>
          <table:table-cell office:value-type="float" office:value="-1.90912" calcext:value-type="float">
            <text:p>-1.90912</text:p>
          </table:table-cell>
          <table:table-cell office:value-type="float" office:value="-11.0862" calcext:value-type="float">
            <text:p>-11.0862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0257643" calcext:value-type="float">
            <text:p>0.000257643</text:p>
          </table:table-cell>
          <table:table-cell office:value-type="float" office:value="-2.15822" calcext:value-type="float">
            <text:p>-2.15822</text:p>
          </table:table-cell>
          <table:table-cell office:value-type="float" office:value="-2.11916" calcext:value-type="float">
            <text:p>-2.11916</text:p>
          </table:table-cell>
          <table:table-cell office:value-type="float" office:value="-11.0182" calcext:value-type="float">
            <text:p>-11.0182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0225417" calcext:value-type="float">
            <text:p>0.000225417</text:p>
          </table:table-cell>
          <table:table-cell office:value-type="float" office:value="-2.58345" calcext:value-type="float">
            <text:p>-2.58345</text:p>
          </table:table-cell>
          <table:table-cell office:value-type="float" office:value="-2.2383" calcext:value-type="float">
            <text:p>-2.2383</text:p>
          </table:table-cell>
          <table:table-cell office:value-type="float" office:value="-10.8033" calcext:value-type="float">
            <text:p>-10.8033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0274446" calcext:value-type="float">
            <text:p>0.000274446</text:p>
          </table:table-cell>
          <table:table-cell office:value-type="float" office:value="-3.82202" calcext:value-type="float">
            <text:p>-3.82202</text:p>
          </table:table-cell>
          <table:table-cell office:value-type="float" office:value="-2.55997" calcext:value-type="float">
            <text:p>-2.55997</text:p>
          </table:table-cell>
          <table:table-cell office:value-type="float" office:value="-10.5469" calcext:value-type="float">
            <text:p>-10.546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0254744" calcext:value-type="float">
            <text:p>0.000254744</text:p>
          </table:table-cell>
          <table:table-cell office:value-type="float" office:value="-4.48752" calcext:value-type="float">
            <text:p>-4.48752</text:p>
          </table:table-cell>
          <table:table-cell office:value-type="float" office:value="-2.65215" calcext:value-type="float">
            <text:p>-2.65215</text:p>
          </table:table-cell>
          <table:table-cell office:value-type="float" office:value="-10.344" calcext:value-type="float">
            <text:p>-10.344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0228432" calcext:value-type="float">
            <text:p>0.000228432</text:p>
          </table:table-cell>
          <table:table-cell office:value-type="float" office:value="-4.68098" calcext:value-type="float">
            <text:p>-4.68098</text:p>
          </table:table-cell>
          <table:table-cell office:value-type="float" office:value="-2.59721" calcext:value-type="float">
            <text:p>-2.59721</text:p>
          </table:table-cell>
          <table:table-cell office:value-type="float" office:value="-9.95631" calcext:value-type="float">
            <text:p>-9.95631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0238813" calcext:value-type="float">
            <text:p>0.000238813</text:p>
          </table:table-cell>
          <table:table-cell office:value-type="float" office:value="-5.32511" calcext:value-type="float">
            <text:p>-5.32511</text:p>
          </table:table-cell>
          <table:table-cell office:value-type="float" office:value="-2.61509" calcext:value-type="float">
            <text:p>-2.61509</text:p>
          </table:table-cell>
          <table:table-cell office:value-type="float" office:value="-9.55829" calcext:value-type="float">
            <text:p>-9.55829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0239938" calcext:value-type="float">
            <text:p>0.000239938</text:p>
          </table:table-cell>
          <table:table-cell office:value-type="float" office:value="-5.46524" calcext:value-type="float">
            <text:p>-5.46524</text:p>
          </table:table-cell>
          <table:table-cell office:value-type="float" office:value="-2.57657" calcext:value-type="float">
            <text:p>-2.57657</text:p>
          </table:table-cell>
          <table:table-cell office:value-type="float" office:value="-9.12268" calcext:value-type="float">
            <text:p>-9.12268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0233003" calcext:value-type="float">
            <text:p>0.000233003</text:p>
          </table:table-cell>
          <table:table-cell office:value-type="float" office:value="-5.7415" calcext:value-type="float">
            <text:p>-5.7415</text:p>
          </table:table-cell>
          <table:table-cell office:value-type="float" office:value="-2.46658" calcext:value-type="float">
            <text:p>-2.46658</text:p>
          </table:table-cell>
          <table:table-cell office:value-type="float" office:value="-8.87453" calcext:value-type="float">
            <text:p>-8.87453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0221727" calcext:value-type="float">
            <text:p>0.000221727</text:p>
          </table:table-cell>
          <table:table-cell office:value-type="float" office:value="-6.33163" calcext:value-type="float">
            <text:p>-6.33163</text:p>
          </table:table-cell>
          <table:table-cell office:value-type="float" office:value="-2.35657" calcext:value-type="float">
            <text:p>-2.35657</text:p>
          </table:table-cell>
          <table:table-cell office:value-type="float" office:value="-8.62197" calcext:value-type="float">
            <text:p>-8.62197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022206" calcext:value-type="float">
            <text:p>0.00022206</text:p>
          </table:table-cell>
          <table:table-cell office:value-type="float" office:value="-6.36346" calcext:value-type="float">
            <text:p>-6.36346</text:p>
          </table:table-cell>
          <table:table-cell office:value-type="float" office:value="-2.37974" calcext:value-type="float">
            <text:p>-2.37974</text:p>
          </table:table-cell>
          <table:table-cell office:value-type="float" office:value="-8.28154" calcext:value-type="float">
            <text:p>-8.28154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0224329" calcext:value-type="float">
            <text:p>0.000224329</text:p>
          </table:table-cell>
          <table:table-cell office:value-type="float" office:value="-6.58419" calcext:value-type="float">
            <text:p>-6.58419</text:p>
          </table:table-cell>
          <table:table-cell office:value-type="float" office:value="-2.17569" calcext:value-type="float">
            <text:p>-2.17569</text:p>
          </table:table-cell>
          <table:table-cell office:value-type="float" office:value="-8.11193" calcext:value-type="float">
            <text:p>-8.11193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025294" calcext:value-type="float">
            <text:p>0.00025294</text:p>
          </table:table-cell>
          <table:table-cell office:value-type="float" office:value="-6.79743" calcext:value-type="float">
            <text:p>-6.79743</text:p>
          </table:table-cell>
          <table:table-cell office:value-type="float" office:value="-1.99569" calcext:value-type="float">
            <text:p>-1.99569</text:p>
          </table:table-cell>
          <table:table-cell office:value-type="float" office:value="-7.87045" calcext:value-type="float">
            <text:p>-7.8704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0239995" calcext:value-type="float">
            <text:p>0.000239995</text:p>
          </table:table-cell>
          <table:table-cell office:value-type="float" office:value="-7.13332" calcext:value-type="float">
            <text:p>-7.13332</text:p>
          </table:table-cell>
          <table:table-cell office:value-type="float" office:value="-1.8555" calcext:value-type="float">
            <text:p>-1.8555</text:p>
          </table:table-cell>
          <table:table-cell office:value-type="float" office:value="-7.72879" calcext:value-type="float">
            <text:p>-7.72879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0201733" calcext:value-type="float">
            <text:p>0.000201733</text:p>
          </table:table-cell>
          <table:table-cell office:value-type="float" office:value="-7.26386" calcext:value-type="float">
            <text:p>-7.26386</text:p>
          </table:table-cell>
          <table:table-cell office:value-type="float" office:value="-1.68988" calcext:value-type="float">
            <text:p>-1.68988</text:p>
          </table:table-cell>
          <table:table-cell office:value-type="float" office:value="-7.78814" calcext:value-type="float">
            <text:p>-7.78814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0223963" calcext:value-type="float">
            <text:p>0.000223963</text:p>
          </table:table-cell>
          <table:table-cell office:value-type="float" office:value="-7.15514" calcext:value-type="float">
            <text:p>-7.15514</text:p>
          </table:table-cell>
          <table:table-cell office:value-type="float" office:value="-1.5246" calcext:value-type="float">
            <text:p>-1.5246</text:p>
          </table:table-cell>
          <table:table-cell office:value-type="float" office:value="-7.70069" calcext:value-type="float">
            <text:p>-7.70069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022528" calcext:value-type="float">
            <text:p>0.00022528</text:p>
          </table:table-cell>
          <table:table-cell office:value-type="float" office:value="-7.0278" calcext:value-type="float">
            <text:p>-7.0278</text:p>
          </table:table-cell>
          <table:table-cell office:value-type="float" office:value="-1.31585" calcext:value-type="float">
            <text:p>-1.31585</text:p>
          </table:table-cell>
          <table:table-cell office:value-type="float" office:value="-7.56964" calcext:value-type="float">
            <text:p>-7.56964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0216305" calcext:value-type="float">
            <text:p>0.000216305</text:p>
          </table:table-cell>
          <table:table-cell office:value-type="float" office:value="-6.65431" calcext:value-type="float">
            <text:p>-6.65431</text:p>
          </table:table-cell>
          <table:table-cell office:value-type="float" office:value="-1.00038" calcext:value-type="float">
            <text:p>-1.00038</text:p>
          </table:table-cell>
          <table:table-cell office:value-type="float" office:value="-7.56498" calcext:value-type="float">
            <text:p>-7.5649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0226483" calcext:value-type="float">
            <text:p>0.000226483</text:p>
          </table:table-cell>
          <table:table-cell office:value-type="float" office:value="-6.00684" calcext:value-type="float">
            <text:p>-6.00684</text:p>
          </table:table-cell>
          <table:table-cell office:value-type="float" office:value="-0.749053" calcext:value-type="float">
            <text:p>-0.749053</text:p>
          </table:table-cell>
          <table:table-cell office:value-type="float" office:value="-7.45854" calcext:value-type="float">
            <text:p>-7.45854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0216523" calcext:value-type="float">
            <text:p>0.000216523</text:p>
          </table:table-cell>
          <table:table-cell office:value-type="float" office:value="-5.55508" calcext:value-type="float">
            <text:p>-5.55508</text:p>
          </table:table-cell>
          <table:table-cell office:value-type="float" office:value="-0.545307" calcext:value-type="float">
            <text:p>-0.545307</text:p>
          </table:table-cell>
          <table:table-cell office:value-type="float" office:value="-7.47357" calcext:value-type="float">
            <text:p>-7.47357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023194" calcext:value-type="float">
            <text:p>0.00023194</text:p>
          </table:table-cell>
          <table:table-cell office:value-type="float" office:value="-5.43665" calcext:value-type="float">
            <text:p>-5.43665</text:p>
          </table:table-cell>
          <table:table-cell office:value-type="float" office:value="-0.148998" calcext:value-type="float">
            <text:p>-0.148998</text:p>
          </table:table-cell>
          <table:table-cell office:value-type="float" office:value="-7.52769" calcext:value-type="float">
            <text:p>-7.52769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0228891" calcext:value-type="float">
            <text:p>0.000228891</text:p>
          </table:table-cell>
          <table:table-cell office:value-type="float" office:value="-5.28522" calcext:value-type="float">
            <text:p>-5.28522</text:p>
          </table:table-cell>
          <table:table-cell office:value-type="float" office:value="0.131155" calcext:value-type="float">
            <text:p>0.131155</text:p>
          </table:table-cell>
          <table:table-cell office:value-type="float" office:value="-7.75043" calcext:value-type="float">
            <text:p>-7.75043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0236585" calcext:value-type="float">
            <text:p>0.000236585</text:p>
          </table:table-cell>
          <table:table-cell office:value-type="float" office:value="-4.46768" calcext:value-type="float">
            <text:p>-4.46768</text:p>
          </table:table-cell>
          <table:table-cell office:value-type="float" office:value="0.477963" calcext:value-type="float">
            <text:p>0.477963</text:p>
          </table:table-cell>
          <table:table-cell office:value-type="float" office:value="-7.6308" calcext:value-type="float">
            <text:p>-7.6308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023384" calcext:value-type="float">
            <text:p>0.00023384</text:p>
          </table:table-cell>
          <table:table-cell office:value-type="float" office:value="-4.10356" calcext:value-type="float">
            <text:p>-4.10356</text:p>
          </table:table-cell>
          <table:table-cell office:value-type="float" office:value="0.665905" calcext:value-type="float">
            <text:p>0.665905</text:p>
          </table:table-cell>
          <table:table-cell office:value-type="float" office:value="-7.75335" calcext:value-type="float">
            <text:p>-7.75335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0224595" calcext:value-type="float">
            <text:p>0.000224595</text:p>
          </table:table-cell>
          <table:table-cell office:value-type="float" office:value="-3.86281" calcext:value-type="float">
            <text:p>-3.86281</text:p>
          </table:table-cell>
          <table:table-cell office:value-type="float" office:value="0.853097" calcext:value-type="float">
            <text:p>0.853097</text:p>
          </table:table-cell>
          <table:table-cell office:value-type="float" office:value="-7.80143" calcext:value-type="float">
            <text:p>-7.80143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0240411" calcext:value-type="float">
            <text:p>0.000240411</text:p>
          </table:table-cell>
          <table:table-cell office:value-type="float" office:value="-3.39334" calcext:value-type="float">
            <text:p>-3.39334</text:p>
          </table:table-cell>
          <table:table-cell office:value-type="float" office:value="1.17526" calcext:value-type="float">
            <text:p>1.17526</text:p>
          </table:table-cell>
          <table:table-cell office:value-type="float" office:value="-7.57438" calcext:value-type="float">
            <text:p>-7.57438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0212904" calcext:value-type="float">
            <text:p>0.000212904</text:p>
          </table:table-cell>
          <table:table-cell office:value-type="float" office:value="-2.52614" calcext:value-type="float">
            <text:p>-2.52614</text:p>
          </table:table-cell>
          <table:table-cell office:value-type="float" office:value="1.31833" calcext:value-type="float">
            <text:p>1.31833</text:p>
          </table:table-cell>
          <table:table-cell office:value-type="float" office:value="-7.37927" calcext:value-type="float">
            <text:p>-7.37927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0246276" calcext:value-type="float">
            <text:p>0.000246276</text:p>
          </table:table-cell>
          <table:table-cell office:value-type="float" office:value="-2.50323" calcext:value-type="float">
            <text:p>-2.50323</text:p>
          </table:table-cell>
          <table:table-cell office:value-type="float" office:value="1.49466" calcext:value-type="float">
            <text:p>1.49466</text:p>
          </table:table-cell>
          <table:table-cell office:value-type="float" office:value="-7.32759" calcext:value-type="float">
            <text:p>-7.32759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0220068" calcext:value-type="float">
            <text:p>0.000220068</text:p>
          </table:table-cell>
          <table:table-cell office:value-type="float" office:value="-2.79635" calcext:value-type="float">
            <text:p>-2.79635</text:p>
          </table:table-cell>
          <table:table-cell office:value-type="float" office:value="1.70557" calcext:value-type="float">
            <text:p>1.70557</text:p>
          </table:table-cell>
          <table:table-cell office:value-type="float" office:value="-7.18337" calcext:value-type="float">
            <text:p>-7.18337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0230016" calcext:value-type="float">
            <text:p>0.000230016</text:p>
          </table:table-cell>
          <table:table-cell office:value-type="float" office:value="-2.19077" calcext:value-type="float">
            <text:p>-2.19077</text:p>
          </table:table-cell>
          <table:table-cell office:value-type="float" office:value="1.8882" calcext:value-type="float">
            <text:p>1.8882</text:p>
          </table:table-cell>
          <table:table-cell office:value-type="float" office:value="-7.19952" calcext:value-type="float">
            <text:p>-7.1995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0237083" calcext:value-type="float">
            <text:p>0.000237083</text:p>
          </table:table-cell>
          <table:table-cell office:value-type="float" office:value="-1.26668" calcext:value-type="float">
            <text:p>-1.26668</text:p>
          </table:table-cell>
          <table:table-cell office:value-type="float" office:value="2.21642" calcext:value-type="float">
            <text:p>2.21642</text:p>
          </table:table-cell>
          <table:table-cell office:value-type="float" office:value="-7.15205" calcext:value-type="float">
            <text:p>-7.15205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0242266" calcext:value-type="float">
            <text:p>0.000242266</text:p>
          </table:table-cell>
          <table:table-cell office:value-type="float" office:value="-1.3216" calcext:value-type="float">
            <text:p>-1.3216</text:p>
          </table:table-cell>
          <table:table-cell office:value-type="float" office:value="2.46337" calcext:value-type="float">
            <text:p>2.46337</text:p>
          </table:table-cell>
          <table:table-cell office:value-type="float" office:value="-7.08671" calcext:value-type="float">
            <text:p>-7.08671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0237306" calcext:value-type="float">
            <text:p>0.000237306</text:p>
          </table:table-cell>
          <table:table-cell office:value-type="float" office:value="-1.76379" calcext:value-type="float">
            <text:p>-1.76379</text:p>
          </table:table-cell>
          <table:table-cell office:value-type="float" office:value="2.68461" calcext:value-type="float">
            <text:p>2.68461</text:p>
          </table:table-cell>
          <table:table-cell office:value-type="float" office:value="-7.09365" calcext:value-type="float">
            <text:p>-7.09365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0221117" calcext:value-type="float">
            <text:p>0.000221117</text:p>
          </table:table-cell>
          <table:table-cell office:value-type="float" office:value="-1.31591" calcext:value-type="float">
            <text:p>-1.31591</text:p>
          </table:table-cell>
          <table:table-cell office:value-type="float" office:value="3.02971" calcext:value-type="float">
            <text:p>3.02971</text:p>
          </table:table-cell>
          <table:table-cell office:value-type="float" office:value="-7.06653" calcext:value-type="float">
            <text:p>-7.06653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023092" calcext:value-type="float">
            <text:p>0.00023092</text:p>
          </table:table-cell>
          <table:table-cell office:value-type="float" office:value="-0.76588" calcext:value-type="float">
            <text:p>-0.76588</text:p>
          </table:table-cell>
          <table:table-cell office:value-type="float" office:value="3.26762" calcext:value-type="float">
            <text:p>3.26762</text:p>
          </table:table-cell>
          <table:table-cell office:value-type="float" office:value="-7.13942" calcext:value-type="float">
            <text:p>-7.1394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0232634" calcext:value-type="float">
            <text:p>0.000232634</text:p>
          </table:table-cell>
          <table:table-cell office:value-type="float" office:value="-0.495871" calcext:value-type="float">
            <text:p>-0.495871</text:p>
          </table:table-cell>
          <table:table-cell office:value-type="float" office:value="3.34229" calcext:value-type="float">
            <text:p>3.34229</text:p>
          </table:table-cell>
          <table:table-cell office:value-type="float" office:value="-7.19995" calcext:value-type="float">
            <text:p>-7.19995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026532" calcext:value-type="float">
            <text:p>0.00026532</text:p>
          </table:table-cell>
          <table:table-cell office:value-type="float" office:value="-0.74223" calcext:value-type="float">
            <text:p>-0.74223</text:p>
          </table:table-cell>
          <table:table-cell office:value-type="float" office:value="3.507" calcext:value-type="float">
            <text:p>3.507</text:p>
          </table:table-cell>
          <table:table-cell office:value-type="float" office:value="-7.33837" calcext:value-type="float">
            <text:p>-7.33837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022633" calcext:value-type="float">
            <text:p>0.00022633</text:p>
          </table:table-cell>
          <table:table-cell office:value-type="float" office:value="-0.599002" calcext:value-type="float">
            <text:p>-0.599002</text:p>
          </table:table-cell>
          <table:table-cell office:value-type="float" office:value="3.57269" calcext:value-type="float">
            <text:p>3.57269</text:p>
          </table:table-cell>
          <table:table-cell office:value-type="float" office:value="-7.42584" calcext:value-type="float">
            <text:p>-7.42584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0227446" calcext:value-type="float">
            <text:p>0.000227446</text:p>
          </table:table-cell>
          <table:table-cell office:value-type="float" office:value="1.00538" calcext:value-type="float">
            <text:p>1.00538</text:p>
          </table:table-cell>
          <table:table-cell office:value-type="float" office:value="3.58332" calcext:value-type="float">
            <text:p>3.58332</text:p>
          </table:table-cell>
          <table:table-cell office:value-type="float" office:value="-7.6409" calcext:value-type="float">
            <text:p>-7.6409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0247627" calcext:value-type="float">
            <text:p>0.000247627</text:p>
          </table:table-cell>
          <table:table-cell office:value-type="float" office:value="2.30209" calcext:value-type="float">
            <text:p>2.30209</text:p>
          </table:table-cell>
          <table:table-cell office:value-type="float" office:value="3.64342" calcext:value-type="float">
            <text:p>3.64342</text:p>
          </table:table-cell>
          <table:table-cell office:value-type="float" office:value="-7.79408" calcext:value-type="float">
            <text:p>-7.79408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2.80082" calcext:value-type="float">
            <text:p>2.80082</text:p>
          </table:table-cell>
          <table:table-cell office:value-type="float" office:value="3.67691" calcext:value-type="float">
            <text:p>3.67691</text:p>
          </table:table-cell>
          <table:table-cell office:value-type="float" office:value="-8.17919" calcext:value-type="float">
            <text:p>-8.1791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0223619" calcext:value-type="float">
            <text:p>0.000223619</text:p>
          </table:table-cell>
          <table:table-cell office:value-type="float" office:value="2.86567" calcext:value-type="float">
            <text:p>2.86567</text:p>
          </table:table-cell>
          <table:table-cell office:value-type="float" office:value="3.73826" calcext:value-type="float">
            <text:p>3.73826</text:p>
          </table:table-cell>
          <table:table-cell office:value-type="float" office:value="-8.27533" calcext:value-type="float">
            <text:p>-8.2753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0220822" calcext:value-type="float">
            <text:p>0.000220822</text:p>
          </table:table-cell>
          <table:table-cell office:value-type="float" office:value="3.03122" calcext:value-type="float">
            <text:p>3.03122</text:p>
          </table:table-cell>
          <table:table-cell office:value-type="float" office:value="3.72827" calcext:value-type="float">
            <text:p>3.72827</text:p>
          </table:table-cell>
          <table:table-cell office:value-type="float" office:value="-8.54208" calcext:value-type="float">
            <text:p>-8.54208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0211181" calcext:value-type="float">
            <text:p>0.000211181</text:p>
          </table:table-cell>
          <table:table-cell office:value-type="float" office:value="3.46504" calcext:value-type="float">
            <text:p>3.46504</text:p>
          </table:table-cell>
          <table:table-cell office:value-type="float" office:value="3.79272" calcext:value-type="float">
            <text:p>3.79272</text:p>
          </table:table-cell>
          <table:table-cell office:value-type="float" office:value="-8.88778" calcext:value-type="float">
            <text:p>-8.88778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0239334" calcext:value-type="float">
            <text:p>0.000239334</text:p>
          </table:table-cell>
          <table:table-cell office:value-type="float" office:value="4.64177" calcext:value-type="float">
            <text:p>4.64177</text:p>
          </table:table-cell>
          <table:table-cell office:value-type="float" office:value="3.9076" calcext:value-type="float">
            <text:p>3.9076</text:p>
          </table:table-cell>
          <table:table-cell office:value-type="float" office:value="-9.48918" calcext:value-type="float">
            <text:p>-9.48918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0238341" calcext:value-type="float">
            <text:p>0.000238341</text:p>
          </table:table-cell>
          <table:table-cell office:value-type="float" office:value="4.40199" calcext:value-type="float">
            <text:p>4.40199</text:p>
          </table:table-cell>
          <table:table-cell office:value-type="float" office:value="3.92375" calcext:value-type="float">
            <text:p>3.92375</text:p>
          </table:table-cell>
          <table:table-cell office:value-type="float" office:value="-9.99266" calcext:value-type="float">
            <text:p>-9.9926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0262491" calcext:value-type="float">
            <text:p>0.000262491</text:p>
          </table:table-cell>
          <table:table-cell office:value-type="float" office:value="3.90249" calcext:value-type="float">
            <text:p>3.90249</text:p>
          </table:table-cell>
          <table:table-cell office:value-type="float" office:value="3.97909" calcext:value-type="float">
            <text:p>3.97909</text:p>
          </table:table-cell>
          <table:table-cell office:value-type="float" office:value="-10.449" calcext:value-type="float">
            <text:p>-10.449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0224425" calcext:value-type="float">
            <text:p>0.000224425</text:p>
          </table:table-cell>
          <table:table-cell office:value-type="float" office:value="4.71287" calcext:value-type="float">
            <text:p>4.71287</text:p>
          </table:table-cell>
          <table:table-cell office:value-type="float" office:value="4.07507" calcext:value-type="float">
            <text:p>4.07507</text:p>
          </table:table-cell>
          <table:table-cell office:value-type="float" office:value="-10.9702" calcext:value-type="float">
            <text:p>-10.9702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0243857" calcext:value-type="float">
            <text:p>0.000243857</text:p>
          </table:table-cell>
          <table:table-cell office:value-type="float" office:value="5.69359" calcext:value-type="float">
            <text:p>5.69359</text:p>
          </table:table-cell>
          <table:table-cell office:value-type="float" office:value="4.1896" calcext:value-type="float">
            <text:p>4.1896</text:p>
          </table:table-cell>
          <table:table-cell office:value-type="float" office:value="-11.3035" calcext:value-type="float">
            <text:p>-11.3035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0235089" calcext:value-type="float">
            <text:p>0.000235089</text:p>
          </table:table-cell>
          <table:table-cell office:value-type="float" office:value="6.06188" calcext:value-type="float">
            <text:p>6.06188</text:p>
          </table:table-cell>
          <table:table-cell office:value-type="float" office:value="4.00435" calcext:value-type="float">
            <text:p>4.00435</text:p>
          </table:table-cell>
          <table:table-cell office:value-type="float" office:value="-11.7601" calcext:value-type="float">
            <text:p>-11.7601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0246835" calcext:value-type="float">
            <text:p>0.000246835</text:p>
          </table:table-cell>
          <table:table-cell office:value-type="float" office:value="6.20995" calcext:value-type="float">
            <text:p>6.20995</text:p>
          </table:table-cell>
          <table:table-cell office:value-type="float" office:value="3.97093" calcext:value-type="float">
            <text:p>3.97093</text:p>
          </table:table-cell>
          <table:table-cell office:value-type="float" office:value="-12.2009" calcext:value-type="float">
            <text:p>-12.2009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0213039" calcext:value-type="float">
            <text:p>0.000213039</text:p>
          </table:table-cell>
          <table:table-cell office:value-type="float" office:value="6.98287" calcext:value-type="float">
            <text:p>6.98287</text:p>
          </table:table-cell>
          <table:table-cell office:value-type="float" office:value="3.80996" calcext:value-type="float">
            <text:p>3.80996</text:p>
          </table:table-cell>
          <table:table-cell office:value-type="float" office:value="-12.4608" calcext:value-type="float">
            <text:p>-12.4608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0215282" calcext:value-type="float">
            <text:p>0.000215282</text:p>
          </table:table-cell>
          <table:table-cell office:value-type="float" office:value="7.3438" calcext:value-type="float">
            <text:p>7.3438</text:p>
          </table:table-cell>
          <table:table-cell office:value-type="float" office:value="3.817" calcext:value-type="float">
            <text:p>3.817</text:p>
          </table:table-cell>
          <table:table-cell office:value-type="float" office:value="-12.8618" calcext:value-type="float">
            <text:p>-12.861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0229961" calcext:value-type="float">
            <text:p>0.000229961</text:p>
          </table:table-cell>
          <table:table-cell office:value-type="float" office:value="6.98915" calcext:value-type="float">
            <text:p>6.98915</text:p>
          </table:table-cell>
          <table:table-cell office:value-type="float" office:value="3.52294" calcext:value-type="float">
            <text:p>3.52294</text:p>
          </table:table-cell>
          <table:table-cell office:value-type="float" office:value="-13.3088" calcext:value-type="float">
            <text:p>-13.308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0224848" calcext:value-type="float">
            <text:p>0.000224848</text:p>
          </table:table-cell>
          <table:table-cell office:value-type="float" office:value="7.50607" calcext:value-type="float">
            <text:p>7.50607</text:p>
          </table:table-cell>
          <table:table-cell office:value-type="float" office:value="3.40966" calcext:value-type="float">
            <text:p>3.40966</text:p>
          </table:table-cell>
          <table:table-cell office:value-type="float" office:value="-13.9093" calcext:value-type="float">
            <text:p>-13.9093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0238375" calcext:value-type="float">
            <text:p>0.000238375</text:p>
          </table:table-cell>
          <table:table-cell office:value-type="float" office:value="8.06403" calcext:value-type="float">
            <text:p>8.06403</text:p>
          </table:table-cell>
          <table:table-cell office:value-type="float" office:value="3.34094" calcext:value-type="float">
            <text:p>3.34094</text:p>
          </table:table-cell>
          <table:table-cell office:value-type="float" office:value="-14.4381" calcext:value-type="float">
            <text:p>-14.4381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0220035" calcext:value-type="float">
            <text:p>0.000220035</text:p>
          </table:table-cell>
          <table:table-cell office:value-type="float" office:value="7.89269" calcext:value-type="float">
            <text:p>7.89269</text:p>
          </table:table-cell>
          <table:table-cell office:value-type="float" office:value="3.11821" calcext:value-type="float">
            <text:p>3.11821</text:p>
          </table:table-cell>
          <table:table-cell office:value-type="float" office:value="-14.8074" calcext:value-type="float">
            <text:p>-14.8074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0231696" calcext:value-type="float">
            <text:p>0.000231696</text:p>
          </table:table-cell>
          <table:table-cell office:value-type="float" office:value="8.76479" calcext:value-type="float">
            <text:p>8.76479</text:p>
          </table:table-cell>
          <table:table-cell office:value-type="float" office:value="2.91422" calcext:value-type="float">
            <text:p>2.91422</text:p>
          </table:table-cell>
          <table:table-cell office:value-type="float" office:value="-15.4264" calcext:value-type="float">
            <text:p>-15.4264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0238753" calcext:value-type="float">
            <text:p>0.000238753</text:p>
          </table:table-cell>
          <table:table-cell office:value-type="float" office:value="10.4054" calcext:value-type="float">
            <text:p>10.4054</text:p>
          </table:table-cell>
          <table:table-cell office:value-type="float" office:value="3.08866" calcext:value-type="float">
            <text:p>3.08866</text:p>
          </table:table-cell>
          <table:table-cell office:value-type="float" office:value="-16.0261" calcext:value-type="float">
            <text:p>-16.0261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0220963" calcext:value-type="float">
            <text:p>0.000220963</text:p>
          </table:table-cell>
          <table:table-cell office:value-type="float" office:value="10.4442" calcext:value-type="float">
            <text:p>10.4442</text:p>
          </table:table-cell>
          <table:table-cell office:value-type="float" office:value="3.02417" calcext:value-type="float">
            <text:p>3.02417</text:p>
          </table:table-cell>
          <table:table-cell office:value-type="float" office:value="-16.4089" calcext:value-type="float">
            <text:p>-16.4089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0209914" calcext:value-type="float">
            <text:p>0.000209914</text:p>
          </table:table-cell>
          <table:table-cell office:value-type="float" office:value="10.5245" calcext:value-type="float">
            <text:p>10.5245</text:p>
          </table:table-cell>
          <table:table-cell office:value-type="float" office:value="2.98563" calcext:value-type="float">
            <text:p>2.98563</text:p>
          </table:table-cell>
          <table:table-cell office:value-type="float" office:value="-16.9961" calcext:value-type="float">
            <text:p>-16.9961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0224254" calcext:value-type="float">
            <text:p>0.000224254</text:p>
          </table:table-cell>
          <table:table-cell office:value-type="float" office:value="10.5234" calcext:value-type="float">
            <text:p>10.5234</text:p>
          </table:table-cell>
          <table:table-cell office:value-type="float" office:value="2.8772" calcext:value-type="float">
            <text:p>2.8772</text:p>
          </table:table-cell>
          <table:table-cell office:value-type="float" office:value="-17.3617" calcext:value-type="float">
            <text:p>-17.3617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0222011" calcext:value-type="float">
            <text:p>0.000222011</text:p>
          </table:table-cell>
          <table:table-cell office:value-type="float" office:value="10.001" calcext:value-type="float">
            <text:p>10.001</text:p>
          </table:table-cell>
          <table:table-cell office:value-type="float" office:value="2.66706" calcext:value-type="float">
            <text:p>2.66706</text:p>
          </table:table-cell>
          <table:table-cell office:value-type="float" office:value="-17.9411" calcext:value-type="float">
            <text:p>-17.9411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0217155" calcext:value-type="float">
            <text:p>0.000217155</text:p>
          </table:table-cell>
          <table:table-cell office:value-type="float" office:value="11.2455" calcext:value-type="float">
            <text:p>11.2455</text:p>
          </table:table-cell>
          <table:table-cell office:value-type="float" office:value="3.02074" calcext:value-type="float">
            <text:p>3.02074</text:p>
          </table:table-cell>
          <table:table-cell office:value-type="float" office:value="-18.0034" calcext:value-type="float">
            <text:p>-18.0034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020501" calcext:value-type="float">
            <text:p>0.00020501</text:p>
          </table:table-cell>
          <table:table-cell office:value-type="float" office:value="13.3281" calcext:value-type="float">
            <text:p>13.3281</text:p>
          </table:table-cell>
          <table:table-cell office:value-type="float" office:value="3.48399" calcext:value-type="float">
            <text:p>3.48399</text:p>
          </table:table-cell>
          <table:table-cell office:value-type="float" office:value="-18.2568" calcext:value-type="float">
            <text:p>-18.2568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0195822" calcext:value-type="float">
            <text:p>0.000195822</text:p>
          </table:table-cell>
          <table:table-cell office:value-type="float" office:value="13.9737" calcext:value-type="float">
            <text:p>13.9737</text:p>
          </table:table-cell>
          <table:table-cell office:value-type="float" office:value="3.41586" calcext:value-type="float">
            <text:p>3.41586</text:p>
          </table:table-cell>
          <table:table-cell office:value-type="float" office:value="-18.5627" calcext:value-type="float">
            <text:p>-18.562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0200621" calcext:value-type="float">
            <text:p>0.000200621</text:p>
          </table:table-cell>
          <table:table-cell office:value-type="float" office:value="14.5088" calcext:value-type="float">
            <text:p>14.5088</text:p>
          </table:table-cell>
          <table:table-cell office:value-type="float" office:value="3.61677" calcext:value-type="float">
            <text:p>3.61677</text:p>
          </table:table-cell>
          <table:table-cell office:value-type="float" office:value="-19.1911" calcext:value-type="float">
            <text:p>-19.1911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0213012" calcext:value-type="float">
            <text:p>0.000213012</text:p>
          </table:table-cell>
          <table:table-cell office:value-type="float" office:value="15.9794" calcext:value-type="float">
            <text:p>15.9794</text:p>
          </table:table-cell>
          <table:table-cell office:value-type="float" office:value="3.94416" calcext:value-type="float">
            <text:p>3.94416</text:p>
          </table:table-cell>
          <table:table-cell office:value-type="float" office:value="-19.5418" calcext:value-type="float">
            <text:p>-19.5418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0206815" calcext:value-type="float">
            <text:p>0.000206815</text:p>
          </table:table-cell>
          <table:table-cell office:value-type="float" office:value="16.8461" calcext:value-type="float">
            <text:p>16.8461</text:p>
          </table:table-cell>
          <table:table-cell office:value-type="float" office:value="4.14871" calcext:value-type="float">
            <text:p>4.14871</text:p>
          </table:table-cell>
          <table:table-cell office:value-type="float" office:value="-19.6803" calcext:value-type="float">
            <text:p>-19.6803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195906" calcext:value-type="float">
            <text:p>0.000195906</text:p>
          </table:table-cell>
          <table:table-cell office:value-type="float" office:value="17.3015" calcext:value-type="float">
            <text:p>17.3015</text:p>
          </table:table-cell>
          <table:table-cell office:value-type="float" office:value="4.23173" calcext:value-type="float">
            <text:p>4.23173</text:p>
          </table:table-cell>
          <table:table-cell office:value-type="float" office:value="-19.8525" calcext:value-type="float">
            <text:p>-19.8525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174623" calcext:value-type="float">
            <text:p>0.000174623</text:p>
          </table:table-cell>
          <table:table-cell office:value-type="float" office:value="18.2272" calcext:value-type="float">
            <text:p>18.2272</text:p>
          </table:table-cell>
          <table:table-cell office:value-type="float" office:value="4.53522" calcext:value-type="float">
            <text:p>4.53522</text:p>
          </table:table-cell>
          <table:table-cell office:value-type="float" office:value="-20.2569" calcext:value-type="float">
            <text:p>-20.256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204018" calcext:value-type="float">
            <text:p>0.000204018</text:p>
          </table:table-cell>
          <table:table-cell office:value-type="float" office:value="18.622" calcext:value-type="float">
            <text:p>18.622</text:p>
          </table:table-cell>
          <table:table-cell office:value-type="float" office:value="4.53431" calcext:value-type="float">
            <text:p>4.53431</text:p>
          </table:table-cell>
          <table:table-cell office:value-type="float" office:value="-20.5348" calcext:value-type="float">
            <text:p>-20.534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219485" calcext:value-type="float">
            <text:p>0.000219485</text:p>
          </table:table-cell>
          <table:table-cell office:value-type="float" office:value="18.8483" calcext:value-type="float">
            <text:p>18.8483</text:p>
          </table:table-cell>
          <table:table-cell office:value-type="float" office:value="4.45626" calcext:value-type="float">
            <text:p>4.45626</text:p>
          </table:table-cell>
          <table:table-cell office:value-type="float" office:value="-20.7115" calcext:value-type="float">
            <text:p>-20.7115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0188332" calcext:value-type="float">
            <text:p>0.000188332</text:p>
          </table:table-cell>
          <table:table-cell office:value-type="float" office:value="19.3748" calcext:value-type="float">
            <text:p>19.3748</text:p>
          </table:table-cell>
          <table:table-cell office:value-type="float" office:value="4.32951" calcext:value-type="float">
            <text:p>4.32951</text:p>
          </table:table-cell>
          <table:table-cell office:value-type="float" office:value="-21.5576" calcext:value-type="float">
            <text:p>-21.5576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197374" calcext:value-type="float">
            <text:p>0.000197374</text:p>
          </table:table-cell>
          <table:table-cell office:value-type="float" office:value="19.1624" calcext:value-type="float">
            <text:p>19.1624</text:p>
          </table:table-cell>
          <table:table-cell office:value-type="float" office:value="4.15293" calcext:value-type="float">
            <text:p>4.15293</text:p>
          </table:table-cell>
          <table:table-cell office:value-type="float" office:value="-21.7968" calcext:value-type="float">
            <text:p>-21.7968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0182427" calcext:value-type="float">
            <text:p>0.000182427</text:p>
          </table:table-cell>
          <table:table-cell office:value-type="float" office:value="19.7729" calcext:value-type="float">
            <text:p>19.7729</text:p>
          </table:table-cell>
          <table:table-cell office:value-type="float" office:value="4.09926" calcext:value-type="float">
            <text:p>4.09926</text:p>
          </table:table-cell>
          <table:table-cell office:value-type="float" office:value="-22.2695" calcext:value-type="float">
            <text:p>-22.2695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191086" calcext:value-type="float">
            <text:p>0.000191086</text:p>
          </table:table-cell>
          <table:table-cell office:value-type="float" office:value="20.9234" calcext:value-type="float">
            <text:p>20.9234</text:p>
          </table:table-cell>
          <table:table-cell office:value-type="float" office:value="4.33033" calcext:value-type="float">
            <text:p>4.33033</text:p>
          </table:table-cell>
          <table:table-cell office:value-type="float" office:value="-22.8658" calcext:value-type="float">
            <text:p>-22.865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23116" calcext:value-type="float">
            <text:p>0.00023116</text:p>
          </table:table-cell>
          <table:table-cell office:value-type="float" office:value="20.8208" calcext:value-type="float">
            <text:p>20.8208</text:p>
          </table:table-cell>
          <table:table-cell office:value-type="float" office:value="4.76973" calcext:value-type="float">
            <text:p>4.76973</text:p>
          </table:table-cell>
          <table:table-cell office:value-type="float" office:value="-22.2198" calcext:value-type="float">
            <text:p>-22.219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185786" calcext:value-type="float">
            <text:p>0.000185786</text:p>
          </table:table-cell>
          <table:table-cell office:value-type="float" office:value="21.0504" calcext:value-type="float">
            <text:p>21.0504</text:p>
          </table:table-cell>
          <table:table-cell office:value-type="float" office:value="4.86361" calcext:value-type="float">
            <text:p>4.86361</text:p>
          </table:table-cell>
          <table:table-cell office:value-type="float" office:value="-22.7497" calcext:value-type="float">
            <text:p>-22.7497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217941" calcext:value-type="float">
            <text:p>0.000217941</text:p>
          </table:table-cell>
          <table:table-cell office:value-type="float" office:value="22.1023" calcext:value-type="float">
            <text:p>22.1023</text:p>
          </table:table-cell>
          <table:table-cell office:value-type="float" office:value="5.25304" calcext:value-type="float">
            <text:p>5.25304</text:p>
          </table:table-cell>
          <table:table-cell office:value-type="float" office:value="-22.9525" calcext:value-type="float">
            <text:p>-22.9525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191492" calcext:value-type="float">
            <text:p>0.000191492</text:p>
          </table:table-cell>
          <table:table-cell office:value-type="float" office:value="22.5203" calcext:value-type="float">
            <text:p>22.5203</text:p>
          </table:table-cell>
          <table:table-cell office:value-type="float" office:value="5.34016" calcext:value-type="float">
            <text:p>5.34016</text:p>
          </table:table-cell>
          <table:table-cell office:value-type="float" office:value="-23.1423" calcext:value-type="float">
            <text:p>-23.142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189222" calcext:value-type="float">
            <text:p>0.000189222</text:p>
          </table:table-cell>
          <table:table-cell office:value-type="float" office:value="22.8483" calcext:value-type="float">
            <text:p>22.8483</text:p>
          </table:table-cell>
          <table:table-cell office:value-type="float" office:value="5.38226" calcext:value-type="float">
            <text:p>5.38226</text:p>
          </table:table-cell>
          <table:table-cell office:value-type="float" office:value="-23.6959" calcext:value-type="float">
            <text:p>-23.6959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187679" calcext:value-type="float">
            <text:p>0.000187679</text:p>
          </table:table-cell>
          <table:table-cell office:value-type="float" office:value="23.6953" calcext:value-type="float">
            <text:p>23.6953</text:p>
          </table:table-cell>
          <table:table-cell office:value-type="float" office:value="5.3807" calcext:value-type="float">
            <text:p>5.3807</text:p>
          </table:table-cell>
          <table:table-cell office:value-type="float" office:value="-23.9628" calcext:value-type="float">
            <text:p>-23.9628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188651" calcext:value-type="float">
            <text:p>0.000188651</text:p>
          </table:table-cell>
          <table:table-cell office:value-type="float" office:value="24.1522" calcext:value-type="float">
            <text:p>24.1522</text:p>
          </table:table-cell>
          <table:table-cell office:value-type="float" office:value="5.45845" calcext:value-type="float">
            <text:p>5.45845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191878" calcext:value-type="float">
            <text:p>0.000191878</text:p>
          </table:table-cell>
          <table:table-cell office:value-type="float" office:value="24.0625" calcext:value-type="float">
            <text:p>24.0625</text:p>
          </table:table-cell>
          <table:table-cell office:value-type="float" office:value="5.24749" calcext:value-type="float">
            <text:p>5.24749</text:p>
          </table:table-cell>
          <table:table-cell office:value-type="float" office:value="-24.0579" calcext:value-type="float">
            <text:p>-24.0579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183365" calcext:value-type="float">
            <text:p>0.000183365</text:p>
          </table:table-cell>
          <table:table-cell office:value-type="float" office:value="24.0486" calcext:value-type="float">
            <text:p>24.0486</text:p>
          </table:table-cell>
          <table:table-cell office:value-type="float" office:value="4.98827" calcext:value-type="float">
            <text:p>4.98827</text:p>
          </table:table-cell>
          <table:table-cell office:value-type="float" office:value="-24.1492" calcext:value-type="float">
            <text:p>-24.149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189809" calcext:value-type="float">
            <text:p>0.000189809</text:p>
          </table:table-cell>
          <table:table-cell office:value-type="float" office:value="24.0973" calcext:value-type="float">
            <text:p>24.0973</text:p>
          </table:table-cell>
          <table:table-cell office:value-type="float" office:value="4.86928" calcext:value-type="float">
            <text:p>4.86928</text:p>
          </table:table-cell>
          <table:table-cell office:value-type="float" office:value="-24.2176" calcext:value-type="float">
            <text:p>-24.2176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209527" calcext:value-type="float">
            <text:p>0.000209527</text:p>
          </table:table-cell>
          <table:table-cell office:value-type="float" office:value="24.0074" calcext:value-type="float">
            <text:p>24.0074</text:p>
          </table:table-cell>
          <table:table-cell office:value-type="float" office:value="4.55501" calcext:value-type="float">
            <text:p>4.55501</text:p>
          </table:table-cell>
          <table:table-cell office:value-type="float" office:value="-23.8785" calcext:value-type="float">
            <text:p>-23.878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185014" calcext:value-type="float">
            <text:p>0.000185014</text:p>
          </table:table-cell>
          <table:table-cell office:value-type="float" office:value="23.9787" calcext:value-type="float">
            <text:p>23.9787</text:p>
          </table:table-cell>
          <table:table-cell office:value-type="float" office:value="4.28663" calcext:value-type="float">
            <text:p>4.28663</text:p>
          </table:table-cell>
          <table:table-cell office:value-type="float" office:value="-23.5061" calcext:value-type="float">
            <text:p>-23.5061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0210232" calcext:value-type="float">
            <text:p>0.000210232</text:p>
          </table:table-cell>
          <table:table-cell office:value-type="float" office:value="23.652" calcext:value-type="float">
            <text:p>23.652</text:p>
          </table:table-cell>
          <table:table-cell office:value-type="float" office:value="3.82233" calcext:value-type="float">
            <text:p>3.82233</text:p>
          </table:table-cell>
          <table:table-cell office:value-type="float" office:value="-23.1858" calcext:value-type="float">
            <text:p>-23.1858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207009" calcext:value-type="float">
            <text:p>0.000207009</text:p>
          </table:table-cell>
          <table:table-cell office:value-type="float" office:value="23.2051" calcext:value-type="float">
            <text:p>23.2051</text:p>
          </table:table-cell>
          <table:table-cell office:value-type="float" office:value="3.54377" calcext:value-type="float">
            <text:p>3.54377</text:p>
          </table:table-cell>
          <table:table-cell office:value-type="float" office:value="-22.7306" calcext:value-type="float">
            <text:p>-22.7306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180021" calcext:value-type="float">
            <text:p>0.000180021</text:p>
          </table:table-cell>
          <table:table-cell office:value-type="float" office:value="23.1411" calcext:value-type="float">
            <text:p>23.1411</text:p>
          </table:table-cell>
          <table:table-cell office:value-type="float" office:value="3.08798" calcext:value-type="float">
            <text:p>3.08798</text:p>
          </table:table-cell>
          <table:table-cell office:value-type="float" office:value="-22.4347" calcext:value-type="float">
            <text:p>-22.4347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22.7144" calcext:value-type="float">
            <text:p>22.7144</text:p>
          </table:table-cell>
          <table:table-cell office:value-type="float" office:value="2.77515" calcext:value-type="float">
            <text:p>2.77515</text:p>
          </table:table-cell>
          <table:table-cell office:value-type="float" office:value="-21.9967" calcext:value-type="float">
            <text:p>-21.9967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0225157" calcext:value-type="float">
            <text:p>0.000225157</text:p>
          </table:table-cell>
          <table:table-cell office:value-type="float" office:value="21.8279" calcext:value-type="float">
            <text:p>21.8279</text:p>
          </table:table-cell>
          <table:table-cell office:value-type="float" office:value="2.13218" calcext:value-type="float">
            <text:p>2.13218</text:p>
          </table:table-cell>
          <table:table-cell office:value-type="float" office:value="-21.6599" calcext:value-type="float">
            <text:p>-21.6599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0208614" calcext:value-type="float">
            <text:p>0.000208614</text:p>
          </table:table-cell>
          <table:table-cell office:value-type="float" office:value="21.0116" calcext:value-type="float">
            <text:p>21.0116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-20.8744" calcext:value-type="float">
            <text:p>-20.874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0215391" calcext:value-type="float">
            <text:p>0.000215391</text:p>
          </table:table-cell>
          <table:table-cell office:value-type="float" office:value="20.2988" calcext:value-type="float">
            <text:p>20.2988</text:p>
          </table:table-cell>
          <table:table-cell office:value-type="float" office:value="1.38845" calcext:value-type="float">
            <text:p>1.38845</text:p>
          </table:table-cell>
          <table:table-cell office:value-type="float" office:value="-20.5419" calcext:value-type="float">
            <text:p>-20.5419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0194917" calcext:value-type="float">
            <text:p>0.000194917</text:p>
          </table:table-cell>
          <table:table-cell office:value-type="float" office:value="19.4206" calcext:value-type="float">
            <text:p>19.4206</text:p>
          </table:table-cell>
          <table:table-cell office:value-type="float" office:value="1.05866" calcext:value-type="float">
            <text:p>1.05866</text:p>
          </table:table-cell>
          <table:table-cell office:value-type="float" office:value="-19.7269" calcext:value-type="float">
            <text:p>-19.7269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0193653" calcext:value-type="float">
            <text:p>0.000193653</text:p>
          </table:table-cell>
          <table:table-cell office:value-type="float" office:value="18.2644" calcext:value-type="float">
            <text:p>18.2644</text:p>
          </table:table-cell>
          <table:table-cell office:value-type="float" office:value="0.770581" calcext:value-type="float">
            <text:p>0.770581</text:p>
          </table:table-cell>
          <table:table-cell office:value-type="float" office:value="-18.8984" calcext:value-type="float">
            <text:p>-18.8984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0212448" calcext:value-type="float">
            <text:p>0.000212448</text:p>
          </table:table-cell>
          <table:table-cell office:value-type="float" office:value="17.3751" calcext:value-type="float">
            <text:p>17.3751</text:p>
          </table:table-cell>
          <table:table-cell office:value-type="float" office:value="0.394136" calcext:value-type="float">
            <text:p>0.394136</text:p>
          </table:table-cell>
          <table:table-cell office:value-type="float" office:value="-18.2231" calcext:value-type="float">
            <text:p>-18.2231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196329" calcext:value-type="float">
            <text:p>0.000196329</text:p>
          </table:table-cell>
          <table:table-cell office:value-type="float" office:value="16.7894" calcext:value-type="float">
            <text:p>16.7894</text:p>
          </table:table-cell>
          <table:table-cell office:value-type="float" office:value="0.424356" calcext:value-type="float">
            <text:p>0.424356</text:p>
          </table:table-cell>
          <table:table-cell office:value-type="float" office:value="-17.4969" calcext:value-type="float">
            <text:p>-17.496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0208971" calcext:value-type="float">
            <text:p>0.000208971</text:p>
          </table:table-cell>
          <table:table-cell office:value-type="float" office:value="16.0043" calcext:value-type="float">
            <text:p>16.0043</text:p>
          </table:table-cell>
          <table:table-cell office:value-type="float" office:value="0.286512" calcext:value-type="float">
            <text:p>0.286512</text:p>
          </table:table-cell>
          <table:table-cell office:value-type="float" office:value="-16.3445" calcext:value-type="float">
            <text:p>-16.3445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0400265" calcext:value-type="float">
            <text:p>0.000400265</text:p>
          </table:table-cell>
          <table:table-cell office:value-type="float" office:value="14.9918" calcext:value-type="float">
            <text:p>14.9918</text:p>
          </table:table-cell>
          <table:table-cell office:value-type="float" office:value="0.297878" calcext:value-type="float">
            <text:p>0.297878</text:p>
          </table:table-cell>
          <table:table-cell office:value-type="float" office:value="-16.8963" calcext:value-type="float">
            <text:p>-16.8963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14.0849" calcext:value-type="float">
            <text:p>14.0849</text:p>
          </table:table-cell>
          <table:table-cell office:value-type="float" office:value="0.47954" calcext:value-type="float">
            <text:p>0.47954</text:p>
          </table:table-cell>
          <table:table-cell office:value-type="float" office:value="-18.1492" calcext:value-type="float">
            <text:p>-18.1492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0217972" calcext:value-type="float">
            <text:p>0.000217972</text:p>
          </table:table-cell>
          <table:table-cell office:value-type="float" office:value="13.8366" calcext:value-type="float">
            <text:p>13.8366</text:p>
          </table:table-cell>
          <table:table-cell office:value-type="float" office:value="0.463964" calcext:value-type="float">
            <text:p>0.463964</text:p>
          </table:table-cell>
          <table:table-cell office:value-type="float" office:value="-17.3968" calcext:value-type="float">
            <text:p>-17.3968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0179569" calcext:value-type="float">
            <text:p>0.000179569</text:p>
          </table:table-cell>
          <table:table-cell office:value-type="float" office:value="13.1495" calcext:value-type="float">
            <text:p>13.1495</text:p>
          </table:table-cell>
          <table:table-cell office:value-type="float" office:value="0.249061" calcext:value-type="float">
            <text:p>0.249061</text:p>
          </table:table-cell>
          <table:table-cell office:value-type="float" office:value="-16.8405" calcext:value-type="float">
            <text:p>-16.8405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0235856" calcext:value-type="float">
            <text:p>0.000235856</text:p>
          </table:table-cell>
          <table:table-cell office:value-type="float" office:value="12.1023" calcext:value-type="float">
            <text:p>12.1023</text:p>
          </table:table-cell>
          <table:table-cell office:value-type="float" office:value="0.166444" calcext:value-type="float">
            <text:p>0.166444</text:p>
          </table:table-cell>
          <table:table-cell office:value-type="float" office:value="-16.3836" calcext:value-type="float">
            <text:p>-16.3836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0218073" calcext:value-type="float">
            <text:p>0.000218073</text:p>
          </table:table-cell>
          <table:table-cell office:value-type="float" office:value="11.5998" calcext:value-type="float">
            <text:p>11.5998</text:p>
          </table:table-cell>
          <table:table-cell office:value-type="float" office:value="0.0646455" calcext:value-type="float">
            <text:p>0.0646455</text:p>
          </table:table-cell>
          <table:table-cell office:value-type="float" office:value="-15.7099" calcext:value-type="float">
            <text:p>-15.709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0228447" calcext:value-type="float">
            <text:p>0.000228447</text:p>
          </table:table-cell>
          <table:table-cell office:value-type="float" office:value="11.2769" calcext:value-type="float">
            <text:p>11.2769</text:p>
          </table:table-cell>
          <table:table-cell office:value-type="float" office:value="-0.0175883" calcext:value-type="float">
            <text:p>-0.0175883</text:p>
          </table:table-cell>
          <table:table-cell office:value-type="float" office:value="-14.8218" calcext:value-type="float">
            <text:p>-14.8218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022" calcext:value-type="float">
            <text:p>0.00022</text:p>
          </table:table-cell>
          <table:table-cell office:value-type="float" office:value="10.6743" calcext:value-type="float">
            <text:p>10.6743</text:p>
          </table:table-cell>
          <table:table-cell office:value-type="float" office:value="0.0685866" calcext:value-type="float">
            <text:p>0.0685866</text:p>
          </table:table-cell>
          <table:table-cell office:value-type="float" office:value="-14.3445" calcext:value-type="float">
            <text:p>-14.3445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0233364" calcext:value-type="float">
            <text:p>0.000233364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-0.0418708" calcext:value-type="float">
            <text:p>-0.0418708</text:p>
          </table:table-cell>
          <table:table-cell office:value-type="float" office:value="-13.5487" calcext:value-type="float">
            <text:p>-13.5487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0219446" calcext:value-type="float">
            <text:p>0.000219446</text:p>
          </table:table-cell>
          <table:table-cell office:value-type="float" office:value="9.7096" calcext:value-type="float">
            <text:p>9.7096</text:p>
          </table:table-cell>
          <table:table-cell office:value-type="float" office:value="-0.17592" calcext:value-type="float">
            <text:p>-0.17592</text:p>
          </table:table-cell>
          <table:table-cell office:value-type="float" office:value="-13.1058" calcext:value-type="float">
            <text:p>-13.1058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0220862" calcext:value-type="float">
            <text:p>0.000220862</text:p>
          </table:table-cell>
          <table:table-cell office:value-type="float" office:value="9.17314" calcext:value-type="float">
            <text:p>9.17314</text:p>
          </table:table-cell>
          <table:table-cell office:value-type="float" office:value="-0.183019" calcext:value-type="float">
            <text:p>-0.183019</text:p>
          </table:table-cell>
          <table:table-cell office:value-type="float" office:value="-12.4969" calcext:value-type="float">
            <text:p>-12.496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0213054" calcext:value-type="float">
            <text:p>0.000213054</text:p>
          </table:table-cell>
          <table:table-cell office:value-type="float" office:value="8.87583" calcext:value-type="float">
            <text:p>8.87583</text:p>
          </table:table-cell>
          <table:table-cell office:value-type="float" office:value="-0.257377" calcext:value-type="float">
            <text:p>-0.257377</text:p>
          </table:table-cell>
          <table:table-cell office:value-type="float" office:value="-12.0025" calcext:value-type="float">
            <text:p>-12.002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0227648" calcext:value-type="float">
            <text:p>0.000227648</text:p>
          </table:table-cell>
          <table:table-cell office:value-type="float" office:value="8.89788" calcext:value-type="float">
            <text:p>8.89788</text:p>
          </table:table-cell>
          <table:table-cell office:value-type="float" office:value="-0.215874" calcext:value-type="float">
            <text:p>-0.215874</text:p>
          </table:table-cell>
          <table:table-cell office:value-type="float" office:value="-11.5495" calcext:value-type="float">
            <text:p>-11.5495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0206177" calcext:value-type="float">
            <text:p>0.000206177</text:p>
          </table:table-cell>
          <table:table-cell office:value-type="float" office:value="8.62067" calcext:value-type="float">
            <text:p>8.62067</text:p>
          </table:table-cell>
          <table:table-cell office:value-type="float" office:value="-0.339728" calcext:value-type="float">
            <text:p>-0.339728</text:p>
          </table:table-cell>
          <table:table-cell office:value-type="float" office:value="-11.1879" calcext:value-type="float">
            <text:p>-11.1879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0234984" calcext:value-type="float">
            <text:p>0.000234984</text:p>
          </table:table-cell>
          <table:table-cell office:value-type="float" office:value="8.13846" calcext:value-type="float">
            <text:p>8.13846</text:p>
          </table:table-cell>
          <table:table-cell office:value-type="float" office:value="-0.365909" calcext:value-type="float">
            <text:p>-0.365909</text:p>
          </table:table-cell>
          <table:table-cell office:value-type="float" office:value="-10.8945" calcext:value-type="float">
            <text:p>-10.894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0222754" calcext:value-type="float">
            <text:p>0.000222754</text:p>
          </table:table-cell>
          <table:table-cell office:value-type="float" office:value="7.57678" calcext:value-type="float">
            <text:p>7.57678</text:p>
          </table:table-cell>
          <table:table-cell office:value-type="float" office:value="-0.530677" calcext:value-type="float">
            <text:p>-0.530677</text:p>
          </table:table-cell>
          <table:table-cell office:value-type="float" office:value="-10.8273" calcext:value-type="float">
            <text:p>-10.8273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023039" calcext:value-type="float">
            <text:p>0.00023039</text:p>
          </table:table-cell>
          <table:table-cell office:value-type="float" office:value="7.19377" calcext:value-type="float">
            <text:p>7.19377</text:p>
          </table:table-cell>
          <table:table-cell office:value-type="float" office:value="-0.565839" calcext:value-type="float">
            <text:p>-0.565839</text:p>
          </table:table-cell>
          <table:table-cell office:value-type="float" office:value="-10.4476" calcext:value-type="float">
            <text:p>-10.4476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02656" calcext:value-type="float">
            <text:p>0.0002656</text:p>
          </table:table-cell>
          <table:table-cell office:value-type="float" office:value="6.32021" calcext:value-type="float">
            <text:p>6.32021</text:p>
          </table:table-cell>
          <table:table-cell office:value-type="float" office:value="-0.623197" calcext:value-type="float">
            <text:p>-0.623197</text:p>
          </table:table-cell>
          <table:table-cell office:value-type="float" office:value="-10.2785" calcext:value-type="float">
            <text:p>-10.278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0239258" calcext:value-type="float">
            <text:p>0.000239258</text:p>
          </table:table-cell>
          <table:table-cell office:value-type="float" office:value="5.88224" calcext:value-type="float">
            <text:p>5.88224</text:p>
          </table:table-cell>
          <table:table-cell office:value-type="float" office:value="-0.581727" calcext:value-type="float">
            <text:p>-0.581727</text:p>
          </table:table-cell>
          <table:table-cell office:value-type="float" office:value="-9.90074" calcext:value-type="float">
            <text:p>-9.9007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0247785" calcext:value-type="float">
            <text:p>0.000247785</text:p>
          </table:table-cell>
          <table:table-cell office:value-type="float" office:value="5.55508" calcext:value-type="float">
            <text:p>5.55508</text:p>
          </table:table-cell>
          <table:table-cell office:value-type="float" office:value="-0.834246" calcext:value-type="float">
            <text:p>-0.834246</text:p>
          </table:table-cell>
          <table:table-cell office:value-type="float" office:value="-9.59345" calcext:value-type="float">
            <text:p>-9.59345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0251201" calcext:value-type="float">
            <text:p>0.000251201</text:p>
          </table:table-cell>
          <table:table-cell office:value-type="float" office:value="4.90443" calcext:value-type="float">
            <text:p>4.90443</text:p>
          </table:table-cell>
          <table:table-cell office:value-type="float" office:value="-0.826526" calcext:value-type="float">
            <text:p>-0.826526</text:p>
          </table:table-cell>
          <table:table-cell office:value-type="float" office:value="-9.0778" calcext:value-type="float">
            <text:p>-9.077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0257109" calcext:value-type="float">
            <text:p>0.000257109</text:p>
          </table:table-cell>
          <table:table-cell office:value-type="float" office:value="4.31834" calcext:value-type="float">
            <text:p>4.31834</text:p>
          </table:table-cell>
          <table:table-cell office:value-type="float" office:value="-0.950935" calcext:value-type="float">
            <text:p>-0.950935</text:p>
          </table:table-cell>
          <table:table-cell office:value-type="float" office:value="-8.7685" calcext:value-type="float">
            <text:p>-8.7685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0231067" calcext:value-type="float">
            <text:p>0.000231067</text:p>
          </table:table-cell>
          <table:table-cell office:value-type="float" office:value="4.14727" calcext:value-type="float">
            <text:p>4.14727</text:p>
          </table:table-cell>
          <table:table-cell office:value-type="float" office:value="-1.05783" calcext:value-type="float">
            <text:p>-1.05783</text:p>
          </table:table-cell>
          <table:table-cell office:value-type="float" office:value="-8.44312" calcext:value-type="float">
            <text:p>-8.4431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0219579" calcext:value-type="float">
            <text:p>0.000219579</text:p>
          </table:table-cell>
          <table:table-cell office:value-type="float" office:value="3.64768" calcext:value-type="float">
            <text:p>3.64768</text:p>
          </table:table-cell>
          <table:table-cell office:value-type="float" office:value="-1.2751" calcext:value-type="float">
            <text:p>-1.2751</text:p>
          </table:table-cell>
          <table:table-cell office:value-type="float" office:value="-8.00192" calcext:value-type="float">
            <text:p>-8.00192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0252458" calcext:value-type="float">
            <text:p>0.000252458</text:p>
          </table:table-cell>
          <table:table-cell office:value-type="float" office:value="2.91295" calcext:value-type="float">
            <text:p>2.91295</text:p>
          </table:table-cell>
          <table:table-cell office:value-type="float" office:value="-1.43937" calcext:value-type="float">
            <text:p>-1.43937</text:p>
          </table:table-cell>
          <table:table-cell office:value-type="float" office:value="-7.89802" calcext:value-type="float">
            <text:p>-7.89802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0230236" calcext:value-type="float">
            <text:p>0.000230236</text:p>
          </table:table-cell>
          <table:table-cell office:value-type="float" office:value="2.16478" calcext:value-type="float">
            <text:p>2.16478</text:p>
          </table:table-cell>
          <table:table-cell office:value-type="float" office:value="-1.67515" calcext:value-type="float">
            <text:p>-1.67515</text:p>
          </table:table-cell>
          <table:table-cell office:value-type="float" office:value="-7.70982" calcext:value-type="float">
            <text:p>-7.7098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0227519" calcext:value-type="float">
            <text:p>0.000227519</text:p>
          </table:table-cell>
          <table:table-cell office:value-type="float" office:value="1.79868" calcext:value-type="float">
            <text:p>1.79868</text:p>
          </table:table-cell>
          <table:table-cell office:value-type="float" office:value="-1.81511" calcext:value-type="float">
            <text:p>-1.81511</text:p>
          </table:table-cell>
          <table:table-cell office:value-type="float" office:value="-7.33144" calcext:value-type="float">
            <text:p>-7.3314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0230756" calcext:value-type="float">
            <text:p>0.000230756</text:p>
          </table:table-cell>
          <table:table-cell office:value-type="float" office:value="1.53581" calcext:value-type="float">
            <text:p>1.53581</text:p>
          </table:table-cell>
          <table:table-cell office:value-type="float" office:value="-1.84257" calcext:value-type="float">
            <text:p>-1.84257</text:p>
          </table:table-cell>
          <table:table-cell office:value-type="float" office:value="-6.98059" calcext:value-type="float">
            <text:p>-6.98059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0228282" calcext:value-type="float">
            <text:p>0.000228282</text:p>
          </table:table-cell>
          <table:table-cell office:value-type="float" office:value="0.924223" calcext:value-type="float">
            <text:p>0.924223</text:p>
          </table:table-cell>
          <table:table-cell office:value-type="float" office:value="-1.93254" calcext:value-type="float">
            <text:p>-1.93254</text:p>
          </table:table-cell>
          <table:table-cell office:value-type="float" office:value="-6.64175" calcext:value-type="float">
            <text:p>-6.64175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0230584" calcext:value-type="float">
            <text:p>0.000230584</text:p>
          </table:table-cell>
          <table:table-cell office:value-type="float" office:value="0.986901" calcext:value-type="float">
            <text:p>0.986901</text:p>
          </table:table-cell>
          <table:table-cell office:value-type="float" office:value="-2.0524" calcext:value-type="float">
            <text:p>-2.0524</text:p>
          </table:table-cell>
          <table:table-cell office:value-type="float" office:value="-6.4957" calcext:value-type="float">
            <text:p>-6.4957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021523" calcext:value-type="float">
            <text:p>0.00021523</text:p>
          </table:table-cell>
          <table:table-cell office:value-type="float" office:value="1.60235" calcext:value-type="float">
            <text:p>1.60235</text:p>
          </table:table-cell>
          <table:table-cell office:value-type="float" office:value="-2.10701" calcext:value-type="float">
            <text:p>-2.10701</text:p>
          </table:table-cell>
          <table:table-cell office:value-type="float" office:value="-6.26315" calcext:value-type="float">
            <text:p>-6.2631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0210544" calcext:value-type="float">
            <text:p>0.000210544</text:p>
          </table:table-cell>
          <table:table-cell office:value-type="float" office:value="1.56305" calcext:value-type="float">
            <text:p>1.56305</text:p>
          </table:table-cell>
          <table:table-cell office:value-type="float" office:value="-2.14079" calcext:value-type="float">
            <text:p>-2.14079</text:p>
          </table:table-cell>
          <table:table-cell office:value-type="float" office:value="-6.0953" calcext:value-type="float">
            <text:p>-6.0953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0213407" calcext:value-type="float">
            <text:p>0.000213407</text:p>
          </table:table-cell>
          <table:table-cell office:value-type="float" office:value="1.0499" calcext:value-type="float">
            <text:p>1.0499</text:p>
          </table:table-cell>
          <table:table-cell office:value-type="float" office:value="-1.993" calcext:value-type="float">
            <text:p>-1.993</text:p>
          </table:table-cell>
          <table:table-cell office:value-type="float" office:value="-6.00933" calcext:value-type="float">
            <text:p>-6.00933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0227838" calcext:value-type="float">
            <text:p>0.000227838</text:p>
          </table:table-cell>
          <table:table-cell office:value-type="float" office:value="0.970378" calcext:value-type="float">
            <text:p>0.970378</text:p>
          </table:table-cell>
          <table:table-cell office:value-type="float" office:value="-2.01287" calcext:value-type="float">
            <text:p>-2.01287</text:p>
          </table:table-cell>
          <table:table-cell office:value-type="float" office:value="-5.8444" calcext:value-type="float">
            <text:p>-5.844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0215299" calcext:value-type="float">
            <text:p>0.000215299</text:p>
          </table:table-cell>
          <table:table-cell office:value-type="float" office:value="1.34134" calcext:value-type="float">
            <text:p>1.34134</text:p>
          </table:table-cell>
          <table:table-cell office:value-type="float" office:value="-1.95545" calcext:value-type="float">
            <text:p>-1.95545</text:p>
          </table:table-cell>
          <table:table-cell office:value-type="float" office:value="-5.65038" calcext:value-type="float">
            <text:p>-5.65038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0215936" calcext:value-type="float">
            <text:p>0.000215936</text:p>
          </table:table-cell>
          <table:table-cell office:value-type="float" office:value="1.22296" calcext:value-type="float">
            <text:p>1.22296</text:p>
          </table:table-cell>
          <table:table-cell office:value-type="float" office:value="-1.95252" calcext:value-type="float">
            <text:p>-1.95252</text:p>
          </table:table-cell>
          <table:table-cell office:value-type="float" office:value="-5.42456" calcext:value-type="float">
            <text:p>-5.42456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02141" calcext:value-type="float">
            <text:p>0.0002141</text:p>
          </table:table-cell>
          <table:table-cell office:value-type="float" office:value="1.14678" calcext:value-type="float">
            <text:p>1.14678</text:p>
          </table:table-cell>
          <table:table-cell office:value-type="float" office:value="-1.69135" calcext:value-type="float">
            <text:p>-1.69135</text:p>
          </table:table-cell>
          <table:table-cell office:value-type="float" office:value="-5.04459" calcext:value-type="float">
            <text:p>-5.0445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020117" calcext:value-type="float">
            <text:p>0.00020117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-1.44142" calcext:value-type="float">
            <text:p>-1.44142</text:p>
          </table:table-cell>
          <table:table-cell office:value-type="float" office:value="-4.78016" calcext:value-type="float">
            <text:p>-4.78016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0197778" calcext:value-type="float">
            <text:p>0.000197778</text:p>
          </table:table-cell>
          <table:table-cell office:value-type="float" office:value="1.928" calcext:value-type="float">
            <text:p>1.928</text:p>
          </table:table-cell>
          <table:table-cell office:value-type="float" office:value="-1.2222" calcext:value-type="float">
            <text:p>-1.2222</text:p>
          </table:table-cell>
          <table:table-cell office:value-type="float" office:value="-4.49614" calcext:value-type="float">
            <text:p>-4.49614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0214575" calcext:value-type="float">
            <text:p>0.000214575</text:p>
          </table:table-cell>
          <table:table-cell office:value-type="float" office:value="1.99786" calcext:value-type="float">
            <text:p>1.99786</text:p>
          </table:table-cell>
          <table:table-cell office:value-type="float" office:value="-1.00384" calcext:value-type="float">
            <text:p>-1.00384</text:p>
          </table:table-cell>
          <table:table-cell office:value-type="float" office:value="-4.38302" calcext:value-type="float">
            <text:p>-4.38302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0232757" calcext:value-type="float">
            <text:p>0.000232757</text:p>
          </table:table-cell>
          <table:table-cell office:value-type="float" office:value="1.74283" calcext:value-type="float">
            <text:p>1.74283</text:p>
          </table:table-cell>
          <table:table-cell office:value-type="float" office:value="-0.901861" calcext:value-type="float">
            <text:p>-0.901861</text:p>
          </table:table-cell>
          <table:table-cell office:value-type="float" office:value="-4.23892" calcext:value-type="float">
            <text:p>-4.23892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0224668" calcext:value-type="float">
            <text:p>0.000224668</text:p>
          </table:table-cell>
          <table:table-cell office:value-type="float" office:value="1.5057" calcext:value-type="float">
            <text:p>1.5057</text:p>
          </table:table-cell>
          <table:table-cell office:value-type="float" office:value="-0.690439" calcext:value-type="float">
            <text:p>-0.690439</text:p>
          </table:table-cell>
          <table:table-cell office:value-type="float" office:value="-4.10225" calcext:value-type="float">
            <text:p>-4.10225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0236937" calcext:value-type="float">
            <text:p>0.000236937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-0.532023" calcext:value-type="float">
            <text:p>-0.532023</text:p>
          </table:table-cell>
          <table:table-cell office:value-type="float" office:value="-3.90181" calcext:value-type="float">
            <text:p>-3.90181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0224156" calcext:value-type="float">
            <text:p>0.000224156</text:p>
          </table:table-cell>
          <table:table-cell office:value-type="float" office:value="0.619414" calcext:value-type="float">
            <text:p>0.619414</text:p>
          </table:table-cell>
          <table:table-cell office:value-type="float" office:value="-0.357409" calcext:value-type="float">
            <text:p>-0.357409</text:p>
          </table:table-cell>
          <table:table-cell office:value-type="float" office:value="-3.7734" calcext:value-type="float">
            <text:p>-3.773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0212923" calcext:value-type="float">
            <text:p>0.000212923</text:p>
          </table:table-cell>
          <table:table-cell office:value-type="float" office:value="0.386329" calcext:value-type="float">
            <text:p>0.386329</text:p>
          </table:table-cell>
          <table:table-cell office:value-type="float" office:value="-0.26774" calcext:value-type="float">
            <text:p>-0.26774</text:p>
          </table:table-cell>
          <table:table-cell office:value-type="float" office:value="-3.64682" calcext:value-type="float">
            <text:p>-3.64682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0223324" calcext:value-type="float">
            <text:p>0.000223324</text:p>
          </table:table-cell>
          <table:table-cell office:value-type="float" office:value="0.906233" calcext:value-type="float">
            <text:p>0.906233</text:p>
          </table:table-cell>
          <table:table-cell office:value-type="float" office:value="-0.0782199" calcext:value-type="float">
            <text:p>-0.0782199</text:p>
          </table:table-cell>
          <table:table-cell office:value-type="float" office:value="-3.3618" calcext:value-type="float">
            <text:p>-3.3618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0232468" calcext:value-type="float">
            <text:p>0.000232468</text:p>
          </table:table-cell>
          <table:table-cell office:value-type="float" office:value="0.670783" calcext:value-type="float">
            <text:p>0.670783</text:p>
          </table:table-cell>
          <table:table-cell office:value-type="float" office:value="0.064355" calcext:value-type="float">
            <text:p>0.064355</text:p>
          </table:table-cell>
          <table:table-cell office:value-type="float" office:value="-3.20427" calcext:value-type="float">
            <text:p>-3.20427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0222617" calcext:value-type="float">
            <text:p>0.000222617</text:p>
          </table:table-cell>
          <table:table-cell office:value-type="float" office:value="0.0611231" calcext:value-type="float">
            <text:p>0.0611231</text:p>
          </table:table-cell>
          <table:table-cell office:value-type="float" office:value="0.259662" calcext:value-type="float">
            <text:p>0.259662</text:p>
          </table:table-cell>
          <table:table-cell office:value-type="float" office:value="-2.79918" calcext:value-type="float">
            <text:p>-2.79918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0232385" calcext:value-type="float">
            <text:p>0.000232385</text:p>
          </table:table-cell>
          <table:table-cell office:value-type="float" office:value="0.364673" calcext:value-type="float">
            <text:p>0.364673</text:p>
          </table:table-cell>
          <table:table-cell office:value-type="float" office:value="0.400795" calcext:value-type="float">
            <text:p>0.400795</text:p>
          </table:table-cell>
          <table:table-cell office:value-type="float" office:value="-2.36041" calcext:value-type="float">
            <text:p>-2.36041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0234029" calcext:value-type="float">
            <text:p>0.000234029</text:p>
          </table:table-cell>
          <table:table-cell office:value-type="float" office:value="0.57886" calcext:value-type="float">
            <text:p>0.57886</text:p>
          </table:table-cell>
          <table:table-cell office:value-type="float" office:value="0.600506" calcext:value-type="float">
            <text:p>0.600506</text:p>
          </table:table-cell>
          <table:table-cell office:value-type="float" office:value="-2.07648" calcext:value-type="float">
            <text:p>-2.07648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0241951" calcext:value-type="float">
            <text:p>0.000241951</text:p>
          </table:table-cell>
          <table:table-cell office:value-type="float" office:value="0.452912" calcext:value-type="float">
            <text:p>0.452912</text:p>
          </table:table-cell>
          <table:table-cell office:value-type="float" office:value="0.724201" calcext:value-type="float">
            <text:p>0.724201</text:p>
          </table:table-cell>
          <table:table-cell office:value-type="float" office:value="-1.80471" calcext:value-type="float">
            <text:p>-1.8047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0253392" calcext:value-type="float">
            <text:p>0.000253392</text:p>
          </table:table-cell>
          <table:table-cell office:value-type="float" office:value="0.290234" calcext:value-type="float">
            <text:p>0.290234</text:p>
          </table:table-cell>
          <table:table-cell office:value-type="float" office:value="0.97585" calcext:value-type="float">
            <text:p>0.97585</text:p>
          </table:table-cell>
          <table:table-cell office:value-type="float" office:value="-1.4783" calcext:value-type="float">
            <text:p>-1.478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0239491" calcext:value-type="float">
            <text:p>0.000239491</text:p>
          </table:table-cell>
          <table:table-cell office:value-type="float" office:value="0.422325" calcext:value-type="float">
            <text:p>0.422325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-1.24438" calcext:value-type="float">
            <text:p>-1.24438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0235384" calcext:value-type="float">
            <text:p>0.000235384</text:p>
          </table:table-cell>
          <table:table-cell office:value-type="float" office:value="0.804655" calcext:value-type="float">
            <text:p>0.804655</text:p>
          </table:table-cell>
          <table:table-cell office:value-type="float" office:value="1.3824" calcext:value-type="float">
            <text:p>1.3824</text:p>
          </table:table-cell>
          <table:table-cell office:value-type="float" office:value="-0.972714" calcext:value-type="float">
            <text:p>-0.972714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0252334" calcext:value-type="float">
            <text:p>0.000252334</text:p>
          </table:table-cell>
          <table:table-cell office:value-type="float" office:value="0.981784" calcext:value-type="float">
            <text:p>0.981784</text:p>
          </table:table-cell>
          <table:table-cell office:value-type="float" office:value="1.46846" calcext:value-type="float">
            <text:p>1.46846</text:p>
          </table:table-cell>
          <table:table-cell office:value-type="float" office:value="-0.781413" calcext:value-type="float">
            <text:p>-0.78141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0250137" calcext:value-type="float">
            <text:p>0.000250137</text:p>
          </table:table-cell>
          <table:table-cell office:value-type="float" office:value="0.726631" calcext:value-type="float">
            <text:p>0.726631</text:p>
          </table:table-cell>
          <table:table-cell office:value-type="float" office:value="1.6881" calcext:value-type="float">
            <text:p>1.6881</text:p>
          </table:table-cell>
          <table:table-cell office:value-type="float" office:value="-0.522997" calcext:value-type="float">
            <text:p>-0.52299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0228281" calcext:value-type="float">
            <text:p>0.000228281</text:p>
          </table:table-cell>
          <table:table-cell office:value-type="float" office:value="0.65237" calcext:value-type="float">
            <text:p>0.65237</text:p>
          </table:table-cell>
          <table:table-cell office:value-type="float" office:value="1.83299" calcext:value-type="float">
            <text:p>1.83299</text:p>
          </table:table-cell>
          <table:table-cell office:value-type="float" office:value="-0.22907" calcext:value-type="float">
            <text:p>-0.22907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0235828" calcext:value-type="float">
            <text:p>0.000235828</text:p>
          </table:table-cell>
          <table:table-cell office:value-type="float" office:value="0.637806" calcext:value-type="float">
            <text:p>0.637806</text:p>
          </table:table-cell>
          <table:table-cell office:value-type="float" office:value="2.09943" calcext:value-type="float">
            <text:p>2.09943</text:p>
          </table:table-cell>
          <table:table-cell office:value-type="float" office:value="0.00389589" calcext:value-type="float">
            <text:p>0.00389589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0251674" calcext:value-type="float">
            <text:p>0.000251674</text:p>
          </table:table-cell>
          <table:table-cell office:value-type="float" office:value="0.474218" calcext:value-type="float">
            <text:p>0.474218</text:p>
          </table:table-cell>
          <table:table-cell office:value-type="float" office:value="2.28846" calcext:value-type="float">
            <text:p>2.28846</text:p>
          </table:table-cell>
          <table:table-cell office:value-type="float" office:value="0.18374" calcext:value-type="float">
            <text:p>0.18374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0225317" calcext:value-type="float">
            <text:p>0.000225317</text:p>
          </table:table-cell>
          <table:table-cell office:value-type="float" office:value="0.537757" calcext:value-type="float">
            <text:p>0.537757</text:p>
          </table:table-cell>
          <table:table-cell office:value-type="float" office:value="2.43212" calcext:value-type="float">
            <text:p>2.43212</text:p>
          </table:table-cell>
          <table:table-cell office:value-type="float" office:value="0.427472" calcext:value-type="float">
            <text:p>0.427472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0275294" calcext:value-type="float">
            <text:p>0.000275294</text:p>
          </table:table-cell>
          <table:table-cell office:value-type="float" office:value="0.205442" calcext:value-type="float">
            <text:p>0.205442</text:p>
          </table:table-cell>
          <table:table-cell office:value-type="float" office:value="2.59909" calcext:value-type="float">
            <text:p>2.59909</text:p>
          </table:table-cell>
          <table:table-cell office:value-type="float" office:value="0.636684" calcext:value-type="float">
            <text:p>0.636684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0254182" calcext:value-type="float">
            <text:p>0.000254182</text:p>
          </table:table-cell>
          <table:table-cell office:value-type="float" office:value="0.0197046" calcext:value-type="float">
            <text:p>0.0197046</text:p>
          </table:table-cell>
          <table:table-cell office:value-type="float" office:value="2.7111" calcext:value-type="float">
            <text:p>2.7111</text:p>
          </table:table-cell>
          <table:table-cell office:value-type="float" office:value="0.713657" calcext:value-type="float">
            <text:p>0.71365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0236906" calcext:value-type="float">
            <text:p>0.000236906</text:p>
          </table:table-cell>
          <table:table-cell office:value-type="float" office:value="0.606863" calcext:value-type="float">
            <text:p>0.606863</text:p>
          </table:table-cell>
          <table:table-cell office:value-type="float" office:value="2.73449" calcext:value-type="float">
            <text:p>2.73449</text:p>
          </table:table-cell>
          <table:table-cell office:value-type="float" office:value="0.963131" calcext:value-type="float">
            <text:p>0.963131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0237732" calcext:value-type="float">
            <text:p>0.000237732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2.70657" calcext:value-type="float">
            <text:p>2.70657</text:p>
          </table:table-cell>
          <table:table-cell office:value-type="float" office:value="1.27247" calcext:value-type="float">
            <text:p>1.27247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0253523" calcext:value-type="float">
            <text:p>0.000253523</text:p>
          </table:table-cell>
          <table:table-cell office:value-type="float" office:value="0.125662" calcext:value-type="float">
            <text:p>0.125662</text:p>
          </table:table-cell>
          <table:table-cell office:value-type="float" office:value="2.91133" calcext:value-type="float">
            <text:p>2.91133</text:p>
          </table:table-cell>
          <table:table-cell office:value-type="float" office:value="1.49126" calcext:value-type="float">
            <text:p>1.49126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0251559" calcext:value-type="float">
            <text:p>0.000251559</text:p>
          </table:table-cell>
          <table:table-cell office:value-type="float" office:value="0.415642" calcext:value-type="float">
            <text:p>0.415642</text:p>
          </table:table-cell>
          <table:table-cell office:value-type="float" office:value="2.8942" calcext:value-type="float">
            <text:p>2.8942</text:p>
          </table:table-cell>
          <table:table-cell office:value-type="float" office:value="1.58521" calcext:value-type="float">
            <text:p>1.58521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0260525" calcext:value-type="float">
            <text:p>0.000260525</text:p>
          </table:table-cell>
          <table:table-cell office:value-type="float" office:value="0.441295" calcext:value-type="float">
            <text:p>0.441295</text:p>
          </table:table-cell>
          <table:table-cell office:value-type="float" office:value="2.91246" calcext:value-type="float">
            <text:p>2.91246</text:p>
          </table:table-cell>
          <table:table-cell office:value-type="float" office:value="1.70526" calcext:value-type="float">
            <text:p>1.7052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0244604" calcext:value-type="float">
            <text:p>0.000244604</text:p>
          </table:table-cell>
          <table:table-cell office:value-type="float" office:value="0.140519" calcext:value-type="float">
            <text:p>0.140519</text:p>
          </table:table-cell>
          <table:table-cell office:value-type="float" office:value="2.895" calcext:value-type="float">
            <text:p>2.895</text:p>
          </table:table-cell>
          <table:table-cell office:value-type="float" office:value="1.88793" calcext:value-type="float">
            <text:p>1.88793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0232157" calcext:value-type="float">
            <text:p>0.000232157</text:p>
          </table:table-cell>
          <table:table-cell office:value-type="float" office:value="-0.193439" calcext:value-type="float">
            <text:p>-0.193439</text:p>
          </table:table-cell>
          <table:table-cell office:value-type="float" office:value="2.99159" calcext:value-type="float">
            <text:p>2.99159</text:p>
          </table:table-cell>
          <table:table-cell office:value-type="float" office:value="1.70476" calcext:value-type="float">
            <text:p>1.70476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0267459" calcext:value-type="float">
            <text:p>0.000267459</text:p>
          </table:table-cell>
          <table:table-cell office:value-type="float" office:value="-0.441819" calcext:value-type="float">
            <text:p>-0.441819</text:p>
          </table:table-cell>
          <table:table-cell office:value-type="float" office:value="3.18984" calcext:value-type="float">
            <text:p>3.18984</text:p>
          </table:table-cell>
          <table:table-cell office:value-type="float" office:value="1.82431" calcext:value-type="float">
            <text:p>1.82431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0247771" calcext:value-type="float">
            <text:p>0.000247771</text:p>
          </table:table-cell>
          <table:table-cell office:value-type="float" office:value="-0.0455857" calcext:value-type="float">
            <text:p>-0.0455857</text:p>
          </table:table-cell>
          <table:table-cell office:value-type="float" office:value="3.07062" calcext:value-type="float">
            <text:p>3.07062</text:p>
          </table:table-cell>
          <table:table-cell office:value-type="float" office:value="1.91518" calcext:value-type="float">
            <text:p>1.91518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0245753" calcext:value-type="float">
            <text:p>0.000245753</text:p>
          </table:table-cell>
          <table:table-cell office:value-type="float" office:value="0.40575" calcext:value-type="float">
            <text:p>0.40575</text:p>
          </table:table-cell>
          <table:table-cell office:value-type="float" office:value="3.00108" calcext:value-type="float">
            <text:p>3.00108</text:p>
          </table:table-cell>
          <table:table-cell office:value-type="float" office:value="2.11069" calcext:value-type="float">
            <text:p>2.11069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0247671" calcext:value-type="float">
            <text:p>0.000247671</text:p>
          </table:table-cell>
          <table:table-cell office:value-type="float" office:value="0.0115077" calcext:value-type="float">
            <text:p>0.0115077</text:p>
          </table:table-cell>
          <table:table-cell office:value-type="float" office:value="3.08724" calcext:value-type="float">
            <text:p>3.08724</text:p>
          </table:table-cell>
          <table:table-cell office:value-type="float" office:value="2.07465" calcext:value-type="float">
            <text:p>2.07465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0240349" calcext:value-type="float">
            <text:p>0.000240349</text:p>
          </table:table-cell>
          <table:table-cell office:value-type="float" office:value="0.299662" calcext:value-type="float">
            <text:p>0.299662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2.20085" calcext:value-type="float">
            <text:p>2.20085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0252484" calcext:value-type="float">
            <text:p>0.000252484</text:p>
          </table:table-cell>
          <table:table-cell office:value-type="float" office:value="1.07137" calcext:value-type="float">
            <text:p>1.07137</text:p>
          </table:table-cell>
          <table:table-cell office:value-type="float" office:value="2.92621" calcext:value-type="float">
            <text:p>2.92621</text:p>
          </table:table-cell>
          <table:table-cell office:value-type="float" office:value="2.43126" calcext:value-type="float">
            <text:p>2.43126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0255412" calcext:value-type="float">
            <text:p>0.000255412</text:p>
          </table:table-cell>
          <table:table-cell office:value-type="float" office:value="0.632158" calcext:value-type="float">
            <text:p>0.632158</text:p>
          </table:table-cell>
          <table:table-cell office:value-type="float" office:value="3.15147" calcext:value-type="float">
            <text:p>3.15147</text:p>
          </table:table-cell>
          <table:table-cell office:value-type="float" office:value="2.47292" calcext:value-type="float">
            <text:p>2.47292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0256681" calcext:value-type="float">
            <text:p>0.000256681</text:p>
          </table:table-cell>
          <table:table-cell office:value-type="float" office:value="0.186348" calcext:value-type="float">
            <text:p>0.186348</text:p>
          </table:table-cell>
          <table:table-cell office:value-type="float" office:value="3.26548" calcext:value-type="float">
            <text:p>3.26548</text:p>
          </table:table-cell>
          <table:table-cell office:value-type="float" office:value="2.28077" calcext:value-type="float">
            <text:p>2.28077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0253432" calcext:value-type="float">
            <text:p>0.000253432</text:p>
          </table:table-cell>
          <table:table-cell office:value-type="float" office:value="0.839173" calcext:value-type="float">
            <text:p>0.839173</text:p>
          </table:table-cell>
          <table:table-cell office:value-type="float" office:value="3.25228" calcext:value-type="float">
            <text:p>3.25228</text:p>
          </table:table-cell>
          <table:table-cell office:value-type="float" office:value="2.31748" calcext:value-type="float">
            <text:p>2.31748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0251714" calcext:value-type="float">
            <text:p>0.000251714</text:p>
          </table:table-cell>
          <table:table-cell office:value-type="float" office:value="0.944307" calcext:value-type="float">
            <text:p>0.944307</text:p>
          </table:table-cell>
          <table:table-cell office:value-type="float" office:value="3.25881" calcext:value-type="float">
            <text:p>3.25881</text:p>
          </table:table-cell>
          <table:table-cell office:value-type="float" office:value="2.36324" calcext:value-type="float">
            <text:p>2.36324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0231636" calcext:value-type="float">
            <text:p>0.000231636</text:p>
          </table:table-cell>
          <table:table-cell office:value-type="float" office:value="0.652943" calcext:value-type="float">
            <text:p>0.652943</text:p>
          </table:table-cell>
          <table:table-cell office:value-type="float" office:value="3.33774" calcext:value-type="float">
            <text:p>3.33774</text:p>
          </table:table-cell>
          <table:table-cell office:value-type="float" office:value="2.18524" calcext:value-type="float">
            <text:p>2.1852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0233418" calcext:value-type="float">
            <text:p>0.000233418</text:p>
          </table:table-cell>
          <table:table-cell office:value-type="float" office:value="0.857481" calcext:value-type="float">
            <text:p>0.857481</text:p>
          </table:table-cell>
          <table:table-cell office:value-type="float" office:value="3.29004" calcext:value-type="float">
            <text:p>3.29004</text:p>
          </table:table-cell>
          <table:table-cell office:value-type="float" office:value="2.15992" calcext:value-type="float">
            <text:p>2.1599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0220544" calcext:value-type="float">
            <text:p>0.000220544</text:p>
          </table:table-cell>
          <table:table-cell office:value-type="float" office:value="1.44383" calcext:value-type="float">
            <text:p>1.44383</text:p>
          </table:table-cell>
          <table:table-cell office:value-type="float" office:value="3.22311" calcext:value-type="float">
            <text:p>3.22311</text:p>
          </table:table-cell>
          <table:table-cell office:value-type="float" office:value="2.18795" calcext:value-type="float">
            <text:p>2.18795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0259118" calcext:value-type="float">
            <text:p>0.000259118</text:p>
          </table:table-cell>
          <table:table-cell office:value-type="float" office:value="1.33206" calcext:value-type="float">
            <text:p>1.33206</text:p>
          </table:table-cell>
          <table:table-cell office:value-type="float" office:value="3.29322" calcext:value-type="float">
            <text:p>3.29322</text:p>
          </table:table-cell>
          <table:table-cell office:value-type="float" office:value="2.0853" calcext:value-type="float">
            <text:p>2.0853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0244645" calcext:value-type="float">
            <text:p>0.000244645</text:p>
          </table:table-cell>
          <table:table-cell office:value-type="float" office:value="1.06598" calcext:value-type="float">
            <text:p>1.06598</text:p>
          </table:table-cell>
          <table:table-cell office:value-type="float" office:value="3.39558" calcext:value-type="float">
            <text:p>3.39558</text:p>
          </table:table-cell>
          <table:table-cell office:value-type="float" office:value="2.14191" calcext:value-type="float">
            <text:p>2.14191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0249026" calcext:value-type="float">
            <text:p>0.000249026</text:p>
          </table:table-cell>
          <table:table-cell office:value-type="float" office:value="1.37299" calcext:value-type="float">
            <text:p>1.37299</text:p>
          </table:table-cell>
          <table:table-cell office:value-type="float" office:value="3.34423" calcext:value-type="float">
            <text:p>3.34423</text:p>
          </table:table-cell>
          <table:table-cell office:value-type="float" office:value="2.19174" calcext:value-type="float">
            <text:p>2.19174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0225591" calcext:value-type="float">
            <text:p>0.000225591</text:p>
          </table:table-cell>
          <table:table-cell office:value-type="float" office:value="1.51457" calcext:value-type="float">
            <text:p>1.51457</text:p>
          </table:table-cell>
          <table:table-cell office:value-type="float" office:value="3.34018" calcext:value-type="float">
            <text:p>3.34018</text:p>
          </table:table-cell>
          <table:table-cell office:value-type="float" office:value="2.34533" calcext:value-type="float">
            <text:p>2.34533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0241818" calcext:value-type="float">
            <text:p>0.000241818</text:p>
          </table:table-cell>
          <table:table-cell office:value-type="float" office:value="1.5136" calcext:value-type="float">
            <text:p>1.5136</text:p>
          </table:table-cell>
          <table:table-cell office:value-type="float" office:value="3.34411" calcext:value-type="float">
            <text:p>3.34411</text:p>
          </table:table-cell>
          <table:table-cell office:value-type="float" office:value="2.28088" calcext:value-type="float">
            <text:p>2.28088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0238233" calcext:value-type="float">
            <text:p>0.000238233</text:p>
          </table:table-cell>
          <table:table-cell office:value-type="float" office:value="1.4546" calcext:value-type="float">
            <text:p>1.4546</text:p>
          </table:table-cell>
          <table:table-cell office:value-type="float" office:value="3.40167" calcext:value-type="float">
            <text:p>3.40167</text:p>
          </table:table-cell>
          <table:table-cell office:value-type="float" office:value="2.34642" calcext:value-type="float">
            <text:p>2.34642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0245213" calcext:value-type="float">
            <text:p>0.000245213</text:p>
          </table:table-cell>
          <table:table-cell office:value-type="float" office:value="1.39537" calcext:value-type="float">
            <text:p>1.39537</text:p>
          </table:table-cell>
          <table:table-cell office:value-type="float" office:value="3.55141" calcext:value-type="float">
            <text:p>3.55141</text:p>
          </table:table-cell>
          <table:table-cell office:value-type="float" office:value="2.3771" calcext:value-type="float">
            <text:p>2.3771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0226707" calcext:value-type="float">
            <text:p>0.000226707</text:p>
          </table:table-cell>
          <table:table-cell office:value-type="float" office:value="1.53407" calcext:value-type="float">
            <text:p>1.53407</text:p>
          </table:table-cell>
          <table:table-cell office:value-type="float" office:value="3.62841" calcext:value-type="float">
            <text:p>3.62841</text:p>
          </table:table-cell>
          <table:table-cell office:value-type="float" office:value="2.28066" calcext:value-type="float">
            <text:p>2.28066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0223917" calcext:value-type="float">
            <text:p>0.000223917</text:p>
          </table:table-cell>
          <table:table-cell office:value-type="float" office:value="1.5506" calcext:value-type="float">
            <text:p>1.5506</text:p>
          </table:table-cell>
          <table:table-cell office:value-type="float" office:value="3.7944" calcext:value-type="float">
            <text:p>3.7944</text:p>
          </table:table-cell>
          <table:table-cell office:value-type="float" office:value="2.21683" calcext:value-type="float">
            <text:p>2.21683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0246024" calcext:value-type="float">
            <text:p>0.000246024</text:p>
          </table:table-cell>
          <table:table-cell office:value-type="float" office:value="1.24055" calcext:value-type="float">
            <text:p>1.24055</text:p>
          </table:table-cell>
          <table:table-cell office:value-type="float" office:value="3.91884" calcext:value-type="float">
            <text:p>3.91884</text:p>
          </table:table-cell>
          <table:table-cell office:value-type="float" office:value="2.18197" calcext:value-type="float">
            <text:p>2.18197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0243317" calcext:value-type="float">
            <text:p>0.000243317</text:p>
          </table:table-cell>
          <table:table-cell office:value-type="float" office:value="1.20619" calcext:value-type="float">
            <text:p>1.20619</text:p>
          </table:table-cell>
          <table:table-cell office:value-type="float" office:value="3.98885" calcext:value-type="float">
            <text:p>3.98885</text:p>
          </table:table-cell>
          <table:table-cell office:value-type="float" office:value="2.19442" calcext:value-type="float">
            <text:p>2.19442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0233049" calcext:value-type="float">
            <text:p>0.000233049</text:p>
          </table:table-cell>
          <table:table-cell office:value-type="float" office:value="1.33392" calcext:value-type="float">
            <text:p>1.33392</text:p>
          </table:table-cell>
          <table:table-cell office:value-type="float" office:value="3.98039" calcext:value-type="float">
            <text:p>3.98039</text:p>
          </table:table-cell>
          <table:table-cell office:value-type="float" office:value="2.23042" calcext:value-type="float">
            <text:p>2.23042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0231583" calcext:value-type="float">
            <text:p>0.000231583</text:p>
          </table:table-cell>
          <table:table-cell office:value-type="float" office:value="1.19282" calcext:value-type="float">
            <text:p>1.19282</text:p>
          </table:table-cell>
          <table:table-cell office:value-type="float" office:value="4.00155" calcext:value-type="float">
            <text:p>4.00155</text:p>
          </table:table-cell>
          <table:table-cell office:value-type="float" office:value="2.33142" calcext:value-type="float">
            <text:p>2.3314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0248973" calcext:value-type="float">
            <text:p>0.000248973</text:p>
          </table:table-cell>
          <table:table-cell office:value-type="float" office:value="1.25327" calcext:value-type="float">
            <text:p>1.25327</text:p>
          </table:table-cell>
          <table:table-cell office:value-type="float" office:value="4.01834" calcext:value-type="float">
            <text:p>4.01834</text:p>
          </table:table-cell>
          <table:table-cell office:value-type="float" office:value="2.19242" calcext:value-type="float">
            <text:p>2.19242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0236072" calcext:value-type="float">
            <text:p>0.000236072</text:p>
          </table:table-cell>
          <table:table-cell office:value-type="float" office:value="1.45106" calcext:value-type="float">
            <text:p>1.45106</text:p>
          </table:table-cell>
          <table:table-cell office:value-type="float" office:value="4.05116" calcext:value-type="float">
            <text:p>4.05116</text:p>
          </table:table-cell>
          <table:table-cell office:value-type="float" office:value="2.33853" calcext:value-type="float">
            <text:p>2.33853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0226252" calcext:value-type="float">
            <text:p>0.000226252</text:p>
          </table:table-cell>
          <table:table-cell office:value-type="float" office:value="1.43661" calcext:value-type="float">
            <text:p>1.43661</text:p>
          </table:table-cell>
          <table:table-cell office:value-type="float" office:value="4.21461" calcext:value-type="float">
            <text:p>4.21461</text:p>
          </table:table-cell>
          <table:table-cell office:value-type="float" office:value="2.54953" calcext:value-type="float">
            <text:p>2.54953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0232746" calcext:value-type="float">
            <text:p>0.000232746</text:p>
          </table:table-cell>
          <table:table-cell office:value-type="float" office:value="1.63805" calcext:value-type="float">
            <text:p>1.63805</text:p>
          </table:table-cell>
          <table:table-cell office:value-type="float" office:value="4.31612" calcext:value-type="float">
            <text:p>4.31612</text:p>
          </table:table-cell>
          <table:table-cell office:value-type="float" office:value="2.54614" calcext:value-type="float">
            <text:p>2.54614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0224529" calcext:value-type="float">
            <text:p>0.000224529</text:p>
          </table:table-cell>
          <table:table-cell office:value-type="float" office:value="1.69638" calcext:value-type="float">
            <text:p>1.69638</text:p>
          </table:table-cell>
          <table:table-cell office:value-type="float" office:value="4.35431" calcext:value-type="float">
            <text:p>4.35431</text:p>
          </table:table-cell>
          <table:table-cell office:value-type="float" office:value="2.40846" calcext:value-type="float">
            <text:p>2.40846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0243368" calcext:value-type="float">
            <text:p>0.000243368</text:p>
          </table:table-cell>
          <table:table-cell office:value-type="float" office:value="1.48119" calcext:value-type="float">
            <text:p>1.48119</text:p>
          </table:table-cell>
          <table:table-cell office:value-type="float" office:value="4.48901" calcext:value-type="float">
            <text:p>4.48901</text:p>
          </table:table-cell>
          <table:table-cell office:value-type="float" office:value="2.49093" calcext:value-type="float">
            <text:p>2.49093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0225958" calcext:value-type="float">
            <text:p>0.000225958</text:p>
          </table:table-cell>
          <table:table-cell office:value-type="float" office:value="1.60124" calcext:value-type="float">
            <text:p>1.60124</text:p>
          </table:table-cell>
          <table:table-cell office:value-type="float" office:value="4.48437" calcext:value-type="float">
            <text:p>4.48437</text:p>
          </table:table-cell>
          <table:table-cell office:value-type="float" office:value="2.65818" calcext:value-type="float">
            <text:p>2.65818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024134" calcext:value-type="float">
            <text:p>0.00024134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4.53137" calcext:value-type="float">
            <text:p>4.53137</text:p>
          </table:table-cell>
          <table:table-cell office:value-type="float" office:value="2.43944" calcext:value-type="float">
            <text:p>2.43944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0240998" calcext:value-type="float">
            <text:p>0.000240998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4.56314" calcext:value-type="float">
            <text:p>4.56314</text:p>
          </table:table-cell>
          <table:table-cell office:value-type="float" office:value="2.61658" calcext:value-type="float">
            <text:p>2.61658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0230892" calcext:value-type="float">
            <text:p>0.000230892</text:p>
          </table:table-cell>
          <table:table-cell office:value-type="float" office:value="1.43351" calcext:value-type="float">
            <text:p>1.43351</text:p>
          </table:table-cell>
          <table:table-cell office:value-type="float" office:value="4.48801" calcext:value-type="float">
            <text:p>4.48801</text:p>
          </table:table-cell>
          <table:table-cell office:value-type="float" office:value="2.64013" calcext:value-type="float">
            <text:p>2.64013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0242032" calcext:value-type="float">
            <text:p>0.000242032</text:p>
          </table:table-cell>
          <table:table-cell office:value-type="float" office:value="1.49417" calcext:value-type="float">
            <text:p>1.49417</text:p>
          </table:table-cell>
          <table:table-cell office:value-type="float" office:value="4.42874" calcext:value-type="float">
            <text:p>4.42874</text:p>
          </table:table-cell>
          <table:table-cell office:value-type="float" office:value="2.52969" calcext:value-type="float">
            <text:p>2.52969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0239868" calcext:value-type="float">
            <text:p>0.000239868</text:p>
          </table:table-cell>
          <table:table-cell office:value-type="float" office:value="1.23698" calcext:value-type="float">
            <text:p>1.23698</text:p>
          </table:table-cell>
          <table:table-cell office:value-type="float" office:value="4.30411" calcext:value-type="float">
            <text:p>4.30411</text:p>
          </table:table-cell>
          <table:table-cell office:value-type="float" office:value="2.59515" calcext:value-type="float">
            <text:p>2.59515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0243363" calcext:value-type="float">
            <text:p>0.000243363</text:p>
          </table:table-cell>
          <table:table-cell office:value-type="float" office:value="1.47852" calcext:value-type="float">
            <text:p>1.47852</text:p>
          </table:table-cell>
          <table:table-cell office:value-type="float" office:value="4.2648" calcext:value-type="float">
            <text:p>4.2648</text:p>
          </table:table-cell>
          <table:table-cell office:value-type="float" office:value="2.33908" calcext:value-type="float">
            <text:p>2.33908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0217854" calcext:value-type="float">
            <text:p>0.000217854</text:p>
          </table:table-cell>
          <table:table-cell office:value-type="float" office:value="1.57357" calcext:value-type="float">
            <text:p>1.57357</text:p>
          </table:table-cell>
          <table:table-cell office:value-type="float" office:value="4.1875" calcext:value-type="float">
            <text:p>4.1875</text:p>
          </table:table-cell>
          <table:table-cell office:value-type="float" office:value="2.28524" calcext:value-type="float">
            <text:p>2.28524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0228312" calcext:value-type="float">
            <text:p>0.000228312</text:p>
          </table:table-cell>
          <table:table-cell office:value-type="float" office:value="1.2388" calcext:value-type="float">
            <text:p>1.2388</text:p>
          </table:table-cell>
          <table:table-cell office:value-type="float" office:value="4.18413" calcext:value-type="float">
            <text:p>4.18413</text:p>
          </table:table-cell>
          <table:table-cell office:value-type="float" office:value="2.23085" calcext:value-type="float">
            <text:p>2.23085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0208884" calcext:value-type="float">
            <text:p>0.000208884</text:p>
          </table:table-cell>
          <table:table-cell office:value-type="float" office:value="1.28296" calcext:value-type="float">
            <text:p>1.28296</text:p>
          </table:table-cell>
          <table:table-cell office:value-type="float" office:value="4.18284" calcext:value-type="float">
            <text:p>4.18284</text:p>
          </table:table-cell>
          <table:table-cell office:value-type="float" office:value="2.2795" calcext:value-type="float">
            <text:p>2.2795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024065" calcext:value-type="float">
            <text:p>0.00024065</text:p>
          </table:table-cell>
          <table:table-cell office:value-type="float" office:value="1.57438" calcext:value-type="float">
            <text:p>1.57438</text:p>
          </table:table-cell>
          <table:table-cell office:value-type="float" office:value="4.08472" calcext:value-type="float">
            <text:p>4.08472</text:p>
          </table:table-cell>
          <table:table-cell office:value-type="float" office:value="2.29332" calcext:value-type="float">
            <text:p>2.29332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0221765" calcext:value-type="float">
            <text:p>0.000221765</text:p>
          </table:table-cell>
          <table:table-cell office:value-type="float" office:value="1.20801" calcext:value-type="float">
            <text:p>1.20801</text:p>
          </table:table-cell>
          <table:table-cell office:value-type="float" office:value="4.17115" calcext:value-type="float">
            <text:p>4.17115</text:p>
          </table:table-cell>
          <table:table-cell office:value-type="float" office:value="2.23748" calcext:value-type="float">
            <text:p>2.23748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0239679" calcext:value-type="float">
            <text:p>0.000239679</text:p>
          </table:table-cell>
          <table:table-cell office:value-type="float" office:value="1.0042" calcext:value-type="float">
            <text:p>1.0042</text:p>
          </table:table-cell>
          <table:table-cell office:value-type="float" office:value="4.23853" calcext:value-type="float">
            <text:p>4.23853</text:p>
          </table:table-cell>
          <table:table-cell office:value-type="float" office:value="2.14262" calcext:value-type="float">
            <text:p>2.14262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0223816" calcext:value-type="float">
            <text:p>0.000223816</text:p>
          </table:table-cell>
          <table:table-cell office:value-type="float" office:value="1.29745" calcext:value-type="float">
            <text:p>1.29745</text:p>
          </table:table-cell>
          <table:table-cell office:value-type="float" office:value="4.20927" calcext:value-type="float">
            <text:p>4.20927</text:p>
          </table:table-cell>
          <table:table-cell office:value-type="float" office:value="2.11346" calcext:value-type="float">
            <text:p>2.11346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0220545" calcext:value-type="float">
            <text:p>0.000220545</text:p>
          </table:table-cell>
          <table:table-cell office:value-type="float" office:value="1.32906" calcext:value-type="float">
            <text:p>1.32906</text:p>
          </table:table-cell>
          <table:table-cell office:value-type="float" office:value="4.19915" calcext:value-type="float">
            <text:p>4.19915</text:p>
          </table:table-cell>
          <table:table-cell office:value-type="float" office:value="2.13168" calcext:value-type="float">
            <text:p>2.13168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0221655" calcext:value-type="float">
            <text:p>0.000221655</text:p>
          </table:table-cell>
          <table:table-cell office:value-type="float" office:value="1.18664" calcext:value-type="float">
            <text:p>1.18664</text:p>
          </table:table-cell>
          <table:table-cell office:value-type="float" office:value="4.11797" calcext:value-type="float">
            <text:p>4.11797</text:p>
          </table:table-cell>
          <table:table-cell office:value-type="float" office:value="2.21029" calcext:value-type="float">
            <text:p>2.21029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0208524" calcext:value-type="float">
            <text:p>0.000208524</text:p>
          </table:table-cell>
          <table:table-cell office:value-type="float" office:value="1.18385" calcext:value-type="float">
            <text:p>1.18385</text:p>
          </table:table-cell>
          <table:table-cell office:value-type="float" office:value="4.12845" calcext:value-type="float">
            <text:p>4.12845</text:p>
          </table:table-cell>
          <table:table-cell office:value-type="float" office:value="2.17147" calcext:value-type="float">
            <text:p>2.17147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0223538" calcext:value-type="float">
            <text:p>0.000223538</text:p>
          </table:table-cell>
          <table:table-cell office:value-type="float" office:value="1.313" calcext:value-type="float">
            <text:p>1.313</text:p>
          </table:table-cell>
          <table:table-cell office:value-type="float" office:value="4.04325" calcext:value-type="float">
            <text:p>4.04325</text:p>
          </table:table-cell>
          <table:table-cell office:value-type="float" office:value="2.1286" calcext:value-type="float">
            <text:p>2.1286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0223744" calcext:value-type="float">
            <text:p>0.000223744</text:p>
          </table:table-cell>
          <table:table-cell office:value-type="float" office:value="1.25052" calcext:value-type="float">
            <text:p>1.25052</text:p>
          </table:table-cell>
          <table:table-cell office:value-type="float" office:value="3.98837" calcext:value-type="float">
            <text:p>3.98837</text:p>
          </table:table-cell>
          <table:table-cell office:value-type="float" office:value="1.91727" calcext:value-type="float">
            <text:p>1.91727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0232314" calcext:value-type="float">
            <text:p>0.000232314</text:p>
          </table:table-cell>
          <table:table-cell office:value-type="float" office:value="1.20223" calcext:value-type="float">
            <text:p>1.20223</text:p>
          </table:table-cell>
          <table:table-cell office:value-type="float" office:value="3.97583" calcext:value-type="float">
            <text:p>3.97583</text:p>
          </table:table-cell>
          <table:table-cell office:value-type="float" office:value="1.77232" calcext:value-type="float">
            <text:p>1.77232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0216388" calcext:value-type="float">
            <text:p>0.000216388</text:p>
          </table:table-cell>
          <table:table-cell office:value-type="float" office:value="1.24372" calcext:value-type="float">
            <text:p>1.24372</text:p>
          </table:table-cell>
          <table:table-cell office:value-type="float" office:value="3.97853" calcext:value-type="float">
            <text:p>3.97853</text:p>
          </table:table-cell>
          <table:table-cell office:value-type="float" office:value="1.67134" calcext:value-type="float">
            <text:p>1.67134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0221973" calcext:value-type="float">
            <text:p>0.000221973</text:p>
          </table:table-cell>
          <table:table-cell office:value-type="float" office:value="1.21908" calcext:value-type="float">
            <text:p>1.21908</text:p>
          </table:table-cell>
          <table:table-cell office:value-type="float" office:value="3.9663" calcext:value-type="float">
            <text:p>3.9663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0218758" calcext:value-type="float">
            <text:p>0.000218758</text:p>
          </table:table-cell>
          <table:table-cell office:value-type="float" office:value="1.32962" calcext:value-type="float">
            <text:p>1.32962</text:p>
          </table:table-cell>
          <table:table-cell office:value-type="float" office:value="4.03346" calcext:value-type="float">
            <text:p>4.03346</text:p>
          </table:table-cell>
          <table:table-cell office:value-type="float" office:value="1.60131" calcext:value-type="float">
            <text:p>1.60131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0223814" calcext:value-type="float">
            <text:p>0.000223814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3.94497" calcext:value-type="float">
            <text:p>3.94497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0224968" calcext:value-type="float">
            <text:p>0.000224968</text:p>
          </table:table-cell>
          <table:table-cell office:value-type="float" office:value="1.23251" calcext:value-type="float">
            <text:p>1.23251</text:p>
          </table:table-cell>
          <table:table-cell office:value-type="float" office:value="3.8995" calcext:value-type="float">
            <text:p>3.8995</text:p>
          </table:table-cell>
          <table:table-cell office:value-type="float" office:value="1.59948" calcext:value-type="float">
            <text:p>1.59948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0203322" calcext:value-type="float">
            <text:p>0.000203322</text:p>
          </table:table-cell>
          <table:table-cell office:value-type="float" office:value="1.10798" calcext:value-type="float">
            <text:p>1.10798</text:p>
          </table:table-cell>
          <table:table-cell office:value-type="float" office:value="3.89025" calcext:value-type="float">
            <text:p>3.89025</text:p>
          </table:table-cell>
          <table:table-cell office:value-type="float" office:value="1.70398" calcext:value-type="float">
            <text:p>1.70398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0213176" calcext:value-type="float">
            <text:p>0.000213176</text:p>
          </table:table-cell>
          <table:table-cell office:value-type="float" office:value="1.22964" calcext:value-type="float">
            <text:p>1.22964</text:p>
          </table:table-cell>
          <table:table-cell office:value-type="float" office:value="3.86816" calcext:value-type="float">
            <text:p>3.86816</text:p>
          </table:table-cell>
          <table:table-cell office:value-type="float" office:value="1.89344" calcext:value-type="float">
            <text:p>1.89344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0223051" calcext:value-type="float">
            <text:p>0.000223051</text:p>
          </table:table-cell>
          <table:table-cell office:value-type="float" office:value="1.16462" calcext:value-type="float">
            <text:p>1.16462</text:p>
          </table:table-cell>
          <table:table-cell office:value-type="float" office:value="3.71292" calcext:value-type="float">
            <text:p>3.71292</text:p>
          </table:table-cell>
          <table:table-cell office:value-type="float" office:value="1.82581" calcext:value-type="float">
            <text:p>1.82581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224884" calcext:value-type="float">
            <text:p>0.000224884</text:p>
          </table:table-cell>
          <table:table-cell office:value-type="float" office:value="0.978157" calcext:value-type="float">
            <text:p>0.978157</text:p>
          </table:table-cell>
          <table:table-cell office:value-type="float" office:value="3.68123" calcext:value-type="float">
            <text:p>3.68123</text:p>
          </table:table-cell>
          <table:table-cell office:value-type="float" office:value="1.80474" calcext:value-type="float">
            <text:p>1.80474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0220543" calcext:value-type="float">
            <text:p>0.000220543</text:p>
          </table:table-cell>
          <table:table-cell office:value-type="float" office:value="0.975873" calcext:value-type="float">
            <text:p>0.975873</text:p>
          </table:table-cell>
          <table:table-cell office:value-type="float" office:value="3.57674" calcext:value-type="float">
            <text:p>3.57674</text:p>
          </table:table-cell>
          <table:table-cell office:value-type="float" office:value="1.71603" calcext:value-type="float">
            <text:p>1.71603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0219584" calcext:value-type="float">
            <text:p>0.000219584</text:p>
          </table:table-cell>
          <table:table-cell office:value-type="float" office:value="1.0428" calcext:value-type="float">
            <text:p>1.0428</text:p>
          </table:table-cell>
          <table:table-cell office:value-type="float" office:value="3.47238" calcext:value-type="float">
            <text:p>3.47238</text:p>
          </table:table-cell>
          <table:table-cell office:value-type="float" office:value="1.72675" calcext:value-type="float">
            <text:p>1.72675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0198074" calcext:value-type="float">
            <text:p>0.000198074</text:p>
          </table:table-cell>
          <table:table-cell office:value-type="float" office:value="0.964807" calcext:value-type="float">
            <text:p>0.964807</text:p>
          </table:table-cell>
          <table:table-cell office:value-type="float" office:value="3.40453" calcext:value-type="float">
            <text:p>3.40453</text:p>
          </table:table-cell>
          <table:table-cell office:value-type="float" office:value="1.71697" calcext:value-type="float">
            <text:p>1.7169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0204477" calcext:value-type="float">
            <text:p>0.000204477</text:p>
          </table:table-cell>
          <table:table-cell office:value-type="float" office:value="0.950913" calcext:value-type="float">
            <text:p>0.950913</text:p>
          </table:table-cell>
          <table:table-cell office:value-type="float" office:value="3.43274" calcext:value-type="float">
            <text:p>3.43274</text:p>
          </table:table-cell>
          <table:table-cell office:value-type="float" office:value="1.79324" calcext:value-type="float">
            <text:p>1.79324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0223263" calcext:value-type="float">
            <text:p>0.000223263</text:p>
          </table:table-cell>
          <table:table-cell office:value-type="float" office:value="1.2" calcext:value-type="float">
            <text:p>1.2</text:p>
          </table:table-cell>
          <table:table-cell office:value-type="float" office:value="3.3731" calcext:value-type="float">
            <text:p>3.3731</text:p>
          </table:table-cell>
          <table:table-cell office:value-type="float" office:value="1.65553" calcext:value-type="float">
            <text:p>1.65553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0216975" calcext:value-type="float">
            <text:p>0.000216975</text:p>
          </table:table-cell>
          <table:table-cell office:value-type="float" office:value="0.955274" calcext:value-type="float">
            <text:p>0.955274</text:p>
          </table:table-cell>
          <table:table-cell office:value-type="float" office:value="3.34496" calcext:value-type="float">
            <text:p>3.34496</text:p>
          </table:table-cell>
          <table:table-cell office:value-type="float" office:value="1.73095" calcext:value-type="float">
            <text:p>1.73095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0227324" calcext:value-type="float">
            <text:p>0.000227324</text:p>
          </table:table-cell>
          <table:table-cell office:value-type="float" office:value="0.840204" calcext:value-type="float">
            <text:p>0.840204</text:p>
          </table:table-cell>
          <table:table-cell office:value-type="float" office:value="3.36633" calcext:value-type="float">
            <text:p>3.36633</text:p>
          </table:table-cell>
          <table:table-cell office:value-type="float" office:value="1.70224" calcext:value-type="float">
            <text:p>1.70224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0234198" calcext:value-type="float">
            <text:p>0.000234198</text:p>
          </table:table-cell>
          <table:table-cell office:value-type="float" office:value="1.19725" calcext:value-type="float">
            <text:p>1.19725</text:p>
          </table:table-cell>
          <table:table-cell office:value-type="float" office:value="3.41856" calcext:value-type="float">
            <text:p>3.41856</text:p>
          </table:table-cell>
          <table:table-cell office:value-type="float" office:value="1.82068" calcext:value-type="float">
            <text:p>1.82068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.B1:D1.B1 D1.B2:D1.B612 D1.E1:D1.E1 D1.E2:D1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.C1:D1.C1 D1.C2:D1.C612 D1.F1:D1.F1 D1.F2:D1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pt" svg:y="556.81pt">
            <loext:p draw:notify-on-update-of-ranges="D1.D1:D1.D1 D1.D2:D1.D612 D1.G1:D1.G1 D1.G2:D1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_1.A1:D1_1.A1 D1_1.A2:D1_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1_1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244661" calcext:value-type="float">
            <text:p>0.000244661</text:p>
          </table:table-cell>
          <table:table-cell office:value-type="float" office:value="-0.00851965" calcext:value-type="float">
            <text:p>-0.00851965</text:p>
          </table:table-cell>
          <table:table-cell office:value-type="float" office:value="-0.0323699" calcext:value-type="float">
            <text:p>-0.0323699</text:p>
          </table:table-cell>
          <table:table-cell office:value-type="float" office:value="-0.0397926" calcext:value-type="float">
            <text:p>-0.039792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82591" calcext:value-type="float">
            <text:p>0.000282591</text:p>
          </table:table-cell>
          <table:table-cell office:value-type="float" office:value="0.0219705" calcext:value-type="float">
            <text:p>0.0219705</text:p>
          </table:table-cell>
          <table:table-cell office:value-type="float" office:value="-0.03216" calcext:value-type="float">
            <text:p>-0.03216</text:p>
          </table:table-cell>
          <table:table-cell office:value-type="float" office:value="-0.0655755" calcext:value-type="float">
            <text:p>-0.0655755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46451" calcext:value-type="float">
            <text:p>0.000246451</text:p>
          </table:table-cell>
          <table:table-cell office:value-type="float" office:value="0.0103066" calcext:value-type="float">
            <text:p>0.0103066</text:p>
          </table:table-cell>
          <table:table-cell office:value-type="float" office:value="-0.0388722" calcext:value-type="float">
            <text:p>-0.0388722</text:p>
          </table:table-cell>
          <table:table-cell office:value-type="float" office:value="0.0150603" calcext:value-type="float">
            <text:p>0.0150603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32523" calcext:value-type="float">
            <text:p>0.000232523</text:p>
          </table:table-cell>
          <table:table-cell office:value-type="float" office:value="-0.119883" calcext:value-type="float">
            <text:p>-0.119883</text:p>
          </table:table-cell>
          <table:table-cell office:value-type="float" office:value="-0.0409949" calcext:value-type="float">
            <text:p>-0.0409949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49012" calcext:value-type="float">
            <text:p>0.000249012</text:p>
          </table:table-cell>
          <table:table-cell office:value-type="float" office:value="-0.115802" calcext:value-type="float">
            <text:p>-0.115802</text:p>
          </table:table-cell>
          <table:table-cell office:value-type="float" office:value="-0.0541937" calcext:value-type="float">
            <text:p>-0.0541937</text:p>
          </table:table-cell>
          <table:table-cell office:value-type="float" office:value="-0.0115115" calcext:value-type="float">
            <text:p>-0.011511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39311" calcext:value-type="float">
            <text:p>0.000239311</text:p>
          </table:table-cell>
          <table:table-cell office:value-type="float" office:value="-0.258564" calcext:value-type="float">
            <text:p>-0.258564</text:p>
          </table:table-cell>
          <table:table-cell office:value-type="float" office:value="-0.0614991" calcext:value-type="float">
            <text:p>-0.0614991</text:p>
          </table:table-cell>
          <table:table-cell office:value-type="float" office:value="-0.00935113" calcext:value-type="float">
            <text:p>-0.00935113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9526" calcext:value-type="float">
            <text:p>0.000209526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053713" calcext:value-type="float">
            <text:p>-0.053713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303869" calcext:value-type="float">
            <text:p>0.000303869</text:p>
          </table:table-cell>
          <table:table-cell office:value-type="float" office:value="-0.166814" calcext:value-type="float">
            <text:p>-0.166814</text:p>
          </table:table-cell>
          <table:table-cell office:value-type="float" office:value="-0.0548638" calcext:value-type="float">
            <text:p>-0.0548638</text:p>
          </table:table-cell>
          <table:table-cell office:value-type="float" office:value="0.0401013" calcext:value-type="float">
            <text:p>0.040101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11268" calcext:value-type="float">
            <text:p>0.000311268</text:p>
          </table:table-cell>
          <table:table-cell office:value-type="float" office:value="-0.183739" calcext:value-type="float">
            <text:p>-0.183739</text:p>
          </table:table-cell>
          <table:table-cell office:value-type="float" office:value="-0.0302477" calcext:value-type="float">
            <text:p>-0.0302477</text:p>
          </table:table-cell>
          <table:table-cell office:value-type="float" office:value="0.0988776" calcext:value-type="float">
            <text:p>0.098877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76911" calcext:value-type="float">
            <text:p>0.000276911</text:p>
          </table:table-cell>
          <table:table-cell office:value-type="float" office:value="-0.330294" calcext:value-type="float">
            <text:p>-0.330294</text:p>
          </table:table-cell>
          <table:table-cell office:value-type="float" office:value="-0.0787719" calcext:value-type="float">
            <text:p>-0.0787719</text:p>
          </table:table-cell>
          <table:table-cell office:value-type="float" office:value="0.0676414" calcext:value-type="float">
            <text:p>0.0676414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-0.185271" calcext:value-type="float">
            <text:p>-0.185271</text:p>
          </table:table-cell>
          <table:table-cell office:value-type="float" office:value="-0.0860428" calcext:value-type="float">
            <text:p>-0.0860428</text:p>
          </table:table-cell>
          <table:table-cell office:value-type="float" office:value="0.0408147" calcext:value-type="float">
            <text:p>0.0408147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352598" calcext:value-type="float">
            <text:p>0.000352598</text:p>
          </table:table-cell>
          <table:table-cell office:value-type="float" office:value="-0.299793" calcext:value-type="float">
            <text:p>-0.299793</text:p>
          </table:table-cell>
          <table:table-cell office:value-type="float" office:value="-0.0572027" calcext:value-type="float">
            <text:p>-0.0572027</text:p>
          </table:table-cell>
          <table:table-cell office:value-type="float" office:value="0.112266" calcext:value-type="float">
            <text:p>0.11226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542546" calcext:value-type="float">
            <text:p>0.000542546</text:p>
          </table:table-cell>
          <table:table-cell office:value-type="float" office:value="-0.3641" calcext:value-type="float">
            <text:p>-0.3641</text:p>
          </table:table-cell>
          <table:table-cell office:value-type="float" office:value="-0.0397512" calcext:value-type="float">
            <text:p>-0.0397512</text:p>
          </table:table-cell>
          <table:table-cell office:value-type="float" office:value="0.171137" calcext:value-type="float">
            <text:p>0.171137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99871" calcext:value-type="float">
            <text:p>0.000299871</text:p>
          </table:table-cell>
          <table:table-cell office:value-type="float" office:value="-0.223896" calcext:value-type="float">
            <text:p>-0.223896</text:p>
          </table:table-cell>
          <table:table-cell office:value-type="float" office:value="-0.086611" calcext:value-type="float">
            <text:p>-0.086611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9411" calcext:value-type="float">
            <text:p>0.00029411</text:p>
          </table:table-cell>
          <table:table-cell office:value-type="float" office:value="-0.252859" calcext:value-type="float">
            <text:p>-0.252859</text:p>
          </table:table-cell>
          <table:table-cell office:value-type="float" office:value="-0.11269" calcext:value-type="float">
            <text:p>-0.11269</text:p>
          </table:table-cell>
          <table:table-cell office:value-type="float" office:value="0.0944761" calcext:value-type="float">
            <text:p>0.094476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47972" calcext:value-type="float">
            <text:p>0.000247972</text:p>
          </table:table-cell>
          <table:table-cell office:value-type="float" office:value="-0.396065" calcext:value-type="float">
            <text:p>-0.396065</text:p>
          </table:table-cell>
          <table:table-cell office:value-type="float" office:value="-0.0962184" calcext:value-type="float">
            <text:p>-0.0962184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80089" calcext:value-type="float">
            <text:p>0.000280089</text:p>
          </table:table-cell>
          <table:table-cell office:value-type="float" office:value="-0.415831" calcext:value-type="float">
            <text:p>-0.415831</text:p>
          </table:table-cell>
          <table:table-cell office:value-type="float" office:value="-0.103208" calcext:value-type="float">
            <text:p>-0.103208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39395" calcext:value-type="float">
            <text:p>0.000239395</text:p>
          </table:table-cell>
          <table:table-cell office:value-type="float" office:value="-0.439348" calcext:value-type="float">
            <text:p>-0.439348</text:p>
          </table:table-cell>
          <table:table-cell office:value-type="float" office:value="-0.100104" calcext:value-type="float">
            <text:p>-0.100104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09652" calcext:value-type="float">
            <text:p>0.000209652</text:p>
          </table:table-cell>
          <table:table-cell office:value-type="float" office:value="-0.435231" calcext:value-type="float">
            <text:p>-0.435231</text:p>
          </table:table-cell>
          <table:table-cell office:value-type="float" office:value="-0.0870089" calcext:value-type="float">
            <text:p>-0.0870089</text:p>
          </table:table-cell>
          <table:table-cell office:value-type="float" office:value="0.218687" calcext:value-type="float">
            <text:p>0.21868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3872" calcext:value-type="float">
            <text:p>0.00023872</text:p>
          </table:table-cell>
          <table:table-cell office:value-type="float" office:value="-0.453793" calcext:value-type="float">
            <text:p>-0.453793</text:p>
          </table:table-cell>
          <table:table-cell office:value-type="float" office:value="-0.107139" calcext:value-type="float">
            <text:p>-0.107139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39784" calcext:value-type="float">
            <text:p>0.000239784</text:p>
          </table:table-cell>
          <table:table-cell office:value-type="float" office:value="-0.441578" calcext:value-type="float">
            <text:p>-0.441578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74782" calcext:value-type="float">
            <text:p>0.000274782</text:p>
          </table:table-cell>
          <table:table-cell office:value-type="float" office:value="-0.430702" calcext:value-type="float">
            <text:p>-0.430702</text:p>
          </table:table-cell>
          <table:table-cell office:value-type="float" office:value="-0.0500268" calcext:value-type="float">
            <text:p>-0.0500268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189073" calcext:value-type="float">
            <text:p>0.000189073</text:p>
          </table:table-cell>
          <table:table-cell office:value-type="float" office:value="-0.440864" calcext:value-type="float">
            <text:p>-0.440864</text:p>
          </table:table-cell>
          <table:table-cell office:value-type="float" office:value="-0.0369303" calcext:value-type="float">
            <text:p>-0.0369303</text:p>
          </table:table-cell>
          <table:table-cell office:value-type="float" office:value="0.249186" calcext:value-type="float">
            <text:p>0.24918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185252" calcext:value-type="float">
            <text:p>0.000185252</text:p>
          </table:table-cell>
          <table:table-cell office:value-type="float" office:value="-0.433036" calcext:value-type="float">
            <text:p>-0.433036</text:p>
          </table:table-cell>
          <table:table-cell office:value-type="float" office:value="-0.0204179" calcext:value-type="float">
            <text:p>-0.0204179</text:p>
          </table:table-cell>
          <table:table-cell office:value-type="float" office:value="0.258298" calcext:value-type="float">
            <text:p>0.25829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2158" calcext:value-type="float">
            <text:p>0.00022158</text:p>
          </table:table-cell>
          <table:table-cell office:value-type="float" office:value="-0.408486" calcext:value-type="float">
            <text:p>-0.408486</text:p>
          </table:table-cell>
          <table:table-cell office:value-type="float" office:value="-0.0225163" calcext:value-type="float">
            <text:p>-0.0225163</text:p>
          </table:table-cell>
          <table:table-cell office:value-type="float" office:value="0.240497" calcext:value-type="float">
            <text:p>0.240497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34535" calcext:value-type="float">
            <text:p>0.000234535</text:p>
          </table:table-cell>
          <table:table-cell office:value-type="float" office:value="-0.545538" calcext:value-type="float">
            <text:p>-0.545538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8961" calcext:value-type="float">
            <text:p>0.00028961</text:p>
          </table:table-cell>
          <table:table-cell office:value-type="float" office:value="-0.567585" calcext:value-type="float">
            <text:p>-0.567585</text:p>
          </table:table-cell>
          <table:table-cell office:value-type="float" office:value="-0.0179414" calcext:value-type="float">
            <text:p>-0.0179414</text:p>
          </table:table-cell>
          <table:table-cell office:value-type="float" office:value="0.188094" calcext:value-type="float">
            <text:p>0.18809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475886" calcext:value-type="float">
            <text:p>0.000475886</text:p>
          </table:table-cell>
          <table:table-cell office:value-type="float" office:value="-0.529481" calcext:value-type="float">
            <text:p>-0.529481</text:p>
          </table:table-cell>
          <table:table-cell office:value-type="float" office:value="-0.00896739" calcext:value-type="float">
            <text:p>-0.00896739</text:p>
          </table:table-cell>
          <table:table-cell office:value-type="float" office:value="0.286323" calcext:value-type="float">
            <text:p>0.286323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301006" calcext:value-type="float">
            <text:p>0.000301006</text:p>
          </table:table-cell>
          <table:table-cell office:value-type="float" office:value="-0.584518" calcext:value-type="float">
            <text:p>-0.584518</text:p>
          </table:table-cell>
          <table:table-cell office:value-type="float" office:value="-0.0127083" calcext:value-type="float">
            <text:p>-0.0127083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83042" calcext:value-type="float">
            <text:p>0.000283042</text:p>
          </table:table-cell>
          <table:table-cell office:value-type="float" office:value="-0.59536" calcext:value-type="float">
            <text:p>-0.59536</text:p>
          </table:table-cell>
          <table:table-cell office:value-type="float" office:value="0.0142809" calcext:value-type="float">
            <text:p>0.0142809</text:p>
          </table:table-cell>
          <table:table-cell office:value-type="float" office:value="0.252962" calcext:value-type="float">
            <text:p>0.252962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45482" calcext:value-type="float">
            <text:p>0.000245482</text:p>
          </table:table-cell>
          <table:table-cell office:value-type="float" office:value="-0.424489" calcext:value-type="float">
            <text:p>-0.424489</text:p>
          </table:table-cell>
          <table:table-cell office:value-type="float" office:value="0.00639987" calcext:value-type="float">
            <text:p>0.00639987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92741" calcext:value-type="float">
            <text:p>0.000292741</text:p>
          </table:table-cell>
          <table:table-cell office:value-type="float" office:value="-0.594384" calcext:value-type="float">
            <text:p>-0.594384</text:p>
          </table:table-cell>
          <table:table-cell office:value-type="float" office:value="0.0327321" calcext:value-type="float">
            <text:p>0.0327321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316966" calcext:value-type="float">
            <text:p>0.000316966</text:p>
          </table:table-cell>
          <table:table-cell office:value-type="float" office:value="-0.65207" calcext:value-type="float">
            <text:p>-0.65207</text:p>
          </table:table-cell>
          <table:table-cell office:value-type="float" office:value="-0.000201311" calcext:value-type="float">
            <text:p>-0.000201311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741" calcext:value-type="float">
            <text:p>0.000220741</text:p>
          </table:table-cell>
          <table:table-cell office:value-type="float" office:value="-0.633076" calcext:value-type="float">
            <text:p>-0.633076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0.193712" calcext:value-type="float">
            <text:p>0.193712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16554" calcext:value-type="float">
            <text:p>0.000216554</text:p>
          </table:table-cell>
          <table:table-cell office:value-type="float" office:value="-0.642037" calcext:value-type="float">
            <text:p>-0.642037</text:p>
          </table:table-cell>
          <table:table-cell office:value-type="float" office:value="-0.0290399" calcext:value-type="float">
            <text:p>-0.0290399</text:p>
          </table:table-cell>
          <table:table-cell office:value-type="float" office:value="0.225561" calcext:value-type="float">
            <text:p>0.225561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55154" calcext:value-type="float">
            <text:p>0.000255154</text:p>
          </table:table-cell>
          <table:table-cell office:value-type="float" office:value="-0.622428" calcext:value-type="float">
            <text:p>-0.622428</text:p>
          </table:table-cell>
          <table:table-cell office:value-type="float" office:value="-0.0258685" calcext:value-type="float">
            <text:p>-0.0258685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5603" calcext:value-type="float">
            <text:p>0.00015603</text:p>
          </table:table-cell>
          <table:table-cell office:value-type="float" office:value="-0.617544" calcext:value-type="float">
            <text:p>-0.617544</text:p>
          </table:table-cell>
          <table:table-cell office:value-type="float" office:value="-0.0342828" calcext:value-type="float">
            <text:p>-0.0342828</text:p>
          </table:table-cell>
          <table:table-cell office:value-type="float" office:value="0.220419" calcext:value-type="float">
            <text:p>0.220419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71272" calcext:value-type="float">
            <text:p>0.000271272</text:p>
          </table:table-cell>
          <table:table-cell office:value-type="float" office:value="-0.657149" calcext:value-type="float">
            <text:p>-0.657149</text:p>
          </table:table-cell>
          <table:table-cell office:value-type="float" office:value="-0.043648" calcext:value-type="float">
            <text:p>-0.043648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89766" calcext:value-type="float">
            <text:p>0.000289766</text:p>
          </table:table-cell>
          <table:table-cell office:value-type="float" office:value="-0.631058" calcext:value-type="float">
            <text:p>-0.631058</text:p>
          </table:table-cell>
          <table:table-cell office:value-type="float" office:value="-0.0343064" calcext:value-type="float">
            <text:p>-0.0343064</text:p>
          </table:table-cell>
          <table:table-cell office:value-type="float" office:value="0.305523" calcext:value-type="float">
            <text:p>0.305523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71779" calcext:value-type="float">
            <text:p>0.000271779</text:p>
          </table:table-cell>
          <table:table-cell office:value-type="float" office:value="-0.625123" calcext:value-type="float">
            <text:p>-0.625123</text:p>
          </table:table-cell>
          <table:table-cell office:value-type="float" office:value="-0.0753465" calcext:value-type="float">
            <text:p>-0.0753465</text:p>
          </table:table-cell>
          <table:table-cell office:value-type="float" office:value="0.334126" calcext:value-type="float">
            <text:p>0.334126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90992" calcext:value-type="float">
            <text:p>0.000290992</text:p>
          </table:table-cell>
          <table:table-cell office:value-type="float" office:value="-0.770869" calcext:value-type="float">
            <text:p>-0.770869</text:p>
          </table:table-cell>
          <table:table-cell office:value-type="float" office:value="-0.110497" calcext:value-type="float">
            <text:p>-0.110497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1803" calcext:value-type="float">
            <text:p>0.00021803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0.126284" calcext:value-type="float">
            <text:p>-0.126284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454217" calcext:value-type="float">
            <text:p>0.000454217</text:p>
          </table:table-cell>
          <table:table-cell office:value-type="float" office:value="-0.827294" calcext:value-type="float">
            <text:p>-0.827294</text:p>
          </table:table-cell>
          <table:table-cell office:value-type="float" office:value="-0.195648" calcext:value-type="float">
            <text:p>-0.195648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484929" calcext:value-type="float">
            <text:p>0.000484929</text:p>
          </table:table-cell>
          <table:table-cell office:value-type="float" office:value="-0.948191" calcext:value-type="float">
            <text:p>-0.948191</text:p>
          </table:table-cell>
          <table:table-cell office:value-type="float" office:value="-0.259302" calcext:value-type="float">
            <text:p>-0.259302</text:p>
          </table:table-cell>
          <table:table-cell office:value-type="float" office:value="0.379857" calcext:value-type="float">
            <text:p>0.37985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399859" calcext:value-type="float">
            <text:p>0.000399859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0.348685" calcext:value-type="float">
            <text:p>-0.348685</text:p>
          </table:table-cell>
          <table:table-cell office:value-type="float" office:value="0.454493" calcext:value-type="float">
            <text:p>0.45449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445235" calcext:value-type="float">
            <text:p>0.000445235</text:p>
          </table:table-cell>
          <table:table-cell office:value-type="float" office:value="-0.979722" calcext:value-type="float">
            <text:p>-0.979722</text:p>
          </table:table-cell>
          <table:table-cell office:value-type="float" office:value="-0.426168" calcext:value-type="float">
            <text:p>-0.42616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173025" calcext:value-type="float">
            <text:p>0.00173025</text:p>
          </table:table-cell>
          <table:table-cell office:value-type="float" office:value="-1.40724" calcext:value-type="float">
            <text:p>-1.40724</text:p>
          </table:table-cell>
          <table:table-cell office:value-type="float" office:value="-0.502255" calcext:value-type="float">
            <text:p>-0.502255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34561" calcext:value-type="float">
            <text:p>0.00034561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-0.646944" calcext:value-type="float">
            <text:p>-0.646944</text:p>
          </table:table-cell>
          <table:table-cell office:value-type="float" office:value="0.328013" calcext:value-type="float">
            <text:p>0.328013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509142" calcext:value-type="float">
            <text:p>0.000509142</text:p>
          </table:table-cell>
          <table:table-cell office:value-type="float" office:value="-1.35377" calcext:value-type="float">
            <text:p>-1.35377</text:p>
          </table:table-cell>
          <table:table-cell office:value-type="float" office:value="-0.736184" calcext:value-type="float">
            <text:p>-0.736184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512901" calcext:value-type="float">
            <text:p>0.000512901</text:p>
          </table:table-cell>
          <table:table-cell office:value-type="float" office:value="-1.78549" calcext:value-type="float">
            <text:p>-1.78549</text:p>
          </table:table-cell>
          <table:table-cell office:value-type="float" office:value="-0.859239" calcext:value-type="float">
            <text:p>-0.859239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528153" calcext:value-type="float">
            <text:p>0.000528153</text:p>
          </table:table-cell>
          <table:table-cell office:value-type="float" office:value="-1.78577" calcext:value-type="float">
            <text:p>-1.78577</text:p>
          </table:table-cell>
          <table:table-cell office:value-type="float" office:value="-1.02662" calcext:value-type="float">
            <text:p>-1.02662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472244" calcext:value-type="float">
            <text:p>0.000472244</text:p>
          </table:table-cell>
          <table:table-cell office:value-type="float" office:value="-1.63561" calcext:value-type="float">
            <text:p>-1.63561</text:p>
          </table:table-cell>
          <table:table-cell office:value-type="float" office:value="-1.18387" calcext:value-type="float">
            <text:p>-1.18387</text:p>
          </table:table-cell>
          <table:table-cell office:value-type="float" office:value="-0.225409" calcext:value-type="float">
            <text:p>-0.225409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471453" calcext:value-type="float">
            <text:p>0.000471453</text:p>
          </table:table-cell>
          <table:table-cell office:value-type="float" office:value="-1.79191" calcext:value-type="float">
            <text:p>-1.79191</text:p>
          </table:table-cell>
          <table:table-cell office:value-type="float" office:value="-1.31816" calcext:value-type="float">
            <text:p>-1.31816</text:p>
          </table:table-cell>
          <table:table-cell office:value-type="float" office:value="-0.404391" calcext:value-type="float">
            <text:p>-0.40439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574454" calcext:value-type="float">
            <text:p>0.000574454</text:p>
          </table:table-cell>
          <table:table-cell office:value-type="float" office:value="-1.65591" calcext:value-type="float">
            <text:p>-1.65591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0.705148" calcext:value-type="float">
            <text:p>-0.705148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612163" calcext:value-type="float">
            <text:p>0.000612163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1.64927" calcext:value-type="float">
            <text:p>-1.64927</text:p>
          </table:table-cell>
          <table:table-cell office:value-type="float" office:value="-1.12499" calcext:value-type="float">
            <text:p>-1.12499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449288" calcext:value-type="float">
            <text:p>0.000449288</text:p>
          </table:table-cell>
          <table:table-cell office:value-type="float" office:value="-1.02895" calcext:value-type="float">
            <text:p>-1.02895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49856" calcext:value-type="float">
            <text:p>-1.4985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539789" calcext:value-type="float">
            <text:p>0.000539789</text:p>
          </table:table-cell>
          <table:table-cell office:value-type="float" office:value="-0.604878" calcext:value-type="float">
            <text:p>-0.604878</text:p>
          </table:table-cell>
          <table:table-cell office:value-type="float" office:value="-1.92668" calcext:value-type="float">
            <text:p>-1.92668</text:p>
          </table:table-cell>
          <table:table-cell office:value-type="float" office:value="-2.05953" calcext:value-type="float">
            <text:p>-2.05953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496613" calcext:value-type="float">
            <text:p>0.000496613</text:p>
          </table:table-cell>
          <table:table-cell office:value-type="float" office:value="-0.233271" calcext:value-type="float">
            <text:p>-0.233271</text:p>
          </table:table-cell>
          <table:table-cell office:value-type="float" office:value="-2.07133" calcext:value-type="float">
            <text:p>-2.07133</text:p>
          </table:table-cell>
          <table:table-cell office:value-type="float" office:value="-2.51614" calcext:value-type="float">
            <text:p>-2.5161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575073" calcext:value-type="float">
            <text:p>0.000575073</text:p>
          </table:table-cell>
          <table:table-cell office:value-type="float" office:value="-0.0570347" calcext:value-type="float">
            <text:p>-0.0570347</text:p>
          </table:table-cell>
          <table:table-cell office:value-type="float" office:value="-2.1968" calcext:value-type="float">
            <text:p>-2.1968</text:p>
          </table:table-cell>
          <table:table-cell office:value-type="float" office:value="-2.97533" calcext:value-type="float">
            <text:p>-2.9753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480365" calcext:value-type="float">
            <text:p>0.000480365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-2.31978" calcext:value-type="float">
            <text:p>-2.31978</text:p>
          </table:table-cell>
          <table:table-cell office:value-type="float" office:value="-3.35921" calcext:value-type="float">
            <text:p>-3.3592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501249" calcext:value-type="float">
            <text:p>0.000501249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-2.45966" calcext:value-type="float">
            <text:p>-2.45966</text:p>
          </table:table-cell>
          <table:table-cell office:value-type="float" office:value="-3.76684" calcext:value-type="float">
            <text:p>-3.7668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622794" calcext:value-type="float">
            <text:p>0.000622794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-2.63563" calcext:value-type="float">
            <text:p>-2.63563</text:p>
          </table:table-cell>
          <table:table-cell office:value-type="float" office:value="-4.13175" calcext:value-type="float">
            <text:p>-4.1317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748103" calcext:value-type="float">
            <text:p>0.000748103</text:p>
          </table:table-cell>
          <table:table-cell office:value-type="float" office:value="0.24738" calcext:value-type="float">
            <text:p>0.24738</text:p>
          </table:table-cell>
          <table:table-cell office:value-type="float" office:value="-2.81828" calcext:value-type="float">
            <text:p>-2.81828</text:p>
          </table:table-cell>
          <table:table-cell office:value-type="float" office:value="-4.4224" calcext:value-type="float">
            <text:p>-4.4224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748326" calcext:value-type="float">
            <text:p>0.000748326</text:p>
          </table:table-cell>
          <table:table-cell office:value-type="float" office:value="0.27338" calcext:value-type="float">
            <text:p>0.27338</text:p>
          </table:table-cell>
          <table:table-cell office:value-type="float" office:value="-3.03568" calcext:value-type="float">
            <text:p>-3.03568</text:p>
          </table:table-cell>
          <table:table-cell office:value-type="float" office:value="-4.75124" calcext:value-type="float">
            <text:p>-4.75124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698267" calcext:value-type="float">
            <text:p>0.000698267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-3.25432" calcext:value-type="float">
            <text:p>-3.25432</text:p>
          </table:table-cell>
          <table:table-cell office:value-type="float" office:value="-5.31691" calcext:value-type="float">
            <text:p>-5.3169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746751" calcext:value-type="float">
            <text:p>0.00074675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-3.48847" calcext:value-type="float">
            <text:p>-3.48847</text:p>
          </table:table-cell>
          <table:table-cell office:value-type="float" office:value="-5.94542" calcext:value-type="float">
            <text:p>-5.94542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0742181" calcext:value-type="float">
            <text:p>0.000742181</text:p>
          </table:table-cell>
          <table:table-cell office:value-type="float" office:value="0.774772" calcext:value-type="float">
            <text:p>0.774772</text:p>
          </table:table-cell>
          <table:table-cell office:value-type="float" office:value="-3.74462" calcext:value-type="float">
            <text:p>-3.74462</text:p>
          </table:table-cell>
          <table:table-cell office:value-type="float" office:value="-6.23511" calcext:value-type="float">
            <text:p>-6.23511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829393" calcext:value-type="float">
            <text:p>0.000829393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-6.77429" calcext:value-type="float">
            <text:p>-6.77429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724479" calcext:value-type="float">
            <text:p>0.000724479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-4.19991" calcext:value-type="float">
            <text:p>-4.19991</text:p>
          </table:table-cell>
          <table:table-cell office:value-type="float" office:value="-7.2636" calcext:value-type="float">
            <text:p>-7.263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672026" calcext:value-type="float">
            <text:p>0.000672026</text:p>
          </table:table-cell>
          <table:table-cell office:value-type="float" office:value="1.98222" calcext:value-type="float">
            <text:p>1.98222</text:p>
          </table:table-cell>
          <table:table-cell office:value-type="float" office:value="-4.40874" calcext:value-type="float">
            <text:p>-4.40874</text:p>
          </table:table-cell>
          <table:table-cell office:value-type="float" office:value="-7.74583" calcext:value-type="float">
            <text:p>-7.7458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55755" calcext:value-type="float">
            <text:p>0.00055755</text:p>
          </table:table-cell>
          <table:table-cell office:value-type="float" office:value="2.73644" calcext:value-type="float">
            <text:p>2.73644</text:p>
          </table:table-cell>
          <table:table-cell office:value-type="float" office:value="-4.51719" calcext:value-type="float">
            <text:p>-4.51719</text:p>
          </table:table-cell>
          <table:table-cell office:value-type="float" office:value="-8.28237" calcext:value-type="float">
            <text:p>-8.2823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55596" calcext:value-type="float">
            <text:p>0.00055596</text:p>
          </table:table-cell>
          <table:table-cell office:value-type="float" office:value="3.0914" calcext:value-type="float">
            <text:p>3.0914</text:p>
          </table:table-cell>
          <table:table-cell office:value-type="float" office:value="-4.64604" calcext:value-type="float">
            <text:p>-4.64604</text:p>
          </table:table-cell>
          <table:table-cell office:value-type="float" office:value="-8.78699" calcext:value-type="float">
            <text:p>-8.78699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517399" calcext:value-type="float">
            <text:p>0.000517399</text:p>
          </table:table-cell>
          <table:table-cell office:value-type="float" office:value="3.17861" calcext:value-type="float">
            <text:p>3.17861</text:p>
          </table:table-cell>
          <table:table-cell office:value-type="float" office:value="-4.81997" calcext:value-type="float">
            <text:p>-4.81997</text:p>
          </table:table-cell>
          <table:table-cell office:value-type="float" office:value="-9.2392" calcext:value-type="float">
            <text:p>-9.239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597835" calcext:value-type="float">
            <text:p>0.000597835</text:p>
          </table:table-cell>
          <table:table-cell office:value-type="float" office:value="3.57245" calcext:value-type="float">
            <text:p>3.57245</text:p>
          </table:table-cell>
          <table:table-cell office:value-type="float" office:value="-4.93526" calcext:value-type="float">
            <text:p>-4.93526</text:p>
          </table:table-cell>
          <table:table-cell office:value-type="float" office:value="-9.81072" calcext:value-type="float">
            <text:p>-9.81072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50013" calcext:value-type="float">
            <text:p>0.00050013</text:p>
          </table:table-cell>
          <table:table-cell office:value-type="float" office:value="4.02976" calcext:value-type="float">
            <text:p>4.02976</text:p>
          </table:table-cell>
          <table:table-cell office:value-type="float" office:value="-5.05316" calcext:value-type="float">
            <text:p>-5.05316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592069" calcext:value-type="float">
            <text:p>0.000592069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5.26558" calcext:value-type="float">
            <text:p>-5.26558</text:p>
          </table:table-cell>
          <table:table-cell office:value-type="float" office:value="-10.8206" calcext:value-type="float">
            <text:p>-10.8206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612997" calcext:value-type="float">
            <text:p>0.000612997</text:p>
          </table:table-cell>
          <table:table-cell office:value-type="float" office:value="4.24305" calcext:value-type="float">
            <text:p>4.24305</text:p>
          </table:table-cell>
          <table:table-cell office:value-type="float" office:value="-5.4774" calcext:value-type="float">
            <text:p>-5.4774</text:p>
          </table:table-cell>
          <table:table-cell office:value-type="float" office:value="-11.3828" calcext:value-type="float">
            <text:p>-11.382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639054" calcext:value-type="float">
            <text:p>0.000639054</text:p>
          </table:table-cell>
          <table:table-cell office:value-type="float" office:value="4.53276" calcext:value-type="float">
            <text:p>4.53276</text:p>
          </table:table-cell>
          <table:table-cell office:value-type="float" office:value="-5.63987" calcext:value-type="float">
            <text:p>-5.63987</text:p>
          </table:table-cell>
          <table:table-cell office:value-type="float" office:value="-11.9189" calcext:value-type="float">
            <text:p>-11.9189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559856" calcext:value-type="float">
            <text:p>0.000559856</text:p>
          </table:table-cell>
          <table:table-cell office:value-type="float" office:value="4.68986" calcext:value-type="float">
            <text:p>4.68986</text:p>
          </table:table-cell>
          <table:table-cell office:value-type="float" office:value="-5.85435" calcext:value-type="float">
            <text:p>-5.85435</text:p>
          </table:table-cell>
          <table:table-cell office:value-type="float" office:value="-12.4047" calcext:value-type="float">
            <text:p>-12.4047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68215" calcext:value-type="float">
            <text:p>0.00068215</text:p>
          </table:table-cell>
          <table:table-cell office:value-type="float" office:value="5.17205" calcext:value-type="float">
            <text:p>5.17205</text:p>
          </table:table-cell>
          <table:table-cell office:value-type="float" office:value="-5.99491" calcext:value-type="float">
            <text:p>-5.99491</text:p>
          </table:table-cell>
          <table:table-cell office:value-type="float" office:value="-13.0673" calcext:value-type="float">
            <text:p>-13.067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604252" calcext:value-type="float">
            <text:p>0.000604252</text:p>
          </table:table-cell>
          <table:table-cell office:value-type="float" office:value="5.56751" calcext:value-type="float">
            <text:p>5.56751</text:p>
          </table:table-cell>
          <table:table-cell office:value-type="float" office:value="-6.06185" calcext:value-type="float">
            <text:p>-6.06185</text:p>
          </table:table-cell>
          <table:table-cell office:value-type="float" office:value="-13.5788" calcext:value-type="float">
            <text:p>-13.5788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605492" calcext:value-type="float">
            <text:p>0.000605492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-6.25645" calcext:value-type="float">
            <text:p>-6.25645</text:p>
          </table:table-cell>
          <table:table-cell office:value-type="float" office:value="-13.9632" calcext:value-type="float">
            <text:p>-13.9632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614699" calcext:value-type="float">
            <text:p>0.000614699</text:p>
          </table:table-cell>
          <table:table-cell office:value-type="float" office:value="5.68059" calcext:value-type="float">
            <text:p>5.68059</text:p>
          </table:table-cell>
          <table:table-cell office:value-type="float" office:value="-6.34766" calcext:value-type="float">
            <text:p>-6.34766</text:p>
          </table:table-cell>
          <table:table-cell office:value-type="float" office:value="-14.6195" calcext:value-type="float">
            <text:p>-14.6195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710344" calcext:value-type="float">
            <text:p>0.000710344</text:p>
          </table:table-cell>
          <table:table-cell office:value-type="float" office:value="6.41484" calcext:value-type="float">
            <text:p>6.41484</text:p>
          </table:table-cell>
          <table:table-cell office:value-type="float" office:value="-6.37709" calcext:value-type="float">
            <text:p>-6.37709</text:p>
          </table:table-cell>
          <table:table-cell office:value-type="float" office:value="-15.3935" calcext:value-type="float">
            <text:p>-15.3935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727457" calcext:value-type="float">
            <text:p>0.000727457</text:p>
          </table:table-cell>
          <table:table-cell office:value-type="float" office:value="6.82992" calcext:value-type="float">
            <text:p>6.82992</text:p>
          </table:table-cell>
          <table:table-cell office:value-type="float" office:value="-6.51319" calcext:value-type="float">
            <text:p>-6.51319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600577" calcext:value-type="float">
            <text:p>0.000600577</text:p>
          </table:table-cell>
          <table:table-cell office:value-type="float" office:value="6.9934" calcext:value-type="float">
            <text:p>6.9934</text:p>
          </table:table-cell>
          <table:table-cell office:value-type="float" office:value="-6.65445" calcext:value-type="float">
            <text:p>-6.65445</text:p>
          </table:table-cell>
          <table:table-cell office:value-type="float" office:value="-16.6808" calcext:value-type="float">
            <text:p>-16.6808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647067" calcext:value-type="float">
            <text:p>0.000647067</text:p>
          </table:table-cell>
          <table:table-cell office:value-type="float" office:value="7.4332" calcext:value-type="float">
            <text:p>7.4332</text:p>
          </table:table-cell>
          <table:table-cell office:value-type="float" office:value="-6.73359" calcext:value-type="float">
            <text:p>-6.73359</text:p>
          </table:table-cell>
          <table:table-cell office:value-type="float" office:value="-17.2606" calcext:value-type="float">
            <text:p>-17.260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78734" calcext:value-type="float">
            <text:p>0.00078734</text:p>
          </table:table-cell>
          <table:table-cell office:value-type="float" office:value="8.14332" calcext:value-type="float">
            <text:p>8.14332</text:p>
          </table:table-cell>
          <table:table-cell office:value-type="float" office:value="-6.78484" calcext:value-type="float">
            <text:p>-6.78484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772832" calcext:value-type="float">
            <text:p>0.000772832</text:p>
          </table:table-cell>
          <table:table-cell office:value-type="float" office:value="8.69636" calcext:value-type="float">
            <text:p>8.69636</text:p>
          </table:table-cell>
          <table:table-cell office:value-type="float" office:value="-6.86626" calcext:value-type="float">
            <text:p>-6.86626</text:p>
          </table:table-cell>
          <table:table-cell office:value-type="float" office:value="-18.7364" calcext:value-type="float">
            <text:p>-18.7364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829852" calcext:value-type="float">
            <text:p>0.000829852</text:p>
          </table:table-cell>
          <table:table-cell office:value-type="float" office:value="8.93274" calcext:value-type="float">
            <text:p>8.93274</text:p>
          </table:table-cell>
          <table:table-cell office:value-type="float" office:value="-6.99801" calcext:value-type="float">
            <text:p>-6.99801</text:p>
          </table:table-cell>
          <table:table-cell office:value-type="float" office:value="-19.325" calcext:value-type="float">
            <text:p>-19.32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899175" calcext:value-type="float">
            <text:p>0.000899175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-7.11901" calcext:value-type="float">
            <text:p>-7.11901</text:p>
          </table:table-cell>
          <table:table-cell office:value-type="float" office:value="-20.2232" calcext:value-type="float">
            <text:p>-20.223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707532" calcext:value-type="float">
            <text:p>0.000707532</text:p>
          </table:table-cell>
          <table:table-cell office:value-type="float" office:value="10.1715" calcext:value-type="float">
            <text:p>10.1715</text:p>
          </table:table-cell>
          <table:table-cell office:value-type="float" office:value="-7.16302" calcext:value-type="float">
            <text:p>-7.16302</text:p>
          </table:table-cell>
          <table:table-cell office:value-type="float" office:value="-20.8472" calcext:value-type="float">
            <text:p>-20.847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715125" calcext:value-type="float">
            <text:p>0.000715125</text:p>
          </table:table-cell>
          <table:table-cell office:value-type="float" office:value="10.2874" calcext:value-type="float">
            <text:p>10.2874</text:p>
          </table:table-cell>
          <table:table-cell office:value-type="float" office:value="-7.35307" calcext:value-type="float">
            <text:p>-7.35307</text:p>
          </table:table-cell>
          <table:table-cell office:value-type="float" office:value="-21.2777" calcext:value-type="float">
            <text:p>-21.2777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803395" calcext:value-type="float">
            <text:p>0.000803395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-7.54476" calcext:value-type="float">
            <text:p>-7.54476</text:p>
          </table:table-cell>
          <table:table-cell office:value-type="float" office:value="-21.941" calcext:value-type="float">
            <text:p>-21.94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852006" calcext:value-type="float">
            <text:p>0.000852006</text:p>
          </table:table-cell>
          <table:table-cell office:value-type="float" office:value="10.9956" calcext:value-type="float">
            <text:p>10.9956</text:p>
          </table:table-cell>
          <table:table-cell office:value-type="float" office:value="-7.70996" calcext:value-type="float">
            <text:p>-7.70996</text:p>
          </table:table-cell>
          <table:table-cell office:value-type="float" office:value="-22.6417" calcext:value-type="float">
            <text:p>-22.6417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109721" calcext:value-type="float">
            <text:p>0.00109721</text:p>
          </table:table-cell>
          <table:table-cell office:value-type="float" office:value="11.445" calcext:value-type="float">
            <text:p>11.445</text:p>
          </table:table-cell>
          <table:table-cell office:value-type="float" office:value="-7.85" calcext:value-type="float">
            <text:p>-7.85</text:p>
          </table:table-cell>
          <table:table-cell office:value-type="float" office:value="-23.2285" calcext:value-type="float">
            <text:p>-23.228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95097" calcext:value-type="float">
            <text:p>0.00095097</text:p>
          </table:table-cell>
          <table:table-cell office:value-type="float" office:value="11.8192" calcext:value-type="float">
            <text:p>11.8192</text:p>
          </table:table-cell>
          <table:table-cell office:value-type="float" office:value="-7.94251" calcext:value-type="float">
            <text:p>-7.94251</text:p>
          </table:table-cell>
          <table:table-cell office:value-type="float" office:value="-23.7887" calcext:value-type="float">
            <text:p>-23.7887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898124" calcext:value-type="float">
            <text:p>0.000898124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-8.1651" calcext:value-type="float">
            <text:p>-8.1651</text:p>
          </table:table-cell>
          <table:table-cell office:value-type="float" office:value="-24.2771" calcext:value-type="float">
            <text:p>-24.2771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87893" calcext:value-type="float">
            <text:p>0.00087893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8.35277" calcext:value-type="float">
            <text:p>-8.35277</text:p>
          </table:table-cell>
          <table:table-cell office:value-type="float" office:value="-24.8727" calcext:value-type="float">
            <text:p>-24.8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893536" calcext:value-type="float">
            <text:p>0.000893536</text:p>
          </table:table-cell>
          <table:table-cell office:value-type="float" office:value="12.7216" calcext:value-type="float">
            <text:p>12.7216</text:p>
          </table:table-cell>
          <table:table-cell office:value-type="float" office:value="-8.51458" calcext:value-type="float">
            <text:p>-8.51458</text:p>
          </table:table-cell>
          <table:table-cell office:value-type="float" office:value="-25.5466" calcext:value-type="float">
            <text:p>-25.5466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105047" calcext:value-type="float">
            <text:p>0.00105047</text:p>
          </table:table-cell>
          <table:table-cell office:value-type="float" office:value="13.0704" calcext:value-type="float">
            <text:p>13.0704</text:p>
          </table:table-cell>
          <table:table-cell office:value-type="float" office:value="-8.71059" calcext:value-type="float">
            <text:p>-8.71059</text:p>
          </table:table-cell>
          <table:table-cell office:value-type="float" office:value="-26.1406" calcext:value-type="float">
            <text:p>-26.1406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981674" calcext:value-type="float">
            <text:p>0.000981674</text:p>
          </table:table-cell>
          <table:table-cell office:value-type="float" office:value="13.2415" calcext:value-type="float">
            <text:p>13.2415</text:p>
          </table:table-cell>
          <table:table-cell office:value-type="float" office:value="-8.9535" calcext:value-type="float">
            <text:p>-8.9535</text:p>
          </table:table-cell>
          <table:table-cell office:value-type="float" office:value="-26.6054" calcext:value-type="float">
            <text:p>-26.6054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115993" calcext:value-type="float">
            <text:p>0.00115993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-9.07894" calcext:value-type="float">
            <text:p>-9.07894</text:p>
          </table:table-cell>
          <table:table-cell office:value-type="float" office:value="-27.5027" calcext:value-type="float">
            <text:p>-27.5027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111635" calcext:value-type="float">
            <text:p>0.00111635</text:p>
          </table:table-cell>
          <table:table-cell office:value-type="float" office:value="14.3751" calcext:value-type="float">
            <text:p>14.3751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-28.2775" calcext:value-type="float">
            <text:p>-28.277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965911" calcext:value-type="float">
            <text:p>0.000965911</text:p>
          </table:table-cell>
          <table:table-cell office:value-type="float" office:value="14.732" calcext:value-type="float">
            <text:p>14.732</text:p>
          </table:table-cell>
          <table:table-cell office:value-type="float" office:value="-9.16477" calcext:value-type="float">
            <text:p>-9.16477</text:p>
          </table:table-cell>
          <table:table-cell office:value-type="float" office:value="-28.8839" calcext:value-type="float">
            <text:p>-28.8839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115705" calcext:value-type="float">
            <text:p>0.00115705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-9.08509" calcext:value-type="float">
            <text:p>-9.08509</text:p>
          </table:table-cell>
          <table:table-cell office:value-type="float" office:value="-29.6871" calcext:value-type="float">
            <text:p>-29.6871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118678" calcext:value-type="float">
            <text:p>0.00118678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-9.14021" calcext:value-type="float">
            <text:p>-9.14021</text:p>
          </table:table-cell>
          <table:table-cell office:value-type="float" office:value="-30.522" calcext:value-type="float">
            <text:p>-30.52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130184" calcext:value-type="float">
            <text:p>0.00130184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-9.04938" calcext:value-type="float">
            <text:p>-9.04938</text:p>
          </table:table-cell>
          <table:table-cell office:value-type="float" office:value="-31.0833" calcext:value-type="float">
            <text:p>-31.083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135077" calcext:value-type="float">
            <text:p>0.00135077</text:p>
          </table:table-cell>
          <table:table-cell office:value-type="float" office:value="16.9454" calcext:value-type="float">
            <text:p>16.9454</text:p>
          </table:table-cell>
          <table:table-cell office:value-type="float" office:value="-9.02292" calcext:value-type="float">
            <text:p>-9.02292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124141" calcext:value-type="float">
            <text:p>0.00124141</text:p>
          </table:table-cell>
          <table:table-cell office:value-type="float" office:value="17.3652" calcext:value-type="float">
            <text:p>17.3652</text:p>
          </table:table-cell>
          <table:table-cell office:value-type="float" office:value="-9.03651" calcext:value-type="float">
            <text:p>-9.03651</text:p>
          </table:table-cell>
          <table:table-cell office:value-type="float" office:value="-32.7266" calcext:value-type="float">
            <text:p>-32.726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113126" calcext:value-type="float">
            <text:p>0.00113126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0702" calcext:value-type="float">
            <text:p>-9.10702</text:p>
          </table:table-cell>
          <table:table-cell office:value-type="float" office:value="-33.5398" calcext:value-type="float">
            <text:p>-33.5398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137228" calcext:value-type="float">
            <text:p>0.00137228</text:p>
          </table:table-cell>
          <table:table-cell office:value-type="float" office:value="18.4793" calcext:value-type="float">
            <text:p>18.4793</text:p>
          </table:table-cell>
          <table:table-cell office:value-type="float" office:value="-9.00591" calcext:value-type="float">
            <text:p>-9.00591</text:p>
          </table:table-cell>
          <table:table-cell office:value-type="float" office:value="-34.1523" calcext:value-type="float">
            <text:p>-34.1523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120807" calcext:value-type="float">
            <text:p>0.00120807</text:p>
          </table:table-cell>
          <table:table-cell office:value-type="float" office:value="18.9741" calcext:value-type="float">
            <text:p>18.9741</text:p>
          </table:table-cell>
          <table:table-cell office:value-type="float" office:value="-8.94575" calcext:value-type="float">
            <text:p>-8.94575</text:p>
          </table:table-cell>
          <table:table-cell office:value-type="float" office:value="-34.7254" calcext:value-type="float">
            <text:p>-34.7254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137579" calcext:value-type="float">
            <text:p>0.00137579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-9.09906" calcext:value-type="float">
            <text:p>-9.09906</text:p>
          </table:table-cell>
          <table:table-cell office:value-type="float" office:value="-35.0945" calcext:value-type="float">
            <text:p>-35.09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161036" calcext:value-type="float">
            <text:p>0.00161036</text:p>
          </table:table-cell>
          <table:table-cell office:value-type="float" office:value="19.6816" calcext:value-type="float">
            <text:p>19.6816</text:p>
          </table:table-cell>
          <table:table-cell office:value-type="float" office:value="-9.18473" calcext:value-type="float">
            <text:p>-9.18473</text:p>
          </table:table-cell>
          <table:table-cell office:value-type="float" office:value="-35.687" calcext:value-type="float">
            <text:p>-35.687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152875" calcext:value-type="float">
            <text:p>0.00152875</text:p>
          </table:table-cell>
          <table:table-cell office:value-type="float" office:value="20.5076" calcext:value-type="float">
            <text:p>20.5076</text:p>
          </table:table-cell>
          <table:table-cell office:value-type="float" office:value="-9.16706" calcext:value-type="float">
            <text:p>-9.16706</text:p>
          </table:table-cell>
          <table:table-cell office:value-type="float" office:value="-36.3602" calcext:value-type="float">
            <text:p>-36.360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142471" calcext:value-type="float">
            <text:p>0.00142471</text:p>
          </table:table-cell>
          <table:table-cell office:value-type="float" office:value="20.7745" calcext:value-type="float">
            <text:p>20.7745</text:p>
          </table:table-cell>
          <table:table-cell office:value-type="float" office:value="-9.23267" calcext:value-type="float">
            <text:p>-9.23267</text:p>
          </table:table-cell>
          <table:table-cell office:value-type="float" office:value="-36.6529" calcext:value-type="float">
            <text:p>-36.6529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163788" calcext:value-type="float">
            <text:p>0.00163788</text:p>
          </table:table-cell>
          <table:table-cell office:value-type="float" office:value="20.9181" calcext:value-type="float">
            <text:p>20.9181</text:p>
          </table:table-cell>
          <table:table-cell office:value-type="float" office:value="-9.40898" calcext:value-type="float">
            <text:p>-9.40898</text:p>
          </table:table-cell>
          <table:table-cell office:value-type="float" office:value="-36.982" calcext:value-type="float">
            <text:p>-36.982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132326" calcext:value-type="float">
            <text:p>0.00132326</text:p>
          </table:table-cell>
          <table:table-cell office:value-type="float" office:value="21.3343" calcext:value-type="float">
            <text:p>21.3343</text:p>
          </table:table-cell>
          <table:table-cell office:value-type="float" office:value="-9.43855" calcext:value-type="float">
            <text:p>-9.43855</text:p>
          </table:table-cell>
          <table:table-cell office:value-type="float" office:value="-37.317" calcext:value-type="float">
            <text:p>-37.317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130035" calcext:value-type="float">
            <text:p>0.00130035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-9.37218" calcext:value-type="float">
            <text:p>-9.37218</text:p>
          </table:table-cell>
          <table:table-cell office:value-type="float" office:value="-37.2372" calcext:value-type="float">
            <text:p>-37.2372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137609" calcext:value-type="float">
            <text:p>0.00137609</text:p>
          </table:table-cell>
          <table:table-cell office:value-type="float" office:value="21.8224" calcext:value-type="float">
            <text:p>21.8224</text:p>
          </table:table-cell>
          <table:table-cell office:value-type="float" office:value="-9.33885" calcext:value-type="float">
            <text:p>-9.33885</text:p>
          </table:table-cell>
          <table:table-cell office:value-type="float" office:value="-37.2283" calcext:value-type="float">
            <text:p>-37.2283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144145" calcext:value-type="float">
            <text:p>0.00144145</text:p>
          </table:table-cell>
          <table:table-cell office:value-type="float" office:value="22.0921" calcext:value-type="float">
            <text:p>22.0921</text:p>
          </table:table-cell>
          <table:table-cell office:value-type="float" office:value="-9.31816" calcext:value-type="float">
            <text:p>-9.31816</text:p>
          </table:table-cell>
          <table:table-cell office:value-type="float" office:value="-37.1298" calcext:value-type="float">
            <text:p>-37.1298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-9.33771" calcext:value-type="float">
            <text:p>-9.33771</text:p>
          </table:table-cell>
          <table:table-cell office:value-type="float" office:value="-36.869" calcext:value-type="float">
            <text:p>-36.8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161238" calcext:value-type="float">
            <text:p>0.00161238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-9.38821" calcext:value-type="float">
            <text:p>-9.38821</text:p>
          </table:table-cell>
          <table:table-cell office:value-type="float" office:value="-36.7385" calcext:value-type="float">
            <text:p>-36.7385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135756" calcext:value-type="float">
            <text:p>0.00135756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-9.26723" calcext:value-type="float">
            <text:p>-9.26723</text:p>
          </table:table-cell>
          <table:table-cell office:value-type="float" office:value="-36.5647" calcext:value-type="float">
            <text:p>-36.5647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148125" calcext:value-type="float">
            <text:p>0.00148125</text:p>
          </table:table-cell>
          <table:table-cell office:value-type="float" office:value="22.157" calcext:value-type="float">
            <text:p>22.157</text:p>
          </table:table-cell>
          <table:table-cell office:value-type="float" office:value="-9.13503" calcext:value-type="float">
            <text:p>-9.13503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136523" calcext:value-type="float">
            <text:p>0.00136523</text:p>
          </table:table-cell>
          <table:table-cell office:value-type="float" office:value="22.1632" calcext:value-type="float">
            <text:p>22.1632</text:p>
          </table:table-cell>
          <table:table-cell office:value-type="float" office:value="-9.03222" calcext:value-type="float">
            <text:p>-9.03222</text:p>
          </table:table-cell>
          <table:table-cell office:value-type="float" office:value="-36.0861" calcext:value-type="float">
            <text:p>-36.086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151982" calcext:value-type="float">
            <text:p>0.00151982</text:p>
          </table:table-cell>
          <table:table-cell office:value-type="float" office:value="22.1658" calcext:value-type="float">
            <text:p>22.1658</text:p>
          </table:table-cell>
          <table:table-cell office:value-type="float" office:value="-8.74768" calcext:value-type="float">
            <text:p>-8.74768</text:p>
          </table:table-cell>
          <table:table-cell office:value-type="float" office:value="-35.5556" calcext:value-type="float">
            <text:p>-35.555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150555" calcext:value-type="float">
            <text:p>0.00150555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-8.6624" calcext:value-type="float">
            <text:p>-8.6624</text:p>
          </table:table-cell>
          <table:table-cell office:value-type="float" office:value="-35.1621" calcext:value-type="float">
            <text:p>-35.1621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137507" calcext:value-type="float">
            <text:p>0.00137507</text:p>
          </table:table-cell>
          <table:table-cell office:value-type="float" office:value="21.9587" calcext:value-type="float">
            <text:p>21.9587</text:p>
          </table:table-cell>
          <table:table-cell office:value-type="float" office:value="-8.48613" calcext:value-type="float">
            <text:p>-8.48613</text:p>
          </table:table-cell>
          <table:table-cell office:value-type="float" office:value="-34.745" calcext:value-type="float">
            <text:p>-34.745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142826" calcext:value-type="float">
            <text:p>0.00142826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-8.24064" calcext:value-type="float">
            <text:p>-8.24064</text:p>
          </table:table-cell>
          <table:table-cell office:value-type="float" office:value="-34.2363" calcext:value-type="float">
            <text:p>-34.2363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54138" calcext:value-type="float">
            <text:p>0.00154138</text:p>
          </table:table-cell>
          <table:table-cell office:value-type="float" office:value="21.6797" calcext:value-type="float">
            <text:p>21.6797</text:p>
          </table:table-cell>
          <table:table-cell office:value-type="float" office:value="-8.05476" calcext:value-type="float">
            <text:p>-8.05476</text:p>
          </table:table-cell>
          <table:table-cell office:value-type="float" office:value="-33.8006" calcext:value-type="float">
            <text:p>-33.8006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140428" calcext:value-type="float">
            <text:p>0.00140428</text:p>
          </table:table-cell>
          <table:table-cell office:value-type="float" office:value="21.5088" calcext:value-type="float">
            <text:p>21.5088</text:p>
          </table:table-cell>
          <table:table-cell office:value-type="float" office:value="-7.70975" calcext:value-type="float">
            <text:p>-7.70975</text:p>
          </table:table-cell>
          <table:table-cell office:value-type="float" office:value="-33.042" calcext:value-type="float">
            <text:p>-33.04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141955" calcext:value-type="float">
            <text:p>0.00141955</text:p>
          </table:table-cell>
          <table:table-cell office:value-type="float" office:value="21.1349" calcext:value-type="float">
            <text:p>21.1349</text:p>
          </table:table-cell>
          <table:table-cell office:value-type="float" office:value="-7.54109" calcext:value-type="float">
            <text:p>-7.54109</text:p>
          </table:table-cell>
          <table:table-cell office:value-type="float" office:value="-32.3843" calcext:value-type="float">
            <text:p>-32.3843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153547" calcext:value-type="float">
            <text:p>0.00153547</text:p>
          </table:table-cell>
          <table:table-cell office:value-type="float" office:value="20.8188" calcext:value-type="float">
            <text:p>20.8188</text:p>
          </table:table-cell>
          <table:table-cell office:value-type="float" office:value="-7.33756" calcext:value-type="float">
            <text:p>-7.33756</text:p>
          </table:table-cell>
          <table:table-cell office:value-type="float" office:value="-31.7296" calcext:value-type="float">
            <text:p>-31.7296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123234" calcext:value-type="float">
            <text:p>0.00123234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-7.05786" calcext:value-type="float">
            <text:p>-7.05786</text:p>
          </table:table-cell>
          <table:table-cell office:value-type="float" office:value="-31.1466" calcext:value-type="float">
            <text:p>-31.14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12144" calcext:value-type="float">
            <text:p>0.0012144</text:p>
          </table:table-cell>
          <table:table-cell office:value-type="float" office:value="20.18" calcext:value-type="float">
            <text:p>20.18</text:p>
          </table:table-cell>
          <table:table-cell office:value-type="float" office:value="-6.74548" calcext:value-type="float">
            <text:p>-6.74548</text:p>
          </table:table-cell>
          <table:table-cell office:value-type="float" office:value="-30.4306" calcext:value-type="float">
            <text:p>-30.430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132189" calcext:value-type="float">
            <text:p>0.00132189</text:p>
          </table:table-cell>
          <table:table-cell office:value-type="float" office:value="19.9036" calcext:value-type="float">
            <text:p>19.9036</text:p>
          </table:table-cell>
          <table:table-cell office:value-type="float" office:value="-6.56005" calcext:value-type="float">
            <text:p>-6.56005</text:p>
          </table:table-cell>
          <table:table-cell office:value-type="float" office:value="-29.7391" calcext:value-type="float">
            <text:p>-29.739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11111" calcext:value-type="float">
            <text:p>0.0011111</text:p>
          </table:table-cell>
          <table:table-cell office:value-type="float" office:value="19.4637" calcext:value-type="float">
            <text:p>19.4637</text:p>
          </table:table-cell>
          <table:table-cell office:value-type="float" office:value="-6.21199" calcext:value-type="float">
            <text:p>-6.21199</text:p>
          </table:table-cell>
          <table:table-cell office:value-type="float" office:value="-28.8889" calcext:value-type="float">
            <text:p>-28.8889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109384" calcext:value-type="float">
            <text:p>0.00109384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-6.00827" calcext:value-type="float">
            <text:p>-6.00827</text:p>
          </table:table-cell>
          <table:table-cell office:value-type="float" office:value="-28.2428" calcext:value-type="float">
            <text:p>-28.2428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135552" calcext:value-type="float">
            <text:p>0.00135552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-5.77159" calcext:value-type="float">
            <text:p>-5.77159</text:p>
          </table:table-cell>
          <table:table-cell office:value-type="float" office:value="-27.4724" calcext:value-type="float">
            <text:p>-27.4724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122826" calcext:value-type="float">
            <text:p>0.00122826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-5.5324" calcext:value-type="float">
            <text:p>-5.5324</text:p>
          </table:table-cell>
          <table:table-cell office:value-type="float" office:value="-26.7681" calcext:value-type="float">
            <text:p>-26.7681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104358" calcext:value-type="float">
            <text:p>0.00104358</text:p>
          </table:table-cell>
          <table:table-cell office:value-type="float" office:value="17.849" calcext:value-type="float">
            <text:p>17.849</text:p>
          </table:table-cell>
          <table:table-cell office:value-type="float" office:value="-5.33944" calcext:value-type="float">
            <text:p>-5.33944</text:p>
          </table:table-cell>
          <table:table-cell office:value-type="float" office:value="-25.997" calcext:value-type="float">
            <text:p>-25.99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124255" calcext:value-type="float">
            <text:p>0.00124255</text:p>
          </table:table-cell>
          <table:table-cell office:value-type="float" office:value="17.2666" calcext:value-type="float">
            <text:p>17.2666</text:p>
          </table:table-cell>
          <table:table-cell office:value-type="float" office:value="-5.04907" calcext:value-type="float">
            <text:p>-5.04907</text:p>
          </table:table-cell>
          <table:table-cell office:value-type="float" office:value="-25.0479" calcext:value-type="float">
            <text:p>-25.0479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108782" calcext:value-type="float">
            <text:p>0.00108782</text:p>
          </table:table-cell>
          <table:table-cell office:value-type="float" office:value="16.8684" calcext:value-type="float">
            <text:p>16.8684</text:p>
          </table:table-cell>
          <table:table-cell office:value-type="float" office:value="-4.73356" calcext:value-type="float">
            <text:p>-4.73356</text:p>
          </table:table-cell>
          <table:table-cell office:value-type="float" office:value="-24.1653" calcext:value-type="float">
            <text:p>-24.1653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107701" calcext:value-type="float">
            <text:p>0.001077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-4.65696" calcext:value-type="float">
            <text:p>-4.65696</text:p>
          </table:table-cell>
          <table:table-cell office:value-type="float" office:value="-23.7213" calcext:value-type="float">
            <text:p>-23.721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144927" calcext:value-type="float">
            <text:p>0.00144927</text:p>
          </table:table-cell>
          <table:table-cell office:value-type="float" office:value="15.963" calcext:value-type="float">
            <text:p>15.963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22.8959" calcext:value-type="float">
            <text:p>-22.8959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124952" calcext:value-type="float">
            <text:p>0.00124952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-4.32734" calcext:value-type="float">
            <text:p>-4.32734</text:p>
          </table:table-cell>
          <table:table-cell office:value-type="float" office:value="-22.0956" calcext:value-type="float">
            <text:p>-22.0956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07268" calcext:value-type="float">
            <text:p>0.00107268</text:p>
          </table:table-cell>
          <table:table-cell office:value-type="float" office:value="14.9862" calcext:value-type="float">
            <text:p>14.9862</text:p>
          </table:table-cell>
          <table:table-cell office:value-type="float" office:value="-4.12823" calcext:value-type="float">
            <text:p>-4.12823</text:p>
          </table:table-cell>
          <table:table-cell office:value-type="float" office:value="-21.4284" calcext:value-type="float">
            <text:p>-21.428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100253" calcext:value-type="float">
            <text:p>0.00100253</text:p>
          </table:table-cell>
          <table:table-cell office:value-type="float" office:value="14.6196" calcext:value-type="float">
            <text:p>14.6196</text:p>
          </table:table-cell>
          <table:table-cell office:value-type="float" office:value="-4.018" calcext:value-type="float">
            <text:p>-4.018</text:p>
          </table:table-cell>
          <table:table-cell office:value-type="float" office:value="-20.8241" calcext:value-type="float">
            <text:p>-20.8241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884203" calcext:value-type="float">
            <text:p>0.000884203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-3.88379" calcext:value-type="float">
            <text:p>-3.88379</text:p>
          </table:table-cell>
          <table:table-cell office:value-type="float" office:value="-20.0973" calcext:value-type="float">
            <text:p>-20.097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07653" calcext:value-type="float">
            <text:p>0.00107653</text:p>
          </table:table-cell>
          <table:table-cell office:value-type="float" office:value="13.5864" calcext:value-type="float">
            <text:p>13.5864</text:p>
          </table:table-cell>
          <table:table-cell office:value-type="float" office:value="-3.75201" calcext:value-type="float">
            <text:p>-3.75201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791799" calcext:value-type="float">
            <text:p>0.000791799</text:p>
          </table:table-cell>
          <table:table-cell office:value-type="float" office:value="13.0477" calcext:value-type="float">
            <text:p>13.0477</text:p>
          </table:table-cell>
          <table:table-cell office:value-type="float" office:value="-3.67532" calcext:value-type="float">
            <text:p>-3.67532</text:p>
          </table:table-cell>
          <table:table-cell office:value-type="float" office:value="-18.6071" calcext:value-type="float">
            <text:p>-18.607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897843" calcext:value-type="float">
            <text:p>0.000897843</text:p>
          </table:table-cell>
          <table:table-cell office:value-type="float" office:value="12.6204" calcext:value-type="float">
            <text:p>12.6204</text:p>
          </table:table-cell>
          <table:table-cell office:value-type="float" office:value="-3.64004" calcext:value-type="float">
            <text:p>-3.64004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38041" calcext:value-type="float">
            <text:p>0.00138041</text:p>
          </table:table-cell>
          <table:table-cell office:value-type="float" office:value="11.8969" calcext:value-type="float">
            <text:p>11.8969</text:p>
          </table:table-cell>
          <table:table-cell office:value-type="float" office:value="-3.57394" calcext:value-type="float">
            <text:p>-3.57394</text:p>
          </table:table-cell>
          <table:table-cell office:value-type="float" office:value="-17.0243" calcext:value-type="float">
            <text:p>-17.0243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0867865" calcext:value-type="float">
            <text:p>0.000867865</text:p>
          </table:table-cell>
          <table:table-cell office:value-type="float" office:value="11.1231" calcext:value-type="float">
            <text:p>11.1231</text:p>
          </table:table-cell>
          <table:table-cell office:value-type="float" office:value="-3.59507" calcext:value-type="float">
            <text:p>-3.59507</text:p>
          </table:table-cell>
          <table:table-cell office:value-type="float" office:value="-16.3391" calcext:value-type="float">
            <text:p>-16.3391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502639" calcext:value-type="float">
            <text:p>0.000502639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-3.47987" calcext:value-type="float">
            <text:p>-3.47987</text:p>
          </table:table-cell>
          <table:table-cell office:value-type="float" office:value="-15.735" calcext:value-type="float">
            <text:p>-15.735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31693" calcext:value-type="float">
            <text:p>0.00131693</text:p>
          </table:table-cell>
          <table:table-cell office:value-type="float" office:value="10.4514" calcext:value-type="float">
            <text:p>10.4514</text:p>
          </table:table-cell>
          <table:table-cell office:value-type="float" office:value="-3.29156" calcext:value-type="float">
            <text:p>-3.29156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760134" calcext:value-type="float">
            <text:p>0.000760134</text:p>
          </table:table-cell>
          <table:table-cell office:value-type="float" office:value="9.68871" calcext:value-type="float">
            <text:p>9.68871</text:p>
          </table:table-cell>
          <table:table-cell office:value-type="float" office:value="-3.41044" calcext:value-type="float">
            <text:p>-3.41044</text:p>
          </table:table-cell>
          <table:table-cell office:value-type="float" office:value="-14.1389" calcext:value-type="float">
            <text:p>-14.138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601033" calcext:value-type="float">
            <text:p>0.000601033</text:p>
          </table:table-cell>
          <table:table-cell office:value-type="float" office:value="9.16819" calcext:value-type="float">
            <text:p>9.16819</text:p>
          </table:table-cell>
          <table:table-cell office:value-type="float" office:value="-3.34781" calcext:value-type="float">
            <text:p>-3.34781</text:p>
          </table:table-cell>
          <table:table-cell office:value-type="float" office:value="-13.4252" calcext:value-type="float">
            <text:p>-13.4252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623031" calcext:value-type="float">
            <text:p>0.000623031</text:p>
          </table:table-cell>
          <table:table-cell office:value-type="float" office:value="8.59176" calcext:value-type="float">
            <text:p>8.59176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12.6639" calcext:value-type="float">
            <text:p>-12.6639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573144" calcext:value-type="float">
            <text:p>0.000573144</text:p>
          </table:table-cell>
          <table:table-cell office:value-type="float" office:value="8.14231" calcext:value-type="float">
            <text:p>8.14231</text:p>
          </table:table-cell>
          <table:table-cell office:value-type="float" office:value="-3.35537" calcext:value-type="float">
            <text:p>-3.35537</text:p>
          </table:table-cell>
          <table:table-cell office:value-type="float" office:value="-12.0107" calcext:value-type="float">
            <text:p>-12.010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48595" calcext:value-type="float">
            <text:p>0.00048595</text:p>
          </table:table-cell>
          <table:table-cell office:value-type="float" office:value="7.83484" calcext:value-type="float">
            <text:p>7.83484</text:p>
          </table:table-cell>
          <table:table-cell office:value-type="float" office:value="-3.29913" calcext:value-type="float">
            <text:p>-3.29913</text:p>
          </table:table-cell>
          <table:table-cell office:value-type="float" office:value="-11.4027" calcext:value-type="float">
            <text:p>-11.4027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534011" calcext:value-type="float">
            <text:p>0.000534011</text:p>
          </table:table-cell>
          <table:table-cell office:value-type="float" office:value="7.3796" calcext:value-type="float">
            <text:p>7.3796</text:p>
          </table:table-cell>
          <table:table-cell office:value-type="float" office:value="-3.28608" calcext:value-type="float">
            <text:p>-3.28608</text:p>
          </table:table-cell>
          <table:table-cell office:value-type="float" office:value="-10.8431" calcext:value-type="float">
            <text:p>-10.8431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445147" calcext:value-type="float">
            <text:p>0.000445147</text:p>
          </table:table-cell>
          <table:table-cell office:value-type="float" office:value="7.01757" calcext:value-type="float">
            <text:p>7.01757</text:p>
          </table:table-cell>
          <table:table-cell office:value-type="float" office:value="-3.20837" calcext:value-type="float">
            <text:p>-3.20837</text:p>
          </table:table-cell>
          <table:table-cell office:value-type="float" office:value="-10.2786" calcext:value-type="float">
            <text:p>-10.2786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483943" calcext:value-type="float">
            <text:p>0.000483943</text:p>
          </table:table-cell>
          <table:table-cell office:value-type="float" office:value="6.60483" calcext:value-type="float">
            <text:p>6.60483</text:p>
          </table:table-cell>
          <table:table-cell office:value-type="float" office:value="-3.17611" calcext:value-type="float">
            <text:p>-3.17611</text:p>
          </table:table-cell>
          <table:table-cell office:value-type="float" office:value="-9.70616" calcext:value-type="float">
            <text:p>-9.70616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416209" calcext:value-type="float">
            <text:p>0.000416209</text:p>
          </table:table-cell>
          <table:table-cell office:value-type="float" office:value="6.37891" calcext:value-type="float">
            <text:p>6.37891</text:p>
          </table:table-cell>
          <table:table-cell office:value-type="float" office:value="-3.11897" calcext:value-type="float">
            <text:p>-3.11897</text:p>
          </table:table-cell>
          <table:table-cell office:value-type="float" office:value="-9.14931" calcext:value-type="float">
            <text:p>-9.14931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478761" calcext:value-type="float">
            <text:p>0.000478761</text:p>
          </table:table-cell>
          <table:table-cell office:value-type="float" office:value="6.13008" calcext:value-type="float">
            <text:p>6.13008</text:p>
          </table:table-cell>
          <table:table-cell office:value-type="float" office:value="-3.07571" calcext:value-type="float">
            <text:p>-3.07571</text:p>
          </table:table-cell>
          <table:table-cell office:value-type="float" office:value="-8.65879" calcext:value-type="float">
            <text:p>-8.65879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472595" calcext:value-type="float">
            <text:p>0.000472595</text:p>
          </table:table-cell>
          <table:table-cell office:value-type="float" office:value="5.52703" calcext:value-type="float">
            <text:p>5.52703</text:p>
          </table:table-cell>
          <table:table-cell office:value-type="float" office:value="-3.06444" calcext:value-type="float">
            <text:p>-3.06444</text:p>
          </table:table-cell>
          <table:table-cell office:value-type="float" office:value="-8.05078" calcext:value-type="float">
            <text:p>-8.05078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448067" calcext:value-type="float">
            <text:p>0.000448067</text:p>
          </table:table-cell>
          <table:table-cell office:value-type="float" office:value="5.21462" calcext:value-type="float">
            <text:p>5.21462</text:p>
          </table:table-cell>
          <table:table-cell office:value-type="float" office:value="-3.00524" calcext:value-type="float">
            <text:p>-3.00524</text:p>
          </table:table-cell>
          <table:table-cell office:value-type="float" office:value="-7.41509" calcext:value-type="float">
            <text:p>-7.41509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386461" calcext:value-type="float">
            <text:p>0.000386461</text:p>
          </table:table-cell>
          <table:table-cell office:value-type="float" office:value="4.91435" calcext:value-type="float">
            <text:p>4.91435</text:p>
          </table:table-cell>
          <table:table-cell office:value-type="float" office:value="-2.95333" calcext:value-type="float">
            <text:p>-2.95333</text:p>
          </table:table-cell>
          <table:table-cell office:value-type="float" office:value="-6.99878" calcext:value-type="float">
            <text:p>-6.99878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358484" calcext:value-type="float">
            <text:p>0.000358484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88897" calcext:value-type="float">
            <text:p>-2.88897</text:p>
          </table:table-cell>
          <table:table-cell office:value-type="float" office:value="-6.49009" calcext:value-type="float">
            <text:p>-6.49009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428099" calcext:value-type="float">
            <text:p>0.000428099</text:p>
          </table:table-cell>
          <table:table-cell office:value-type="float" office:value="4.16624" calcext:value-type="float">
            <text:p>4.16624</text:p>
          </table:table-cell>
          <table:table-cell office:value-type="float" office:value="-2.82289" calcext:value-type="float">
            <text:p>-2.82289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476274" calcext:value-type="float">
            <text:p>0.000476274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-2.75918" calcext:value-type="float">
            <text:p>-2.75918</text:p>
          </table:table-cell>
          <table:table-cell office:value-type="float" office:value="-5.28087" calcext:value-type="float">
            <text:p>-5.2808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464113" calcext:value-type="float">
            <text:p>0.000464113</text:p>
          </table:table-cell>
          <table:table-cell office:value-type="float" office:value="3.177" calcext:value-type="float">
            <text:p>3.177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-4.70187" calcext:value-type="float">
            <text:p>-4.70187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466041" calcext:value-type="float">
            <text:p>0.000466041</text:p>
          </table:table-cell>
          <table:table-cell office:value-type="float" office:value="2.93364" calcext:value-type="float">
            <text:p>2.93364</text:p>
          </table:table-cell>
          <table:table-cell office:value-type="float" office:value="-2.60033" calcext:value-type="float">
            <text:p>-2.60033</text:p>
          </table:table-cell>
          <table:table-cell office:value-type="float" office:value="-4.20422" calcext:value-type="float">
            <text:p>-4.20422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593397" calcext:value-type="float">
            <text:p>0.000593397</text:p>
          </table:table-cell>
          <table:table-cell office:value-type="float" office:value="2.46364" calcext:value-type="float">
            <text:p>2.46364</text:p>
          </table:table-cell>
          <table:table-cell office:value-type="float" office:value="-2.50725" calcext:value-type="float">
            <text:p>-2.50725</text:p>
          </table:table-cell>
          <table:table-cell office:value-type="float" office:value="-3.3238" calcext:value-type="float">
            <text:p>-3.3238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545684" calcext:value-type="float">
            <text:p>0.000545684</text:p>
          </table:table-cell>
          <table:table-cell office:value-type="float" office:value="2.05079" calcext:value-type="float">
            <text:p>2.05079</text:p>
          </table:table-cell>
          <table:table-cell office:value-type="float" office:value="-2.42774" calcext:value-type="float">
            <text:p>-2.42774</text:p>
          </table:table-cell>
          <table:table-cell office:value-type="float" office:value="-2.60657" calcext:value-type="float">
            <text:p>-2.60657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52253" calcext:value-type="float">
            <text:p>0.00052253</text:p>
          </table:table-cell>
          <table:table-cell office:value-type="float" office:value="1.7223" calcext:value-type="float">
            <text:p>1.7223</text:p>
          </table:table-cell>
          <table:table-cell office:value-type="float" office:value="-2.34479" calcext:value-type="float">
            <text:p>-2.34479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568573" calcext:value-type="float">
            <text:p>0.000568573</text:p>
          </table:table-cell>
          <table:table-cell office:value-type="float" office:value="1.27915" calcext:value-type="float">
            <text:p>1.27915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-1.34128" calcext:value-type="float">
            <text:p>-1.34128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595723" calcext:value-type="float">
            <text:p>0.000595723</text:p>
          </table:table-cell>
          <table:table-cell office:value-type="float" office:value="0.939944" calcext:value-type="float">
            <text:p>0.939944</text:p>
          </table:table-cell>
          <table:table-cell office:value-type="float" office:value="-2.11402" calcext:value-type="float">
            <text:p>-2.11402</text:p>
          </table:table-cell>
          <table:table-cell office:value-type="float" office:value="-0.855606" calcext:value-type="float">
            <text:p>-0.855606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62705" calcext:value-type="float">
            <text:p>0.00062705</text:p>
          </table:table-cell>
          <table:table-cell office:value-type="float" office:value="0.664518" calcext:value-type="float">
            <text:p>0.664518</text:p>
          </table:table-cell>
          <table:table-cell office:value-type="float" office:value="-2.01904" calcext:value-type="float">
            <text:p>-2.01904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540582" calcext:value-type="float">
            <text:p>0.000540582</text:p>
          </table:table-cell>
          <table:table-cell office:value-type="float" office:value="0.465215" calcext:value-type="float">
            <text:p>0.465215</text:p>
          </table:table-cell>
          <table:table-cell office:value-type="float" office:value="-1.92735" calcext:value-type="float">
            <text:p>-1.9273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646516" calcext:value-type="float">
            <text:p>0.000646516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-1.89557" calcext:value-type="float">
            <text:p>-1.89557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630104" calcext:value-type="float">
            <text:p>0.000630104</text:p>
          </table:table-cell>
          <table:table-cell office:value-type="float" office:value="-0.293911" calcext:value-type="float">
            <text:p>-0.293911</text:p>
          </table:table-cell>
          <table:table-cell office:value-type="float" office:value="-1.81379" calcext:value-type="float">
            <text:p>-1.81379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833044" calcext:value-type="float">
            <text:p>0.000833044</text:p>
          </table:table-cell>
          <table:table-cell office:value-type="float" office:value="-0.672747" calcext:value-type="float">
            <text:p>-0.672747</text:p>
          </table:table-cell>
          <table:table-cell office:value-type="float" office:value="-1.70733" calcext:value-type="float">
            <text:p>-1.7073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84715" calcext:value-type="float">
            <text:p>0.00084715</text:p>
          </table:table-cell>
          <table:table-cell office:value-type="float" office:value="-1.1422" calcext:value-type="float">
            <text:p>-1.1422</text:p>
          </table:table-cell>
          <table:table-cell office:value-type="float" office:value="-1.61188" calcext:value-type="float">
            <text:p>-1.61188</text:p>
          </table:table-cell>
          <table:table-cell office:value-type="float" office:value="2.42983" calcext:value-type="float">
            <text:p>2.4298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776583" calcext:value-type="float">
            <text:p>0.000776583</text:p>
          </table:table-cell>
          <table:table-cell office:value-type="float" office:value="-1.59656" calcext:value-type="float">
            <text:p>-1.59656</text:p>
          </table:table-cell>
          <table:table-cell office:value-type="float" office:value="-1.55197" calcext:value-type="float">
            <text:p>-1.55197</text:p>
          </table:table-cell>
          <table:table-cell office:value-type="float" office:value="2.90738" calcext:value-type="float">
            <text:p>2.90738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684766" calcext:value-type="float">
            <text:p>0.000684766</text:p>
          </table:table-cell>
          <table:table-cell office:value-type="float" office:value="-1.60945" calcext:value-type="float">
            <text:p>-1.60945</text:p>
          </table:table-cell>
          <table:table-cell office:value-type="float" office:value="-1.50688" calcext:value-type="float">
            <text:p>-1.50688</text:p>
          </table:table-cell>
          <table:table-cell office:value-type="float" office:value="3.34749" calcext:value-type="float">
            <text:p>3.34749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844093" calcext:value-type="float">
            <text:p>0.000844093</text:p>
          </table:table-cell>
          <table:table-cell office:value-type="float" office:value="-1.9897" calcext:value-type="float">
            <text:p>-1.9897</text:p>
          </table:table-cell>
          <table:table-cell office:value-type="float" office:value="-1.43085" calcext:value-type="float">
            <text:p>-1.43085</text:p>
          </table:table-cell>
          <table:table-cell office:value-type="float" office:value="3.87225" calcext:value-type="float">
            <text:p>3.8722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948415" calcext:value-type="float">
            <text:p>0.000948415</text:p>
          </table:table-cell>
          <table:table-cell office:value-type="float" office:value="-2.28602" calcext:value-type="float">
            <text:p>-2.28602</text:p>
          </table:table-cell>
          <table:table-cell office:value-type="float" office:value="-1.3122" calcext:value-type="float">
            <text:p>-1.3122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721425" calcext:value-type="float">
            <text:p>0.000721425</text:p>
          </table:table-cell>
          <table:table-cell office:value-type="float" office:value="-2.29306" calcext:value-type="float">
            <text:p>-2.29306</text:p>
          </table:table-cell>
          <table:table-cell office:value-type="float" office:value="-1.26572" calcext:value-type="float">
            <text:p>-1.26572</text:p>
          </table:table-cell>
          <table:table-cell office:value-type="float" office:value="4.47233" calcext:value-type="float">
            <text:p>4.4723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967348" calcext:value-type="float">
            <text:p>0.000967348</text:p>
          </table:table-cell>
          <table:table-cell office:value-type="float" office:value="-2.47518" calcext:value-type="float">
            <text:p>-2.47518</text:p>
          </table:table-cell>
          <table:table-cell office:value-type="float" office:value="-1.16997" calcext:value-type="float">
            <text:p>-1.16997</text:p>
          </table:table-cell>
          <table:table-cell office:value-type="float" office:value="4.92318" calcext:value-type="float">
            <text:p>4.9231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724866" calcext:value-type="float">
            <text:p>0.000724866</text:p>
          </table:table-cell>
          <table:table-cell office:value-type="float" office:value="-2.65109" calcext:value-type="float">
            <text:p>-2.65109</text:p>
          </table:table-cell>
          <table:table-cell office:value-type="float" office:value="-1.05412" calcext:value-type="float">
            <text:p>-1.05412</text:p>
          </table:table-cell>
          <table:table-cell office:value-type="float" office:value="5.24773" calcext:value-type="float">
            <text:p>5.24773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775431" calcext:value-type="float">
            <text:p>0.000775431</text:p>
          </table:table-cell>
          <table:table-cell office:value-type="float" office:value="-2.91366" calcext:value-type="float">
            <text:p>-2.91366</text:p>
          </table:table-cell>
          <table:table-cell office:value-type="float" office:value="-0.954367" calcext:value-type="float">
            <text:p>-0.954367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100587" calcext:value-type="float">
            <text:p>0.00100587</text:p>
          </table:table-cell>
          <table:table-cell office:value-type="float" office:value="-3.27282" calcext:value-type="float">
            <text:p>-3.27282</text:p>
          </table:table-cell>
          <table:table-cell office:value-type="float" office:value="-0.810328" calcext:value-type="float">
            <text:p>-0.810328</text:p>
          </table:table-cell>
          <table:table-cell office:value-type="float" office:value="6.15054" calcext:value-type="float">
            <text:p>6.15054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881353" calcext:value-type="float">
            <text:p>0.000881353</text:p>
          </table:table-cell>
          <table:table-cell office:value-type="float" office:value="-3.37056" calcext:value-type="float">
            <text:p>-3.37056</text:p>
          </table:table-cell>
          <table:table-cell office:value-type="float" office:value="-0.715971" calcext:value-type="float">
            <text:p>-0.715971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995876" calcext:value-type="float">
            <text:p>0.000995876</text:p>
          </table:table-cell>
          <table:table-cell office:value-type="float" office:value="-3.89968" calcext:value-type="float">
            <text:p>-3.89968</text:p>
          </table:table-cell>
          <table:table-cell office:value-type="float" office:value="-0.531482" calcext:value-type="float">
            <text:p>-0.531482</text:p>
          </table:table-cell>
          <table:table-cell office:value-type="float" office:value="6.88779" calcext:value-type="float">
            <text:p>6.88779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116361" calcext:value-type="float">
            <text:p>0.00116361</text:p>
          </table:table-cell>
          <table:table-cell office:value-type="float" office:value="-4.57238" calcext:value-type="float">
            <text:p>-4.57238</text:p>
          </table:table-cell>
          <table:table-cell office:value-type="float" office:value="-0.345768" calcext:value-type="float">
            <text:p>-0.345768</text:p>
          </table:table-cell>
          <table:table-cell office:value-type="float" office:value="7.30022" calcext:value-type="float">
            <text:p>7.30022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109705" calcext:value-type="float">
            <text:p>0.00109705</text:p>
          </table:table-cell>
          <table:table-cell office:value-type="float" office:value="-5.21682" calcext:value-type="float">
            <text:p>-5.21682</text:p>
          </table:table-cell>
          <table:table-cell office:value-type="float" office:value="-0.154544" calcext:value-type="float">
            <text:p>-0.154544</text:p>
          </table:table-cell>
          <table:table-cell office:value-type="float" office:value="7.65619" calcext:value-type="float">
            <text:p>7.65619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12007" calcext:value-type="float">
            <text:p>0.0012007</text:p>
          </table:table-cell>
          <table:table-cell office:value-type="float" office:value="-5.88716" calcext:value-type="float">
            <text:p>-5.88716</text:p>
          </table:table-cell>
          <table:table-cell office:value-type="float" office:value="0.0623225" calcext:value-type="float">
            <text:p>0.0623225</text:p>
          </table:table-cell>
          <table:table-cell office:value-type="float" office:value="8.00218" calcext:value-type="float">
            <text:p>8.0021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884872" calcext:value-type="float">
            <text:p>0.000884872</text:p>
          </table:table-cell>
          <table:table-cell office:value-type="float" office:value="-6.14199" calcext:value-type="float">
            <text:p>-6.14199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8.22434" calcext:value-type="float">
            <text:p>8.2243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98993" calcext:value-type="float">
            <text:p>0.00098993</text:p>
          </table:table-cell>
          <table:table-cell office:value-type="float" office:value="-6.43628" calcext:value-type="float">
            <text:p>-6.43628</text:p>
          </table:table-cell>
          <table:table-cell office:value-type="float" office:value="0.465598" calcext:value-type="float">
            <text:p>0.465598</text:p>
          </table:table-cell>
          <table:table-cell office:value-type="float" office:value="8.42452" calcext:value-type="float">
            <text:p>8.42452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135559" calcext:value-type="float">
            <text:p>0.00135559</text:p>
          </table:table-cell>
          <table:table-cell office:value-type="float" office:value="-7.19951" calcext:value-type="float">
            <text:p>-7.1995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8.77386" calcext:value-type="float">
            <text:p>8.7738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104091" calcext:value-type="float">
            <text:p>0.00104091</text:p>
          </table:table-cell>
          <table:table-cell office:value-type="float" office:value="-7.60921" calcext:value-type="float">
            <text:p>-7.6092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8.9506" calcext:value-type="float">
            <text:p>8.950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6.61947" calcext:value-type="float">
            <text:p>-6.61947</text:p>
          </table:table-cell>
          <table:table-cell office:value-type="float" office:value="1.67385" calcext:value-type="float">
            <text:p>1.67385</text:p>
          </table:table-cell>
          <table:table-cell office:value-type="float" office:value="9.05481" calcext:value-type="float">
            <text:p>9.05481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108227" calcext:value-type="float">
            <text:p>0.00108227</text:p>
          </table:table-cell>
          <table:table-cell office:value-type="float" office:value="-6.67037" calcext:value-type="float">
            <text:p>-6.67037</text:p>
          </table:table-cell>
          <table:table-cell office:value-type="float" office:value="2.0718" calcext:value-type="float">
            <text:p>2.0718</text:p>
          </table:table-cell>
          <table:table-cell office:value-type="float" office:value="9.04708" calcext:value-type="float">
            <text:p>9.04708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914271" calcext:value-type="float">
            <text:p>0.000914271</text:p>
          </table:table-cell>
          <table:table-cell office:value-type="float" office:value="-6.37507" calcext:value-type="float">
            <text:p>-6.37507</text:p>
          </table:table-cell>
          <table:table-cell office:value-type="float" office:value="2.3759" calcext:value-type="float">
            <text:p>2.3759</text:p>
          </table:table-cell>
          <table:table-cell office:value-type="float" office:value="9.12113" calcext:value-type="float">
            <text:p>9.1211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971575" calcext:value-type="float">
            <text:p>0.000971575</text:p>
          </table:table-cell>
          <table:table-cell office:value-type="float" office:value="-6.3158" calcext:value-type="float">
            <text:p>-6.3158</text:p>
          </table:table-cell>
          <table:table-cell office:value-type="float" office:value="2.64403" calcext:value-type="float">
            <text:p>2.64403</text:p>
          </table:table-cell>
          <table:table-cell office:value-type="float" office:value="9.13183" calcext:value-type="float">
            <text:p>9.1318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948752" calcext:value-type="float">
            <text:p>0.000948752</text:p>
          </table:table-cell>
          <table:table-cell office:value-type="float" office:value="-6.14394" calcext:value-type="float">
            <text:p>-6.14394</text:p>
          </table:table-cell>
          <table:table-cell office:value-type="float" office:value="2.87335" calcext:value-type="float">
            <text:p>2.87335</text:p>
          </table:table-cell>
          <table:table-cell office:value-type="float" office:value="9.14513" calcext:value-type="float">
            <text:p>9.14513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06301" calcext:value-type="float">
            <text:p>0.00106301</text:p>
          </table:table-cell>
          <table:table-cell office:value-type="float" office:value="-6.02745" calcext:value-type="float">
            <text:p>-6.02745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9.1306" calcext:value-type="float">
            <text:p>9.1306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10771" calcext:value-type="float">
            <text:p>0.0010771</text:p>
          </table:table-cell>
          <table:table-cell office:value-type="float" office:value="-5.92242" calcext:value-type="float">
            <text:p>-5.92242</text:p>
          </table:table-cell>
          <table:table-cell office:value-type="float" office:value="3.40393" calcext:value-type="float">
            <text:p>3.40393</text:p>
          </table:table-cell>
          <table:table-cell office:value-type="float" office:value="9.13581" calcext:value-type="float">
            <text:p>9.1358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11977" calcext:value-type="float">
            <text:p>0.0011977</text:p>
          </table:table-cell>
          <table:table-cell office:value-type="float" office:value="-5.58069" calcext:value-type="float">
            <text:p>-5.58069</text:p>
          </table:table-cell>
          <table:table-cell office:value-type="float" office:value="3.68499" calcext:value-type="float">
            <text:p>3.68499</text:p>
          </table:table-cell>
          <table:table-cell office:value-type="float" office:value="9.23128" calcext:value-type="float">
            <text:p>9.23128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125171" calcext:value-type="float">
            <text:p>0.00125171</text:p>
          </table:table-cell>
          <table:table-cell office:value-type="float" office:value="-5.30375" calcext:value-type="float">
            <text:p>-5.30375</text:p>
          </table:table-cell>
          <table:table-cell office:value-type="float" office:value="3.96643" calcext:value-type="float">
            <text:p>3.96643</text:p>
          </table:table-cell>
          <table:table-cell office:value-type="float" office:value="9.07972" calcext:value-type="float">
            <text:p>9.0797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15021" calcext:value-type="float">
            <text:p>0.0015021</text:p>
          </table:table-cell>
          <table:table-cell office:value-type="float" office:value="-5.63821" calcext:value-type="float">
            <text:p>-5.63821</text:p>
          </table:table-cell>
          <table:table-cell office:value-type="float" office:value="4.3534" calcext:value-type="float">
            <text:p>4.3534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241655" calcext:value-type="float">
            <text:p>0.00241655</text:p>
          </table:table-cell>
          <table:table-cell office:value-type="float" office:value="-5.60615" calcext:value-type="float">
            <text:p>-5.60615</text:p>
          </table:table-cell>
          <table:table-cell office:value-type="float" office:value="4.83918" calcext:value-type="float">
            <text:p>4.83918</text:p>
          </table:table-cell>
          <table:table-cell office:value-type="float" office:value="8.40256" calcext:value-type="float">
            <text:p>8.40256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115908" calcext:value-type="float">
            <text:p>0.00115908</text:p>
          </table:table-cell>
          <table:table-cell office:value-type="float" office:value="-4.84311" calcext:value-type="float">
            <text:p>-4.843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8.10129" calcext:value-type="float">
            <text:p>8.10129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11863" calcext:value-type="float">
            <text:p>0.0011863</text:p>
          </table:table-cell>
          <table:table-cell office:value-type="float" office:value="-4.95077" calcext:value-type="float">
            <text:p>-4.95077</text:p>
          </table:table-cell>
          <table:table-cell office:value-type="float" office:value="5.14168" calcext:value-type="float">
            <text:p>5.14168</text:p>
          </table:table-cell>
          <table:table-cell office:value-type="float" office:value="7.71242" calcext:value-type="float">
            <text:p>7.7124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23126" calcext:value-type="float">
            <text:p>0.00123126</text:p>
          </table:table-cell>
          <table:table-cell office:value-type="float" office:value="-4.95004" calcext:value-type="float">
            <text:p>-4.95004</text:p>
          </table:table-cell>
          <table:table-cell office:value-type="float" office:value="5.34706" calcext:value-type="float">
            <text:p>5.34706</text:p>
          </table:table-cell>
          <table:table-cell office:value-type="float" office:value="7.34234" calcext:value-type="float">
            <text:p>7.34234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113451" calcext:value-type="float">
            <text:p>0.00113451</text:p>
          </table:table-cell>
          <table:table-cell office:value-type="float" office:value="-4.53973" calcext:value-type="float">
            <text:p>-4.5397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110485" calcext:value-type="float">
            <text:p>0.00110485</text:p>
          </table:table-cell>
          <table:table-cell office:value-type="float" office:value="-4.73701" calcext:value-type="float">
            <text:p>-4.73701</text:p>
          </table:table-cell>
          <table:table-cell office:value-type="float" office:value="5.59435" calcext:value-type="float">
            <text:p>5.59435</text:p>
          </table:table-cell>
          <table:table-cell office:value-type="float" office:value="6.4283" calcext:value-type="float">
            <text:p>6.4283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116433" calcext:value-type="float">
            <text:p>0.00116433</text:p>
          </table:table-cell>
          <table:table-cell office:value-type="float" office:value="-4.96058" calcext:value-type="float">
            <text:p>-4.96058</text:p>
          </table:table-cell>
          <table:table-cell office:value-type="float" office:value="5.70018" calcext:value-type="float">
            <text:p>5.70018</text:p>
          </table:table-cell>
          <table:table-cell office:value-type="float" office:value="5.99872" calcext:value-type="float">
            <text:p>5.99872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869753" calcext:value-type="float">
            <text:p>0.000869753</text:p>
          </table:table-cell>
          <table:table-cell office:value-type="float" office:value="-4.87045" calcext:value-type="float">
            <text:p>-4.87045</text:p>
          </table:table-cell>
          <table:table-cell office:value-type="float" office:value="5.71385" calcext:value-type="float">
            <text:p>5.71385</text:p>
          </table:table-cell>
          <table:table-cell office:value-type="float" office:value="5.56279" calcext:value-type="float">
            <text:p>5.5627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945523" calcext:value-type="float">
            <text:p>0.000945523</text:p>
          </table:table-cell>
          <table:table-cell office:value-type="float" office:value="-4.65608" calcext:value-type="float">
            <text:p>-4.65608</text:p>
          </table:table-cell>
          <table:table-cell office:value-type="float" office:value="5.64534" calcext:value-type="float">
            <text:p>5.64534</text:p>
          </table:table-cell>
          <table:table-cell office:value-type="float" office:value="5.18811" calcext:value-type="float">
            <text:p>5.18811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841755" calcext:value-type="float">
            <text:p>0.000841755</text:p>
          </table:table-cell>
          <table:table-cell office:value-type="float" office:value="-4.41508" calcext:value-type="float">
            <text:p>-4.41508</text:p>
          </table:table-cell>
          <table:table-cell office:value-type="float" office:value="5.63058" calcext:value-type="float">
            <text:p>5.63058</text:p>
          </table:table-cell>
          <table:table-cell office:value-type="float" office:value="4.86257" calcext:value-type="float">
            <text:p>4.86257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854938" calcext:value-type="float">
            <text:p>0.000854938</text:p>
          </table:table-cell>
          <table:table-cell office:value-type="float" office:value="-4.25515" calcext:value-type="float">
            <text:p>-4.25515</text:p>
          </table:table-cell>
          <table:table-cell office:value-type="float" office:value="5.62322" calcext:value-type="float">
            <text:p>5.62322</text:p>
          </table:table-cell>
          <table:table-cell office:value-type="float" office:value="4.52634" calcext:value-type="float">
            <text:p>4.5263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893926" calcext:value-type="float">
            <text:p>0.000893926</text:p>
          </table:table-cell>
          <table:table-cell office:value-type="float" office:value="-3.91658" calcext:value-type="float">
            <text:p>-3.91658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903921" calcext:value-type="float">
            <text:p>0.000903921</text:p>
          </table:table-cell>
          <table:table-cell office:value-type="float" office:value="-3.43484" calcext:value-type="float">
            <text:p>-3.43484</text:p>
          </table:table-cell>
          <table:table-cell office:value-type="float" office:value="5.63226" calcext:value-type="float">
            <text:p>5.63226</text:p>
          </table:table-cell>
          <table:table-cell office:value-type="float" office:value="3.85273" calcext:value-type="float">
            <text:p>3.85273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11811" calcext:value-type="float">
            <text:p>0.0011811</text:p>
          </table:table-cell>
          <table:table-cell office:value-type="float" office:value="-3.89218" calcext:value-type="float">
            <text:p>-3.89218</text:p>
          </table:table-cell>
          <table:table-cell office:value-type="float" office:value="5.7886" calcext:value-type="float">
            <text:p>5.7886</text:p>
          </table:table-cell>
          <table:table-cell office:value-type="float" office:value="3.6431" calcext:value-type="float">
            <text:p>3.6431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07054" calcext:value-type="float">
            <text:p>0.00107054</text:p>
          </table:table-cell>
          <table:table-cell office:value-type="float" office:value="-3.93161" calcext:value-type="float">
            <text:p>-3.93161</text:p>
          </table:table-cell>
          <table:table-cell office:value-type="float" office:value="5.80797" calcext:value-type="float">
            <text:p>5.80797</text:p>
          </table:table-cell>
          <table:table-cell office:value-type="float" office:value="3.27266" calcext:value-type="float">
            <text:p>3.27266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819095" calcext:value-type="float">
            <text:p>0.000819095</text:p>
          </table:table-cell>
          <table:table-cell office:value-type="float" office:value="-3.12437" calcext:value-type="float">
            <text:p>-3.12437</text:p>
          </table:table-cell>
          <table:table-cell office:value-type="float" office:value="5.83412" calcext:value-type="float">
            <text:p>5.83412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998867" calcext:value-type="float">
            <text:p>0.000998867</text:p>
          </table:table-cell>
          <table:table-cell office:value-type="float" office:value="-2.928" calcext:value-type="float">
            <text:p>-2.928</text:p>
          </table:table-cell>
          <table:table-cell office:value-type="float" office:value="5.94187" calcext:value-type="float">
            <text:p>5.94187</text:p>
          </table:table-cell>
          <table:table-cell office:value-type="float" office:value="2.4827" calcext:value-type="float">
            <text:p>2.482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9948" calcext:value-type="float">
            <text:p>0.0009948</text:p>
          </table:table-cell>
          <table:table-cell office:value-type="float" office:value="-3.03089" calcext:value-type="float">
            <text:p>-3.03089</text:p>
          </table:table-cell>
          <table:table-cell office:value-type="float" office:value="6.04603" calcext:value-type="float">
            <text:p>6.04603</text:p>
          </table:table-cell>
          <table:table-cell office:value-type="float" office:value="2.05773" calcext:value-type="float">
            <text:p>2.05773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736706" calcext:value-type="float">
            <text:p>0.000736706</text:p>
          </table:table-cell>
          <table:table-cell office:value-type="float" office:value="-2.58914" calcext:value-type="float">
            <text:p>-2.58914</text:p>
          </table:table-cell>
          <table:table-cell office:value-type="float" office:value="6.13183" calcext:value-type="float">
            <text:p>6.13183</text:p>
          </table:table-cell>
          <table:table-cell office:value-type="float" office:value="1.7619" calcext:value-type="float">
            <text:p>1.761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770334" calcext:value-type="float">
            <text:p>0.000770334</text:p>
          </table:table-cell>
          <table:table-cell office:value-type="float" office:value="-1.97358" calcext:value-type="float">
            <text:p>-1.97358</text:p>
          </table:table-cell>
          <table:table-cell office:value-type="float" office:value="6.1959" calcext:value-type="float">
            <text:p>6.1959</text:p>
          </table:table-cell>
          <table:table-cell office:value-type="float" office:value="1.48099" calcext:value-type="float">
            <text:p>1.48099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775116" calcext:value-type="float">
            <text:p>0.000775116</text:p>
          </table:table-cell>
          <table:table-cell office:value-type="float" office:value="-1.49008" calcext:value-type="float">
            <text:p>-1.49008</text:p>
          </table:table-cell>
          <table:table-cell office:value-type="float" office:value="6.34483" calcext:value-type="float">
            <text:p>6.34483</text:p>
          </table:table-cell>
          <table:table-cell office:value-type="float" office:value="1.11532" calcext:value-type="float">
            <text:p>1.1153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828105" calcext:value-type="float">
            <text:p>0.000828105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6.50666" calcext:value-type="float">
            <text:p>6.50666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845575" calcext:value-type="float">
            <text:p>0.000845575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323451" calcext:value-type="float">
            <text:p>0.323451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970935" calcext:value-type="float">
            <text:p>0.000970935</text:p>
          </table:table-cell>
          <table:table-cell office:value-type="float" office:value="-0.839219" calcext:value-type="float">
            <text:p>-0.839219</text:p>
          </table:table-cell>
          <table:table-cell office:value-type="float" office:value="6.90855" calcext:value-type="float">
            <text:p>6.90855</text:p>
          </table:table-cell>
          <table:table-cell office:value-type="float" office:value="-0.0398762" calcext:value-type="float">
            <text:p>-0.0398762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905413" calcext:value-type="float">
            <text:p>0.000905413</text:p>
          </table:table-cell>
          <table:table-cell office:value-type="float" office:value="-0.0373152" calcext:value-type="float">
            <text:p>-0.0373152</text:p>
          </table:table-cell>
          <table:table-cell office:value-type="float" office:value="7.11817" calcext:value-type="float">
            <text:p>7.11817</text:p>
          </table:table-cell>
          <table:table-cell office:value-type="float" office:value="-0.451548" calcext:value-type="float">
            <text:p>-0.45154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888247" calcext:value-type="float">
            <text:p>0.000888247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7.37819" calcext:value-type="float">
            <text:p>7.37819</text:p>
          </table:table-cell>
          <table:table-cell office:value-type="float" office:value="-0.904844" calcext:value-type="float">
            <text:p>-0.904844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114001" calcext:value-type="float">
            <text:p>0.00114001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7.67076" calcext:value-type="float">
            <text:p>7.67076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128333" calcext:value-type="float">
            <text:p>0.00128333</text:p>
          </table:table-cell>
          <table:table-cell office:value-type="float" office:value="1.17883" calcext:value-type="float">
            <text:p>1.17883</text:p>
          </table:table-cell>
          <table:table-cell office:value-type="float" office:value="8.04134" calcext:value-type="float">
            <text:p>8.04134</text:p>
          </table:table-cell>
          <table:table-cell office:value-type="float" office:value="-1.91015" calcext:value-type="float">
            <text:p>-1.91015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129686" calcext:value-type="float">
            <text:p>0.0012968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8.47663" calcext:value-type="float">
            <text:p>8.47663</text:p>
          </table:table-cell>
          <table:table-cell office:value-type="float" office:value="-2.65686" calcext:value-type="float">
            <text:p>-2.65686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104071" calcext:value-type="float">
            <text:p>0.00104071</text:p>
          </table:table-cell>
          <table:table-cell office:value-type="float" office:value="2.12297" calcext:value-type="float">
            <text:p>2.12297</text:p>
          </table:table-cell>
          <table:table-cell office:value-type="float" office:value="8.88736" calcext:value-type="float">
            <text:p>8.88736</text:p>
          </table:table-cell>
          <table:table-cell office:value-type="float" office:value="-3.42679" calcext:value-type="float">
            <text:p>-3.42679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17814" calcext:value-type="float">
            <text:p>0.00117814</text:p>
          </table:table-cell>
          <table:table-cell office:value-type="float" office:value="2.06969" calcext:value-type="float">
            <text:p>2.06969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-4.4522" calcext:value-type="float">
            <text:p>-4.4522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147281" calcext:value-type="float">
            <text:p>0.00147281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9.49774" calcext:value-type="float">
            <text:p>9.49774</text:p>
          </table:table-cell>
          <table:table-cell office:value-type="float" office:value="-5.28557" calcext:value-type="float">
            <text:p>-5.2855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129805" calcext:value-type="float">
            <text:p>0.00129805</text:p>
          </table:table-cell>
          <table:table-cell office:value-type="float" office:value="3.02629" calcext:value-type="float">
            <text:p>3.02629</text:p>
          </table:table-cell>
          <table:table-cell office:value-type="float" office:value="9.65322" calcext:value-type="float">
            <text:p>9.65322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156944" calcext:value-type="float">
            <text:p>0.00156944</text:p>
          </table:table-cell>
          <table:table-cell office:value-type="float" office:value="3.62617" calcext:value-type="float">
            <text:p>3.62617</text:p>
          </table:table-cell>
          <table:table-cell office:value-type="float" office:value="9.84437" calcext:value-type="float">
            <text:p>9.84437</text:p>
          </table:table-cell>
          <table:table-cell office:value-type="float" office:value="-7.04087" calcext:value-type="float">
            <text:p>-7.0408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149665" calcext:value-type="float">
            <text:p>0.00149665</text:p>
          </table:table-cell>
          <table:table-cell office:value-type="float" office:value="4.1556" calcext:value-type="float">
            <text:p>4.155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8.22231" calcext:value-type="float">
            <text:p>-8.22231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164059" calcext:value-type="float">
            <text:p>0.00164059</text:p>
          </table:table-cell>
          <table:table-cell office:value-type="float" office:value="5.08904" calcext:value-type="float">
            <text:p>5.0890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-8.83778" calcext:value-type="float">
            <text:p>-8.8377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124997" calcext:value-type="float">
            <text:p>0.00124997</text:p>
          </table:table-cell>
          <table:table-cell office:value-type="float" office:value="5.84656" calcext:value-type="float">
            <text:p>5.84656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-9.77546" calcext:value-type="float">
            <text:p>-9.77546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16172" calcext:value-type="float">
            <text:p>0.00116172</text:p>
          </table:table-cell>
          <table:table-cell office:value-type="float" office:value="5.95856" calcext:value-type="float">
            <text:p>5.95856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166634" calcext:value-type="float">
            <text:p>0.00166634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-11.8978" calcext:value-type="float">
            <text:p>-11.8978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15864" calcext:value-type="float">
            <text:p>0.0015864</text:p>
          </table:table-cell>
          <table:table-cell office:value-type="float" office:value="7.57394" calcext:value-type="float">
            <text:p>7.57394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-12.5019" calcext:value-type="float">
            <text:p>-12.5019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102309" calcext:value-type="float">
            <text:p>0.00102309</text:p>
          </table:table-cell>
          <table:table-cell office:value-type="float" office:value="8.43752" calcext:value-type="float">
            <text:p>8.437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-13.1504" calcext:value-type="float">
            <text:p>-13.1504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101415" calcext:value-type="float">
            <text:p>0.00101415</text:p>
          </table:table-cell>
          <table:table-cell office:value-type="float" office:value="8.08313" calcext:value-type="float">
            <text:p>8.08313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-14.0341" calcext:value-type="float">
            <text:p>-14.034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142576" calcext:value-type="float">
            <text:p>0.00142576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-14.7155" calcext:value-type="float">
            <text:p>-14.7155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103209" calcext:value-type="float">
            <text:p>0.00103209</text:p>
          </table:table-cell>
          <table:table-cell office:value-type="float" office:value="9.73584" calcext:value-type="float">
            <text:p>9.73584</text:p>
          </table:table-cell>
          <table:table-cell office:value-type="float" office:value="11.266" calcext:value-type="float">
            <text:p>11.266</text:p>
          </table:table-cell>
          <table:table-cell office:value-type="float" office:value="-15.266" calcext:value-type="float">
            <text:p>-15.266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81054" calcext:value-type="float">
            <text:p>0.00081054</text:p>
          </table:table-cell>
          <table:table-cell office:value-type="float" office:value="9.78089" calcext:value-type="float">
            <text:p>9.78089</text:p>
          </table:table-cell>
          <table:table-cell office:value-type="float" office:value="11.2725" calcext:value-type="float">
            <text:p>11.2725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39081" calcext:value-type="float">
            <text:p>0.00139081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1.1861" calcext:value-type="float">
            <text:p>11.1861</text:p>
          </table:table-cell>
          <table:table-cell office:value-type="float" office:value="-16.3258" calcext:value-type="float">
            <text:p>-16.3258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00639" calcext:value-type="float">
            <text:p>0.00100639</text:p>
          </table:table-cell>
          <table:table-cell office:value-type="float" office:value="11.009" calcext:value-type="float">
            <text:p>11.009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-16.9341" calcext:value-type="float">
            <text:p>-16.934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108094" calcext:value-type="float">
            <text:p>0.00108094</text:p>
          </table:table-cell>
          <table:table-cell office:value-type="float" office:value="11.5376" calcext:value-type="float">
            <text:p>11.5376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-17.5149" calcext:value-type="float">
            <text:p>-17.514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27534" calcext:value-type="float">
            <text:p>0.00127534</text:p>
          </table:table-cell>
          <table:table-cell office:value-type="float" office:value="12.527" calcext:value-type="float">
            <text:p>12.527</text:p>
          </table:table-cell>
          <table:table-cell office:value-type="float" office:value="11.3339" calcext:value-type="float">
            <text:p>11.3339</text:p>
          </table:table-cell>
          <table:table-cell office:value-type="float" office:value="-18.1539" calcext:value-type="float">
            <text:p>-18.1539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00337" calcext:value-type="float">
            <text:p>0.00100337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-18.8441" calcext:value-type="float">
            <text:p>-18.844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900399" calcext:value-type="float">
            <text:p>0.000900399</text:p>
          </table:table-cell>
          <table:table-cell office:value-type="float" office:value="13.9083" calcext:value-type="float">
            <text:p>13.9083</text:p>
          </table:table-cell>
          <table:table-cell office:value-type="float" office:value="11.3987" calcext:value-type="float">
            <text:p>11.3987</text:p>
          </table:table-cell>
          <table:table-cell office:value-type="float" office:value="-19.0401" calcext:value-type="float">
            <text:p>-19.0401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33434" calcext:value-type="float">
            <text:p>0.00133434</text:p>
          </table:table-cell>
          <table:table-cell office:value-type="float" office:value="15.1184" calcext:value-type="float">
            <text:p>15.1184</text:p>
          </table:table-cell>
          <table:table-cell office:value-type="float" office:value="11.4123" calcext:value-type="float">
            <text:p>11.4123</text:p>
          </table:table-cell>
          <table:table-cell office:value-type="float" office:value="-19.4353" calcext:value-type="float">
            <text:p>-19.4353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103978" calcext:value-type="float">
            <text:p>0.00103978</text:p>
          </table:table-cell>
          <table:table-cell office:value-type="float" office:value="16.5148" calcext:value-type="float">
            <text:p>16.5148</text:p>
          </table:table-cell>
          <table:table-cell office:value-type="float" office:value="11.573" calcext:value-type="float">
            <text:p>11.573</text:p>
          </table:table-cell>
          <table:table-cell office:value-type="float" office:value="-19.697" calcext:value-type="float">
            <text:p>-19.697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930535" calcext:value-type="float">
            <text:p>0.000930535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1.5839" calcext:value-type="float">
            <text:p>11.5839</text:p>
          </table:table-cell>
          <table:table-cell office:value-type="float" office:value="-19.8542" calcext:value-type="float">
            <text:p>-19.854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939946" calcext:value-type="float">
            <text:p>0.000939946</text:p>
          </table:table-cell>
          <table:table-cell office:value-type="float" office:value="18.6021" calcext:value-type="float">
            <text:p>18.6021</text:p>
          </table:table-cell>
          <table:table-cell office:value-type="float" office:value="11.6382" calcext:value-type="float">
            <text:p>11.6382</text:p>
          </table:table-cell>
          <table:table-cell office:value-type="float" office:value="-20.0272" calcext:value-type="float">
            <text:p>-20.0272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699868" calcext:value-type="float">
            <text:p>0.000699868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1.658" calcext:value-type="float">
            <text:p>11.658</text:p>
          </table:table-cell>
          <table:table-cell office:value-type="float" office:value="-20.0548" calcext:value-type="float">
            <text:p>-20.0548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79006" calcext:value-type="float">
            <text:p>0.00079006</text:p>
          </table:table-cell>
          <table:table-cell office:value-type="float" office:value="20.4292" calcext:value-type="float">
            <text:p>20.4292</text:p>
          </table:table-cell>
          <table:table-cell office:value-type="float" office:value="11.5134" calcext:value-type="float">
            <text:p>11.5134</text:p>
          </table:table-cell>
          <table:table-cell office:value-type="float" office:value="-20.0551" calcext:value-type="float">
            <text:p>-20.0551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6893" calcext:value-type="float">
            <text:p>0.00376893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108551" calcext:value-type="float">
            <text:p>0.00108551</text:p>
          </table:table-cell>
          <table:table-cell office:value-type="float" office:value="22.4703" calcext:value-type="float">
            <text:p>22.4703</text:p>
          </table:table-cell>
          <table:table-cell office:value-type="float" office:value="12.6116" calcext:value-type="float">
            <text:p>12.6116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824692" calcext:value-type="float">
            <text:p>0.000824692</text:p>
          </table:table-cell>
          <table:table-cell office:value-type="float" office:value="23.2145" calcext:value-type="float">
            <text:p>23.214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18.7237" calcext:value-type="float">
            <text:p>-18.7237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01458" calcext:value-type="float">
            <text:p>0.00101458</text:p>
          </table:table-cell>
          <table:table-cell office:value-type="float" office:value="24.2044" calcext:value-type="float">
            <text:p>24.2044</text:p>
          </table:table-cell>
          <table:table-cell office:value-type="float" office:value="12.3409" calcext:value-type="float">
            <text:p>12.3409</text:p>
          </table:table-cell>
          <table:table-cell office:value-type="float" office:value="-18.3231" calcext:value-type="float">
            <text:p>-18.3231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839383" calcext:value-type="float">
            <text:p>0.000839383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-17.9819" calcext:value-type="float">
            <text:p>-17.9819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855348" calcext:value-type="float">
            <text:p>0.000855348</text:p>
          </table:table-cell>
          <table:table-cell office:value-type="float" office:value="25.512" calcext:value-type="float">
            <text:p>25.512</text:p>
          </table:table-cell>
          <table:table-cell office:value-type="float" office:value="12.1686" calcext:value-type="float">
            <text:p>12.1686</text:p>
          </table:table-cell>
          <table:table-cell office:value-type="float" office:value="-17.3863" calcext:value-type="float">
            <text:p>-17.3863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827202" calcext:value-type="float">
            <text:p>0.000827202</text:p>
          </table:table-cell>
          <table:table-cell office:value-type="float" office:value="26.2713" calcext:value-type="float">
            <text:p>26.271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-16.9801" calcext:value-type="float">
            <text:p>-16.9801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05944" calcext:value-type="float">
            <text:p>0.00105944</text:p>
          </table:table-cell>
          <table:table-cell office:value-type="float" office:value="26.5689" calcext:value-type="float">
            <text:p>26.5689</text:p>
          </table:table-cell>
          <table:table-cell office:value-type="float" office:value="12.132" calcext:value-type="float">
            <text:p>12.132</text:p>
          </table:table-cell>
          <table:table-cell office:value-type="float" office:value="-16.2299" calcext:value-type="float">
            <text:p>-16.2299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990672" calcext:value-type="float">
            <text:p>0.000990672</text:p>
          </table:table-cell>
          <table:table-cell office:value-type="float" office:value="27.135" calcext:value-type="float">
            <text:p>27.135</text:p>
          </table:table-cell>
          <table:table-cell office:value-type="float" office:value="12.2107" calcext:value-type="float">
            <text:p>12.2107</text:p>
          </table:table-cell>
          <table:table-cell office:value-type="float" office:value="-15.5125" calcext:value-type="float">
            <text:p>-15.5125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840753" calcext:value-type="float">
            <text:p>0.000840753</text:p>
          </table:table-cell>
          <table:table-cell office:value-type="float" office:value="27.8227" calcext:value-type="float">
            <text:p>27.8227</text:p>
          </table:table-cell>
          <table:table-cell office:value-type="float" office:value="12.4879" calcext:value-type="float">
            <text:p>12.4879</text:p>
          </table:table-cell>
          <table:table-cell office:value-type="float" office:value="-14.4849" calcext:value-type="float">
            <text:p>-14.484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846695" calcext:value-type="float">
            <text:p>0.000846695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-13.5942" calcext:value-type="float">
            <text:p>-13.594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965576" calcext:value-type="float">
            <text:p>0.000965576</text:p>
          </table:table-cell>
          <table:table-cell office:value-type="float" office:value="28.0238" calcext:value-type="float">
            <text:p>28.0238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-12.7741" calcext:value-type="float">
            <text:p>-12.7741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883607" calcext:value-type="float">
            <text:p>0.000883607</text:p>
          </table:table-cell>
          <table:table-cell office:value-type="float" office:value="28.5884" calcext:value-type="float">
            <text:p>28.5884</text:p>
          </table:table-cell>
          <table:table-cell office:value-type="float" office:value="13.0362" calcext:value-type="float">
            <text:p>13.0362</text:p>
          </table:table-cell>
          <table:table-cell office:value-type="float" office:value="-11.8437" calcext:value-type="float">
            <text:p>-11.8437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864914" calcext:value-type="float">
            <text:p>0.000864914</text:p>
          </table:table-cell>
          <table:table-cell office:value-type="float" office:value="28.4633" calcext:value-type="float">
            <text:p>28.4633</text:p>
          </table:table-cell>
          <table:table-cell office:value-type="float" office:value="13.0584" calcext:value-type="float">
            <text:p>13.0584</text:p>
          </table:table-cell>
          <table:table-cell office:value-type="float" office:value="-11.2136" calcext:value-type="float">
            <text:p>-11.2136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994858" calcext:value-type="float">
            <text:p>0.000994858</text:p>
          </table:table-cell>
          <table:table-cell office:value-type="float" office:value="29.068" calcext:value-type="float">
            <text:p>29.068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10.3498" calcext:value-type="float">
            <text:p>-10.3498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101345" calcext:value-type="float">
            <text:p>0.00101345</text:p>
          </table:table-cell>
          <table:table-cell office:value-type="float" office:value="30.4005" calcext:value-type="float">
            <text:p>30.4005</text:p>
          </table:table-cell>
          <table:table-cell office:value-type="float" office:value="13.6739" calcext:value-type="float">
            <text:p>13.6739</text:p>
          </table:table-cell>
          <table:table-cell office:value-type="float" office:value="-9.25904" calcext:value-type="float">
            <text:p>-9.2590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117137" calcext:value-type="float">
            <text:p>0.00117137</text:p>
          </table:table-cell>
          <table:table-cell office:value-type="float" office:value="30.2101" calcext:value-type="float">
            <text:p>30.2101</text:p>
          </table:table-cell>
          <table:table-cell office:value-type="float" office:value="13.8861" calcext:value-type="float">
            <text:p>13.8861</text:p>
          </table:table-cell>
          <table:table-cell office:value-type="float" office:value="-8.60822" calcext:value-type="float">
            <text:p>-8.60822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102258" calcext:value-type="float">
            <text:p>0.00102258</text:p>
          </table:table-cell>
          <table:table-cell office:value-type="float" office:value="29.9282" calcext:value-type="float">
            <text:p>29.9282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-8.28516" calcext:value-type="float">
            <text:p>-8.2851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86136" calcext:value-type="float">
            <text:p>0.00086136</text:p>
          </table:table-cell>
          <table:table-cell office:value-type="float" office:value="30.4283" calcext:value-type="float">
            <text:p>30.4283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-7.61074" calcext:value-type="float">
            <text:p>-7.61074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811704" calcext:value-type="float">
            <text:p>0.000811704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14.322" calcext:value-type="float">
            <text:p>14.322</text:p>
          </table:table-cell>
          <table:table-cell office:value-type="float" office:value="-7.17557" calcext:value-type="float">
            <text:p>-7.17557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634018" calcext:value-type="float">
            <text:p>0.000634018</text:p>
          </table:table-cell>
          <table:table-cell office:value-type="float" office:value="30.345" calcext:value-type="float">
            <text:p>30.345</text:p>
          </table:table-cell>
          <table:table-cell office:value-type="float" office:value="14.3013" calcext:value-type="float">
            <text:p>14.3013</text:p>
          </table:table-cell>
          <table:table-cell office:value-type="float" office:value="-6.87566" calcext:value-type="float">
            <text:p>-6.87566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908733" calcext:value-type="float">
            <text:p>0.00090873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4.4517" calcext:value-type="float">
            <text:p>14.4517</text:p>
          </table:table-cell>
          <table:table-cell office:value-type="float" office:value="-6.47365" calcext:value-type="float">
            <text:p>-6.4736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171674" calcext:value-type="float">
            <text:p>0.00171674</text:p>
          </table:table-cell>
          <table:table-cell office:value-type="float" office:value="29.7052" calcext:value-type="float">
            <text:p>29.7052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-6.13134" calcext:value-type="float">
            <text:p>-6.13134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32435" calcext:value-type="float">
            <text:p>0.00132435</text:p>
          </table:table-cell>
          <table:table-cell office:value-type="float" office:value="29.8032" calcext:value-type="float">
            <text:p>29.8032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-5.93456" calcext:value-type="float">
            <text:p>-5.93456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959878" calcext:value-type="float">
            <text:p>0.000959878</text:p>
          </table:table-cell>
          <table:table-cell office:value-type="float" office:value="31.2744" calcext:value-type="float">
            <text:p>31.2744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-4.86027" calcext:value-type="float">
            <text:p>-4.86027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112657" calcext:value-type="float">
            <text:p>0.00112657</text:p>
          </table:table-cell>
          <table:table-cell office:value-type="float" office:value="30.9098" calcext:value-type="float">
            <text:p>30.9098</text:p>
          </table:table-cell>
          <table:table-cell office:value-type="float" office:value="14.5291" calcext:value-type="float">
            <text:p>14.5291</text:p>
          </table:table-cell>
          <table:table-cell office:value-type="float" office:value="-4.83354" calcext:value-type="float">
            <text:p>-4.8335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182087" calcext:value-type="float">
            <text:p>0.00182087</text:p>
          </table:table-cell>
          <table:table-cell office:value-type="float" office:value="30.1528" calcext:value-type="float">
            <text:p>30.1528</text:p>
          </table:table-cell>
          <table:table-cell office:value-type="float" office:value="14.388" calcext:value-type="float">
            <text:p>14.388</text:p>
          </table:table-cell>
          <table:table-cell office:value-type="float" office:value="-4.79149" calcext:value-type="float">
            <text:p>-4.7914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100202" calcext:value-type="float">
            <text:p>0.00100202</text:p>
          </table:table-cell>
          <table:table-cell office:value-type="float" office:value="30.7017" calcext:value-type="float">
            <text:p>30.7017</text:p>
          </table:table-cell>
          <table:table-cell office:value-type="float" office:value="14.4465" calcext:value-type="float">
            <text:p>14.4465</text:p>
          </table:table-cell>
          <table:table-cell office:value-type="float" office:value="-4.53796" calcext:value-type="float">
            <text:p>-4.5379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908921" calcext:value-type="float">
            <text:p>0.000908921</text:p>
          </table:table-cell>
          <table:table-cell office:value-type="float" office:value="30.9182" calcext:value-type="float">
            <text:p>30.9182</text:p>
          </table:table-cell>
          <table:table-cell office:value-type="float" office:value="14.4312" calcext:value-type="float">
            <text:p>14.4312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123043" calcext:value-type="float">
            <text:p>0.00123043</text:p>
          </table:table-cell>
          <table:table-cell office:value-type="float" office:value="30.3611" calcext:value-type="float">
            <text:p>30.3611</text:p>
          </table:table-cell>
          <table:table-cell office:value-type="float" office:value="14.2958" calcext:value-type="float">
            <text:p>14.2958</text:p>
          </table:table-cell>
          <table:table-cell office:value-type="float" office:value="-4.12553" calcext:value-type="float">
            <text:p>-4.12553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110269" calcext:value-type="float">
            <text:p>0.00110269</text:p>
          </table:table-cell>
          <table:table-cell office:value-type="float" office:value="30.8913" calcext:value-type="float">
            <text:p>30.8913</text:p>
          </table:table-cell>
          <table:table-cell office:value-type="float" office:value="14.1425" calcext:value-type="float">
            <text:p>14.1425</text:p>
          </table:table-cell>
          <table:table-cell office:value-type="float" office:value="-3.95789" calcext:value-type="float">
            <text:p>-3.95789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932765" calcext:value-type="float">
            <text:p>0.000932765</text:p>
          </table:table-cell>
          <table:table-cell office:value-type="float" office:value="31.5133" calcext:value-type="float">
            <text:p>31.5133</text:p>
          </table:table-cell>
          <table:table-cell office:value-type="float" office:value="14.202" calcext:value-type="float">
            <text:p>14.202</text:p>
          </table:table-cell>
          <table:table-cell office:value-type="float" office:value="-3.4469" calcext:value-type="float">
            <text:p>-3.4469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851365" calcext:value-type="float">
            <text:p>0.000851365</text:p>
          </table:table-cell>
          <table:table-cell office:value-type="float" office:value="31.4968" calcext:value-type="float">
            <text:p>31.4968</text:p>
          </table:table-cell>
          <table:table-cell office:value-type="float" office:value="14.1147" calcext:value-type="float">
            <text:p>14.1147</text:p>
          </table:table-cell>
          <table:table-cell office:value-type="float" office:value="-3.35462" calcext:value-type="float">
            <text:p>-3.35462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727784" calcext:value-type="float">
            <text:p>0.000727784</text:p>
          </table:table-cell>
          <table:table-cell office:value-type="float" office:value="31.2624" calcext:value-type="float">
            <text:p>31.2624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-3.30524" calcext:value-type="float">
            <text:p>-3.30524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104324" calcext:value-type="float">
            <text:p>0.0010432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-3.3795" calcext:value-type="float">
            <text:p>-3.3795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985832" calcext:value-type="float">
            <text:p>0.000985832</text:p>
          </table:table-cell>
          <table:table-cell office:value-type="float" office:value="30.948" calcext:value-type="float">
            <text:p>30.948</text:p>
          </table:table-cell>
          <table:table-cell office:value-type="float" office:value="13.7719" calcext:value-type="float">
            <text:p>13.7719</text:p>
          </table:table-cell>
          <table:table-cell office:value-type="float" office:value="-3.28422" calcext:value-type="float">
            <text:p>-3.28422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986828" calcext:value-type="float">
            <text:p>0.000986828</text:p>
          </table:table-cell>
          <table:table-cell office:value-type="float" office:value="31.7462" calcext:value-type="float">
            <text:p>31.7462</text:p>
          </table:table-cell>
          <table:table-cell office:value-type="float" office:value="13.813" calcext:value-type="float">
            <text:p>13.813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15043" calcext:value-type="float">
            <text:p>0.00115043</text:p>
          </table:table-cell>
          <table:table-cell office:value-type="float" office:value="31.574" calcext:value-type="float">
            <text:p>31.574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-2.99781" calcext:value-type="float">
            <text:p>-2.99781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283996" calcext:value-type="float">
            <text:p>0.00283996</text:p>
          </table:table-cell>
          <table:table-cell office:value-type="float" office:value="30.5175" calcext:value-type="float">
            <text:p>30.5175</text:p>
          </table:table-cell>
          <table:table-cell office:value-type="float" office:value="13.7685" calcext:value-type="float">
            <text:p>13.7685</text:p>
          </table:table-cell>
          <table:table-cell office:value-type="float" office:value="-3.28607" calcext:value-type="float">
            <text:p>-3.28607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990144" calcext:value-type="float">
            <text:p>0.000990144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13.7028" calcext:value-type="float">
            <text:p>13.7028</text:p>
          </table:table-cell>
          <table:table-cell office:value-type="float" office:value="-3.62166" calcext:value-type="float">
            <text:p>-3.62166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675298" calcext:value-type="float">
            <text:p>0.000675298</text:p>
          </table:table-cell>
          <table:table-cell office:value-type="float" office:value="30.2791" calcext:value-type="float">
            <text:p>30.279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-3.52976" calcext:value-type="float">
            <text:p>-3.5297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46388" calcext:value-type="float">
            <text:p>0.00146388</text:p>
          </table:table-cell>
          <table:table-cell office:value-type="float" office:value="29.6894" calcext:value-type="float">
            <text:p>29.6894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-3.81354" calcext:value-type="float">
            <text:p>-3.81354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123148" calcext:value-type="float">
            <text:p>0.00123148</text:p>
          </table:table-cell>
          <table:table-cell office:value-type="float" office:value="29.1541" calcext:value-type="float">
            <text:p>29.1541</text:p>
          </table:table-cell>
          <table:table-cell office:value-type="float" office:value="13.5589" calcext:value-type="float">
            <text:p>13.5589</text:p>
          </table:table-cell>
          <table:table-cell office:value-type="float" office:value="-4.14212" calcext:value-type="float">
            <text:p>-4.14212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109329" calcext:value-type="float">
            <text:p>0.00109329</text:p>
          </table:table-cell>
          <table:table-cell office:value-type="float" office:value="28.7768" calcext:value-type="float">
            <text:p>28.7768</text:p>
          </table:table-cell>
          <table:table-cell office:value-type="float" office:value="13.6268" calcext:value-type="float">
            <text:p>13.6268</text:p>
          </table:table-cell>
          <table:table-cell office:value-type="float" office:value="-4.17022" calcext:value-type="float">
            <text:p>-4.17022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12593" calcext:value-type="float">
            <text:p>0.0012593</text:p>
          </table:table-cell>
          <table:table-cell office:value-type="float" office:value="28.0602" calcext:value-type="float">
            <text:p>28.0602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-4.19451" calcext:value-type="float">
            <text:p>-4.1945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164653" calcext:value-type="float">
            <text:p>0.00164653</text:p>
          </table:table-cell>
          <table:table-cell office:value-type="float" office:value="27.3367" calcext:value-type="float">
            <text:p>27.3367</text:p>
          </table:table-cell>
          <table:table-cell office:value-type="float" office:value="13.706" calcext:value-type="float">
            <text:p>13.706</text:p>
          </table:table-cell>
          <table:table-cell office:value-type="float" office:value="-4.34266" calcext:value-type="float">
            <text:p>-4.34266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102173" calcext:value-type="float">
            <text:p>0.00102173</text:p>
          </table:table-cell>
          <table:table-cell office:value-type="float" office:value="26.9081" calcext:value-type="float">
            <text:p>26.9081</text:p>
          </table:table-cell>
          <table:table-cell office:value-type="float" office:value="13.7349" calcext:value-type="float">
            <text:p>13.7349</text:p>
          </table:table-cell>
          <table:table-cell office:value-type="float" office:value="-4.59315" calcext:value-type="float">
            <text:p>-4.5931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156831" calcext:value-type="float">
            <text:p>0.00156831</text:p>
          </table:table-cell>
          <table:table-cell office:value-type="float" office:value="26.1482" calcext:value-type="float">
            <text:p>26.1482</text:p>
          </table:table-cell>
          <table:table-cell office:value-type="float" office:value="13.8261" calcext:value-type="float">
            <text:p>13.8261</text:p>
          </table:table-cell>
          <table:table-cell office:value-type="float" office:value="-4.54152" calcext:value-type="float">
            <text:p>-4.54152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151538" calcext:value-type="float">
            <text:p>0.00151538</text:p>
          </table:table-cell>
          <table:table-cell office:value-type="float" office:value="25.4135" calcext:value-type="float">
            <text:p>25.4135</text:p>
          </table:table-cell>
          <table:table-cell office:value-type="float" office:value="13.8731" calcext:value-type="float">
            <text:p>13.8731</text:p>
          </table:table-cell>
          <table:table-cell office:value-type="float" office:value="-4.61307" calcext:value-type="float">
            <text:p>-4.61307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123769" calcext:value-type="float">
            <text:p>0.00123769</text:p>
          </table:table-cell>
          <table:table-cell office:value-type="float" office:value="25.0205" calcext:value-type="float">
            <text:p>25.0205</text:p>
          </table:table-cell>
          <table:table-cell office:value-type="float" office:value="13.9546" calcext:value-type="float">
            <text:p>13.9546</text:p>
          </table:table-cell>
          <table:table-cell office:value-type="float" office:value="-4.58843" calcext:value-type="float">
            <text:p>-4.58843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248001" calcext:value-type="float">
            <text:p>0.00248001</text:p>
          </table:table-cell>
          <table:table-cell office:value-type="float" office:value="24.1736" calcext:value-type="float">
            <text:p>24.1736</text:p>
          </table:table-cell>
          <table:table-cell office:value-type="float" office:value="13.9178" calcext:value-type="float">
            <text:p>13.9178</text:p>
          </table:table-cell>
          <table:table-cell office:value-type="float" office:value="-4.68676" calcext:value-type="float">
            <text:p>-4.68676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181212" calcext:value-type="float">
            <text:p>0.00181212</text:p>
          </table:table-cell>
          <table:table-cell office:value-type="float" office:value="23.2404" calcext:value-type="float">
            <text:p>23.2404</text:p>
          </table:table-cell>
          <table:table-cell office:value-type="float" office:value="13.8978" calcext:value-type="float">
            <text:p>13.8978</text:p>
          </table:table-cell>
          <table:table-cell office:value-type="float" office:value="-4.81606" calcext:value-type="float">
            <text:p>-4.81606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46048" calcext:value-type="float">
            <text:p>0.00146048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4.82795" calcext:value-type="float">
            <text:p>-4.82795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176069" calcext:value-type="float">
            <text:p>0.00176069</text:p>
          </table:table-cell>
          <table:table-cell office:value-type="float" office:value="21.4225" calcext:value-type="float">
            <text:p>21.4225</text:p>
          </table:table-cell>
          <table:table-cell office:value-type="float" office:value="13.8149" calcext:value-type="float">
            <text:p>13.8149</text:p>
          </table:table-cell>
          <table:table-cell office:value-type="float" office:value="-4.94296" calcext:value-type="float">
            <text:p>-4.94296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117932" calcext:value-type="float">
            <text:p>0.00117932</text:p>
          </table:table-cell>
          <table:table-cell office:value-type="float" office:value="20.9057" calcext:value-type="float">
            <text:p>20.9057</text:p>
          </table:table-cell>
          <table:table-cell office:value-type="float" office:value="13.8453" calcext:value-type="float">
            <text:p>13.8453</text:p>
          </table:table-cell>
          <table:table-cell office:value-type="float" office:value="-5.18236" calcext:value-type="float">
            <text:p>-5.182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907305" calcext:value-type="float">
            <text:p>0.000907305</text:p>
          </table:table-cell>
          <table:table-cell office:value-type="float" office:value="20.566" calcext:value-type="float">
            <text:p>20.566</text:p>
          </table:table-cell>
          <table:table-cell office:value-type="float" office:value="13.8228" calcext:value-type="float">
            <text:p>13.8228</text:p>
          </table:table-cell>
          <table:table-cell office:value-type="float" office:value="-5.37961" calcext:value-type="float">
            <text:p>-5.37961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0911492" calcext:value-type="float">
            <text:p>0.00091149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-5.39254" calcext:value-type="float">
            <text:p>-5.39254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676361" calcext:value-type="float">
            <text:p>0.000676361</text:p>
          </table:table-cell>
          <table:table-cell office:value-type="float" office:value="19.931" calcext:value-type="float">
            <text:p>19.931</text:p>
          </table:table-cell>
          <table:table-cell office:value-type="float" office:value="13.9857" calcext:value-type="float">
            <text:p>13.9857</text:p>
          </table:table-cell>
          <table:table-cell office:value-type="float" office:value="-5.62789" calcext:value-type="float">
            <text:p>-5.62789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678641" calcext:value-type="float">
            <text:p>0.000678641</text:p>
          </table:table-cell>
          <table:table-cell office:value-type="float" office:value="19.7666" calcext:value-type="float">
            <text:p>19.7666</text:p>
          </table:table-cell>
          <table:table-cell office:value-type="float" office:value="14.159" calcext:value-type="float">
            <text:p>14.159</text:p>
          </table:table-cell>
          <table:table-cell office:value-type="float" office:value="-5.74722" calcext:value-type="float">
            <text:p>-5.74722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112199" calcext:value-type="float">
            <text:p>0.00112199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14.241" calcext:value-type="float">
            <text:p>14.241</text:p>
          </table:table-cell>
          <table:table-cell office:value-type="float" office:value="-6.36313" calcext:value-type="float">
            <text:p>-6.3631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780009" calcext:value-type="float">
            <text:p>0.000780009</text:p>
          </table:table-cell>
          <table:table-cell office:value-type="float" office:value="18.3514" calcext:value-type="float">
            <text:p>18.3514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-6.6612" calcext:value-type="float">
            <text:p>-6.661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720193" calcext:value-type="float">
            <text:p>0.000720193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-7.18715" calcext:value-type="float">
            <text:p>-7.18715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98827" calcext:value-type="float">
            <text:p>0.00098827</text:p>
          </table:table-cell>
          <table:table-cell office:value-type="float" office:value="17.0031" calcext:value-type="float">
            <text:p>17.0031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-7.53876" calcext:value-type="float">
            <text:p>-7.53876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880952" calcext:value-type="float">
            <text:p>0.000880952</text:p>
          </table:table-cell>
          <table:table-cell office:value-type="float" office:value="15.9568" calcext:value-type="float">
            <text:p>15.9568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-8.20641" calcext:value-type="float">
            <text:p>-8.2064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581265" calcext:value-type="float">
            <text:p>0.000581265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14.5162" calcext:value-type="float">
            <text:p>14.5162</text:p>
          </table:table-cell>
          <table:table-cell office:value-type="float" office:value="-8.5875" calcext:value-type="float">
            <text:p>-8.587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775046" calcext:value-type="float">
            <text:p>0.000775046</text:p>
          </table:table-cell>
          <table:table-cell office:value-type="float" office:value="15.1621" calcext:value-type="float">
            <text:p>15.1621</text:p>
          </table:table-cell>
          <table:table-cell office:value-type="float" office:value="14.5541" calcext:value-type="float">
            <text:p>14.5541</text:p>
          </table:table-cell>
          <table:table-cell office:value-type="float" office:value="-9.00163" calcext:value-type="float">
            <text:p>-9.0016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577192" calcext:value-type="float">
            <text:p>0.000577192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4.5474" calcext:value-type="float">
            <text:p>14.5474</text:p>
          </table:table-cell>
          <table:table-cell office:value-type="float" office:value="-9.30825" calcext:value-type="float">
            <text:p>-9.30825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601741" calcext:value-type="float">
            <text:p>0.000601741</text:p>
          </table:table-cell>
          <table:table-cell office:value-type="float" office:value="14.6801" calcext:value-type="float">
            <text:p>14.6801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-9.61876" calcext:value-type="float">
            <text:p>-9.61876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452001" calcext:value-type="float">
            <text:p>0.000452001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-9.7937" calcext:value-type="float">
            <text:p>-9.793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536309" calcext:value-type="float">
            <text:p>0.000536309</text:p>
          </table:table-cell>
          <table:table-cell office:value-type="float" office:value="14.3143" calcext:value-type="float">
            <text:p>14.3143</text:p>
          </table:table-cell>
          <table:table-cell office:value-type="float" office:value="14.5407" calcext:value-type="float">
            <text:p>14.5407</text:p>
          </table:table-cell>
          <table:table-cell office:value-type="float" office:value="-9.97371" calcext:value-type="float">
            <text:p>-9.97371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676265" calcext:value-type="float">
            <text:p>0.000676265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-10.3636" calcext:value-type="float">
            <text:p>-10.3636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602149" calcext:value-type="float">
            <text:p>0.000602149</text:p>
          </table:table-cell>
          <table:table-cell office:value-type="float" office:value="14.4971" calcext:value-type="float">
            <text:p>14.4971</text:p>
          </table:table-cell>
          <table:table-cell office:value-type="float" office:value="14.5193" calcext:value-type="float">
            <text:p>14.5193</text:p>
          </table:table-cell>
          <table:table-cell office:value-type="float" office:value="-10.1057" calcext:value-type="float">
            <text:p>-10.105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632145" calcext:value-type="float">
            <text:p>0.000632145</text:p>
          </table:table-cell>
          <table:table-cell office:value-type="float" office:value="15.0344" calcext:value-type="float">
            <text:p>15.0344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-10.1571" calcext:value-type="float">
            <text:p>-10.1571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639144" calcext:value-type="float">
            <text:p>0.000639144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376" calcext:value-type="float">
            <text:p>14.376</text:p>
          </table:table-cell>
          <table:table-cell office:value-type="float" office:value="-10.2283" calcext:value-type="float">
            <text:p>-10.2283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129108" calcext:value-type="float">
            <text:p>0.00129108</text:p>
          </table:table-cell>
          <table:table-cell office:value-type="float" office:value="14.3887" calcext:value-type="float">
            <text:p>14.3887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-10.2389" calcext:value-type="float">
            <text:p>-10.238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108891" calcext:value-type="float">
            <text:p>0.00108891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13.7829" calcext:value-type="float">
            <text:p>13.7829</text:p>
          </table:table-cell>
          <table:table-cell office:value-type="float" office:value="-10.2669" calcext:value-type="float">
            <text:p>-10.266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810646" calcext:value-type="float">
            <text:p>0.000810646</text:p>
          </table:table-cell>
          <table:table-cell office:value-type="float" office:value="12.4231" calcext:value-type="float">
            <text:p>12.4231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707636" calcext:value-type="float">
            <text:p>0.000707636</text:p>
          </table:table-cell>
          <table:table-cell office:value-type="float" office:value="11.9439" calcext:value-type="float">
            <text:p>11.9439</text:p>
          </table:table-cell>
          <table:table-cell office:value-type="float" office:value="13.0853" calcext:value-type="float">
            <text:p>13.0853</text:p>
          </table:table-cell>
          <table:table-cell office:value-type="float" office:value="-10.6777" calcext:value-type="float">
            <text:p>-10.6777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733406" calcext:value-type="float">
            <text:p>0.00073340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2.7168" calcext:value-type="float">
            <text:p>12.7168</text:p>
          </table:table-cell>
          <table:table-cell office:value-type="float" office:value="-10.8115" calcext:value-type="float">
            <text:p>-10.8115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34902" calcext:value-type="float">
            <text:p>0.00134902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-11.3234" calcext:value-type="float">
            <text:p>-11.323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123573" calcext:value-type="float">
            <text:p>0.00123573</text:p>
          </table:table-cell>
          <table:table-cell office:value-type="float" office:value="9.8681" calcext:value-type="float">
            <text:p>9.8681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-11.1855" calcext:value-type="float">
            <text:p>-11.1855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119609" calcext:value-type="float">
            <text:p>0.00119609</text:p>
          </table:table-cell>
          <table:table-cell office:value-type="float" office:value="9.02764" calcext:value-type="float">
            <text:p>9.02764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-11.3353" calcext:value-type="float">
            <text:p>-11.3353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155223" calcext:value-type="float">
            <text:p>0.00155223</text:p>
          </table:table-cell>
          <table:table-cell office:value-type="float" office:value="8.16704" calcext:value-type="float">
            <text:p>8.16704</text:p>
          </table:table-cell>
          <table:table-cell office:value-type="float" office:value="10.9361" calcext:value-type="float">
            <text:p>10.9361</text:p>
          </table:table-cell>
          <table:table-cell office:value-type="float" office:value="-11.6381" calcext:value-type="float">
            <text:p>-11.6381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118142" calcext:value-type="float">
            <text:p>0.00118142</text:p>
          </table:table-cell>
          <table:table-cell office:value-type="float" office:value="8.01269" calcext:value-type="float">
            <text:p>8.01269</text:p>
          </table:table-cell>
          <table:table-cell office:value-type="float" office:value="10.4933" calcext:value-type="float">
            <text:p>10.4933</text:p>
          </table:table-cell>
          <table:table-cell office:value-type="float" office:value="-11.8125" calcext:value-type="float">
            <text:p>-11.8125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894414" calcext:value-type="float">
            <text:p>0.000894414</text:p>
          </table:table-cell>
          <table:table-cell office:value-type="float" office:value="8.16995" calcext:value-type="float">
            <text:p>8.1699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11.8441" calcext:value-type="float">
            <text:p>-11.844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 office:value-type="float" office:value="7.3643" calcext:value-type="float">
            <text:p>7.3643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-11.8473" calcext:value-type="float">
            <text:p>-11.847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112348" calcext:value-type="float">
            <text:p>0.00112348</text:p>
          </table:table-cell>
          <table:table-cell office:value-type="float" office:value="6.99479" calcext:value-type="float">
            <text:p>6.99479</text:p>
          </table:table-cell>
          <table:table-cell office:value-type="float" office:value="9.40482" calcext:value-type="float">
            <text:p>9.40482</text:p>
          </table:table-cell>
          <table:table-cell office:value-type="float" office:value="-11.9075" calcext:value-type="float">
            <text:p>-11.907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865474" calcext:value-type="float">
            <text:p>0.000865474</text:p>
          </table:table-cell>
          <table:table-cell office:value-type="float" office:value="7.68802" calcext:value-type="float">
            <text:p>7.68802</text:p>
          </table:table-cell>
          <table:table-cell office:value-type="float" office:value="9.24118" calcext:value-type="float">
            <text:p>9.24118</text:p>
          </table:table-cell>
          <table:table-cell office:value-type="float" office:value="-11.6895" calcext:value-type="float">
            <text:p>-11.689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995219" calcext:value-type="float">
            <text:p>0.000995219</text:p>
          </table:table-cell>
          <table:table-cell office:value-type="float" office:value="7.69264" calcext:value-type="float">
            <text:p>7.69264</text:p>
          </table:table-cell>
          <table:table-cell office:value-type="float" office:value="8.9701" calcext:value-type="float">
            <text:p>8.9701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19329" calcext:value-type="float">
            <text:p>0.0019329</text:p>
          </table:table-cell>
          <table:table-cell office:value-type="float" office:value="6.83295" calcext:value-type="float">
            <text:p>6.83295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12.0499" calcext:value-type="float">
            <text:p>-12.0499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143014" calcext:value-type="float">
            <text:p>0.00143014</text:p>
          </table:table-cell>
          <table:table-cell office:value-type="float" office:value="6.0502" calcext:value-type="float">
            <text:p>6.0502</text:p>
          </table:table-cell>
          <table:table-cell office:value-type="float" office:value="8.29954" calcext:value-type="float">
            <text:p>8.29954</text:p>
          </table:table-cell>
          <table:table-cell office:value-type="float" office:value="-12.1466" calcext:value-type="float">
            <text:p>-12.1466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164863" calcext:value-type="float">
            <text:p>0.00164863</text:p>
          </table:table-cell>
          <table:table-cell office:value-type="float" office:value="5.34171" calcext:value-type="float">
            <text:p>5.34171</text:p>
          </table:table-cell>
          <table:table-cell office:value-type="float" office:value="7.95469" calcext:value-type="float">
            <text:p>7.95469</text:p>
          </table:table-cell>
          <table:table-cell office:value-type="float" office:value="-12.1604" calcext:value-type="float">
            <text:p>-12.1604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118527" calcext:value-type="float">
            <text:p>0.00118527</text:p>
          </table:table-cell>
          <table:table-cell office:value-type="float" office:value="5.10301" calcext:value-type="float">
            <text:p>5.10301</text:p>
          </table:table-cell>
          <table:table-cell office:value-type="float" office:value="7.67036" calcext:value-type="float">
            <text:p>7.67036</text:p>
          </table:table-cell>
          <table:table-cell office:value-type="float" office:value="-12.1239" calcext:value-type="float">
            <text:p>-12.1239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122936" calcext:value-type="float">
            <text:p>0.00122936</text:p>
          </table:table-cell>
          <table:table-cell office:value-type="float" office:value="5.01522" calcext:value-type="float">
            <text:p>5.01522</text:p>
          </table:table-cell>
          <table:table-cell office:value-type="float" office:value="7.44957" calcext:value-type="float">
            <text:p>7.44957</text:p>
          </table:table-cell>
          <table:table-cell office:value-type="float" office:value="-11.9915" calcext:value-type="float">
            <text:p>-11.991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151997" calcext:value-type="float">
            <text:p>0.00151997</text:p>
          </table:table-cell>
          <table:table-cell office:value-type="float" office:value="4.38728" calcext:value-type="float">
            <text:p>4.38728</text:p>
          </table:table-cell>
          <table:table-cell office:value-type="float" office:value="7.15922" calcext:value-type="float">
            <text:p>7.15922</text:p>
          </table:table-cell>
          <table:table-cell office:value-type="float" office:value="-11.9098" calcext:value-type="float">
            <text:p>-11.9098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154028" calcext:value-type="float">
            <text:p>0.00154028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6.96705" calcext:value-type="float">
            <text:p>6.96705</text:p>
          </table:table-cell>
          <table:table-cell office:value-type="float" office:value="-11.8847" calcext:value-type="float">
            <text:p>-11.8847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198249" calcext:value-type="float">
            <text:p>0.00198249</text:p>
          </table:table-cell>
          <table:table-cell office:value-type="float" office:value="2.89334" calcext:value-type="float">
            <text:p>2.89334</text:p>
          </table:table-cell>
          <table:table-cell office:value-type="float" office:value="6.75983" calcext:value-type="float">
            <text:p>6.7598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153208" calcext:value-type="float">
            <text:p>0.00153208</text:p>
          </table:table-cell>
          <table:table-cell office:value-type="float" office:value="2.30871" calcext:value-type="float">
            <text:p>2.30871</text:p>
          </table:table-cell>
          <table:table-cell office:value-type="float" office:value="6.56474" calcext:value-type="float">
            <text:p>6.56474</text:p>
          </table:table-cell>
          <table:table-cell office:value-type="float" office:value="-11.9166" calcext:value-type="float">
            <text:p>-11.9166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141453" calcext:value-type="float">
            <text:p>0.00141453</text:p>
          </table:table-cell>
          <table:table-cell office:value-type="float" office:value="2.05417" calcext:value-type="float">
            <text:p>2.05417</text:p>
          </table:table-cell>
          <table:table-cell office:value-type="float" office:value="6.41178" calcext:value-type="float">
            <text:p>6.41178</text:p>
          </table:table-cell>
          <table:table-cell office:value-type="float" office:value="-11.8398" calcext:value-type="float">
            <text:p>-11.839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259288" calcext:value-type="float">
            <text:p>0.00259288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6.28766" calcext:value-type="float">
            <text:p>6.28766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199044" calcext:value-type="float">
            <text:p>0.00199044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6.13854" calcext:value-type="float">
            <text:p>6.13854</text:p>
          </table:table-cell>
          <table:table-cell office:value-type="float" office:value="-12.0178" calcext:value-type="float">
            <text:p>-12.0178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153052" calcext:value-type="float">
            <text:p>0.00153052</text:p>
          </table:table-cell>
          <table:table-cell office:value-type="float" office:value="-0.155615" calcext:value-type="float">
            <text:p>-0.155615</text:p>
          </table:table-cell>
          <table:table-cell office:value-type="float" office:value="6.10695" calcext:value-type="float">
            <text:p>6.10695</text:p>
          </table:table-cell>
          <table:table-cell office:value-type="float" office:value="-11.9936" calcext:value-type="float">
            <text:p>-11.9936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214203" calcext:value-type="float">
            <text:p>0.00214203</text:p>
          </table:table-cell>
          <table:table-cell office:value-type="float" office:value="-1.37107" calcext:value-type="float">
            <text:p>-1.37107</text:p>
          </table:table-cell>
          <table:table-cell office:value-type="float" office:value="5.8825" calcext:value-type="float">
            <text:p>5.8825</text:p>
          </table:table-cell>
          <table:table-cell office:value-type="float" office:value="-11.9481" calcext:value-type="float">
            <text:p>-11.9481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167908" calcext:value-type="float">
            <text:p>0.00167908</text:p>
          </table:table-cell>
          <table:table-cell office:value-type="float" office:value="-2.01642" calcext:value-type="float">
            <text:p>-2.01642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11.9315" calcext:value-type="float">
            <text:p>-11.9315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149342" calcext:value-type="float">
            <text:p>0.00149342</text:p>
          </table:table-cell>
          <table:table-cell office:value-type="float" office:value="-2.15524" calcext:value-type="float">
            <text:p>-2.15524</text:p>
          </table:table-cell>
          <table:table-cell office:value-type="float" office:value="5.80772" calcext:value-type="float">
            <text:p>5.80772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150482" calcext:value-type="float">
            <text:p>0.00150482</text:p>
          </table:table-cell>
          <table:table-cell office:value-type="float" office:value="-2.75011" calcext:value-type="float">
            <text:p>-2.75011</text:p>
          </table:table-cell>
          <table:table-cell office:value-type="float" office:value="5.78392" calcext:value-type="float">
            <text:p>5.78392</text:p>
          </table:table-cell>
          <table:table-cell office:value-type="float" office:value="-11.5995" calcext:value-type="float">
            <text:p>-11.5995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156928" calcext:value-type="float">
            <text:p>0.00156928</text:p>
          </table:table-cell>
          <table:table-cell office:value-type="float" office:value="-2.89345" calcext:value-type="float">
            <text:p>-2.89345</text:p>
          </table:table-cell>
          <table:table-cell office:value-type="float" office:value="5.79654" calcext:value-type="float">
            <text:p>5.79654</text:p>
          </table:table-cell>
          <table:table-cell office:value-type="float" office:value="-11.402" calcext:value-type="float">
            <text:p>-11.402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152218" calcext:value-type="float">
            <text:p>0.00152218</text:p>
          </table:table-cell>
          <table:table-cell office:value-type="float" office:value="-3.10995" calcext:value-type="float">
            <text:p>-3.10995</text:p>
          </table:table-cell>
          <table:table-cell office:value-type="float" office:value="5.88083" calcext:value-type="float">
            <text:p>5.88083</text:p>
          </table:table-cell>
          <table:table-cell office:value-type="float" office:value="-11.1966" calcext:value-type="float">
            <text:p>-11.1966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167716" calcext:value-type="float">
            <text:p>0.00167716</text:p>
          </table:table-cell>
          <table:table-cell office:value-type="float" office:value="-3.63456" calcext:value-type="float">
            <text:p>-3.63456</text:p>
          </table:table-cell>
          <table:table-cell office:value-type="float" office:value="5.89954" calcext:value-type="float">
            <text:p>5.89954</text:p>
          </table:table-cell>
          <table:table-cell office:value-type="float" office:value="-10.9112" calcext:value-type="float">
            <text:p>-10.9112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53985" calcext:value-type="float">
            <text:p>0.00153985</text:p>
          </table:table-cell>
          <table:table-cell office:value-type="float" office:value="-3.60443" calcext:value-type="float">
            <text:p>-3.60443</text:p>
          </table:table-cell>
          <table:table-cell office:value-type="float" office:value="5.99203" calcext:value-type="float">
            <text:p>5.99203</text:p>
          </table:table-cell>
          <table:table-cell office:value-type="float" office:value="-10.7107" calcext:value-type="float">
            <text:p>-10.7107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150084" calcext:value-type="float">
            <text:p>0.00150084</text:p>
          </table:table-cell>
          <table:table-cell office:value-type="float" office:value="-3.79178" calcext:value-type="float">
            <text:p>-3.79178</text:p>
          </table:table-cell>
          <table:table-cell office:value-type="float" office:value="6.13878" calcext:value-type="float">
            <text:p>6.13878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134315" calcext:value-type="float">
            <text:p>0.00134315</text:p>
          </table:table-cell>
          <table:table-cell office:value-type="float" office:value="-3.96882" calcext:value-type="float">
            <text:p>-3.96882</text:p>
          </table:table-cell>
          <table:table-cell office:value-type="float" office:value="6.25621" calcext:value-type="float">
            <text:p>6.25621</text:p>
          </table:table-cell>
          <table:table-cell office:value-type="float" office:value="-10.4695" calcext:value-type="float">
            <text:p>-10.469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127086" calcext:value-type="float">
            <text:p>0.00127086</text:p>
          </table:table-cell>
          <table:table-cell office:value-type="float" office:value="-4.27011" calcext:value-type="float">
            <text:p>-4.27011</text:p>
          </table:table-cell>
          <table:table-cell office:value-type="float" office:value="6.40948" calcext:value-type="float">
            <text:p>6.40948</text:p>
          </table:table-cell>
          <table:table-cell office:value-type="float" office:value="-10.5231" calcext:value-type="float">
            <text:p>-10.523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132018" calcext:value-type="float">
            <text:p>0.00132018</text:p>
          </table:table-cell>
          <table:table-cell office:value-type="float" office:value="-4.42295" calcext:value-type="float">
            <text:p>-4.42295</text:p>
          </table:table-cell>
          <table:table-cell office:value-type="float" office:value="6.63813" calcext:value-type="float">
            <text:p>6.63813</text:p>
          </table:table-cell>
          <table:table-cell office:value-type="float" office:value="-10.6057" calcext:value-type="float">
            <text:p>-10.6057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35437" calcext:value-type="float">
            <text:p>0.00135437</text:p>
          </table:table-cell>
          <table:table-cell office:value-type="float" office:value="-4.3337" calcext:value-type="float">
            <text:p>-4.3337</text:p>
          </table:table-cell>
          <table:table-cell office:value-type="float" office:value="6.88587" calcext:value-type="float">
            <text:p>6.88587</text:p>
          </table:table-cell>
          <table:table-cell office:value-type="float" office:value="-10.7346" calcext:value-type="float">
            <text:p>-10.7346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123917" calcext:value-type="float">
            <text:p>0.00123917</text:p>
          </table:table-cell>
          <table:table-cell office:value-type="float" office:value="-4.22797" calcext:value-type="float">
            <text:p>-4.22797</text:p>
          </table:table-cell>
          <table:table-cell office:value-type="float" office:value="7.11848" calcext:value-type="float">
            <text:p>7.11848</text:p>
          </table:table-cell>
          <table:table-cell office:value-type="float" office:value="-10.8495" calcext:value-type="float">
            <text:p>-10.8495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3.87562" calcext:value-type="float">
            <text:p>-3.87562</text:p>
          </table:table-cell>
          <table:table-cell office:value-type="float" office:value="7.40457" calcext:value-type="float">
            <text:p>7.40457</text:p>
          </table:table-cell>
          <table:table-cell office:value-type="float" office:value="-10.9228" calcext:value-type="float">
            <text:p>-10.922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148175" calcext:value-type="float">
            <text:p>0.00148175</text:p>
          </table:table-cell>
          <table:table-cell office:value-type="float" office:value="-3.26246" calcext:value-type="float">
            <text:p>-3.26246</text:p>
          </table:table-cell>
          <table:table-cell office:value-type="float" office:value="7.73241" calcext:value-type="float">
            <text:p>7.73241</text:p>
          </table:table-cell>
          <table:table-cell office:value-type="float" office:value="-11.0175" calcext:value-type="float">
            <text:p>-11.0175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142858" calcext:value-type="float">
            <text:p>0.00142858</text:p>
          </table:table-cell>
          <table:table-cell office:value-type="float" office:value="-2.8706" calcext:value-type="float">
            <text:p>-2.8706</text:p>
          </table:table-cell>
          <table:table-cell office:value-type="float" office:value="8.04385" calcext:value-type="float">
            <text:p>8.04385</text:p>
          </table:table-cell>
          <table:table-cell office:value-type="float" office:value="-11.1898" calcext:value-type="float">
            <text:p>-11.1898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139926" calcext:value-type="float">
            <text:p>0.00139926</text:p>
          </table:table-cell>
          <table:table-cell office:value-type="float" office:value="-2.76569" calcext:value-type="float">
            <text:p>-2.76569</text:p>
          </table:table-cell>
          <table:table-cell office:value-type="float" office:value="8.40568" calcext:value-type="float">
            <text:p>8.40568</text:p>
          </table:table-cell>
          <table:table-cell office:value-type="float" office:value="-11.4242" calcext:value-type="float">
            <text:p>-11.4242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154594" calcext:value-type="float">
            <text:p>0.00154594</text:p>
          </table:table-cell>
          <table:table-cell office:value-type="float" office:value="-2.68357" calcext:value-type="float">
            <text:p>-2.68357</text:p>
          </table:table-cell>
          <table:table-cell office:value-type="float" office:value="8.69079" calcext:value-type="float">
            <text:p>8.69079</text:p>
          </table:table-cell>
          <table:table-cell office:value-type="float" office:value="-11.7498" calcext:value-type="float">
            <text:p>-11.7498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15362" calcext:value-type="float">
            <text:p>0.0015362</text:p>
          </table:table-cell>
          <table:table-cell office:value-type="float" office:value="-1.88794" calcext:value-type="float">
            <text:p>-1.88794</text:p>
          </table:table-cell>
          <table:table-cell office:value-type="float" office:value="9.05209" calcext:value-type="float">
            <text:p>9.05209</text:p>
          </table:table-cell>
          <table:table-cell office:value-type="float" office:value="-11.8286" calcext:value-type="float">
            <text:p>-11.828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144367" calcext:value-type="float">
            <text:p>0.00144367</text:p>
          </table:table-cell>
          <table:table-cell office:value-type="float" office:value="-1.58724" calcext:value-type="float">
            <text:p>-1.58724</text:p>
          </table:table-cell>
          <table:table-cell office:value-type="float" office:value="9.32979" calcext:value-type="float">
            <text:p>9.32979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121394" calcext:value-type="float">
            <text:p>0.00121394</text:p>
          </table:table-cell>
          <table:table-cell office:value-type="float" office:value="-1.35303" calcext:value-type="float">
            <text:p>-1.35303</text:p>
          </table:table-cell>
          <table:table-cell office:value-type="float" office:value="9.63549" calcext:value-type="float">
            <text:p>9.63549</text:p>
          </table:table-cell>
          <table:table-cell office:value-type="float" office:value="-12.4381" calcext:value-type="float">
            <text:p>-12.4381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140214" calcext:value-type="float">
            <text:p>0.00140214</text:p>
          </table:table-cell>
          <table:table-cell office:value-type="float" office:value="-0.916311" calcext:value-type="float">
            <text:p>-0.916311</text:p>
          </table:table-cell>
          <table:table-cell office:value-type="float" office:value="9.91607" calcext:value-type="float">
            <text:p>9.91607</text:p>
          </table:table-cell>
          <table:table-cell office:value-type="float" office:value="-12.5551" calcext:value-type="float">
            <text:p>-12.5551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137225" calcext:value-type="float">
            <text:p>0.00137225</text:p>
          </table:table-cell>
          <table:table-cell office:value-type="float" office:value="-0.0870073" calcext:value-type="float">
            <text:p>-0.0870073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12.6624" calcext:value-type="float">
            <text:p>-12.662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36325" calcext:value-type="float">
            <text:p>0.00136325</text:p>
          </table:table-cell>
          <table:table-cell office:value-type="float" office:value="-0.0541304" calcext:value-type="float">
            <text:p>-0.0541304</text:p>
          </table:table-cell>
          <table:table-cell office:value-type="float" office:value="10.3895" calcext:value-type="float">
            <text:p>10.3895</text:p>
          </table:table-cell>
          <table:table-cell office:value-type="float" office:value="-12.7703" calcext:value-type="float">
            <text:p>-12.770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130021" calcext:value-type="float">
            <text:p>0.00130021</text:p>
          </table:table-cell>
          <table:table-cell office:value-type="float" office:value="-0.309797" calcext:value-type="float">
            <text:p>-0.309797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145466" calcext:value-type="float">
            <text:p>0.00145466</text:p>
          </table:table-cell>
          <table:table-cell office:value-type="float" office:value="0.282613" calcext:value-type="float">
            <text:p>0.282613</text:p>
          </table:table-cell>
          <table:table-cell office:value-type="float" office:value="10.8507" calcext:value-type="float">
            <text:p>10.8507</text:p>
          </table:table-cell>
          <table:table-cell office:value-type="float" office:value="-13.1322" calcext:value-type="float">
            <text:p>-13.132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124842" calcext:value-type="float">
            <text:p>0.00124842</text:p>
          </table:table-cell>
          <table:table-cell office:value-type="float" office:value="1.19728" calcext:value-type="float">
            <text:p>1.19728</text:p>
          </table:table-cell>
          <table:table-cell office:value-type="float" office:value="11.269" calcext:value-type="float">
            <text:p>11.269</text:p>
          </table:table-cell>
          <table:table-cell office:value-type="float" office:value="-13.2129" calcext:value-type="float">
            <text:p>-13.2129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123755" calcext:value-type="float">
            <text:p>0.00123755</text:p>
          </table:table-cell>
          <table:table-cell office:value-type="float" office:value="1.1562" calcext:value-type="float">
            <text:p>1.1562</text:p>
          </table:table-cell>
          <table:table-cell office:value-type="float" office:value="11.4524" calcext:value-type="float">
            <text:p>11.4524</text:p>
          </table:table-cell>
          <table:table-cell office:value-type="float" office:value="-13.4359" calcext:value-type="float">
            <text:p>-13.4359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145397" calcext:value-type="float">
            <text:p>0.00145397</text:p>
          </table:table-cell>
          <table:table-cell office:value-type="float" office:value="0.677587" calcext:value-type="float">
            <text:p>0.677587</text:p>
          </table:table-cell>
          <table:table-cell office:value-type="float" office:value="11.661" calcext:value-type="float">
            <text:p>11.661</text:p>
          </table:table-cell>
          <table:table-cell office:value-type="float" office:value="-13.7512" calcext:value-type="float">
            <text:p>-13.7512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148134" calcext:value-type="float">
            <text:p>0.00148134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1.9035" calcext:value-type="float">
            <text:p>11.9035</text:p>
          </table:table-cell>
          <table:table-cell office:value-type="float" office:value="-13.9564" calcext:value-type="float">
            <text:p>-13.956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125025" calcext:value-type="float">
            <text:p>0.00125025</text:p>
          </table:table-cell>
          <table:table-cell office:value-type="float" office:value="1.63315" calcext:value-type="float">
            <text:p>1.63315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14.1448" calcext:value-type="float">
            <text:p>-14.1448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127441" calcext:value-type="float">
            <text:p>0.00127441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2.362" calcext:value-type="float">
            <text:p>12.362</text:p>
          </table:table-cell>
          <table:table-cell office:value-type="float" office:value="-14.4138" calcext:value-type="float">
            <text:p>-14.413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220174" calcext:value-type="float">
            <text:p>0.00220174</text:p>
          </table:table-cell>
          <table:table-cell office:value-type="float" office:value="1.58725" calcext:value-type="float">
            <text:p>1.58725</text:p>
          </table:table-cell>
          <table:table-cell office:value-type="float" office:value="12.5383" calcext:value-type="float">
            <text:p>12.5383</text:p>
          </table:table-cell>
          <table:table-cell office:value-type="float" office:value="-15.0451" calcext:value-type="float">
            <text:p>-15.0451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136557" calcext:value-type="float">
            <text:p>0.00136557</text:p>
          </table:table-cell>
          <table:table-cell office:value-type="float" office:value="1.754" calcext:value-type="float">
            <text:p>1.754</text:p>
          </table:table-cell>
          <table:table-cell office:value-type="float" office:value="12.5551" calcext:value-type="float">
            <text:p>12.5551</text:p>
          </table:table-cell>
          <table:table-cell office:value-type="float" office:value="-15.3696" calcext:value-type="float">
            <text:p>-15.3696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150016" calcext:value-type="float">
            <text:p>0.00150016</text:p>
          </table:table-cell>
          <table:table-cell office:value-type="float" office:value="3.36511" calcext:value-type="float">
            <text:p>3.36511</text:p>
          </table:table-cell>
          <table:table-cell office:value-type="float" office:value="12.8425" calcext:value-type="float">
            <text:p>12.8425</text:p>
          </table:table-cell>
          <table:table-cell office:value-type="float" office:value="-15.4225" calcext:value-type="float">
            <text:p>-15.4225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160937" calcext:value-type="float">
            <text:p>0.00160937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13.1508" calcext:value-type="float">
            <text:p>13.1508</text:p>
          </table:table-cell>
          <table:table-cell office:value-type="float" office:value="-15.5654" calcext:value-type="float">
            <text:p>-15.565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156631" calcext:value-type="float">
            <text:p>0.00156631</text:p>
          </table:table-cell>
          <table:table-cell office:value-type="float" office:value="5.09835" calcext:value-type="float">
            <text:p>5.09835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-15.6839" calcext:value-type="float">
            <text:p>-15.683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145754" calcext:value-type="float">
            <text:p>0.00145754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-16.083" calcext:value-type="float">
            <text:p>-16.08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143094" calcext:value-type="float">
            <text:p>0.00143094</text:p>
          </table:table-cell>
          <table:table-cell office:value-type="float" office:value="5.2794" calcext:value-type="float">
            <text:p>5.2794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6.3163" calcext:value-type="float">
            <text:p>-16.3163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161023" calcext:value-type="float">
            <text:p>0.00161023</text:p>
          </table:table-cell>
          <table:table-cell office:value-type="float" office:value="5.71079" calcext:value-type="float">
            <text:p>5.71079</text:p>
          </table:table-cell>
          <table:table-cell office:value-type="float" office:value="13.4248" calcext:value-type="float">
            <text:p>13.4248</text:p>
          </table:table-cell>
          <table:table-cell office:value-type="float" office:value="-16.8166" calcext:value-type="float">
            <text:p>-16.8166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160479" calcext:value-type="float">
            <text:p>0.00160479</text:p>
          </table:table-cell>
          <table:table-cell office:value-type="float" office:value="6.82628" calcext:value-type="float">
            <text:p>6.82628</text:p>
          </table:table-cell>
          <table:table-cell office:value-type="float" office:value="13.6539" calcext:value-type="float">
            <text:p>13.6539</text:p>
          </table:table-cell>
          <table:table-cell office:value-type="float" office:value="-17.0512" calcext:value-type="float">
            <text:p>-17.0512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168554" calcext:value-type="float">
            <text:p>0.00168554</text:p>
          </table:table-cell>
          <table:table-cell office:value-type="float" office:value="6.59096" calcext:value-type="float">
            <text:p>6.59096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-17.5453" calcext:value-type="float">
            <text:p>-17.545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19875" calcext:value-type="float">
            <text:p>0.0019875</text:p>
          </table:table-cell>
          <table:table-cell office:value-type="float" office:value="6.02324" calcext:value-type="float">
            <text:p>6.02324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-17.9947" calcext:value-type="float">
            <text:p>-17.9947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150315" calcext:value-type="float">
            <text:p>0.00150315</text:p>
          </table:table-cell>
          <table:table-cell office:value-type="float" office:value="6.90002" calcext:value-type="float">
            <text:p>6.90002</text:p>
          </table:table-cell>
          <table:table-cell office:value-type="float" office:value="13.5591" calcext:value-type="float">
            <text:p>13.5591</text:p>
          </table:table-cell>
          <table:table-cell office:value-type="float" office:value="-18.235" calcext:value-type="float">
            <text:p>-18.235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15387" calcext:value-type="float">
            <text:p>0.0015387</text:p>
          </table:table-cell>
          <table:table-cell office:value-type="float" office:value="7.85245" calcext:value-type="float">
            <text:p>7.85245</text:p>
          </table:table-cell>
          <table:table-cell office:value-type="float" office:value="13.7659" calcext:value-type="float">
            <text:p>13.7659</text:p>
          </table:table-cell>
          <table:table-cell office:value-type="float" office:value="-18.4043" calcext:value-type="float">
            <text:p>-18.4043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163251" calcext:value-type="float">
            <text:p>0.00163251</text:p>
          </table:table-cell>
          <table:table-cell office:value-type="float" office:value="8.26274" calcext:value-type="float">
            <text:p>8.26274</text:p>
          </table:table-cell>
          <table:table-cell office:value-type="float" office:value="13.6372" calcext:value-type="float">
            <text:p>13.6372</text:p>
          </table:table-cell>
          <table:table-cell office:value-type="float" office:value="-18.7369" calcext:value-type="float">
            <text:p>-18.7369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156223" calcext:value-type="float">
            <text:p>0.00156223</text:p>
          </table:table-cell>
          <table:table-cell office:value-type="float" office:value="8.47969" calcext:value-type="float">
            <text:p>8.47969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-19.1854" calcext:value-type="float">
            <text:p>-19.1854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14263" calcext:value-type="float">
            <text:p>0.0014263</text:p>
          </table:table-cell>
          <table:table-cell office:value-type="float" office:value="9.2228" calcext:value-type="float">
            <text:p>9.222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-19.2604" calcext:value-type="float">
            <text:p>-19.2604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130103" calcext:value-type="float">
            <text:p>0.00130103</text:p>
          </table:table-cell>
          <table:table-cell office:value-type="float" office:value="9.6574" calcext:value-type="float">
            <text:p>9.6574</text:p>
          </table:table-cell>
          <table:table-cell office:value-type="float" office:value="13.4875" calcext:value-type="float">
            <text:p>13.4875</text:p>
          </table:table-cell>
          <table:table-cell office:value-type="float" office:value="-19.6081" calcext:value-type="float">
            <text:p>-19.6081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146491" calcext:value-type="float">
            <text:p>0.00146491</text:p>
          </table:table-cell>
          <table:table-cell office:value-type="float" office:value="9.31082" calcext:value-type="float">
            <text:p>9.31082</text:p>
          </table:table-cell>
          <table:table-cell office:value-type="float" office:value="13.1279" calcext:value-type="float">
            <text:p>13.1279</text:p>
          </table:table-cell>
          <table:table-cell office:value-type="float" office:value="-20.0963" calcext:value-type="float">
            <text:p>-20.096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16405" calcext:value-type="float">
            <text:p>0.0016405</text:p>
          </table:table-cell>
          <table:table-cell office:value-type="float" office:value="9.91119" calcext:value-type="float">
            <text:p>9.91119</text:p>
          </table:table-cell>
          <table:table-cell office:value-type="float" office:value="12.9351" calcext:value-type="float">
            <text:p>12.9351</text:p>
          </table:table-cell>
          <table:table-cell office:value-type="float" office:value="-20.7276" calcext:value-type="float">
            <text:p>-20.7276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159839" calcext:value-type="float">
            <text:p>0.00159839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-21.0303" calcext:value-type="float">
            <text:p>-21.0303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152254" calcext:value-type="float">
            <text:p>0.00152254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-21.5368" calcext:value-type="float">
            <text:p>-21.5368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165647" calcext:value-type="float">
            <text:p>0.00165647</text:p>
          </table:table-cell>
          <table:table-cell office:value-type="float" office:value="11.2355" calcext:value-type="float">
            <text:p>11.2355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-21.8846" calcext:value-type="float">
            <text:p>-21.8846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161539" calcext:value-type="float">
            <text:p>0.00161539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22.0978" calcext:value-type="float">
            <text:p>-22.0978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151801" calcext:value-type="float">
            <text:p>0.00151801</text:p>
          </table:table-cell>
          <table:table-cell office:value-type="float" office:value="13.0703" calcext:value-type="float">
            <text:p>13.0703</text:p>
          </table:table-cell>
          <table:table-cell office:value-type="float" office:value="12.6102" calcext:value-type="float">
            <text:p>12.6102</text:p>
          </table:table-cell>
          <table:table-cell office:value-type="float" office:value="-22.5224" calcext:value-type="float">
            <text:p>-22.5224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143941" calcext:value-type="float">
            <text:p>0.00143941</text:p>
          </table:table-cell>
          <table:table-cell office:value-type="float" office:value="13.184" calcext:value-type="float">
            <text:p>13.184</text:p>
          </table:table-cell>
          <table:table-cell office:value-type="float" office:value="12.5152" calcext:value-type="float">
            <text:p>12.5152</text:p>
          </table:table-cell>
          <table:table-cell office:value-type="float" office:value="-22.7284" calcext:value-type="float">
            <text:p>-22.728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136615" calcext:value-type="float">
            <text:p>0.00136615</text:p>
          </table:table-cell>
          <table:table-cell office:value-type="float" office:value="13.2464" calcext:value-type="float">
            <text:p>13.2464</text:p>
          </table:table-cell>
          <table:table-cell office:value-type="float" office:value="12.3021" calcext:value-type="float">
            <text:p>12.3021</text:p>
          </table:table-cell>
          <table:table-cell office:value-type="float" office:value="-23.2269" calcext:value-type="float">
            <text:p>-23.2269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162023" calcext:value-type="float">
            <text:p>0.00162023</text:p>
          </table:table-cell>
          <table:table-cell office:value-type="float" office:value="12.841" calcext:value-type="float">
            <text:p>12.841</text:p>
          </table:table-cell>
          <table:table-cell office:value-type="float" office:value="11.93" calcext:value-type="float">
            <text:p>11.93</text:p>
          </table:table-cell>
          <table:table-cell office:value-type="float" office:value="-23.6092" calcext:value-type="float">
            <text:p>-23.609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158236" calcext:value-type="float">
            <text:p>0.00158236</text:p>
          </table:table-cell>
          <table:table-cell office:value-type="float" office:value="14.1572" calcext:value-type="float">
            <text:p>14.1572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23.7359" calcext:value-type="float">
            <text:p>-23.7359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14155" calcext:value-type="float">
            <text:p>0.0014155</text:p>
          </table:table-cell>
          <table:table-cell office:value-type="float" office:value="16.216" calcext:value-type="float">
            <text:p>16.216</text:p>
          </table:table-cell>
          <table:table-cell office:value-type="float" office:value="12.8758" calcext:value-type="float">
            <text:p>12.8758</text:p>
          </table:table-cell>
          <table:table-cell office:value-type="float" office:value="-23.8083" calcext:value-type="float">
            <text:p>-23.8083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118088" calcext:value-type="float">
            <text:p>0.00118088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-24.0797" calcext:value-type="float">
            <text:p>-24.079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11943" calcext:value-type="float">
            <text:p>0.0011943</text:p>
          </table:table-cell>
          <table:table-cell office:value-type="float" office:value="17.3735" calcext:value-type="float">
            <text:p>17.3735</text:p>
          </table:table-cell>
          <table:table-cell office:value-type="float" office:value="12.9879" calcext:value-type="float">
            <text:p>12.9879</text:p>
          </table:table-cell>
          <table:table-cell office:value-type="float" office:value="-24.3328" calcext:value-type="float">
            <text:p>-24.3328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104323" calcext:value-type="float">
            <text:p>0.00104323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3.4093" calcext:value-type="float">
            <text:p>13.4093</text:p>
          </table:table-cell>
          <table:table-cell office:value-type="float" office:value="-24.4476" calcext:value-type="float">
            <text:p>-24.4476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32471" calcext:value-type="float">
            <text:p>0.00132471</text:p>
          </table:table-cell>
          <table:table-cell office:value-type="float" office:value="19.6911" calcext:value-type="float">
            <text:p>19.6911</text:p>
          </table:table-cell>
          <table:table-cell office:value-type="float" office:value="13.5929" calcext:value-type="float">
            <text:p>13.5929</text:p>
          </table:table-cell>
          <table:table-cell office:value-type="float" office:value="-24.4128" calcext:value-type="float">
            <text:p>-24.4128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928968" calcext:value-type="float">
            <text:p>0.000928968</text:p>
          </table:table-cell>
          <table:table-cell office:value-type="float" office:value="20.184" calcext:value-type="float">
            <text:p>20.184</text:p>
          </table:table-cell>
          <table:table-cell office:value-type="float" office:value="13.5751" calcext:value-type="float">
            <text:p>13.5751</text:p>
          </table:table-cell>
          <table:table-cell office:value-type="float" office:value="-24.523" calcext:value-type="float">
            <text:p>-24.523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875552" calcext:value-type="float">
            <text:p>0.000875552</text:p>
          </table:table-cell>
          <table:table-cell office:value-type="float" office:value="21.159" calcext:value-type="float">
            <text:p>21.159</text:p>
          </table:table-cell>
          <table:table-cell office:value-type="float" office:value="13.832" calcext:value-type="float">
            <text:p>13.832</text:p>
          </table:table-cell>
          <table:table-cell office:value-type="float" office:value="-24.722" calcext:value-type="float">
            <text:p>-24.722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985595" calcext:value-type="float">
            <text:p>0.000985595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13.8007" calcext:value-type="float">
            <text:p>13.8007</text:p>
          </table:table-cell>
          <table:table-cell office:value-type="float" office:value="-25.1268" calcext:value-type="float">
            <text:p>-25.126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804661" calcext:value-type="float">
            <text:p>0.000804661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-25.5143" calcext:value-type="float">
            <text:p>-25.514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103648" calcext:value-type="float">
            <text:p>0.00103648</text:p>
          </table:table-cell>
          <table:table-cell office:value-type="float" office:value="22.3245" calcext:value-type="float">
            <text:p>22.3245</text:p>
          </table:table-cell>
          <table:table-cell office:value-type="float" office:value="13.7071" calcext:value-type="float">
            <text:p>13.7071</text:p>
          </table:table-cell>
          <table:table-cell office:value-type="float" office:value="-26.0391" calcext:value-type="float">
            <text:p>-26.0391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900891" calcext:value-type="float">
            <text:p>0.000900891</text:p>
          </table:table-cell>
          <table:table-cell office:value-type="float" office:value="22.2124" calcext:value-type="float">
            <text:p>22.2124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6.5414" calcext:value-type="float">
            <text:p>-26.541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102625" calcext:value-type="float">
            <text:p>0.00102625</text:p>
          </table:table-cell>
          <table:table-cell office:value-type="float" office:value="22.8501" calcext:value-type="float">
            <text:p>22.8501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-26.9176" calcext:value-type="float">
            <text:p>-26.917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948239" calcext:value-type="float">
            <text:p>0.000948239</text:p>
          </table:table-cell>
          <table:table-cell office:value-type="float" office:value="23.9198" calcext:value-type="float">
            <text:p>23.9198</text:p>
          </table:table-cell>
          <table:table-cell office:value-type="float" office:value="13.7392" calcext:value-type="float">
            <text:p>13.7392</text:p>
          </table:table-cell>
          <table:table-cell office:value-type="float" office:value="-27.1772" calcext:value-type="float">
            <text:p>-27.1772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844337" calcext:value-type="float">
            <text:p>0.000844337</text:p>
          </table:table-cell>
          <table:table-cell office:value-type="float" office:value="23.9473" calcext:value-type="float">
            <text:p>23.9473</text:p>
          </table:table-cell>
          <table:table-cell office:value-type="float" office:value="13.6091" calcext:value-type="float">
            <text:p>13.6091</text:p>
          </table:table-cell>
          <table:table-cell office:value-type="float" office:value="-27.5848" calcext:value-type="float">
            <text:p>-27.584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859692" calcext:value-type="float">
            <text:p>0.000859692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13.6191" calcext:value-type="float">
            <text:p>13.6191</text:p>
          </table:table-cell>
          <table:table-cell office:value-type="float" office:value="-27.8699" calcext:value-type="float">
            <text:p>-27.869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958296" calcext:value-type="float">
            <text:p>0.000958296</text:p>
          </table:table-cell>
          <table:table-cell office:value-type="float" office:value="25.3448" calcext:value-type="float">
            <text:p>25.3448</text:p>
          </table:table-cell>
          <table:table-cell office:value-type="float" office:value="14.0643" calcext:value-type="float">
            <text:p>14.0643</text:p>
          </table:table-cell>
          <table:table-cell office:value-type="float" office:value="-28.0099" calcext:value-type="float">
            <text:p>-28.0099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809644" calcext:value-type="float">
            <text:p>0.000809644</text:p>
          </table:table-cell>
          <table:table-cell office:value-type="float" office:value="25.8129" calcext:value-type="float">
            <text:p>25.8129</text:p>
          </table:table-cell>
          <table:table-cell office:value-type="float" office:value="14.2444" calcext:value-type="float">
            <text:p>14.2444</text:p>
          </table:table-cell>
          <table:table-cell office:value-type="float" office:value="-28.1383" calcext:value-type="float">
            <text:p>-28.138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8419" calcext:value-type="float">
            <text:p>0.0008419</text:p>
          </table:table-cell>
          <table:table-cell office:value-type="float" office:value="26.1734" calcext:value-type="float">
            <text:p>26.1734</text:p>
          </table:table-cell>
          <table:table-cell office:value-type="float" office:value="14.2182" calcext:value-type="float">
            <text:p>14.2182</text:p>
          </table:table-cell>
          <table:table-cell office:value-type="float" office:value="-28.5643" calcext:value-type="float">
            <text:p>-28.5643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626797" calcext:value-type="float">
            <text:p>0.000626797</text:p>
          </table:table-cell>
          <table:table-cell office:value-type="float" office:value="26.9139" calcext:value-type="float">
            <text:p>26.9139</text:p>
          </table:table-cell>
          <table:table-cell office:value-type="float" office:value="14.5021" calcext:value-type="float">
            <text:p>14.5021</text:p>
          </table:table-cell>
          <table:table-cell office:value-type="float" office:value="-28.6257" calcext:value-type="float">
            <text:p>-28.6257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643261" calcext:value-type="float">
            <text:p>0.00064326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14.5605" calcext:value-type="float">
            <text:p>14.5605</text:p>
          </table:table-cell>
          <table:table-cell office:value-type="float" office:value="-28.9239" calcext:value-type="float">
            <text:p>-28.9239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588276" calcext:value-type="float">
            <text:p>0.000588276</text:p>
          </table:table-cell>
          <table:table-cell office:value-type="float" office:value="27.3424" calcext:value-type="float">
            <text:p>27.3424</text:p>
          </table:table-cell>
          <table:table-cell office:value-type="float" office:value="14.3635" calcext:value-type="float">
            <text:p>14.3635</text:p>
          </table:table-cell>
          <table:table-cell office:value-type="float" office:value="-29.0708" calcext:value-type="float">
            <text:p>-29.0708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6032" calcext:value-type="float">
            <text:p>0.0006032</text:p>
          </table:table-cell>
          <table:table-cell office:value-type="float" office:value="27.401" calcext:value-type="float">
            <text:p>27.401</text:p>
          </table:table-cell>
          <table:table-cell office:value-type="float" office:value="14.0873" calcext:value-type="float">
            <text:p>14.0873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545838" calcext:value-type="float">
            <text:p>0.000545838</text:p>
          </table:table-cell>
          <table:table-cell office:value-type="float" office:value="27.4932" calcext:value-type="float">
            <text:p>27.4932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-29.3094" calcext:value-type="float">
            <text:p>-29.3094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817655" calcext:value-type="float">
            <text:p>0.000817655</text:p>
          </table:table-cell>
          <table:table-cell office:value-type="float" office:value="27.4111" calcext:value-type="float">
            <text:p>27.4111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-29.1945" calcext:value-type="float">
            <text:p>-29.194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632529" calcext:value-type="float">
            <text:p>0.000632529</text:p>
          </table:table-cell>
          <table:table-cell office:value-type="float" office:value="27.4205" calcext:value-type="float">
            <text:p>27.4205</text:p>
          </table:table-cell>
          <table:table-cell office:value-type="float" office:value="13.3876" calcext:value-type="float">
            <text:p>13.3876</text:p>
          </table:table-cell>
          <table:table-cell office:value-type="float" office:value="-28.9543" calcext:value-type="float">
            <text:p>-28.9543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104346" calcext:value-type="float">
            <text:p>0.00104346</text:p>
          </table:table-cell>
          <table:table-cell office:value-type="float" office:value="27.084" calcext:value-type="float">
            <text:p>27.084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-28.6883" calcext:value-type="float">
            <text:p>-28.6883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96952" calcext:value-type="float">
            <text:p>0.00096952</text:p>
          </table:table-cell>
          <table:table-cell office:value-type="float" office:value="26.7129" calcext:value-type="float">
            <text:p>26.7129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-28.4104" calcext:value-type="float">
            <text:p>-28.410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747049" calcext:value-type="float">
            <text:p>0.000747049</text:p>
          </table:table-cell>
          <table:table-cell office:value-type="float" office:value="26.6569" calcext:value-type="float">
            <text:p>26.6569</text:p>
          </table:table-cell>
          <table:table-cell office:value-type="float" office:value="12.2858" calcext:value-type="float">
            <text:p>12.2858</text:p>
          </table:table-cell>
          <table:table-cell office:value-type="float" office:value="-28.2345" calcext:value-type="float">
            <text:p>-28.2345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127048" calcext:value-type="float">
            <text:p>0.00127048</text:p>
          </table:table-cell>
          <table:table-cell office:value-type="float" office:value="26.3516" calcext:value-type="float">
            <text:p>26.3516</text:p>
          </table:table-cell>
          <table:table-cell office:value-type="float" office:value="11.9313" calcext:value-type="float">
            <text:p>11.9313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151958" calcext:value-type="float">
            <text:p>0.00151958</text:p>
          </table:table-cell>
          <table:table-cell office:value-type="float" office:value="25.4909" calcext:value-type="float">
            <text:p>25.4909</text:p>
          </table:table-cell>
          <table:table-cell office:value-type="float" office:value="11.377" calcext:value-type="float">
            <text:p>11.377</text:p>
          </table:table-cell>
          <table:table-cell office:value-type="float" office:value="-27.5891" calcext:value-type="float">
            <text:p>-27.589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139628" calcext:value-type="float">
            <text:p>0.00139628</text:p>
          </table:table-cell>
          <table:table-cell office:value-type="float" office:value="24.7706" calcext:value-type="float">
            <text:p>24.7706</text:p>
          </table:table-cell>
          <table:table-cell office:value-type="float" office:value="10.8861" calcext:value-type="float">
            <text:p>10.8861</text:p>
          </table:table-cell>
          <table:table-cell office:value-type="float" office:value="-27.2452" calcext:value-type="float">
            <text:p>-27.2452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116407" calcext:value-type="float">
            <text:p>0.00116407</text:p>
          </table:table-cell>
          <table:table-cell office:value-type="float" office:value="24.1219" calcext:value-type="float">
            <text:p>24.1219</text:p>
          </table:table-cell>
          <table:table-cell office:value-type="float" office:value="10.442" calcext:value-type="float">
            <text:p>10.442</text:p>
          </table:table-cell>
          <table:table-cell office:value-type="float" office:value="-26.9935" calcext:value-type="float">
            <text:p>-26.9935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164083" calcext:value-type="float">
            <text:p>0.00164083</text:p>
          </table:table-cell>
          <table:table-cell office:value-type="float" office:value="23.2885" calcext:value-type="float">
            <text:p>23.2885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6.4343" calcext:value-type="float">
            <text:p>-26.4343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145112" calcext:value-type="float">
            <text:p>0.00145112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9.46651" calcext:value-type="float">
            <text:p>9.46651</text:p>
          </table:table-cell>
          <table:table-cell office:value-type="float" office:value="-26.0706" calcext:value-type="float">
            <text:p>-26.0706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142779" calcext:value-type="float">
            <text:p>0.00142779</text:p>
          </table:table-cell>
          <table:table-cell office:value-type="float" office:value="21.4157" calcext:value-type="float">
            <text:p>21.4157</text:p>
          </table:table-cell>
          <table:table-cell office:value-type="float" office:value="9.02033" calcext:value-type="float">
            <text:p>9.02033</text:p>
          </table:table-cell>
          <table:table-cell office:value-type="float" office:value="-25.4292" calcext:value-type="float">
            <text:p>-25.4292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86071" calcext:value-type="float">
            <text:p>0.00086071</text:p>
          </table:table-cell>
          <table:table-cell office:value-type="float" office:value="20.9813" calcext:value-type="float">
            <text:p>20.9813</text:p>
          </table:table-cell>
          <table:table-cell office:value-type="float" office:value="8.71489" calcext:value-type="float">
            <text:p>8.71489</text:p>
          </table:table-cell>
          <table:table-cell office:value-type="float" office:value="-24.9879" calcext:value-type="float">
            <text:p>-24.987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143438" calcext:value-type="float">
            <text:p>0.00143438</text:p>
          </table:table-cell>
          <table:table-cell office:value-type="float" office:value="20.2769" calcext:value-type="float">
            <text:p>20.2769</text:p>
          </table:table-cell>
          <table:table-cell office:value-type="float" office:value="8.3584" calcext:value-type="float">
            <text:p>8.3584</text:p>
          </table:table-cell>
          <table:table-cell office:value-type="float" office:value="-24.5287" calcext:value-type="float">
            <text:p>-24.528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251319" calcext:value-type="float">
            <text:p>0.00251319</text:p>
          </table:table-cell>
          <table:table-cell office:value-type="float" office:value="19.3753" calcext:value-type="float">
            <text:p>19.3753</text:p>
          </table:table-cell>
          <table:table-cell office:value-type="float" office:value="7.96287" calcext:value-type="float">
            <text:p>7.96287</text:p>
          </table:table-cell>
          <table:table-cell office:value-type="float" office:value="-24.7168" calcext:value-type="float">
            <text:p>-24.7168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12831" calcext:value-type="float">
            <text:p>0.0012831</text:p>
          </table:table-cell>
          <table:table-cell office:value-type="float" office:value="18.653" calcext:value-type="float">
            <text:p>18.653</text:p>
          </table:table-cell>
          <table:table-cell office:value-type="float" office:value="7.68967" calcext:value-type="float">
            <text:p>7.68967</text:p>
          </table:table-cell>
          <table:table-cell office:value-type="float" office:value="-24.3825" calcext:value-type="float">
            <text:p>-24.3825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125634" calcext:value-type="float">
            <text:p>0.00125634</text:p>
          </table:table-cell>
          <table:table-cell office:value-type="float" office:value="18.4626" calcext:value-type="float">
            <text:p>18.4626</text:p>
          </table:table-cell>
          <table:table-cell office:value-type="float" office:value="7.49197" calcext:value-type="float">
            <text:p>7.49197</text:p>
          </table:table-cell>
          <table:table-cell office:value-type="float" office:value="-24.0644" calcext:value-type="float">
            <text:p>-24.0644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138042" calcext:value-type="float">
            <text:p>0.00138042</text:p>
          </table:table-cell>
          <table:table-cell office:value-type="float" office:value="17.8716" calcext:value-type="float">
            <text:p>17.8716</text:p>
          </table:table-cell>
          <table:table-cell office:value-type="float" office:value="7.19451" calcext:value-type="float">
            <text:p>7.19451</text:p>
          </table:table-cell>
          <table:table-cell office:value-type="float" office:value="-23.9901" calcext:value-type="float">
            <text:p>-23.990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171882" calcext:value-type="float">
            <text:p>0.00171882</text:p>
          </table:table-cell>
          <table:table-cell office:value-type="float" office:value="16.9132" calcext:value-type="float">
            <text:p>16.9132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-23.3865" calcext:value-type="float">
            <text:p>-23.3865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155188" calcext:value-type="float">
            <text:p>0.00155188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6.69582" calcext:value-type="float">
            <text:p>6.69582</text:p>
          </table:table-cell>
          <table:table-cell office:value-type="float" office:value="-22.8464" calcext:value-type="float">
            <text:p>-22.846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135121" calcext:value-type="float">
            <text:p>0.00135121</text:p>
          </table:table-cell>
          <table:table-cell office:value-type="float" office:value="16.1957" calcext:value-type="float">
            <text:p>16.1957</text:p>
          </table:table-cell>
          <table:table-cell office:value-type="float" office:value="6.56035" calcext:value-type="float">
            <text:p>6.56035</text:p>
          </table:table-cell>
          <table:table-cell office:value-type="float" office:value="-22.442" calcext:value-type="float">
            <text:p>-22.442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126879" calcext:value-type="float">
            <text:p>0.00126879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6.37342" calcext:value-type="float">
            <text:p>6.37342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151561" calcext:value-type="float">
            <text:p>0.00151561</text:p>
          </table:table-cell>
          <table:table-cell office:value-type="float" office:value="15.2657" calcext:value-type="float">
            <text:p>15.2657</text:p>
          </table:table-cell>
          <table:table-cell office:value-type="float" office:value="6.13571" calcext:value-type="float">
            <text:p>6.13571</text:p>
          </table:table-cell>
          <table:table-cell office:value-type="float" office:value="-21.4713" calcext:value-type="float">
            <text:p>-21.4713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149553" calcext:value-type="float">
            <text:p>0.00149553</text:p>
          </table:table-cell>
          <table:table-cell office:value-type="float" office:value="14.8705" calcext:value-type="float">
            <text:p>14.8705</text:p>
          </table:table-cell>
          <table:table-cell office:value-type="float" office:value="5.98901" calcext:value-type="float">
            <text:p>5.98901</text:p>
          </table:table-cell>
          <table:table-cell office:value-type="float" office:value="-21.1086" calcext:value-type="float">
            <text:p>-21.1086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133479" calcext:value-type="float">
            <text:p>0.00133479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5.81993" calcext:value-type="float">
            <text:p>5.81993</text:p>
          </table:table-cell>
          <table:table-cell office:value-type="float" office:value="-20.8691" calcext:value-type="float">
            <text:p>-20.8691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150499" calcext:value-type="float">
            <text:p>0.00150499</text:p>
          </table:table-cell>
          <table:table-cell office:value-type="float" office:value="14.1628" calcext:value-type="float">
            <text:p>14.1628</text:p>
          </table:table-cell>
          <table:table-cell office:value-type="float" office:value="5.72955" calcext:value-type="float">
            <text:p>5.72955</text:p>
          </table:table-cell>
          <table:table-cell office:value-type="float" office:value="-20.6404" calcext:value-type="float">
            <text:p>-20.6404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119546" calcext:value-type="float">
            <text:p>0.00119546</text:p>
          </table:table-cell>
          <table:table-cell office:value-type="float" office:value="14.1966" calcext:value-type="float">
            <text:p>14.1966</text:p>
          </table:table-cell>
          <table:table-cell office:value-type="float" office:value="5.75086" calcext:value-type="float">
            <text:p>5.75086</text:p>
          </table:table-cell>
          <table:table-cell office:value-type="float" office:value="-20.3526" calcext:value-type="float">
            <text:p>-20.352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134859" calcext:value-type="float">
            <text:p>0.0013485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5.70583" calcext:value-type="float">
            <text:p>5.70583</text:p>
          </table:table-cell>
          <table:table-cell office:value-type="float" office:value="-19.9311" calcext:value-type="float">
            <text:p>-19.931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151305" calcext:value-type="float">
            <text:p>0.00151305</text:p>
          </table:table-cell>
          <table:table-cell office:value-type="float" office:value="13.4209" calcext:value-type="float">
            <text:p>13.4209</text:p>
          </table:table-cell>
          <table:table-cell office:value-type="float" office:value="5.54821" calcext:value-type="float">
            <text:p>5.54821</text:p>
          </table:table-cell>
          <table:table-cell office:value-type="float" office:value="-19.6355" calcext:value-type="float">
            <text:p>-19.635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148083" calcext:value-type="float">
            <text:p>0.00148083</text:p>
          </table:table-cell>
          <table:table-cell office:value-type="float" office:value="12.9204" calcext:value-type="float">
            <text:p>12.9204</text:p>
          </table:table-cell>
          <table:table-cell office:value-type="float" office:value="5.35796" calcext:value-type="float">
            <text:p>5.35796</text:p>
          </table:table-cell>
          <table:table-cell office:value-type="float" office:value="-19.5131" calcext:value-type="float">
            <text:p>-19.5131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156449" calcext:value-type="float">
            <text:p>0.00156449</text:p>
          </table:table-cell>
          <table:table-cell office:value-type="float" office:value="12.6042" calcext:value-type="float">
            <text:p>12.6042</text:p>
          </table:table-cell>
          <table:table-cell office:value-type="float" office:value="5.21572" calcext:value-type="float">
            <text:p>5.21572</text:p>
          </table:table-cell>
          <table:table-cell office:value-type="float" office:value="-19.3044" calcext:value-type="float">
            <text:p>-19.3044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20396" calcext:value-type="float">
            <text:p>0.0020396</text:p>
          </table:table-cell>
          <table:table-cell office:value-type="float" office:value="11.786" calcext:value-type="float">
            <text:p>11.786</text:p>
          </table:table-cell>
          <table:table-cell office:value-type="float" office:value="4.96275" calcext:value-type="float">
            <text:p>4.96275</text:p>
          </table:table-cell>
          <table:table-cell office:value-type="float" office:value="-18.9427" calcext:value-type="float">
            <text:p>-18.942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146888" calcext:value-type="float">
            <text:p>0.00146888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4.72525" calcext:value-type="float">
            <text:p>4.72525</text:p>
          </table:table-cell>
          <table:table-cell office:value-type="float" office:value="-18.5925" calcext:value-type="float">
            <text:p>-18.59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165198" calcext:value-type="float">
            <text:p>0.00165198</text:p>
          </table:table-cell>
          <table:table-cell office:value-type="float" office:value="11.1826" calcext:value-type="float">
            <text:p>11.1826</text:p>
          </table:table-cell>
          <table:table-cell office:value-type="float" office:value="4.55404" calcext:value-type="float">
            <text:p>4.55404</text:p>
          </table:table-cell>
          <table:table-cell office:value-type="float" office:value="-18.3781" calcext:value-type="float">
            <text:p>-18.3781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172726" calcext:value-type="float">
            <text:p>0.00172726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4.32349" calcext:value-type="float">
            <text:p>4.32349</text:p>
          </table:table-cell>
          <table:table-cell office:value-type="float" office:value="-18.0888" calcext:value-type="float">
            <text:p>-18.088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182964" calcext:value-type="float">
            <text:p>0.00182964</text:p>
          </table:table-cell>
          <table:table-cell office:value-type="float" office:value="10.005" calcext:value-type="float">
            <text:p>10.005</text:p>
          </table:table-cell>
          <table:table-cell office:value-type="float" office:value="4.09318" calcext:value-type="float">
            <text:p>4.09318</text:p>
          </table:table-cell>
          <table:table-cell office:value-type="float" office:value="-17.8843" calcext:value-type="float">
            <text:p>-17.884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158476" calcext:value-type="float">
            <text:p>0.00158476</text:p>
          </table:table-cell>
          <table:table-cell office:value-type="float" office:value="9.93427" calcext:value-type="float">
            <text:p>9.93427</text:p>
          </table:table-cell>
          <table:table-cell office:value-type="float" office:value="3.91042" calcext:value-type="float">
            <text:p>3.91042</text:p>
          </table:table-cell>
          <table:table-cell office:value-type="float" office:value="-17.7042" calcext:value-type="float">
            <text:p>-17.704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15391" calcext:value-type="float">
            <text:p>0.0015391</text:p>
          </table:table-cell>
          <table:table-cell office:value-type="float" office:value="9.54188" calcext:value-type="float">
            <text:p>9.54188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-17.4883" calcext:value-type="float">
            <text:p>-17.488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179995" calcext:value-type="float">
            <text:p>0.00179995</text:p>
          </table:table-cell>
          <table:table-cell office:value-type="float" office:value="8.82878" calcext:value-type="float">
            <text:p>8.82878</text:p>
          </table:table-cell>
          <table:table-cell office:value-type="float" office:value="3.29652" calcext:value-type="float">
            <text:p>3.29652</text:p>
          </table:table-cell>
          <table:table-cell office:value-type="float" office:value="-17.2974" calcext:value-type="float">
            <text:p>-17.297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176024" calcext:value-type="float">
            <text:p>0.00176024</text:p>
          </table:table-cell>
          <table:table-cell office:value-type="float" office:value="8.19585" calcext:value-type="float">
            <text:p>8.19585</text:p>
          </table:table-cell>
          <table:table-cell office:value-type="float" office:value="2.97199" calcext:value-type="float">
            <text:p>2.97199</text:p>
          </table:table-cell>
          <table:table-cell office:value-type="float" office:value="-17.0979" calcext:value-type="float">
            <text:p>-17.097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147546" calcext:value-type="float">
            <text:p>0.00147546</text:p>
          </table:table-cell>
          <table:table-cell office:value-type="float" office:value="7.8975" calcext:value-type="float">
            <text:p>7.8975</text:p>
          </table:table-cell>
          <table:table-cell office:value-type="float" office:value="2.73165" calcext:value-type="float">
            <text:p>2.73165</text:p>
          </table:table-cell>
          <table:table-cell office:value-type="float" office:value="-16.7363" calcext:value-type="float">
            <text:p>-16.7363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135167" calcext:value-type="float">
            <text:p>0.00135167</text:p>
          </table:table-cell>
          <table:table-cell office:value-type="float" office:value="7.68207" calcext:value-type="float">
            <text:p>7.68207</text:p>
          </table:table-cell>
          <table:table-cell office:value-type="float" office:value="2.49092" calcext:value-type="float">
            <text:p>2.49092</text:p>
          </table:table-cell>
          <table:table-cell office:value-type="float" office:value="-16.4578" calcext:value-type="float">
            <text:p>-16.4578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147912" calcext:value-type="float">
            <text:p>0.00147912</text:p>
          </table:table-cell>
          <table:table-cell office:value-type="float" office:value="7.16519" calcext:value-type="float">
            <text:p>7.16519</text:p>
          </table:table-cell>
          <table:table-cell office:value-type="float" office:value="2.16861" calcext:value-type="float">
            <text:p>2.16861</text:p>
          </table:table-cell>
          <table:table-cell office:value-type="float" office:value="-16.1721" calcext:value-type="float">
            <text:p>-16.172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131807" calcext:value-type="float">
            <text:p>0.00131807</text:p>
          </table:table-cell>
          <table:table-cell office:value-type="float" office:value="7.24929" calcext:value-type="float">
            <text:p>7.24929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-15.9579" calcext:value-type="float">
            <text:p>-15.957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132233" calcext:value-type="float">
            <text:p>0.00132233</text:p>
          </table:table-cell>
          <table:table-cell office:value-type="float" office:value="7.85573" calcext:value-type="float">
            <text:p>7.85573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-15.8635" calcext:value-type="float">
            <text:p>-15.863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35036" calcext:value-type="float">
            <text:p>0.00135036</text:p>
          </table:table-cell>
          <table:table-cell office:value-type="float" office:value="7.85679" calcext:value-type="float">
            <text:p>7.85679</text:p>
          </table:table-cell>
          <table:table-cell office:value-type="float" office:value="2.12006" calcext:value-type="float">
            <text:p>2.12006</text:p>
          </table:table-cell>
          <table:table-cell office:value-type="float" office:value="-15.6712" calcext:value-type="float">
            <text:p>-15.6712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140557" calcext:value-type="float">
            <text:p>0.00140557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2.01761" calcext:value-type="float">
            <text:p>2.01761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123278" calcext:value-type="float">
            <text:p>0.00123278</text:p>
          </table:table-cell>
          <table:table-cell office:value-type="float" office:value="7.31806" calcext:value-type="float">
            <text:p>7.31806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-15.2794" calcext:value-type="float">
            <text:p>-15.279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132089" calcext:value-type="float">
            <text:p>0.00132089</text:p>
          </table:table-cell>
          <table:table-cell office:value-type="float" office:value="7.67609" calcext:value-type="float">
            <text:p>7.67609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-15.1051" calcext:value-type="float">
            <text:p>-15.1051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146199" calcext:value-type="float">
            <text:p>0.00146199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2.18521" calcext:value-type="float">
            <text:p>2.18521</text:p>
          </table:table-cell>
          <table:table-cell office:value-type="float" office:value="-14.7742" calcext:value-type="float">
            <text:p>-14.7742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141523" calcext:value-type="float">
            <text:p>0.00141523</text:p>
          </table:table-cell>
          <table:table-cell office:value-type="float" office:value="7.5096" calcext:value-type="float">
            <text:p>7.5096</text:p>
          </table:table-cell>
          <table:table-cell office:value-type="float" office:value="2.33397" calcext:value-type="float">
            <text:p>2.33397</text:p>
          </table:table-cell>
          <table:table-cell office:value-type="float" office:value="-14.5349" calcext:value-type="float">
            <text:p>-14.534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2.57802" calcext:value-type="float">
            <text:p>2.57802</text:p>
          </table:table-cell>
          <table:table-cell office:value-type="float" office:value="-14.2591" calcext:value-type="float">
            <text:p>-14.2591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124382" calcext:value-type="float">
            <text:p>0.00124382</text:p>
          </table:table-cell>
          <table:table-cell office:value-type="float" office:value="8.28672" calcext:value-type="float">
            <text:p>8.28672</text:p>
          </table:table-cell>
          <table:table-cell office:value-type="float" office:value="2.79144" calcext:value-type="float">
            <text:p>2.79144</text:p>
          </table:table-cell>
          <table:table-cell office:value-type="float" office:value="-14.0461" calcext:value-type="float">
            <text:p>-14.0461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161439" calcext:value-type="float">
            <text:p>0.00161439</text:p>
          </table:table-cell>
          <table:table-cell office:value-type="float" office:value="8.35023" calcext:value-type="float">
            <text:p>8.35023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-13.9065" calcext:value-type="float">
            <text:p>-13.906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152185" calcext:value-type="float">
            <text:p>0.00152185</text:p>
          </table:table-cell>
          <table:table-cell office:value-type="float" office:value="8.07677" calcext:value-type="float">
            <text:p>8.07677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-13.7484" calcext:value-type="float">
            <text:p>-13.748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148292" calcext:value-type="float">
            <text:p>0.00148292</text:p>
          </table:table-cell>
          <table:table-cell office:value-type="float" office:value="7.79051" calcext:value-type="float">
            <text:p>7.79051</text:p>
          </table:table-cell>
          <table:table-cell office:value-type="float" office:value="3.27439" calcext:value-type="float">
            <text:p>3.27439</text:p>
          </table:table-cell>
          <table:table-cell office:value-type="float" office:value="-13.5787" calcext:value-type="float">
            <text:p>-13.5787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136943" calcext:value-type="float">
            <text:p>0.00136943</text:p>
          </table:table-cell>
          <table:table-cell office:value-type="float" office:value="7.34238" calcext:value-type="float">
            <text:p>7.34238</text:p>
          </table:table-cell>
          <table:table-cell office:value-type="float" office:value="3.35402" calcext:value-type="float">
            <text:p>3.35402</text:p>
          </table:table-cell>
          <table:table-cell office:value-type="float" office:value="-13.3662" calcext:value-type="float">
            <text:p>-13.3662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128498" calcext:value-type="float">
            <text:p>0.00128498</text:p>
          </table:table-cell>
          <table:table-cell office:value-type="float" office:value="6.90137" calcext:value-type="float">
            <text:p>6.90137</text:p>
          </table:table-cell>
          <table:table-cell office:value-type="float" office:value="3.41629" calcext:value-type="float">
            <text:p>3.41629</text:p>
          </table:table-cell>
          <table:table-cell office:value-type="float" office:value="-13.1198" calcext:value-type="float">
            <text:p>-13.1198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13668" calcext:value-type="float">
            <text:p>0.001366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3.45771" calcext:value-type="float">
            <text:p>3.45771</text:p>
          </table:table-cell>
          <table:table-cell office:value-type="float" office:value="-12.9064" calcext:value-type="float">
            <text:p>-12.9064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135257" calcext:value-type="float">
            <text:p>0.00135257</text:p>
          </table:table-cell>
          <table:table-cell office:value-type="float" office:value="7.23402" calcext:value-type="float">
            <text:p>7.23402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-12.5697" calcext:value-type="float">
            <text:p>-12.569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163622" calcext:value-type="float">
            <text:p>0.00163622</text:p>
          </table:table-cell>
          <table:table-cell office:value-type="float" office:value="7.01307" calcext:value-type="float">
            <text:p>7.01307</text:p>
          </table:table-cell>
          <table:table-cell office:value-type="float" office:value="3.78598" calcext:value-type="float">
            <text:p>3.78598</text:p>
          </table:table-cell>
          <table:table-cell office:value-type="float" office:value="-12.2972" calcext:value-type="float">
            <text:p>-12.2972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157856" calcext:value-type="float">
            <text:p>0.00157856</text:p>
          </table:table-cell>
          <table:table-cell office:value-type="float" office:value="6.41455" calcext:value-type="float">
            <text:p>6.41455</text:p>
          </table:table-cell>
          <table:table-cell office:value-type="float" office:value="3.9014" calcext:value-type="float">
            <text:p>3.9014</text:p>
          </table:table-cell>
          <table:table-cell office:value-type="float" office:value="-11.8803" calcext:value-type="float">
            <text:p>-11.8803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134634" calcext:value-type="float">
            <text:p>0.00134634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4.13695" calcext:value-type="float">
            <text:p>4.13695</text:p>
          </table:table-cell>
          <table:table-cell office:value-type="float" office:value="-11.5188" calcext:value-type="float">
            <text:p>-11.5188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143753" calcext:value-type="float">
            <text:p>0.00143753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4.35757" calcext:value-type="float">
            <text:p>4.35757</text:p>
          </table:table-cell>
          <table:table-cell office:value-type="float" office:value="-11.2062" calcext:value-type="float">
            <text:p>-11.2062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149548" calcext:value-type="float">
            <text:p>0.00149548</text:p>
          </table:table-cell>
          <table:table-cell office:value-type="float" office:value="6.73819" calcext:value-type="float">
            <text:p>6.73819</text:p>
          </table:table-cell>
          <table:table-cell office:value-type="float" office:value="4.55946" calcext:value-type="float">
            <text:p>4.55946</text:p>
          </table:table-cell>
          <table:table-cell office:value-type="float" office:value="-10.9491" calcext:value-type="float">
            <text:p>-10.949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139103" calcext:value-type="float">
            <text:p>0.00139103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4.81445" calcext:value-type="float">
            <text:p>4.81445</text:p>
          </table:table-cell>
          <table:table-cell office:value-type="float" office:value="-10.7962" calcext:value-type="float">
            <text:p>-10.796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137335" calcext:value-type="float">
            <text:p>0.00137335</text:p>
          </table:table-cell>
          <table:table-cell office:value-type="float" office:value="6.63731" calcext:value-type="float">
            <text:p>6.63731</text:p>
          </table:table-cell>
          <table:table-cell office:value-type="float" office:value="5.09267" calcext:value-type="float">
            <text:p>5.09267</text:p>
          </table:table-cell>
          <table:table-cell office:value-type="float" office:value="-10.4527" calcext:value-type="float">
            <text:p>-10.4527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141503" calcext:value-type="float">
            <text:p>0.00141503</text:p>
          </table:table-cell>
          <table:table-cell office:value-type="float" office:value="6.98465" calcext:value-type="float">
            <text:p>6.98465</text:p>
          </table:table-cell>
          <table:table-cell office:value-type="float" office:value="5.31003" calcext:value-type="float">
            <text:p>5.31003</text:p>
          </table:table-cell>
          <table:table-cell office:value-type="float" office:value="-10.4406" calcext:value-type="float">
            <text:p>-10.4406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148743" calcext:value-type="float">
            <text:p>0.00148743</text:p>
          </table:table-cell>
          <table:table-cell office:value-type="float" office:value="7.20572" calcext:value-type="float">
            <text:p>7.20572</text:p>
          </table:table-cell>
          <table:table-cell office:value-type="float" office:value="5.57331" calcext:value-type="float">
            <text:p>5.57331</text:p>
          </table:table-cell>
          <table:table-cell office:value-type="float" office:value="-10.1993" calcext:value-type="float">
            <text:p>-10.199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164141" calcext:value-type="float">
            <text:p>0.00164141</text:p>
          </table:table-cell>
          <table:table-cell office:value-type="float" office:value="6.88846" calcext:value-type="float">
            <text:p>6.88846</text:p>
          </table:table-cell>
          <table:table-cell office:value-type="float" office:value="5.71971" calcext:value-type="float">
            <text:p>5.71971</text:p>
          </table:table-cell>
          <table:table-cell office:value-type="float" office:value="-10.2295" calcext:value-type="float">
            <text:p>-10.2295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151207" calcext:value-type="float">
            <text:p>0.00151207</text:p>
          </table:table-cell>
          <table:table-cell office:value-type="float" office:value="6.80528" calcext:value-type="float">
            <text:p>6.80528</text:p>
          </table:table-cell>
          <table:table-cell office:value-type="float" office:value="5.93678" calcext:value-type="float">
            <text:p>5.93678</text:p>
          </table:table-cell>
          <table:table-cell office:value-type="float" office:value="-10.0048" calcext:value-type="float">
            <text:p>-10.0048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140723" calcext:value-type="float">
            <text:p>0.00140723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6.07853" calcext:value-type="float">
            <text:p>6.07853</text:p>
          </table:table-cell>
          <table:table-cell office:value-type="float" office:value="-9.76704" calcext:value-type="float">
            <text:p>-9.76704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150791" calcext:value-type="float">
            <text:p>0.00150791</text:p>
          </table:table-cell>
          <table:table-cell office:value-type="float" office:value="6.60539" calcext:value-type="float">
            <text:p>6.60539</text:p>
          </table:table-cell>
          <table:table-cell office:value-type="float" office:value="6.21038" calcext:value-type="float">
            <text:p>6.21038</text:p>
          </table:table-cell>
          <table:table-cell office:value-type="float" office:value="-9.74203" calcext:value-type="float">
            <text:p>-9.74203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33045" calcext:value-type="float">
            <text:p>0.00133045</text:p>
          </table:table-cell>
          <table:table-cell office:value-type="float" office:value="6.65609" calcext:value-type="float">
            <text:p>6.65609</text:p>
          </table:table-cell>
          <table:table-cell office:value-type="float" office:value="6.39548" calcext:value-type="float">
            <text:p>6.39548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169014" calcext:value-type="float">
            <text:p>0.00169014</text:p>
          </table:table-cell>
          <table:table-cell office:value-type="float" office:value="6.36201" calcext:value-type="float">
            <text:p>6.36201</text:p>
          </table:table-cell>
          <table:table-cell office:value-type="float" office:value="6.50045" calcext:value-type="float">
            <text:p>6.50045</text:p>
          </table:table-cell>
          <table:table-cell office:value-type="float" office:value="-9.33339" calcext:value-type="float">
            <text:p>-9.33339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120986" calcext:value-type="float">
            <text:p>0.00120986</text:p>
          </table:table-cell>
          <table:table-cell office:value-type="float" office:value="6.18755" calcext:value-type="float">
            <text:p>6.18755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-9.04523" calcext:value-type="float">
            <text:p>-9.04523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132125" calcext:value-type="float">
            <text:p>0.00132125</text:p>
          </table:table-cell>
          <table:table-cell office:value-type="float" office:value="6.8168" calcext:value-type="float">
            <text:p>6.8168</text:p>
          </table:table-cell>
          <table:table-cell office:value-type="float" office:value="6.73699" calcext:value-type="float">
            <text:p>6.73699</text:p>
          </table:table-cell>
          <table:table-cell office:value-type="float" office:value="-8.74586" calcext:value-type="float">
            <text:p>-8.74586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155404" calcext:value-type="float">
            <text:p>0.00155404</text:p>
          </table:table-cell>
          <table:table-cell office:value-type="float" office:value="6.93672" calcext:value-type="float">
            <text:p>6.93672</text:p>
          </table:table-cell>
          <table:table-cell office:value-type="float" office:value="6.87325" calcext:value-type="float">
            <text:p>6.87325</text:p>
          </table:table-cell>
          <table:table-cell office:value-type="float" office:value="-8.5203" calcext:value-type="float">
            <text:p>-8.5203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154707" calcext:value-type="float">
            <text:p>0.00154707</text:p>
          </table:table-cell>
          <table:table-cell office:value-type="float" office:value="6.40475" calcext:value-type="float">
            <text:p>6.40475</text:p>
          </table:table-cell>
          <table:table-cell office:value-type="float" office:value="6.85684" calcext:value-type="float">
            <text:p>6.85684</text:p>
          </table:table-cell>
          <table:table-cell office:value-type="float" office:value="-8.32787" calcext:value-type="float">
            <text:p>-8.32787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151133" calcext:value-type="float">
            <text:p>0.00151133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88813" calcext:value-type="float">
            <text:p>6.88813</text:p>
          </table:table-cell>
          <table:table-cell office:value-type="float" office:value="-8.19813" calcext:value-type="float">
            <text:p>-8.19813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59226" calcext:value-type="float">
            <text:p>0.00159226</text:p>
          </table:table-cell>
          <table:table-cell office:value-type="float" office:value="6.75994" calcext:value-type="float">
            <text:p>6.75994</text:p>
          </table:table-cell>
          <table:table-cell office:value-type="float" office:value="6.89152" calcext:value-type="float">
            <text:p>6.89152</text:p>
          </table:table-cell>
          <table:table-cell office:value-type="float" office:value="-8.10896" calcext:value-type="float">
            <text:p>-8.1089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132994" calcext:value-type="float">
            <text:p>0.00132994</text:p>
          </table:table-cell>
          <table:table-cell office:value-type="float" office:value="6.4772" calcext:value-type="float">
            <text:p>6.4772</text:p>
          </table:table-cell>
          <table:table-cell office:value-type="float" office:value="6.90847" calcext:value-type="float">
            <text:p>6.90847</text:p>
          </table:table-cell>
          <table:table-cell office:value-type="float" office:value="-7.9234" calcext:value-type="float">
            <text:p>-7.9234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145672" calcext:value-type="float">
            <text:p>0.00145672</text:p>
          </table:table-cell>
          <table:table-cell office:value-type="float" office:value="6.18257" calcext:value-type="float">
            <text:p>6.18257</text:p>
          </table:table-cell>
          <table:table-cell office:value-type="float" office:value="6.8368" calcext:value-type="float">
            <text:p>6.8368</text:p>
          </table:table-cell>
          <table:table-cell office:value-type="float" office:value="-8.01898" calcext:value-type="float">
            <text:p>-8.01898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151197" calcext:value-type="float">
            <text:p>0.00151197</text:p>
          </table:table-cell>
          <table:table-cell office:value-type="float" office:value="5.93735" calcext:value-type="float">
            <text:p>5.93735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-7.76835" calcext:value-type="float">
            <text:p>-7.76835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 office:value-type="float" office:value="6.34198" calcext:value-type="float">
            <text:p>6.34198</text:p>
          </table:table-cell>
          <table:table-cell office:value-type="float" office:value="6.92503" calcext:value-type="float">
            <text:p>6.92503</text:p>
          </table:table-cell>
          <table:table-cell office:value-type="float" office:value="-7.5161" calcext:value-type="float">
            <text:p>-7.516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158873" calcext:value-type="float">
            <text:p>0.00158873</text:p>
          </table:table-cell>
          <table:table-cell office:value-type="float" office:value="6.81053" calcext:value-type="float">
            <text:p>6.81053</text:p>
          </table:table-cell>
          <table:table-cell office:value-type="float" office:value="6.95762" calcext:value-type="float">
            <text:p>6.95762</text:p>
          </table:table-cell>
          <table:table-cell office:value-type="float" office:value="-7.30075" calcext:value-type="float">
            <text:p>-7.30075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151087" calcext:value-type="float">
            <text:p>0.00151087</text:p>
          </table:table-cell>
          <table:table-cell office:value-type="float" office:value="6.48514" calcext:value-type="float">
            <text:p>6.48514</text:p>
          </table:table-cell>
          <table:table-cell office:value-type="float" office:value="6.98941" calcext:value-type="float">
            <text:p>6.98941</text:p>
          </table:table-cell>
          <table:table-cell office:value-type="float" office:value="-7.16091" calcext:value-type="float">
            <text:p>-7.16091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14664" calcext:value-type="float">
            <text:p>0.0014664</text:p>
          </table:table-cell>
          <table:table-cell office:value-type="float" office:value="6.80128" calcext:value-type="float">
            <text:p>6.80128</text:p>
          </table:table-cell>
          <table:table-cell office:value-type="float" office:value="7.0677" calcext:value-type="float">
            <text:p>7.0677</text:p>
          </table:table-cell>
          <table:table-cell office:value-type="float" office:value="-7.12752" calcext:value-type="float">
            <text:p>-7.12752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152363" calcext:value-type="float">
            <text:p>0.00152363</text:p>
          </table:table-cell>
          <table:table-cell office:value-type="float" office:value="7.62288" calcext:value-type="float">
            <text:p>7.62288</text:p>
          </table:table-cell>
          <table:table-cell office:value-type="float" office:value="7.1781" calcext:value-type="float">
            <text:p>7.1781</text:p>
          </table:table-cell>
          <table:table-cell office:value-type="float" office:value="-7.07227" calcext:value-type="float">
            <text:p>-7.07227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156667" calcext:value-type="float">
            <text:p>0.00156667</text:p>
          </table:table-cell>
          <table:table-cell office:value-type="float" office:value="7.21109" calcext:value-type="float">
            <text:p>7.21109</text:p>
          </table:table-cell>
          <table:table-cell office:value-type="float" office:value="7.1752" calcext:value-type="float">
            <text:p>7.1752</text:p>
          </table:table-cell>
          <table:table-cell office:value-type="float" office:value="-7.1626" calcext:value-type="float">
            <text:p>-7.1626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157815" calcext:value-type="float">
            <text:p>0.00157815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7.195" calcext:value-type="float">
            <text:p>7.195</text:p>
          </table:table-cell>
          <table:table-cell office:value-type="float" office:value="-7.29653" calcext:value-type="float">
            <text:p>-7.29653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134681" calcext:value-type="float">
            <text:p>0.00134681</text:p>
          </table:table-cell>
          <table:table-cell office:value-type="float" office:value="7.45532" calcext:value-type="float">
            <text:p>7.45532</text:p>
          </table:table-cell>
          <table:table-cell office:value-type="float" office:value="7.33806" calcext:value-type="float">
            <text:p>7.33806</text:p>
          </table:table-cell>
          <table:table-cell office:value-type="float" office:value="-7.23924" calcext:value-type="float">
            <text:p>-7.23924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51307" calcext:value-type="float">
            <text:p>0.00151307</text:p>
          </table:table-cell>
          <table:table-cell office:value-type="float" office:value="7.58012" calcext:value-type="float">
            <text:p>7.58012</text:p>
          </table:table-cell>
          <table:table-cell office:value-type="float" office:value="7.43047" calcext:value-type="float">
            <text:p>7.43047</text:p>
          </table:table-cell>
          <table:table-cell office:value-type="float" office:value="-7.34621" calcext:value-type="float">
            <text:p>-7.34621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133798" calcext:value-type="float">
            <text:p>0.00133798</text:p>
          </table:table-cell>
          <table:table-cell office:value-type="float" office:value="7.29365" calcext:value-type="float">
            <text:p>7.29365</text:p>
          </table:table-cell>
          <table:table-cell office:value-type="float" office:value="7.47078" calcext:value-type="float">
            <text:p>7.47078</text:p>
          </table:table-cell>
          <table:table-cell office:value-type="float" office:value="-7.4926" calcext:value-type="float">
            <text:p>-7.4926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157674" calcext:value-type="float">
            <text:p>0.00157674</text:p>
          </table:table-cell>
          <table:table-cell office:value-type="float" office:value="7.53745" calcext:value-type="float">
            <text:p>7.53745</text:p>
          </table:table-cell>
          <table:table-cell office:value-type="float" office:value="7.5574" calcext:value-type="float">
            <text:p>7.5574</text:p>
          </table:table-cell>
          <table:table-cell office:value-type="float" office:value="-7.5373" calcext:value-type="float">
            <text:p>-7.5373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126566" calcext:value-type="float">
            <text:p>0.00126566</text:p>
          </table:table-cell>
          <table:table-cell office:value-type="float" office:value="8.11805" calcext:value-type="float">
            <text:p>8.11805</text:p>
          </table:table-cell>
          <table:table-cell office:value-type="float" office:value="7.66081" calcext:value-type="float">
            <text:p>7.66081</text:p>
          </table:table-cell>
          <table:table-cell office:value-type="float" office:value="-7.57586" calcext:value-type="float">
            <text:p>-7.5758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7:55:09.035965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8:26:02.501034978</dc:date>
    <meta:editing-duration>PT5H35M14S</meta:editing-duration>
    <meta:editing-cycles>16</meta:editing-cycles>
    <meta:generator>LibreOffice/5.3.0.3$Linux_X86_64 LibreOffice_project/30m0$Build-3</meta:generator>
    <meta:document-statistic meta:table-count="4" meta:cell-count="124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B1:D1.B612 D1.E1:D1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B2:D1.B612" chart:label-cell-address="D1.B1:D1.B1" chart:class="chart:line">
            <chart:data-point chart:repeated="611"/>
          </chart:series>
          <chart:series chart:style-name="ch11" chart:values-cell-range-address="D1.E2:D1.E612" chart:label-cell-address="D1.E1:D1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.B1:D1.B1</svg:desc>
                </draw:g>
              </table:table-cell>
              <table:table-cell office:value-type="string">
                <text:p>GT rX</text:p>
                <draw:g>
                  <svg:desc>D1.E1:D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59332">
                <text:p>-0.0359332</text:p>
                <draw:g>
                  <svg:desc>D1.B2:D1.B612</svg:desc>
                </draw:g>
              </table:table-cell>
              <table:table-cell office:value-type="float" office:value="-0.024143">
                <text:p>-0.024143</text:p>
                <draw:g>
                  <svg:desc>D1.E2:D1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9298">
                <text:p>0.0189298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15668">
                <text:p>-0.0215668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03857">
                <text:p>-0.103857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36765">
                <text:p>-0.136765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4284">
                <text:p>-0.24284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28384">
                <text:p>-0.328384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79567">
                <text:p>-0.179567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17592">
                <text:p>-0.317592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64302">
                <text:p>-0.564302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1828">
                <text:p>-0.51828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94092">
                <text:p>-0.594092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19284">
                <text:p>-0.819284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38167">
                <text:p>-0.738167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18685">
                <text:p>-0.818685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49286">
                <text:p>-0.949286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2182">
                <text:p>-0.992182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7685">
                <text:p>-1.07685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7283">
                <text:p>-1.07283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9411">
                <text:p>-1.09411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9029">
                <text:p>-1.09029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3082">
                <text:p>-1.03082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6622">
                <text:p>-1.06622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7163">
                <text:p>-1.07163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78965">
                <text:p>-0.978965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4664">
                <text:p>-1.04664</text:p>
              </table:table-cell>
              <table:table-cell office:value-type="float" office:value="-0.502666">
                <text:p>-0.502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1851">
                <text:p>-1.11851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9724">
                <text:p>-1.09724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9352">
                <text:p>-1.19352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9057">
                <text:p>-1.19057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1997">
                <text:p>-1.01997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5075">
                <text:p>-1.15075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0736">
                <text:p>-1.30736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33523">
                <text:p>-1.33523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42322">
                <text:p>-1.42322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2726">
                <text:p>-1.42726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4986">
                <text:p>-1.44986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9134">
                <text:p>-1.59134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53006">
                <text:p>-1.53006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8467">
                <text:p>-1.58467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9862">
                <text:p>-1.69862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304">
                <text:p>-1.7304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85495">
                <text:p>-1.85495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9501">
                <text:p>-1.99501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90349">
                <text:p>-1.90349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12836">
                <text:p>-2.12836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54624">
                <text:p>-2.54624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30564">
                <text:p>-2.30564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2644">
                <text:p>-2.32644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47833">
                <text:p>-2.47833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3558">
                <text:p>-2.43558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28846">
                <text:p>-2.28846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38326">
                <text:p>-2.38326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28563">
                <text:p>-2.28563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4232">
                <text:p>-1.94232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58997">
                <text:p>-1.58997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3714">
                <text:p>-1.13714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26892">
                <text:p>-0.726892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72714">
                <text:p>-0.172714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1185">
                <text:p>0.121185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4035">
                <text:p>0.504035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64942">
                <text:p>0.564942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42233">
                <text:p>0.342233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9042">
                <text:p>0.489042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8717">
                <text:p>1.08717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7853">
                <text:p>1.27853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123">
                <text:p>1.10123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711">
                <text:p>1.56711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9917">
                <text:p>2.19917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4669">
                <text:p>2.54669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3658">
                <text:p>3.33658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6274">
                <text:p>3.66274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2873">
                <text:p>3.82873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7127">
                <text:p>4.37127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8161">
                <text:p>4.88161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09211">
                <text:p>5.09211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4959">
                <text:p>5.24959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59151">
                <text:p>5.59151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72265">
                <text:p>5.72265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2387">
                <text:p>6.32387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9935">
                <text:p>6.79935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9747">
                <text:p>6.79747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08989">
                <text:p>7.08989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2881">
                <text:p>7.92881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5449">
                <text:p>8.45449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1734">
                <text:p>8.7173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3701">
                <text:p>9.13701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3895">
                <text:p>9.93895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922">
                <text:p>10.5922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0039">
                <text:p>11.0039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6996">
                <text:p>11.699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96">
                <text:p>12.296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802">
                <text:p>12.5802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8264">
                <text:p>12.8264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229">
                <text:p>13.229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115">
                <text:p>13.8115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1677">
                <text:p>14.1677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585">
                <text:p>14.4585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8656">
                <text:p>14.8656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4458">
                <text:p>15.4458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7407">
                <text:p>15.7407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.9295">
                <text:p>15.9295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4094">
                <text:p>16.4094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9707">
                <text:p>16.9707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105">
                <text:p>17.3105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8512">
                <text:p>17.8512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2216">
                <text:p>18.2216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3374">
                <text:p>18.3374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9468">
                <text:p>18.9468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2289">
                <text:p>19.2289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513">
                <text:p>19.513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093">
                <text:p>20.093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5124">
                <text:p>20.5124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7533">
                <text:p>20.7533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0777">
                <text:p>21.0777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7017">
                <text:p>21.7017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7132">
                <text:p>21.7132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021">
                <text:p>22.021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4813">
                <text:p>22.4813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7456">
                <text:p>22.7456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809">
                <text:p>22.809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721">
                <text:p>23.1721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1372">
                <text:p>23.1372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1773">
                <text:p>23.1773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108">
                <text:p>23.108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0711">
                <text:p>23.0711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9595">
                <text:p>22.9595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9212">
                <text:p>22.9212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773">
                <text:p>22.8773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667">
                <text:p>22.667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434">
                <text:p>22.434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0755">
                <text:p>22.0755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8809">
                <text:p>21.8809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293">
                <text:p>21.5293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1615">
                <text:p>21.1615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9853">
                <text:p>20.9853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584">
                <text:p>20.584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.2398">
                <text:p>20.2398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6566">
                <text:p>19.6566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2286">
                <text:p>19.2286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5838">
                <text:p>18.5838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221">
                <text:p>18.221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079">
                <text:p>17.7079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075">
                <text:p>17.075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4647">
                <text:p>16.4647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0911">
                <text:p>16.0911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5207">
                <text:p>15.5207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9351">
                <text:p>14.9351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6127">
                <text:p>14.6127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148">
                <text:p>14.2148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7127">
                <text:p>13.7127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024">
                <text:p>13.024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16">
                <text:p>12.516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51">
                <text:p>12.051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2647">
                <text:p>11.2647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5086">
                <text:p>10.5086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413">
                <text:p>10.2413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4591">
                <text:p>9.64591</text:p>
              </table:table-cell>
              <table:table-cell office:value-type="float" office:value="9.55375">
                <text:p>9.55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85423">
                <text:p>8.85423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5126">
                <text:p>8.25126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62305">
                <text:p>7.62305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20207">
                <text:p>7.20207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88952">
                <text:p>6.88952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5573">
                <text:p>6.35573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00971">
                <text:p>6.00971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62385">
                <text:p>5.62385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35906">
                <text:p>5.35906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6977">
                <text:p>5.06977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2191">
                <text:p>4.42191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2661">
                <text:p>4.02661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0086">
                <text:p>3.80086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9207">
                <text:p>3.39207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0758">
                <text:p>2.90758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0915">
                <text:p>2.40915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9427">
                <text:p>1.89427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1354">
                <text:p>1.61354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09">
                <text:p>1.109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16672">
                <text:p>0.716672</text:p>
              </table:table-cell>
              <table:table-cell office:value-type="float" office:value="-0.139951">
                <text:p>-0.139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9701">
                <text:p>0.359701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44455">
                <text:p>-0.144455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56692">
                <text:p>-0.456692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817956">
                <text:p>-0.817956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5287">
                <text:p>-1.05287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784">
                <text:p>-1.3784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83923">
                <text:p>-1.83923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.25665">
                <text:p>-2.25665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72133">
                <text:p>-2.72133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25156">
                <text:p>-3.25156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27103">
                <text:p>-3.27103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64553">
                <text:p>-3.64553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98981">
                <text:p>-3.98981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05442">
                <text:p>-4.05442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3407">
                <text:p>-4.3407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52079">
                <text:p>-4.52079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.84733">
                <text:p>-4.84733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19454">
                <text:p>-5.19454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30397">
                <text:p>-5.30397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80153">
                <text:p>-5.80153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57722">
                <text:p>-6.57722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.19994">
                <text:p>-7.19994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7.78546">
                <text:p>-7.78546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.07173">
                <text:p>-8.07173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.4063">
                <text:p>-8.4063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9.18505">
                <text:p>-9.18505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.65741">
                <text:p>-9.65741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.60035">
                <text:p>-8.60035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.66524">
                <text:p>-8.66524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.36976">
                <text:p>-8.36976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.24156">
                <text:p>-8.24156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.02292">
                <text:p>-8.02292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7.8729">
                <text:p>-7.8729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82768">
                <text:p>-7.82768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.49001">
                <text:p>-7.49001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.14989">
                <text:p>-7.14989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.49196">
                <text:p>-7.49196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40074">
                <text:p>-7.40074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6.63829">
                <text:p>-6.63829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6.77048">
                <text:p>-6.77048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6.77463">
                <text:p>-6.77463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38819">
                <text:p>-6.38819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6.50337">
                <text:p>-6.50337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7381">
                <text:p>-6.67381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6.56455">
                <text:p>-6.56455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42156">
                <text:p>-6.42156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.21864">
                <text:p>-6.21864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6.04227">
                <text:p>-6.04227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.67988">
                <text:p>-5.67988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5.20633">
                <text:p>-5.20633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5.57735">
                <text:p>-5.57735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5.59127">
                <text:p>-5.59127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79916">
                <text:p>-4.79916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63507">
                <text:p>-4.63507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73702">
                <text:p>-4.73702</text:p>
              </table:table-cell>
              <table:table-cell office:value-type="float" office:value="-5.71378">
                <text:p>-5.71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32155">
                <text:p>-4.32155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70545">
                <text:p>-3.70545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27563">
                <text:p>-3.27563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73675">
                <text:p>-2.73675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88691">
                <text:p>-2.88691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4826">
                <text:p>-2.4826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63627">
                <text:p>-1.63627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40155">
                <text:p>-1.40155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926945">
                <text:p>-0.926945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02521">
                <text:p>-0.102521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5692">
                <text:p>0.675692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0533">
                <text:p>1.00533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7607">
                <text:p>0.977607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8777">
                <text:p>1.38777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7723">
                <text:p>2.07723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7093">
                <text:p>2.77093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41174">
                <text:p>3.41174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51375">
                <text:p>4.51375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37027">
                <text:p>5.37027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5509">
                <text:p>5.55509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8852">
                <text:p>6.18852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37747">
                <text:p>7.37747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3657">
                <text:p>8.23657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5091">
                <text:p>7.95091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58791">
                <text:p>8.58791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96163">
                <text:p>9.96163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92">
                <text:p>9.92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2241">
                <text:p>10.2241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111">
                <text:p>11.111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6793">
                <text:p>11.6793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7265">
                <text:p>12.7265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6922">
                <text:p>13.6922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0887">
                <text:p>14.0887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262">
                <text:p>15.262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5925">
                <text:p>16.5925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6766">
                <text:p>17.6766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.857">
                <text:p>18.857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0228">
                <text:p>20.0228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.823">
                <text:p>20.823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4357">
                <text:p>22.4357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5864">
                <text:p>23.5864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3189">
                <text:p>24.3189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9829">
                <text:p>24.9829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7308">
                <text:p>25.7308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0138">
                <text:p>26.0138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6325">
                <text:p>26.6325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8704">
                <text:p>26.8704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2218">
                <text:p>27.2218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8353">
                <text:p>27.8353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7307">
                <text:p>27.7307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9519">
                <text:p>27.9519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278">
                <text:p>28.4278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26">
                <text:p>28.26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8499">
                <text:p>28.8499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1318">
                <text:p>30.1318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.8298">
                <text:p>29.8298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5384">
                <text:p>29.5384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9537">
                <text:p>29.9537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7408">
                <text:p>29.7408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8041">
                <text:p>29.8041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8881">
                <text:p>29.8881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1724">
                <text:p>29.1724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2231">
                <text:p>29.2231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5934">
                <text:p>30.5934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1773">
                <text:p>30.1773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5544">
                <text:p>29.5544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0017">
                <text:p>30.0017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333">
                <text:p>30.1333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5303">
                <text:p>29.5303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9868">
                <text:p>29.9868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5521">
                <text:p>30.5521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617">
                <text:p>30.3617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1041">
                <text:p>30.1041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6978">
                <text:p>29.6978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7938">
                <text:p>29.7938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6591">
                <text:p>30.6591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5414">
                <text:p>30.5414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548">
                <text:p>29.548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2285">
                <text:p>29.2285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3988">
                <text:p>29.3988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8703">
                <text:p>28.8703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2884">
                <text:p>28.2884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8832">
                <text:p>27.8832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2465">
                <text:p>27.2465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4933">
                <text:p>26.4933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.984">
                <text:p>25.984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.2844">
                <text:p>25.2844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.512">
                <text:p>24.512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.0368">
                <text:p>24.0368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.1272">
                <text:p>23.1272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1578">
                <text:p>22.1578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3146">
                <text:p>21.3146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2216">
                <text:p>20.2216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745">
                <text:p>19.745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2817">
                <text:p>19.2817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7455">
                <text:p>18.7455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4808">
                <text:p>18.4808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2904">
                <text:p>18.2904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.6048">
                <text:p>17.6048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7029">
                <text:p>16.7029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.1131">
                <text:p>16.1131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2299">
                <text:p>15.2299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2206">
                <text:p>14.2206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0283">
                <text:p>14.0283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4641">
                <text:p>13.4641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.8798">
                <text:p>12.8798</text:p>
              </table:table-cell>
              <table:table-cell office:value-type="float" office:value="-1.96405">
                <text:p>-1.96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9358">
                <text:p>12.9358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.8592">
                <text:p>12.8592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.537">
                <text:p>12.537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.0979">
                <text:p>12.0979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.6718">
                <text:p>12.6718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0646">
                <text:p>13.0646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.5755">
                <text:p>12.5755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.1387">
                <text:p>12.1387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0548">
                <text:p>11.0548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.14">
                <text:p>10.14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59597">
                <text:p>9.59597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12081">
                <text:p>9.12081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47649">
                <text:p>8.47649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57845">
                <text:p>7.57845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72228">
                <text:p>6.72228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97111">
                <text:p>5.97111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72963">
                <text:p>5.72963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8383">
                <text:p>5.8383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01472">
                <text:p>5.01472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67639">
                <text:p>4.67639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40136">
                <text:p>5.40136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44231">
                <text:p>5.44231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9974">
                <text:p>4.49974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4179">
                <text:p>3.64179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96188">
                <text:p>2.96188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7767">
                <text:p>2.77767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68235">
                <text:p>2.68235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09021">
                <text:p>2.09021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43015">
                <text:p>1.43015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32919">
                <text:p>0.632919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55847">
                <text:p>0.0455847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29371">
                <text:p>-0.229371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39696">
                <text:p>-1.39696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15822">
                <text:p>-2.15822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58345">
                <text:p>-2.58345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3.82202">
                <text:p>-3.82202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.48752">
                <text:p>-4.48752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.68098">
                <text:p>-4.68098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32511">
                <text:p>-5.32511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46524">
                <text:p>-5.46524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5.7415">
                <text:p>-5.7415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33163">
                <text:p>-6.33163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36346">
                <text:p>-6.36346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58419">
                <text:p>-6.58419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79743">
                <text:p>-6.79743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.13332">
                <text:p>-7.13332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.26386">
                <text:p>-7.26386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.15514">
                <text:p>-7.15514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.0278">
                <text:p>-7.0278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65431">
                <text:p>-6.65431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00684">
                <text:p>-6.00684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5.55508">
                <text:p>-5.55508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5.43665">
                <text:p>-5.43665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5.28522">
                <text:p>-5.28522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.46768">
                <text:p>-4.46768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.10356">
                <text:p>-4.10356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3.86281">
                <text:p>-3.86281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3.39334">
                <text:p>-3.39334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.52614">
                <text:p>-2.52614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.50323">
                <text:p>-2.50323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.79635">
                <text:p>-2.79635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.19077">
                <text:p>-2.19077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26668">
                <text:p>-1.26668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3216">
                <text:p>-1.3216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76379">
                <text:p>-1.76379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31591">
                <text:p>-1.31591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76588">
                <text:p>-0.76588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495871">
                <text:p>-0.495871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74223">
                <text:p>-0.74223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599002">
                <text:p>-0.599002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0538">
                <text:p>1.00538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30209">
                <text:p>2.30209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80082">
                <text:p>2.80082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86567">
                <text:p>2.86567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3122">
                <text:p>3.03122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6504">
                <text:p>3.46504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64177">
                <text:p>4.64177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40199">
                <text:p>4.40199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0249">
                <text:p>3.90249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71287">
                <text:p>4.71287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69359">
                <text:p>5.69359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06188">
                <text:p>6.06188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20995">
                <text:p>6.20995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98287">
                <text:p>6.98287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3438">
                <text:p>7.3438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98915">
                <text:p>6.98915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50607">
                <text:p>7.50607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06403">
                <text:p>8.06403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89269">
                <text:p>7.89269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76479">
                <text:p>8.76479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4054">
                <text:p>10.4054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.4442">
                <text:p>10.4442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.5245">
                <text:p>10.5245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5234">
                <text:p>10.5234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001">
                <text:p>10.001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2455">
                <text:p>11.2455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3281">
                <text:p>13.3281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9737">
                <text:p>13.9737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5088">
                <text:p>14.5088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9794">
                <text:p>15.9794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.8461">
                <text:p>16.8461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3015">
                <text:p>17.3015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.2272">
                <text:p>18.2272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622">
                <text:p>18.622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8483">
                <text:p>18.8483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3748">
                <text:p>19.3748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1624">
                <text:p>19.1624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7729">
                <text:p>19.7729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9234">
                <text:p>20.9234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8208">
                <text:p>20.8208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.0504">
                <text:p>21.0504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1023">
                <text:p>22.1023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5203">
                <text:p>22.5203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8483">
                <text:p>22.8483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6953">
                <text:p>23.6953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.1522">
                <text:p>24.1522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.0625">
                <text:p>24.0625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.0486">
                <text:p>24.0486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.0973">
                <text:p>24.0973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.0074">
                <text:p>24.0074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9787">
                <text:p>23.9787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652">
                <text:p>23.652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2051">
                <text:p>23.2051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1411">
                <text:p>23.1411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7144">
                <text:p>22.7144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8279">
                <text:p>21.8279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0116">
                <text:p>21.0116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.2988">
                <text:p>20.2988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.4206">
                <text:p>19.4206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.2644">
                <text:p>18.2644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3751">
                <text:p>17.3751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.7894">
                <text:p>16.7894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0043">
                <text:p>16.0043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9918">
                <text:p>14.9918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0849">
                <text:p>14.0849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8366">
                <text:p>13.8366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1495">
                <text:p>13.1495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1023">
                <text:p>12.1023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5998">
                <text:p>11.5998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2769">
                <text:p>11.2769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6743">
                <text:p>10.6743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1858">
                <text:p>10.1858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7096">
                <text:p>9.7096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17314">
                <text:p>9.17314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87583">
                <text:p>8.87583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89788">
                <text:p>8.89788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62067">
                <text:p>8.62067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13846">
                <text:p>8.13846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57678">
                <text:p>7.57678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19377">
                <text:p>7.19377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32021">
                <text:p>6.32021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8224">
                <text:p>5.88224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55508">
                <text:p>5.55508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0443">
                <text:p>4.90443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31834">
                <text:p>4.31834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14727">
                <text:p>4.14727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64768">
                <text:p>3.64768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91295">
                <text:p>2.91295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16478">
                <text:p>2.16478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9868">
                <text:p>1.79868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3581">
                <text:p>1.53581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24223">
                <text:p>0.924223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86901">
                <text:p>0.986901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60235">
                <text:p>1.60235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6305">
                <text:p>1.56305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499">
                <text:p>1.0499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70378">
                <text:p>0.970378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4134">
                <text:p>1.34134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2296">
                <text:p>1.22296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4678">
                <text:p>1.14678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6979">
                <text:p>1.56979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28">
                <text:p>1.928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9786">
                <text:p>1.99786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74283">
                <text:p>1.74283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057">
                <text:p>1.5057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4063">
                <text:p>1.04063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19414">
                <text:p>0.619414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86329">
                <text:p>0.386329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06233">
                <text:p>0.906233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70783">
                <text:p>0.670783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611231">
                <text:p>0.0611231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4673">
                <text:p>0.364673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7886">
                <text:p>0.57886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52912">
                <text:p>0.452912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90234">
                <text:p>0.290234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22325">
                <text:p>0.422325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04655">
                <text:p>0.804655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81784">
                <text:p>0.981784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26631">
                <text:p>0.726631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5237">
                <text:p>0.65237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37806">
                <text:p>0.637806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74218">
                <text:p>0.474218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7757">
                <text:p>0.537757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05442">
                <text:p>0.205442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97046">
                <text:p>0.0197046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06863">
                <text:p>0.606863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63591">
                <text:p>0.663591</text:p>
              </table:table-cell>
              <table:table-cell office:value-type="float" office:value="-9.24157">
                <text:p>-9.24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25662">
                <text:p>0.125662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15642">
                <text:p>0.415642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41295">
                <text:p>0.441295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40519">
                <text:p>0.140519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93439">
                <text:p>-0.193439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441819">
                <text:p>-0.441819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455857">
                <text:p>-0.0455857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0575">
                <text:p>0.40575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15077">
                <text:p>0.0115077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99662">
                <text:p>0.299662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7137">
                <text:p>1.07137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632158">
                <text:p>0.632158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86348">
                <text:p>0.186348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39173">
                <text:p>0.839173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44307">
                <text:p>0.944307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52943">
                <text:p>0.652943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57481">
                <text:p>0.857481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44383">
                <text:p>1.44383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33206">
                <text:p>1.33206</text:p>
              </table:table-cell>
              <table:table-cell office:value-type="float" office:value="-10.6968">
                <text:p>-10.6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06598">
                <text:p>1.06598</text:p>
              </table:table-cell>
              <table:table-cell office:value-type="float" office:value="-9.58004">
                <text:p>-9.580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37299">
                <text:p>1.37299</text:p>
              </table:table-cell>
              <table:table-cell office:value-type="float" office:value="-11.4123">
                <text:p>-11.4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51457">
                <text:p>1.51457</text:p>
              </table:table-cell>
              <table:table-cell office:value-type="float" office:value="-10.1369">
                <text:p>-10.13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136">
                <text:p>1.5136</text:p>
              </table:table-cell>
              <table:table-cell office:value-type="float" office:value="-10.1792">
                <text:p>-10.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4546">
                <text:p>1.4546</text:p>
              </table:table-cell>
              <table:table-cell office:value-type="float" office:value="-9.58902">
                <text:p>-9.58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39537">
                <text:p>1.39537</text:p>
              </table:table-cell>
              <table:table-cell office:value-type="float" office:value="-9.28066">
                <text:p>-9.2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3407">
                <text:p>1.53407</text:p>
              </table:table-cell>
              <table:table-cell office:value-type="float" office:value="-9.30506">
                <text:p>-9.305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506">
                <text:p>1.5506</text:p>
              </table:table-cell>
              <table:table-cell office:value-type="float" office:value="-9.38413">
                <text:p>-9.38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4055">
                <text:p>1.24055</text:p>
              </table:table-cell>
              <table:table-cell office:value-type="float" office:value="-8.17312">
                <text:p>-8.173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0619">
                <text:p>1.20619</text:p>
              </table:table-cell>
              <table:table-cell office:value-type="float" office:value="-7.82068">
                <text:p>-7.820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33392">
                <text:p>1.33392</text:p>
              </table:table-cell>
              <table:table-cell office:value-type="float" office:value="-8.2777">
                <text:p>-8.2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9282">
                <text:p>1.19282</text:p>
              </table:table-cell>
              <table:table-cell office:value-type="float" office:value="-7.65814">
                <text:p>-7.65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5327">
                <text:p>1.25327</text:p>
              </table:table-cell>
              <table:table-cell office:value-type="float" office:value="-7.2879">
                <text:p>-7.2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45106">
                <text:p>1.45106</text:p>
              </table:table-cell>
              <table:table-cell office:value-type="float" office:value="-7.92374">
                <text:p>-7.9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43661">
                <text:p>1.43661</text:p>
              </table:table-cell>
              <table:table-cell office:value-type="float" office:value="-7.45757">
                <text:p>-7.457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3805">
                <text:p>1.63805</text:p>
              </table:table-cell>
              <table:table-cell office:value-type="float" office:value="-7.41357">
                <text:p>-7.4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9638">
                <text:p>1.69638</text:p>
              </table:table-cell>
              <table:table-cell office:value-type="float" office:value="-7.81949">
                <text:p>-7.819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48119">
                <text:p>1.48119</text:p>
              </table:table-cell>
              <table:table-cell office:value-type="float" office:value="-6.84934">
                <text:p>-6.84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60124">
                <text:p>1.60124</text:p>
              </table:table-cell>
              <table:table-cell office:value-type="float" office:value="-6.56115">
                <text:p>-6.56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0238">
                <text:p>1.50238</text:p>
              </table:table-cell>
              <table:table-cell office:value-type="float" office:value="-7.14954">
                <text:p>-7.14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32255">
                <text:p>1.32255</text:p>
              </table:table-cell>
              <table:table-cell office:value-type="float" office:value="-5.39685">
                <text:p>-5.39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43351">
                <text:p>1.43351</text:p>
              </table:table-cell>
              <table:table-cell office:value-type="float" office:value="-5.66238">
                <text:p>-5.66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49417">
                <text:p>1.49417</text:p>
              </table:table-cell>
              <table:table-cell office:value-type="float" office:value="-6.50694">
                <text:p>-6.5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3698">
                <text:p>1.23698</text:p>
              </table:table-cell>
              <table:table-cell office:value-type="float" office:value="-5.43553">
                <text:p>-5.435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47852">
                <text:p>1.47852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57357">
                <text:p>1.57357</text:p>
              </table:table-cell>
              <table:table-cell office:value-type="float" office:value="-6.36886">
                <text:p>-6.36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388">
                <text:p>1.2388</text:p>
              </table:table-cell>
              <table:table-cell office:value-type="float" office:value="-5.60552">
                <text:p>-5.605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8296">
                <text:p>1.28296</text:p>
              </table:table-cell>
              <table:table-cell office:value-type="float" office:value="-5.58398">
                <text:p>-5.583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57438">
                <text:p>1.57438</text:p>
              </table:table-cell>
              <table:table-cell office:value-type="float" office:value="-5.9006">
                <text:p>-5.9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0801">
                <text:p>1.20801</text:p>
              </table:table-cell>
              <table:table-cell office:value-type="float" office:value="-4.86891">
                <text:p>-4.868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0042">
                <text:p>1.0042</text:p>
              </table:table-cell>
              <table:table-cell office:value-type="float" office:value="-4.65343">
                <text:p>-4.65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9745">
                <text:p>1.29745</text:p>
              </table:table-cell>
              <table:table-cell office:value-type="float" office:value="-5.73662">
                <text:p>-5.73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32906">
                <text:p>1.32906</text:p>
              </table:table-cell>
              <table:table-cell office:value-type="float" office:value="-5.01043">
                <text:p>-5.010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8664">
                <text:p>1.18664</text:p>
              </table:table-cell>
              <table:table-cell office:value-type="float" office:value="-4.16443">
                <text:p>-4.16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8385">
                <text:p>1.18385</text:p>
              </table:table-cell>
              <table:table-cell office:value-type="float" office:value="-4.2808">
                <text:p>-4.28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313">
                <text:p>1.313</text:p>
              </table:table-cell>
              <table:table-cell office:value-type="float" office:value="-4.51406">
                <text:p>-4.51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5052">
                <text:p>1.25052</text:p>
              </table:table-cell>
              <table:table-cell office:value-type="float" office:value="-4.11568">
                <text:p>-4.115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0223">
                <text:p>1.20223</text:p>
              </table:table-cell>
              <table:table-cell office:value-type="float" office:value="-6.00711">
                <text:p>-6.007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4372">
                <text:p>1.24372</text:p>
              </table:table-cell>
              <table:table-cell office:value-type="float" office:value="-4.46791">
                <text:p>-4.467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1908">
                <text:p>1.21908</text:p>
              </table:table-cell>
              <table:table-cell office:value-type="float" office:value="-3.81894">
                <text:p>-3.81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32962">
                <text:p>1.32962</text:p>
              </table:table-cell>
              <table:table-cell office:value-type="float" office:value="-4.48702">
                <text:p>-4.48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36703">
                <text:p>1.36703</text:p>
              </table:table-cell>
              <table:table-cell office:value-type="float" office:value="-4.19324">
                <text:p>-4.19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3251">
                <text:p>1.23251</text:p>
              </table:table-cell>
              <table:table-cell office:value-type="float" office:value="-4.23297">
                <text:p>-4.23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0798">
                <text:p>1.10798</text:p>
              </table:table-cell>
              <table:table-cell office:value-type="float" office:value="-4.05765">
                <text:p>-4.057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2964">
                <text:p>1.22964</text:p>
              </table:table-cell>
              <table:table-cell office:value-type="float" office:value="-3.49688">
                <text:p>-3.49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16462">
                <text:p>1.16462</text:p>
              </table:table-cell>
              <table:table-cell office:value-type="float" office:value="-3.89645">
                <text:p>-3.89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78157">
                <text:p>0.978157</text:p>
              </table:table-cell>
              <table:table-cell office:value-type="float" office:value="-2.74912">
                <text:p>-2.749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75873">
                <text:p>0.975873</text:p>
              </table:table-cell>
              <table:table-cell office:value-type="float" office:value="-2.35508">
                <text:p>-2.35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428">
                <text:p>1.0428</text:p>
              </table:table-cell>
              <table:table-cell office:value-type="float" office:value="-2.80767">
                <text:p>-2.80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64807">
                <text:p>0.964807</text:p>
              </table:table-cell>
              <table:table-cell office:value-type="float" office:value="-1.53456">
                <text:p>-1.53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50913">
                <text:p>0.950913</text:p>
              </table:table-cell>
              <table:table-cell office:value-type="float" office:value="-2.56373">
                <text:p>-2.56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">
                <text:p>1.2</text:p>
              </table:table-cell>
              <table:table-cell office:value-type="float" office:value="-3.84478">
                <text:p>-3.844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55274">
                <text:p>0.955274</text:p>
              </table:table-cell>
              <table:table-cell office:value-type="float" office:value="-2.54535">
                <text:p>-2.54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40204">
                <text:p>0.840204</text:p>
              </table:table-cell>
              <table:table-cell office:value-type="float" office:value="-2.01736">
                <text:p>-2.01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19725">
                <text:p>1.19725</text:p>
              </table:table-cell>
              <table:table-cell office:value-type="float" office:value="-2.82717">
                <text:p>-2.82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.C1:D1.C612 D1.F1:D1.F612" chart:data-source-has-labels="row" svg:x="1.728cm" svg:y="2.127cm" svg:width="32.139cm" svg:height="5.734cm">
          <chartooo:coordinate-region svg:x="2.655cm" svg:y="2.322cm" svg:width="31.212cm" svg:height="5.344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C2:D1.C612" chart:label-cell-address="D1.C1:D1.C1" chart:class="chart:line">
            <chart:data-point chart:repeated="611"/>
          </chart:series>
          <chart:series chart:style-name="ch11" chart:values-cell-range-address="D1.F2:D1.F612" chart:label-cell-address="D1.F1:D1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.C1:D1.C1</svg:desc>
                </draw:g>
              </table:table-cell>
              <table:table-cell office:value-type="string">
                <text:p>GT rY</text:p>
                <draw:g>
                  <svg:desc>D1.F1:D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24706">
                <text:p>-0.0524706</text:p>
                <draw:g>
                  <svg:desc>D1.C2:D1.C612</svg:desc>
                </draw:g>
              </table:table-cell>
              <table:table-cell office:value-type="float" office:value="0.0031485">
                <text:p>0.0031485</text:p>
                <draw:g>
                  <svg:desc>D1.F2:D1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11469">
                <text:p>-0.0811469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51068">
                <text:p>-0.0851068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433597">
                <text:p>-0.0433597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418">
                <text:p>-0.11418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87584">
                <text:p>-0.387584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42759">
                <text:p>-0.442759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20669">
                <text:p>-0.320669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0697">
                <text:p>-0.220697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794399">
                <text:p>-0.0794399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28328">
                <text:p>-0.128328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66187">
                <text:p>-0.266187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35476">
                <text:p>-0.135476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92223">
                <text:p>-0.392223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90183">
                <text:p>-0.390183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37185">
                <text:p>-0.337185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44287">
                <text:p>-0.244287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3371">
                <text:p>-0.23371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06133">
                <text:p>-0.406133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93327">
                <text:p>-0.493327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28693">
                <text:p>-0.528693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98227">
                <text:p>-0.498227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52662">
                <text:p>-0.652662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38337">
                <text:p>-0.838337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82372">
                <text:p>-0.782372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24637">
                <text:p>-0.924637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79488">
                <text:p>-0.979488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11357">
                <text:p>-1.11357</text:p>
              </table:table-cell>
              <table:table-cell office:value-type="float" office:value="-0.185961">
                <text:p>-0.185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6084">
                <text:p>-1.26084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2543">
                <text:p>-1.22543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7583">
                <text:p>-1.07583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1302">
                <text:p>-1.11302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9539">
                <text:p>-1.09539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6363">
                <text:p>-1.16363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2968">
                <text:p>-1.12968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7857">
                <text:p>-1.07857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04985">
                <text:p>-1.04985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2142">
                <text:p>-1.02142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1923">
                <text:p>-1.21923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2227">
                <text:p>-1.12227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3339">
                <text:p>-1.23339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8906">
                <text:p>-1.28906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36255">
                <text:p>-1.36255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7609">
                <text:p>-1.57609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3983">
                <text:p>-1.63983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73593">
                <text:p>-1.73593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79769">
                <text:p>-1.79769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3486">
                <text:p>-2.03486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0546">
                <text:p>-2.0546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88841">
                <text:p>-1.88841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15448">
                <text:p>-2.15448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30487">
                <text:p>-2.30487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53454">
                <text:p>-2.53454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61722">
                <text:p>-2.61722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80516">
                <text:p>-2.80516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05145">
                <text:p>-3.05145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26919">
                <text:p>-3.26919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42993">
                <text:p>-3.42993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33997">
                <text:p>-3.33997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79799">
                <text:p>-3.79799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01558">
                <text:p>-4.01558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24113">
                <text:p>-4.24113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72399">
                <text:p>-4.72399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09146">
                <text:p>-5.09146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28872">
                <text:p>-5.28872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60894">
                <text:p>-5.60894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09994">
                <text:p>-6.09994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44294">
                <text:p>-6.44294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65278">
                <text:p>-6.65278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06434">
                <text:p>-7.06434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7.1739">
                <text:p>-7.1739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29922">
                <text:p>-7.29922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72251">
                <text:p>-7.72251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.12607">
                <text:p>-8.12607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.32751">
                <text:p>-8.32751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69968">
                <text:p>-8.69968</text:p>
              </table:table-cell>
              <table:table-cell office:value-type="float" office:value="6.31035">
                <text:p>6.3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13222">
                <text:p>-9.13222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.45769">
                <text:p>-9.45769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.68782">
                <text:p>-9.68782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.0288">
                <text:p>-10.0288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.1476">
                <text:p>-10.1476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.5126">
                <text:p>-10.5126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0.6042">
                <text:p>-10.6042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0.6965">
                <text:p>-10.6965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1424">
                <text:p>-11.1424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.4567">
                <text:p>-11.4567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.5794">
                <text:p>-11.5794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.6472">
                <text:p>-11.6472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.6976">
                <text:p>-11.6976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9833">
                <text:p>-11.9833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.1096">
                <text:p>-12.1096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.11">
                <text:p>-12.11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2.4684">
                <text:p>-12.4684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2.6071">
                <text:p>-12.6071</text:p>
              </table:table-cell>
              <table:table-cell office:value-type="float" office:value="9.90504">
                <text:p>9.90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2.5738">
                <text:p>-12.5738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2.6997">
                <text:p>-12.6997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2.7127">
                <text:p>-12.7127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2.9688">
                <text:p>-12.9688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.2361">
                <text:p>-13.2361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3.3446">
                <text:p>-13.3446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3.4251">
                <text:p>-13.4251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.6094">
                <text:p>-13.6094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.5195">
                <text:p>-13.5195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3.4597">
                <text:p>-13.4597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3.5143">
                <text:p>-13.5143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3.3422">
                <text:p>-13.3422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.2743">
                <text:p>-13.2743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3.0834">
                <text:p>-13.0834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2.7868">
                <text:p>-12.7868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2.617">
                <text:p>-12.617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2.6476">
                <text:p>-12.6476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2.3369">
                <text:p>-12.3369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2.184">
                <text:p>-12.184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.2871">
                <text:p>-12.2871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.0991">
                <text:p>-12.0991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1.8241">
                <text:p>-11.8241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1.8026">
                <text:p>-11.8026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2.1248">
                <text:p>-12.1248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2.1576">
                <text:p>-12.1576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.0218">
                <text:p>-12.0218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.0076">
                <text:p>-12.0076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.9511">
                <text:p>-11.9511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1414">
                <text:p>-12.1414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.2019">
                <text:p>-12.2019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0424">
                <text:p>-12.0424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1.9926">
                <text:p>-11.9926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8465">
                <text:p>-11.8465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.6204">
                <text:p>-11.6204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1.4486">
                <text:p>-11.4486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.0427">
                <text:p>-11.0427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.7753">
                <text:p>-10.7753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.5714">
                <text:p>-10.5714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.325">
                <text:p>-10.325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0.1445">
                <text:p>-10.1445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98273">
                <text:p>-9.98273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0.0975">
                <text:p>-10.0975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0136">
                <text:p>-10.0136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.86591">
                <text:p>-9.86591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.52826">
                <text:p>-9.52826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9.42433">
                <text:p>-9.42433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10049">
                <text:p>-9.10049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.80115">
                <text:p>-8.80115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80602">
                <text:p>-8.80602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.69378">
                <text:p>-8.69378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.33069">
                <text:p>-8.33069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1668">
                <text:p>-8.1668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06659">
                <text:p>-8.06659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08541">
                <text:p>-8.08541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.887">
                <text:p>-7.887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.58807">
                <text:p>-7.58807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31748">
                <text:p>-7.31748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68148">
                <text:p>-6.68148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71689">
                <text:p>-6.71689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80687">
                <text:p>-6.80687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.57778">
                <text:p>-6.57778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.5524">
                <text:p>-6.5524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.54858">
                <text:p>-6.54858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.31041">
                <text:p>-6.31041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.35504">
                <text:p>-6.35504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93513">
                <text:p>-5.93513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94385">
                <text:p>-5.94385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.12072">
                <text:p>-6.12072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77283">
                <text:p>-5.77283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.84746">
                <text:p>-5.84746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64663">
                <text:p>-5.64663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48516">
                <text:p>-5.48516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1157">
                <text:p>-5.115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02209">
                <text:p>-5.02209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5.10181">
                <text:p>-5.10181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93497">
                <text:p>-4.93497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9046">
                <text:p>-4.9046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82067">
                <text:p>-4.82067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70042">
                <text:p>-4.70042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65726">
                <text:p>-4.65726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70073">
                <text:p>-4.70073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68513">
                <text:p>-4.6851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67175">
                <text:p>-4.67175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66167">
                <text:p>-4.66167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62502">
                <text:p>-4.62502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36207">
                <text:p>-4.36207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23537">
                <text:p>-4.23537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02382">
                <text:p>-4.02382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.94659">
                <text:p>-3.94659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83081">
                <text:p>-3.83081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69861">
                <text:p>-3.69861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80208">
                <text:p>-3.80208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78523">
                <text:p>-3.78523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68731">
                <text:p>-3.68731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7524">
                <text:p>-3.57524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35672">
                <text:p>-3.35672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21842">
                <text:p>-3.21842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0037">
                <text:p>-3.10037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83744">
                <text:p>-2.83744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82404">
                <text:p>-2.82404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80896">
                <text:p>-2.80896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66639">
                <text:p>-2.66639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54024">
                <text:p>-2.54024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1155">
                <text:p>-2.1155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95804">
                <text:p>-1.95804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71935">
                <text:p>-1.71935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32614">
                <text:p>-1.32614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01807">
                <text:p>-1.01807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2142">
                <text:p>-0.82142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33354">
                <text:p>-0.333354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50173">
                <text:p>-0.250173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468">
                <text:p>0.33468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6606">
                <text:p>0.626606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3075">
                <text:p>1.03075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2749">
                <text:p>1.32749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68464">
                <text:p>1.68464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0958">
                <text:p>2.10958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4165">
                <text:p>2.34165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7583">
                <text:p>2.57583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2621">
                <text:p>3.02621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39228">
                <text:p>3.39228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09056">
                <text:p>4.09056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15022">
                <text:p>4.15022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2214">
                <text:p>4.32214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46865">
                <text:p>4.46865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50321">
                <text:p>4.50321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5745">
                <text:p>4.75745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99912">
                <text:p>4.99912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99655">
                <text:p>4.99655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78786">
                <text:p>4.78786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65353">
                <text:p>4.65353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85701">
                <text:p>4.85701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2186">
                <text:p>4.82186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5708">
                <text:p>4.55708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1259">
                <text:p>4.81259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68088">
                <text:p>4.68088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8141">
                <text:p>4.68141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5388">
                <text:p>4.5388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934">
                <text:p>4.64934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50393">
                <text:p>4.50393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45445">
                <text:p>4.45445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41271">
                <text:p>4.41271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44877">
                <text:p>4.44877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52478">
                <text:p>4.52478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44922">
                <text:p>4.44922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49773">
                <text:p>4.49773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77393">
                <text:p>4.77393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3776">
                <text:p>4.83776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2209">
                <text:p>4.82209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07243">
                <text:p>5.07243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49387">
                <text:p>5.49387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83031">
                <text:p>5.83031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82335">
                <text:p>5.82335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00365">
                <text:p>6.00365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01523">
                <text:p>6.01523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5558">
                <text:p>5.95558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4933">
                <text:p>5.84933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8479">
                <text:p>5.8479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84641">
                <text:p>5.84641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9257">
                <text:p>5.89257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0223">
                <text:p>6.0223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0973">
                <text:p>6.10973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5096">
                <text:p>6.05096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89307">
                <text:p>5.89307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94732">
                <text:p>5.94732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91281">
                <text:p>5.91281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83398">
                <text:p>5.83398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01283">
                <text:p>6.01283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98538">
                <text:p>5.98538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99564">
                <text:p>5.99564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9198">
                <text:p>6.09198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2054">
                <text:p>6.02054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154">
                <text:p>6.1154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34752">
                <text:p>6.34752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21504">
                <text:p>6.21504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36313">
                <text:p>6.36313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2808">
                <text:p>6.12808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5577">
                <text:p>6.05577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26855">
                <text:p>6.26855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37634">
                <text:p>6.37634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28">
                <text:p>6.128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29779">
                <text:p>6.29779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20706">
                <text:p>6.20706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8178">
                <text:p>6.18178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23158">
                <text:p>6.23158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21427">
                <text:p>6.21427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2622">
                <text:p>6.32622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53523">
                <text:p>6.53523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57689">
                <text:p>6.57689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9738">
                <text:p>6.69738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9961">
                <text:p>7.09961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2336">
                <text:p>7.12336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50294">
                <text:p>7.50294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8822">
                <text:p>7.8822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94752">
                <text:p>7.94752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6194">
                <text:p>7.96194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17283">
                <text:p>8.17283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00307">
                <text:p>8.00307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80986">
                <text:p>7.80986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02275">
                <text:p>8.02275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70032">
                <text:p>7.70032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66245">
                <text:p>7.66245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6191">
                <text:p>7.6191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3456">
                <text:p>7.43456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74354">
                <text:p>6.74354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91288">
                <text:p>6.91288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4958">
                <text:p>6.94958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5372">
                <text:p>6.75372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73731">
                <text:p>6.73731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0161">
                <text:p>7.00161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92644">
                <text:p>6.92644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84296">
                <text:p>6.84296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43742">
                <text:p>6.43742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42761">
                <text:p>6.42761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65964">
                <text:p>6.65964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48107">
                <text:p>6.48107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5585">
                <text:p>6.25585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93881">
                <text:p>5.93881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05199">
                <text:p>6.05199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81557">
                <text:p>5.81557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7325">
                <text:p>5.87325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6378">
                <text:p>5.6378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73308">
                <text:p>5.73308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73784">
                <text:p>5.73784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86408">
                <text:p>5.86408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59792">
                <text:p>5.59792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56862">
                <text:p>5.56862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63544">
                <text:p>5.63544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46925">
                <text:p>5.46925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1442">
                <text:p>5.31442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19982">
                <text:p>5.19982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11215">
                <text:p>5.11215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7304">
                <text:p>5.07304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2152">
                <text:p>5.12152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21392">
                <text:p>5.21392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1021">
                <text:p>5.31021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50573">
                <text:p>5.50573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61458">
                <text:p>5.61458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67939">
                <text:p>5.67939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72589">
                <text:p>5.72589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71131">
                <text:p>5.71131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59924">
                <text:p>5.59924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57852">
                <text:p>5.57852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6693">
                <text:p>5.56693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54418">
                <text:p>5.54418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49991">
                <text:p>5.49991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63943">
                <text:p>5.63943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55273">
                <text:p>5.55273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4177">
                <text:p>5.4177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5018">
                <text:p>5.65018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80619">
                <text:p>5.80619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70392">
                <text:p>5.70392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58968">
                <text:p>5.58968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10866">
                <text:p>5.10866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76294">
                <text:p>4.76294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49196">
                <text:p>4.49196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7836">
                <text:p>4.27836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062">
                <text:p>3.9062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43039">
                <text:p>3.43039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01045">
                <text:p>3.01045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.41963">
                <text:p>2.41963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0297">
                <text:p>2.0297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8713">
                <text:p>1.68713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35319">
                <text:p>1.35319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16263">
                <text:p>1.16263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6329">
                <text:p>1.06329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1414">
                <text:p>0.751414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36589">
                <text:p>0.536589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11828">
                <text:p>0.211828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2044">
                <text:p>-0.12044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386624">
                <text:p>-0.386624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618865">
                <text:p>-0.618865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00334">
                <text:p>-1.00334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17022">
                <text:p>-1.17022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8033">
                <text:p>-1.28033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6188">
                <text:p>-1.6188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69822">
                <text:p>-1.69822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90912">
                <text:p>-1.90912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11916">
                <text:p>-2.11916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2383">
                <text:p>-2.2383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55997">
                <text:p>-2.55997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65215">
                <text:p>-2.65215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59721">
                <text:p>-2.59721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61509">
                <text:p>-2.61509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57657">
                <text:p>-2.57657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.46658">
                <text:p>-2.46658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.35657">
                <text:p>-2.35657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.37974">
                <text:p>-2.37974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.17569">
                <text:p>-2.17569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99569">
                <text:p>-1.99569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8555">
                <text:p>-1.8555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68988">
                <text:p>-1.68988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5246">
                <text:p>-1.5246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31585">
                <text:p>-1.31585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00038">
                <text:p>-1.00038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749053">
                <text:p>-0.749053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545307">
                <text:p>-0.545307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48998">
                <text:p>-0.14899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31155">
                <text:p>0.131155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77963">
                <text:p>0.477963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65905">
                <text:p>0.665905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3097">
                <text:p>0.853097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7526">
                <text:p>1.17526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1833">
                <text:p>1.31833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49466">
                <text:p>1.49466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70557">
                <text:p>1.70557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8882">
                <text:p>1.8882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21642">
                <text:p>2.21642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46337">
                <text:p>2.46337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8461">
                <text:p>2.68461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02971">
                <text:p>3.02971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26762">
                <text:p>3.26762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4229">
                <text:p>3.34229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507">
                <text:p>3.507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57269">
                <text:p>3.57269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58332">
                <text:p>3.58332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64342">
                <text:p>3.64342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67691">
                <text:p>3.67691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73826">
                <text:p>3.73826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72827">
                <text:p>3.72827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79272">
                <text:p>3.79272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9076">
                <text:p>3.9076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2375">
                <text:p>3.92375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7909">
                <text:p>3.97909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07507">
                <text:p>4.07507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6">
                <text:p>4.1896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00435">
                <text:p>4.00435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7093">
                <text:p>3.97093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80996">
                <text:p>3.80996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817">
                <text:p>3.817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52294">
                <text:p>3.52294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40966">
                <text:p>3.40966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4094">
                <text:p>3.34094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11821">
                <text:p>3.11821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91422">
                <text:p>2.91422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8866">
                <text:p>3.08866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2417">
                <text:p>3.02417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98563">
                <text:p>2.98563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8772">
                <text:p>2.8772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66706">
                <text:p>2.66706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2074">
                <text:p>3.02074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48399">
                <text:p>3.48399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41586">
                <text:p>3.41586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61677">
                <text:p>3.61677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94416">
                <text:p>3.94416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14871">
                <text:p>4.14871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23173">
                <text:p>4.23173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3522">
                <text:p>4.53522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3431">
                <text:p>4.53431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5626">
                <text:p>4.45626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32951">
                <text:p>4.32951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5293">
                <text:p>4.15293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09926">
                <text:p>4.09926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33033">
                <text:p>4.33033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76973">
                <text:p>4.76973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86361">
                <text:p>4.86361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25304">
                <text:p>5.25304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34016">
                <text:p>5.34016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8226">
                <text:p>5.38226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3807">
                <text:p>5.3807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5845">
                <text:p>5.45845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24749">
                <text:p>5.24749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98827">
                <text:p>4.98827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86928">
                <text:p>4.86928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5501">
                <text:p>4.55501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28663">
                <text:p>4.28663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82233">
                <text:p>3.82233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54377">
                <text:p>3.54377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08798">
                <text:p>3.08798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77515">
                <text:p>2.77515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13218">
                <text:p>2.13218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79023">
                <text:p>1.79023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38845">
                <text:p>1.38845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05866">
                <text:p>1.05866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70581">
                <text:p>0.770581</text:p>
              </table:table-cell>
              <table:table-cell office:value-type="float" office:value="76.7265">
                <text:p>76.72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94136">
                <text:p>0.394136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24356">
                <text:p>0.424356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86512">
                <text:p>0.286512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97878">
                <text:p>0.297878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954">
                <text:p>0.47954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63964">
                <text:p>0.463964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9061">
                <text:p>0.249061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6444">
                <text:p>0.166444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646455">
                <text:p>0.0646455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175883">
                <text:p>-0.0175883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685866">
                <text:p>0.0685866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418708">
                <text:p>-0.0418708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7592">
                <text:p>-0.17592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83019">
                <text:p>-0.183019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257377">
                <text:p>-0.257377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215874">
                <text:p>-0.215874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339728">
                <text:p>-0.339728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365909">
                <text:p>-0.365909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30677">
                <text:p>-0.530677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565839">
                <text:p>-0.565839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623197">
                <text:p>-0.623197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581727">
                <text:p>-0.581727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834246">
                <text:p>-0.834246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826526">
                <text:p>-0.826526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950935">
                <text:p>-0.950935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05783">
                <text:p>-1.05783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2751">
                <text:p>-1.2751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43937">
                <text:p>-1.43937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67515">
                <text:p>-1.67515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81511">
                <text:p>-1.81511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84257">
                <text:p>-1.84257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93254">
                <text:p>-1.93254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2.0524">
                <text:p>-2.0524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2.10701">
                <text:p>-2.10701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.14079">
                <text:p>-2.14079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993">
                <text:p>-1.993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01287">
                <text:p>-2.01287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95545">
                <text:p>-1.95545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95252">
                <text:p>-1.95252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69135">
                <text:p>-1.69135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44142">
                <text:p>-1.44142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2222">
                <text:p>-1.2222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00384">
                <text:p>-1.00384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901861">
                <text:p>-0.901861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690439">
                <text:p>-0.690439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32023">
                <text:p>-0.532023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357409">
                <text:p>-0.357409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6774">
                <text:p>-0.26774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782199">
                <text:p>-0.0782199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64355">
                <text:p>0.064355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59662">
                <text:p>0.259662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00795">
                <text:p>0.400795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00506">
                <text:p>0.600506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24201">
                <text:p>0.724201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7585">
                <text:p>0.97585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3823">
                <text:p>1.23823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3824">
                <text:p>1.3824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46846">
                <text:p>1.46846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881">
                <text:p>1.6881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83299">
                <text:p>1.83299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09943">
                <text:p>2.09943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8846">
                <text:p>2.28846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43212">
                <text:p>2.43212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59909">
                <text:p>2.59909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7111">
                <text:p>2.7111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3449">
                <text:p>2.73449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70657">
                <text:p>2.70657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91133">
                <text:p>2.91133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8942">
                <text:p>2.8942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91246">
                <text:p>2.91246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895">
                <text:p>2.895</text:p>
              </table:table-cell>
              <table:table-cell office:value-type="float" office:value="73.5467">
                <text:p>73.54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99159">
                <text:p>2.99159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8984">
                <text:p>3.18984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07062">
                <text:p>3.07062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0108">
                <text:p>3.00108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8724">
                <text:p>3.08724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12713">
                <text:p>3.12713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92621">
                <text:p>2.92621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5147">
                <text:p>3.15147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26548">
                <text:p>3.26548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25228">
                <text:p>3.25228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25881">
                <text:p>3.25881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33774">
                <text:p>3.33774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29004">
                <text:p>3.29004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22311">
                <text:p>3.22311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9322">
                <text:p>3.29322</text:p>
              </table:table-cell>
              <table:table-cell office:value-type="float" office:value="72.6519">
                <text:p>72.6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39558">
                <text:p>3.39558</text:p>
              </table:table-cell>
              <table:table-cell office:value-type="float" office:value="72.6315">
                <text:p>72.6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34423">
                <text:p>3.34423</text:p>
              </table:table-cell>
              <table:table-cell office:value-type="float" office:value="72.6222">
                <text:p>72.62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34018">
                <text:p>3.34018</text:p>
              </table:table-cell>
              <table:table-cell office:value-type="float" office:value="72.5685">
                <text:p>72.5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34411">
                <text:p>3.34411</text:p>
              </table:table-cell>
              <table:table-cell office:value-type="float" office:value="72.546">
                <text:p>72.5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40167">
                <text:p>3.40167</text:p>
              </table:table-cell>
              <table:table-cell office:value-type="float" office:value="72.5437">
                <text:p>72.5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55141">
                <text:p>3.55141</text:p>
              </table:table-cell>
              <table:table-cell office:value-type="float" office:value="72.5838">
                <text:p>72.58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841">
                <text:p>3.62841</text:p>
              </table:table-cell>
              <table:table-cell office:value-type="float" office:value="72.5477">
                <text:p>72.5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7944">
                <text:p>3.7944</text:p>
              </table:table-cell>
              <table:table-cell office:value-type="float" office:value="72.5536">
                <text:p>72.5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1884">
                <text:p>3.91884</text:p>
              </table:table-cell>
              <table:table-cell office:value-type="float" office:value="72.5617">
                <text:p>72.56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98885">
                <text:p>3.98885</text:p>
              </table:table-cell>
              <table:table-cell office:value-type="float" office:value="72.5624">
                <text:p>72.56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98039">
                <text:p>3.98039</text:p>
              </table:table-cell>
              <table:table-cell office:value-type="float" office:value="72.5363">
                <text:p>72.53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00155">
                <text:p>4.00155</text:p>
              </table:table-cell>
              <table:table-cell office:value-type="float" office:value="72.5202">
                <text:p>72.5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1834">
                <text:p>4.01834</text:p>
              </table:table-cell>
              <table:table-cell office:value-type="float" office:value="72.4264">
                <text:p>72.42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05116">
                <text:p>4.05116</text:p>
              </table:table-cell>
              <table:table-cell office:value-type="float" office:value="72.4285">
                <text:p>72.42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21461">
                <text:p>4.21461</text:p>
              </table:table-cell>
              <table:table-cell office:value-type="float" office:value="72.4078">
                <text:p>72.40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31612">
                <text:p>4.31612</text:p>
              </table:table-cell>
              <table:table-cell office:value-type="float" office:value="72.3804">
                <text:p>72.38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35431">
                <text:p>4.35431</text:p>
              </table:table-cell>
              <table:table-cell office:value-type="float" office:value="72.3872">
                <text:p>72.38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8901">
                <text:p>4.48901</text:p>
              </table:table-cell>
              <table:table-cell office:value-type="float" office:value="72.4356">
                <text:p>72.4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48437">
                <text:p>4.48437</text:p>
              </table:table-cell>
              <table:table-cell office:value-type="float" office:value="72.5048">
                <text:p>72.5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53137">
                <text:p>4.53137</text:p>
              </table:table-cell>
              <table:table-cell office:value-type="float" office:value="72.5733">
                <text:p>72.57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56314">
                <text:p>4.56314</text:p>
              </table:table-cell>
              <table:table-cell office:value-type="float" office:value="72.6418">
                <text:p>72.6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48801">
                <text:p>4.48801</text:p>
              </table:table-cell>
              <table:table-cell office:value-type="float" office:value="72.6882">
                <text:p>72.6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42874">
                <text:p>4.42874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30411">
                <text:p>4.30411</text:p>
              </table:table-cell>
              <table:table-cell office:value-type="float" office:value="72.8002">
                <text:p>72.8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2648">
                <text:p>4.2648</text:p>
              </table:table-cell>
              <table:table-cell office:value-type="float" office:value="72.8428">
                <text:p>72.8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1875">
                <text:p>4.1875</text:p>
              </table:table-cell>
              <table:table-cell office:value-type="float" office:value="72.9007">
                <text:p>72.9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18413">
                <text:p>4.18413</text:p>
              </table:table-cell>
              <table:table-cell office:value-type="float" office:value="72.9401">
                <text:p>72.94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18284">
                <text:p>4.18284</text:p>
              </table:table-cell>
              <table:table-cell office:value-type="float" office:value="72.9834">
                <text:p>72.98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08472">
                <text:p>4.08472</text:p>
              </table:table-cell>
              <table:table-cell office:value-type="float" office:value="73.0073">
                <text:p>73.0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17115">
                <text:p>4.17115</text:p>
              </table:table-cell>
              <table:table-cell office:value-type="float" office:value="73.0421">
                <text:p>73.04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23853">
                <text:p>4.23853</text:p>
              </table:table-cell>
              <table:table-cell office:value-type="float" office:value="73.1057">
                <text:p>73.10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20927">
                <text:p>4.20927</text:p>
              </table:table-cell>
              <table:table-cell office:value-type="float" office:value="73.1682">
                <text:p>73.16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19915">
                <text:p>4.19915</text:p>
              </table:table-cell>
              <table:table-cell office:value-type="float" office:value="73.1946">
                <text:p>73.1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11797">
                <text:p>4.11797</text:p>
              </table:table-cell>
              <table:table-cell office:value-type="float" office:value="73.2243">
                <text:p>73.22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12845">
                <text:p>4.12845</text:p>
              </table:table-cell>
              <table:table-cell office:value-type="float" office:value="73.2055">
                <text:p>73.2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04325">
                <text:p>4.04325</text:p>
              </table:table-cell>
              <table:table-cell office:value-type="float" office:value="73.2501">
                <text:p>73.25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98837">
                <text:p>3.98837</text:p>
              </table:table-cell>
              <table:table-cell office:value-type="float" office:value="73.3209">
                <text:p>73.3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7583">
                <text:p>3.97583</text:p>
              </table:table-cell>
              <table:table-cell office:value-type="float" office:value="73.3979">
                <text:p>73.39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7853">
                <text:p>3.97853</text:p>
              </table:table-cell>
              <table:table-cell office:value-type="float" office:value="73.4043">
                <text:p>73.40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663">
                <text:p>3.9663</text:p>
              </table:table-cell>
              <table:table-cell office:value-type="float" office:value="73.464">
                <text:p>73.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03346">
                <text:p>4.03346</text:p>
              </table:table-cell>
              <table:table-cell office:value-type="float" office:value="73.5682">
                <text:p>73.56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94497">
                <text:p>3.94497</text:p>
              </table:table-cell>
              <table:table-cell office:value-type="float" office:value="73.5558">
                <text:p>73.55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8995">
                <text:p>3.8995</text:p>
              </table:table-cell>
              <table:table-cell office:value-type="float" office:value="73.6795">
                <text:p>73.67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89025">
                <text:p>3.89025</text:p>
              </table:table-cell>
              <table:table-cell office:value-type="float" office:value="73.7061">
                <text:p>73.70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86816">
                <text:p>3.86816</text:p>
              </table:table-cell>
              <table:table-cell office:value-type="float" office:value="73.6127">
                <text:p>73.61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1292">
                <text:p>3.71292</text:p>
              </table:table-cell>
              <table:table-cell office:value-type="float" office:value="73.7938">
                <text:p>73.79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68123">
                <text:p>3.68123</text:p>
              </table:table-cell>
              <table:table-cell office:value-type="float" office:value="73.7206">
                <text:p>73.7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7674">
                <text:p>3.57674</text:p>
              </table:table-cell>
              <table:table-cell office:value-type="float" office:value="73.7653">
                <text:p>73.76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47238">
                <text:p>3.47238</text:p>
              </table:table-cell>
              <table:table-cell office:value-type="float" office:value="73.8488">
                <text:p>73.84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40453">
                <text:p>3.40453</text:p>
              </table:table-cell>
              <table:table-cell office:value-type="float" office:value="73.8353">
                <text:p>73.8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43274">
                <text:p>3.43274</text:p>
              </table:table-cell>
              <table:table-cell office:value-type="float" office:value="73.9181">
                <text:p>73.9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3731">
                <text:p>3.3731</text:p>
              </table:table-cell>
              <table:table-cell office:value-type="float" office:value="74.0091">
                <text:p>74.00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4496">
                <text:p>3.34496</text:p>
              </table:table-cell>
              <table:table-cell office:value-type="float" office:value="73.9983">
                <text:p>73.99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36633">
                <text:p>3.36633</text:p>
              </table:table-cell>
              <table:table-cell office:value-type="float" office:value="73.9863">
                <text:p>73.98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41856">
                <text:p>3.41856</text:p>
              </table:table-cell>
              <table:table-cell office:value-type="float" office:value="74.0401">
                <text:p>74.04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.D1:D1.D612 D1.G1:D1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.D2:D1.D612" chart:label-cell-address="D1.D1:D1.D1" chart:class="chart:line">
            <chart:data-point chart:repeated="611"/>
          </chart:series>
          <chart:series chart:style-name="ch11" chart:values-cell-range-address="D1.G2:D1.G612" chart:label-cell-address="D1.G1:D1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.D1:D1.D1</svg:desc>
                </draw:g>
              </table:table-cell>
              <table:table-cell office:value-type="string">
                <text:p>GT rZ</text:p>
                <draw:g>
                  <svg:desc>D1.G1:D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65439">
                <text:p>-0.165439</text:p>
                <draw:g>
                  <svg:desc>D1.D2:D1.D612</svg:desc>
                </draw:g>
              </table:table-cell>
              <table:table-cell office:value-type="float" office:value="0.0797671">
                <text:p>0.0797671</text:p>
                <draw:g>
                  <svg:desc>D1.G2:D1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37598">
                <text:p>-0.00237598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39982">
                <text:p>-0.139982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18436">
                <text:p>-0.318436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9893">
                <text:p>-0.269893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36146">
                <text:p>-0.536146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50266">
                <text:p>-0.550266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82654">
                <text:p>-0.482654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52564">
                <text:p>-0.452564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64382">
                <text:p>-0.0664382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4769">
                <text:p>-0.054769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53849">
                <text:p>-0.353849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31892">
                <text:p>-0.331892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50611">
                <text:p>-0.0150611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5281">
                <text:p>0.135281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5399">
                <text:p>0.165399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612">
                <text:p>0.412612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6562">
                <text:p>0.216562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701437">
                <text:p>-0.0701437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103">
                <text:p>-0.40103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48367">
                <text:p>-0.248367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727088">
                <text:p>-0.0727088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55741">
                <text:p>-0.355741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4743">
                <text:p>-0.74743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6878">
                <text:p>-0.826878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215">
                <text:p>-0.75215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98441">
                <text:p>-0.798441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9889">
                <text:p>-0.59889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9671">
                <text:p>-0.649671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6984">
                <text:p>-0.826984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9784">
                <text:p>-0.709784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60723">
                <text:p>-0.960723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70801">
                <text:p>-0.870801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86633">
                <text:p>-0.886633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08149">
                <text:p>-0.808149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69564">
                <text:p>-0.869564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54133">
                <text:p>-0.954133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1151">
                <text:p>-1.01151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4256">
                <text:p>-1.24256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0245">
                <text:p>-1.20245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21478">
                <text:p>-1.21478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9882">
                <text:p>-1.49882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60028">
                <text:p>-1.60028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027">
                <text:p>-1.9027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03696">
                <text:p>-2.03696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.00828">
                <text:p>-2.00828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72398">
                <text:p>-1.72398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11169">
                <text:p>-2.11169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2765">
                <text:p>-1.52765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24799">
                <text:p>-2.24799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71659">
                <text:p>-2.71659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46271">
                <text:p>-3.46271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65114">
                <text:p>-3.65114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93849">
                <text:p>-3.93849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47094">
                <text:p>-4.47094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.90001">
                <text:p>-4.90001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16147">
                <text:p>-6.16147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66645">
                <text:p>-6.66645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3295">
                <text:p>-6.13295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53005">
                <text:p>-6.53005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22144">
                <text:p>-7.22144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80287">
                <text:p>-7.80287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.53957">
                <text:p>-8.53957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.8987">
                <text:p>-8.8987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77265">
                <text:p>-9.77265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.3804">
                <text:p>-10.3804</text:p>
              </table:table-cell>
              <table:table-cell office:value-type="float" office:value="5.38832">
                <text:p>5.38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0.8972">
                <text:p>-10.8972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.6275">
                <text:p>-11.6275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.2861">
                <text:p>-12.2861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.1115">
                <text:p>-13.1115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3.6897">
                <text:p>-13.6897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4021">
                <text:p>-14.4021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4.9942">
                <text:p>-14.9942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.805">
                <text:p>-15.805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6.6931">
                <text:p>-16.6931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.4599">
                <text:p>-17.4599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748">
                <text:p>-18.4748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.3054">
                <text:p>-19.3054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.0521">
                <text:p>-20.0521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.3997">
                <text:p>-21.3997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.1683">
                <text:p>-22.1683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2.8661">
                <text:p>-22.8661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3.1737">
                <text:p>-23.1737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4.3169">
                <text:p>-24.3169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5.8449">
                <text:p>-25.8449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6515">
                <text:p>-26.6515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7.8186">
                <text:p>-27.8186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9747">
                <text:p>-28.9747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.1912">
                <text:p>-30.1912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1.2415">
                <text:p>-31.2415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2.5877">
                <text:p>-32.5877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3.6179">
                <text:p>-33.6179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4.0842">
                <text:p>-34.0842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5.11">
                <text:p>-35.11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5.8271">
                <text:p>-35.8271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.7548">
                <text:p>-36.7548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7.5659">
                <text:p>-37.5659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2846">
                <text:p>-38.2846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8.9727">
                <text:p>-38.9727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9.8575">
                <text:p>-39.8575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0.6215">
                <text:p>-40.6215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1.3015">
                <text:p>-41.3015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2.0696">
                <text:p>-42.0696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3.0255">
                <text:p>-43.0255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3.7062">
                <text:p>-43.7062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4.7164">
                <text:p>-44.7164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5.7115">
                <text:p>-45.7115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6.4683">
                <text:p>-46.4683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7.4552">
                <text:p>-47.4552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.196">
                <text:p>-48.196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8.8531">
                <text:p>-48.8531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9.6057">
                <text:p>-49.6057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0.3801">
                <text:p>-50.3801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0.548">
                <text:p>-50.548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1.076">
                <text:p>-51.076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.7219">
                <text:p>-51.7219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1.732">
                <text:p>-51.732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2.4594">
                <text:p>-52.4594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3.0819">
                <text:p>-53.0819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2.7793">
                <text:p>-52.7793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2.7311">
                <text:p>-52.7311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3.312">
                <text:p>-53.312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3.3255">
                <text:p>-53.3255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3.0861">
                <text:p>-53.0861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2.9571">
                <text:p>-52.9571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2.6811">
                <text:p>-52.6811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2.3259">
                <text:p>-52.3259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1.9975">
                <text:p>-51.9975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1.3393">
                <text:p>-51.3393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0.2051">
                <text:p>-50.2051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9.5654">
                <text:p>-49.5654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8.6624">
                <text:p>-48.6624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7.6999">
                <text:p>-47.6999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6.2125">
                <text:p>-46.2125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5.1599">
                <text:p>-45.1599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.2385">
                <text:p>-45.2385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.5892">
                <text:p>-44.5892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.9011">
                <text:p>-43.9011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.6267">
                <text:p>-42.6267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.7923">
                <text:p>-41.7923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.4983">
                <text:p>-40.4983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.5715">
                <text:p>-39.5715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.7332">
                <text:p>-38.7332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.6007">
                <text:p>-37.6007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.6385">
                <text:p>-36.6385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.5503">
                <text:p>-35.5503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.3292">
                <text:p>-34.3292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.2878">
                <text:p>-33.2878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.1782">
                <text:p>-32.1782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.943">
                <text:p>-30.943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9.714">
                <text:p>-29.714</text:p>
              </table:table-cell>
              <table:table-cell office:value-type="float" office:value="8.73025">
                <text:p>8.73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.9567">
                <text:p>-27.9567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7.0599">
                <text:p>-27.0599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6.5853">
                <text:p>-26.5853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4.8326">
                <text:p>-24.8326</text:p>
              </table:table-cell>
              <table:table-cell office:value-type="float" office:value="7.7086">
                <text:p>7.7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3.5736">
                <text:p>-23.5736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2.9378">
                <text:p>-22.9378</text:p>
              </table:table-cell>
              <table:table-cell office:value-type="float" office:value="6.74485">
                <text:p>6.74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1.7185">
                <text:p>-21.7185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0.6157">
                <text:p>-20.6157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9.2496">
                <text:p>-19.2496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8.2932">
                <text:p>-18.2932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5837">
                <text:p>-17.5837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.2622">
                <text:p>-16.2622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.5745">
                <text:p>-15.5745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.4001">
                <text:p>-14.4001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.2239">
                <text:p>-13.2239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.4966">
                <text:p>-12.4966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1.8821">
                <text:p>-11.8821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.2865">
                <text:p>-11.2865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3914">
                <text:p>-10.3914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46171">
                <text:p>-9.46171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85536">
                <text:p>-8.85536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20485">
                <text:p>-8.20485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.09369">
                <text:p>-7.09369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.85462">
                <text:p>-6.85462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29738">
                <text:p>-6.29738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30416">
                <text:p>-5.30416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35617">
                <text:p>-4.35617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78901">
                <text:p>-3.78901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.11444">
                <text:p>-3.11444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04445">
                <text:p>-2.04445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52573">
                <text:p>-1.52573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17257">
                <text:p>-1.17257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51322">
                <text:p>-0.51322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40612">
                <text:p>0.0740612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8783">
                <text:p>0.998783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5832">
                <text:p>1.85832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47391">
                <text:p>2.47391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566">
                <text:p>3.4566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6877">
                <text:p>4.06877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57747">
                <text:p>4.57747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01217">
                <text:p>5.01217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02241">
                <text:p>5.02241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4035">
                <text:p>5.4035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08167">
                <text:p>6.08167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78489">
                <text:p>6.78489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8944">
                <text:p>7.38944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04173">
                <text:p>8.04173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26265">
                <text:p>8.26265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76674">
                <text:p>8.76674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5343">
                <text:p>9.45343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83628">
                <text:p>9.83628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2565">
                <text:p>10.2565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608">
                <text:p>10.7608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2912">
                <text:p>11.2912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388">
                <text:p>11.7388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0813">
                <text:p>12.0813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4882">
                <text:p>12.4882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5406">
                <text:p>12.5406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6601">
                <text:p>12.6601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8538">
                <text:p>12.8538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8451">
                <text:p>12.8451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9214">
                <text:p>12.9214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7932">
                <text:p>12.7932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963">
                <text:p>12.963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8447">
                <text:p>12.8447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6682">
                <text:p>12.6682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2612">
                <text:p>12.2612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0078">
                <text:p>12.0078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6133">
                <text:p>11.6133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597">
                <text:p>11.597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1878">
                <text:p>11.1878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0009">
                <text:p>11.0009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4818">
                <text:p>10.4818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32">
                <text:p>10.232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88008">
                <text:p>9.88008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65703">
                <text:p>9.65703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13594">
                <text:p>9.13594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75019">
                <text:p>8.75019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33242">
                <text:p>8.33242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06812">
                <text:p>8.06812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1917">
                <text:p>7.81917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47586">
                <text:p>7.47586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9275">
                <text:p>7.19275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1917">
                <text:p>7.11917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88317">
                <text:p>6.88317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70973">
                <text:p>6.70973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3802">
                <text:p>6.13802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5238">
                <text:p>5.5238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1578">
                <text:p>5.1578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50657">
                <text:p>4.50657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5817">
                <text:p>3.75817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9536">
                <text:p>2.89536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8395">
                <text:p>2.08395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7254">
                <text:p>1.17254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2601">
                <text:p>0.452601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84532">
                <text:p>-0.184532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754981">
                <text:p>-0.754981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0365">
                <text:p>-2.0365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.04798">
                <text:p>-3.04798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.92666">
                <text:p>-3.92666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.86264">
                <text:p>-4.86264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.96106">
                <text:p>-5.96106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.96517">
                <text:p>-6.96517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.92733">
                <text:p>-7.92733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8.57936">
                <text:p>-8.57936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9.05301">
                <text:p>-9.05301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9.98867">
                <text:p>-9.98867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0.9811">
                <text:p>-10.9811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1.4994">
                <text:p>-11.4994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1.9619">
                <text:p>-11.9619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3.1562">
                <text:p>-13.1562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.9586">
                <text:p>-13.9586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4.2823">
                <text:p>-14.2823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5.1399">
                <text:p>-15.1399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5.5734">
                <text:p>-15.5734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.2036">
                <text:p>-16.2036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.6081">
                <text:p>-16.6081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7.4054">
                <text:p>-17.4054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8.0668">
                <text:p>-18.0668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8.8497">
                <text:p>-18.8497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9.1436">
                <text:p>-19.1436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293">
                <text:p>-19.2293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9.0067">
                <text:p>-19.0067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8.9079">
                <text:p>-18.9079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8.3122">
                <text:p>-18.3122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8.2187">
                <text:p>-18.2187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7.7129">
                <text:p>-17.7129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7.1827">
                <text:p>-17.1827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6.6254">
                <text:p>-16.6254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9357">
                <text:p>-15.9357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.5828">
                <text:p>-15.5828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5.0202">
                <text:p>-15.0202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4.238">
                <text:p>-14.238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3.0955">
                <text:p>-13.0955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2.4521">
                <text:p>-12.4521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1.7065">
                <text:p>-11.7065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0.8684">
                <text:p>-10.8684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0.8434">
                <text:p>-10.8434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0.6378">
                <text:p>-10.6378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0.3432">
                <text:p>-10.3432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0.8152">
                <text:p>-10.8152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1.1659">
                <text:p>-11.1659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0.7945">
                <text:p>-10.7945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0.3567">
                <text:p>-10.3567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.0149">
                <text:p>-10.0149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.331">
                <text:p>-10.331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.4293">
                <text:p>-10.4293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.5954">
                <text:p>-10.5954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.4756">
                <text:p>-10.4756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.3028">
                <text:p>-10.3028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.0875">
                <text:p>-10.0875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97681">
                <text:p>-9.97681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.65063">
                <text:p>-9.65063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9.86824">
                <text:p>-9.86824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.71493">
                <text:p>-9.71493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0.1076">
                <text:p>-10.1076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.0348">
                <text:p>-10.0348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.43352">
                <text:p>-9.43352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9.35903">
                <text:p>-9.35903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9.40653">
                <text:p>-9.40653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.0078">
                <text:p>-10.0078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9.82572">
                <text:p>-9.82572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9.69572">
                <text:p>-9.69572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9.31044">
                <text:p>-9.31044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6026">
                <text:p>-9.6026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.29681">
                <text:p>-9.29681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21031">
                <text:p>-9.21031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.34632">
                <text:p>-9.34632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.38765">
                <text:p>-9.38765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.48584">
                <text:p>-9.48584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58516">
                <text:p>-9.58516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75535">
                <text:p>-9.75535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.74961">
                <text:p>-9.74961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.94623">
                <text:p>-9.94623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82448">
                <text:p>-9.82448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.9636">
                <text:p>-9.9636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.0407">
                <text:p>-10.0407</text:p>
              </table:table-cell>
              <table:table-cell office:value-type="float" office:value="-0.597157">
                <text:p>-0.597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9.7135">
                <text:p>-9.7135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9.83046">
                <text:p>-9.83046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.91399">
                <text:p>-9.91399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.1481">
                <text:p>-10.1481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.332">
                <text:p>-10.332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0.6712">
                <text:p>-10.6712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.1398">
                <text:p>-11.1398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.5518">
                <text:p>-11.5518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2.0755">
                <text:p>-12.0755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.2875">
                <text:p>-12.2875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0932">
                <text:p>-12.0932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.1519">
                <text:p>-12.1519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1.8947">
                <text:p>-11.8947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2.2573">
                <text:p>-12.2573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2.5237">
                <text:p>-12.5237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2.5477">
                <text:p>-12.5477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2.2544">
                <text:p>-12.2544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1.9829">
                <text:p>-11.9829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1.9741">
                <text:p>-11.9741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6579">
                <text:p>-11.6579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.8481">
                <text:p>-11.8481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.6515">
                <text:p>-11.6515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.2576">
                <text:p>-11.2576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.8606">
                <text:p>-11.8606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8174">
                <text:p>-11.8174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2.2486">
                <text:p>-12.2486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2.0474">
                <text:p>-12.0474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88">
                <text:p>-11.88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9428">
                <text:p>-11.9428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9447">
                <text:p>-11.9447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9545">
                <text:p>-11.9545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9637">
                <text:p>-11.9637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2.0246">
                <text:p>-12.0246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.9886">
                <text:p>-11.9886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.0393">
                <text:p>-12.0393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2947">
                <text:p>-12.2947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373">
                <text:p>-12.1373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2.2839">
                <text:p>-12.2839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1.7246">
                <text:p>-11.7246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.7091">
                <text:p>-11.7091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.6334">
                <text:p>-11.6334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.5985">
                <text:p>-11.5985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1.4808">
                <text:p>-11.4808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1.0862">
                <text:p>-11.0862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1.0182">
                <text:p>-11.0182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0.8033">
                <text:p>-10.8033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.5469">
                <text:p>-10.5469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0.344">
                <text:p>-10.344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95631">
                <text:p>-9.9563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9.55829">
                <text:p>-9.55829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.12268">
                <text:p>-9.12268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.87453">
                <text:p>-8.87453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8.62197">
                <text:p>-8.62197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8.28154">
                <text:p>-8.28154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8.11193">
                <text:p>-8.11193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.87045">
                <text:p>-7.87045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.72879">
                <text:p>-7.72879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7.78814">
                <text:p>-7.78814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7.70069">
                <text:p>-7.70069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7.56964">
                <text:p>-7.56964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7.56498">
                <text:p>-7.56498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7.45854">
                <text:p>-7.45854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7.47357">
                <text:p>-7.47357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7.52769">
                <text:p>-7.52769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.75043">
                <text:p>-7.75043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.6308">
                <text:p>-7.6308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.75335">
                <text:p>-7.75335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.80143">
                <text:p>-7.80143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.57438">
                <text:p>-7.57438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7.37927">
                <text:p>-7.37927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7.32759">
                <text:p>-7.32759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7.18337">
                <text:p>-7.18337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7.19952">
                <text:p>-7.19952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7.15205">
                <text:p>-7.15205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7.08671">
                <text:p>-7.08671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7.09365">
                <text:p>-7.09365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7.06653">
                <text:p>-7.06653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7.13942">
                <text:p>-7.13942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.19995">
                <text:p>-7.19995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.33837">
                <text:p>-7.33837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.42584">
                <text:p>-7.42584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.6409">
                <text:p>-7.6409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7.79408">
                <text:p>-7.79408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.17919">
                <text:p>-8.17919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.27533">
                <text:p>-8.27533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8.54208">
                <text:p>-8.54208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8.88778">
                <text:p>-8.88778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.48918">
                <text:p>-9.48918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9.99266">
                <text:p>-9.99266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0.449">
                <text:p>-10.449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0.9702">
                <text:p>-10.9702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1.3035">
                <text:p>-11.3035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.7601">
                <text:p>-11.7601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2.2009">
                <text:p>-12.2009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2.4608">
                <text:p>-12.4608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2.8618">
                <text:p>-12.8618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3.3088">
                <text:p>-13.3088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3.9093">
                <text:p>-13.9093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4.4381">
                <text:p>-14.4381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4.8074">
                <text:p>-14.8074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5.4264">
                <text:p>-15.4264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6.0261">
                <text:p>-16.0261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6.4089">
                <text:p>-16.4089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6.9961">
                <text:p>-16.9961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7.3617">
                <text:p>-17.3617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7.9411">
                <text:p>-17.9411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8.0034">
                <text:p>-18.0034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8.2568">
                <text:p>-18.2568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8.5627">
                <text:p>-18.5627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9.1911">
                <text:p>-19.1911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9.5418">
                <text:p>-19.5418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9.6803">
                <text:p>-19.6803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9.8525">
                <text:p>-19.8525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0.2569">
                <text:p>-20.2569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0.5348">
                <text:p>-20.5348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0.7115">
                <text:p>-20.7115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1.5576">
                <text:p>-21.5576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.7968">
                <text:p>-21.7968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2.2695">
                <text:p>-22.2695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.8658">
                <text:p>-22.8658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2.2198">
                <text:p>-22.2198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2.7497">
                <text:p>-22.7497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2.9525">
                <text:p>-22.952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3.1423">
                <text:p>-23.1423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3.6959">
                <text:p>-23.6959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3.9628">
                <text:p>-23.9628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4.1061">
                <text:p>-24.1061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4.0579">
                <text:p>-24.0579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4.1492">
                <text:p>-24.1492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4.2176">
                <text:p>-24.2176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.8785">
                <text:p>-23.8785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3.5061">
                <text:p>-23.5061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3.1858">
                <text:p>-23.1858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2.7306">
                <text:p>-22.7306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2.4347">
                <text:p>-22.4347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1.9967">
                <text:p>-21.9967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.6599">
                <text:p>-21.6599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0.8744">
                <text:p>-20.8744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0.5419">
                <text:p>-20.5419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9.7269">
                <text:p>-19.7269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8.8984">
                <text:p>-18.8984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8.2231">
                <text:p>-18.2231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7.4969">
                <text:p>-17.4969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6.3445">
                <text:p>-16.3445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6.8963">
                <text:p>-16.8963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8.1492">
                <text:p>-18.1492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.3968">
                <text:p>-17.3968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6.8405">
                <text:p>-16.8405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6.3836">
                <text:p>-16.3836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5.7099">
                <text:p>-15.7099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4.8218">
                <text:p>-14.8218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4.3445">
                <text:p>-14.3445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3.5487">
                <text:p>-13.5487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3.1058">
                <text:p>-13.1058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2.4969">
                <text:p>-12.4969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2.0025">
                <text:p>-12.0025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1.5495">
                <text:p>-11.5495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1.1879">
                <text:p>-11.1879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0.8945">
                <text:p>-10.8945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0.8273">
                <text:p>-10.8273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0.4476">
                <text:p>-10.4476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0.2785">
                <text:p>-10.2785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9.90074">
                <text:p>-9.90074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9.59345">
                <text:p>-9.59345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9.0778">
                <text:p>-9.0778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8.7685">
                <text:p>-8.7685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8.44312">
                <text:p>-8.44312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8.00192">
                <text:p>-8.00192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7.89802">
                <text:p>-7.89802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7.70982">
                <text:p>-7.70982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7.33144">
                <text:p>-7.33144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.98059">
                <text:p>-6.98059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6.64175">
                <text:p>-6.64175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6.4957">
                <text:p>-6.4957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6.26315">
                <text:p>-6.26315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.0953">
                <text:p>-6.0953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6.00933">
                <text:p>-6.00933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.8444">
                <text:p>-5.8444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.65038">
                <text:p>-5.65038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.42456">
                <text:p>-5.42456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.04459">
                <text:p>-5.04459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78016">
                <text:p>-4.78016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.49614">
                <text:p>-4.49614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38302">
                <text:p>-4.38302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23892">
                <text:p>-4.23892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.10225">
                <text:p>-4.10225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.90181">
                <text:p>-3.90181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7734">
                <text:p>-3.7734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.64682">
                <text:p>-3.64682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.3618">
                <text:p>-3.3618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.20427">
                <text:p>-3.20427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.79918">
                <text:p>-2.79918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.36041">
                <text:p>-2.36041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.07648">
                <text:p>-2.07648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80471">
                <text:p>-1.80471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4783">
                <text:p>-1.4783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24438">
                <text:p>-1.24438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972714">
                <text:p>-0.972714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781413">
                <text:p>-0.781413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22997">
                <text:p>-0.522997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22907">
                <text:p>-0.22907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389589">
                <text:p>0.00389589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8374">
                <text:p>0.18374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27472">
                <text:p>0.427472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636684">
                <text:p>0.636684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13657">
                <text:p>0.713657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63131">
                <text:p>0.963131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7247">
                <text:p>1.27247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49126">
                <text:p>1.49126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58521">
                <text:p>1.58521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0526">
                <text:p>1.70526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88793">
                <text:p>1.88793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0476">
                <text:p>1.70476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82431">
                <text:p>1.82431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1518">
                <text:p>1.91518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11069">
                <text:p>2.11069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07465">
                <text:p>2.07465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0085">
                <text:p>2.20085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43126">
                <text:p>2.43126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47292">
                <text:p>2.47292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28077">
                <text:p>2.28077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31748">
                <text:p>2.31748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36324">
                <text:p>2.36324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8524">
                <text:p>2.18524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15992">
                <text:p>2.15992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18795">
                <text:p>2.18795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0853">
                <text:p>2.0853</text:p>
              </table:table-cell>
              <table:table-cell office:value-type="float" office:value="6.31511">
                <text:p>6.31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14191">
                <text:p>2.14191</text:p>
              </table:table-cell>
              <table:table-cell office:value-type="float" office:value="7.48635">
                <text:p>7.48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19174">
                <text:p>2.19174</text:p>
              </table:table-cell>
              <table:table-cell office:value-type="float" office:value="5.53063">
                <text:p>5.53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34533">
                <text:p>2.34533</text:p>
              </table:table-cell>
              <table:table-cell office:value-type="float" office:value="6.75106">
                <text:p>6.75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8088">
                <text:p>2.28088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34642">
                <text:p>2.34642</text:p>
              </table:table-cell>
              <table:table-cell office:value-type="float" office:value="7.2344">
                <text:p>7.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3771">
                <text:p>2.3771</text:p>
              </table:table-cell>
              <table:table-cell office:value-type="float" office:value="7.53575">
                <text:p>7.53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28066">
                <text:p>2.28066</text:p>
              </table:table-cell>
              <table:table-cell office:value-type="float" office:value="7.44333">
                <text:p>7.44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21683">
                <text:p>2.21683</text:p>
              </table:table-cell>
              <table:table-cell office:value-type="float" office:value="7.31458">
                <text:p>7.314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18197">
                <text:p>2.18197</text:p>
              </table:table-cell>
              <table:table-cell office:value-type="float" office:value="8.59835">
                <text:p>8.598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19442">
                <text:p>2.19442</text:p>
              </table:table-cell>
              <table:table-cell office:value-type="float" office:value="8.93875">
                <text:p>8.93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23042">
                <text:p>2.23042</text:p>
              </table:table-cell>
              <table:table-cell office:value-type="float" office:value="8.3204">
                <text:p>8.3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33142">
                <text:p>2.33142</text:p>
              </table:table-cell>
              <table:table-cell office:value-type="float" office:value="8.98078">
                <text:p>8.980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19242">
                <text:p>2.19242</text:p>
              </table:table-cell>
              <table:table-cell office:value-type="float" office:value="9.3114">
                <text:p>9.3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33853">
                <text:p>2.33853</text:p>
              </table:table-cell>
              <table:table-cell office:value-type="float" office:value="8.5521">
                <text:p>8.55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54953">
                <text:p>2.54953</text:p>
              </table:table-cell>
              <table:table-cell office:value-type="float" office:value="9.00454">
                <text:p>9.004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54614">
                <text:p>2.54614</text:p>
              </table:table-cell>
              <table:table-cell office:value-type="float" office:value="8.98634">
                <text:p>8.986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40846">
                <text:p>2.40846</text:p>
              </table:table-cell>
              <table:table-cell office:value-type="float" office:value="8.46083">
                <text:p>8.460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49093">
                <text:p>2.49093</text:p>
              </table:table-cell>
              <table:table-cell office:value-type="float" office:value="9.46303">
                <text:p>9.463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65818">
                <text:p>2.65818</text:p>
              </table:table-cell>
              <table:table-cell office:value-type="float" office:value="9.72417">
                <text:p>9.72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43944">
                <text:p>2.43944</text:p>
              </table:table-cell>
              <table:table-cell office:value-type="float" office:value="9.00572">
                <text:p>9.005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61658">
                <text:p>2.61658</text:p>
              </table:table-cell>
              <table:table-cell office:value-type="float" office:value="10.9507">
                <text:p>10.95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64013">
                <text:p>2.64013</text:p>
              </table:table-cell>
              <table:table-cell office:value-type="float" office:value="10.5852">
                <text:p>10.58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52969">
                <text:p>2.52969</text:p>
              </table:table-cell>
              <table:table-cell office:value-type="float" office:value="9.63791">
                <text:p>9.63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59515">
                <text:p>2.59515</text:p>
              </table:table-cell>
              <table:table-cell office:value-type="float" office:value="10.7863">
                <text:p>10.78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33908">
                <text:p>2.33908</text:p>
              </table:table-cell>
              <table:table-cell office:value-type="float" office:value="10.6901">
                <text:p>10.69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28524">
                <text:p>2.28524</text:p>
              </table:table-cell>
              <table:table-cell office:value-type="float" office:value="9.6061">
                <text:p>9.60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23085">
                <text:p>2.23085</text:p>
              </table:table-cell>
              <table:table-cell office:value-type="float" office:value="10.3992">
                <text:p>10.3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2795">
                <text:p>2.2795</text:p>
              </table:table-cell>
              <table:table-cell office:value-type="float" office:value="10.4017">
                <text:p>10.40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29332">
                <text:p>2.29332</text:p>
              </table:table-cell>
              <table:table-cell office:value-type="float" office:value="10.0412">
                <text:p>10.0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23748">
                <text:p>2.23748</text:p>
              </table:table-cell>
              <table:table-cell office:value-type="float" office:value="11.1797">
                <text:p>11.17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14262">
                <text:p>2.14262</text:p>
              </table:table-cell>
              <table:table-cell office:value-type="float" office:value="11.4443">
                <text:p>11.44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11346">
                <text:p>2.11346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13168">
                <text:p>2.13168</text:p>
              </table:table-cell>
              <table:table-cell office:value-type="float" office:value="11.0027">
                <text:p>11.00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21029">
                <text:p>2.21029</text:p>
              </table:table-cell>
              <table:table-cell office:value-type="float" office:value="11.9425">
                <text:p>11.94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17147">
                <text:p>2.17147</text:p>
              </table:table-cell>
              <table:table-cell office:value-type="float" office:value="11.8191">
                <text:p>11.81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1286">
                <text:p>2.1286</text:p>
              </table:table-cell>
              <table:table-cell office:value-type="float" office:value="11.5447">
                <text:p>11.54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1727">
                <text:p>1.91727</text:p>
              </table:table-cell>
              <table:table-cell office:value-type="float" office:value="11.965">
                <text:p>11.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77232">
                <text:p>1.77232</text:p>
              </table:table-cell>
              <table:table-cell office:value-type="float" office:value="9.98048">
                <text:p>9.98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67134">
                <text:p>1.67134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73021">
                <text:p>1.73021</text:p>
              </table:table-cell>
              <table:table-cell office:value-type="float" office:value="12.1802">
                <text:p>12.18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60131">
                <text:p>1.60131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3873">
                <text:p>1.53873</text:p>
              </table:table-cell>
              <table:table-cell office:value-type="float" office:value="11.7349">
                <text:p>11.73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9948">
                <text:p>1.59948</text:p>
              </table:table-cell>
              <table:table-cell office:value-type="float" office:value="11.6741">
                <text:p>11.67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70398">
                <text:p>1.70398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89344">
                <text:p>1.89344</text:p>
              </table:table-cell>
              <table:table-cell office:value-type="float" office:value="12.4064">
                <text:p>12.4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2581">
                <text:p>1.82581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0474">
                <text:p>1.80474</text:p>
              </table:table-cell>
              <table:table-cell office:value-type="float" office:value="13.2388">
                <text:p>13.23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71603">
                <text:p>1.71603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72675">
                <text:p>1.72675</text:p>
              </table:table-cell>
              <table:table-cell office:value-type="float" office:value="13.0873">
                <text:p>13.08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71697">
                <text:p>1.71697</text:p>
              </table:table-cell>
              <table:table-cell office:value-type="float" office:value="14.5019">
                <text:p>14.5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79324">
                <text:p>1.79324</text:p>
              </table:table-cell>
              <table:table-cell office:value-type="float" office:value="13.3798">
                <text:p>13.37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65553">
                <text:p>1.655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73095">
                <text:p>1.73095</text:p>
              </table:table-cell>
              <table:table-cell office:value-type="float" office:value="13.3589">
                <text:p>13.3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70224">
                <text:p>1.70224</text:p>
              </table:table-cell>
              <table:table-cell office:value-type="float" office:value="13.9024">
                <text:p>13.9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2068">
                <text:p>1.82068</text:p>
              </table:table-cell>
              <table:table-cell office:value-type="float" office:value="12.9661">
                <text:p>12.96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_1.A1:D1_1.A612" chart:data-source-has-labels="row" svg:x="1.728cm" svg:y="2.127cm" svg:width="32.385cm" svg:height="5.734cm">
          <chartooo:coordinate-region svg:x="3.208cm" svg:y="2.296cm" svg:width="30.905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_1.A2:D1_1.A612" chart:label-cell-address="D1_1.A1:D1_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_1.A1:D1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661">
                <text:p>0.000244661</text:p>
                <draw:g>
                  <svg:desc>D1_1.A2:D1_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2591">
                <text:p>0.000282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51">
                <text:p>0.00024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2523">
                <text:p>0.00023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012">
                <text:p>0.00024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9311">
                <text:p>0.00023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526">
                <text:p>0.00020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3869">
                <text:p>0.000303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1268">
                <text:p>0.00031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911">
                <text:p>0.000276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7172">
                <text:p>0.00019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52598">
                <text:p>0.00035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546">
                <text:p>0.00054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871">
                <text:p>0.000299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411">
                <text:p>0.0002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7972">
                <text:p>0.000247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0089">
                <text:p>0.000280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9395">
                <text:p>0.00023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09652">
                <text:p>0.000209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9784">
                <text:p>0.00023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782">
                <text:p>0.00027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9073">
                <text:p>0.00018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5252">
                <text:p>0.00018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2158">
                <text:p>0.0002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34535">
                <text:p>0.000234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961">
                <text:p>0.0002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5886">
                <text:p>0.000475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1006">
                <text:p>0.00030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83042">
                <text:p>0.000283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45482">
                <text:p>0.000245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2741">
                <text:p>0.00029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16966">
                <text:p>0.00031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0741">
                <text:p>0.00022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6554">
                <text:p>0.00021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154">
                <text:p>0.00025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71272">
                <text:p>0.00027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89766">
                <text:p>0.000289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779">
                <text:p>0.00027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0992">
                <text:p>0.000290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803">
                <text:p>0.0002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217">
                <text:p>0.000454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4929">
                <text:p>0.000484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99859">
                <text:p>0.000399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5235">
                <text:p>0.000445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3025">
                <text:p>0.0017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4561">
                <text:p>0.00034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9142">
                <text:p>0.000509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12901">
                <text:p>0.000512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28153">
                <text:p>0.00052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72244">
                <text:p>0.000472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71453">
                <text:p>0.0004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4454">
                <text:p>0.000574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12163">
                <text:p>0.00061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9288">
                <text:p>0.000449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39789">
                <text:p>0.000539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6613">
                <text:p>0.000496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5073">
                <text:p>0.000575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80365">
                <text:p>0.000480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1249">
                <text:p>0.000501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22794">
                <text:p>0.000622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103">
                <text:p>0.000748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48326">
                <text:p>0.000748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98267">
                <text:p>0.00069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46751">
                <text:p>0.000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42181">
                <text:p>0.000742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29393">
                <text:p>0.000829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24479">
                <text:p>0.000724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2026">
                <text:p>0.000672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755">
                <text:p>0.0005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5596">
                <text:p>0.00055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7399">
                <text:p>0.00051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7835">
                <text:p>0.00059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0013">
                <text:p>0.0005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2069">
                <text:p>0.00059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12997">
                <text:p>0.0006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39054">
                <text:p>0.000639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59856">
                <text:p>0.000559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8215">
                <text:p>0.00068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4252">
                <text:p>0.000604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05492">
                <text:p>0.000605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14699">
                <text:p>0.0006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0344">
                <text:p>0.00071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27457">
                <text:p>0.000727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00577">
                <text:p>0.000600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647067">
                <text:p>0.00064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8734">
                <text:p>0.00078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72832">
                <text:p>0.00077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29852">
                <text:p>0.000829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99175">
                <text:p>0.000899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07532">
                <text:p>0.000707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15125">
                <text:p>0.0007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03395">
                <text:p>0.00080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852006">
                <text:p>0.000852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721">
                <text:p>0.00109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5097">
                <text:p>0.00095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98124">
                <text:p>0.000898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7893">
                <text:p>0.00087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3536">
                <text:p>0.00089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5047">
                <text:p>0.00105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81674">
                <text:p>0.000981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5993">
                <text:p>0.00115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1635">
                <text:p>0.0011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965911">
                <text:p>0.000965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705">
                <text:p>0.0011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8678">
                <text:p>0.001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184">
                <text:p>0.0013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5077">
                <text:p>0.00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4141">
                <text:p>0.0012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3126">
                <text:p>0.00113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7228">
                <text:p>0.00137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0807">
                <text:p>0.00120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579">
                <text:p>0.00137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1036">
                <text:p>0.00161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2875">
                <text:p>0.00152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471">
                <text:p>0.0014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3788">
                <text:p>0.00163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2326">
                <text:p>0.0013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0035">
                <text:p>0.0013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4145">
                <text:p>0.00144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6882">
                <text:p>0.0016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1238">
                <text:p>0.00161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5756">
                <text:p>0.00135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48125">
                <text:p>0.0014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6523">
                <text:p>0.0013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7507">
                <text:p>0.001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2826">
                <text:p>0.00142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54138">
                <text:p>0.00154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0428">
                <text:p>0.0014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1955">
                <text:p>0.00141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3547">
                <text:p>0.00153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23234">
                <text:p>0.001232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144">
                <text:p>0.001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2189">
                <text:p>0.00132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111">
                <text:p>0.0011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9384">
                <text:p>0.00109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2826">
                <text:p>0.0012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4358">
                <text:p>0.0010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255">
                <text:p>0.00124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782">
                <text:p>0.00108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701">
                <text:p>0.00107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4927">
                <text:p>0.0014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4952">
                <text:p>0.00124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7268">
                <text:p>0.00107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0253">
                <text:p>0.0010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84203">
                <text:p>0.000884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7653">
                <text:p>0.00107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91799">
                <text:p>0.000791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897843">
                <text:p>0.00089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8041">
                <text:p>0.00138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67865">
                <text:p>0.0008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02639">
                <text:p>0.000502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693">
                <text:p>0.00131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60134">
                <text:p>0.00076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01033">
                <text:p>0.00060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23031">
                <text:p>0.000623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3144">
                <text:p>0.00057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595">
                <text:p>0.00048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34011">
                <text:p>0.00053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45147">
                <text:p>0.00044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83943">
                <text:p>0.00048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16209">
                <text:p>0.000416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78761">
                <text:p>0.000478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72595">
                <text:p>0.00047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8067">
                <text:p>0.000448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86461">
                <text:p>0.000386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58484">
                <text:p>0.000358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28099">
                <text:p>0.000428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76274">
                <text:p>0.000476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64113">
                <text:p>0.000464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66041">
                <text:p>0.000466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93397">
                <text:p>0.00059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545684">
                <text:p>0.00054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253">
                <text:p>0.00052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8573">
                <text:p>0.000568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95723">
                <text:p>0.0005957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2705">
                <text:p>0.00062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40582">
                <text:p>0.00054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46516">
                <text:p>0.000646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30104">
                <text:p>0.000630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33044">
                <text:p>0.000833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84715">
                <text:p>0.00084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76583">
                <text:p>0.000776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84766">
                <text:p>0.00068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44093">
                <text:p>0.000844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948415">
                <text:p>0.000948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1425">
                <text:p>0.00072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967348">
                <text:p>0.0009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24866">
                <text:p>0.00072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5431">
                <text:p>0.00077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0587">
                <text:p>0.0010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81353">
                <text:p>0.00088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6361">
                <text:p>0.00116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09705">
                <text:p>0.0010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07">
                <text:p>0.0012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4872">
                <text:p>0.000884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993">
                <text:p>0.00098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35559">
                <text:p>0.0013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4091">
                <text:p>0.00104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96">
                <text:p>0.0014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8227">
                <text:p>0.00108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914271">
                <text:p>0.000914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971575">
                <text:p>0.000971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48752">
                <text:p>0.000948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6301">
                <text:p>0.00106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0771">
                <text:p>0.0010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977">
                <text:p>0.00119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5171">
                <text:p>0.00125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5021">
                <text:p>0.0015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1655">
                <text:p>0.0024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5908">
                <text:p>0.00115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863">
                <text:p>0.001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23126">
                <text:p>0.00123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13451">
                <text:p>0.00113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0485">
                <text:p>0.0011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6433">
                <text:p>0.00116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69753">
                <text:p>0.0008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45523">
                <text:p>0.000945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41755">
                <text:p>0.000841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854938">
                <text:p>0.000854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93926">
                <text:p>0.000893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3921">
                <text:p>0.000903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1811">
                <text:p>0.00118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054">
                <text:p>0.00107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819095">
                <text:p>0.000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98867">
                <text:p>0.000998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948">
                <text:p>0.0009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736706">
                <text:p>0.0007367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770334">
                <text:p>0.00077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5116">
                <text:p>0.000775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828105">
                <text:p>0.000828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845575">
                <text:p>0.000845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70935">
                <text:p>0.000970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05413">
                <text:p>0.000905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88247">
                <text:p>0.000888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4001">
                <text:p>0.00114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8333">
                <text:p>0.00128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9686">
                <text:p>0.0012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47281">
                <text:p>0.00147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29805">
                <text:p>0.00129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49665">
                <text:p>0.00149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64059">
                <text:p>0.001640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24997">
                <text:p>0.0012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6172">
                <text:p>0.00116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66634">
                <text:p>0.00166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864">
                <text:p>0.0015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309">
                <text:p>0.00102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1415">
                <text:p>0.001014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42576">
                <text:p>0.00142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09">
                <text:p>0.00103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1054">
                <text:p>0.00081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9081">
                <text:p>0.00139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0639">
                <text:p>0.0010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8094">
                <text:p>0.00108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7534">
                <text:p>0.00127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0337">
                <text:p>0.00100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00399">
                <text:p>0.000900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33434">
                <text:p>0.0013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3978">
                <text:p>0.00103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930535">
                <text:p>0.000930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939946">
                <text:p>0.000939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699868">
                <text:p>0.00069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79006">
                <text:p>0.0007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6893">
                <text:p>0.00376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8551">
                <text:p>0.00108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824692">
                <text:p>0.000824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1458">
                <text:p>0.00101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39383">
                <text:p>0.0008393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855348">
                <text:p>0.000855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827202">
                <text:p>0.00082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05944">
                <text:p>0.00105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990672">
                <text:p>0.000990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840753">
                <text:p>0.000840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846695">
                <text:p>0.000846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965576">
                <text:p>0.00096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83607">
                <text:p>0.000883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64914">
                <text:p>0.000864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994858">
                <text:p>0.000994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1345">
                <text:p>0.00101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7137">
                <text:p>0.00117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2258">
                <text:p>0.0010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86136">
                <text:p>0.0008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811704">
                <text:p>0.000811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34018">
                <text:p>0.00063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908733">
                <text:p>0.0009087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1674">
                <text:p>0.0017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32435">
                <text:p>0.00132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959878">
                <text:p>0.0009598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2657">
                <text:p>0.00112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2087">
                <text:p>0.00182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0202">
                <text:p>0.00100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908921">
                <text:p>0.00090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3043">
                <text:p>0.00123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0269">
                <text:p>0.0011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32765">
                <text:p>0.000932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51365">
                <text:p>0.00085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727784">
                <text:p>0.000727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04324">
                <text:p>0.00104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85832">
                <text:p>0.000985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986828">
                <text:p>0.000986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5043">
                <text:p>0.00115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83996">
                <text:p>0.00283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90144">
                <text:p>0.000990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75298">
                <text:p>0.00067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46388">
                <text:p>0.00146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3148">
                <text:p>0.001231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09329">
                <text:p>0.0010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593">
                <text:p>0.0012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64653">
                <text:p>0.00164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02173">
                <text:p>0.00102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56831">
                <text:p>0.001568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51538">
                <text:p>0.00151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3769">
                <text:p>0.001237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48001">
                <text:p>0.00248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6048">
                <text:p>0.00146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76069">
                <text:p>0.00176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7932">
                <text:p>0.00117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907305">
                <text:p>0.000907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911492">
                <text:p>0.000911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76361">
                <text:p>0.0006763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8641">
                <text:p>0.0006786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12199">
                <text:p>0.00112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80009">
                <text:p>0.00078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20193">
                <text:p>0.000720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98827">
                <text:p>0.0009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80952">
                <text:p>0.00088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81265">
                <text:p>0.000581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775046">
                <text:p>0.000775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77192">
                <text:p>0.0005771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01741">
                <text:p>0.00060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52001">
                <text:p>0.000452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36309">
                <text:p>0.000536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6265">
                <text:p>0.000676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02149">
                <text:p>0.00060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32145">
                <text:p>0.00063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39144">
                <text:p>0.000639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29108">
                <text:p>0.00129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8891">
                <text:p>0.0010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810646">
                <text:p>0.000810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707636">
                <text:p>0.000707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733406">
                <text:p>0.000733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34902">
                <text:p>0.00134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23573">
                <text:p>0.00123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19609">
                <text:p>0.00119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55223">
                <text:p>0.00155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8142">
                <text:p>0.00118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4414">
                <text:p>0.00089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96304">
                <text:p>0.00196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2348">
                <text:p>0.00112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65474">
                <text:p>0.000865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95219">
                <text:p>0.000995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9329">
                <text:p>0.0019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3014">
                <text:p>0.00143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4863">
                <text:p>0.00164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8527">
                <text:p>0.00118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2936">
                <text:p>0.00122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1997">
                <text:p>0.00151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028">
                <text:p>0.00154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8249">
                <text:p>0.00198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3208">
                <text:p>0.00153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1453">
                <text:p>0.00141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59288">
                <text:p>0.0025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99044">
                <text:p>0.0019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3052">
                <text:p>0.00153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14203">
                <text:p>0.00214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7908">
                <text:p>0.00167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49342">
                <text:p>0.00149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482">
                <text:p>0.00150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6928">
                <text:p>0.00156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218">
                <text:p>0.001522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67716">
                <text:p>0.001677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3985">
                <text:p>0.001539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0084">
                <text:p>0.001500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4315">
                <text:p>0.00134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27086">
                <text:p>0.00127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2018">
                <text:p>0.00132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437">
                <text:p>0.0013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23917">
                <text:p>0.001239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2474">
                <text:p>0.0012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48175">
                <text:p>0.00148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2858">
                <text:p>0.00142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39926">
                <text:p>0.00139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4594">
                <text:p>0.0015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362">
                <text:p>0.0015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367">
                <text:p>0.00144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21394">
                <text:p>0.0012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0214">
                <text:p>0.00140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7225">
                <text:p>0.00137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36325">
                <text:p>0.00136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30021">
                <text:p>0.0013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45466">
                <text:p>0.00145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24842">
                <text:p>0.00124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23755">
                <text:p>0.001237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45397">
                <text:p>0.0014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48134">
                <text:p>0.00148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25025">
                <text:p>0.0012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7441">
                <text:p>0.00127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20174">
                <text:p>0.0022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0016">
                <text:p>0.00150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0937">
                <text:p>0.00160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56631">
                <text:p>0.00156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45754">
                <text:p>0.001457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43094">
                <text:p>0.00143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1023">
                <text:p>0.00161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0479">
                <text:p>0.00160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8554">
                <text:p>0.001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875">
                <text:p>0.0019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50315">
                <text:p>0.00150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5387">
                <text:p>0.0015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3251">
                <text:p>0.00163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56223">
                <text:p>0.00156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4263">
                <text:p>0.0014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30103">
                <text:p>0.00130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46491">
                <text:p>0.00146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9839">
                <text:p>0.001598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52254">
                <text:p>0.00152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65647">
                <text:p>0.00165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1539">
                <text:p>0.00161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51801">
                <text:p>0.00151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43941">
                <text:p>0.001439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36615">
                <text:p>0.00136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62023">
                <text:p>0.00162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58236">
                <text:p>0.00158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4155">
                <text:p>0.0014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18088">
                <text:p>0.00118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1943">
                <text:p>0.001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04323">
                <text:p>0.00104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32471">
                <text:p>0.00132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928968">
                <text:p>0.0009289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75552">
                <text:p>0.0008755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985595">
                <text:p>0.0009855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804661">
                <text:p>0.00080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03648">
                <text:p>0.0010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900891">
                <text:p>0.000900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02625">
                <text:p>0.00102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948239">
                <text:p>0.000948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844337">
                <text:p>0.00084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859692">
                <text:p>0.000859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58296">
                <text:p>0.00095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809644">
                <text:p>0.00080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8419">
                <text:p>0.0008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26797">
                <text:p>0.000626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43261">
                <text:p>0.000643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8276">
                <text:p>0.00058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032">
                <text:p>0.000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45838">
                <text:p>0.000545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17655">
                <text:p>0.000817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2529">
                <text:p>0.000632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04346">
                <text:p>0.00104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96952">
                <text:p>0.000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47049">
                <text:p>0.000747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27048">
                <text:p>0.0012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51958">
                <text:p>0.00151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39628">
                <text:p>0.00139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6407">
                <text:p>0.00116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4083">
                <text:p>0.00164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45112">
                <text:p>0.00145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42779">
                <text:p>0.00142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86071">
                <text:p>0.00086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43438">
                <text:p>0.001434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51319">
                <text:p>0.00251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831">
                <text:p>0.0012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25634">
                <text:p>0.00125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38042">
                <text:p>0.001380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71882">
                <text:p>0.00171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55188">
                <text:p>0.001551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26879">
                <text:p>0.00126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51561">
                <text:p>0.001515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49553">
                <text:p>0.00149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33479">
                <text:p>0.0013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50499">
                <text:p>0.001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19546">
                <text:p>0.001195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34859">
                <text:p>0.00134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51305">
                <text:p>0.00151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48083">
                <text:p>0.00148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56449">
                <text:p>0.00156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396">
                <text:p>0.0020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46888">
                <text:p>0.00146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65198">
                <text:p>0.00165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72726">
                <text:p>0.00172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82964">
                <text:p>0.0018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58476">
                <text:p>0.00158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5391">
                <text:p>0.0015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79995">
                <text:p>0.00179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76024">
                <text:p>0.00176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47546">
                <text:p>0.001475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35167">
                <text:p>0.00135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47912">
                <text:p>0.00147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31807">
                <text:p>0.00131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32233">
                <text:p>0.001322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35036">
                <text:p>0.00135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40557">
                <text:p>0.001405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23278">
                <text:p>0.00123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32089">
                <text:p>0.001320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46199">
                <text:p>0.00146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41523">
                <text:p>0.00141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41472">
                <text:p>0.001414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24382">
                <text:p>0.00124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61439">
                <text:p>0.001614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52185">
                <text:p>0.00152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48292">
                <text:p>0.00148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36943">
                <text:p>0.001369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35257">
                <text:p>0.00135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63622">
                <text:p>0.001636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57856">
                <text:p>0.00157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4634">
                <text:p>0.0013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43753">
                <text:p>0.00143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49548">
                <text:p>0.001495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39103">
                <text:p>0.001391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37335">
                <text:p>0.00137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1503">
                <text:p>0.00141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48743">
                <text:p>0.00148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64141">
                <text:p>0.00164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51207">
                <text:p>0.00151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40723">
                <text:p>0.00140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33045">
                <text:p>0.001330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69014">
                <text:p>0.00169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20986">
                <text:p>0.00120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55404">
                <text:p>0.00155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54707">
                <text:p>0.00154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51133">
                <text:p>0.001511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59226">
                <text:p>0.00159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32994">
                <text:p>0.0013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45672">
                <text:p>0.001456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51197">
                <text:p>0.001511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54769">
                <text:p>0.00154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58873">
                <text:p>0.00158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1087">
                <text:p>0.00151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4664">
                <text:p>0.0014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52363">
                <text:p>0.00152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56667">
                <text:p>0.0015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57815">
                <text:p>0.00157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34681">
                <text:p>0.00134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51307">
                <text:p>0.00151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33798">
                <text:p>0.00133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57674">
                <text:p>0.001576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26566">
                <text:p>0.00126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